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634in"/>
    </style:style>
    <style:style style:name="co2" style:family="table-column">
      <style:table-column-properties fo:break-before="auto" style:column-width="9.7917in"/>
    </style:style>
    <style:style style:name="co3" style:family="table-column">
      <style:table-column-properties fo:break-before="auto" style:column-width="3.5409in"/>
    </style:style>
    <style:style style:name="co4" style:family="table-column">
      <style:table-column-properties fo:break-before="auto" style:column-width="2.9063in"/>
    </style:style>
    <style:style style:name="co5" style:family="table-column">
      <style:table-column-properties fo:break-before="auto" style:column-width="3.7382in"/>
    </style:style>
    <style:style style:name="co6" style:family="table-column">
      <style:table-column-properties fo:break-before="auto" style:column-width="4.2016in"/>
    </style:style>
    <style:style style:name="co7" style:family="table-column">
      <style:table-column-properties fo:break-before="auto" style:column-width="5.6417in"/>
    </style:style>
    <style:style style:name="co8" style:family="table-column">
      <style:table-column-properties fo:break-before="auto" style:column-width="1.9201in"/>
    </style:style>
    <style:style style:name="co9" style:family="table-column">
      <style:table-column-properties fo:break-before="auto" style:column-width="1.389in"/>
    </style:style>
    <style:style style:name="co10" style:family="table-column">
      <style:table-column-properties fo:break-before="auto" style:column-width="1.3972in"/>
    </style:style>
    <style:style style:name="co11" style:family="table-column">
      <style:table-column-properties fo:break-before="auto" style:column-width="1.5945in"/>
    </style:style>
    <style:style style:name="co12" style:family="table-column">
      <style:table-column-properties fo:break-before="auto" style:column-width="1.4575in"/>
    </style:style>
    <style:style style:name="co13" style:family="table-column">
      <style:table-column-properties fo:break-before="auto" style:column-width="0.9516in"/>
    </style:style>
    <style:style style:name="co14" style:family="table-column">
      <style:table-column-properties fo:break-before="auto" style:column-width="2.4693in"/>
    </style:style>
    <style:style style:name="co15" style:family="table-column">
      <style:table-column-properties fo:break-before="auto" style:column-width="4.252in"/>
    </style:style>
    <style:style style:name="co16" style:family="table-column">
      <style:table-column-properties fo:break-before="auto" style:column-width="1.2256in"/>
    </style:style>
    <style:style style:name="co17" style:family="table-column">
      <style:table-column-properties fo:break-before="auto" style:column-width="1.2083in"/>
    </style:style>
    <style:style style:name="co18" style:family="table-column">
      <style:table-column-properties fo:break-before="auto" style:column-width="1.8429in"/>
    </style:style>
    <style:style style:name="co19" style:family="table-column">
      <style:table-column-properties fo:break-before="auto" style:column-width="0.66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09in" fo:break-before="auto" style:use-optimal-row-height="false"/>
    </style:style>
    <style:style style:name="ro3" style:family="table-row">
      <style:table-row-properties style:row-height="0.2291in" fo:break-before="auto" style:use-optimal-row-height="fals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order-bottom="0.74pt solid #9bc2e6" fo:background-color="#ddebf7" style:diagonal-bl-tr="none" style:diagonal-tl-br="none" fo:border-left="0.74pt solid #9bc2e6" fo:border-right="none" style:rotation-align="none" fo:border-top="0.74pt solid #9bc2e6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solid #9bc2e6" fo:border-right="none" style:rotation-align="none" fo:border-top="0.74pt solid #9bc2e6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9bc2e6" fo:background-color="#ddebf7" style:diagonal-bl-tr="none" style:diagonal-tl-br="none" fo:border-left="none" fo:border-right="none" style:rotation-align="none" fo:border-top="0.74pt solid #9bc2e6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9bc2e6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ddebf7" style:diagonal-bl-tr="none" style:diagonal-tl-br="none" fo:border-left="none" fo:border-right="none" style:rotation-align="none" fo:border-top="0.74pt solid #9bc2e6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ddebf7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9bc2e6" style:diagonal-bl-tr="none" style:diagonal-tl-br="none" fo:border-left="none" fo:border-right="none" style:rotation-align="none" fo:border-top="0.74pt solid #9bc2e6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242424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121">
      <style:table-cell-properties style:rotation-align="none"/>
    </style:style>
    <style:style style:name="ce10" style:family="table-cell" style:parent-style-name="Default" style:data-style-name="N10121">
      <style:table-cell-properties style:cell-protect="none" style:print-content="true" style:rotation-align="none"/>
    </style:style>
    <style:style style:name="ce11" style:family="table-cell" style:parent-style-name="Default" style:data-style-name="N126">
      <style:table-cell-properties style:cell-protect="none" style:print-content="true" style:rotation-align="none"/>
    </style:style>
    <style:style style:name="ce12" style:family="table-cell" style:parent-style-name="Default" style:data-style-name="N10121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10121">
      <style:table-cell-properties fo:border-bottom="0.74pt solid #9dc3e6" style:diagonal-bl-tr="none" style:diagonal-tl-br="none" fo:border-left="none" fo:border-right="none" style:rotation-align="none" fo:border-top="0.74pt solid #9dc3e6"/>
    </style:style>
    <style:style style:name="ce15" style:family="table-cell" style:parent-style-name="Default" style:data-style-name="N10121">
      <style:table-cell-properties fo:border-bottom="0.74pt solid #9bc2e6" fo:background-color="#ddebf7" style:diagonal-bl-tr="none" style:diagonal-tl-br="none" fo:border-left="none" fo:border-right="none" style:rotation-align="none" fo:border-top="0.74pt solid #9bc2e6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0121">
      <style:table-cell-properties fo:border-bottom="none" style:diagonal-bl-tr="none" style:diagonal-tl-br="none" fo:border-left="none" fo:border-right="none" style:rotation-align="none" fo:border-top="0.74pt solid #9bc2e6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 style:data-style-name="N126">
      <style:table-cell-properties fo:border-bottom="0.74pt solid #9bc2e6" fo:background-color="#ddebf7" style:diagonal-bl-tr="none" style:diagonal-tl-br="none" fo:border-left="none" fo:border-right="none" style:rotation-align="none" fo:border-top="0.74pt solid #9bc2e6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10121">
      <style:table-cell-properties fo:border-bottom="none" fo:background-color="#ddebf7" style:diagonal-bl-tr="none" style:diagonal-tl-br="none" fo:border-left="none" fo:border-right="none" style:rotation-align="none" fo:border-top="0.74pt solid #9bc2e6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0121">
      <style:table-cell-properties fo:background-color="#ddebf7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">
      <style:table-cell-properties style:rotation-align="none"/>
    </style:style>
    <style:style style:name="ce21" style:family="table-cell" style:parent-style-name="Default" style:data-style-name="N1">
      <style:table-cell-properties fo:border-bottom="0.74pt solid #9bc2e6" fo:background-color="#ddebf7" style:diagonal-bl-tr="none" style:diagonal-tl-br="none" fo:border-left="none" fo:border-right="none" style:rotation-align="none" fo:border-top="0.74pt solid #9bc2e6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1">
      <style:table-cell-properties fo:border-bottom="none" style:diagonal-bl-tr="none" style:diagonal-tl-br="none" fo:border-left="none" fo:border-right="none" style:rotation-align="none" fo:border-top="0.74pt solid #9bc2e6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1">
      <style:table-cell-properties fo:border-bottom="none" fo:background-color="#ddebf7" style:diagonal-bl-tr="none" style:diagonal-tl-br="none" fo:border-left="none" fo:border-right="none" style:rotation-align="none" fo:border-top="0.74pt solid #9bc2e6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">
      <style:table-cell-properties fo:background-color="#ddebf7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cell-protect="none" style:print-content="true" style:rotation-align="none"/>
    </style:style>
    <style:style style:name="ce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1" style:family="table-cell" style:parent-style-name="Excel_20_Built-in_20_Hyperlink" style:data-style-name="N0">
      <style:table-cell-properties fo:border-bottom="0.74pt solid #9bc2e6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9bc2e6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Hyperlink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9bc2e6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style:rotation-align="none"/>
    </style:style>
    <style:style style:name="ce34" style:family="table-cell" style:parent-style-name="Default">
      <style:table-cell-properties fo:background-color="#ddebf7" style:rotation-align="non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9bc2e6" fo:background-color="#ddebf7" style:diagonal-bl-tr="none" style:diagonal-tl-br="none" fo:border-left="none" fo:border-right="0.74pt solid #9bc2e6" style:rotation-align="none" fo:border-top="0.74pt solid #9bc2e6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none" fo:border-right="0.74pt solid #9bc2e6" style:rotation-align="none" fo:border-top="0.74pt solid #9bc2e6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ddebf7" style:diagonal-bl-tr="none" style:diagonal-tl-br="none" fo:border-left="none" fo:border-right="0.74pt solid #9bc2e6" style:rotation-align="none" fo:border-top="0.74pt solid #9bc2e6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ce9"/>
        <table:table-column table:style-name="co10" table:default-cell-style-name="ce9"/>
        <table:table-column table:style-name="co8" table:default-cell-style-name="ce20"/>
        <table:table-column table:style-name="co11" table:default-cell-style-name="ce20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3" table:default-cell-style-name="Default"/>
        <table:table-row table:style-name="ro1">
          <table:table-cell office:value-type="string" calcext:value-type="string">
            <text:p>Project_ID_Number</text:p>
          </table:table-cell>
          <table:table-cell office:value-type="string" calcext:value-type="string">
            <text:p>Project_ID</text:p>
          </table:table-cell>
          <table:table-cell office:value-type="string" calcext:value-type="string">
            <text:p>Master Stats Category Group</text:p>
          </table:table-cell>
          <table:table-cell office:value-type="string" calcext:value-type="string">
            <text:p>Master Stats Category</text:p>
          </table:table-cell>
          <table:table-cell office:value-type="string" calcext:value-type="string">
            <text:p>Program Name</text:p>
          </table:table-cell>
          <table:table-cell office:value-type="string" calcext:value-type="string">
            <text:p>Project Title</text:p>
          </table:table-cell>
          <table:table-cell office:value-type="string" calcext:value-type="string">
            <text:p>Nom du projet</text:p>
          </table:table-cell>
          <table:table-cell office:value-type="string" calcext:value-type="string">
            <text:p>Project Participant Type</text:p>
          </table:table-cell>
          <table:table-cell office:value-type="string" calcext:value-type="string">
            <text:p>Project Type</text:p>
          </table:table-cell>
          <table:table-cell office:value-type="string" calcext:value-type="string">
            <text:p>Project Start Date</text:p>
          </table:table-cell>
          <table:table-cell office:value-type="string" calcext:value-type="string">
            <text:p>Project End Date</text:p>
          </table:table-cell>
          <table:table-cell office:value-type="string" calcext:value-type="string">
            <text:p>Project Instruction Days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Pre, Ship, or Post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roject Venue</text:p>
          </table:table-cell>
          <table:table-cell office:value-type="string" calcext:value-type="string">
            <text:p>Project Comments</text:p>
          </table:table-cell>
          <table:table-cell office:value-type="string" calcext:value-type="string">
            <text:p>Finance: Location Code</text:p>
          </table:table-cell>
          <table:table-cell office:value-type="string" calcext:value-type="string">
            <text:p>Finance: Program Code</text:p>
          </table:table-cell>
          <table:table-cell office:value-type="string" calcext:value-type="string">
            <text:p>Finance: Purpose Code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#NAME?#thisb14 row;'#ref!&amp;&quot; | &quot;&amp;#NAME?#this row;'#ref!&amp;&quot; | &quot;&amp;TEXT(#NAME?#this row;'#ref!;&quot;ddmmmyy&quot;)&amp;&quot;-&quot;&amp;TEXT(#NAME?#this row;'#ref!;&quot;ddmmmyy&quot;)&amp;&quot; | &quot;&amp;#NAME?#this row;'#ref!&amp;&quot; | &quot;&amp;#NAME?#this row;'#ref!&amp;&quot; | &quot;&amp;#NAME?#this row;'#ref!&amp;&quot; | &quot;&amp;#NAME?#this row;'#ref!" office:value-type="string" office:string-value="" calcext:value-type="error">
            <text:p>Err:507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Clubfoot Courses</text:p>
          </table:table-cell>
          <table:table-cell office:value-type="string" calcext:value-type="string">
            <text:p>Clubfoot Project</text:p>
          </table:table-cell>
          <table:table-cell office:value-type="string" calcext:value-type="string">
            <text:p>Cours 'Pieds Bots'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19-09-17" calcext:value-type="date">
            <text:p>17-Sep-19</text:p>
          </table:table-cell>
          <table:table-cell office:value-type="date" office:date-value="2019-09-19" calcext:value-type="date">
            <text:p>19-Sep-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Clubfoot Clinic @ HOPE Center/SIL</text:p>
          </table:table-cell>
          <table:table-cell office:value-type="string" calcext:value-type="string">
            <text:p>Dakar - one to two week Intensive Course</text:p>
          </table:table-cell>
          <table:table-cell table:style-name="ce33" office:value-type="float" office:value="63" calcext:value-type="float">
            <text:p>63</text:p>
          </table:table-cell>
          <table:table-cell office:value-type="string" calcext:value-type="string">
            <text:p>CLUBFOOT</text:p>
          </table:table-cell>
          <table:table-cell table:style-name="ce33"/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$Sheet1.$F3]&amp;&quot; | &quot;&amp;[$Sheet1.$H3]&amp;&quot; | &quot;&amp;TEXT([$Sheet1.$J3];&quot;ddmmmyy&quot;)&amp;&quot;-&quot;&amp;TEXT([$Sheet1.$K3];&quot;ddmmmyy&quot;)&amp;&quot; | &quot;&amp;[$Sheet1.$M3]&amp;&quot; | &quot;&amp;[$Sheet1.$O3]&amp;&quot; | &quot;&amp;[$Sheet1.$P3]&amp;&quot; | &quot;&amp;[$Sheet1.$Q3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Clubfoot Courses</text:p>
          </table:table-cell>
          <table:table-cell office:value-type="string" calcext:value-type="string">
            <text:p>Percutaneous Achilles Tenotomy &amp; HOKE Achilles Tendon Lengthening Procedures for Children with Clubfoot</text:p>
          </table:table-cell>
          <table:table-cell office:value-type="string" calcext:value-type="string">
            <text:p>Cours 'Pieds Bots' 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19-10-22" calcext:value-type="date">
            <text:p>22-Oct-19</text:p>
          </table:table-cell>
          <table:table-cell office:value-type="date" office:date-value="2019-10-29" calcext:value-type="date">
            <text:p>29-Oct-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Clubfoot Clinic @ HOPE Center/SIL</text:p>
          </table:table-cell>
          <table:table-cell table:style-name="ce28" office:value-type="string" calcext:value-type="string">
            <text:p>We included the courses because we saw it as a need in the training program. </text:p>
            <text:p>And yes correct. Set curriculum/agenda therefore we put it as a course. </text:p>
            <text:p>You are correct. The courses are different lengths. We adjusted the second course based on the trainees needs. </text:p>
            <text:p>The first course included a lot more practical patients with real life tenotomies which is why it was more days. </text:p>
          </table:table-cell>
          <table:table-cell table:style-name="ce33" office:value-type="float" office:value="63" calcext:value-type="float">
            <text:p>63</text:p>
          </table:table-cell>
          <table:table-cell office:value-type="string" calcext:value-type="string">
            <text:p>CLUBFOOT</text:p>
          </table:table-cell>
          <table:table-cell table:style-name="ce33"/>
          <table:table-cell table:number-columns-repeated="1003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$Sheet1.$F4]&amp;&quot; | &quot;&amp;[$Sheet1.$H4]&amp;&quot; | &quot;&amp;TEXT([$Sheet1.$J4];&quot;ddmmmyy&quot;)&amp;&quot;-&quot;&amp;TEXT([$Sheet1.$K4];&quot;ddmmmyy&quot;)&amp;&quot; | &quot;&amp;[$Sheet1.$M4]&amp;&quot; | &quot;&amp;[$Sheet1.$O4]&amp;&quot; | &quot;&amp;[$Sheet1.$P4]&amp;&quot; | &quot;&amp;[$Sheet1.$Q4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Clubfoot Courses</text:p>
          </table:table-cell>
          <table:table-cell office:value-type="string" calcext:value-type="string">
            <text:p>Percutaneous Achilles Tenotomy &amp; HOKE Achilles Tendon Lengthening Procedures for Children with Clubfoot</text:p>
          </table:table-cell>
          <table:table-cell office:value-type="string" calcext:value-type="string">
            <text:p>Cours 'Pieds Bots' 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0-02-10" calcext:value-type="date">
            <text:p>10-Feb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Clubfoot Clinic @ HOPE Center/SIL</text:p>
          </table:table-cell>
          <table:table-cell table:style-name="ce28" office:value-type="string" calcext:value-type="string">
            <text:p>We included the courses because we saw it as a need in the training program. </text:p>
            <text:p>And yes correct. Set curriculum/agenda therefore we put it as a course. </text:p>
            <text:p>You are correct. The courses are different lengths. We adjusted the second course based on the trainees needs. </text:p>
            <text:p>The first course included a lot more practical patients with real life tenotomies which is why it was more days. </text:p>
          </table:table-cell>
          <table:table-cell table:style-name="ce33" office:value-type="float" office:value="63" calcext:value-type="float">
            <text:p>63</text:p>
          </table:table-cell>
          <table:table-cell office:value-type="string" calcext:value-type="string">
            <text:p>CLUBFOOT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Sheet1.$F5]&amp;&quot; | &quot;&amp;[$Sheet1.$H5]&amp;&quot; | &quot;&amp;TEXT([$Sheet1.$J5];&quot;ddmmmyy&quot;)&amp;&quot;-&quot;&amp;TEXT([$Sheet1.$K5];&quot;ddmmmyy&quot;)&amp;&quot; | &quot;&amp;[$Sheet1.$M5]&amp;&quot; | &quot;&amp;[$Sheet1.$O5]&amp;&quot; | &quot;&amp;[$Sheet1.$P5]&amp;&quot; | &quot;&amp;[$Sheet1.$Q5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Obstetric Anesthesia Courses</text:p>
          </table:table-cell>
          <table:table-cell office:value-type="string" calcext:value-type="string">
            <text:p>SAFE Obstetric Anesthesia</text:p>
          </table:table-cell>
          <table:table-cell office:value-type="string" calcext:value-type="string">
            <text:p>Cours 'SAFE' en anesthésie obstétric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19-11-26" calcext:value-type="date">
            <text:p>26-Nov-19</text:p>
          </table:table-cell>
          <table:table-cell office:value-type="date" office:date-value="2019-11-28" calcext:value-type="date">
            <text:p>28-Nov-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tel Colonia</text:p>
          </table:table-cell>
          <table:table-cell office:value-type="string" calcext:value-type="string">
            <text:p>Physician Anesthetists and Nurse Anesthetists</text:p>
          </table:table-cell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SOC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Sheet1.$F6]&amp;&quot; | &quot;&amp;[$Sheet1.$H6]&amp;&quot; | &quot;&amp;TEXT([$Sheet1.$J6];&quot;ddmmmyy&quot;)&amp;&quot;-&quot;&amp;TEXT([$Sheet1.$K6];&quot;ddmmmyy&quot;)&amp;&quot; | &quot;&amp;[$Sheet1.$M6]&amp;&quot; | &quot;&amp;[$Sheet1.$O6]&amp;&quot; | &quot;&amp;[$Sheet1.$P6]&amp;&quot; | &quot;&amp;[$Sheet1.$Q6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Obstetric Anesthesia Courses</text:p>
          </table:table-cell>
          <table:table-cell office:value-type="string" calcext:value-type="string">
            <text:p>SAFE Obstetric Anesthesia Training of Trainers</text:p>
          </table:table-cell>
          <table:table-cell office:value-type="string" calcext:value-type="string">
            <text:p>Cours 'SAFE' en anesthésie obstétricale - Formation de formateurs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19-11-29" calcext:value-type="date">
            <text:p>29-Nov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tel Colonia</text:p>
          </table:table-cell>
          <table:table-cell office:value-type="string" calcext:value-type="string">
            <text:p>Physician Anesthetists/Nurse Anesthetists</text:p>
          </table:table-cell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SOC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Sheet1.$F7]&amp;&quot; | &quot;&amp;[$Sheet1.$H7]&amp;&quot; | &quot;&amp;TEXT([$Sheet1.$J7];&quot;ddmmmyy&quot;)&amp;&quot;-&quot;&amp;TEXT([$Sheet1.$K7];&quot;ddmmmyy&quot;)&amp;&quot; | &quot;&amp;[$Sheet1.$M7]&amp;&quot; | &quot;&amp;[$Sheet1.$O7]&amp;&quot; | &quot;&amp;[$Sheet1.$P7]&amp;&quot; | &quot;&amp;[$Sheet1.$Q7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Obstetric Anesthesia Courses</text:p>
          </table:table-cell>
          <table:table-cell office:value-type="string" calcext:value-type="string">
            <text:p>SAFE Obstetric Anesthesia</text:p>
          </table:table-cell>
          <table:table-cell office:value-type="string" calcext:value-type="string">
            <text:p>Cours 'SAFE' en anesthésie obstétric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0-02-26" calcext:value-type="date">
            <text:p>26-Feb-20</text:p>
          </table:table-cell>
          <table:table-cell office:value-type="date" office:date-value="2020-02-28" calcext:value-type="date">
            <text:p>28-Feb-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Tambacounda</text:p>
          </table:table-cell>
          <table:table-cell/>
          <table:table-cell office:value-type="string" calcext:value-type="string">
            <text:p>Physician Anesthetists/Nurse Anesthetists</text:p>
          </table:table-cell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SOC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Sheet1.$F8]&amp;&quot; | &quot;&amp;[$Sheet1.$H8]&amp;&quot; | &quot;&amp;TEXT([$Sheet1.$J8];&quot;ddmmmyy&quot;)&amp;&quot;-&quot;&amp;TEXT([$Sheet1.$K8];&quot;ddmmmyy&quot;)&amp;&quot; | &quot;&amp;[$Sheet1.$M8]&amp;&quot; | &quot;&amp;[$Sheet1.$O8]&amp;&quot; | &quot;&amp;[$Sheet1.$P8]&amp;&quot; | &quot;&amp;[$Sheet1.$Q8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Obstetric Anesthesia Courses</text:p>
          </table:table-cell>
          <table:table-cell office:value-type="string" calcext:value-type="string">
            <text:p>SAFE Obstetric Anesthesia</text:p>
          </table:table-cell>
          <table:table-cell office:value-type="string" calcext:value-type="string">
            <text:p>Cours 'SAFE' en anesthésie obstétric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0-03-11" calcext:value-type="date">
            <text:p>11-Mar-20</text:p>
          </table:table-cell>
          <table:table-cell office:value-type="date" office:date-value="2020-03-13" calcext:value-type="date">
            <text:p>13-Mar-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Ziguinchor</text:p>
          </table:table-cell>
          <table:table-cell/>
          <table:table-cell office:value-type="string" calcext:value-type="string">
            <text:p>Physician Anesthetists/Nurse Anesthetists</text:p>
          </table:table-cell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SOC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Sheet1.$F9]&amp;&quot; | &quot;&amp;[$Sheet1.$H9]&amp;&quot; | &quot;&amp;TEXT([$Sheet1.$J9];&quot;ddmmmyy&quot;)&amp;&quot;-&quot;&amp;TEXT([$Sheet1.$K9];&quot;ddmmmyy&quot;)&amp;&quot; | &quot;&amp;[$Sheet1.$M9]&amp;&quot; | &quot;&amp;[$Sheet1.$O9]&amp;&quot; | &quot;&amp;[$Sheet1.$P9]&amp;&quot; | &quot;&amp;[$Sheet1.$Q9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Obstetric Anesthesia Courses</text:p>
          </table:table-cell>
          <table:table-cell office:value-type="string" calcext:value-type="string">
            <text:p>SAFE Obstetric Anesthesia</text:p>
          </table:table-cell>
          <table:table-cell office:value-type="string" calcext:value-type="string">
            <text:p>Cours 'SAFE' en anesthésie obstétric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0-05-05" calcext:value-type="date">
            <text:p>5-May-20</text:p>
          </table:table-cell>
          <table:table-cell office:value-type="date" office:date-value="2020-05-07" calcext:value-type="date">
            <text:p>7-May-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tel Colonia</text:p>
          </table:table-cell>
          <table:table-cell office:value-type="string" calcext:value-type="string">
            <text:p>Physician Anesthetists/Nurse Anesthetists</text:p>
          </table:table-cell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SOC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Sheet1.$F10]&amp;&quot; | &quot;&amp;[$Sheet1.$H10]&amp;&quot; | &quot;&amp;TEXT([$Sheet1.$J10];&quot;ddmmmyy&quot;)&amp;&quot;-&quot;&amp;TEXT([$Sheet1.$K10];&quot;ddmmmyy&quot;)&amp;&quot; | &quot;&amp;[$Sheet1.$M10]&amp;&quot; | &quot;&amp;[$Sheet1.$O10]&amp;&quot; | &quot;&amp;[$Sheet1.$P10]&amp;&quot; | &quot;&amp;[$Sheet1.$Q10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Obstetric Anesthesia Courses</text:p>
          </table:table-cell>
          <table:table-cell office:value-type="string" calcext:value-type="string">
            <text:p>SAFE Obstetric Anesthesia Training of Trainers</text:p>
          </table:table-cell>
          <table:table-cell office:value-type="string" calcext:value-type="string">
            <text:p>Cours 'SAFE' en anesthésie obstétricale - Formation de formateurs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0-05-08" calcext:value-type="date">
            <text:p>8-May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tel Colonia</text:p>
          </table:table-cell>
          <table:table-cell office:value-type="string" calcext:value-type="string">
            <text:p>Physician Anesthetists/Nurse Anesthetists</text:p>
          </table:table-cell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SOC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Sheet1.$F11]&amp;&quot; | &quot;&amp;[$Sheet1.$H11]&amp;&quot; | &quot;&amp;TEXT([$Sheet1.$J11];&quot;ddmmmyy&quot;)&amp;&quot;-&quot;&amp;TEXT([$Sheet1.$K11];&quot;ddmmmyy&quot;)&amp;&quot; | &quot;&amp;[$Sheet1.$M11]&amp;&quot; | &quot;&amp;[$Sheet1.$O11]&amp;&quot; | &quot;&amp;[$Sheet1.$P11]&amp;&quot; | &quot;&amp;[$Sheet1.$Q11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Pediatric Anesthesia Courses</text:p>
          </table:table-cell>
          <table:table-cell office:value-type="string" calcext:value-type="string">
            <text:p>SAFE Pediatric Anesthesia</text:p>
          </table:table-cell>
          <table:table-cell office:value-type="string" calcext:value-type="string">
            <text:p>Cours 'SAFE' en anesthésie pédiatriqu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19-10-01" calcext:value-type="date">
            <text:p>1-Oct-19</text:p>
          </table:table-cell>
          <table:table-cell office:value-type="date" office:date-value="2019-10-03" calcext:value-type="date">
            <text:p>3-Oct-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tel Colonia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SPC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Sheet1.$F12]&amp;&quot; | &quot;&amp;[$Sheet1.$H12]&amp;&quot; | &quot;&amp;TEXT([$Sheet1.$J12];&quot;ddmmmyy&quot;)&amp;&quot;-&quot;&amp;TEXT([$Sheet1.$K12];&quot;ddmmmyy&quot;)&amp;&quot; | &quot;&amp;[$Sheet1.$M12]&amp;&quot; | &quot;&amp;[$Sheet1.$O12]&amp;&quot; | &quot;&amp;[$Sheet1.$P12]&amp;&quot; | &quot;&amp;[$Sheet1.$Q12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SAFE Pediatric Anesthesia Courses</text:p>
          </table:table-cell>
          <table:table-cell office:value-type="string" calcext:value-type="string">
            <text:p>SAFE Pediatric Anesthesia - Training of Trainers</text:p>
          </table:table-cell>
          <table:table-cell office:value-type="string" calcext:value-type="string">
            <text:p>Cours 'SAFE' en anesthésie pédiatrique - Formation de formateurs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19-10-04" calcext:value-type="date">
            <text:p>4-Oct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tel Colonia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SPC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$Sheet1.$F13]&amp;&quot; | &quot;&amp;[$Sheet1.$H13]&amp;&quot; | &quot;&amp;TEXT([$Sheet1.$J13];&quot;ddmmmyy&quot;)&amp;&quot;-&quot;&amp;TEXT([$Sheet1.$K13];&quot;ddmmmyy&quot;)&amp;&quot; | &quot;&amp;[$Sheet1.$M13]&amp;&quot; | &quot;&amp;[$Sheet1.$O13]&amp;&quot; | &quot;&amp;[$Sheet1.$P13]&amp;&quot; | &quot;&amp;[$Sheet1.$Q13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Pediatric Anesthesia Courses</text:p>
          </table:table-cell>
          <table:table-cell office:value-type="string" calcext:value-type="string">
            <text:p>SAFE Pediatric Anesthesia</text:p>
          </table:table-cell>
          <table:table-cell office:value-type="string" calcext:value-type="string">
            <text:p>Cours 'SAFE' en anesthésie pédiatriqu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0-01-14" calcext:value-type="date">
            <text:p>14-Jan-20</text:p>
          </table:table-cell>
          <table:table-cell office:value-type="date" office:date-value="2020-01-16" calcext:value-type="date">
            <text:p>16-Jan-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tel Colonia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SPC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$Sheet1.$F14]&amp;&quot; | &quot;&amp;[$Sheet1.$H14]&amp;&quot; | &quot;&amp;TEXT([$Sheet1.$J14];&quot;ddmmmyy&quot;)&amp;&quot;-&quot;&amp;TEXT([$Sheet1.$K14];&quot;ddmmmyy&quot;)&amp;&quot; | &quot;&amp;[$Sheet1.$M14]&amp;&quot; | &quot;&amp;[$Sheet1.$O14]&amp;&quot; | &quot;&amp;[$Sheet1.$P14]&amp;&quot; | &quot;&amp;[$Sheet1.$Q14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SAFE Pediatric Anesthesia Courses</text:p>
          </table:table-cell>
          <table:table-cell office:value-type="string" calcext:value-type="string">
            <text:p>SAFE Pediatric Anesthesia - Training of Trainers</text:p>
          </table:table-cell>
          <table:table-cell office:value-type="string" calcext:value-type="string">
            <text:p>Cours 'SAFE' en anesthésie pédiatrique - Formation de formateurs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0-01-17" calcext:value-type="date">
            <text:p>17-Jan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tel Colonia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SPC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$Sheet1.$F15]&amp;&quot; | &quot;&amp;[$Sheet1.$H15]&amp;&quot; | &quot;&amp;TEXT([$Sheet1.$J15];&quot;ddmmmyy&quot;)&amp;&quot;-&quot;&amp;TEXT([$Sheet1.$K15];&quot;ddmmmyy&quot;)&amp;&quot; | &quot;&amp;[$Sheet1.$M15]&amp;&quot; | &quot;&amp;[$Sheet1.$O15]&amp;&quot; | &quot;&amp;[$Sheet1.$P15]&amp;&quot; | &quot;&amp;[$Sheet1.$Q15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Pediatric Anesthesia Courses</text:p>
          </table:table-cell>
          <table:table-cell office:value-type="string" calcext:value-type="string">
            <text:p>SAFE Pediatric Anesthesia</text:p>
          </table:table-cell>
          <table:table-cell office:value-type="string" calcext:value-type="string">
            <text:p>Cours 'SAFE' en anesthésie pédiatriqu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0-03-31" calcext:value-type="date">
            <text:p>31-Mar-20</text:p>
          </table:table-cell>
          <table:table-cell office:value-type="date" office:date-value="2020-04-02" calcext:value-type="date">
            <text:p>2-Apr-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tel Colonia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SPC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Sheet1.$F16]&amp;&quot; | &quot;&amp;[$Sheet1.$H16]&amp;&quot; | &quot;&amp;TEXT([$Sheet1.$J16];&quot;ddmmmyy&quot;)&amp;&quot;-&quot;&amp;TEXT([$Sheet1.$K16];&quot;ddmmmyy&quot;)&amp;&quot; | &quot;&amp;[$Sheet1.$M16]&amp;&quot; | &quot;&amp;[$Sheet1.$O16]&amp;&quot; | &quot;&amp;[$Sheet1.$P16]&amp;&quot; | &quot;&amp;[$Sheet1.$Q16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SAFE Pediatric Anesthesia Courses</text:p>
          </table:table-cell>
          <table:table-cell office:value-type="string" calcext:value-type="string">
            <text:p>SAFE Pediatric Anesthesia - Training of Trainers</text:p>
          </table:table-cell>
          <table:table-cell office:value-type="string" calcext:value-type="string">
            <text:p>Cours 'SAFE' en anesthésie pédiatrique - Formation de formateurs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0-04-03" calcext:value-type="date">
            <text:p>3-Apr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tel Colonia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SPC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Sheet1.$F17]&amp;&quot; | &quot;&amp;[$Sheet1.$H17]&amp;&quot; | &quot;&amp;TEXT([$Sheet1.$J17];&quot;ddmmmyy&quot;)&amp;&quot;-&quot;&amp;TEXT([$Sheet1.$K17];&quot;ddmmmyy&quot;)&amp;&quot; | &quot;&amp;[$Sheet1.$M17]&amp;&quot; | &quot;&amp;[$Sheet1.$O17]&amp;&quot; | &quot;&amp;[$Sheet1.$P17]&amp;&quot; | &quot;&amp;[$Sheet1.$Q17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Primary Trauma Care Courses</text:p>
          </table:table-cell>
          <table:table-cell office:value-type="string" calcext:value-type="string">
            <text:p>Primary Trauma Care</text:p>
          </table:table-cell>
          <table:table-cell office:value-type="string" calcext:value-type="string">
            <text:p>Cours de soins primaires en traumatologi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19-10-21" calcext:value-type="date">
            <text:p>21-Oct-19</text:p>
          </table:table-cell>
          <table:table-cell office:value-type="date" office:date-value="2019-10-22" calcext:value-type="date">
            <text:p>22-Oct-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tel Colonia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PTC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$Sheet1.$F18]&amp;&quot; | &quot;&amp;[$Sheet1.$H18]&amp;&quot; | &quot;&amp;TEXT([$Sheet1.$J18];&quot;ddmmmyy&quot;)&amp;&quot;-&quot;&amp;TEXT([$Sheet1.$K18];&quot;ddmmmyy&quot;)&amp;&quot; | &quot;&amp;[$Sheet1.$M18]&amp;&quot; | &quot;&amp;[$Sheet1.$O18]&amp;&quot; | &quot;&amp;[$Sheet1.$P18]&amp;&quot; | &quot;&amp;[$Sheet1.$Q18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Primary Trauma Care Courses</text:p>
          </table:table-cell>
          <table:table-cell office:value-type="string" calcext:value-type="string">
            <text:p>Primary Trauma Care - Training of Trainers</text:p>
          </table:table-cell>
          <table:table-cell office:value-type="string" calcext:value-type="string">
            <text:p>Cours de soins primaires en traumatologie - Formation de formateurs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19-10-23" calcext:value-type="date">
            <text:p>23-Oct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tel Colonia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PTC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$Sheet1.$F19]&amp;&quot; | &quot;&amp;[$Sheet1.$H19]&amp;&quot; | &quot;&amp;TEXT([$Sheet1.$J19];&quot;ddmmmyy&quot;)&amp;&quot;-&quot;&amp;TEXT([$Sheet1.$K19];&quot;ddmmmyy&quot;)&amp;&quot; | &quot;&amp;[$Sheet1.$M19]&amp;&quot; | &quot;&amp;[$Sheet1.$O19]&amp;&quot; | &quot;&amp;[$Sheet1.$P19]&amp;&quot; | &quot;&amp;[$Sheet1.$Q19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Primary Trauma Care Courses</text:p>
          </table:table-cell>
          <table:table-cell office:value-type="string" calcext:value-type="string">
            <text:p>Primary Trauma Care</text:p>
          </table:table-cell>
          <table:table-cell office:value-type="string" calcext:value-type="string">
            <text:p>Cours de soins primaires en traumatologi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19-10-24" calcext:value-type="date">
            <text:p>24-Oct-19</text:p>
          </table:table-cell>
          <table:table-cell office:value-type="date" office:date-value="2019-10-25" calcext:value-type="date">
            <text:p>25-Oct-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tel Colonia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PTC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$Sheet1.$F20]&amp;&quot; | &quot;&amp;[$Sheet1.$H20]&amp;&quot; | &quot;&amp;TEXT([$Sheet1.$J20];&quot;ddmmmyy&quot;)&amp;&quot;-&quot;&amp;TEXT([$Sheet1.$K20];&quot;ddmmmyy&quot;)&amp;&quot; | &quot;&amp;[$Sheet1.$M20]&amp;&quot; | &quot;&amp;[$Sheet1.$O20]&amp;&quot; | &quot;&amp;[$Sheet1.$P20]&amp;&quot; | &quot;&amp;[$Sheet1.$Q20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Primary Trauma Care Courses</text:p>
          </table:table-cell>
          <table:table-cell office:value-type="string" calcext:value-type="string">
            <text:p>Primary Trauma Care</text:p>
          </table:table-cell>
          <table:table-cell office:value-type="string" calcext:value-type="string">
            <text:p>Cours de soins primaires en traumatologi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19-12-16" calcext:value-type="date">
            <text:p>16-Dec-19</text:p>
          </table:table-cell>
          <table:table-cell office:value-type="date" office:date-value="2019-12-17" calcext:value-type="date">
            <text:p>17-Dec-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tel Colonia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PTC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Sheet1.$F21]&amp;&quot; | &quot;&amp;[$Sheet1.$H21]&amp;&quot; | &quot;&amp;TEXT([$Sheet1.$J21];&quot;ddmmmyy&quot;)&amp;&quot;-&quot;&amp;TEXT([$Sheet1.$K21];&quot;ddmmmyy&quot;)&amp;&quot; | &quot;&amp;[$Sheet1.$M21]&amp;&quot; | &quot;&amp;[$Sheet1.$O21]&amp;&quot; | &quot;&amp;[$Sheet1.$P21]&amp;&quot; | &quot;&amp;[$Sheet1.$Q21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Primary Trauma Care Courses</text:p>
          </table:table-cell>
          <table:table-cell office:value-type="string" calcext:value-type="string">
            <text:p>Primary Trauma Care Training of Trainers</text:p>
          </table:table-cell>
          <table:table-cell office:value-type="string" calcext:value-type="string">
            <text:p>Cours de soins primaires en traumatologie - Formation de formateurs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19-12-18" calcext:value-type="date">
            <text:p>18-Dec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tel Colonia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PTC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$Sheet1.$F22]&amp;&quot; | &quot;&amp;[$Sheet1.$H22]&amp;&quot; | &quot;&amp;TEXT([$Sheet1.$J22];&quot;ddmmmyy&quot;)&amp;&quot;-&quot;&amp;TEXT([$Sheet1.$K22];&quot;ddmmmyy&quot;)&amp;&quot; | &quot;&amp;[$Sheet1.$M22]&amp;&quot; | &quot;&amp;[$Sheet1.$O22]&amp;&quot; | &quot;&amp;[$Sheet1.$P22]&amp;&quot; | &quot;&amp;[$Sheet1.$Q22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Primary Trauma Care Courses</text:p>
          </table:table-cell>
          <table:table-cell office:value-type="string" calcext:value-type="string">
            <text:p>Primary Trauma Care</text:p>
          </table:table-cell>
          <table:table-cell office:value-type="string" calcext:value-type="string">
            <text:p>Cours de soins primaires en traumatologi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19-12-19" calcext:value-type="date">
            <text:p>19-Dec-19</text:p>
          </table:table-cell>
          <table:table-cell office:value-type="date" office:date-value="2019-12-20" calcext:value-type="date">
            <text:p>20-Dec-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tel Colonia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PTC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$Sheet1.$F23]&amp;&quot; | &quot;&amp;[$Sheet1.$H23]&amp;&quot; | &quot;&amp;TEXT([$Sheet1.$J23];&quot;ddmmmyy&quot;)&amp;&quot;-&quot;&amp;TEXT([$Sheet1.$K23];&quot;ddmmmyy&quot;)&amp;&quot; | &quot;&amp;[$Sheet1.$M23]&amp;&quot; | &quot;&amp;[$Sheet1.$O23]&amp;&quot; | &quot;&amp;[$Sheet1.$P23]&amp;&quot; | &quot;&amp;[$Sheet1.$Q23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Primary Trauma Care Courses</text:p>
          </table:table-cell>
          <table:table-cell office:value-type="string" calcext:value-type="string">
            <text:p>Primary Trauma Care</text:p>
          </table:table-cell>
          <table:table-cell office:value-type="string" calcext:value-type="string">
            <text:p>Cours de soins primaires en traumatologi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0-02-24" calcext:value-type="date">
            <text:p>24-Feb-20</text:p>
          </table:table-cell>
          <table:table-cell office:value-type="date" office:date-value="2020-02-25" calcext:value-type="date">
            <text:p>25-Feb-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Tambacounda</text:p>
          </table:table-cell>
          <table:table-cell table:number-columns-repeated="2"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PTC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$Sheet1.$F24]&amp;&quot; | &quot;&amp;[$Sheet1.$H24]&amp;&quot; | &quot;&amp;TEXT([$Sheet1.$J24];&quot;ddmmmyy&quot;)&amp;&quot;-&quot;&amp;TEXT([$Sheet1.$K24];&quot;ddmmmyy&quot;)&amp;&quot; | &quot;&amp;[$Sheet1.$M24]&amp;&quot; | &quot;&amp;[$Sheet1.$O24]&amp;&quot; | &quot;&amp;[$Sheet1.$P24]&amp;&quot; | &quot;&amp;[$Sheet1.$Q24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Primary Trauma Care Courses</text:p>
          </table:table-cell>
          <table:table-cell office:value-type="string" calcext:value-type="string">
            <text:p>Primary Trauma Care</text:p>
          </table:table-cell>
          <table:table-cell office:value-type="string" calcext:value-type="string">
            <text:p>Cours de soins primaires en traumatologi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0-03-09" calcext:value-type="date">
            <text:p>9-Mar-20</text:p>
          </table:table-cell>
          <table:table-cell office:value-type="date" office:date-value="2020-03-10" calcext:value-type="date">
            <text:p>10-Mar-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Ziguinchor</text:p>
          </table:table-cell>
          <table:table-cell table:number-columns-repeated="2"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PTCSN19</text:p>
          </table:table-cell>
          <table:table-cell table:style-name="ce33"/>
          <table:table-cell table:number-columns-repeated="1003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[$Sheet1.$F25]&amp;&quot; | &quot;&amp;[$Sheet1.$H25]&amp;&quot; | &quot;&amp;TEXT([$Sheet1.$J25];&quot;ddmmmyy&quot;)&amp;&quot;-&quot;&amp;TEXT([$Sheet1.$K25];&quot;ddmmmyy&quot;)&amp;&quot; | &quot;&amp;[$Sheet1.$M25]&amp;&quot; | &quot;&amp;[$Sheet1.$O25]&amp;&quot; | &quot;&amp;[$Sheet1.$P25]&amp;&quot; | &quot;&amp;[$Sheet1.$Q25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MCB Mentoring</text:p>
          </table:table-cell>
          <table:table-cell office:value-type="string" calcext:value-type="string">
            <text:p>Burns PUMP Mentoring</text:p>
          </table:table-cell>
          <table:table-cell office:value-type="string" calcext:value-type="string">
            <text:p>Programme de mentorat <text:s/>(PUMP) en brûlures</text:p>
          </table:table-cell>
          <table:table-cell office:value-type="string" calcext:value-type="string">
            <text:p>Surgeons</text:p>
          </table:table-cell>
          <table:table-cell office:value-type="string" calcext:value-type="string">
            <text:p>Mentoring</text:p>
          </table:table-cell>
          <table:table-cell office:value-type="date" office:date-value="2019-09-01" calcext:value-type="date">
            <text:p>1-Sep-19</text:p>
          </table:table-cell>
          <table:table-cell office:value-type="date" office:date-value="2020-03-29" calcext:value-type="date">
            <text:p>29-Mar-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Africa Mercy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BPL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$Sheet1.$F26]&amp;&quot; | &quot;&amp;[$Sheet1.$H26]&amp;&quot; | &quot;&amp;TEXT([$Sheet1.$J26];&quot;ddmmmyy&quot;)&amp;&quot;-&quot;&amp;TEXT([$Sheet1.$K26];&quot;ddmmmyy&quot;)&amp;&quot; | &quot;&amp;[$Sheet1.$M26]&amp;&quot; | &quot;&amp;[$Sheet1.$O26]&amp;&quot; | &quot;&amp;[$Sheet1.$P26]&amp;&quot; | &quot;&amp;[$Sheet1.$Q26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MCB Mentoring</text:p>
          </table:table-cell>
          <table:table-cell office:value-type="string" calcext:value-type="string">
            <text:p>Burns PUMP Mentoring</text:p>
          </table:table-cell>
          <table:table-cell office:value-type="string" calcext:value-type="string">
            <text:p>Programme de mentorat <text:s/>(PUMP) en brûlures</text:p>
          </table:table-cell>
          <table:table-cell office:value-type="string" calcext:value-type="string">
            <text:p>Anesthesia Providers</text:p>
          </table:table-cell>
          <table:table-cell office:value-type="string" calcext:value-type="string">
            <text:p>Mentoring</text:p>
          </table:table-cell>
          <table:table-cell office:value-type="date" office:date-value="2019-09-01" calcext:value-type="date">
            <text:p>1-Sep-19</text:p>
          </table:table-cell>
          <table:table-cell office:value-type="date" office:date-value="2020-03-29" calcext:value-type="date">
            <text:p>29-Mar-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Africa Mercy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BPL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$Sheet1.$F27]&amp;&quot; | &quot;&amp;[$Sheet1.$H27]&amp;&quot; | &quot;&amp;TEXT([$Sheet1.$J27];&quot;ddmmmyy&quot;)&amp;&quot;-&quot;&amp;TEXT([$Sheet1.$K27];&quot;ddmmmyy&quot;)&amp;&quot; | &quot;&amp;[$Sheet1.$M27]&amp;&quot; | &quot;&amp;[$Sheet1.$O27]&amp;&quot; | &quot;&amp;[$Sheet1.$P27]&amp;&quot; | &quot;&amp;[$Sheet1.$Q27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MCB Mentoring</text:p>
          </table:table-cell>
          <table:table-cell office:value-type="string" calcext:value-type="string">
            <text:p>Burns PUMP Mentoring</text:p>
          </table:table-cell>
          <table:table-cell office:value-type="string" calcext:value-type="string">
            <text:p>Programme de mentorat <text:s/>(PUMP) en brûlures</text:p>
          </table:table-cell>
          <table:table-cell office:value-type="string" calcext:value-type="string">
            <text:p>OR Nurses</text:p>
          </table:table-cell>
          <table:table-cell office:value-type="string" calcext:value-type="string">
            <text:p>Mentoring</text:p>
          </table:table-cell>
          <table:table-cell office:value-type="date" office:date-value="2019-09-01" calcext:value-type="date">
            <text:p>1-Sep-19</text:p>
          </table:table-cell>
          <table:table-cell office:value-type="date" office:date-value="2020-03-29" calcext:value-type="date">
            <text:p>29-Mar-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Africa Mercy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BPL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$Sheet1.$F28]&amp;&quot; | &quot;&amp;[$Sheet1.$H28]&amp;&quot; | &quot;&amp;TEXT([$Sheet1.$J28];&quot;ddmmmyy&quot;)&amp;&quot;-&quot;&amp;TEXT([$Sheet1.$K28];&quot;ddmmmyy&quot;)&amp;&quot; | &quot;&amp;[$Sheet1.$M28]&amp;&quot; | &quot;&amp;[$Sheet1.$O28]&amp;&quot; | &quot;&amp;[$Sheet1.$P28]&amp;&quot; | &quot;&amp;[$Sheet1.$Q28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MCB Mentoring</text:p>
          </table:table-cell>
          <table:table-cell office:value-type="string" calcext:value-type="string">
            <text:p>Burns PUMP Mentoring</text:p>
          </table:table-cell>
          <table:table-cell office:value-type="string" calcext:value-type="string">
            <text:p>Programme de mentorat <text:s/>(PUMP) en brûlures</text:p>
          </table:table-cell>
          <table:table-cell office:value-type="string" calcext:value-type="string">
            <text:p>ICU Nurses</text:p>
          </table:table-cell>
          <table:table-cell office:value-type="string" calcext:value-type="string">
            <text:p>Mentoring</text:p>
          </table:table-cell>
          <table:table-cell office:value-type="date" office:date-value="2019-09-01" calcext:value-type="date">
            <text:p>1-Sep-19</text:p>
          </table:table-cell>
          <table:table-cell office:value-type="date" office:date-value="2020-03-29" calcext:value-type="date">
            <text:p>29-Mar-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Africa Mercy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BPL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$Sheet1.$F29]&amp;&quot; | &quot;&amp;[$Sheet1.$H29]&amp;&quot; | &quot;&amp;TEXT([$Sheet1.$J29];&quot;ddmmmyy&quot;)&amp;&quot;-&quot;&amp;TEXT([$Sheet1.$K29];&quot;ddmmmyy&quot;)&amp;&quot; | &quot;&amp;[$Sheet1.$M29]&amp;&quot; | &quot;&amp;[$Sheet1.$O29]&amp;&quot; | &quot;&amp;[$Sheet1.$P29]&amp;&quot; | &quot;&amp;[$Sheet1.$Q29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MCB Mentoring</text:p>
          </table:table-cell>
          <table:table-cell office:value-type="string" calcext:value-type="string">
            <text:p>Burns PUMP Mentoring</text:p>
          </table:table-cell>
          <table:table-cell office:value-type="string" calcext:value-type="string">
            <text:p>Programme de mentorat <text:s/>(PUMP) en brûlures</text:p>
          </table:table-cell>
          <table:table-cell office:value-type="string" calcext:value-type="string">
            <text:p>PACU Nurses</text:p>
          </table:table-cell>
          <table:table-cell office:value-type="string" calcext:value-type="string">
            <text:p>Mentoring</text:p>
          </table:table-cell>
          <table:table-cell office:value-type="date" office:date-value="2019-09-01" calcext:value-type="date">
            <text:p>1-Sep-19</text:p>
          </table:table-cell>
          <table:table-cell office:value-type="date" office:date-value="2020-03-29" calcext:value-type="date">
            <text:p>29-Mar-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Africa Mercy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BPL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$Sheet1.$F30]&amp;&quot; | &quot;&amp;[$Sheet1.$H30]&amp;&quot; | &quot;&amp;TEXT([$Sheet1.$J30];&quot;ddmmmyy&quot;)&amp;&quot;-&quot;&amp;TEXT([$Sheet1.$K30];&quot;ddmmmyy&quot;)&amp;&quot; | &quot;&amp;[$Sheet1.$M30]&amp;&quot; | &quot;&amp;[$Sheet1.$O30]&amp;&quot; | &quot;&amp;[$Sheet1.$P30]&amp;&quot; | &quot;&amp;[$Sheet1.$Q30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MCB Mentoring</text:p>
          </table:table-cell>
          <table:table-cell office:value-type="string" calcext:value-type="string">
            <text:p>Burns PUMP Mentoring</text:p>
          </table:table-cell>
          <table:table-cell office:value-type="string" calcext:value-type="string">
            <text:p>Programme de mentorat <text:s/>(PUMP) en brûlures</text:p>
          </table:table-cell>
          <table:table-cell office:value-type="string" calcext:value-type="string">
            <text:p>Ward Nurses</text:p>
          </table:table-cell>
          <table:table-cell office:value-type="string" calcext:value-type="string">
            <text:p>Mentoring</text:p>
          </table:table-cell>
          <table:table-cell office:value-type="date" office:date-value="2019-09-01" calcext:value-type="date">
            <text:p>1-Sep-19</text:p>
          </table:table-cell>
          <table:table-cell office:value-type="date" office:date-value="2020-03-29" calcext:value-type="date">
            <text:p>29-Mar-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Africa Mercy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BPL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$Sheet1.$F31]&amp;&quot; | &quot;&amp;[$Sheet1.$H31]&amp;&quot; | &quot;&amp;TEXT([$Sheet1.$J31];&quot;ddmmmyy&quot;)&amp;&quot;-&quot;&amp;TEXT([$Sheet1.$K31];&quot;ddmmmyy&quot;)&amp;&quot; | &quot;&amp;[$Sheet1.$M31]&amp;&quot; | &quot;&amp;[$Sheet1.$O31]&amp;&quot; | &quot;&amp;[$Sheet1.$P31]&amp;&quot; | &quot;&amp;[$Sheet1.$Q31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MCB Mentoring</text:p>
          </table:table-cell>
          <table:table-cell office:value-type="string" calcext:value-type="string">
            <text:p>Burns PUMP Mentoring</text:p>
          </table:table-cell>
          <table:table-cell office:value-type="string" calcext:value-type="string">
            <text:p>Programme de mentorat <text:s/>(PUMP) en brûlures</text:p>
          </table:table-cell>
          <table:table-cell office:value-type="string" calcext:value-type="string">
            <text:p>Therapists</text:p>
          </table:table-cell>
          <table:table-cell office:value-type="string" calcext:value-type="string">
            <text:p>Mentoring</text:p>
          </table:table-cell>
          <table:table-cell office:value-type="date" office:date-value="2019-09-01" calcext:value-type="date">
            <text:p>1-Sep-19</text:p>
          </table:table-cell>
          <table:table-cell office:value-type="date" office:date-value="2020-03-29" calcext:value-type="date">
            <text:p>29-Mar-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Africa Mercy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BPL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$Sheet1.$F32]&amp;&quot; | &quot;&amp;[$Sheet1.$H32]&amp;&quot; | &quot;&amp;TEXT([$Sheet1.$J32];&quot;ddmmmyy&quot;)&amp;&quot;-&quot;&amp;TEXT([$Sheet1.$K32];&quot;ddmmmyy&quot;)&amp;&quot; | &quot;&amp;[$Sheet1.$M32]&amp;&quot; | &quot;&amp;[$Sheet1.$O32]&amp;&quot; | &quot;&amp;[$Sheet1.$P32]&amp;&quot; | &quot;&amp;[$Sheet1.$Q32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Essential Surgical Skills Courses</text:p>
          </table:table-cell>
          <table:table-cell office:value-type="string" calcext:value-type="string">
            <text:p>Essential Surgical Skills Course</text:p>
          </table:table-cell>
          <table:table-cell office:value-type="string" calcext:value-type="string">
            <text:p>Cours de techniques chirurgicales essentielles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19-11-04" calcext:value-type="date">
            <text:p>4-Nov-19</text:p>
          </table:table-cell>
          <table:table-cell office:value-type="date" office:date-value="2019-11-05" calcext:value-type="date">
            <text:p>5-Nov-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tel Colonia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ESS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$Sheet1.$F33]&amp;&quot; | &quot;&amp;[$Sheet1.$H33]&amp;&quot; | &quot;&amp;TEXT([$Sheet1.$J33];&quot;ddmmmyy&quot;)&amp;&quot;-&quot;&amp;TEXT([$Sheet1.$K33];&quot;ddmmmyy&quot;)&amp;&quot; | &quot;&amp;[$Sheet1.$M33]&amp;&quot; | &quot;&amp;[$Sheet1.$O33]&amp;&quot; | &quot;&amp;[$Sheet1.$P33]&amp;&quot; | &quot;&amp;[$Sheet1.$Q33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Essential Surgical Skills Courses</text:p>
          </table:table-cell>
          <table:table-cell office:value-type="string" calcext:value-type="string">
            <text:p>Essential Surgical Skills Course - Training of Trainers</text:p>
          </table:table-cell>
          <table:table-cell office:value-type="string" calcext:value-type="string">
            <text:p>Cours de techniques chirurgicales essentielles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19-11-06" calcext:value-type="date">
            <text:p>6-Nov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tel Colonia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ESS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$Sheet1.$F34]&amp;&quot; | &quot;&amp;[$Sheet1.$H34]&amp;&quot; | &quot;&amp;TEXT([$Sheet1.$J34];&quot;ddmmmyy&quot;)&amp;&quot;-&quot;&amp;TEXT([$Sheet1.$K34];&quot;ddmmmyy&quot;)&amp;&quot; | &quot;&amp;[$Sheet1.$M34]&amp;&quot; | &quot;&amp;[$Sheet1.$O34]&amp;&quot; | &quot;&amp;[$Sheet1.$P34]&amp;&quot; | &quot;&amp;[$Sheet1.$Q34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Essential Surgical Skills Courses</text:p>
          </table:table-cell>
          <table:table-cell office:value-type="string" calcext:value-type="string">
            <text:p>Essential Surgical Skills Course</text:p>
          </table:table-cell>
          <table:table-cell office:value-type="string" calcext:value-type="string">
            <text:p>Cours de techniques chirurgicales essentielles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19-11-07" calcext:value-type="date">
            <text:p>7-Nov-19</text:p>
          </table:table-cell>
          <table:table-cell office:value-type="date" office:date-value="2019-11-08" calcext:value-type="date">
            <text:p>8-Nov-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tel Colonia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ESS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$Sheet1.$F35]&amp;&quot; | &quot;&amp;[$Sheet1.$H35]&amp;&quot; | &quot;&amp;TEXT([$Sheet1.$J35];&quot;ddmmmyy&quot;)&amp;&quot;-&quot;&amp;TEXT([$Sheet1.$K35];&quot;ddmmmyy&quot;)&amp;&quot; | &quot;&amp;[$Sheet1.$M35]&amp;&quot; | &quot;&amp;[$Sheet1.$O35]&amp;&quot; | &quot;&amp;[$Sheet1.$P35]&amp;&quot; | &quot;&amp;[$Sheet1.$Q35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Essential Surgical Skills Courses</text:p>
          </table:table-cell>
          <table:table-cell office:value-type="string" calcext:value-type="string">
            <text:p>Essential Surgical Skills Course</text:p>
          </table:table-cell>
          <table:table-cell office:value-type="string" calcext:value-type="string">
            <text:p>Cours de techniques chirurgicales essentielles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0-02-03" calcext:value-type="date">
            <text:p>3-Feb-20</text:p>
          </table:table-cell>
          <table:table-cell office:value-type="date" office:date-value="2020-02-04" calcext:value-type="date">
            <text:p>4-Feb-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tel Colonia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ESS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$Sheet1.$F36]&amp;&quot; | &quot;&amp;[$Sheet1.$H36]&amp;&quot; | &quot;&amp;TEXT([$Sheet1.$J36];&quot;ddmmmyy&quot;)&amp;&quot;-&quot;&amp;TEXT([$Sheet1.$K36];&quot;ddmmmyy&quot;)&amp;&quot; | &quot;&amp;[$Sheet1.$M36]&amp;&quot; | &quot;&amp;[$Sheet1.$O36]&amp;&quot; | &quot;&amp;[$Sheet1.$P36]&amp;&quot; | &quot;&amp;[$Sheet1.$Q36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Essential Surgical Skills Courses</text:p>
          </table:table-cell>
          <table:table-cell office:value-type="string" calcext:value-type="string">
            <text:p>Essential Surgical Skills Course - Training of Trainers</text:p>
          </table:table-cell>
          <table:table-cell office:value-type="string" calcext:value-type="string">
            <text:p>Cours de techniques chirurgicales essentielles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0-02-05" calcext:value-type="date">
            <text:p>5-Feb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tel Colonia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ESS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$Sheet1.$F37]&amp;&quot; | &quot;&amp;[$Sheet1.$H37]&amp;&quot; | &quot;&amp;TEXT([$Sheet1.$J37];&quot;ddmmmyy&quot;)&amp;&quot;-&quot;&amp;TEXT([$Sheet1.$K37];&quot;ddmmmyy&quot;)&amp;&quot; | &quot;&amp;[$Sheet1.$M37]&amp;&quot; | &quot;&amp;[$Sheet1.$O37]&amp;&quot; | &quot;&amp;[$Sheet1.$P37]&amp;&quot; | &quot;&amp;[$Sheet1.$Q37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Essential Surgical Skills Courses</text:p>
          </table:table-cell>
          <table:table-cell office:value-type="string" calcext:value-type="string">
            <text:p>Essential Surgical Skills Course</text:p>
          </table:table-cell>
          <table:table-cell office:value-type="string" calcext:value-type="string">
            <text:p>Cours de techniques chirurgicales essentielles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0-02-06" calcext:value-type="date">
            <text:p>6-Feb-20</text:p>
          </table:table-cell>
          <table:table-cell office:value-type="date" office:date-value="2020-02-07" calcext:value-type="date">
            <text:p>7-Feb-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tel Colonia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ESS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$Sheet1.$F38]&amp;&quot; | &quot;&amp;[$Sheet1.$H38]&amp;&quot; | &quot;&amp;TEXT([$Sheet1.$J38];&quot;ddmmmyy&quot;)&amp;&quot;-&quot;&amp;TEXT([$Sheet1.$K38];&quot;ddmmmyy&quot;)&amp;&quot; | &quot;&amp;[$Sheet1.$M38]&amp;&quot; | &quot;&amp;[$Sheet1.$O38]&amp;&quot; | &quot;&amp;[$Sheet1.$P38]&amp;&quot; | &quot;&amp;[$Sheet1.$Q38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Essential Surgical Skills Courses</text:p>
          </table:table-cell>
          <table:table-cell office:value-type="string" calcext:value-type="string">
            <text:p>Essential Surgical Skills Course</text:p>
          </table:table-cell>
          <table:table-cell office:value-type="string" calcext:value-type="string">
            <text:p>Cours de techniques chirurgicales essentielles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0-04-20" calcext:value-type="date">
            <text:p>20-Apr-20</text:p>
          </table:table-cell>
          <table:table-cell office:value-type="date" office:date-value="2020-04-21" calcext:value-type="date">
            <text:p>21-Apr-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tel Colonia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ESS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$Sheet1.$F39]&amp;&quot; | &quot;&amp;[$Sheet1.$H39]&amp;&quot; | &quot;&amp;TEXT([$Sheet1.$J39];&quot;ddmmmyy&quot;)&amp;&quot;-&quot;&amp;TEXT([$Sheet1.$K39];&quot;ddmmmyy&quot;)&amp;&quot; | &quot;&amp;[$Sheet1.$M39]&amp;&quot; | &quot;&amp;[$Sheet1.$O39]&amp;&quot; | &quot;&amp;[$Sheet1.$P39]&amp;&quot; | &quot;&amp;[$Sheet1.$Q39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Essential Surgical Skills Courses</text:p>
          </table:table-cell>
          <table:table-cell office:value-type="string" calcext:value-type="string">
            <text:p>Essential Surgical Skills Course - Training of Trainers</text:p>
          </table:table-cell>
          <table:table-cell office:value-type="string" calcext:value-type="string">
            <text:p>Cours de techniques chirurgicales essentielles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0-04-22" calcext:value-type="date">
            <text:p>22-Apr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tel Colonia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ESS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$Sheet1.$F40]&amp;&quot; | &quot;&amp;[$Sheet1.$H40]&amp;&quot; | &quot;&amp;TEXT([$Sheet1.$J40];&quot;ddmmmyy&quot;)&amp;&quot;-&quot;&amp;TEXT([$Sheet1.$K40];&quot;ddmmmyy&quot;)&amp;&quot; | &quot;&amp;[$Sheet1.$M40]&amp;&quot; | &quot;&amp;[$Sheet1.$O40]&amp;&quot; | &quot;&amp;[$Sheet1.$P40]&amp;&quot; | &quot;&amp;[$Sheet1.$Q40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Essential Surgical Skills Courses</text:p>
          </table:table-cell>
          <table:table-cell office:value-type="string" calcext:value-type="string">
            <text:p>Essential Surgical Skills Course</text:p>
          </table:table-cell>
          <table:table-cell office:value-type="string" calcext:value-type="string">
            <text:p>Cours de techniques chirurgicales essentielles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0-04-23" calcext:value-type="date">
            <text:p>23-Apr-20</text:p>
          </table:table-cell>
          <table:table-cell office:value-type="date" office:date-value="2020-04-24" calcext:value-type="date">
            <text:p>24-Apr-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tel Colonia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ESS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$Sheet1.$F41]&amp;&quot; | &quot;&amp;[$Sheet1.$H41]&amp;&quot; | &quot;&amp;TEXT([$Sheet1.$J41];&quot;ddmmmyy&quot;)&amp;&quot;-&quot;&amp;TEXT([$Sheet1.$K41];&quot;ddmmmyy&quot;)&amp;&quot; | &quot;&amp;[$Sheet1.$M41]&amp;&quot; | &quot;&amp;[$Sheet1.$O41]&amp;&quot; | &quot;&amp;[$Sheet1.$P41]&amp;&quot; | &quot;&amp;[$Sheet1.$Q41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Essential Pain Management Courses</text:p>
          </table:table-cell>
          <table:table-cell office:value-type="string" calcext:value-type="string">
            <text:p>Essential Pain Management Course</text:p>
          </table:table-cell>
          <table:table-cell office:value-type="string" calcext:value-type="string">
            <text:p>Cours de gestion de la douleur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19-09-17" calcext:value-type="date">
            <text:p>17-Sep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tel Colonia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EPM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$Sheet1.$F42]&amp;&quot; | &quot;&amp;[$Sheet1.$H42]&amp;&quot; | &quot;&amp;TEXT([$Sheet1.$J42];&quot;ddmmmyy&quot;)&amp;&quot;-&quot;&amp;TEXT([$Sheet1.$K42];&quot;ddmmmyy&quot;)&amp;&quot; | &quot;&amp;[$Sheet1.$M42]&amp;&quot; | &quot;&amp;[$Sheet1.$O42]&amp;&quot; | &quot;&amp;[$Sheet1.$P42]&amp;&quot; | &quot;&amp;[$Sheet1.$Q42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Essential Pain Management Courses</text:p>
          </table:table-cell>
          <table:table-cell office:value-type="string" calcext:value-type="string">
            <text:p>Essential Pain Management Course - Training of Trainers</text:p>
          </table:table-cell>
          <table:table-cell office:value-type="string" calcext:value-type="string">
            <text:p>Cours de gestion de la douleur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19-09-18" calcext:value-type="date">
            <text:p>18-Sep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tel Colonia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EPM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$Sheet1.$F43]&amp;&quot; | &quot;&amp;[$Sheet1.$H43]&amp;&quot; | &quot;&amp;TEXT([$Sheet1.$J43];&quot;ddmmmyy&quot;)&amp;&quot;-&quot;&amp;TEXT([$Sheet1.$K43];&quot;ddmmmyy&quot;)&amp;&quot; | &quot;&amp;[$Sheet1.$M43]&amp;&quot; | &quot;&amp;[$Sheet1.$O43]&amp;&quot; | &quot;&amp;[$Sheet1.$P43]&amp;&quot; | &quot;&amp;[$Sheet1.$Q43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Essential Pain Management Courses</text:p>
          </table:table-cell>
          <table:table-cell office:value-type="string" calcext:value-type="string">
            <text:p>Essential Pain Management Course</text:p>
          </table:table-cell>
          <table:table-cell office:value-type="string" calcext:value-type="string">
            <text:p>Cours de gestion de la douleur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19-09-19" calcext:value-type="date">
            <text:p>19-Sep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tel Colonia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EPM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$Sheet1.$F44]&amp;&quot; | &quot;&amp;[$Sheet1.$H44]&amp;&quot; | &quot;&amp;TEXT([$Sheet1.$J44];&quot;ddmmmyy&quot;)&amp;&quot;-&quot;&amp;TEXT([$Sheet1.$K44];&quot;ddmmmyy&quot;)&amp;&quot; | &quot;&amp;[$Sheet1.$M44]&amp;&quot; | &quot;&amp;[$Sheet1.$O44]&amp;&quot; | &quot;&amp;[$Sheet1.$P44]&amp;&quot; | &quot;&amp;[$Sheet1.$Q44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Essential Pain Management Courses</text:p>
          </table:table-cell>
          <table:table-cell office:value-type="string" calcext:value-type="string">
            <text:p>Essential Pain Management Course</text:p>
          </table:table-cell>
          <table:table-cell office:value-type="string" calcext:value-type="string">
            <text:p>Cours de gestion de la douleur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19-09-20" calcext:value-type="date">
            <text:p>20-Sep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tel Colonia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EPM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$Sheet1.$F45]&amp;&quot; | &quot;&amp;[$Sheet1.$H45]&amp;&quot; | &quot;&amp;TEXT([$Sheet1.$J45];&quot;ddmmmyy&quot;)&amp;&quot;-&quot;&amp;TEXT([$Sheet1.$K45];&quot;ddmmmyy&quot;)&amp;&quot; | &quot;&amp;[$Sheet1.$M45]&amp;&quot; | &quot;&amp;[$Sheet1.$O45]&amp;&quot; | &quot;&amp;[$Sheet1.$P45]&amp;&quot; | &quot;&amp;[$Sheet1.$Q45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Essential Pain Management Courses</text:p>
          </table:table-cell>
          <table:table-cell office:value-type="string" calcext:value-type="string">
            <text:p>Essential Pain Management Course</text:p>
          </table:table-cell>
          <table:table-cell office:value-type="string" calcext:value-type="string">
            <text:p>Cours de gestion de la douleur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19-09-24" calcext:value-type="date">
            <text:p>24-Sep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tel Colonia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EPM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$Sheet1.$F46]&amp;&quot; | &quot;&amp;[$Sheet1.$H46]&amp;&quot; | &quot;&amp;TEXT([$Sheet1.$J46];&quot;ddmmmyy&quot;)&amp;&quot;-&quot;&amp;TEXT([$Sheet1.$K46];&quot;ddmmmyy&quot;)&amp;&quot; | &quot;&amp;[$Sheet1.$M46]&amp;&quot; | &quot;&amp;[$Sheet1.$O46]&amp;&quot; | &quot;&amp;[$Sheet1.$P46]&amp;&quot; | &quot;&amp;[$Sheet1.$Q46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Essential Pain Management Courses</text:p>
          </table:table-cell>
          <table:table-cell office:value-type="string" calcext:value-type="string">
            <text:p>Essential Pain Management Course - Training of Trainers</text:p>
          </table:table-cell>
          <table:table-cell office:value-type="string" calcext:value-type="string">
            <text:p>Cours de gestion de la douleur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19-09-25" calcext:value-type="date">
            <text:p>25-Sep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tel Colonia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EPM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$Sheet1.$F47]&amp;&quot; | &quot;&amp;[$Sheet1.$H47]&amp;&quot; | &quot;&amp;TEXT([$Sheet1.$J47];&quot;ddmmmyy&quot;)&amp;&quot;-&quot;&amp;TEXT([$Sheet1.$K47];&quot;ddmmmyy&quot;)&amp;&quot; | &quot;&amp;[$Sheet1.$M47]&amp;&quot; | &quot;&amp;[$Sheet1.$O47]&amp;&quot; | &quot;&amp;[$Sheet1.$P47]&amp;&quot; | &quot;&amp;[$Sheet1.$Q47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Essential Pain Management Courses</text:p>
          </table:table-cell>
          <table:table-cell office:value-type="string" calcext:value-type="string">
            <text:p>Essential Pain Management Course</text:p>
          </table:table-cell>
          <table:table-cell office:value-type="string" calcext:value-type="string">
            <text:p>Cours de gestion de la douleur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19-09-26" calcext:value-type="date">
            <text:p>26-Sep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tel Colonia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EPM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$Sheet1.$F48]&amp;&quot; | &quot;&amp;[$Sheet1.$H48]&amp;&quot; | &quot;&amp;TEXT([$Sheet1.$J48];&quot;ddmmmyy&quot;)&amp;&quot;-&quot;&amp;TEXT([$Sheet1.$K48];&quot;ddmmmyy&quot;)&amp;&quot; | &quot;&amp;[$Sheet1.$M48]&amp;&quot; | &quot;&amp;[$Sheet1.$O48]&amp;&quot; | &quot;&amp;[$Sheet1.$P48]&amp;&quot; | &quot;&amp;[$Sheet1.$Q48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Essential Pain Management Courses</text:p>
          </table:table-cell>
          <table:table-cell office:value-type="string" calcext:value-type="string">
            <text:p>Essential Pain Management Course</text:p>
          </table:table-cell>
          <table:table-cell office:value-type="string" calcext:value-type="string">
            <text:p>Cours de gestion de la douleur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19-09-27" calcext:value-type="date">
            <text:p>27-Sep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tel Colonia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EPM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$Sheet1.$F49]&amp;&quot; | &quot;&amp;[$Sheet1.$H49]&amp;&quot; | &quot;&amp;TEXT([$Sheet1.$J49];&quot;ddmmmyy&quot;)&amp;&quot;-&quot;&amp;TEXT([$Sheet1.$K49];&quot;ddmmmyy&quot;)&amp;&quot; | &quot;&amp;[$Sheet1.$M49]&amp;&quot; | &quot;&amp;[$Sheet1.$O49]&amp;&quot; | &quot;&amp;[$Sheet1.$P49]&amp;&quot; | &quot;&amp;[$Sheet1.$Q49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terile Processing Courses </text:p>
          </table:table-cell>
          <table:table-cell office:value-type="string" calcext:value-type="string">
            <text:p>Sterile Processing Course </text:p>
          </table:table-cell>
          <table:table-cell office:value-type="string" calcext:value-type="string">
            <text:p>Cours des techniciens en stérilisation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19-11-11" calcext:value-type="date">
            <text:p>11-Nov-19</text:p>
          </table:table-cell>
          <table:table-cell office:value-type="date" office:date-value="2019-11-15" calcext:value-type="date">
            <text:p>15-Nov-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tel Colonia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STP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$Sheet1.$F50]&amp;&quot; | &quot;&amp;[$Sheet1.$H50]&amp;&quot; | &quot;&amp;TEXT([$Sheet1.$J50];&quot;ddmmmyy&quot;)&amp;&quot;-&quot;&amp;TEXT([$Sheet1.$K50];&quot;ddmmmyy&quot;)&amp;&quot; | &quot;&amp;[$Sheet1.$M50]&amp;&quot; | &quot;&amp;[$Sheet1.$O50]&amp;&quot; | &quot;&amp;[$Sheet1.$P50]&amp;&quot; | &quot;&amp;[$Sheet1.$Q50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Sterile Processing Courses </text:p>
          </table:table-cell>
          <table:table-cell office:value-type="string" calcext:value-type="string">
            <text:p>Sterile Processing Course - Training of Trainers</text:p>
          </table:table-cell>
          <table:table-cell office:value-type="string" calcext:value-type="string">
            <text:p>Cours des techniciens en stérilisation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Course</text:p>
          </table:table-cell>
          <table:table-cell office:value-type="date" office:date-value="2019-11-18" calcext:value-type="date">
            <text:p>18-Nov-19</text:p>
          </table:table-cell>
          <table:table-cell office:value-type="date" office:date-value="2019-11-20" calcext:value-type="date">
            <text:p>20-Nov-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tel Colonia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STP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$Sheet1.$F51]&amp;&quot; | &quot;&amp;[$Sheet1.$H51]&amp;&quot; | &quot;&amp;TEXT([$Sheet1.$J51];&quot;ddmmmyy&quot;)&amp;&quot;-&quot;&amp;TEXT([$Sheet1.$K51];&quot;ddmmmyy&quot;)&amp;&quot; | &quot;&amp;[$Sheet1.$M51]&amp;&quot; | &quot;&amp;[$Sheet1.$O51]&amp;&quot; | &quot;&amp;[$Sheet1.$P51]&amp;&quot; | &quot;&amp;[$Sheet1.$Q51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terile Processing Courses </text:p>
          </table:table-cell>
          <table:table-cell office:value-type="string" calcext:value-type="string">
            <text:p>Sterile Processing Course </text:p>
          </table:table-cell>
          <table:table-cell office:value-type="string" calcext:value-type="string">
            <text:p>Cours des techniciens en stérilisation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0-01-20" calcext:value-type="date">
            <text:p>20-Jan-20</text:p>
          </table:table-cell>
          <table:table-cell office:value-type="date" office:date-value="2020-01-24" calcext:value-type="date">
            <text:p>24-Jan-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tel Colonia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STP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$Sheet1.$F52]&amp;&quot; | &quot;&amp;[$Sheet1.$H52]&amp;&quot; | &quot;&amp;TEXT([$Sheet1.$J52];&quot;ddmmmyy&quot;)&amp;&quot;-&quot;&amp;TEXT([$Sheet1.$K52];&quot;ddmmmyy&quot;)&amp;&quot; | &quot;&amp;[$Sheet1.$M52]&amp;&quot; | &quot;&amp;[$Sheet1.$O52]&amp;&quot; | &quot;&amp;[$Sheet1.$P52]&amp;&quot; | &quot;&amp;[$Sheet1.$Q52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Palliative Care Courses</text:p>
          </table:table-cell>
          <table:table-cell office:value-type="string" calcext:value-type="string">
            <text:p>Palliative Care Course</text:p>
          </table:table-cell>
          <table:table-cell office:value-type="string" calcext:value-type="string">
            <text:p>Cours soins palliatifs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19-12-09" calcext:value-type="date">
            <text:p>9-Dec-19</text:p>
          </table:table-cell>
          <table:table-cell office:value-type="date" office:date-value="2019-12-13" calcext:value-type="date">
            <text:p>13-Dec-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tel Colonia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PCC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$Sheet1.$F53]&amp;&quot; | &quot;&amp;[$Sheet1.$H53]&amp;&quot; | &quot;&amp;TEXT([$Sheet1.$J53];&quot;ddmmmyy&quot;)&amp;&quot;-&quot;&amp;TEXT([$Sheet1.$K53];&quot;ddmmmyy&quot;)&amp;&quot; | &quot;&amp;[$Sheet1.$M53]&amp;&quot; | &quot;&amp;[$Sheet1.$O53]&amp;&quot; | &quot;&amp;[$Sheet1.$P53]&amp;&quot; | &quot;&amp;[$Sheet1.$Q53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Palliative Care Courses</text:p>
          </table:table-cell>
          <table:table-cell office:value-type="string" calcext:value-type="string">
            <text:p>Palliative Care Course - Training of Trainers</text:p>
          </table:table-cell>
          <table:table-cell office:value-type="string" calcext:value-type="string">
            <text:p>Cours soins palliatifs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Course</text:p>
          </table:table-cell>
          <table:table-cell office:value-type="date" office:date-value="2019-12-16" calcext:value-type="date">
            <text:p>16-Dec-19</text:p>
          </table:table-cell>
          <table:table-cell office:value-type="date" office:date-value="2019-12-19" calcext:value-type="date">
            <text:p>19-Dec-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tel Colonia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PCC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$Sheet1.$F54]&amp;&quot; | &quot;&amp;[$Sheet1.$H54]&amp;&quot; | &quot;&amp;TEXT([$Sheet1.$J54];&quot;ddmmmyy&quot;)&amp;&quot;-&quot;&amp;TEXT([$Sheet1.$K54];&quot;ddmmmyy&quot;)&amp;&quot; | &quot;&amp;[$Sheet1.$M54]&amp;&quot; | &quot;&amp;[$Sheet1.$O54]&amp;&quot; | &quot;&amp;[$Sheet1.$P54]&amp;&quot; | &quot;&amp;[$Sheet1.$Q54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Palliative Care Courses</text:p>
          </table:table-cell>
          <table:table-cell office:value-type="string" calcext:value-type="string">
            <text:p>Palliative Care Course</text:p>
          </table:table-cell>
          <table:table-cell office:value-type="string" calcext:value-type="string">
            <text:p>Cours soins palliatifs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0-03-02" calcext:value-type="date">
            <text:p>2-Mar-20</text:p>
          </table:table-cell>
          <table:table-cell office:value-type="date" office:date-value="2020-03-06" calcext:value-type="date">
            <text:p>6-Mar-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tel Colonia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PCC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$Sheet1.$F55]&amp;&quot; | &quot;&amp;[$Sheet1.$H55]&amp;&quot; | &quot;&amp;TEXT([$Sheet1.$J55];&quot;ddmmmyy&quot;)&amp;&quot;-&quot;&amp;TEXT([$Sheet1.$K55];&quot;ddmmmyy&quot;)&amp;&quot; | &quot;&amp;[$Sheet1.$M55]&amp;&quot; | &quot;&amp;[$Sheet1.$O55]&amp;&quot; | &quot;&amp;[$Sheet1.$P55]&amp;&quot; | &quot;&amp;[$Sheet1.$Q55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Ophthalmic Courses</text:p>
          </table:table-cell>
          <table:table-cell office:value-type="string" calcext:value-type="string">
            <text:p>Ophthalmic Providers</text:p>
          </table:table-cell>
          <table:table-cell office:value-type="string" calcext:value-type="string">
            <text:p>Cours d'ophtalmologi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19-09-12" calcext:value-type="date">
            <text:p>12-Sep-19</text:p>
          </table:table-cell>
          <table:table-cell office:value-type="date" office:date-value="2019-09-14" calcext:value-type="date">
            <text:p>14-Sep-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Thies</text:p>
          </table:table-cell>
          <table:table-cell office:value-type="string" calcext:value-type="string">
            <text:p>Bartimee Hospital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OPC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$Sheet1.$F56]&amp;&quot; | &quot;&amp;[$Sheet1.$H56]&amp;&quot; | &quot;&amp;TEXT([$Sheet1.$J56];&quot;ddmmmyy&quot;)&amp;&quot;-&quot;&amp;TEXT([$Sheet1.$K56];&quot;ddmmmyy&quot;)&amp;&quot; | &quot;&amp;[$Sheet1.$M56]&amp;&quot; | &quot;&amp;[$Sheet1.$O56]&amp;&quot; | &quot;&amp;[$Sheet1.$P56]&amp;&quot; | &quot;&amp;[$Sheet1.$Q56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Ophthalmic Courses</text:p>
          </table:table-cell>
          <table:table-cell office:value-type="string" calcext:value-type="string">
            <text:p>Glaucoma, Strabismus &amp; Retina</text:p>
          </table:table-cell>
          <table:table-cell office:value-type="string" calcext:value-type="string">
            <text:p>Cours d'ophtalmologi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0-02-10" calcext:value-type="date">
            <text:p>10-Feb-20</text:p>
          </table:table-cell>
          <table:table-cell office:value-type="date" office:date-value="2020-02-12" calcext:value-type="date">
            <text:p>12-Feb-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Unknown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OPC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$Sheet1.$F57]&amp;&quot; | &quot;&amp;[$Sheet1.$H57]&amp;&quot; | &quot;&amp;TEXT([$Sheet1.$J57];&quot;ddmmmyy&quot;)&amp;&quot;-&quot;&amp;TEXT([$Sheet1.$K57];&quot;ddmmmyy&quot;)&amp;&quot; | &quot;&amp;[$Sheet1.$M57]&amp;&quot; | &quot;&amp;[$Sheet1.$O57]&amp;&quot; | &quot;&amp;[$Sheet1.$P57]&amp;&quot; | &quot;&amp;[$Sheet1.$Q57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Ophthalmic Courses</text:p>
          </table:table-cell>
          <table:table-cell office:value-type="string" calcext:value-type="string">
            <text:p>Ophthalmic Screening Methods</text:p>
          </table:table-cell>
          <table:table-cell office:value-type="string" calcext:value-type="string">
            <text:p>Cours d'ophtalmologi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0-02-11" calcext:value-type="date">
            <text:p>11-Feb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Unknown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OPC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$Sheet1.$F58]&amp;&quot; | &quot;&amp;[$Sheet1.$H58]&amp;&quot; | &quot;&amp;TEXT([$Sheet1.$J58];&quot;ddmmmyy&quot;)&amp;&quot;-&quot;&amp;TEXT([$Sheet1.$K58];&quot;ddmmmyy&quot;)&amp;&quot; | &quot;&amp;[$Sheet1.$M58]&amp;&quot; | &quot;&amp;[$Sheet1.$O58]&amp;&quot; | &quot;&amp;[$Sheet1.$P58]&amp;&quot; | &quot;&amp;[$Sheet1.$Q58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Ultrasound Courses</text:p>
          </table:table-cell>
          <table:table-cell office:value-type="string" calcext:value-type="string">
            <text:p>Ultrasound Course</text:p>
          </table:table-cell>
          <table:table-cell office:value-type="string" calcext:value-type="string">
            <text:p>Cours d'echographi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0-04-20" calcext:value-type="date">
            <text:p>20-Apr-20</text:p>
          </table:table-cell>
          <table:table-cell office:value-type="date" office:date-value="2020-04-23" calcext:value-type="date">
            <text:p>23-Apr-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Unknown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UC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$Sheet1.$F59]&amp;&quot; | &quot;&amp;[$Sheet1.$H59]&amp;&quot; | &quot;&amp;TEXT([$Sheet1.$J59];&quot;ddmmmyy&quot;)&amp;&quot;-&quot;&amp;TEXT([$Sheet1.$K59];&quot;ddmmmyy&quot;)&amp;&quot; | &quot;&amp;[$Sheet1.$M59]&amp;&quot; | &quot;&amp;[$Sheet1.$O59]&amp;&quot; | &quot;&amp;[$Sheet1.$P59]&amp;&quot; | &quot;&amp;[$Sheet1.$Q59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Ultrasound Courses</text:p>
          </table:table-cell>
          <table:table-cell office:value-type="string" calcext:value-type="string">
            <text:p>Ultrasound Course - Training of Trainers</text:p>
          </table:table-cell>
          <table:table-cell office:value-type="string" calcext:value-type="string">
            <text:p>Cours d'echographie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0-04-24" calcext:value-type="date">
            <text:p>24-Apr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Unknown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UC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$Sheet1.$F60]&amp;&quot; | &quot;&amp;[$Sheet1.$H60]&amp;&quot; | &quot;&amp;TEXT([$Sheet1.$J60];&quot;ddmmmyy&quot;)&amp;&quot;-&quot;&amp;TEXT([$Sheet1.$K60];&quot;ddmmmyy&quot;)&amp;&quot; | &quot;&amp;[$Sheet1.$M60]&amp;&quot; | &quot;&amp;[$Sheet1.$O60]&amp;&quot; | &quot;&amp;[$Sheet1.$P60]&amp;&quot; | &quot;&amp;[$Sheet1.$Q60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Ultrasound Courses</text:p>
          </table:table-cell>
          <table:table-cell office:value-type="string" calcext:value-type="string">
            <text:p>Ultrasound Course</text:p>
          </table:table-cell>
          <table:table-cell office:value-type="string" calcext:value-type="string">
            <text:p>Cours d'echographi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0-04-27" calcext:value-type="date">
            <text:p>27-Apr-20</text:p>
          </table:table-cell>
          <table:table-cell office:value-type="date" office:date-value="2020-04-30" calcext:value-type="date">
            <text:p>30-Apr-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Unknown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UC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$Sheet1.$F61]&amp;&quot; | &quot;&amp;[$Sheet1.$H61]&amp;&quot; | &quot;&amp;TEXT([$Sheet1.$J61];&quot;ddmmmyy&quot;)&amp;&quot;-&quot;&amp;TEXT([$Sheet1.$K61];&quot;ddmmmyy&quot;)&amp;&quot; | &quot;&amp;[$Sheet1.$M61]&amp;&quot; | &quot;&amp;[$Sheet1.$O61]&amp;&quot; | &quot;&amp;[$Sheet1.$P61]&amp;&quot; | &quot;&amp;[$Sheet1.$Q61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Neonatal Resuscitation Courses</text:p>
          </table:table-cell>
          <table:table-cell office:value-type="string" calcext:value-type="string">
            <text:p>Neonatal Resuscitation Course</text:p>
          </table:table-cell>
          <table:table-cell office:value-type="string" calcext:value-type="string">
            <text:p>Cours de réanimation néonat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0-03-23" calcext:value-type="date">
            <text:p>23-Mar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Unknown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NNR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$Sheet1.$F62]&amp;&quot; | &quot;&amp;[$Sheet1.$H62]&amp;&quot; | &quot;&amp;TEXT([$Sheet1.$J62];&quot;ddmmmyy&quot;)&amp;&quot;-&quot;&amp;TEXT([$Sheet1.$K62];&quot;ddmmmyy&quot;)&amp;&quot; | &quot;&amp;[$Sheet1.$M62]&amp;&quot; | &quot;&amp;[$Sheet1.$O62]&amp;&quot; | &quot;&amp;[$Sheet1.$P62]&amp;&quot; | &quot;&amp;[$Sheet1.$Q62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Neonatal Resuscitation Courses</text:p>
          </table:table-cell>
          <table:table-cell office:value-type="string" calcext:value-type="string">
            <text:p>Neonatal Resuscitation Course</text:p>
          </table:table-cell>
          <table:table-cell office:value-type="string" calcext:value-type="string">
            <text:p>Cours de réanimation néonat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0-03-24" calcext:value-type="date">
            <text:p>24-Mar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Unknown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NNR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$Sheet1.$F63]&amp;&quot; | &quot;&amp;[$Sheet1.$H63]&amp;&quot; | &quot;&amp;TEXT([$Sheet1.$J63];&quot;ddmmmyy&quot;)&amp;&quot;-&quot;&amp;TEXT([$Sheet1.$K63];&quot;ddmmmyy&quot;)&amp;&quot; | &quot;&amp;[$Sheet1.$M63]&amp;&quot; | &quot;&amp;[$Sheet1.$O63]&amp;&quot; | &quot;&amp;[$Sheet1.$P63]&amp;&quot; | &quot;&amp;[$Sheet1.$Q63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Neonatal Resuscitation Courses</text:p>
          </table:table-cell>
          <table:table-cell office:value-type="string" calcext:value-type="string">
            <text:p>Neonatal Resuscitation Course</text:p>
          </table:table-cell>
          <table:table-cell office:value-type="string" calcext:value-type="string">
            <text:p>Cours de réanimation néonat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0-03-25" calcext:value-type="date">
            <text:p>25-Mar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Unknown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NNR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$Sheet1.$F64]&amp;&quot; | &quot;&amp;[$Sheet1.$H64]&amp;&quot; | &quot;&amp;TEXT([$Sheet1.$J64];&quot;ddmmmyy&quot;)&amp;&quot;-&quot;&amp;TEXT([$Sheet1.$K64];&quot;ddmmmyy&quot;)&amp;&quot; | &quot;&amp;[$Sheet1.$M64]&amp;&quot; | &quot;&amp;[$Sheet1.$O64]&amp;&quot; | &quot;&amp;[$Sheet1.$P64]&amp;&quot; | &quot;&amp;[$Sheet1.$Q64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Neonatal Resuscitation Courses</text:p>
          </table:table-cell>
          <table:table-cell office:value-type="string" calcext:value-type="string">
            <text:p>Neonatal Resuscitation Course</text:p>
          </table:table-cell>
          <table:table-cell office:value-type="string" calcext:value-type="string">
            <text:p>Cours de réanimation néonat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0-03-26" calcext:value-type="date">
            <text:p>26-Mar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Unknown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NNR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$Sheet1.$F65]&amp;&quot; | &quot;&amp;[$Sheet1.$H65]&amp;&quot; | &quot;&amp;TEXT([$Sheet1.$J65];&quot;ddmmmyy&quot;)&amp;&quot;-&quot;&amp;TEXT([$Sheet1.$K65];&quot;ddmmmyy&quot;)&amp;&quot; | &quot;&amp;[$Sheet1.$M65]&amp;&quot; | &quot;&amp;[$Sheet1.$O65]&amp;&quot; | &quot;&amp;[$Sheet1.$P65]&amp;&quot; | &quot;&amp;[$Sheet1.$Q65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Neonatal Resuscitation Courses</text:p>
          </table:table-cell>
          <table:table-cell office:value-type="string" calcext:value-type="string">
            <text:p>Neonatal Resuscitation Course</text:p>
          </table:table-cell>
          <table:table-cell office:value-type="string" calcext:value-type="string">
            <text:p>Cours de réanimation néonat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0-03-27" calcext:value-type="date">
            <text:p>27-Mar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Unknown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NNR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$Sheet1.$F66]&amp;&quot; | &quot;&amp;[$Sheet1.$H66]&amp;&quot; | &quot;&amp;TEXT([$Sheet1.$J66];&quot;ddmmmyy&quot;)&amp;&quot;-&quot;&amp;TEXT([$Sheet1.$K66];&quot;ddmmmyy&quot;)&amp;&quot; | &quot;&amp;[$Sheet1.$M66]&amp;&quot; | &quot;&amp;[$Sheet1.$O66]&amp;&quot; | &quot;&amp;[$Sheet1.$P66]&amp;&quot; | &quot;&amp;[$Sheet1.$Q66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Biomedical Technician Courses</text:p>
          </table:table-cell>
          <table:table-cell office:value-type="string" calcext:value-type="string">
            <text:p>Biomedical Technician Course</text:p>
          </table:table-cell>
          <table:table-cell office:value-type="string" calcext:value-type="string">
            <text:p>Cours biomedicaux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19-10-28" calcext:value-type="date">
            <text:p>28-Oct-19</text:p>
          </table:table-cell>
          <table:table-cell office:value-type="date" office:date-value="2020-01-31" calcext:value-type="date">
            <text:p>31-Jan-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ôpital General Idrissa Pouye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BTT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$Sheet1.$F67]&amp;&quot; | &quot;&amp;[$Sheet1.$H67]&amp;&quot; | &quot;&amp;TEXT([$Sheet1.$J67];&quot;ddmmmyy&quot;)&amp;&quot;-&quot;&amp;TEXT([$Sheet1.$K67];&quot;ddmmmyy&quot;)&amp;&quot; | &quot;&amp;[$Sheet1.$M67]&amp;&quot; | &quot;&amp;[$Sheet1.$O67]&amp;&quot; | &quot;&amp;[$Sheet1.$P67]&amp;&quot; | &quot;&amp;[$Sheet1.$Q67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Pediatric General Courses</text:p>
          </table:table-cell>
          <table:table-cell office:value-type="string" calcext:value-type="string">
            <text:p>Pediatric General Course</text:p>
          </table:table-cell>
          <table:table-cell office:value-type="string" calcext:value-type="string">
            <text:p>Cours pédiatrie génér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0-03-03" calcext:value-type="date">
            <text:p>3-Mar-20</text:p>
          </table:table-cell>
          <table:table-cell office:value-type="date" office:date-value="2020-03-05" calcext:value-type="date">
            <text:p>5-Mar-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PUMP: Barthimee Hospital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PGP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$Sheet1.$F68]&amp;&quot; | &quot;&amp;[$Sheet1.$H68]&amp;&quot; | &quot;&amp;TEXT([$Sheet1.$J68];&quot;ddmmmyy&quot;)&amp;&quot;-&quot;&amp;TEXT([$Sheet1.$K68];&quot;ddmmmyy&quot;)&amp;&quot; | &quot;&amp;[$Sheet1.$M68]&amp;&quot; | &quot;&amp;[$Sheet1.$O68]&amp;&quot; | &quot;&amp;[$Sheet1.$P68]&amp;&quot; | &quot;&amp;[$Sheet1.$Q68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table:number-columns-repeated="2" office:value-type="string" calcext:value-type="string">
            <text:p>Regional Anesthesia Course</text:p>
          </table:table-cell>
          <table:table-cell office:value-type="string" calcext:value-type="string">
            <text:p>Cours d'anesthesie region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0-01-07" calcext:value-type="date">
            <text:p>7-Jan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ne Day Training</text:p>
          </table:table-cell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RAC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$Sheet1.$F69]&amp;&quot; | &quot;&amp;[$Sheet1.$H69]&amp;&quot; | &quot;&amp;TEXT([$Sheet1.$J69];&quot;ddmmmyy&quot;)&amp;&quot;-&quot;&amp;TEXT([$Sheet1.$K69];&quot;ddmmmyy&quot;)&amp;&quot; | &quot;&amp;[$Sheet1.$M69]&amp;&quot; | &quot;&amp;[$Sheet1.$O69]&amp;&quot; | &quot;&amp;[$Sheet1.$P69]&amp;&quot; | &quot;&amp;[$Sheet1.$Q69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table:number-columns-repeated="2" office:value-type="string" calcext:value-type="string">
            <text:p>Regional Anesthesia Course</text:p>
          </table:table-cell>
          <table:table-cell office:value-type="string" calcext:value-type="string">
            <text:p>Cours d'anesthesie region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0-01-08" calcext:value-type="date">
            <text:p>8-Jan-20</text:p>
          </table:table-cell>
          <table:table-cell office:value-type="date" office:date-value="2020-01-17" calcext:value-type="date">
            <text:p>17-Jan-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bservation and Mentoring</text:p>
          </table:table-cell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RAC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$Sheet1.$F70]&amp;&quot; | &quot;&amp;[$Sheet1.$H70]&amp;&quot; | &quot;&amp;TEXT([$Sheet1.$J70];&quot;ddmmmyy&quot;)&amp;&quot;-&quot;&amp;TEXT([$Sheet1.$K70];&quot;ddmmmyy&quot;)&amp;&quot; | &quot;&amp;[$Sheet1.$M70]&amp;&quot; | &quot;&amp;[$Sheet1.$O70]&amp;&quot; | &quot;&amp;[$Sheet1.$P70]&amp;&quot; | &quot;&amp;[$Sheet1.$Q70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Nutritional Agriculture</text:p>
          </table:table-cell>
          <table:table-cell office:value-type="string" calcext:value-type="string">
            <text:p>Food For Life</text:p>
          </table:table-cell>
          <table:table-cell office:value-type="string" calcext:value-type="string">
            <text:p>Cours d'agriculture nutritionnel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19-11-03" calcext:value-type="date">
            <text:p>3-Nov-19</text:p>
          </table:table-cell>
          <table:table-cell office:value-type="date" office:date-value="2020-04-04" calcext:value-type="date">
            <text:p>4-Apr-2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Off-shi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Mbour Sandiara</text:p>
          </table:table-cell>
          <table:table-cell office:value-type="string" calcext:value-type="string">
            <text:p>Beer-Sheba Project 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FL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$Sheet1.$F71]&amp;&quot; | &quot;&amp;[$Sheet1.$H71]&amp;&quot; | &quot;&amp;TEXT([$Sheet1.$J71];&quot;ddmmmyy&quot;)&amp;&quot;-&quot;&amp;TEXT([$Sheet1.$K71];&quot;ddmmmyy&quot;)&amp;&quot; | &quot;&amp;[$Sheet1.$M71]&amp;&quot; | &quot;&amp;[$Sheet1.$O71]&amp;&quot; | &quot;&amp;[$Sheet1.$P71]&amp;&quot; | &quot;&amp;[$Sheet1.$Q71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Surgery</text:p>
          </table:table-cell>
          <table:table-cell office:value-type="string" calcext:value-type="string">
            <text:p>Safe Surgery Course</text:p>
          </table:table-cell>
          <table:table-cell office:value-type="string" calcext:value-type="string">
            <text:p>Chirurgie plus sûr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19-09-23" calcext:value-type="date">
            <text:p>23-Sep-19</text:p>
          </table:table-cell>
          <table:table-cell office:value-type="date" office:date-value="2019-09-27" calcext:value-type="date">
            <text:p>27-Sep-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CHNU de Fann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SS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$Sheet1.$F72]&amp;&quot; | &quot;&amp;[$Sheet1.$H72]&amp;&quot; | &quot;&amp;TEXT([$Sheet1.$J72];&quot;ddmmmyy&quot;)&amp;&quot;-&quot;&amp;TEXT([$Sheet1.$K72];&quot;ddmmmyy&quot;)&amp;&quot; | &quot;&amp;[$Sheet1.$M72]&amp;&quot; | &quot;&amp;[$Sheet1.$O72]&amp;&quot; | &quot;&amp;[$Sheet1.$P72]&amp;&quot; | &quot;&amp;[$Sheet1.$Q72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Surgery</text:p>
          </table:table-cell>
          <table:table-cell office:value-type="string" calcext:value-type="string">
            <text:p>Safe Surgery Course</text:p>
          </table:table-cell>
          <table:table-cell office:value-type="string" calcext:value-type="string">
            <text:p>Chirurgie plus sûr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19-12-09" calcext:value-type="date">
            <text:p>9-Dec-19</text:p>
          </table:table-cell>
          <table:table-cell office:value-type="date" office:date-value="2019-12-13" calcext:value-type="date">
            <text:p>13-Dec-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CHNU Aristide Le Dantec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SS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$Sheet1.$F73]&amp;&quot; | &quot;&amp;[$Sheet1.$H73]&amp;&quot; | &quot;&amp;TEXT([$Sheet1.$J73];&quot;ddmmmyy&quot;)&amp;&quot;-&quot;&amp;TEXT([$Sheet1.$K73];&quot;ddmmmyy&quot;)&amp;&quot; | &quot;&amp;[$Sheet1.$M73]&amp;&quot; | &quot;&amp;[$Sheet1.$O73]&amp;&quot; | &quot;&amp;[$Sheet1.$P73]&amp;&quot; | &quot;&amp;[$Sheet1.$Q73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Surgery</text:p>
          </table:table-cell>
          <table:table-cell office:value-type="string" calcext:value-type="string">
            <text:p>Safe Surgery Course</text:p>
          </table:table-cell>
          <table:table-cell office:value-type="string" calcext:value-type="string">
            <text:p>Chirurgie plus sûr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0-01-07" calcext:value-type="date">
            <text:p>7-Jan-20</text:p>
          </table:table-cell>
          <table:table-cell office:value-type="date" office:date-value="2020-01-09" calcext:value-type="date">
            <text:p>9-Jan-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ôpital Géneral Idrissa Pouye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SS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$Sheet1.$F74]&amp;&quot; | &quot;&amp;[$Sheet1.$H74]&amp;&quot; | &quot;&amp;TEXT([$Sheet1.$J74];&quot;ddmmmyy&quot;)&amp;&quot;-&quot;&amp;TEXT([$Sheet1.$K74];&quot;ddmmmyy&quot;)&amp;&quot; | &quot;&amp;[$Sheet1.$M74]&amp;&quot; | &quot;&amp;[$Sheet1.$O74]&amp;&quot; | &quot;&amp;[$Sheet1.$P74]&amp;&quot; | &quot;&amp;[$Sheet1.$Q74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Surgery</text:p>
          </table:table-cell>
          <table:table-cell office:value-type="string" calcext:value-type="string">
            <text:p>Safe Surgery Course</text:p>
          </table:table-cell>
          <table:table-cell office:value-type="string" calcext:value-type="string">
            <text:p>Chirurgie plus sûr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0-02-11" calcext:value-type="date">
            <text:p>11-Feb-20</text:p>
          </table:table-cell>
          <table:table-cell office:value-type="date" office:date-value="2020-02-13" calcext:value-type="date">
            <text:p>13-Feb-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iourbel</text:p>
          </table:table-cell>
          <table:table-cell office:value-type="string" calcext:value-type="string">
            <text:p>Hôpital Régional Lübke de Diourbel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SS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$Sheet1.$F75]&amp;&quot; | &quot;&amp;[$Sheet1.$H75]&amp;&quot; | &quot;&amp;TEXT([$Sheet1.$J75];&quot;ddmmmyy&quot;)&amp;&quot;-&quot;&amp;TEXT([$Sheet1.$K75];&quot;ddmmmyy&quot;)&amp;&quot; | &quot;&amp;[$Sheet1.$M75]&amp;&quot; | &quot;&amp;[$Sheet1.$O75]&amp;&quot; | &quot;&amp;[$Sheet1.$P75]&amp;&quot; | &quot;&amp;[$Sheet1.$Q75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Surgery</text:p>
          </table:table-cell>
          <table:table-cell office:value-type="string" calcext:value-type="string">
            <text:p>Safe Surgery Course</text:p>
          </table:table-cell>
          <table:table-cell office:value-type="string" calcext:value-type="string">
            <text:p>Chirurgie plus sûr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0-02-17" calcext:value-type="date">
            <text:p>17-Feb-20</text:p>
          </table:table-cell>
          <table:table-cell office:value-type="date" office:date-value="2020-02-20" calcext:value-type="date">
            <text:p>20-Feb-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Fatick</text:p>
          </table:table-cell>
          <table:table-cell office:value-type="string" calcext:value-type="string">
            <text:p>Hôpital Régional de Fatick 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SS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$Sheet1.$F76]&amp;&quot; | &quot;&amp;[$Sheet1.$H76]&amp;&quot; | &quot;&amp;TEXT([$Sheet1.$J76];&quot;ddmmmyy&quot;)&amp;&quot;-&quot;&amp;TEXT([$Sheet1.$K76];&quot;ddmmmyy&quot;)&amp;&quot; | &quot;&amp;[$Sheet1.$M76]&amp;&quot; | &quot;&amp;[$Sheet1.$O76]&amp;&quot; | &quot;&amp;[$Sheet1.$P76]&amp;&quot; | &quot;&amp;[$Sheet1.$Q76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Surgery</text:p>
          </table:table-cell>
          <table:table-cell office:value-type="string" calcext:value-type="string">
            <text:p>Safe Surgery Course</text:p>
          </table:table-cell>
          <table:table-cell office:value-type="string" calcext:value-type="string">
            <text:p>Chirurgie plus sûr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19-10-07" calcext:value-type="date">
            <text:p>7-Oct-19</text:p>
          </table:table-cell>
          <table:table-cell office:value-type="date" office:date-value="2019-10-11" calcext:value-type="date">
            <text:p>11-Oct-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Kaolack</text:p>
          </table:table-cell>
          <table:table-cell office:value-type="string" calcext:value-type="string">
            <text:p>Hôpital Régional de Kaolack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SS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$Sheet1.$F77]&amp;&quot; | &quot;&amp;[$Sheet1.$H77]&amp;&quot; | &quot;&amp;TEXT([$Sheet1.$J77];&quot;ddmmmyy&quot;)&amp;&quot;-&quot;&amp;TEXT([$Sheet1.$K77];&quot;ddmmmyy&quot;)&amp;&quot; | &quot;&amp;[$Sheet1.$M77]&amp;&quot; | &quot;&amp;[$Sheet1.$O77]&amp;&quot; | &quot;&amp;[$Sheet1.$P77]&amp;&quot; | &quot;&amp;[$Sheet1.$Q77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Surgery</text:p>
          </table:table-cell>
          <table:table-cell office:value-type="string" calcext:value-type="string">
            <text:p>Safe Surgery Course</text:p>
          </table:table-cell>
          <table:table-cell office:value-type="string" calcext:value-type="string">
            <text:p>Chirurgie plus sûr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0-02-25" calcext:value-type="date">
            <text:p>25-Feb-20</text:p>
          </table:table-cell>
          <table:table-cell office:value-type="date" office:date-value="2020-02-27" calcext:value-type="date">
            <text:p>27-Feb-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Kaffrine</text:p>
          </table:table-cell>
          <table:table-cell office:value-type="string" calcext:value-type="string">
            <text:p>Hôpital Régional de Kaffrine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SS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$Sheet1.$F78]&amp;&quot; | &quot;&amp;[$Sheet1.$H78]&amp;&quot; | &quot;&amp;TEXT([$Sheet1.$J78];&quot;ddmmmyy&quot;)&amp;&quot;-&quot;&amp;TEXT([$Sheet1.$K78];&quot;ddmmmyy&quot;)&amp;&quot; | &quot;&amp;[$Sheet1.$M78]&amp;&quot; | &quot;&amp;[$Sheet1.$O78]&amp;&quot; | &quot;&amp;[$Sheet1.$P78]&amp;&quot; | &quot;&amp;[$Sheet1.$Q78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Surgery</text:p>
          </table:table-cell>
          <table:table-cell office:value-type="string" calcext:value-type="string">
            <text:p>Safe Surgery Course</text:p>
          </table:table-cell>
          <table:table-cell office:value-type="string" calcext:value-type="string">
            <text:p>Chirurgie plus sûr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19-10-28" calcext:value-type="date">
            <text:p>28-Oct-19</text:p>
          </table:table-cell>
          <table:table-cell office:value-type="date" office:date-value="2019-11-01" calcext:value-type="date">
            <text:p>1-Nov-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Kédougou</text:p>
          </table:table-cell>
          <table:table-cell office:value-type="string" calcext:value-type="string">
            <text:p>Centre de Santé de Kédougou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SS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$Sheet1.$F79]&amp;&quot; | &quot;&amp;[$Sheet1.$H79]&amp;&quot; | &quot;&amp;TEXT([$Sheet1.$J79];&quot;ddmmmyy&quot;)&amp;&quot;-&quot;&amp;TEXT([$Sheet1.$K79];&quot;ddmmmyy&quot;)&amp;&quot; | &quot;&amp;[$Sheet1.$M79]&amp;&quot; | &quot;&amp;[$Sheet1.$O79]&amp;&quot; | &quot;&amp;[$Sheet1.$P79]&amp;&quot; | &quot;&amp;[$Sheet1.$Q79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Surgery</text:p>
          </table:table-cell>
          <table:table-cell office:value-type="string" calcext:value-type="string">
            <text:p>Safe Surgery Course</text:p>
          </table:table-cell>
          <table:table-cell office:value-type="string" calcext:value-type="string">
            <text:p>Chirurgie plus sûr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0-01-13" calcext:value-type="date">
            <text:p>13-Jan-20</text:p>
          </table:table-cell>
          <table:table-cell office:value-type="date" office:date-value="2020-01-16" calcext:value-type="date">
            <text:p>16-Jan-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Kolda</text:p>
          </table:table-cell>
          <table:table-cell office:value-type="string" calcext:value-type="string">
            <text:p>Hôpital Régional de Kolda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SS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$Sheet1.$F80]&amp;&quot; | &quot;&amp;[$Sheet1.$H80]&amp;&quot; | &quot;&amp;TEXT([$Sheet1.$J80];&quot;ddmmmyy&quot;)&amp;&quot;-&quot;&amp;TEXT([$Sheet1.$K80];&quot;ddmmmyy&quot;)&amp;&quot; | &quot;&amp;[$Sheet1.$M80]&amp;&quot; | &quot;&amp;[$Sheet1.$O80]&amp;&quot; | &quot;&amp;[$Sheet1.$P80]&amp;&quot; | &quot;&amp;[$Sheet1.$Q80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Surgery</text:p>
          </table:table-cell>
          <table:table-cell office:value-type="string" calcext:value-type="string">
            <text:p>Safe Surgery Course</text:p>
          </table:table-cell>
          <table:table-cell office:value-type="string" calcext:value-type="string">
            <text:p>Chirurgie plus sûr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19-11-11" calcext:value-type="date">
            <text:p>11-Nov-19</text:p>
          </table:table-cell>
          <table:table-cell office:value-type="date" office:date-value="2019-11-15" calcext:value-type="date">
            <text:p>15-Nov-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Matam</text:p>
          </table:table-cell>
          <table:table-cell office:value-type="string" calcext:value-type="string">
            <text:p>Hôpital Régional de Matam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SS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$Sheet1.$F81]&amp;&quot; | &quot;&amp;[$Sheet1.$H81]&amp;&quot; | &quot;&amp;TEXT([$Sheet1.$J81];&quot;ddmmmyy&quot;)&amp;&quot;-&quot;&amp;TEXT([$Sheet1.$K81];&quot;ddmmmyy&quot;)&amp;&quot; | &quot;&amp;[$Sheet1.$M81]&amp;&quot; | &quot;&amp;[$Sheet1.$O81]&amp;&quot; | &quot;&amp;[$Sheet1.$P81]&amp;&quot; | &quot;&amp;[$Sheet1.$Q81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Surgery</text:p>
          </table:table-cell>
          <table:table-cell office:value-type="string" calcext:value-type="string">
            <text:p>Safe Surgery Course</text:p>
          </table:table-cell>
          <table:table-cell office:value-type="string" calcext:value-type="string">
            <text:p>Chirurgie plus sûr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19-11-25" calcext:value-type="date">
            <text:p>25-Nov-19</text:p>
          </table:table-cell>
          <table:table-cell office:value-type="date" office:date-value="2019-11-29" calcext:value-type="date">
            <text:p>29-Nov-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Louga</text:p>
          </table:table-cell>
          <table:table-cell office:value-type="string" calcext:value-type="string">
            <text:p>Hôpital Régional de Louga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SS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$Sheet1.$F82]&amp;&quot; | &quot;&amp;[$Sheet1.$H82]&amp;&quot; | &quot;&amp;TEXT([$Sheet1.$J82];&quot;ddmmmyy&quot;)&amp;&quot;-&quot;&amp;TEXT([$Sheet1.$K82];&quot;ddmmmyy&quot;)&amp;&quot; | &quot;&amp;[$Sheet1.$M82]&amp;&quot; | &quot;&amp;[$Sheet1.$O82]&amp;&quot; | &quot;&amp;[$Sheet1.$P82]&amp;&quot; | &quot;&amp;[$Sheet1.$Q82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Surgery</text:p>
          </table:table-cell>
          <table:table-cell office:value-type="string" calcext:value-type="string">
            <text:p>Safe Surgery Course</text:p>
          </table:table-cell>
          <table:table-cell office:value-type="string" calcext:value-type="string">
            <text:p>Chirurgie plus sûr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19-11-18" calcext:value-type="date">
            <text:p>18-Nov-19</text:p>
          </table:table-cell>
          <table:table-cell office:value-type="date" office:date-value="2019-11-22" calcext:value-type="date">
            <text:p>22-Nov-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aint-Louis</text:p>
          </table:table-cell>
          <table:table-cell office:value-type="string" calcext:value-type="string">
            <text:p>Hôpital Régional de Saint-Louis 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SS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$Sheet1.$F83]&amp;&quot; | &quot;&amp;[$Sheet1.$H83]&amp;&quot; | &quot;&amp;TEXT([$Sheet1.$J83];&quot;ddmmmyy&quot;)&amp;&quot;-&quot;&amp;TEXT([$Sheet1.$K83];&quot;ddmmmyy&quot;)&amp;&quot; | &quot;&amp;[$Sheet1.$M83]&amp;&quot; | &quot;&amp;[$Sheet1.$O83]&amp;&quot; | &quot;&amp;[$Sheet1.$P83]&amp;&quot; | &quot;&amp;[$Sheet1.$Q83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Surgery</text:p>
          </table:table-cell>
          <table:table-cell office:value-type="string" calcext:value-type="string">
            <text:p>Safe Surgery Course</text:p>
          </table:table-cell>
          <table:table-cell office:value-type="string" calcext:value-type="string">
            <text:p>Chirurgie plus sûr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0-01-20" calcext:value-type="date">
            <text:p>20-Jan-20</text:p>
          </table:table-cell>
          <table:table-cell office:value-type="date" office:date-value="2020-01-24" calcext:value-type="date">
            <text:p>24-Jan-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dhiou</text:p>
          </table:table-cell>
          <table:table-cell office:value-type="string" calcext:value-type="string">
            <text:p>Hôpital Régional de Sedhiou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SS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$Sheet1.$F84]&amp;&quot; | &quot;&amp;[$Sheet1.$H84]&amp;&quot; | &quot;&amp;TEXT([$Sheet1.$J84];&quot;ddmmmyy&quot;)&amp;&quot;-&quot;&amp;TEXT([$Sheet1.$K84];&quot;ddmmmyy&quot;)&amp;&quot; | &quot;&amp;[$Sheet1.$M84]&amp;&quot; | &quot;&amp;[$Sheet1.$O84]&amp;&quot; | &quot;&amp;[$Sheet1.$P84]&amp;&quot; | &quot;&amp;[$Sheet1.$Q84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Surgery</text:p>
          </table:table-cell>
          <table:table-cell office:value-type="string" calcext:value-type="string">
            <text:p>Safe Surgery Course</text:p>
          </table:table-cell>
          <table:table-cell office:value-type="string" calcext:value-type="string">
            <text:p>Chirurgie plus sûr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19-10-21" calcext:value-type="date">
            <text:p>21-Oct-19</text:p>
          </table:table-cell>
          <table:table-cell office:value-type="date" office:date-value="2019-10-25" calcext:value-type="date">
            <text:p>25-Oct-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Tambacounda</text:p>
          </table:table-cell>
          <table:table-cell office:value-type="string" calcext:value-type="string">
            <text:p>Hôpital Régional Tambacounda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SS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$Sheet1.$F85]&amp;&quot; | &quot;&amp;[$Sheet1.$H85]&amp;&quot; | &quot;&amp;TEXT([$Sheet1.$J85];&quot;ddmmmyy&quot;)&amp;&quot;-&quot;&amp;TEXT([$Sheet1.$K85];&quot;ddmmmyy&quot;)&amp;&quot; | &quot;&amp;[$Sheet1.$M85]&amp;&quot; | &quot;&amp;[$Sheet1.$O85]&amp;&quot; | &quot;&amp;[$Sheet1.$P85]&amp;&quot; | &quot;&amp;[$Sheet1.$Q85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Surgery</text:p>
          </table:table-cell>
          <table:table-cell office:value-type="string" calcext:value-type="string">
            <text:p>Safe Surgery Course</text:p>
          </table:table-cell>
          <table:table-cell office:value-type="string" calcext:value-type="string">
            <text:p>Chirurgie plus sûr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19-12-02" calcext:value-type="date">
            <text:p>2-Dec-19</text:p>
          </table:table-cell>
          <table:table-cell office:value-type="date" office:date-value="2019-12-06" calcext:value-type="date">
            <text:p>6-Dec-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Touba</text:p>
          </table:table-cell>
          <table:table-cell office:value-type="string" calcext:value-type="string">
            <text:p>CHN Matlaboul Fawzaini de Touba 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SS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$Sheet1.$F86]&amp;&quot; | &quot;&amp;[$Sheet1.$H86]&amp;&quot; | &quot;&amp;TEXT([$Sheet1.$J86];&quot;ddmmmyy&quot;)&amp;&quot;-&quot;&amp;TEXT([$Sheet1.$K86];&quot;ddmmmyy&quot;)&amp;&quot; | &quot;&amp;[$Sheet1.$M86]&amp;&quot; | &quot;&amp;[$Sheet1.$O86]&amp;&quot; | &quot;&amp;[$Sheet1.$P86]&amp;&quot; | &quot;&amp;[$Sheet1.$Q86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Surgery</text:p>
          </table:table-cell>
          <table:table-cell office:value-type="string" calcext:value-type="string">
            <text:p>Safe Surgery Course</text:p>
          </table:table-cell>
          <table:table-cell office:value-type="string" calcext:value-type="string">
            <text:p>Chirurgie plus sûr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19-10-01" calcext:value-type="date">
            <text:p>1-Oct-19</text:p>
          </table:table-cell>
          <table:table-cell office:value-type="date" office:date-value="2019-10-04" calcext:value-type="date">
            <text:p>4-Oct-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Thiès</text:p>
          </table:table-cell>
          <table:table-cell office:value-type="string" calcext:value-type="string">
            <text:p>Hôpital Régional de Thiès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SS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$Sheet1.$F87]&amp;&quot; | &quot;&amp;[$Sheet1.$H87]&amp;&quot; | &quot;&amp;TEXT([$Sheet1.$J87];&quot;ddmmmyy&quot;)&amp;&quot;-&quot;&amp;TEXT([$Sheet1.$K87];&quot;ddmmmyy&quot;)&amp;&quot; | &quot;&amp;[$Sheet1.$M87]&amp;&quot; | &quot;&amp;[$Sheet1.$O87]&amp;&quot; | &quot;&amp;[$Sheet1.$P87]&amp;&quot; | &quot;&amp;[$Sheet1.$Q87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Surgery</text:p>
          </table:table-cell>
          <table:table-cell office:value-type="string" calcext:value-type="string">
            <text:p>Safe Surgery Course</text:p>
          </table:table-cell>
          <table:table-cell office:value-type="string" calcext:value-type="string">
            <text:p>Chirurgie plus sûr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0-01-27" calcext:value-type="date">
            <text:p>27-Jan-20</text:p>
          </table:table-cell>
          <table:table-cell office:value-type="date" office:date-value="2020-01-31" calcext:value-type="date">
            <text:p>31-Jan-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Ziguinchor</text:p>
          </table:table-cell>
          <table:table-cell office:value-type="string" calcext:value-type="string">
            <text:p>Hôpital Régional de Ziguinchor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SS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$Sheet1.$F88]&amp;&quot; | &quot;&amp;[$Sheet1.$H88]&amp;&quot; | &quot;&amp;TEXT([$Sheet1.$J88];&quot;ddmmmyy&quot;)&amp;&quot;-&quot;&amp;TEXT([$Sheet1.$K88];&quot;ddmmmyy&quot;)&amp;&quot; | &quot;&amp;[$Sheet1.$M88]&amp;&quot; | &quot;&amp;[$Sheet1.$O88]&amp;&quot; | &quot;&amp;[$Sheet1.$P88]&amp;&quot; | &quot;&amp;[$Sheet1.$Q88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Neonatal Resuscitation Courses</text:p>
          </table:table-cell>
          <table:table-cell office:value-type="string" calcext:value-type="string">
            <text:p>Neonatal Resuscitation Course</text:p>
          </table:table-cell>
          <table:table-cell office:value-type="string" calcext:value-type="string">
            <text:p>Cours de réanimation néonat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0-03-27" calcext:value-type="date">
            <text:p>27-Mar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Unknown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NNR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$Sheet1.$F89]&amp;&quot; | &quot;&amp;[$Sheet1.$H89]&amp;&quot; | &quot;&amp;TEXT([$Sheet1.$J89];&quot;ddmmmyy&quot;)&amp;&quot;-&quot;&amp;TEXT([$Sheet1.$K89];&quot;ddmmmyy&quot;)&amp;&quot; | &quot;&amp;[$Sheet1.$M89]&amp;&quot; | &quot;&amp;[$Sheet1.$O89]&amp;&quot; | &quot;&amp;[$Sheet1.$P89]&amp;&quot; | &quot;&amp;[$Sheet1.$Q89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Neonatal Resuscitation Courses</text:p>
          </table:table-cell>
          <table:table-cell office:value-type="string" calcext:value-type="string">
            <text:p>Neonatal Resuscitation Course</text:p>
          </table:table-cell>
          <table:table-cell office:value-type="string" calcext:value-type="string">
            <text:p>Cours de réanimation néonat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0-03-28" calcext:value-type="date">
            <text:p>28-Mar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Unknown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NNR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$Sheet1.$F90]&amp;&quot; | &quot;&amp;[$Sheet1.$H90]&amp;&quot; | &quot;&amp;TEXT([$Sheet1.$J90];&quot;ddmmmyy&quot;)&amp;&quot;-&quot;&amp;TEXT([$Sheet1.$K90];&quot;ddmmmyy&quot;)&amp;&quot; | &quot;&amp;[$Sheet1.$M90]&amp;&quot; | &quot;&amp;[$Sheet1.$O90]&amp;&quot; | &quot;&amp;[$Sheet1.$P90]&amp;&quot; | &quot;&amp;[$Sheet1.$Q90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Neonatal Resuscitation Courses</text:p>
          </table:table-cell>
          <table:table-cell office:value-type="string" calcext:value-type="string">
            <text:p>Neonatal Resuscitation Course</text:p>
          </table:table-cell>
          <table:table-cell office:value-type="string" calcext:value-type="string">
            <text:p>Cours de réanimation néonat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0-03-29" calcext:value-type="date">
            <text:p>29-Mar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Unknown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NNR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$Sheet1.$F91]&amp;&quot; | &quot;&amp;[$Sheet1.$H91]&amp;&quot; | &quot;&amp;TEXT([$Sheet1.$J91];&quot;ddmmmyy&quot;)&amp;&quot;-&quot;&amp;TEXT([$Sheet1.$K91];&quot;ddmmmyy&quot;)&amp;&quot; | &quot;&amp;[$Sheet1.$M91]&amp;&quot; | &quot;&amp;[$Sheet1.$O91]&amp;&quot; | &quot;&amp;[$Sheet1.$P91]&amp;&quot; | &quot;&amp;[$Sheet1.$Q91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MCB Mentoring</text:p>
          </table:table-cell>
          <table:table-cell office:value-type="string" calcext:value-type="string">
            <text:p>Surgeon Mentoring</text:p>
          </table:table-cell>
          <table:table-cell office:value-type="string" calcext:value-type="string">
            <text:p>Formation par mentorat des chirurgiens </text:p>
          </table:table-cell>
          <table:table-cell office:value-type="string" calcext:value-type="string">
            <text:p>Surgeons</text:p>
          </table:table-cell>
          <table:table-cell office:value-type="string" calcext:value-type="string">
            <text:p>Mentoring</text:p>
          </table:table-cell>
          <table:table-cell office:value-type="date" office:date-value="2019-09-01" calcext:value-type="date">
            <text:p>1-Sep-19</text:p>
          </table:table-cell>
          <table:table-cell office:value-type="date" office:date-value="2020-03-29" calcext:value-type="date">
            <text:p>29-Mar-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Africa Mercy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SMV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$Sheet1.$F92]&amp;&quot; | &quot;&amp;[$Sheet1.$H92]&amp;&quot; | &quot;&amp;TEXT([$Sheet1.$J92];&quot;ddmmmyy&quot;)&amp;&quot;-&quot;&amp;TEXT([$Sheet1.$K92];&quot;ddmmmyy&quot;)&amp;&quot; | &quot;&amp;[$Sheet1.$M92]&amp;&quot; | &quot;&amp;[$Sheet1.$O92]&amp;&quot; | &quot;&amp;[$Sheet1.$P92]&amp;&quot; | &quot;&amp;[$Sheet1.$Q92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MCB Mentoring</text:p>
          </table:table-cell>
          <table:table-cell office:value-type="string" calcext:value-type="string">
            <text:p>Anesthesia Provider Mentoring</text:p>
          </table:table-cell>
          <table:table-cell office:value-type="string" calcext:value-type="string">
            <text:p>Formation par mentorat des anesthésistes</text:p>
          </table:table-cell>
          <table:table-cell office:value-type="string" calcext:value-type="string">
            <text:p>Anesthesia Providers</text:p>
          </table:table-cell>
          <table:table-cell office:value-type="string" calcext:value-type="string">
            <text:p>Mentoring</text:p>
          </table:table-cell>
          <table:table-cell office:value-type="date" office:date-value="2019-09-01" calcext:value-type="date">
            <text:p>1-Sep-19</text:p>
          </table:table-cell>
          <table:table-cell office:value-type="date" office:date-value="2020-03-29" calcext:value-type="date">
            <text:p>29-Mar-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Africa Mercy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APM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$Sheet1.$F93]&amp;&quot; | &quot;&amp;[$Sheet1.$H93]&amp;&quot; | &quot;&amp;TEXT([$Sheet1.$J93];&quot;ddmmmyy&quot;)&amp;&quot;-&quot;&amp;TEXT([$Sheet1.$K93];&quot;ddmmmyy&quot;)&amp;&quot; | &quot;&amp;[$Sheet1.$M93]&amp;&quot; | &quot;&amp;[$Sheet1.$O93]&amp;&quot; | &quot;&amp;[$Sheet1.$P93]&amp;&quot; | &quot;&amp;[$Sheet1.$Q93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MCB Mentoring</text:p>
          </table:table-cell>
          <table:table-cell office:value-type="string" calcext:value-type="string">
            <text:p>Surgical Nurse Mentoring</text:p>
          </table:table-cell>
          <table:table-cell office:value-type="string" calcext:value-type="string">
            <text:p>Formation par mentorat d'infirmière en chirurgie</text:p>
          </table:table-cell>
          <table:table-cell office:value-type="string" calcext:value-type="string">
            <text:p>Surgical Nurses</text:p>
          </table:table-cell>
          <table:table-cell office:value-type="string" calcext:value-type="string">
            <text:p>Mentoring</text:p>
          </table:table-cell>
          <table:table-cell office:value-type="date" office:date-value="2019-09-01" calcext:value-type="date">
            <text:p>1-Sep-19</text:p>
          </table:table-cell>
          <table:table-cell office:value-type="date" office:date-value="2020-03-29" calcext:value-type="date">
            <text:p>29-Mar-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Africa Mercy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NM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$Sheet1.$F94]&amp;&quot; | &quot;&amp;[$Sheet1.$H94]&amp;&quot; | &quot;&amp;TEXT([$Sheet1.$J94];&quot;ddmmmyy&quot;)&amp;&quot;-&quot;&amp;TEXT([$Sheet1.$K94];&quot;ddmmmyy&quot;)&amp;&quot; | &quot;&amp;[$Sheet1.$M94]&amp;&quot; | &quot;&amp;[$Sheet1.$O94]&amp;&quot; | &quot;&amp;[$Sheet1.$P94]&amp;&quot; | &quot;&amp;[$Sheet1.$Q94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MCB Mentoring</text:p>
          </table:table-cell>
          <table:table-cell office:value-type="string" calcext:value-type="string">
            <text:p>Maxillofacial PUMP Mentoring</text:p>
          </table:table-cell>
          <table:table-cell office:value-type="string" calcext:value-type="string">
            <text:p>Programme de mentorat (PUMP) en chirurgie maxillo-faciale</text:p>
          </table:table-cell>
          <table:table-cell office:value-type="string" calcext:value-type="string">
            <text:p>Surgeons</text:p>
          </table:table-cell>
          <table:table-cell office:value-type="string" calcext:value-type="string">
            <text:p>Mentoring</text:p>
          </table:table-cell>
          <table:table-cell office:value-type="date" office:date-value="2019-09-01" calcext:value-type="date">
            <text:p>1-Sep-19</text:p>
          </table:table-cell>
          <table:table-cell office:value-type="date" office:date-value="2020-03-29" calcext:value-type="date">
            <text:p>29-Mar-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Africa Mercy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MFP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$Sheet1.$F95]&amp;&quot; | &quot;&amp;[$Sheet1.$H95]&amp;&quot; | &quot;&amp;TEXT([$Sheet1.$J95];&quot;ddmmmyy&quot;)&amp;&quot;-&quot;&amp;TEXT([$Sheet1.$K95];&quot;ddmmmyy&quot;)&amp;&quot; | &quot;&amp;[$Sheet1.$M95]&amp;&quot; | &quot;&amp;[$Sheet1.$O95]&amp;&quot; | &quot;&amp;[$Sheet1.$P95]&amp;&quot; | &quot;&amp;[$Sheet1.$Q95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MCB Mentoring</text:p>
          </table:table-cell>
          <table:table-cell office:value-type="string" calcext:value-type="string">
            <text:p>Maxillofacial PUMP Mentoring</text:p>
          </table:table-cell>
          <table:table-cell office:value-type="string" calcext:value-type="string">
            <text:p>Programme de mentorat (PUMP) en chirurgie maxillo-faciale</text:p>
          </table:table-cell>
          <table:table-cell office:value-type="string" calcext:value-type="string">
            <text:p>Anesthesia Providers</text:p>
          </table:table-cell>
          <table:table-cell office:value-type="string" calcext:value-type="string">
            <text:p>Mentoring</text:p>
          </table:table-cell>
          <table:table-cell office:value-type="date" office:date-value="2019-09-01" calcext:value-type="date">
            <text:p>1-Sep-19</text:p>
          </table:table-cell>
          <table:table-cell office:value-type="date" office:date-value="2020-03-29" calcext:value-type="date">
            <text:p>29-Mar-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Africa Mercy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MFP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$Sheet1.$F96]&amp;&quot; | &quot;&amp;[$Sheet1.$H96]&amp;&quot; | &quot;&amp;TEXT([$Sheet1.$J96];&quot;ddmmmyy&quot;)&amp;&quot;-&quot;&amp;TEXT([$Sheet1.$K96];&quot;ddmmmyy&quot;)&amp;&quot; | &quot;&amp;[$Sheet1.$M96]&amp;&quot; | &quot;&amp;[$Sheet1.$O96]&amp;&quot; | &quot;&amp;[$Sheet1.$P96]&amp;&quot; | &quot;&amp;[$Sheet1.$Q96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MCB Mentoring</text:p>
          </table:table-cell>
          <table:table-cell office:value-type="string" calcext:value-type="string">
            <text:p>Maxillofacial PUMP Mentoring</text:p>
          </table:table-cell>
          <table:table-cell office:value-type="string" calcext:value-type="string">
            <text:p>Programme de mentorat (PUMP) en chirurgie maxillo-faciale</text:p>
          </table:table-cell>
          <table:table-cell office:value-type="string" calcext:value-type="string">
            <text:p>Nurses</text:p>
          </table:table-cell>
          <table:table-cell office:value-type="string" calcext:value-type="string">
            <text:p>Mentoring</text:p>
          </table:table-cell>
          <table:table-cell office:value-type="date" office:date-value="2019-09-01" calcext:value-type="date">
            <text:p>1-Sep-19</text:p>
          </table:table-cell>
          <table:table-cell office:value-type="date" office:date-value="2020-03-29" calcext:value-type="date">
            <text:p>29-Mar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Africa Mercy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MFP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$Sheet1.$F97]&amp;&quot; | &quot;&amp;[$Sheet1.$H97]&amp;&quot; | &quot;&amp;TEXT([$Sheet1.$J97];&quot;ddmmmyy&quot;)&amp;&quot;-&quot;&amp;TEXT([$Sheet1.$K97];&quot;ddmmmyy&quot;)&amp;&quot; | &quot;&amp;[$Sheet1.$M97]&amp;&quot; | &quot;&amp;[$Sheet1.$O97]&amp;&quot; | &quot;&amp;[$Sheet1.$P97]&amp;&quot; | &quot;&amp;[$Sheet1.$Q97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MCB Mentoring</text:p>
          </table:table-cell>
          <table:table-cell office:value-type="string" calcext:value-type="string">
            <text:p>Pediatric General PUMP Mentoring</text:p>
          </table:table-cell>
          <table:table-cell office:value-type="string" calcext:value-type="string">
            <text:p>Programme de mentorat <text:s/>(PUMP) en pédiatrie générale</text:p>
          </table:table-cell>
          <table:table-cell office:value-type="string" calcext:value-type="string">
            <text:p>Surgeons</text:p>
          </table:table-cell>
          <table:table-cell office:value-type="string" calcext:value-type="string">
            <text:p>Mentoring</text:p>
          </table:table-cell>
          <table:table-cell office:value-type="date" office:date-value="2019-09-01" calcext:value-type="date">
            <text:p>1-Sep-19</text:p>
          </table:table-cell>
          <table:table-cell office:value-type="date" office:date-value="2020-03-29" calcext:value-type="date">
            <text:p>29-Mar-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Africa Mercy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PGP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$Sheet1.$F98]&amp;&quot; | &quot;&amp;[$Sheet1.$H98]&amp;&quot; | &quot;&amp;TEXT([$Sheet1.$J98];&quot;ddmmmyy&quot;)&amp;&quot;-&quot;&amp;TEXT([$Sheet1.$K98];&quot;ddmmmyy&quot;)&amp;&quot; | &quot;&amp;[$Sheet1.$M98]&amp;&quot; | &quot;&amp;[$Sheet1.$O98]&amp;&quot; | &quot;&amp;[$Sheet1.$P98]&amp;&quot; | &quot;&amp;[$Sheet1.$Q98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MCB Mentoring</text:p>
          </table:table-cell>
          <table:table-cell office:value-type="string" calcext:value-type="string">
            <text:p>Pediatric General PUMP Mentoring</text:p>
          </table:table-cell>
          <table:table-cell office:value-type="string" calcext:value-type="string">
            <text:p>Programme de mentorat <text:s/>(PUMP) en pédiatrie générale</text:p>
          </table:table-cell>
          <table:table-cell office:value-type="string" calcext:value-type="string">
            <text:p>Anesthesia Providers</text:p>
          </table:table-cell>
          <table:table-cell office:value-type="string" calcext:value-type="string">
            <text:p>Mentoring</text:p>
          </table:table-cell>
          <table:table-cell office:value-type="date" office:date-value="2019-09-01" calcext:value-type="date">
            <text:p>1-Sep-19</text:p>
          </table:table-cell>
          <table:table-cell office:value-type="date" office:date-value="2020-03-29" calcext:value-type="date">
            <text:p>29-Mar-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Africa Mercy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PGP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$Sheet1.$F99]&amp;&quot; | &quot;&amp;[$Sheet1.$H99]&amp;&quot; | &quot;&amp;TEXT([$Sheet1.$J99];&quot;ddmmmyy&quot;)&amp;&quot;-&quot;&amp;TEXT([$Sheet1.$K99];&quot;ddmmmyy&quot;)&amp;&quot; | &quot;&amp;[$Sheet1.$M99]&amp;&quot; | &quot;&amp;[$Sheet1.$O99]&amp;&quot; | &quot;&amp;[$Sheet1.$P99]&amp;&quot; | &quot;&amp;[$Sheet1.$Q99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MCB Mentoring</text:p>
          </table:table-cell>
          <table:table-cell office:value-type="string" calcext:value-type="string">
            <text:p>Pediatric General PUMP Mentoring</text:p>
          </table:table-cell>
          <table:table-cell office:value-type="string" calcext:value-type="string">
            <text:p>Programme de mentorat <text:s/>(PUMP) en pédiatrie générale</text:p>
          </table:table-cell>
          <table:table-cell office:value-type="string" calcext:value-type="string">
            <text:p>Nurses</text:p>
          </table:table-cell>
          <table:table-cell office:value-type="string" calcext:value-type="string">
            <text:p>Mentoring</text:p>
          </table:table-cell>
          <table:table-cell office:value-type="date" office:date-value="2019-09-01" calcext:value-type="date">
            <text:p>1-Sep-19</text:p>
          </table:table-cell>
          <table:table-cell office:value-type="date" office:date-value="2020-03-29" calcext:value-type="date">
            <text:p>29-Mar-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Africa Mercy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PGP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$Sheet1.$F100]&amp;&quot; | &quot;&amp;[$Sheet1.$H100]&amp;&quot; | &quot;&amp;TEXT([$Sheet1.$J100];&quot;ddmmmyy&quot;)&amp;&quot;-&quot;&amp;TEXT([$Sheet1.$K100];&quot;ddmmmyy&quot;)&amp;&quot; | &quot;&amp;[$Sheet1.$M100]&amp;&quot; | &quot;&amp;[$Sheet1.$O100]&amp;&quot; | &quot;&amp;[$Sheet1.$P100]&amp;&quot; | &quot;&amp;[$Sheet1.$Q100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MCB Mentoring</text:p>
          </table:table-cell>
          <table:table-cell office:value-type="string" calcext:value-type="string">
            <text:p>Clubfoot Mentoring</text:p>
          </table:table-cell>
          <table:table-cell office:value-type="string" calcext:value-type="string">
            <text:p>Formation en Pieds bots</text:p>
          </table:table-cell>
          <table:table-cell office:value-type="string" calcext:value-type="string">
            <text:p>Doctors</text:p>
          </table:table-cell>
          <table:table-cell office:value-type="string" calcext:value-type="string">
            <text:p>Mentoring</text:p>
          </table:table-cell>
          <table:table-cell office:value-type="date" office:date-value="2019-09-01" calcext:value-type="date">
            <text:p>1-Sep-19</text:p>
          </table:table-cell>
          <table:table-cell office:value-type="date" office:date-value="2020-03-29" calcext:value-type="date">
            <text:p>29-Mar-2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Africa Mercy</text:p>
          </table:table-cell>
          <table:table-cell/>
          <table:table-cell table:style-name="ce33" office:value-type="float" office:value="63" calcext:value-type="float">
            <text:p>63</text:p>
          </table:table-cell>
          <table:table-cell office:value-type="string" calcext:value-type="string">
            <text:p>CLUBFOOT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$Sheet1.$F101]&amp;&quot; | &quot;&amp;[$Sheet1.$H101]&amp;&quot; | &quot;&amp;TEXT([$Sheet1.$J101];&quot;ddmmmyy&quot;)&amp;&quot;-&quot;&amp;TEXT([$Sheet1.$K101];&quot;ddmmmyy&quot;)&amp;&quot; | &quot;&amp;[$Sheet1.$M101]&amp;&quot; | &quot;&amp;[$Sheet1.$O101]&amp;&quot; | &quot;&amp;[$Sheet1.$P101]&amp;&quot; | &quot;&amp;[$Sheet1.$Q101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MCB Mentoring</text:p>
          </table:table-cell>
          <table:table-cell office:value-type="string" calcext:value-type="string">
            <text:p>Clubfoot Mentoring</text:p>
          </table:table-cell>
          <table:table-cell office:value-type="string" calcext:value-type="string">
            <text:p>Formation en Pieds bots</text:p>
          </table:table-cell>
          <table:table-cell office:value-type="string" calcext:value-type="string">
            <text:p>Healthcare Professionals</text:p>
          </table:table-cell>
          <table:table-cell office:value-type="string" calcext:value-type="string">
            <text:p>Mentoring</text:p>
          </table:table-cell>
          <table:table-cell office:value-type="date" office:date-value="2019-09-01" calcext:value-type="date">
            <text:p>1-Sep-19</text:p>
          </table:table-cell>
          <table:table-cell office:value-type="date" office:date-value="2020-03-29" calcext:value-type="date">
            <text:p>29-Mar-2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Africa Mercy</text:p>
          </table:table-cell>
          <table:table-cell/>
          <table:table-cell table:style-name="ce33" office:value-type="float" office:value="63" calcext:value-type="float">
            <text:p>63</text:p>
          </table:table-cell>
          <table:table-cell office:value-type="string" calcext:value-type="string">
            <text:p>CLUBFOOT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$Sheet1.$F102]&amp;&quot; | &quot;&amp;[$Sheet1.$H102]&amp;&quot; | &quot;&amp;TEXT([$Sheet1.$J102];&quot;ddmmmyy&quot;)&amp;&quot;-&quot;&amp;TEXT([$Sheet1.$K102];&quot;ddmmmyy&quot;)&amp;&quot; | &quot;&amp;[$Sheet1.$M102]&amp;&quot; | &quot;&amp;[$Sheet1.$O102]&amp;&quot; | &quot;&amp;[$Sheet1.$P102]&amp;&quot; | &quot;&amp;[$Sheet1.$Q102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Biomedical Technician Courses</text:p>
          </table:table-cell>
          <table:table-cell office:value-type="string" calcext:value-type="string">
            <text:p>Anesthesia Repair and Maintenance Course</text:p>
          </table:table-cell>
          <table:table-cell office:value-type="string" calcext:value-type="string">
            <text:p>Cours biomedicaux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0-03-16" calcext:value-type="date">
            <text:p>16-Mar-20</text:p>
          </table:table-cell>
          <table:table-cell office:value-type="date" office:date-value="2020-03-27" calcext:value-type="date">
            <text:p>27-Mar-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ôpital General Idrissa Pouye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BTT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$Sheet1.$F103]&amp;&quot; | &quot;&amp;[$Sheet1.$H103]&amp;&quot; | &quot;&amp;TEXT([$Sheet1.$J103];&quot;ddmmmyy&quot;)&amp;&quot;-&quot;&amp;TEXT([$Sheet1.$K103];&quot;ddmmmyy&quot;)&amp;&quot; | &quot;&amp;[$Sheet1.$M103]&amp;&quot; | &quot;&amp;[$Sheet1.$O103]&amp;&quot; | &quot;&amp;[$Sheet1.$P103]&amp;&quot; | &quot;&amp;[$Sheet1.$Q103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Clubfoot Courses</text:p>
          </table:table-cell>
          <table:table-cell office:value-type="string" calcext:value-type="string">
            <text:p>Clubfoot Project</text:p>
          </table:table-cell>
          <table:table-cell office:value-type="string" calcext:value-type="string">
            <text:p>Cours 'Pieds Bots'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19-09-24" calcext:value-type="date">
            <text:p>24-Sep-19</text:p>
          </table:table-cell>
          <table:table-cell office:value-type="date" office:date-value="2019-09-26" calcext:value-type="date">
            <text:p>26-Sep-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Clubfoot Clinic @ HOPE Center/SIL</text:p>
          </table:table-cell>
          <table:table-cell office:value-type="string" calcext:value-type="string">
            <text:p>Dakar - one to two week Intensive Course</text:p>
          </table:table-cell>
          <table:table-cell table:style-name="ce33" office:value-type="float" office:value="63" calcext:value-type="float">
            <text:p>63</text:p>
          </table:table-cell>
          <table:table-cell office:value-type="string" calcext:value-type="string">
            <text:p>CLUBFOOT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$Sheet1.$F104]&amp;&quot; | &quot;&amp;[$Sheet1.$H104]&amp;&quot; | &quot;&amp;TEXT([$Sheet1.$J104];&quot;ddmmmyy&quot;)&amp;&quot;-&quot;&amp;TEXT([$Sheet1.$K104];&quot;ddmmmyy&quot;)&amp;&quot; | &quot;&amp;[$Sheet1.$M104]&amp;&quot; | &quot;&amp;[$Sheet1.$O104]&amp;&quot; | &quot;&amp;[$Sheet1.$P104]&amp;&quot; | &quot;&amp;[$Sheet1.$Q104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Sterile Processing Courses </text:p>
          </table:table-cell>
          <table:table-cell office:value-type="string" calcext:value-type="string">
            <text:p>Sterile Processing Course - Training of Trainers</text:p>
          </table:table-cell>
          <table:table-cell office:value-type="string" calcext:value-type="string">
            <text:p>Cours des techniciens en stérilisation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Course</text:p>
          </table:table-cell>
          <table:table-cell office:value-type="date" office:date-value="2020-01-21" calcext:value-type="date">
            <text:p>21-Jan-20</text:p>
          </table:table-cell>
          <table:table-cell office:value-type="date" office:date-value="2020-01-24" calcext:value-type="date">
            <text:p>24-Jan-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tel Colonia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STPSN19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$Sheet1.$F105]&amp;&quot; | &quot;&amp;[$Sheet1.$H105]&amp;&quot; | &quot;&amp;TEXT([$Sheet1.$J105];&quot;ddmmmyy&quot;)&amp;&quot;-&quot;&amp;TEXT([$Sheet1.$K105];&quot;ddmmmyy&quot;)&amp;&quot; | &quot;&amp;[$Sheet1.$M105]&amp;&quot; | &quot;&amp;[$Sheet1.$O105]&amp;&quot; | &quot;&amp;[$Sheet1.$P105]&amp;&quot; | &quot;&amp;[$Sheet1.$Q105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Mental Health</text:p>
          </table:table-cell>
          <table:table-cell office:value-type="string" calcext:value-type="string">
            <text:p>Illness and Trauma</text:p>
          </table:table-cell>
          <table:table-cell office:value-type="string" calcext:value-type="string">
            <text:p>Cours de santé mentale</text:p>
          </table:table-cell>
          <table:table-cell office:value-type="string" calcext:value-type="string">
            <text:p>Healthcare Professionals</text:p>
          </table:table-cell>
          <table:table-cell office:value-type="string" calcext:value-type="string">
            <text:p>Course</text:p>
          </table:table-cell>
          <table:table-cell office:value-type="date" office:date-value="2020-03-05" calcext:value-type="date">
            <text:p>5-Mar-20</text:p>
          </table:table-cell>
          <table:table-cell office:value-type="date" office:date-value="2020-03-10" calcext:value-type="date">
            <text:p>10-Mar-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Harper, Maryland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MHPROG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$Sheet1.$F106]&amp;&quot; | &quot;&amp;[$Sheet1.$H106]&amp;&quot; | &quot;&amp;TEXT([$Sheet1.$J106];&quot;ddmmmyy&quot;)&amp;&quot;-&quot;&amp;TEXT([$Sheet1.$K106];&quot;ddmmmyy&quot;)&amp;&quot; | &quot;&amp;[$Sheet1.$M106]&amp;&quot; | &quot;&amp;[$Sheet1.$O106]&amp;&quot; | &quot;&amp;[$Sheet1.$P106]&amp;&quot; | &quot;&amp;[$Sheet1.$Q106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Mental Health</text:p>
          </table:table-cell>
          <table:table-cell office:value-type="string" calcext:value-type="string">
            <text:p>Illness and Trauma</text:p>
          </table:table-cell>
          <table:table-cell office:value-type="string" calcext:value-type="string">
            <text:p>Cours de santé mentale</text:p>
          </table:table-cell>
          <table:table-cell office:value-type="string" calcext:value-type="string">
            <text:p>Healthcare Professionals</text:p>
          </table:table-cell>
          <table:table-cell office:value-type="string" calcext:value-type="string">
            <text:p>Course</text:p>
          </table:table-cell>
          <table:table-cell office:value-type="date" office:date-value="2020-03-15" calcext:value-type="date">
            <text:p>15-Mar-20</text:p>
          </table:table-cell>
          <table:table-cell office:value-type="date" office:date-value="2020-03-20" calcext:value-type="date">
            <text:p>20-Mar-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/>
          <table:table-cell office:value-type="string" calcext:value-type="string">
            <text:p>Cancelled due to COVID-19</text:p>
          </table:table-cell>
          <table:table-cell table:number-columns-repeated="1006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$Sheet1.$F107]&amp;&quot; | &quot;&amp;[$Sheet1.$H107]&amp;&quot; | &quot;&amp;TEXT([$Sheet1.$J107];&quot;ddmmmyy&quot;)&amp;&quot;-&quot;&amp;TEXT([$Sheet1.$K107];&quot;ddmmmyy&quot;)&amp;&quot; | &quot;&amp;[$Sheet1.$M107]&amp;&quot; | &quot;&amp;[$Sheet1.$O107]&amp;&quot; | &quot;&amp;[$Sheet1.$P107]&amp;&quot; | &quot;&amp;[$Sheet1.$Q107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Mental Health</text:p>
          </table:table-cell>
          <table:table-cell office:value-type="string" calcext:value-type="string">
            <text:p>Illness and Trauma</text:p>
          </table:table-cell>
          <table:table-cell office:value-type="string" calcext:value-type="string">
            <text:p>Cours de santé mentale</text:p>
          </table:table-cell>
          <table:table-cell office:value-type="string" calcext:value-type="string">
            <text:p>Church Leaders</text:p>
          </table:table-cell>
          <table:table-cell office:value-type="string" calcext:value-type="string">
            <text:p>Course</text:p>
          </table:table-cell>
          <table:table-cell office:value-type="date" office:date-value="2020-04-01" calcext:value-type="date">
            <text:p>1-Apr-20</text:p>
          </table:table-cell>
          <table:table-cell office:value-type="date" office:date-value="2020-04-12" calcext:value-type="date">
            <text:p>12-Apr-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Bong</text:p>
          </table:table-cell>
          <table:table-cell/>
          <table:table-cell office:value-type="string" calcext:value-type="string">
            <text:p>Cancelled due to COVID-19</text:p>
          </table:table-cell>
          <table:table-cell table:number-columns-repeated="1006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$Sheet1.$F108]&amp;&quot; | &quot;&amp;[$Sheet1.$H108]&amp;&quot; | &quot;&amp;TEXT([$Sheet1.$J108];&quot;ddmmmyy&quot;)&amp;&quot;-&quot;&amp;TEXT([$Sheet1.$K108];&quot;ddmmmyy&quot;)&amp;&quot; | &quot;&amp;[$Sheet1.$M108]&amp;&quot; | &quot;&amp;[$Sheet1.$O108]&amp;&quot; | &quot;&amp;[$Sheet1.$P108]&amp;&quot; | &quot;&amp;[$Sheet1.$Q108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Mental Health</text:p>
          </table:table-cell>
          <table:table-cell office:value-type="string" calcext:value-type="string">
            <text:p>Health and Wellbeing of Caregiver</text:p>
          </table:table-cell>
          <table:table-cell office:value-type="string" calcext:value-type="string">
            <text:p>Cours de santé ment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0-05-21" calcext:value-type="date">
            <text:p>21-May-20</text:p>
          </table:table-cell>
          <table:table-cell office:value-type="date" office:date-value="2020-05-22" calcext:value-type="date">
            <text:p>22-May-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Online</text:p>
          </table:table-cell>
          <table:table-cell/>
          <table:table-cell office:value-type="string" calcext:value-type="string">
            <text:p>Virtual, eLearning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ELEARN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$Sheet1.$F109]&amp;&quot; | &quot;&amp;[$Sheet1.$H109]&amp;&quot; | &quot;&amp;TEXT([$Sheet1.$J109];&quot;ddmmmyy&quot;)&amp;&quot;-&quot;&amp;TEXT([$Sheet1.$K109];&quot;ddmmmyy&quot;)&amp;&quot; | &quot;&amp;[$Sheet1.$M109]&amp;&quot; | &quot;&amp;[$Sheet1.$O109]&amp;&quot; | &quot;&amp;[$Sheet1.$P109]&amp;&quot; | &quot;&amp;[$Sheet1.$Q109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Mental Health</text:p>
          </table:table-cell>
          <table:table-cell office:value-type="string" calcext:value-type="string">
            <text:p>Health and Wellbeing of Caregiver</text:p>
          </table:table-cell>
          <table:table-cell office:value-type="string" calcext:value-type="string">
            <text:p>Cours de santé ment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0-06-18" calcext:value-type="date">
            <text:p>18-Jun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Online</text:p>
          </table:table-cell>
          <table:table-cell/>
          <table:table-cell office:value-type="string" calcext:value-type="string">
            <text:p>Virtual, eLearning</text:p>
          </table:table-cell>
          <table:table-cell office:value-type="string" calcext:value-type="string">
            <text:p>Two hours each - one in English and one in French</text:p>
          </table:table-cell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ELEARN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$Sheet1.$F110]&amp;&quot; | &quot;&amp;[$Sheet1.$H110]&amp;&quot; | &quot;&amp;TEXT([$Sheet1.$J110];&quot;ddmmmyy&quot;)&amp;&quot;-&quot;&amp;TEXT([$Sheet1.$K110];&quot;ddmmmyy&quot;)&amp;&quot; | &quot;&amp;[$Sheet1.$M110]&amp;&quot; | &quot;&amp;[$Sheet1.$O110]&amp;&quot; | &quot;&amp;[$Sheet1.$P110]&amp;&quot; | &quot;&amp;[$Sheet1.$Q110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Mental Health</text:p>
          </table:table-cell>
          <table:table-cell office:value-type="string" calcext:value-type="string">
            <text:p>Health and Wellbeing of Caregiver</text:p>
          </table:table-cell>
          <table:table-cell office:value-type="string" calcext:value-type="string">
            <text:p>Cours de santé ment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0-07-21" calcext:value-type="date">
            <text:p>21-Jul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Online</text:p>
          </table:table-cell>
          <table:table-cell/>
          <table:table-cell office:value-type="string" calcext:value-type="string">
            <text:p>Virtual, eLearning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ELEARN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$Sheet1.$F111]&amp;&quot; | &quot;&amp;[$Sheet1.$H111]&amp;&quot; | &quot;&amp;TEXT([$Sheet1.$J111];&quot;ddmmmyy&quot;)&amp;&quot;-&quot;&amp;TEXT([$Sheet1.$K111];&quot;ddmmmyy&quot;)&amp;&quot; | &quot;&amp;[$Sheet1.$M111]&amp;&quot; | &quot;&amp;[$Sheet1.$O111]&amp;&quot; | &quot;&amp;[$Sheet1.$P111]&amp;&quot; | &quot;&amp;[$Sheet1.$Q111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Clubfoot Courses</text:p>
          </table:table-cell>
          <table:table-cell office:value-type="string" calcext:value-type="string">
            <text:p>Clubfoot Mentoring</text:p>
          </table:table-cell>
          <table:table-cell office:value-type="string" calcext:value-type="string">
            <text:p>Cours 'Pieds Bots'</text:p>
          </table:table-cell>
          <table:table-cell office:value-type="string" calcext:value-type="string">
            <text:p>Surgeons</text:p>
          </table:table-cell>
          <table:table-cell office:value-type="string" calcext:value-type="string">
            <text:p>Mentoring</text:p>
          </table:table-cell>
          <table:table-cell office:value-type="date" office:date-value="2020-04-01" calcext:value-type="date">
            <text:p>1-Apr-20</text:p>
          </table:table-cell>
          <table:table-cell office:value-type="date" office:date-value="2020-05-30" calcext:value-type="date">
            <text:p>30-May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Online</text:p>
          </table:table-cell>
          <table:table-cell/>
          <table:table-cell office:value-type="string" calcext:value-type="string">
            <text:p>Virtual, eLearning</text:p>
          </table:table-cell>
          <table:table-cell office:value-type="string" calcext:value-type="string">
            <text:p>ceased for now as the Program Manager, Nick V has left Mercy Ships. Same Participants as during the Senegal 2019/2020 Field Service.</text:p>
          </table:table-cell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ELEARN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$Sheet1.$F112]&amp;&quot; | &quot;&amp;[$Sheet1.$H112]&amp;&quot; | &quot;&amp;TEXT([$Sheet1.$J112];&quot;ddmmmyy&quot;)&amp;&quot;-&quot;&amp;TEXT([$Sheet1.$K112];&quot;ddmmmyy&quot;)&amp;&quot; | &quot;&amp;[$Sheet1.$M112]&amp;&quot; | &quot;&amp;[$Sheet1.$O112]&amp;&quot; | &quot;&amp;[$Sheet1.$P112]&amp;&quot; | &quot;&amp;[$Sheet1.$Q112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table:number-columns-repeated="2" office:value-type="string" calcext:value-type="string">
            <text:p>Biomedical Technician Mentoring</text:p>
          </table:table-cell>
          <table:table-cell office:value-type="string" calcext:value-type="string">
            <text:p>Formation par mentorat des technicien biomédical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Mentoring</text:p>
          </table:table-cell>
          <table:table-cell table:number-columns-repeated="2" office:value-type="date" office:date-value="2020-10-01" calcext:value-type="date">
            <text:p>1-Oct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Online</text:p>
          </table:table-cell>
          <table:table-cell/>
          <table:table-cell office:value-type="string" calcext:value-type="string">
            <text:p>Virtual, eLearning</text:p>
          </table:table-cell>
          <table:table-cell office:value-type="string" calcext:value-type="string">
            <text:p>Same Participants as during the Guinea 2018/2019 Field Service</text:p>
          </table:table-cell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ELEARN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$Sheet1.$F113]&amp;&quot; | &quot;&amp;[$Sheet1.$H113]&amp;&quot; | &quot;&amp;TEXT([$Sheet1.$J113];&quot;ddmmmyy&quot;)&amp;&quot;-&quot;&amp;TEXT([$Sheet1.$K113];&quot;ddmmmyy&quot;)&amp;&quot; | &quot;&amp;[$Sheet1.$M113]&amp;&quot; | &quot;&amp;[$Sheet1.$O113]&amp;&quot; | &quot;&amp;[$Sheet1.$P113]&amp;&quot; | &quot;&amp;[$Sheet1.$Q113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Palliative Care Courses</text:p>
          </table:table-cell>
          <table:table-cell office:value-type="string" calcext:value-type="string">
            <text:p>Palliative Care Principles &amp; Practices</text:p>
          </table:table-cell>
          <table:table-cell office:value-type="string" calcext:value-type="string">
            <text:p>Cours soins palliatifs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0-09-01" calcext:value-type="date">
            <text:p>1-Sep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Online</text:p>
          </table:table-cell>
          <table:table-cell/>
          <table:table-cell office:value-type="string" calcext:value-type="string">
            <text:p>Virtual, eLearning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ELEARN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$Sheet1.$F114]&amp;&quot; | &quot;&amp;[$Sheet1.$H114]&amp;&quot; | &quot;&amp;TEXT([$Sheet1.$J114];&quot;ddmmmyy&quot;)&amp;&quot;-&quot;&amp;TEXT([$Sheet1.$K114];&quot;ddmmmyy&quot;)&amp;&quot; | &quot;&amp;[$Sheet1.$M114]&amp;&quot; | &quot;&amp;[$Sheet1.$O114]&amp;&quot; | &quot;&amp;[$Sheet1.$P114]&amp;&quot; | &quot;&amp;[$Sheet1.$Q114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Palliative Care Courses</text:p>
          </table:table-cell>
          <table:table-cell office:value-type="string" calcext:value-type="string">
            <text:p>Palliative Care Principles &amp; Practices - Training of Trainers</text:p>
          </table:table-cell>
          <table:table-cell office:value-type="string" calcext:value-type="string">
            <text:p>Cours soins palliatifs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0-09-02" calcext:value-type="date">
            <text:p>2-Sep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Online</text:p>
          </table:table-cell>
          <table:table-cell/>
          <table:table-cell office:value-type="string" calcext:value-type="string">
            <text:p>Virtual, eLearning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ELEARN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$Sheet1.$F115]&amp;&quot; | &quot;&amp;[$Sheet1.$H115]&amp;&quot; | &quot;&amp;TEXT([$Sheet1.$J115];&quot;ddmmmyy&quot;)&amp;&quot;-&quot;&amp;TEXT([$Sheet1.$K115];&quot;ddmmmyy&quot;)&amp;&quot; | &quot;&amp;[$Sheet1.$M115]&amp;&quot; | &quot;&amp;[$Sheet1.$O115]&amp;&quot; | &quot;&amp;[$Sheet1.$P115]&amp;&quot; | &quot;&amp;[$Sheet1.$Q115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Skills Transfer Training</text:p>
          </table:table-cell>
          <table:table-cell office:value-type="string" calcext:value-type="string">
            <text:p>Nutritional Agriculture</text:p>
          </table:table-cell>
          <table:table-cell office:value-type="string" calcext:value-type="string">
            <text:p>Food For Life</text:p>
          </table:table-cell>
          <table:table-cell office:value-type="string" calcext:value-type="string">
            <text:p>Cours d'agriculture nutritionnel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0-10-19" calcext:value-type="date">
            <text:p>19-Oct-20</text:p>
          </table:table-cell>
          <table:table-cell office:value-type="date" office:date-value="2020-12-20" calcext:value-type="date">
            <text:p>20-Dec-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Benin</text:p>
          </table:table-cell>
          <table:table-cell/>
          <table:table-cell office:value-type="string" calcext:value-type="string">
            <text:p>ONG Phaz Compassion BENIN</text:p>
          </table:table-cell>
          <table:table-cell office:value-type="string" calcext:value-type="string">
            <text:p>in Benin - reduced training to 8 weeks - thus not a typical 22-23 wks which we classify as To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FL</text:p>
          </table:table-cell>
          <table:table-cell office:value-type="string" calcext:value-type="string">
            <text:p>BN20</text:p>
          </table:table-cell>
          <table:table-cell table:number-columns-repeated="1003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$Sheet1.$F116]&amp;&quot; | &quot;&amp;[$Sheet1.$H116]&amp;&quot; | &quot;&amp;TEXT([$Sheet1.$J116];&quot;ddmmmyy&quot;)&amp;&quot;-&quot;&amp;TEXT([$Sheet1.$K116];&quot;ddmmmyy&quot;)&amp;&quot; | &quot;&amp;[$Sheet1.$M116]&amp;&quot; | &quot;&amp;[$Sheet1.$O116]&amp;&quot; | &quot;&amp;[$Sheet1.$P116]&amp;&quot; | &quot;&amp;[$Sheet1.$Q116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Skills Transfer Training</text:p>
          </table:table-cell>
          <table:table-cell office:value-type="string" calcext:value-type="string">
            <text:p>Dental Partner Unit Mentoring Program</text:p>
          </table:table-cell>
          <table:table-cell office:value-type="string" calcext:value-type="string">
            <text:p>Student Mentoring Program</text:p>
          </table:table-cell>
          <table:table-cell office:value-type="string" calcext:value-type="string">
            <text:p>Programme de mentorat (PUMP) en dentaires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Mentoring</text:p>
          </table:table-cell>
          <table:table-cell office:value-type="date" office:date-value="2020-01-01" calcext:value-type="date">
            <text:p>1-Jan-20</text:p>
          </table:table-cell>
          <table:table-cell office:value-type="date" office:date-value="2027-12-31" calcext:value-type="date">
            <text:p>31-Dec-2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ff-ship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Conakry</text:p>
          </table:table-cell>
          <table:table-cell office:value-type="string" calcext:value-type="string">
            <text:p>Université Gamal Abdel Nasser – Conakry (UGANC)</text:p>
          </table:table-cell>
          <table:table-cell office:value-type="string" calcext:value-type="string">
            <text:p>Find actual participant info and hours in GamalUniversityDental_Mentoring-DMS_2020.xlsx fil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NTAL</text:p>
          </table:table-cell>
          <table:table-cell table:style-name="ce37" office:value-type="string" calcext:value-type="string">
            <text:p>GAMAL</text:p>
          </table:table-cell>
          <table:table-cell table:number-columns-repeated="1003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$Sheet1.$F117]&amp;&quot; | &quot;&amp;[$Sheet1.$H117]&amp;&quot; | &quot;&amp;TEXT([$Sheet1.$J117];&quot;ddmmmyy&quot;)&amp;&quot;-&quot;&amp;TEXT([$Sheet1.$K117];&quot;ddmmmyy&quot;)&amp;&quot; | &quot;&amp;[$Sheet1.$M117]&amp;&quot; | &quot;&amp;[$Sheet1.$O117]&amp;&quot; | &quot;&amp;[$Sheet1.$P117]&amp;&quot; | &quot;&amp;[$Sheet1.$Q117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office:value-type="string" calcext:value-type="string">
            <text:p>Dental Care</text:p>
          </table:table-cell>
          <table:table-cell office:value-type="string" calcext:value-type="string">
            <text:p>Gamal Dental Clinic</text:p>
          </table:table-cell>
          <table:table-cell office:value-type="string" calcext:value-type="string">
            <text:p>Gamal - Soins dentaires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Dental</text:p>
          </table:table-cell>
          <table:table-cell office:value-type="date" office:date-value="2020-01-01" calcext:value-type="date">
            <text:p>1-Jan-20</text:p>
          </table:table-cell>
          <table:table-cell office:value-type="date" office:date-value="2023-12-31" calcext:value-type="date">
            <text:p>31-Dec-2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Off-ship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Conakry</text:p>
          </table:table-cell>
          <table:table-cell office:value-type="string" calcext:value-type="string">
            <text:p>Université Gamal Abdel Nasser – Conakry (UGANC)</text:p>
          </table:table-cell>
          <table:table-cell office:value-type="string" calcext:value-type="string">
            <text:p>Find actual medical info in GamalUniversityDental_Mentoring-DMS_2020.xlsx fil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NTAL</text:p>
          </table:table-cell>
          <table:table-cell office:value-type="string" calcext:value-type="string">
            <text:p>GAMAL</text:p>
          </table:table-cell>
          <table:table-cell table:number-columns-repeated="1003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$Sheet1.$F118]&amp;&quot; | &quot;&amp;[$Sheet1.$H118]&amp;&quot; | &quot;&amp;TEXT([$Sheet1.$J118];&quot;ddmmmyy&quot;)&amp;&quot;-&quot;&amp;TEXT([$Sheet1.$K118];&quot;ddmmmyy&quot;)&amp;&quot; | &quot;&amp;[$Sheet1.$M118]&amp;&quot; | &quot;&amp;[$Sheet1.$O118]&amp;&quot; | &quot;&amp;[$Sheet1.$P118]&amp;&quot; | &quot;&amp;[$Sheet1.$Q118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Skills Transfer Training</text:p>
          </table:table-cell>
          <table:table-cell office:value-type="string" calcext:value-type="string">
            <text:p>Nutritional Agriculture</text:p>
          </table:table-cell>
          <table:table-cell office:value-type="string" calcext:value-type="string">
            <text:p>Food For Life</text:p>
          </table:table-cell>
          <table:table-cell office:value-type="string" calcext:value-type="string">
            <text:p>Cours d'agriculture nutritionnel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1-02-19" calcext:value-type="date">
            <text:p>19-Feb-21</text:p>
          </table:table-cell>
          <table:table-cell office:value-type="date" office:date-value="2021-06-30" calcext:value-type="date">
            <text:p>30-Jun-2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-ship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Mbour</text:p>
          </table:table-cell>
          <table:table-cell office:value-type="string" calcext:value-type="string">
            <text:p>Beer-Sheba Project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FLSN21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$Sheet1.$F119]&amp;&quot; | &quot;&amp;[$Sheet1.$H119]&amp;&quot; | &quot;&amp;TEXT([$Sheet1.$J119];&quot;ddmmmyy&quot;)&amp;&quot;-&quot;&amp;TEXT([$Sheet1.$K119];&quot;ddmmmyy&quot;)&amp;&quot; | &quot;&amp;[$Sheet1.$M119]&amp;&quot; | &quot;&amp;[$Sheet1.$O119]&amp;&quot; | &quot;&amp;[$Sheet1.$P119]&amp;&quot; | &quot;&amp;[$Sheet1.$Q119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Biomedical Technician Mentoring</text:p>
          </table:table-cell>
          <table:table-cell office:value-type="string" calcext:value-type="string">
            <text:p>Biomedical Technician Training</text:p>
          </table:table-cell>
          <table:table-cell office:value-type="string" calcext:value-type="string">
            <text:p>Formation par mentorat des technicien biomédical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1-06-21" calcext:value-type="date">
            <text:p>21-Jun-21</text:p>
          </table:table-cell>
          <table:table-cell office:value-type="date" office:date-value="2021-08-20" calcext:value-type="date">
            <text:p>20-Aug-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Biomedical Training Center - Ministry of Health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BIOMED</text:p>
          </table:table-cell>
          <table:table-cell office:value-type="string" calcext:value-type="string">
            <text:p>LI21</text:p>
          </table:table-cell>
          <table:table-cell table:number-columns-repeated="1003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$Sheet1.$F120]&amp;&quot; | &quot;&amp;[$Sheet1.$H120]&amp;&quot; | &quot;&amp;TEXT([$Sheet1.$J120];&quot;ddmmmyy&quot;)&amp;&quot;-&quot;&amp;TEXT([$Sheet1.$K120];&quot;ddmmmyy&quot;)&amp;&quot; | &quot;&amp;[$Sheet1.$M120]&amp;&quot; | &quot;&amp;[$Sheet1.$O120]&amp;&quot; | &quot;&amp;[$Sheet1.$P120]&amp;&quot; | &quot;&amp;[$Sheet1.$Q120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Biomedical Technician Mentoring</text:p>
          </table:table-cell>
          <table:table-cell office:value-type="string" calcext:value-type="string">
            <text:p>Biomedical Anesthesia Machine Training</text:p>
          </table:table-cell>
          <table:table-cell office:value-type="string" calcext:value-type="string">
            <text:p>Formation par mentorat des technicien biomédical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1-06-10" calcext:value-type="date">
            <text:p>10-Jun-21</text:p>
          </table:table-cell>
          <table:table-cell office:value-type="date" office:date-value="2021-06-18" calcext:value-type="date">
            <text:p>18-Jun-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Biomedical Training Center - Ministry of Health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BIOMED</text:p>
          </table:table-cell>
          <table:table-cell office:value-type="string" calcext:value-type="string">
            <text:p>LI21</text:p>
          </table:table-cell>
          <table:table-cell table:number-columns-repeated="1003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$Sheet1.$F121]&amp;&quot; | &quot;&amp;[$Sheet1.$H121]&amp;&quot; | &quot;&amp;TEXT([$Sheet1.$J121];&quot;ddmmmyy&quot;)&amp;&quot;-&quot;&amp;TEXT([$Sheet1.$K121];&quot;ddmmmyy&quot;)&amp;&quot; | &quot;&amp;[$Sheet1.$M121]&amp;&quot; | &quot;&amp;[$Sheet1.$O121]&amp;&quot; | &quot;&amp;[$Sheet1.$P121]&amp;&quot; | &quot;&amp;[$Sheet1.$Q121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Clubfoot Courses</text:p>
          </table:table-cell>
          <table:table-cell office:value-type="string" calcext:value-type="string">
            <text:p>Ponseti Clubfoot Course</text:p>
          </table:table-cell>
          <table:table-cell office:value-type="string" calcext:value-type="string">
            <text:p>Cours 'Pieds Bots'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1-11-08" calcext:value-type="date">
            <text:p>8-Nov-21</text:p>
          </table:table-cell>
          <table:table-cell office:value-type="date" office:date-value="2021-11-12" calcext:value-type="date">
            <text:p>12-Nov-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tel Colonia</text:p>
          </table:table-cell>
          <table:table-cell/>
          <table:table-cell table:style-name="ce33" office:value-type="float" office:value="63" calcext:value-type="float">
            <text:p>63</text:p>
          </table:table-cell>
          <table:table-cell office:value-type="string" calcext:value-type="string">
            <text:p>CLUBFOOT</text:p>
          </table:table-cell>
          <table:table-cell office:value-type="string" calcext:value-type="string">
            <text:p>SN21</text:p>
          </table:table-cell>
          <table:table-cell table:number-columns-repeated="1003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$Sheet1.$F122]&amp;&quot; | &quot;&amp;[$Sheet1.$H122]&amp;&quot; | &quot;&amp;TEXT([$Sheet1.$J122];&quot;ddmmmyy&quot;)&amp;&quot;-&quot;&amp;TEXT([$Sheet1.$K122];&quot;ddmmmyy&quot;)&amp;&quot; | &quot;&amp;[$Sheet1.$M122]&amp;&quot; | &quot;&amp;[$Sheet1.$O122]&amp;&quot; | &quot;&amp;[$Sheet1.$P122]&amp;&quot; | &quot;&amp;[$Sheet1.$Q122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office:value-type="string" calcext:value-type="string">
            <text:p>Neurosurgery</text:p>
          </table:table-cell>
          <table:table-cell office:value-type="string" calcext:value-type="string">
            <text:p>CURE International Children's Hospital of Uganda</text:p>
          </table:table-cell>
          <table:table-cell office:value-type="string" calcext:value-type="string">
            <text:p>Neurochirurgi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Neurosurgery</text:p>
          </table:table-cell>
          <table:table-cell office:value-type="date" office:date-value="2021-02-01" calcext:value-type="date">
            <text:p>1-Feb-21</text:p>
          </table:table-cell>
          <table:table-cell office:value-type="date" office:date-value="2021-03-30" calcext:value-type="date">
            <text:p>30-Mar-21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Uganda</text:p>
          </table:table-cell>
          <table:table-cell office:value-type="string" calcext:value-type="string">
            <text:p>Mbale</text:p>
          </table:table-cell>
          <table:table-cell office:value-type="string" calcext:value-type="string">
            <text:p>CURE Children's Hospital of Uganda</text:p>
          </table:table-cell>
          <table:table-cell office:value-type="string" calcext:value-type="string">
            <text:p>Sarah Kwok is providing anesthesia care for surgeries and paying for sugerie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RGERY</text:p>
          </table:table-cell>
          <table:table-cell office:value-type="string" calcext:value-type="string">
            <text:p>CURE21</text:p>
          </table:table-cell>
          <table:table-cell table:number-columns-repeated="1003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$Sheet1.$F123]&amp;&quot; | &quot;&amp;[$Sheet1.$H123]&amp;&quot; | &quot;&amp;TEXT([$Sheet1.$J123];&quot;ddmmmyy&quot;)&amp;&quot;-&quot;&amp;TEXT([$Sheet1.$K123];&quot;ddmmmyy&quot;)&amp;&quot; | &quot;&amp;[$Sheet1.$M123]&amp;&quot; | &quot;&amp;[$Sheet1.$O123]&amp;&quot; | &quot;&amp;[$Sheet1.$P123]&amp;&quot; | &quot;&amp;[$Sheet1.$Q123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Mental Health</text:p>
          </table:table-cell>
          <table:table-cell office:value-type="string" calcext:value-type="string">
            <text:p>Transformational Development of Ex-Offenders</text:p>
          </table:table-cell>
          <table:table-cell office:value-type="string" calcext:value-type="string">
            <text:p>Cours de santé ment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1-02-17" calcext:value-type="date">
            <text:p>17-Feb-21</text:p>
          </table:table-cell>
          <table:table-cell office:value-type="date" office:date-value="2021-10-30" calcext:value-type="date">
            <text:p>30-Oct-21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outh Africa</text:p>
          </table:table-cell>
          <table:table-cell office:value-type="string" calcext:value-type="string">
            <text:p>East London</text:p>
          </table:table-cell>
          <table:table-cell office:value-type="string" calcext:value-type="string">
            <text:p>Gompo Center, Community Church</text:p>
          </table:table-cell>
          <table:table-cell office:value-type="string" calcext:value-type="string">
            <text:p>Henry Gwani and Lyn Westman are project lead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HPROG</text:p>
          </table:table-cell>
          <table:table-cell office:value-type="string" calcext:value-type="string">
            <text:p>SA21</text:p>
          </table:table-cell>
          <table:table-cell table:number-columns-repeated="1003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$Sheet1.$F124]&amp;&quot; | &quot;&amp;[$Sheet1.$H124]&amp;&quot; | &quot;&amp;TEXT([$Sheet1.$J124];&quot;ddmmmyy&quot;)&amp;&quot;-&quot;&amp;TEXT([$Sheet1.$K124];&quot;ddmmmyy&quot;)&amp;&quot; | &quot;&amp;[$Sheet1.$M124]&amp;&quot; | &quot;&amp;[$Sheet1.$O124]&amp;&quot; | &quot;&amp;[$Sheet1.$P124]&amp;&quot; | &quot;&amp;[$Sheet1.$Q124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Mental Health</text:p>
          </table:table-cell>
          <table:table-cell office:value-type="string" calcext:value-type="string">
            <text:p>Understanding Stress</text:p>
          </table:table-cell>
          <table:table-cell office:value-type="string" calcext:value-type="string">
            <text:p>Cours de santé ment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1-02-01" calcext:value-type="date">
            <text:p>1-Feb-21</text:p>
          </table:table-cell>
          <table:table-cell office:value-type="date" office:date-value="2021-04-30" calcext:value-type="date">
            <text:p>30-Apr-21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Online</text:p>
          </table:table-cell>
          <table:table-cell/>
          <table:table-cell office:value-type="string" calcext:value-type="string">
            <text:p>Virtual, eLearning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ELEARN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$Sheet1.$F125]&amp;&quot; | &quot;&amp;[$Sheet1.$H125]&amp;&quot; | &quot;&amp;TEXT([$Sheet1.$J125];&quot;ddmmmyy&quot;)&amp;&quot;-&quot;&amp;TEXT([$Sheet1.$K125];&quot;ddmmmyy&quot;)&amp;&quot; | &quot;&amp;[$Sheet1.$M125]&amp;&quot; | &quot;&amp;[$Sheet1.$O125]&amp;&quot; | &quot;&amp;[$Sheet1.$P125]&amp;&quot; | &quot;&amp;[$Sheet1.$Q125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office:value-type="string" calcext:value-type="string">
            <text:p>Plastics Surgery</text:p>
          </table:table-cell>
          <table:table-cell office:value-type="string" calcext:value-type="string">
            <text:p>CURE International Children's Hospital of Niger</text:p>
          </table:table-cell>
          <table:table-cell office:value-type="string" calcext:value-type="string">
            <text:p>Chirurgie plastique et reconstructiv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Plastics</text:p>
          </table:table-cell>
          <table:table-cell office:value-type="date" office:date-value="2021-03-01" calcext:value-type="date">
            <text:p>1-Mar-21</text:p>
          </table:table-cell>
          <table:table-cell office:value-type="date" office:date-value="2021-04-03" calcext:value-type="date">
            <text:p>3-Apr-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Niger</text:p>
          </table:table-cell>
          <table:table-cell office:value-type="string" calcext:value-type="string">
            <text:p>Niamey</text:p>
          </table:table-cell>
          <table:table-cell office:value-type="string" calcext:value-type="string">
            <text:p>CURE Hôpital des Enfants au Niger</text:p>
          </table:table-cell>
          <table:table-cell office:value-type="string" calcext:value-type="string">
            <text:p>Tertius Venter is performing surgerie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RGERY</text:p>
          </table:table-cell>
          <table:table-cell office:value-type="string" calcext:value-type="string">
            <text:p>CURE21</text:p>
          </table:table-cell>
          <table:table-cell table:number-columns-repeated="1003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$Sheet1.$F126]&amp;&quot; | &quot;&amp;[$Sheet1.$H126]&amp;&quot; | &quot;&amp;TEXT([$Sheet1.$J126];&quot;ddmmmyy&quot;)&amp;&quot;-&quot;&amp;TEXT([$Sheet1.$K126];&quot;ddmmmyy&quot;)&amp;&quot; | &quot;&amp;[$Sheet1.$M126]&amp;&quot; | &quot;&amp;[$Sheet1.$O126]&amp;&quot; | &quot;&amp;[$Sheet1.$P126]&amp;&quot; | &quot;&amp;[$Sheet1.$Q126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Lifebox</text:p>
          </table:table-cell>
          <table:table-cell office:value-type="string" calcext:value-type="string">
            <text:p>Clean Cut</text:p>
          </table:table-cell>
          <table:table-cell office:value-type="string" calcext:value-type="string">
            <text:p>Cours de Lifebox - Clean Cut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1-03-01" calcext:value-type="date">
            <text:p>1-Mar-21</text:p>
          </table:table-cell>
          <table:table-cell office:value-type="date" office:date-value="2021-06-30" calcext:value-type="date">
            <text:p>30-Jun-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Gbarnga</text:p>
          </table:table-cell>
          <table:table-cell office:value-type="string" calcext:value-type="string">
            <text:p>Hospital: CB Dunbar</text:p>
          </table:table-cell>
          <table:table-cell office:value-type="string" calcext:value-type="string">
            <text:p>Courses include: Clean Cut, PPE - Best Practice &amp; Guidelines, Pulse ox distribution and Training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IFEBOX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$Sheet1.$F127]&amp;&quot; | &quot;&amp;[$Sheet1.$H127]&amp;&quot; | &quot;&amp;TEXT([$Sheet1.$J127];&quot;ddmmmyy&quot;)&amp;&quot;-&quot;&amp;TEXT([$Sheet1.$K127];&quot;ddmmmyy&quot;)&amp;&quot; | &quot;&amp;[$Sheet1.$M127]&amp;&quot; | &quot;&amp;[$Sheet1.$O127]&amp;&quot; | &quot;&amp;[$Sheet1.$P127]&amp;&quot; | &quot;&amp;[$Sheet1.$Q127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Lifebox</text:p>
          </table:table-cell>
          <table:table-cell office:value-type="string" calcext:value-type="string">
            <text:p>Clean Cut</text:p>
          </table:table-cell>
          <table:table-cell office:value-type="string" calcext:value-type="string">
            <text:p>Cours de Lifebox - Clean Cut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1-03-01" calcext:value-type="date">
            <text:p>1-Mar-21</text:p>
          </table:table-cell>
          <table:table-cell office:value-type="date" office:date-value="2021-06-30" calcext:value-type="date">
            <text:p>30-Jun-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Hospital: Redemption</text:p>
          </table:table-cell>
          <table:table-cell office:value-type="string" calcext:value-type="string">
            <text:p>Courses include: Clean Cut, PPE - Best Practice &amp; Guidelines, Pulse ox distribution and Training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IFEBOX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$Sheet1.$F128]&amp;&quot; | &quot;&amp;[$Sheet1.$H128]&amp;&quot; | &quot;&amp;TEXT([$Sheet1.$J128];&quot;ddmmmyy&quot;)&amp;&quot;-&quot;&amp;TEXT([$Sheet1.$K128];&quot;ddmmmyy&quot;)&amp;&quot; | &quot;&amp;[$Sheet1.$M128]&amp;&quot; | &quot;&amp;[$Sheet1.$O128]&amp;&quot; | &quot;&amp;[$Sheet1.$P128]&amp;&quot; | &quot;&amp;[$Sheet1.$Q128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Lifebox</text:p>
          </table:table-cell>
          <table:table-cell office:value-type="string" calcext:value-type="string">
            <text:p>Clean Cut</text:p>
          </table:table-cell>
          <table:table-cell office:value-type="string" calcext:value-type="string">
            <text:p>Cours de Lifebox - Clean Cut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1-03-01" calcext:value-type="date">
            <text:p>1-Mar-21</text:p>
          </table:table-cell>
          <table:table-cell office:value-type="date" office:date-value="2021-06-30" calcext:value-type="date">
            <text:p>30-Jun-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Gbarnga</text:p>
          </table:table-cell>
          <table:table-cell office:value-type="string" calcext:value-type="string">
            <text:p>Hospital: Phebe</text:p>
          </table:table-cell>
          <table:table-cell office:value-type="string" calcext:value-type="string">
            <text:p>Courses include: Clean Cut, PPE - Best Practice &amp; Guidelines, Pulse ox distribution and Training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IFEBOX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$Sheet1.$F129]&amp;&quot; | &quot;&amp;[$Sheet1.$H129]&amp;&quot; | &quot;&amp;TEXT([$Sheet1.$J129];&quot;ddmmmyy&quot;)&amp;&quot;-&quot;&amp;TEXT([$Sheet1.$K129];&quot;ddmmmyy&quot;)&amp;&quot; | &quot;&amp;[$Sheet1.$M129]&amp;&quot; | &quot;&amp;[$Sheet1.$O129]&amp;&quot; | &quot;&amp;[$Sheet1.$P129]&amp;&quot; | &quot;&amp;[$Sheet1.$Q129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Lifebox</text:p>
          </table:table-cell>
          <table:table-cell office:value-type="string" calcext:value-type="string">
            <text:p>Clean Cut</text:p>
          </table:table-cell>
          <table:table-cell office:value-type="string" calcext:value-type="string">
            <text:p>Cours de Lifebox - Clean Cut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1-03-01" calcext:value-type="date">
            <text:p>1-Mar-21</text:p>
          </table:table-cell>
          <table:table-cell office:value-type="date" office:date-value="2021-06-30" calcext:value-type="date">
            <text:p>30-Jun-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Tubmanburg</text:p>
          </table:table-cell>
          <table:table-cell office:value-type="string" calcext:value-type="string">
            <text:p>Hospital: Bomi</text:p>
          </table:table-cell>
          <table:table-cell office:value-type="string" calcext:value-type="string">
            <text:p>Courses include: Clean Cut, PPE - Best Practice &amp; Guidelines, Pulse ox distribution and Training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IFEBOX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$Sheet1.$F130]&amp;&quot; | &quot;&amp;[$Sheet1.$H130]&amp;&quot; | &quot;&amp;TEXT([$Sheet1.$J130];&quot;ddmmmyy&quot;)&amp;&quot;-&quot;&amp;TEXT([$Sheet1.$K130];&quot;ddmmmyy&quot;)&amp;&quot; | &quot;&amp;[$Sheet1.$M130]&amp;&quot; | &quot;&amp;[$Sheet1.$O130]&amp;&quot; | &quot;&amp;[$Sheet1.$P130]&amp;&quot; | &quot;&amp;[$Sheet1.$Q130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Lifebox</text:p>
          </table:table-cell>
          <table:table-cell office:value-type="string" calcext:value-type="string">
            <text:p>Clean Cut</text:p>
          </table:table-cell>
          <table:table-cell office:value-type="string" calcext:value-type="string">
            <text:p>Cours de Lifebox - Clean Cut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1-03-01" calcext:value-type="date">
            <text:p>1-Mar-21</text:p>
          </table:table-cell>
          <table:table-cell office:value-type="date" office:date-value="2021-06-30" calcext:value-type="date">
            <text:p>30-Jun-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Kakata</text:p>
          </table:table-cell>
          <table:table-cell office:value-type="string" calcext:value-type="string">
            <text:p>Hospital: CH Rennie</text:p>
          </table:table-cell>
          <table:table-cell office:value-type="string" calcext:value-type="string">
            <text:p>Courses include: Clean Cut, PPE - Best Practice &amp; Guidelines, Pulse ox distribution and Training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IFEBOX</text:p>
          </table:table-cell>
          <table:table-cell table:style-name="ce33"/>
          <table:table-cell table:number-columns-repeated="1003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$Sheet1.$F131]&amp;&quot; | &quot;&amp;[$Sheet1.$H131]&amp;&quot; | &quot;&amp;TEXT([$Sheet1.$J131];&quot;ddmmmyy&quot;)&amp;&quot;-&quot;&amp;TEXT([$Sheet1.$K131];&quot;ddmmmyy&quot;)&amp;&quot; | &quot;&amp;[$Sheet1.$M131]&amp;&quot; | &quot;&amp;[$Sheet1.$O131]&amp;&quot; | &quot;&amp;[$Sheet1.$P131]&amp;&quot; | &quot;&amp;[$Sheet1.$Q131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Essential Pain Management Courses</text:p>
          </table:table-cell>
          <table:table-cell office:value-type="string" calcext:value-type="string">
            <text:p>Essential Pain Management Course</text:p>
          </table:table-cell>
          <table:table-cell office:value-type="string" calcext:value-type="string">
            <text:p>Cours de gestion de la douleur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1-04-19" calcext:value-type="date">
            <text:p>19-Apr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-ship</text:p>
          </table:table-cell>
          <table:table-cell/>
          <table:table-cell table:style-name="ce25" office:value-type="string" calcext:value-type="string">
            <text:p>Benin</text:p>
          </table:table-cell>
          <table:table-cell table:style-name="ce25" office:value-type="string" calcext:value-type="string">
            <text:p>Cotonou</text:p>
          </table:table-cell>
          <table:table-cell table:style-name="ce25" office:value-type="string" calcext:value-type="string">
            <text:p>Golden Tulip Le Diplomate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PM</text:p>
          </table:table-cell>
          <table:table-cell office:value-type="string" calcext:value-type="string">
            <text:p>BN21</text:p>
          </table:table-cell>
          <table:table-cell table:number-columns-repeated="100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$Sheet1.$F132]&amp;&quot; | &quot;&amp;[$Sheet1.$H132]&amp;&quot; | &quot;&amp;TEXT([$Sheet1.$J132];&quot;ddmmmyy&quot;)&amp;&quot;-&quot;&amp;TEXT([$Sheet1.$K132];&quot;ddmmmyy&quot;)&amp;&quot; | &quot;&amp;[$Sheet1.$M132]&amp;&quot; | &quot;&amp;[$Sheet1.$O132]&amp;&quot; | &quot;&amp;[$Sheet1.$P132]&amp;&quot; | &quot;&amp;[$Sheet1.$Q132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Essential Pain Management Courses</text:p>
          </table:table-cell>
          <table:table-cell office:value-type="string" calcext:value-type="string">
            <text:p>Essential Pain Management Course - Training of Trainers</text:p>
          </table:table-cell>
          <table:table-cell office:value-type="string" calcext:value-type="string">
            <text:p>Cours de gestion de la douleur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1-04-20" calcext:value-type="date">
            <text:p>20-Apr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-ship</text:p>
          </table:table-cell>
          <table:table-cell/>
          <table:table-cell table:style-name="ce25" office:value-type="string" calcext:value-type="string">
            <text:p>Benin</text:p>
          </table:table-cell>
          <table:table-cell table:style-name="ce25" office:value-type="string" calcext:value-type="string">
            <text:p>Cotonou</text:p>
          </table:table-cell>
          <table:table-cell table:style-name="ce25" office:value-type="string" calcext:value-type="string">
            <text:p>Golden Tulip Le Diplomate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PM</text:p>
          </table:table-cell>
          <table:table-cell office:value-type="string" calcext:value-type="string">
            <text:p>BN21</text:p>
          </table:table-cell>
          <table:table-cell table:number-columns-repeated="1003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$Sheet1.$F133]&amp;&quot; | &quot;&amp;[$Sheet1.$H133]&amp;&quot; | &quot;&amp;TEXT([$Sheet1.$J133];&quot;ddmmmyy&quot;)&amp;&quot;-&quot;&amp;TEXT([$Sheet1.$K133];&quot;ddmmmyy&quot;)&amp;&quot; | &quot;&amp;[$Sheet1.$M133]&amp;&quot; | &quot;&amp;[$Sheet1.$O133]&amp;&quot; | &quot;&amp;[$Sheet1.$P133]&amp;&quot; | &quot;&amp;[$Sheet1.$Q133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Essential Pain Management Courses</text:p>
          </table:table-cell>
          <table:table-cell office:value-type="string" calcext:value-type="string">
            <text:p>Essential Pain Management Course</text:p>
          </table:table-cell>
          <table:table-cell office:value-type="string" calcext:value-type="string">
            <text:p>Cours de gestion de la douleur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1-04-21" calcext:value-type="date">
            <text:p>21-Apr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-ship</text:p>
          </table:table-cell>
          <table:table-cell/>
          <table:table-cell table:style-name="ce25" office:value-type="string" calcext:value-type="string">
            <text:p>Benin</text:p>
          </table:table-cell>
          <table:table-cell table:style-name="ce25" office:value-type="string" calcext:value-type="string">
            <text:p>Cotonou</text:p>
          </table:table-cell>
          <table:table-cell table:style-name="ce25" office:value-type="string" calcext:value-type="string">
            <text:p>Golden Tulip Le Diplomate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PM</text:p>
          </table:table-cell>
          <table:table-cell office:value-type="string" calcext:value-type="string">
            <text:p>BN21</text:p>
          </table:table-cell>
          <table:table-cell table:number-columns-repeated="1003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$Sheet1.$F134]&amp;&quot; | &quot;&amp;[$Sheet1.$H134]&amp;&quot; | &quot;&amp;TEXT([$Sheet1.$J134];&quot;ddmmmyy&quot;)&amp;&quot;-&quot;&amp;TEXT([$Sheet1.$K134];&quot;ddmmmyy&quot;)&amp;&quot; | &quot;&amp;[$Sheet1.$M134]&amp;&quot; | &quot;&amp;[$Sheet1.$O134]&amp;&quot; | &quot;&amp;[$Sheet1.$P134]&amp;&quot; | &quot;&amp;[$Sheet1.$Q134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Essential Pain Management Courses</text:p>
          </table:table-cell>
          <table:table-cell office:value-type="string" calcext:value-type="string">
            <text:p>Essential Pain Management Course</text:p>
          </table:table-cell>
          <table:table-cell office:value-type="string" calcext:value-type="string">
            <text:p>Cours de gestion de la douleur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1-04-22" calcext:value-type="date">
            <text:p>22-Apr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-ship</text:p>
          </table:table-cell>
          <table:table-cell/>
          <table:table-cell table:style-name="ce25" office:value-type="string" calcext:value-type="string">
            <text:p>Benin</text:p>
          </table:table-cell>
          <table:table-cell table:style-name="ce25" office:value-type="string" calcext:value-type="string">
            <text:p>Cotonou</text:p>
          </table:table-cell>
          <table:table-cell table:style-name="ce25" office:value-type="string" calcext:value-type="string">
            <text:p>Golden Tulip Le Diplomate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PM</text:p>
          </table:table-cell>
          <table:table-cell office:value-type="string" calcext:value-type="string">
            <text:p>BN21</text:p>
          </table:table-cell>
          <table:table-cell table:number-columns-repeated="1003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$Sheet1.$F135]&amp;&quot; | &quot;&amp;[$Sheet1.$H135]&amp;&quot; | &quot;&amp;TEXT([$Sheet1.$J135];&quot;ddmmmyy&quot;)&amp;&quot;-&quot;&amp;TEXT([$Sheet1.$K135];&quot;ddmmmyy&quot;)&amp;&quot; | &quot;&amp;[$Sheet1.$M135]&amp;&quot; | &quot;&amp;[$Sheet1.$O135]&amp;&quot; | &quot;&amp;[$Sheet1.$P135]&amp;&quot; | &quot;&amp;[$Sheet1.$Q135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Essential Pain Management Courses</text:p>
          </table:table-cell>
          <table:table-cell office:value-type="string" calcext:value-type="string">
            <text:p>Essential Pain Management Course</text:p>
          </table:table-cell>
          <table:table-cell office:value-type="string" calcext:value-type="string">
            <text:p>Cours de gestion de la douleur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1-04-23" calcext:value-type="date">
            <text:p>23-Apr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-ship</text:p>
          </table:table-cell>
          <table:table-cell/>
          <table:table-cell table:style-name="ce25" office:value-type="string" calcext:value-type="string">
            <text:p>Benin</text:p>
          </table:table-cell>
          <table:table-cell table:style-name="ce25" office:value-type="string" calcext:value-type="string">
            <text:p>Cotonou</text:p>
          </table:table-cell>
          <table:table-cell table:style-name="ce25" office:value-type="string" calcext:value-type="string">
            <text:p>Golden Tulip Le Diplomate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PM</text:p>
          </table:table-cell>
          <table:table-cell office:value-type="string" calcext:value-type="string">
            <text:p>BN21</text:p>
          </table:table-cell>
          <table:table-cell table:number-columns-repeated="100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$Sheet1.$F136]&amp;&quot; | &quot;&amp;[$Sheet1.$H136]&amp;&quot; | &quot;&amp;TEXT([$Sheet1.$J136];&quot;ddmmmyy&quot;)&amp;&quot;-&quot;&amp;TEXT([$Sheet1.$K136];&quot;ddmmmyy&quot;)&amp;&quot; | &quot;&amp;[$Sheet1.$M136]&amp;&quot; | &quot;&amp;[$Sheet1.$O136]&amp;&quot; | &quot;&amp;[$Sheet1.$P136]&amp;&quot; | &quot;&amp;[$Sheet1.$Q136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office:value-type="string" calcext:value-type="string">
            <text:p>Ophthalmic Surgery</text:p>
          </table:table-cell>
          <table:table-cell office:value-type="string" calcext:value-type="string">
            <text:p>Togo Cataract Surgery Teaching Institute Investment</text:p>
          </table:table-cell>
          <table:table-cell office:value-type="string" calcext:value-type="string">
            <text:p>Chirurgie ophtalmologique 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Ophthalmic</text:p>
          </table:table-cell>
          <table:table-cell office:value-type="date" office:date-value="2021-01-20" calcext:value-type="date">
            <text:p>20-Jan-21</text:p>
          </table:table-cell>
          <table:table-cell office:value-type="date" office:date-value="2023-12-31" calcext:value-type="date">
            <text:p>31-Dec-2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Togo</text:p>
          </table:table-cell>
          <table:table-cell office:value-type="string" calcext:value-type="string">
            <text:p>Lomé</text:p>
          </table:table-cell>
          <table:table-cell office:value-type="string" calcext:value-type="string">
            <text:p>Clinique Ophtalmologique Lumiere Divine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O21</text:p>
          </table:table-cell>
          <table:table-cell table:number-columns-repeated="1003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$Sheet1.$F137]&amp;&quot; | &quot;&amp;[$Sheet1.$H137]&amp;&quot; | &quot;&amp;TEXT([$Sheet1.$J137];&quot;ddmmmyy&quot;)&amp;&quot;-&quot;&amp;TEXT([$Sheet1.$K137];&quot;ddmmmyy&quot;)&amp;&quot; | &quot;&amp;[$Sheet1.$M137]&amp;&quot; | &quot;&amp;[$Sheet1.$O137]&amp;&quot; | &quot;&amp;[$Sheet1.$P137]&amp;&quot; | &quot;&amp;[$Sheet1.$Q137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MCB Surgeon Mentoring</text:p>
          </table:table-cell>
          <table:table-cell office:value-type="string" calcext:value-type="string">
            <text:p>Togo Cataract Surgery Teaching Institute Investment</text:p>
          </table:table-cell>
          <table:table-cell office:value-type="string" calcext:value-type="string">
            <text:p>Formation par mentorat des chirurgiens ophtalmologique </text:p>
          </table:table-cell>
          <table:table-cell office:value-type="string" calcext:value-type="string">
            <text:p>Surgeons</text:p>
          </table:table-cell>
          <table:table-cell office:value-type="string" calcext:value-type="string">
            <text:p>Mentoring</text:p>
          </table:table-cell>
          <table:table-cell office:value-type="date" office:date-value="2021-01-20" calcext:value-type="date">
            <text:p>20-Jan-21</text:p>
          </table:table-cell>
          <table:table-cell office:value-type="date" office:date-value="2023-12-31" calcext:value-type="date">
            <text:p>31-Dec-2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Togo</text:p>
          </table:table-cell>
          <table:table-cell office:value-type="string" calcext:value-type="string">
            <text:p>Lomé</text:p>
          </table:table-cell>
          <table:table-cell office:value-type="string" calcext:value-type="string">
            <text:p>Clinique Ophtalmologique Lumiere Divine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VISIONMCB</text:p>
          </table:table-cell>
          <table:table-cell office:value-type="string" calcext:value-type="string">
            <text:p>TO21</text:p>
          </table:table-cell>
          <table:table-cell table:number-columns-repeated="1003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$Sheet1.$F138]&amp;&quot; | &quot;&amp;[$Sheet1.$H138]&amp;&quot; | &quot;&amp;TEXT([$Sheet1.$J138];&quot;ddmmmyy&quot;)&amp;&quot;-&quot;&amp;TEXT([$Sheet1.$K138];&quot;ddmmmyy&quot;)&amp;&quot; | &quot;&amp;[$Sheet1.$M138]&amp;&quot; | &quot;&amp;[$Sheet1.$O138]&amp;&quot; | &quot;&amp;[$Sheet1.$P138]&amp;&quot; | &quot;&amp;[$Sheet1.$Q138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Mental Health</text:p>
          </table:table-cell>
          <table:table-cell office:value-type="string" calcext:value-type="string">
            <text:p>Understanding People, Mental Health and Trauma</text:p>
          </table:table-cell>
          <table:table-cell office:value-type="string" calcext:value-type="string">
            <text:p>Cours de santé ment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1-05-03" calcext:value-type="date">
            <text:p>3-May-21</text:p>
          </table:table-cell>
          <table:table-cell office:value-type="date" office:date-value="2021-05-07" calcext:value-type="date">
            <text:p>7-May-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Corina Hotel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MHPROG</text:p>
          </table:table-cell>
          <table:table-cell office:value-type="string" calcext:value-type="string">
            <text:p>LI21</text:p>
          </table:table-cell>
          <table:table-cell table:number-columns-repeated="1003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$Sheet1.$F139]&amp;&quot; | &quot;&amp;[$Sheet1.$H139]&amp;&quot; | &quot;&amp;TEXT([$Sheet1.$J139];&quot;ddmmmyy&quot;)&amp;&quot;-&quot;&amp;TEXT([$Sheet1.$K139];&quot;ddmmmyy&quot;)&amp;&quot; | &quot;&amp;[$Sheet1.$M139]&amp;&quot; | &quot;&amp;[$Sheet1.$O139]&amp;&quot; | &quot;&amp;[$Sheet1.$P139]&amp;&quot; | &quot;&amp;[$Sheet1.$Q139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Mental Health</text:p>
          </table:table-cell>
          <table:table-cell office:value-type="string" calcext:value-type="string">
            <text:p>Understanding People, Mental Health and Trauma</text:p>
          </table:table-cell>
          <table:table-cell office:value-type="string" calcext:value-type="string">
            <text:p>Cours de santé ment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1-05-10" calcext:value-type="date">
            <text:p>10-May-21</text:p>
          </table:table-cell>
          <table:table-cell office:value-type="date" office:date-value="2021-05-21" calcext:value-type="date">
            <text:p>21-May-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Gbarnga</text:p>
          </table:table-cell>
          <table:table-cell office:value-type="string" calcext:value-type="string">
            <text:p>Catholic Pastoral Center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MHPROG</text:p>
          </table:table-cell>
          <table:table-cell office:value-type="string" calcext:value-type="string">
            <text:p>LI21</text:p>
          </table:table-cell>
          <table:table-cell table:number-columns-repeated="100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$Sheet1.$F140]&amp;&quot; | &quot;&amp;[$Sheet1.$H140]&amp;&quot; | &quot;&amp;TEXT([$Sheet1.$J140];&quot;ddmmmyy&quot;)&amp;&quot;-&quot;&amp;TEXT([$Sheet1.$K140];&quot;ddmmmyy&quot;)&amp;&quot; | &quot;&amp;[$Sheet1.$M140]&amp;&quot; | &quot;&amp;[$Sheet1.$O140]&amp;&quot; | &quot;&amp;[$Sheet1.$P140]&amp;&quot; | &quot;&amp;[$Sheet1.$Q140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office:value-type="string" calcext:value-type="string">
            <text:p>Dental Care</text:p>
          </table:table-cell>
          <table:table-cell office:value-type="string" calcext:value-type="string">
            <text:p>Dental Campaign</text:p>
          </table:table-cell>
          <table:table-cell office:value-type="string" calcext:value-type="string">
            <text:p>Soins dentaires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Dental</text:p>
          </table:table-cell>
          <table:table-cell office:value-type="date" office:date-value="2020-05-01" calcext:value-type="date">
            <text:p>1-May-20</text:p>
          </table:table-cell>
          <table:table-cell office:value-type="date" office:date-value="2023-12-31" calcext:value-type="date">
            <text:p>31-Dec-2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Guinea</text:p>
          </table:table-cell>
          <table:table-cell office:value-type="string" calcext:value-type="string">
            <text:p>Conakry</text:p>
          </table:table-cell>
          <table:table-cell office:value-type="string" calcext:value-type="string">
            <text:p>Université Gamal Abdel Nasser – Conakry (UGANC)</text:p>
          </table:table-cell>
          <table:table-cell office:value-type="string" calcext:value-type="string">
            <text:p>This project is an expansion of the general Gamal dental project (ID: 117) and is free dental care completely funded by Mercy Ships.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NTAL</text:p>
          </table:table-cell>
          <table:table-cell office:value-type="string" calcext:value-type="string">
            <text:p>GAMAL</text:p>
          </table:table-cell>
          <table:table-cell table:number-columns-repeated="1003"/>
        </table:table-row>
        <table:table-row table:style-name="ro4">
          <table:table-cell office:value-type="float" office:value="141" calcext:value-type="float">
            <text:p>141</text:p>
          </table:table-cell>
          <table:table-cell table:formula="of:=[$Sheet1.$F141]&amp;&quot; | &quot;&amp;[$Sheet1.$H141]&amp;&quot; | &quot;&amp;TEXT([$Sheet1.$J141];&quot;ddmmmyy&quot;)&amp;&quot;-&quot;&amp;TEXT([$Sheet1.$K141];&quot;ddmmmyy&quot;)&amp;&quot; | &quot;&amp;[$Sheet1.$M141]&amp;&quot; | &quot;&amp;[$Sheet1.$O141]&amp;&quot; | &quot;&amp;[$Sheet1.$P141]&amp;&quot; | &quot;&amp;[$Sheet1.$Q141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Surgery</text:p>
          </table:table-cell>
          <table:table-cell office:value-type="string" calcext:value-type="string">
            <text:p>Safe Surgery Course</text:p>
          </table:table-cell>
          <table:table-cell office:value-type="string" calcext:value-type="string">
            <text:p>Chirurgie plus sûr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1-05-26" calcext:value-type="date">
            <text:p>26-May-21</text:p>
          </table:table-cell>
          <table:table-cell office:value-type="date" office:date-value="2021-05-29" calcext:value-type="date">
            <text:p>29-May-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Guinea</text:p>
          </table:table-cell>
          <table:table-cell office:value-type="string" calcext:value-type="string">
            <text:p>Kindia</text:p>
          </table:table-cell>
          <table:table-cell table:style-name="ce26" office:value-type="string" calcext:value-type="string">
            <text:p>Kindia Hospital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N21</text:p>
          </table:table-cell>
          <table:table-cell table:number-columns-repeated="1003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$Sheet1.$F142]&amp;&quot; | &quot;&amp;[$Sheet1.$H142]&amp;&quot; | &quot;&amp;TEXT([$Sheet1.$J142];&quot;ddmmmyy&quot;)&amp;&quot;-&quot;&amp;TEXT([$Sheet1.$K142];&quot;ddmmmyy&quot;)&amp;&quot; | &quot;&amp;[$Sheet1.$M142]&amp;&quot; | &quot;&amp;[$Sheet1.$O142]&amp;&quot; | &quot;&amp;[$Sheet1.$P142]&amp;&quot; | &quot;&amp;[$Sheet1.$Q142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Palliative Care Courses</text:p>
          </table:table-cell>
          <table:table-cell office:value-type="string" calcext:value-type="string">
            <text:p>Palliative Care Principles &amp; Practices</text:p>
          </table:table-cell>
          <table:table-cell office:value-type="string" calcext:value-type="string">
            <text:p>Cours soins palliatifs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1-07-05" calcext:value-type="date">
            <text:p>5-Jul-21</text:p>
          </table:table-cell>
          <table:table-cell office:value-type="date" office:date-value="2021-07-09" calcext:value-type="date">
            <text:p>9-Jul-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tel Colonia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PCC</text:p>
          </table:table-cell>
          <table:table-cell office:value-type="string" calcext:value-type="string">
            <text:p>SN21</text:p>
          </table:table-cell>
          <table:table-cell table:number-columns-repeated="1003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$Sheet1.$F143]&amp;&quot; | &quot;&amp;[$Sheet1.$H143]&amp;&quot; | &quot;&amp;TEXT([$Sheet1.$J143];&quot;ddmmmyy&quot;)&amp;&quot;-&quot;&amp;TEXT([$Sheet1.$K143];&quot;ddmmmyy&quot;)&amp;&quot; | &quot;&amp;[$Sheet1.$M143]&amp;&quot; | &quot;&amp;[$Sheet1.$O143]&amp;&quot; | &quot;&amp;[$Sheet1.$P143]&amp;&quot; | &quot;&amp;[$Sheet1.$Q143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Palliative Care Courses</text:p>
          </table:table-cell>
          <table:table-cell office:value-type="string" calcext:value-type="string">
            <text:p>Palliative Care Principles &amp; Practices - Training of Trainers</text:p>
          </table:table-cell>
          <table:table-cell office:value-type="string" calcext:value-type="string">
            <text:p>Cours soins palliatifs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Mentoring</text:p>
          </table:table-cell>
          <table:table-cell office:value-type="date" office:date-value="2021-07-05" calcext:value-type="date">
            <text:p>5-Jul-21</text:p>
          </table:table-cell>
          <table:table-cell office:value-type="date" office:date-value="2021-07-09" calcext:value-type="date">
            <text:p>9-Jul-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tel Colonia</text:p>
          </table:table-cell>
          <table:table-cell office:value-type="string" calcext:value-type="string">
            <text:p>For the former ToT’s that came to teach last week…how should they be accounted for? -Marina Schmid. Denny Alcorn determined to count it as Mentoring former ToT participants.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CC</text:p>
          </table:table-cell>
          <table:table-cell office:value-type="string" calcext:value-type="string">
            <text:p>SN21</text:p>
          </table:table-cell>
          <table:table-cell table:number-columns-repeated="100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$Sheet1.$F144]&amp;&quot; | &quot;&amp;[$Sheet1.$H144]&amp;&quot; | &quot;&amp;TEXT([$Sheet1.$J144];&quot;ddmmmyy&quot;)&amp;&quot;-&quot;&amp;TEXT([$Sheet1.$K144];&quot;ddmmmyy&quot;)&amp;&quot; | &quot;&amp;[$Sheet1.$M144]&amp;&quot; | &quot;&amp;[$Sheet1.$O144]&amp;&quot; | &quot;&amp;[$Sheet1.$P144]&amp;&quot; | &quot;&amp;[$Sheet1.$Q144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MCB Surgeon Mentoring</text:p>
          </table:table-cell>
          <table:table-cell office:value-type="string" calcext:value-type="string">
            <text:p>ELWA Hospital: Surgeon Mentoring</text:p>
          </table:table-cell>
          <table:table-cell office:value-type="string" calcext:value-type="string">
            <text:p>Formation par mentorat d'infirmière en chirurgie</text:p>
          </table:table-cell>
          <table:table-cell office:value-type="string" calcext:value-type="string">
            <text:p>Surgeons</text:p>
          </table:table-cell>
          <table:table-cell office:value-type="string" calcext:value-type="string">
            <text:p>Mentoring</text:p>
          </table:table-cell>
          <table:table-cell office:value-type="date" office:date-value="2021-06-28" calcext:value-type="date">
            <text:p>28-Jun-21</text:p>
          </table:table-cell>
          <table:table-cell office:value-type="date" office:date-value="2021-12-09" calcext:value-type="date">
            <text:p>9-Dec-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Eternal Love Winning Africa (ELWA) Hospital</text:p>
          </table:table-cell>
          <table:table-cell office:value-type="string" calcext:value-type="string">
            <text:p>Dr. Doug Schulte is mentoring surgeons and performing surgeries as the primary surgeon.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XFAC</text:p>
          </table:table-cell>
          <table:table-cell office:value-type="string" calcext:value-type="string">
            <text:p>ELWA21</text:p>
          </table:table-cell>
          <table:table-cell table:number-columns-repeated="1003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$Sheet1.$F145]&amp;&quot; | &quot;&amp;[$Sheet1.$H145]&amp;&quot; | &quot;&amp;TEXT([$Sheet1.$J145];&quot;ddmmmyy&quot;)&amp;&quot;-&quot;&amp;TEXT([$Sheet1.$K145];&quot;ddmmmyy&quot;)&amp;&quot; | &quot;&amp;[$Sheet1.$M145]&amp;&quot; | &quot;&amp;[$Sheet1.$O145]&amp;&quot; | &quot;&amp;[$Sheet1.$P145]&amp;&quot; | &quot;&amp;[$Sheet1.$Q145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office:value-type="string" calcext:value-type="string">
            <text:p>Maxillofacial Surgery</text:p>
          </table:table-cell>
          <table:table-cell office:value-type="string" calcext:value-type="string">
            <text:p>ELWA Hospital: Visiting Surgical Teams</text:p>
          </table:table-cell>
          <table:table-cell office:value-type="string" calcext:value-type="string">
            <text:p>Chirurgie maxillo-faciale / ORL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Maxillofacial</text:p>
          </table:table-cell>
          <table:table-cell office:value-type="date" office:date-value="2021-06-28" calcext:value-type="date">
            <text:p>28-Jun-21</text:p>
          </table:table-cell>
          <table:table-cell office:value-type="date" office:date-value="2021-12-09" calcext:value-type="date">
            <text:p>9-Dec-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Eternal Love Winning Africa (ELWA) Hospital</text:p>
          </table:table-cell>
          <table:table-cell office:value-type="string" calcext:value-type="string">
            <text:p>Dr. Doug Schulte is mentoring surgeons and performing surgeries as the primary surgeon.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XFAC</text:p>
          </table:table-cell>
          <table:table-cell office:value-type="string" calcext:value-type="string">
            <text:p>ELWA21</text:p>
          </table:table-cell>
          <table:table-cell table:number-columns-repeated="1003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$Sheet1.$F146]&amp;&quot; | &quot;&amp;[$Sheet1.$H146]&amp;&quot; | &quot;&amp;TEXT([$Sheet1.$J146];&quot;ddmmmyy&quot;)&amp;&quot;-&quot;&amp;TEXT([$Sheet1.$K146];&quot;ddmmmyy&quot;)&amp;&quot; | &quot;&amp;[$Sheet1.$M146]&amp;&quot; | &quot;&amp;[$Sheet1.$O146]&amp;&quot; | &quot;&amp;[$Sheet1.$P146]&amp;&quot; | &quot;&amp;[$Sheet1.$Q146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office:value-type="string" calcext:value-type="string">
            <text:p>Plastics Surgery</text:p>
          </table:table-cell>
          <table:table-cell office:value-type="string" calcext:value-type="string">
            <text:p>CURE International Children's Hospital of Malawi</text:p>
          </table:table-cell>
          <table:table-cell office:value-type="string" calcext:value-type="string">
            <text:p>Chirurgie plastique et reconstructiv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Plastics</text:p>
          </table:table-cell>
          <table:table-cell office:value-type="date" office:date-value="2021-05-25" calcext:value-type="date">
            <text:p>25-May-21</text:p>
          </table:table-cell>
          <table:table-cell office:value-type="date" office:date-value="2021-06-03" calcext:value-type="date">
            <text:p>3-Jun-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Malawi</text:p>
          </table:table-cell>
          <table:table-cell office:value-type="string" calcext:value-type="string">
            <text:p>Blantyre</text:p>
          </table:table-cell>
          <table:table-cell office:value-type="string" calcext:value-type="string">
            <text:p>Beit CURE International Hospital</text:p>
          </table:table-cell>
          <table:table-cell office:value-type="string" calcext:value-type="string">
            <text:p>Tertius Venter is performing surgerie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RGERY</text:p>
          </table:table-cell>
          <table:table-cell office:value-type="string" calcext:value-type="string">
            <text:p>CURE21</text:p>
          </table:table-cell>
          <table:table-cell table:number-columns-repeated="1003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$Sheet1.$F147]&amp;&quot; | &quot;&amp;[$Sheet1.$H147]&amp;&quot; | &quot;&amp;TEXT([$Sheet1.$J147];&quot;ddmmmyy&quot;)&amp;&quot;-&quot;&amp;TEXT([$Sheet1.$K147];&quot;ddmmmyy&quot;)&amp;&quot; | &quot;&amp;[$Sheet1.$M147]&amp;&quot; | &quot;&amp;[$Sheet1.$O147]&amp;&quot; | &quot;&amp;[$Sheet1.$P147]&amp;&quot; | &quot;&amp;[$Sheet1.$Q147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office:value-type="string" calcext:value-type="string">
            <text:p>General Surgery</text:p>
          </table:table-cell>
          <table:table-cell office:value-type="string" calcext:value-type="string">
            <text:p>Barthimee Hospital: Visiting Surgical Teams</text:p>
          </table:table-cell>
          <table:table-cell office:value-type="string" calcext:value-type="string">
            <text:p>Chirurgie général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General</text:p>
          </table:table-cell>
          <table:table-cell office:value-type="date" office:date-value="2021-08-10" calcext:value-type="date">
            <text:p>10-Aug-21</text:p>
          </table:table-cell>
          <table:table-cell office:value-type="date" office:date-value="2021-12-31" calcext:value-type="date">
            <text:p>31-Dec-2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enegal</text:p>
          </table:table-cell>
          <table:table-cell office:value-type="string" calcext:value-type="string">
            <text:p>Thiès</text:p>
          </table:table-cell>
          <table:table-cell office:value-type="string" calcext:value-type="string">
            <text:p>Hopital Barthimee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GENSUR</text:p>
          </table:table-cell>
          <table:table-cell office:value-type="string" calcext:value-type="string">
            <text:p>SN21</text:p>
          </table:table-cell>
          <table:table-cell table:number-columns-repeated="100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$Sheet1.$F148]&amp;&quot; | &quot;&amp;[$Sheet1.$H148]&amp;&quot; | &quot;&amp;TEXT([$Sheet1.$J148];&quot;ddmmmyy&quot;)&amp;&quot;-&quot;&amp;TEXT([$Sheet1.$K148];&quot;ddmmmyy&quot;)&amp;&quot; | &quot;&amp;[$Sheet1.$M148]&amp;&quot; | &quot;&amp;[$Sheet1.$O148]&amp;&quot; | &quot;&amp;[$Sheet1.$P148]&amp;&quot; | &quot;&amp;[$Sheet1.$Q148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Skills Transfer Training</text:p>
          </table:table-cell>
          <table:table-cell office:value-type="string" calcext:value-type="string">
            <text:p>Nutritional Agriculture</text:p>
          </table:table-cell>
          <table:table-cell office:value-type="string" calcext:value-type="string">
            <text:p>Food For Life</text:p>
          </table:table-cell>
          <table:table-cell office:value-type="string" calcext:value-type="string">
            <text:p>Cours d'agriculture nutritionnel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1-03-29" calcext:value-type="date">
            <text:p>29-Mar-21</text:p>
          </table:table-cell>
          <table:table-cell office:value-type="date" office:date-value="2021-10-03" calcext:value-type="date">
            <text:p>3-Oct-2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Benin</text:p>
          </table:table-cell>
          <table:table-cell office:value-type="string" calcext:value-type="string">
            <text:p>Tori-Cada</text:p>
          </table:table-cell>
          <table:table-cell office:value-type="string" calcext:value-type="string">
            <text:p>Phaz Compassion, Zoume Cafecanme</text:p>
          </table:table-cell>
          <table:table-cell office:value-type="string" calcext:value-type="string">
            <text:p>Chargé du Projet: <text:s text:c="2"/>Eliphaz Essah, Consultant du Programm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FL</text:p>
          </table:table-cell>
          <table:table-cell office:value-type="string" calcext:value-type="string">
            <text:p>BN21</text:p>
          </table:table-cell>
          <table:table-cell table:number-columns-repeated="1003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$Sheet1.$F149]&amp;&quot; | &quot;&amp;[$Sheet1.$H149]&amp;&quot; | &quot;&amp;TEXT([$Sheet1.$J149];&quot;ddmmmyy&quot;)&amp;&quot;-&quot;&amp;TEXT([$Sheet1.$K149];&quot;ddmmmyy&quot;)&amp;&quot; | &quot;&amp;[$Sheet1.$M149]&amp;&quot; | &quot;&amp;[$Sheet1.$O149]&amp;&quot; | &quot;&amp;[$Sheet1.$P149]&amp;&quot; | &quot;&amp;[$Sheet1.$Q149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Mental Health</text:p>
          </table:table-cell>
          <table:table-cell office:value-type="string" calcext:value-type="string">
            <text:p>Understanding People, Mental Health and Trauma</text:p>
          </table:table-cell>
          <table:table-cell office:value-type="string" calcext:value-type="string">
            <text:p>Cours de santé ment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1-06-21" calcext:value-type="date">
            <text:p>21-Jun-21</text:p>
          </table:table-cell>
          <table:table-cell office:value-type="date" office:date-value="2021-06-25" calcext:value-type="date">
            <text:p>25-Jun-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Togo</text:p>
          </table:table-cell>
          <table:table-cell office:value-type="string" calcext:value-type="string">
            <text:p>Sotouboua</text:p>
          </table:table-cell>
          <table:table-cell office:value-type="string" calcext:value-type="string">
            <text:p>Maison de la Femme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MHPROG</text:p>
          </table:table-cell>
          <table:table-cell office:value-type="string" calcext:value-type="string">
            <text:p>TO21</text:p>
          </table:table-cell>
          <table:table-cell table:number-columns-repeated="100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$Sheet1.$F150]&amp;&quot; | &quot;&amp;[$Sheet1.$H150]&amp;&quot; | &quot;&amp;TEXT([$Sheet1.$J150];&quot;ddmmmyy&quot;)&amp;&quot;-&quot;&amp;TEXT([$Sheet1.$K150];&quot;ddmmmyy&quot;)&amp;&quot; | &quot;&amp;[$Sheet1.$M150]&amp;&quot; | &quot;&amp;[$Sheet1.$O150]&amp;&quot; | &quot;&amp;[$Sheet1.$P150]&amp;&quot; | &quot;&amp;[$Sheet1.$Q150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Mental Health</text:p>
          </table:table-cell>
          <table:table-cell office:value-type="string" calcext:value-type="string">
            <text:p>Understanding People, Mental Health and Trauma</text:p>
          </table:table-cell>
          <table:table-cell office:value-type="string" calcext:value-type="string">
            <text:p>Cours de santé ment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1-06-28" calcext:value-type="date">
            <text:p>28-Jun-21</text:p>
          </table:table-cell>
          <table:table-cell office:value-type="date" office:date-value="2021-07-02" calcext:value-type="date">
            <text:p>2-Jul-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Togo</text:p>
          </table:table-cell>
          <table:table-cell office:value-type="string" calcext:value-type="string">
            <text:p>Lomé</text:p>
          </table:table-cell>
          <table:table-cell office:value-type="string" calcext:value-type="string">
            <text:p>AOG - Agoè Telessou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MHPROG</text:p>
          </table:table-cell>
          <table:table-cell office:value-type="string" calcext:value-type="string">
            <text:p>TO21</text:p>
          </table:table-cell>
          <table:table-cell table:number-columns-repeated="1003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$Sheet1.$F151]&amp;&quot; | &quot;&amp;[$Sheet1.$H151]&amp;&quot; | &quot;&amp;TEXT([$Sheet1.$J151];&quot;ddmmmyy&quot;)&amp;&quot;-&quot;&amp;TEXT([$Sheet1.$K151];&quot;ddmmmyy&quot;)&amp;&quot; | &quot;&amp;[$Sheet1.$M151]&amp;&quot; | &quot;&amp;[$Sheet1.$O151]&amp;&quot; | &quot;&amp;[$Sheet1.$P151]&amp;&quot; | &quot;&amp;[$Sheet1.$Q151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office:value-type="string" calcext:value-type="string">
            <text:p>Ophthalmic Surgery</text:p>
          </table:table-cell>
          <table:table-cell office:value-type="string" calcext:value-type="string">
            <text:p>Sight.org Partnership</text:p>
          </table:table-cell>
          <table:table-cell office:value-type="string" calcext:value-type="string">
            <text:p>Chirurgie ophtalmologique 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Ophthalmic</text:p>
          </table:table-cell>
          <table:table-cell office:value-type="date" office:date-value="2021-06-20" calcext:value-type="date">
            <text:p>20-Jun-21</text:p>
          </table:table-cell>
          <table:table-cell office:value-type="date" office:date-value="2024-12-31" calcext:value-type="date">
            <text:p>31-Dec-2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Togo</text:p>
          </table:table-cell>
          <table:table-cell office:value-type="string" calcext:value-type="string">
            <text:p>Lomé</text:p>
          </table:table-cell>
          <table:table-cell office:value-type="string" calcext:value-type="string">
            <text:p>Sight.org clinic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VISION</text:p>
          </table:table-cell>
          <table:table-cell table:style-name="ce38" office:value-type="string" calcext:value-type="string">
            <text:p>IP24TO01</text:p>
          </table:table-cell>
          <table:table-cell table:number-columns-repeated="100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$Sheet1.$F152]&amp;&quot; | &quot;&amp;[$Sheet1.$H152]&amp;&quot; | &quot;&amp;TEXT([$Sheet1.$J152];&quot;ddmmmyy&quot;)&amp;&quot;-&quot;&amp;TEXT([$Sheet1.$K152];&quot;ddmmmyy&quot;)&amp;&quot; | &quot;&amp;[$Sheet1.$M152]&amp;&quot; | &quot;&amp;[$Sheet1.$O152]&amp;&quot; | &quot;&amp;[$Sheet1.$P152]&amp;&quot; | &quot;&amp;[$Sheet1.$Q152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office:value-type="string" calcext:value-type="string">
            <text:p>Maxillofacial Surgery</text:p>
          </table:table-cell>
          <table:table-cell office:value-type="string" calcext:value-type="string">
            <text:p>Dr. Diallo Surgeries</text:p>
          </table:table-cell>
          <table:table-cell office:value-type="string" calcext:value-type="string">
            <text:p>Chirurgie maxillo-faciale / ORL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Maxillofacial</text:p>
          </table:table-cell>
          <table:table-cell office:value-type="date" office:date-value="2021-01-01" calcext:value-type="date">
            <text:p>1-Jan-21</text:p>
          </table:table-cell>
          <table:table-cell office:value-type="date" office:date-value="2022-12-31" calcext:value-type="date">
            <text:p>31-Dec-2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Guinea</text:p>
          </table:table-cell>
          <table:table-cell office:value-type="string" calcext:value-type="string">
            <text:p>Conakry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MAXFAC</text:p>
          </table:table-cell>
          <table:table-cell office:value-type="string" calcext:value-type="string">
            <text:p>GN21</text:p>
          </table:table-cell>
          <table:table-cell table:number-columns-repeated="1003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$Sheet1.$F153]&amp;&quot; | &quot;&amp;[$Sheet1.$H153]&amp;&quot; | &quot;&amp;TEXT([$Sheet1.$J153];&quot;ddmmmyy&quot;)&amp;&quot;-&quot;&amp;TEXT([$Sheet1.$K153];&quot;ddmmmyy&quot;)&amp;&quot; | &quot;&amp;[$Sheet1.$M153]&amp;&quot; | &quot;&amp;[$Sheet1.$O153]&amp;&quot; | &quot;&amp;[$Sheet1.$P153]&amp;&quot; | &quot;&amp;[$Sheet1.$Q153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office:value-type="string" calcext:value-type="string">
            <text:p>Orthopedic Surgery</text:p>
          </table:table-cell>
          <table:table-cell office:value-type="string" calcext:value-type="string">
            <text:p>CURE Children's Hospital of Ethiopia</text:p>
          </table:table-cell>
          <table:table-cell office:value-type="string" calcext:value-type="string">
            <text:p>Chirurgie orthopédique pédiatrique 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Orthopedic</text:p>
          </table:table-cell>
          <table:table-cell office:value-type="date" office:date-value="2021-09-15" calcext:value-type="date">
            <text:p>15-Sep-21</text:p>
          </table:table-cell>
          <table:table-cell office:value-type="date" office:date-value="2021-10-30" calcext:value-type="date">
            <text:p>30-Oct-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Ethiopia</text:p>
          </table:table-cell>
          <table:table-cell office:value-type="string" calcext:value-type="string">
            <text:p>Addis Ababa</text:p>
          </table:table-cell>
          <table:table-cell office:value-type="string" calcext:value-type="string">
            <text:p>CURE Children's Hospital of Uganda</text:p>
          </table:table-cell>
          <table:table-cell office:value-type="string" calcext:value-type="string">
            <text:p>Sarah Kwok is providing anesthesia care for surgeries and paying for sugerie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RGERY</text:p>
          </table:table-cell>
          <table:table-cell office:value-type="string" calcext:value-type="string">
            <text:p>CURE21</text:p>
          </table:table-cell>
          <table:table-cell table:number-columns-repeated="1003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$Sheet1.$F154]&amp;&quot; | &quot;&amp;[$Sheet1.$H154]&amp;&quot; | &quot;&amp;TEXT([$Sheet1.$J154];&quot;ddmmmyy&quot;)&amp;&quot;-&quot;&amp;TEXT([$Sheet1.$K154];&quot;ddmmmyy&quot;)&amp;&quot; | &quot;&amp;[$Sheet1.$M154]&amp;&quot; | &quot;&amp;[$Sheet1.$O154]&amp;&quot; | &quot;&amp;[$Sheet1.$P154]&amp;&quot; | &quot;&amp;[$Sheet1.$Q154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office:value-type="string" calcext:value-type="string">
            <text:p>Reconstructive Plastics Surgery</text:p>
          </table:table-cell>
          <table:table-cell office:value-type="string" calcext:value-type="string">
            <text:p>CURE Children's Hospital of Ethiopia</text:p>
          </table:table-cell>
          <table:table-cell office:value-type="string" calcext:value-type="string">
            <text:p>Chirurgie plastique et reconstructiv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Plastics</text:p>
          </table:table-cell>
          <table:table-cell office:value-type="date" office:date-value="2021-09-15" calcext:value-type="date">
            <text:p>15-Sep-21</text:p>
          </table:table-cell>
          <table:table-cell office:value-type="date" office:date-value="2021-10-08" calcext:value-type="date">
            <text:p>8-Oct-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Ethiopia</text:p>
          </table:table-cell>
          <table:table-cell office:value-type="string" calcext:value-type="string">
            <text:p>Addis Ababa</text:p>
          </table:table-cell>
          <table:table-cell office:value-type="string" calcext:value-type="string">
            <text:p>CURE Children's Hospital of Uganda</text:p>
          </table:table-cell>
          <table:table-cell office:value-type="string" calcext:value-type="string">
            <text:p>Sarah Kwok is providing anesthesia care for surgeries and paying for sugerie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RGERY</text:p>
          </table:table-cell>
          <table:table-cell office:value-type="string" calcext:value-type="string">
            <text:p>CURE21</text:p>
          </table:table-cell>
          <table:table-cell table:number-columns-repeated="1003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$Sheet1.$F155]&amp;&quot; | &quot;&amp;[$Sheet1.$H155]&amp;&quot; | &quot;&amp;TEXT([$Sheet1.$J155];&quot;ddmmmyy&quot;)&amp;&quot;-&quot;&amp;TEXT([$Sheet1.$K155];&quot;ddmmmyy&quot;)&amp;&quot; | &quot;&amp;[$Sheet1.$M155]&amp;&quot; | &quot;&amp;[$Sheet1.$O155]&amp;&quot; | &quot;&amp;[$Sheet1.$P155]&amp;&quot; | &quot;&amp;[$Sheet1.$Q155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table:number-columns-repeated="2" office:value-type="string" calcext:value-type="string">
            <text:p>SAFE Obstetric Anesthesia</text:p>
          </table:table-cell>
          <table:table-cell office:value-type="string" calcext:value-type="string">
            <text:p>Cours 'SAFE' en anesthésie obstétric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1-09-03" calcext:value-type="date">
            <text:p>3-Sep-21</text:p>
          </table:table-cell>
          <table:table-cell office:value-type="date" office:date-value="2021-09-05" calcext:value-type="date">
            <text:p>5-Sep-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outh Africa</text:p>
          </table:table-cell>
          <table:table-cell office:value-type="string" calcext:value-type="string">
            <text:p>Bloemfontein</text:p>
          </table:table-cell>
          <table:table-cell office:value-type="string" calcext:value-type="string">
            <text:p>University of the Free State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SOC</text:p>
          </table:table-cell>
          <table:table-cell office:value-type="string" calcext:value-type="string">
            <text:p>SN21</text:p>
          </table:table-cell>
          <table:table-cell table:number-columns-repeated="100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$Sheet1.$F156]&amp;&quot; | &quot;&amp;[$Sheet1.$H156]&amp;&quot; | &quot;&amp;TEXT([$Sheet1.$J156];&quot;ddmmmyy&quot;)&amp;&quot;-&quot;&amp;TEXT([$Sheet1.$K156];&quot;ddmmmyy&quot;)&amp;&quot; | &quot;&amp;[$Sheet1.$M156]&amp;&quot; | &quot;&amp;[$Sheet1.$O156]&amp;&quot; | &quot;&amp;[$Sheet1.$P156]&amp;&quot; | &quot;&amp;[$Sheet1.$Q156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SAFE Obstetric Anesthesia Courses</text:p>
          </table:table-cell>
          <table:table-cell office:value-type="string" calcext:value-type="string">
            <text:p>SAFE Obstetric Anesthesia - Training of Trainers</text:p>
          </table:table-cell>
          <table:table-cell office:value-type="string" calcext:value-type="string">
            <text:p>Cours 'SAFE' en anesthésie obstétricale - Formation de formateurs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Mentoring</text:p>
          </table:table-cell>
          <table:table-cell table:number-columns-repeated="2" office:value-type="date" office:date-value="2021-09-03" calcext:value-type="date">
            <text:p>3-Sep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outh Africa</text:p>
          </table:table-cell>
          <table:table-cell office:value-type="string" calcext:value-type="string">
            <text:p>Bloemfontein</text:p>
          </table:table-cell>
          <table:table-cell office:value-type="string" calcext:value-type="string">
            <text:p>University of the Free State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SOC</text:p>
          </table:table-cell>
          <table:table-cell office:value-type="string" calcext:value-type="string">
            <text:p>SN21</text:p>
          </table:table-cell>
          <table:table-cell table:number-columns-repeated="1003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$Sheet1.$F157]&amp;&quot; | &quot;&amp;[$Sheet1.$H157]&amp;&quot; | &quot;&amp;TEXT([$Sheet1.$J157];&quot;ddmmmyy&quot;)&amp;&quot;-&quot;&amp;TEXT([$Sheet1.$K157];&quot;ddmmmyy&quot;)&amp;&quot; | &quot;&amp;[$Sheet1.$M157]&amp;&quot; | &quot;&amp;[$Sheet1.$O157]&amp;&quot; | &quot;&amp;[$Sheet1.$P157]&amp;&quot; | &quot;&amp;[$Sheet1.$Q157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Pediatric and Surgical PUMP</text:p>
          </table:table-cell>
          <table:table-cell office:value-type="string" calcext:value-type="string">
            <text:p>Pediatric and Surgical PUMP - ELWA</text:p>
          </table:table-cell>
          <table:table-cell office:value-type="string" calcext:value-type="string">
            <text:p>Programme de mentorat <text:s/>(PUMP) en pédiatrie génér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Mentoring</text:p>
          </table:table-cell>
          <table:table-cell office:value-type="date" office:date-value="2021-08-10" calcext:value-type="date">
            <text:p>10-Aug-21</text:p>
          </table:table-cell>
          <table:table-cell office:value-type="date" office:date-value="2021-12-31" calcext:value-type="date">
            <text:p>31-Dec-2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Eternal Love Winning Africa (ELWA) Hospital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MFP</text:p>
          </table:table-cell>
          <table:table-cell office:value-type="string" calcext:value-type="string">
            <text:p>ELWA21</text:p>
          </table:table-cell>
          <table:table-cell table:number-columns-repeated="1003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$Sheet1.$F158]&amp;&quot; | &quot;&amp;[$Sheet1.$H158]&amp;&quot; | &quot;&amp;TEXT([$Sheet1.$J158];&quot;ddmmmyy&quot;)&amp;&quot;-&quot;&amp;TEXT([$Sheet1.$K158];&quot;ddmmmyy&quot;)&amp;&quot; | &quot;&amp;[$Sheet1.$M158]&amp;&quot; | &quot;&amp;[$Sheet1.$O158]&amp;&quot; | &quot;&amp;[$Sheet1.$P158]&amp;&quot; | &quot;&amp;[$Sheet1.$Q158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office:value-type="string" calcext:value-type="string">
            <text:p>Reconstructive Plastics Surgery</text:p>
          </table:table-cell>
          <table:table-cell office:value-type="string" calcext:value-type="string">
            <text:p>CURE Children's Hospital of Ethiopia</text:p>
          </table:table-cell>
          <table:table-cell office:value-type="string" calcext:value-type="string">
            <text:p>Chirurgie plastique et reconstructiv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Plastics</text:p>
          </table:table-cell>
          <table:table-cell office:value-type="date" office:date-value="2021-09-02" calcext:value-type="date">
            <text:p>2-Sep-21</text:p>
          </table:table-cell>
          <table:table-cell office:value-type="date" office:date-value="2021-10-08" calcext:value-type="date">
            <text:p>8-Oct-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Ethiopia</text:p>
          </table:table-cell>
          <table:table-cell office:value-type="string" calcext:value-type="string">
            <text:p>Addis Ababa</text:p>
          </table:table-cell>
          <table:table-cell office:value-type="string" calcext:value-type="string">
            <text:p>CURE Children's Hospital of Uganda</text:p>
          </table:table-cell>
          <table:table-cell office:value-type="string" calcext:value-type="string">
            <text:p>Tertius Venter is performing surgeries and paying for sugerie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RGERY</text:p>
          </table:table-cell>
          <table:table-cell office:value-type="string" calcext:value-type="string">
            <text:p>CURE21</text:p>
          </table:table-cell>
          <table:table-cell table:number-columns-repeated="1003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$Sheet1.$F159]&amp;&quot; | &quot;&amp;[$Sheet1.$H159]&amp;&quot; | &quot;&amp;TEXT([$Sheet1.$J159];&quot;ddmmmyy&quot;)&amp;&quot;-&quot;&amp;TEXT([$Sheet1.$K159];&quot;ddmmmyy&quot;)&amp;&quot; | &quot;&amp;[$Sheet1.$M159]&amp;&quot; | &quot;&amp;[$Sheet1.$O159]&amp;&quot; | &quot;&amp;[$Sheet1.$P159]&amp;&quot; | &quot;&amp;[$Sheet1.$Q159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Physiotherapy Courses</text:p>
          </table:table-cell>
          <table:table-cell office:value-type="string" calcext:value-type="string">
            <text:p>Physiotherapy – Mobilizing COVID-19 Inpatients</text:p>
          </table:table-cell>
          <table:table-cell office:value-type="string" calcext:value-type="string">
            <text:p>Cours de physiothérapi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1-09-01" calcext:value-type="date">
            <text:p>1-Sep-21</text:p>
          </table:table-cell>
          <table:table-cell office:value-type="date" office:date-value="2021-10-30" calcext:value-type="date">
            <text:p>30-Oct-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Online</text:p>
          </table:table-cell>
          <table:table-cell/>
          <table:table-cell office:value-type="string" calcext:value-type="string">
            <text:p>Virtual, eLearning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ELEARN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$Sheet1.$F160]&amp;&quot; | &quot;&amp;[$Sheet1.$H160]&amp;&quot; | &quot;&amp;TEXT([$Sheet1.$J160];&quot;ddmmmyy&quot;)&amp;&quot;-&quot;&amp;TEXT([$Sheet1.$K160];&quot;ddmmmyy&quot;)&amp;&quot; | &quot;&amp;[$Sheet1.$M160]&amp;&quot; | &quot;&amp;[$Sheet1.$O160]&amp;&quot; | &quot;&amp;[$Sheet1.$P160]&amp;&quot; | &quot;&amp;[$Sheet1.$Q160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Neonatal Resuscitation Courses</text:p>
          </table:table-cell>
          <table:table-cell office:value-type="string" calcext:value-type="string">
            <text:p>Neonatal Resuscitation Course</text:p>
          </table:table-cell>
          <table:table-cell office:value-type="string" calcext:value-type="string">
            <text:p>Cours de réanimation néonat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1-09-22" calcext:value-type="date">
            <text:p>22-Sep-21</text:p>
          </table:table-cell>
          <table:table-cell office:value-type="date" office:date-value="2021-11-19" calcext:value-type="date">
            <text:p>19-Nov-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5 different hospitals</text:p>
          </table:table-cell>
          <table:table-cell office:value-type="string" calcext:value-type="string">
            <text:p>Led by Erin Muyres</text:p>
          </table:table-cell>
          <table:table-cell office:value-type="float" office:value="62" calcext:value-type="float">
            <text:p>62</text:p>
          </table:table-cell>
          <table:table-cell table:number-columns-repeated="1005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$Sheet1.$F161]&amp;&quot; | &quot;&amp;[$Sheet1.$H161]&amp;&quot; | &quot;&amp;TEXT([$Sheet1.$J161];&quot;ddmmmyy&quot;)&amp;&quot;-&quot;&amp;TEXT([$Sheet1.$K161];&quot;ddmmmyy&quot;)&amp;&quot; | &quot;&amp;[$Sheet1.$M161]&amp;&quot; | &quot;&amp;[$Sheet1.$O161]&amp;&quot; | &quot;&amp;[$Sheet1.$P161]&amp;&quot; | &quot;&amp;[$Sheet1.$Q161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Surgery</text:p>
          </table:table-cell>
          <table:table-cell office:value-type="string" calcext:value-type="string">
            <text:p>Safe Surgery Course</text:p>
          </table:table-cell>
          <table:table-cell office:value-type="string" calcext:value-type="string">
            <text:p>Chirurgie plus sûr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1-10-01" calcext:value-type="date">
            <text:p>1-Oct-21</text:p>
          </table:table-cell>
          <table:table-cell office:value-type="date" office:date-value="2021-10-31" calcext:value-type="date">
            <text:p>31-Oct-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Guinea</text:p>
          </table:table-cell>
          <table:table-cell office:value-type="string" calcext:value-type="string">
            <text:p>Boke</text:p>
          </table:table-cell>
          <table:table-cell office:value-type="string" calcext:value-type="string">
            <text:p>5 different hospitals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N21</text:p>
          </table:table-cell>
          <table:table-cell table:number-columns-repeated="1003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$Sheet1.$F162]&amp;&quot; | &quot;&amp;[$Sheet1.$H162]&amp;&quot; | &quot;&amp;TEXT([$Sheet1.$J162];&quot;ddmmmyy&quot;)&amp;&quot;-&quot;&amp;TEXT([$Sheet1.$K162];&quot;ddmmmyy&quot;)&amp;&quot; | &quot;&amp;[$Sheet1.$M162]&amp;&quot; | &quot;&amp;[$Sheet1.$O162]&amp;&quot; | &quot;&amp;[$Sheet1.$P162]&amp;&quot; | &quot;&amp;[$Sheet1.$Q162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office:value-type="string" calcext:value-type="string">
            <text:p>Orthopedic Surgery</text:p>
          </table:table-cell>
          <table:table-cell office:value-type="string" calcext:value-type="string">
            <text:p>Beit Cure Hospital</text:p>
          </table:table-cell>
          <table:table-cell office:value-type="string" calcext:value-type="string">
            <text:p>Chirurgie orthopédique pédiatrique 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Orthopedic</text:p>
          </table:table-cell>
          <table:table-cell office:value-type="date" office:date-value="2021-10-08" calcext:value-type="date">
            <text:p>8-Oct-21</text:p>
          </table:table-cell>
          <table:table-cell office:value-type="date" office:date-value="2021-10-14" calcext:value-type="date">
            <text:p>14-Oct-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Zambia</text:p>
          </table:table-cell>
          <table:table-cell office:value-type="string" calcext:value-type="string">
            <text:p>Lusaka</text:p>
          </table:table-cell>
          <table:table-cell office:value-type="string" calcext:value-type="string">
            <text:p>Beit Cure Hospital</text:p>
          </table:table-cell>
          <table:table-cell office:value-type="string" calcext:value-type="string">
            <text:p>Missy Brown is assisting surgeries and paying for sugerie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RGERY</text:p>
          </table:table-cell>
          <table:table-cell office:value-type="string" calcext:value-type="string">
            <text:p>CURE21</text:p>
          </table:table-cell>
          <table:table-cell table:number-columns-repeated="1003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$Sheet1.$F163]&amp;&quot; | &quot;&amp;[$Sheet1.$H163]&amp;&quot; | &quot;&amp;TEXT([$Sheet1.$J163];&quot;ddmmmyy&quot;)&amp;&quot;-&quot;&amp;TEXT([$Sheet1.$K163];&quot;ddmmmyy&quot;)&amp;&quot; | &quot;&amp;[$Sheet1.$M163]&amp;&quot; | &quot;&amp;[$Sheet1.$O163]&amp;&quot; | &quot;&amp;[$Sheet1.$P163]&amp;&quot; | &quot;&amp;[$Sheet1.$Q163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Lifebox</text:p>
          </table:table-cell>
          <table:table-cell office:value-type="string" calcext:value-type="string">
            <text:p>Clean Cut</text:p>
          </table:table-cell>
          <table:table-cell office:value-type="string" calcext:value-type="string">
            <text:p>Cours de Lifebox - Clean Cut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1-05-29" calcext:value-type="date">
            <text:p>29-May-21</text:p>
          </table:table-cell>
          <table:table-cell office:value-type="date" office:date-value="2021-11-15" calcext:value-type="date">
            <text:p>15-Nov-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Gbarnga</text:p>
          </table:table-cell>
          <table:table-cell office:value-type="string" calcext:value-type="string">
            <text:p>Hospital: CB Dubar Maternity Hospital</text:p>
          </table:table-cell>
          <table:table-cell office:value-type="string" calcext:value-type="string">
            <text:p>Courses include: Clean Cut OR Mgmt, Process Mapping, and Data Entry, Interpretation, Visualization, and Inpu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IFEBOX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$Sheet1.$F164]&amp;&quot; | &quot;&amp;[$Sheet1.$H164]&amp;&quot; | &quot;&amp;TEXT([$Sheet1.$J164];&quot;ddmmmyy&quot;)&amp;&quot;-&quot;&amp;TEXT([$Sheet1.$K164];&quot;ddmmmyy&quot;)&amp;&quot; | &quot;&amp;[$Sheet1.$M164]&amp;&quot; | &quot;&amp;[$Sheet1.$O164]&amp;&quot; | &quot;&amp;[$Sheet1.$P164]&amp;&quot; | &quot;&amp;[$Sheet1.$Q164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table:number-columns-repeated="2" office:value-type="string" calcext:value-type="string">
            <text:p>Nurse Mentoring</text:p>
          </table:table-cell>
          <table:table-cell office:value-type="string" calcext:value-type="string">
            <text:p>Formation par mentorat des infirmièrs</text:p>
          </table:table-cell>
          <table:table-cell office:value-type="string" calcext:value-type="string">
            <text:p>Nurses</text:p>
          </table:table-cell>
          <table:table-cell office:value-type="string" calcext:value-type="string">
            <text:p>Mentoring</text:p>
          </table:table-cell>
          <table:table-cell office:value-type="date" office:date-value="2021-08-10" calcext:value-type="date">
            <text:p>10-Aug-21</text:p>
          </table:table-cell>
          <table:table-cell office:value-type="date" office:date-value="2021-12-01" calcext:value-type="date">
            <text:p>1-Dec-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Eternal Love Winning Africa (ELWA) Hospital</text:p>
          </table:table-cell>
          <table:table-cell office:value-type="string" calcext:value-type="string">
            <text:p>Led by Erin Muyres</text:p>
          </table:table-cell>
          <table:table-cell office:value-type="float" office:value="62" calcext:value-type="float">
            <text:p>62</text:p>
          </table:table-cell>
          <table:table-cell table:number-columns-repeated="1005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$Sheet1.$F165]&amp;&quot; | &quot;&amp;[$Sheet1.$H165]&amp;&quot; | &quot;&amp;TEXT([$Sheet1.$J165];&quot;ddmmmyy&quot;)&amp;&quot;-&quot;&amp;TEXT([$Sheet1.$K165];&quot;ddmmmyy&quot;)&amp;&quot; | &quot;&amp;[$Sheet1.$M165]&amp;&quot; | &quot;&amp;[$Sheet1.$O165]&amp;&quot; | &quot;&amp;[$Sheet1.$P165]&amp;&quot; | &quot;&amp;[$Sheet1.$Q165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PUMP: Barthimee Hospital</text:p>
          </table:table-cell>
          <table:table-cell office:value-type="string" calcext:value-type="string">
            <text:p>Ultrasound Course</text:p>
          </table:table-cell>
          <table:table-cell office:value-type="string" calcext:value-type="string">
            <text:p>Cours d'echographi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1-10-25" calcext:value-type="date">
            <text:p>25-Oct-21</text:p>
          </table:table-cell>
          <table:table-cell office:value-type="date" office:date-value="2021-11-05" calcext:value-type="date">
            <text:p>5-Nov-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enegal</text:p>
          </table:table-cell>
          <table:table-cell office:value-type="string" calcext:value-type="string">
            <text:p>Thies</text:p>
          </table:table-cell>
          <table:table-cell office:value-type="string" calcext:value-type="string">
            <text:p>Barthimee Hospital</text:p>
          </table:table-cell>
          <table:table-cell office:value-type="string" calcext:value-type="string">
            <text:p>Led by Jeff Gunderson MS, RDMS, RVT, RT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SN21</text:p>
          </table:table-cell>
          <table:table-cell table:number-columns-repeated="1003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$Sheet1.$F166]&amp;&quot; | &quot;&amp;[$Sheet1.$H166]&amp;&quot; | &quot;&amp;TEXT([$Sheet1.$J166];&quot;ddmmmyy&quot;)&amp;&quot;-&quot;&amp;TEXT([$Sheet1.$K166];&quot;ddmmmyy&quot;)&amp;&quot; | &quot;&amp;[$Sheet1.$M166]&amp;&quot; | &quot;&amp;[$Sheet1.$O166]&amp;&quot; | &quot;&amp;[$Sheet1.$P166]&amp;&quot; | &quot;&amp;[$Sheet1.$Q166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office:value-type="string" calcext:value-type="string">
            <text:p>Ophthalmic Surgery</text:p>
          </table:table-cell>
          <table:table-cell office:value-type="string" calcext:value-type="string">
            <text:p>Ophthalmic Surgical Project</text:p>
          </table:table-cell>
          <table:table-cell office:value-type="string" calcext:value-type="string">
            <text:p>Chirurgie ophtalmologique 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Ophthalmic</text:p>
          </table:table-cell>
          <table:table-cell office:value-type="date" office:date-value="2021-10-27" calcext:value-type="date">
            <text:p>27-Oct-21</text:p>
          </table:table-cell>
          <table:table-cell office:value-type="date" office:date-value="2021-11-03" calcext:value-type="date">
            <text:p>3-Nov-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enegal</text:p>
          </table:table-cell>
          <table:table-cell office:value-type="string" calcext:value-type="string">
            <text:p>Yeumbeul</text:p>
          </table:table-cell>
          <table:table-cell office:value-type="string" calcext:value-type="string">
            <text:p>Hopital Communal de Yeumbeul</text:p>
          </table:table-cell>
          <table:table-cell office:value-type="string" calcext:value-type="string">
            <text:p>Assign three ophthalmic surgeons to operate the cataract surgeries during the projec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N21</text:p>
          </table:table-cell>
          <table:table-cell table:number-columns-repeated="1003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$Sheet1.$F167]&amp;&quot; | &quot;&amp;[$Sheet1.$H167]&amp;&quot; | &quot;&amp;TEXT([$Sheet1.$J167];&quot;ddmmmyy&quot;)&amp;&quot;-&quot;&amp;TEXT([$Sheet1.$K167];&quot;ddmmmyy&quot;)&amp;&quot; | &quot;&amp;[$Sheet1.$M167]&amp;&quot; | &quot;&amp;[$Sheet1.$O167]&amp;&quot; | &quot;&amp;[$Sheet1.$P167]&amp;&quot; | &quot;&amp;[$Sheet1.$Q167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Skills Transfer Training</text:p>
          </table:table-cell>
          <table:table-cell office:value-type="string" calcext:value-type="string">
            <text:p>Nutritional Agriculture</text:p>
          </table:table-cell>
          <table:table-cell office:value-type="string" calcext:value-type="string">
            <text:p>Food For Life</text:p>
          </table:table-cell>
          <table:table-cell office:value-type="string" calcext:value-type="string">
            <text:p>Cours d'agriculture nutritionnel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1-10-14" calcext:value-type="date">
            <text:p>14-Oct-21</text:p>
          </table:table-cell>
          <table:table-cell office:value-type="date" office:date-value="2022-03-30" calcext:value-type="date">
            <text:p>30-Mar-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enegal</text:p>
          </table:table-cell>
          <table:table-cell office:value-type="string" calcext:value-type="string">
            <text:p>Mbour Sandiara</text:p>
          </table:table-cell>
          <table:table-cell office:value-type="string" calcext:value-type="string">
            <text:p>Beer-Sheba Project</text:p>
          </table:table-cell>
          <table:table-cell office:value-type="string" calcext:value-type="string">
            <text:p>Chargé du Projet: <text:s text:c="2"/>AGUEGUE Gilbert Médard M. Chef Programm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FL</text:p>
          </table:table-cell>
          <table:table-cell office:value-type="string" calcext:value-type="string">
            <text:p>SN21</text:p>
          </table:table-cell>
          <table:table-cell table:number-columns-repeated="100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$Sheet1.$F168]&amp;&quot; | &quot;&amp;[$Sheet1.$H168]&amp;&quot; | &quot;&amp;TEXT([$Sheet1.$J168];&quot;ddmmmyy&quot;)&amp;&quot;-&quot;&amp;TEXT([$Sheet1.$K168];&quot;ddmmmyy&quot;)&amp;&quot; | &quot;&amp;[$Sheet1.$M168]&amp;&quot; | &quot;&amp;[$Sheet1.$O168]&amp;&quot; | &quot;&amp;[$Sheet1.$P168]&amp;&quot; | &quot;&amp;[$Sheet1.$Q168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PUMP: Barthimee Hospital</text:p>
          </table:table-cell>
          <table:table-cell office:value-type="string" calcext:value-type="string">
            <text:p>Sterile Processing Course</text:p>
          </table:table-cell>
          <table:table-cell office:value-type="string" calcext:value-type="string">
            <text:p>Cours des techniciens en stérilisation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1-11-03" calcext:value-type="date">
            <text:p>3-Nov-21</text:p>
          </table:table-cell>
          <table:table-cell office:value-type="date" office:date-value="2021-11-17" calcext:value-type="date">
            <text:p>17-Nov-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enegal</text:p>
          </table:table-cell>
          <table:table-cell office:value-type="string" calcext:value-type="string">
            <text:p>Thies</text:p>
          </table:table-cell>
          <table:table-cell office:value-type="string" calcext:value-type="string">
            <text:p>Barthimee Hospital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STP</text:p>
          </table:table-cell>
          <table:table-cell office:value-type="string" calcext:value-type="string">
            <text:p>SN21</text:p>
          </table:table-cell>
          <table:table-cell table:number-columns-repeated="1003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$Sheet1.$F169]&amp;&quot; | &quot;&amp;[$Sheet1.$H169]&amp;&quot; | &quot;&amp;TEXT([$Sheet1.$J169];&quot;ddmmmyy&quot;)&amp;&quot;-&quot;&amp;TEXT([$Sheet1.$K169];&quot;ddmmmyy&quot;)&amp;&quot; | &quot;&amp;[$Sheet1.$M169]&amp;&quot; | &quot;&amp;[$Sheet1.$O169]&amp;&quot; | &quot;&amp;[$Sheet1.$P169]&amp;&quot; | &quot;&amp;[$Sheet1.$Q169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Anesthesia Mentoring</text:p>
          </table:table-cell>
          <table:table-cell office:value-type="string" calcext:value-type="string">
            <text:p>Nurse Anesthesia Mentoring</text:p>
          </table:table-cell>
          <table:table-cell office:value-type="string" calcext:value-type="string">
            <text:p>Formation par mentorat des infirmières anesthésistes</text:p>
          </table:table-cell>
          <table:table-cell office:value-type="string" calcext:value-type="string">
            <text:p>Nurses</text:p>
          </table:table-cell>
          <table:table-cell office:value-type="string" calcext:value-type="string">
            <text:p>Mentoring</text:p>
          </table:table-cell>
          <table:table-cell office:value-type="date" office:date-value="2021-10-11" calcext:value-type="date">
            <text:p>11-Oct-21</text:p>
          </table:table-cell>
          <table:table-cell office:value-type="date" office:date-value="2021-12-02" calcext:value-type="date">
            <text:p>2-Dec-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Eternal Love Winning Africa (ELWA) Hospital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1005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$Sheet1.$F170]&amp;&quot; | &quot;&amp;[$Sheet1.$H170]&amp;&quot; | &quot;&amp;TEXT([$Sheet1.$J170];&quot;ddmmmyy&quot;)&amp;&quot;-&quot;&amp;TEXT([$Sheet1.$K170];&quot;ddmmmyy&quot;)&amp;&quot; | &quot;&amp;[$Sheet1.$M170]&amp;&quot; | &quot;&amp;[$Sheet1.$O170]&amp;&quot; | &quot;&amp;[$Sheet1.$P170]&amp;&quot; | &quot;&amp;[$Sheet1.$Q170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Skills Transfer Training</text:p>
          </table:table-cell>
          <table:table-cell table:number-columns-repeated="2" office:value-type="string" calcext:value-type="string">
            <text:p>Clubfoot Mentoring</text:p>
          </table:table-cell>
          <table:table-cell office:value-type="string" calcext:value-type="string">
            <text:p>Mentorat du pied bot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Mentoring</text:p>
          </table:table-cell>
          <table:table-cell office:value-type="date" office:date-value="2021-10-26" calcext:value-type="date">
            <text:p>26-Oct-21</text:p>
          </table:table-cell>
          <table:table-cell office:value-type="date" office:date-value="2021-11-17" calcext:value-type="date">
            <text:p>17-Nov-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Albert Royer Hospital</text:p>
          </table:table-cell>
          <table:table-cell office:value-type="string" calcext:value-type="string">
            <text:p>Project manager: Aisling Russell</text:p>
          </table:table-cell>
          <table:table-cell table:style-name="ce33" office:value-type="float" office:value="63" calcext:value-type="float">
            <text:p>63</text:p>
          </table:table-cell>
          <table:table-cell office:value-type="string" calcext:value-type="string">
            <text:p>CLUBFOOT</text:p>
          </table:table-cell>
          <table:table-cell office:value-type="string" calcext:value-type="string">
            <text:p>SN21</text:p>
          </table:table-cell>
          <table:table-cell table:number-columns-repeated="1003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$Sheet1.$F171]&amp;&quot; | &quot;&amp;[$Sheet1.$H171]&amp;&quot; | &quot;&amp;TEXT([$Sheet1.$J171];&quot;ddmmmyy&quot;)&amp;&quot;-&quot;&amp;TEXT([$Sheet1.$K171];&quot;ddmmmyy&quot;)&amp;&quot; | &quot;&amp;[$Sheet1.$M171]&amp;&quot; | &quot;&amp;[$Sheet1.$O171]&amp;&quot; | &quot;&amp;[$Sheet1.$P171]&amp;&quot; | &quot;&amp;[$Sheet1.$Q171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Mental Health Courses</text:p>
          </table:table-cell>
          <table:table-cell office:value-type="string" calcext:value-type="string">
            <text:p>Understanding People Mental Health and Trauma and Baby Finds Grace - Training of Trainers</text:p>
          </table:table-cell>
          <table:table-cell office:value-type="string" calcext:value-type="string">
            <text:p>Cours de santé mentale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Course</text:p>
          </table:table-cell>
          <table:table-cell office:value-type="date" office:date-value="2021-11-02" calcext:value-type="date">
            <text:p>2-Nov-21</text:p>
          </table:table-cell>
          <table:table-cell office:value-type="date" office:date-value="2021-11-14" calcext:value-type="date">
            <text:p>14-Nov-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outh Africa</text:p>
          </table:table-cell>
          <table:table-cell office:value-type="string" calcext:value-type="string">
            <text:p>East London</text:p>
          </table:table-cell>
          <table:table-cell office:value-type="string" calcext:value-type="string">
            <text:p>Multiple locations</text:p>
          </table:table-cell>
          <table:table-cell office:value-type="string" calcext:value-type="string">
            <text:p>Project manager: Samuel Kpavouvou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HPROG</text:p>
          </table:table-cell>
          <table:table-cell office:value-type="string" calcext:value-type="string">
            <text:p>SA21</text:p>
          </table:table-cell>
          <table:table-cell table:number-columns-repeated="100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$Sheet1.$F172]&amp;&quot; | &quot;&amp;[$Sheet1.$H172]&amp;&quot; | &quot;&amp;TEXT([$Sheet1.$J172];&quot;ddmmmyy&quot;)&amp;&quot;-&quot;&amp;TEXT([$Sheet1.$K172];&quot;ddmmmyy&quot;)&amp;&quot; | &quot;&amp;[$Sheet1.$M172]&amp;&quot; | &quot;&amp;[$Sheet1.$O172]&amp;&quot; | &quot;&amp;[$Sheet1.$P172]&amp;&quot; | &quot;&amp;[$Sheet1.$Q172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Lifebox</text:p>
          </table:table-cell>
          <table:table-cell office:value-type="string" calcext:value-type="string">
            <text:p>Clean Cut</text:p>
          </table:table-cell>
          <table:table-cell office:value-type="string" calcext:value-type="string">
            <text:p>Cours de Lifebox - Clean Cut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1-11-11" calcext:value-type="date">
            <text:p>11-Nov-21</text:p>
          </table:table-cell>
          <table:table-cell office:value-type="date" office:date-value="2021-12-31" calcext:value-type="date">
            <text:p>31-Dec-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Eternal Love Winning Africa (ELWA) Hospital</text:p>
          </table:table-cell>
          <table:table-cell office:value-type="string" calcext:value-type="string">
            <text:p>Courses include: Clean Cut OR Mgmt, Process Mapping, and Data Entry, Interpretation, Visualization, and Inpu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IFEBOX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$Sheet1.$F173]&amp;&quot; | &quot;&amp;[$Sheet1.$H173]&amp;&quot; | &quot;&amp;TEXT([$Sheet1.$J173];&quot;ddmmmyy&quot;)&amp;&quot;-&quot;&amp;TEXT([$Sheet1.$K173];&quot;ddmmmyy&quot;)&amp;&quot; | &quot;&amp;[$Sheet1.$M173]&amp;&quot; | &quot;&amp;[$Sheet1.$O173]&amp;&quot; | &quot;&amp;[$Sheet1.$P173]&amp;&quot; | &quot;&amp;[$Sheet1.$Q173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Biomedical Technician Mentoring</text:p>
          </table:table-cell>
          <table:table-cell office:value-type="string" calcext:value-type="string">
            <text:p>Biomedical Anesthesia Machine Training</text:p>
          </table:table-cell>
          <table:table-cell office:value-type="string" calcext:value-type="string">
            <text:p>Formation par mentorat des technicien biomédical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1-11-22" calcext:value-type="date">
            <text:p>22-Nov-21</text:p>
          </table:table-cell>
          <table:table-cell office:value-type="date" office:date-value="2021-12-03" calcext:value-type="date">
            <text:p>3-Dec-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enegal</text:p>
          </table:table-cell>
          <table:table-cell table:number-columns-repeated="2"/>
          <table:table-cell office:value-type="string" calcext:value-type="string">
            <text:p>Project manager: Emmanuel Essa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IOMED</text:p>
          </table:table-cell>
          <table:table-cell office:value-type="string" calcext:value-type="string">
            <text:p>SN21</text:p>
          </table:table-cell>
          <table:table-cell table:number-columns-repeated="1003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$Sheet1.$F174]&amp;&quot; | &quot;&amp;[$Sheet1.$H174]&amp;&quot; | &quot;&amp;TEXT([$Sheet1.$J174];&quot;ddmmmyy&quot;)&amp;&quot;-&quot;&amp;TEXT([$Sheet1.$K174];&quot;ddmmmyy&quot;)&amp;&quot; | &quot;&amp;[$Sheet1.$M174]&amp;&quot; | &quot;&amp;[$Sheet1.$O174]&amp;&quot; | &quot;&amp;[$Sheet1.$P174]&amp;&quot; | &quot;&amp;[$Sheet1.$Q174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Skills Transfer Training</text:p>
          </table:table-cell>
          <table:table-cell office:value-type="string" calcext:value-type="string">
            <text:p>Nutritional Agriculture</text:p>
          </table:table-cell>
          <table:table-cell office:value-type="string" calcext:value-type="string">
            <text:p>Food For Life</text:p>
          </table:table-cell>
          <table:table-cell office:value-type="string" calcext:value-type="string">
            <text:p>Cours d'agriculture nutritionnel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1-10-18" calcext:value-type="date">
            <text:p>18-Oct-21</text:p>
          </table:table-cell>
          <table:table-cell office:value-type="date" office:date-value="2022-04-17" calcext:value-type="date">
            <text:p>17-Apr-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Benin</text:p>
          </table:table-cell>
          <table:table-cell office:value-type="string" calcext:value-type="string">
            <text:p>Tori-Cada</text:p>
          </table:table-cell>
          <table:table-cell office:value-type="string" calcext:value-type="string">
            <text:p>Phaz Compassion, Zoume Cafecanme</text:p>
          </table:table-cell>
          <table:table-cell office:value-type="string" calcext:value-type="string">
            <text:p>Chargé du Projet: <text:s text:c="2"/>Eliphaz Essah, Consultant du Programm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FL</text:p>
          </table:table-cell>
          <table:table-cell office:value-type="string" calcext:value-type="string">
            <text:p>BN21</text:p>
          </table:table-cell>
          <table:table-cell table:number-columns-repeated="1003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$Sheet1.$F175]&amp;&quot; | &quot;&amp;[$Sheet1.$H175]&amp;&quot; | &quot;&amp;TEXT([$Sheet1.$J175];&quot;ddmmmyy&quot;)&amp;&quot;-&quot;&amp;TEXT([$Sheet1.$K175];&quot;ddmmmyy&quot;)&amp;&quot; | &quot;&amp;[$Sheet1.$M175]&amp;&quot; | &quot;&amp;[$Sheet1.$O175]&amp;&quot; | &quot;&amp;[$Sheet1.$P175]&amp;&quot; | &quot;&amp;[$Sheet1.$Q175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terile Processing Courses </text:p>
          </table:table-cell>
          <table:table-cell office:value-type="string" calcext:value-type="string">
            <text:p>Sterile Processing Course</text:p>
          </table:table-cell>
          <table:table-cell office:value-type="string" calcext:value-type="string">
            <text:p>Cours des techniciens en stérilisation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1-11-22" calcext:value-type="date">
            <text:p>22-Nov-21</text:p>
          </table:table-cell>
          <table:table-cell office:value-type="date" office:date-value="2021-12-03" calcext:value-type="date">
            <text:p>3-Dec-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Eternal Love Winning Africa (ELWA) Hospital</text:p>
          </table:table-cell>
          <table:table-cell office:value-type="string" calcext:value-type="string">
            <text:p>Project manager: Arthus Kossou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P</text:p>
          </table:table-cell>
          <table:table-cell office:value-type="string" calcext:value-type="string">
            <text:p>LI21</text:p>
          </table:table-cell>
          <table:table-cell table:number-columns-repeated="100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$Sheet1.$F176]&amp;&quot; | &quot;&amp;[$Sheet1.$H176]&amp;&quot; | &quot;&amp;TEXT([$Sheet1.$J176];&quot;ddmmmyy&quot;)&amp;&quot;-&quot;&amp;TEXT([$Sheet1.$K176];&quot;ddmmmyy&quot;)&amp;&quot; | &quot;&amp;[$Sheet1.$M176]&amp;&quot; | &quot;&amp;[$Sheet1.$O176]&amp;&quot; | &quot;&amp;[$Sheet1.$P176]&amp;&quot; | &quot;&amp;[$Sheet1.$Q176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PUMP: Barthimee Hospital</text:p>
          </table:table-cell>
          <table:table-cell office:value-type="string" calcext:value-type="string">
            <text:p>Anesthesia Mentoring</text:p>
          </table:table-cell>
          <table:table-cell office:value-type="string" calcext:value-type="string">
            <text:p>Formation par mentorat des anesthésistes</text:p>
          </table:table-cell>
          <table:table-cell office:value-type="string" calcext:value-type="string">
            <text:p>Anesthesia Providers</text:p>
          </table:table-cell>
          <table:table-cell office:value-type="string" calcext:value-type="string">
            <text:p>Mentoring</text:p>
          </table:table-cell>
          <table:table-cell office:value-type="date" office:date-value="2021-11-08" calcext:value-type="date">
            <text:p>8-Nov-21</text:p>
          </table:table-cell>
          <table:table-cell office:value-type="date" office:date-value="2021-12-03" calcext:value-type="date">
            <text:p>3-Dec-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enegal</text:p>
          </table:table-cell>
          <table:table-cell office:value-type="string" calcext:value-type="string">
            <text:p>Thies</text:p>
          </table:table-cell>
          <table:table-cell office:value-type="string" calcext:value-type="string">
            <text:p>Barthimee Hospital</text:p>
          </table:table-cell>
          <table:table-cell office:value-type="string" calcext:value-type="string">
            <text:p>Led by Nikki Cox. Part of Barthimee PUMP.</text:p>
          </table:table-cell>
          <table:table-cell office:value-type="float" office:value="63" calcext:value-type="float">
            <text:p>63</text:p>
          </table:table-cell>
          <table:table-cell table:number-columns-repeated="1005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$Sheet1.$F177]&amp;&quot; | &quot;&amp;[$Sheet1.$H177]&amp;&quot; | &quot;&amp;TEXT([$Sheet1.$J177];&quot;ddmmmyy&quot;)&amp;&quot;-&quot;&amp;TEXT([$Sheet1.$K177];&quot;ddmmmyy&quot;)&amp;&quot; | &quot;&amp;[$Sheet1.$M177]&amp;&quot; | &quot;&amp;[$Sheet1.$O177]&amp;&quot; | &quot;&amp;[$Sheet1.$P177]&amp;&quot; | &quot;&amp;[$Sheet1.$Q177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table:number-columns-repeated="2" office:value-type="string" calcext:value-type="string">
            <text:p>Nurse Training Course</text:p>
          </table:table-cell>
          <table:table-cell office:value-type="string" calcext:value-type="string">
            <text:p>Cours de soins infirmiers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1-12-06" calcext:value-type="date">
            <text:p>6-Dec-21</text:p>
          </table:table-cell>
          <table:table-cell office:value-type="date" office:date-value="2021-12-17" calcext:value-type="date">
            <text:p>17-Dec-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Corina Hotel</text:p>
          </table:table-cell>
          <table:table-cell office:value-type="string" calcext:value-type="string">
            <text:p>Project manager: Erin Muyers; Partnership with Medical &amp; Surgical Skills Institute (MSSI)</text:p>
          </table:table-cell>
          <table:table-cell office:value-type="float" office:value="62" calcext:value-type="float">
            <text:p>62</text:p>
          </table:table-cell>
          <table:table-cell table:number-columns-repeated="1005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$Sheet1.$F178]&amp;&quot; | &quot;&amp;[$Sheet1.$H178]&amp;&quot; | &quot;&amp;TEXT([$Sheet1.$J178];&quot;ddmmmyy&quot;)&amp;&quot;-&quot;&amp;TEXT([$Sheet1.$K178];&quot;ddmmmyy&quot;)&amp;&quot; | &quot;&amp;[$Sheet1.$M178]&amp;&quot; | &quot;&amp;[$Sheet1.$O178]&amp;&quot; | &quot;&amp;[$Sheet1.$P178]&amp;&quot; | &quot;&amp;[$Sheet1.$Q178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Nurse Training Courses</text:p>
          </table:table-cell>
          <table:table-cell office:value-type="string" calcext:value-type="string">
            <text:p>Nurse Training Course - Training of Trainers</text:p>
          </table:table-cell>
          <table:table-cell office:value-type="string" calcext:value-type="string">
            <text:p>Cours de soins infirmiers - Formation de formateurs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Mentoring</text:p>
          </table:table-cell>
          <table:table-cell office:value-type="date" office:date-value="2021-12-06" calcext:value-type="date">
            <text:p>6-Dec-21</text:p>
          </table:table-cell>
          <table:table-cell office:value-type="date" office:date-value="2021-12-17" calcext:value-type="date">
            <text:p>17-Dec-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Corina Hotel</text:p>
          </table:table-cell>
          <table:table-cell office:value-type="string" calcext:value-type="string">
            <text:p>Project manager: Erin Muyers; Partnership with Medical &amp; Surgical Skills Institute (MSSI)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NC</text:p>
          </table:table-cell>
          <table:table-cell office:value-type="string" calcext:value-type="string">
            <text:p>LI21</text:p>
          </table:table-cell>
          <table:table-cell table:number-columns-repeated="1003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$Sheet1.$F179]&amp;&quot; | &quot;&amp;[$Sheet1.$H179]&amp;&quot; | &quot;&amp;TEXT([$Sheet1.$J179];&quot;ddmmmyy&quot;)&amp;&quot;-&quot;&amp;TEXT([$Sheet1.$K179];&quot;ddmmmyy&quot;)&amp;&quot; | &quot;&amp;[$Sheet1.$M179]&amp;&quot; | &quot;&amp;[$Sheet1.$O179]&amp;&quot; | &quot;&amp;[$Sheet1.$P179]&amp;&quot; | &quot;&amp;[$Sheet1.$Q179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office:value-type="string" calcext:value-type="string">
            <text:p>Ophthalmic Surgery</text:p>
          </table:table-cell>
          <table:table-cell office:value-type="string" calcext:value-type="string">
            <text:p>Cataract Surgery Campaign</text:p>
          </table:table-cell>
          <table:table-cell office:value-type="string" calcext:value-type="string">
            <text:p>Chirurgie ophtalmologique 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Ophthalmic</text:p>
          </table:table-cell>
          <table:table-cell office:value-type="date" office:date-value="2021-09-06" calcext:value-type="date">
            <text:p>6-Sep-21</text:p>
          </table:table-cell>
          <table:table-cell office:value-type="date" office:date-value="2022-12-22" calcext:value-type="date">
            <text:p>22-Dec-2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Togo</text:p>
          </table:table-cell>
          <table:table-cell office:value-type="string" calcext:value-type="string">
            <text:p>Lomé</text:p>
          </table:table-cell>
          <table:table-cell office:value-type="string" calcext:value-type="string">
            <text:p>Clinique Ophtalmologique Lumiere Divine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O21</text:p>
          </table:table-cell>
          <table:table-cell table:number-columns-repeated="100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$Sheet1.$F180]&amp;&quot; | &quot;&amp;[$Sheet1.$H180]&amp;&quot; | &quot;&amp;TEXT([$Sheet1.$J180];&quot;ddmmmyy&quot;)&amp;&quot;-&quot;&amp;TEXT([$Sheet1.$K180];&quot;ddmmmyy&quot;)&amp;&quot; | &quot;&amp;[$Sheet1.$M180]&amp;&quot; | &quot;&amp;[$Sheet1.$O180]&amp;&quot; | &quot;&amp;[$Sheet1.$P180]&amp;&quot; | &quot;&amp;[$Sheet1.$Q180]" office:value-type="string" office:string-value="" calcext:value-type="error">
            <text:p>#NAME?</text:p>
          </table:table-cell>
          <table:table-cell office:value-type="string" calcext:value-type="string">
            <text:p>Development Assistance</text:p>
          </table:table-cell>
          <table:table-cell office:value-type="string" calcext:value-type="string">
            <text:p>Construction - Clinics, Schools, Community Bldgs</text:p>
          </table:table-cell>
          <table:table-cell office:value-type="string" calcext:value-type="string">
            <text:p>Nutritional Agriculture</text:p>
          </table:table-cell>
          <table:table-cell office:value-type="string" calcext:value-type="string">
            <text:p>Food For Life Regional Campus Investment</text:p>
          </table:table-cell>
          <table:table-cell office:value-type="string" calcext:value-type="string">
            <text:p>Investissement dans l'agriculture nutritionnelle</text:p>
          </table:table-cell>
          <table:table-cell table:number-columns-repeated="2" office:value-type="string" calcext:value-type="string">
            <text:p>Infrastructure</text:p>
          </table:table-cell>
          <table:table-cell office:value-type="date" office:date-value="2021-01-01" calcext:value-type="date">
            <text:p>1-Jan-21</text:p>
          </table:table-cell>
          <table:table-cell office:value-type="date" office:date-value="2021-06-01" calcext:value-type="date">
            <text:p>1-Jun-21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Benin</text:p>
          </table:table-cell>
          <table:table-cell office:value-type="string" calcext:value-type="string">
            <text:p>Tori-Cada</text:p>
          </table:table-cell>
          <table:table-cell office:value-type="string" calcext:value-type="string">
            <text:p>Phaz Compassion, Zoume Cafecanme</text:p>
          </table:table-cell>
          <table:table-cell office:value-type="string" calcext:value-type="string">
            <text:p>Chargé du Projet: <text:s text:c="2"/>Eliphaz Essah, Consultant du Programm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FLINFRAS</text:p>
          </table:table-cell>
          <table:table-cell office:value-type="string" calcext:value-type="string">
            <text:p>BN21</text:p>
          </table:table-cell>
          <table:table-cell table:number-columns-repeated="1003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$Sheet1.$F181]&amp;&quot; | &quot;&amp;[$Sheet1.$H181]&amp;&quot; | &quot;&amp;TEXT([$Sheet1.$J181];&quot;ddmmmyy&quot;)&amp;&quot;-&quot;&amp;TEXT([$Sheet1.$K181];&quot;ddmmmyy&quot;)&amp;&quot; | &quot;&amp;[$Sheet1.$M181]&amp;&quot; | &quot;&amp;[$Sheet1.$O181]&amp;&quot; | &quot;&amp;[$Sheet1.$P181]&amp;&quot; | &quot;&amp;[$Sheet1.$Q181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Maxillofacial Surgery</text:p>
          </table:table-cell>
          <table:table-cell office:value-type="string" calcext:value-type="string">
            <text:p>Chirurgie maxillo-faciale / ORL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Maxillofacial</text:p>
          </table:table-cell>
          <table:table-cell office:value-type="date" office:date-value="2022-02-23" calcext:value-type="date">
            <text:p>23-Feb-22</text:p>
          </table:table-cell>
          <table:table-cell office:value-type="date" office:date-value="2022-11-20" calcext:value-type="date">
            <text:p>20-Nov-22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Africa Mercy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$Sheet1.$F182]&amp;&quot; | &quot;&amp;[$Sheet1.$H182]&amp;&quot; | &quot;&amp;TEXT([$Sheet1.$J182];&quot;ddmmmyy&quot;)&amp;&quot;-&quot;&amp;TEXT([$Sheet1.$K182];&quot;ddmmmyy&quot;)&amp;&quot; | &quot;&amp;[$Sheet1.$M182]&amp;&quot; | &quot;&amp;[$Sheet1.$O182]&amp;&quot; | &quot;&amp;[$Sheet1.$P182]&amp;&quot; | &quot;&amp;[$Sheet1.$Q182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Women's Health Surgery</text:p>
          </table:table-cell>
          <table:table-cell office:value-type="string" calcext:value-type="string">
            <text:p>Chirurgie en santé des femmes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Women's Health</text:p>
          </table:table-cell>
          <table:table-cell office:value-type="date" office:date-value="2022-02-23" calcext:value-type="date">
            <text:p>23-Feb-22</text:p>
          </table:table-cell>
          <table:table-cell office:value-type="date" office:date-value="2022-04-10" calcext:value-type="date">
            <text:p>10-Apr-22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Africa Mercy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$Sheet1.$F183]&amp;&quot; | &quot;&amp;[$Sheet1.$H183]&amp;&quot; | &quot;&amp;TEXT([$Sheet1.$J183];&quot;ddmmmyy&quot;)&amp;&quot;-&quot;&amp;TEXT([$Sheet1.$K183];&quot;ddmmmyy&quot;)&amp;&quot; | &quot;&amp;[$Sheet1.$M183]&amp;&quot; | &quot;&amp;[$Sheet1.$O183]&amp;&quot; | &quot;&amp;[$Sheet1.$P183]&amp;&quot; | &quot;&amp;[$Sheet1.$Q183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General Surgery</text:p>
          </table:table-cell>
          <table:table-cell office:value-type="string" calcext:value-type="string">
            <text:p>Chirurgie général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General</text:p>
          </table:table-cell>
          <table:table-cell office:value-type="date" office:date-value="2022-04-03" calcext:value-type="date">
            <text:p>3-Apr-22</text:p>
          </table:table-cell>
          <table:table-cell office:value-type="date" office:date-value="2022-11-20" calcext:value-type="date">
            <text:p>20-Nov-22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Africa Mercy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$Sheet1.$F184]&amp;&quot; | &quot;&amp;[$Sheet1.$H184]&amp;&quot; | &quot;&amp;TEXT([$Sheet1.$J184];&quot;ddmmmyy&quot;)&amp;&quot;-&quot;&amp;TEXT([$Sheet1.$K184];&quot;ddmmmyy&quot;)&amp;&quot; | &quot;&amp;[$Sheet1.$M184]&amp;&quot; | &quot;&amp;[$Sheet1.$O184]&amp;&quot; | &quot;&amp;[$Sheet1.$P184]&amp;&quot; | &quot;&amp;[$Sheet1.$Q184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Pediatric Specialized General Surgery</text:p>
          </table:table-cell>
          <table:table-cell office:value-type="string" calcext:value-type="string">
            <text:p>Chirurgie générale pédiatriqu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Pediatric Specialized General</text:p>
          </table:table-cell>
          <table:table-cell office:value-type="date" office:date-value="2022-04-17" calcext:value-type="date">
            <text:p>17-Apr-22</text:p>
          </table:table-cell>
          <table:table-cell office:value-type="date" office:date-value="2022-08-14" calcext:value-type="date">
            <text:p>14-Aug-22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Africa Mercy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$Sheet1.$F185]&amp;&quot; | &quot;&amp;[$Sheet1.$H185]&amp;&quot; | &quot;&amp;TEXT([$Sheet1.$J185];&quot;ddmmmyy&quot;)&amp;&quot;-&quot;&amp;TEXT([$Sheet1.$K185];&quot;ddmmmyy&quot;)&amp;&quot; | &quot;&amp;[$Sheet1.$M185]&amp;&quot; | &quot;&amp;[$Sheet1.$O185]&amp;&quot; | &quot;&amp;[$Sheet1.$P185]&amp;&quot; | &quot;&amp;[$Sheet1.$Q185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Orthopedic Surgery</text:p>
          </table:table-cell>
          <table:table-cell office:value-type="string" calcext:value-type="string">
            <text:p>Chirurgie orthopédique pédiatrique 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Orthopedic</text:p>
          </table:table-cell>
          <table:table-cell office:value-type="date" office:date-value="2022-06-26" calcext:value-type="date">
            <text:p>26-Jun-22</text:p>
          </table:table-cell>
          <table:table-cell office:value-type="date" office:date-value="2022-08-14" calcext:value-type="date">
            <text:p>14-Aug-22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Africa Mercy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$Sheet1.$F186]&amp;&quot; | &quot;&amp;[$Sheet1.$H186]&amp;&quot; | &quot;&amp;TEXT([$Sheet1.$J186];&quot;ddmmmyy&quot;)&amp;&quot;-&quot;&amp;TEXT([$Sheet1.$K186];&quot;ddmmmyy&quot;)&amp;&quot; | &quot;&amp;[$Sheet1.$M186]&amp;&quot; | &quot;&amp;[$Sheet1.$O186]&amp;&quot; | &quot;&amp;[$Sheet1.$P186]&amp;&quot; | &quot;&amp;[$Sheet1.$Q186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Plastics Surgery</text:p>
          </table:table-cell>
          <table:table-cell office:value-type="string" calcext:value-type="string">
            <text:p>Chirurgie plastique et reconstructiv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Plastics</text:p>
          </table:table-cell>
          <table:table-cell office:value-type="date" office:date-value="2022-05-01" calcext:value-type="date">
            <text:p>1-May-22</text:p>
          </table:table-cell>
          <table:table-cell office:value-type="date" office:date-value="2022-09-25" calcext:value-type="date">
            <text:p>25-Sep-22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Africa Mercy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$Sheet1.$F187]&amp;&quot; | &quot;&amp;[$Sheet1.$H187]&amp;&quot; | &quot;&amp;TEXT([$Sheet1.$J187];&quot;ddmmmyy&quot;)&amp;&quot;-&quot;&amp;TEXT([$Sheet1.$K187];&quot;ddmmmyy&quot;)&amp;&quot; | &quot;&amp;[$Sheet1.$M187]&amp;&quot; | &quot;&amp;[$Sheet1.$O187]&amp;&quot; | &quot;&amp;[$Sheet1.$P187]&amp;&quot; | &quot;&amp;[$Sheet1.$Q187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Skills Transfer Training</text:p>
          </table:table-cell>
          <table:table-cell office:value-type="string" calcext:value-type="string">
            <text:p>Nutritional Agriculture</text:p>
          </table:table-cell>
          <table:table-cell office:value-type="string" calcext:value-type="string">
            <text:p>Food For Life</text:p>
          </table:table-cell>
          <table:table-cell office:value-type="string" calcext:value-type="string">
            <text:p>Cours d'agriculture nutritionnel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2-28" calcext:value-type="date">
            <text:p>28-Feb-22</text:p>
          </table:table-cell>
          <table:table-cell office:value-type="date" office:date-value="2022-07-30" calcext:value-type="date">
            <text:p>30-Jul-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Suakoko</text:p>
          </table:table-cell>
          <table:table-cell office:value-type="string" calcext:value-type="string">
            <text:p>Central Agricultural Research Institute (CARI)</text:p>
          </table:table-cell>
          <table:table-cell office:value-type="string" calcext:value-type="string">
            <text:p>Chargé du Projet: Eliphaz ESSAH, Program manager</text:p>
          </table:table-cell>
          <table:table-cell table:number-columns-repeated="1006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$Sheet1.$F188]&amp;&quot; | &quot;&amp;[$Sheet1.$H188]&amp;&quot; | &quot;&amp;TEXT([$Sheet1.$J188];&quot;ddmmmyy&quot;)&amp;&quot;-&quot;&amp;TEXT([$Sheet1.$K188];&quot;ddmmmyy&quot;)&amp;&quot; | &quot;&amp;[$Sheet1.$M188]&amp;&quot; | &quot;&amp;[$Sheet1.$O188]&amp;&quot; | &quot;&amp;[$Sheet1.$P188]&amp;&quot; | &quot;&amp;[$Sheet1.$Q188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Essential Surgical Skills Courses</text:p>
          </table:table-cell>
          <table:table-cell office:value-type="string" calcext:value-type="string">
            <text:p>Essential Surgical Skills Course</text:p>
          </table:table-cell>
          <table:table-cell office:value-type="string" calcext:value-type="string">
            <text:p>Cours de techniques chirurgicales essentielles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1-24" calcext:value-type="date">
            <text:p>24-Jan-22</text:p>
          </table:table-cell>
          <table:table-cell office:value-type="date" office:date-value="2022-01-28" calcext:value-type="date">
            <text:p>28-Jan-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Benin</text:p>
          </table:table-cell>
          <table:table-cell office:value-type="string" calcext:value-type="string">
            <text:p>Cotonou</text:p>
          </table:table-cell>
          <table:table-cell office:value-type="string" calcext:value-type="string">
            <text:p>Hotel Golden Tulip Le Diplomate</text:p>
          </table:table-cell>
          <table:table-cell table:number-columns-repeated="1007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$Sheet1.$F189]&amp;&quot; | &quot;&amp;[$Sheet1.$H189]&amp;&quot; | &quot;&amp;TEXT([$Sheet1.$J189];&quot;ddmmmyy&quot;)&amp;&quot;-&quot;&amp;TEXT([$Sheet1.$K189];&quot;ddmmmyy&quot;)&amp;&quot; | &quot;&amp;[$Sheet1.$M189]&amp;&quot; | &quot;&amp;[$Sheet1.$O189]&amp;&quot; | &quot;&amp;[$Sheet1.$P189]&amp;&quot; | &quot;&amp;[$Sheet1.$Q189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Lifebox</text:p>
          </table:table-cell>
          <table:table-cell office:value-type="string" calcext:value-type="string">
            <text:p>Clean Cut</text:p>
          </table:table-cell>
          <table:table-cell office:value-type="string" calcext:value-type="string">
            <text:p>Cours de Lifebox - Clean Cut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1-01" calcext:value-type="date">
            <text:p>1-Jan-22</text:p>
          </table:table-cell>
          <table:table-cell office:value-type="date" office:date-value="2022-06-30" calcext:value-type="date">
            <text:p>30-Jun-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Gbarnga</text:p>
          </table:table-cell>
          <table:table-cell office:value-type="string" calcext:value-type="string">
            <text:p>Hospital: CB Dunbar</text:p>
          </table:table-cell>
          <table:table-cell office:value-type="string" calcext:value-type="string">
            <text:p>Courses include: Clean Cut, PPE - Best Practice &amp; Guidelines, Pulse ox distribution and Training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IFEBOX</text:p>
          </table:table-cell>
          <table:table-cell table:number-columns-repeated="1004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$Sheet1.$F190]&amp;&quot; | &quot;&amp;[$Sheet1.$H190]&amp;&quot; | &quot;&amp;TEXT([$Sheet1.$J190];&quot;ddmmmyy&quot;)&amp;&quot;-&quot;&amp;TEXT([$Sheet1.$K190];&quot;ddmmmyy&quot;)&amp;&quot; | &quot;&amp;[$Sheet1.$M190]&amp;&quot; | &quot;&amp;[$Sheet1.$O190]&amp;&quot; | &quot;&amp;[$Sheet1.$P190]&amp;&quot; | &quot;&amp;[$Sheet1.$Q190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Lifebox</text:p>
          </table:table-cell>
          <table:table-cell office:value-type="string" calcext:value-type="string">
            <text:p>Clean Cut</text:p>
          </table:table-cell>
          <table:table-cell office:value-type="string" calcext:value-type="string">
            <text:p>Cours de Lifebox - Clean Cut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1-01" calcext:value-type="date">
            <text:p>1-Jan-22</text:p>
          </table:table-cell>
          <table:table-cell office:value-type="date" office:date-value="2022-06-30" calcext:value-type="date">
            <text:p>30-Jun-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Hospital: JFK</text:p>
          </table:table-cell>
          <table:table-cell office:value-type="string" calcext:value-type="string">
            <text:p>Courses include: Clean Cut, PPE - Best Practice &amp; Guidelines, Pulse ox distribution and Training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IFEBOX</text:p>
          </table:table-cell>
          <table:table-cell table:number-columns-repeated="1004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$Sheet1.$F191]&amp;&quot; | &quot;&amp;[$Sheet1.$H191]&amp;&quot; | &quot;&amp;TEXT([$Sheet1.$J191];&quot;ddmmmyy&quot;)&amp;&quot;-&quot;&amp;TEXT([$Sheet1.$K191];&quot;ddmmmyy&quot;)&amp;&quot; | &quot;&amp;[$Sheet1.$M191]&amp;&quot; | &quot;&amp;[$Sheet1.$O191]&amp;&quot; | &quot;&amp;[$Sheet1.$P191]&amp;&quot; | &quot;&amp;[$Sheet1.$Q191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Lifebox</text:p>
          </table:table-cell>
          <table:table-cell office:value-type="string" calcext:value-type="string">
            <text:p>Clean Cut</text:p>
          </table:table-cell>
          <table:table-cell office:value-type="string" calcext:value-type="string">
            <text:p>Cours de Lifebox - Clean Cut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1-01" calcext:value-type="date">
            <text:p>1-Jan-22</text:p>
          </table:table-cell>
          <table:table-cell office:value-type="date" office:date-value="2022-06-30" calcext:value-type="date">
            <text:p>30-Jun-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Eternal Love Winning Africa (ELWA) Hospital</text:p>
          </table:table-cell>
          <table:table-cell office:value-type="string" calcext:value-type="string">
            <text:p>Courses include: Clean Cut, PPE - Best Practice &amp; Guidelines, Pulse ox distribution and Training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IFEBOX</text:p>
          </table:table-cell>
          <table:table-cell table:number-columns-repeated="1004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$Sheet1.$F192]&amp;&quot; | &quot;&amp;[$Sheet1.$H192]&amp;&quot; | &quot;&amp;TEXT([$Sheet1.$J192];&quot;ddmmmyy&quot;)&amp;&quot;-&quot;&amp;TEXT([$Sheet1.$K192];&quot;ddmmmyy&quot;)&amp;&quot; | &quot;&amp;[$Sheet1.$M192]&amp;&quot; | &quot;&amp;[$Sheet1.$O192]&amp;&quot; | &quot;&amp;[$Sheet1.$P192]&amp;&quot; | &quot;&amp;[$Sheet1.$Q192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Palliative Care</text:p>
          </table:table-cell>
          <table:table-cell office:value-type="string" calcext:value-type="string">
            <text:p>Palliative Care Mentoring</text:p>
          </table:table-cell>
          <table:table-cell office:value-type="string" calcext:value-type="string">
            <text:p>Cours soins palliatifs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Mentoring</text:p>
          </table:table-cell>
          <table:table-cell office:value-type="date" office:date-value="2021-07-13" calcext:value-type="date">
            <text:p>13-Jul-21</text:p>
          </table:table-cell>
          <table:table-cell office:value-type="date" office:date-value="2021-07-30" calcext:value-type="date">
            <text:p>30-Jul-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Dantec, ASPASEN Office, Patients home, Gyneplus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1005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$Sheet1.$F193]&amp;&quot; | &quot;&amp;[$Sheet1.$H193]&amp;&quot; | &quot;&amp;TEXT([$Sheet1.$J193];&quot;ddmmmyy&quot;)&amp;&quot;-&quot;&amp;TEXT([$Sheet1.$K193];&quot;ddmmmyy&quot;)&amp;&quot; | &quot;&amp;[$Sheet1.$M193]&amp;&quot; | &quot;&amp;[$Sheet1.$O193]&amp;&quot; | &quot;&amp;[$Sheet1.$P193]&amp;&quot; | &quot;&amp;[$Sheet1.$Q193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office:value-type="string" calcext:value-type="string">
            <text:p>Plastics Surgery</text:p>
          </table:table-cell>
          <table:table-cell office:value-type="string" calcext:value-type="string">
            <text:p>CURE International Children's Hospital of Niger</text:p>
          </table:table-cell>
          <table:table-cell office:value-type="string" calcext:value-type="string">
            <text:p>Chirurgie plastique et reconstructiv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Plastics</text:p>
          </table:table-cell>
          <table:table-cell office:value-type="date" office:date-value="2022-01-24" calcext:value-type="date">
            <text:p>24-Jan-22</text:p>
          </table:table-cell>
          <table:table-cell office:value-type="date" office:date-value="2022-02-16" calcext:value-type="date">
            <text:p>16-Feb-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Niger</text:p>
          </table:table-cell>
          <table:table-cell office:value-type="string" calcext:value-type="string">
            <text:p>Niamey</text:p>
          </table:table-cell>
          <table:table-cell office:value-type="string" calcext:value-type="string">
            <text:p>CURE Hôpital des Enfants au Niger</text:p>
          </table:table-cell>
          <table:table-cell office:value-type="string" calcext:value-type="string">
            <text:p>Tertius Venter is performing surgerie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RGERY</text:p>
          </table:table-cell>
          <table:table-cell office:value-type="string" calcext:value-type="string">
            <text:p>CURE21</text:p>
          </table:table-cell>
          <table:table-cell table:number-columns-repeated="1003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$Sheet1.$F194]&amp;&quot; | &quot;&amp;[$Sheet1.$H194]&amp;&quot; | &quot;&amp;TEXT([$Sheet1.$J194];&quot;ddmmmyy&quot;)&amp;&quot;-&quot;&amp;TEXT([$Sheet1.$K194];&quot;ddmmmyy&quot;)&amp;&quot; | &quot;&amp;[$Sheet1.$M194]&amp;&quot; | &quot;&amp;[$Sheet1.$O194]&amp;&quot; | &quot;&amp;[$Sheet1.$P194]&amp;&quot; | &quot;&amp;[$Sheet1.$Q194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Biomedical Technician Courses</text:p>
          </table:table-cell>
          <table:table-cell office:value-type="string" calcext:value-type="string">
            <text:p>Biomedical Technician Course</text:p>
          </table:table-cell>
          <table:table-cell office:value-type="string" calcext:value-type="string">
            <text:p>Cours biomedicaux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3-07" calcext:value-type="date">
            <text:p>7-Mar-22</text:p>
          </table:table-cell>
          <table:table-cell office:value-type="date" office:date-value="2022-06-17" calcext:value-type="date">
            <text:p>17-Jun-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ff-ship</text:p>
          </table:table-cell>
          <table:table-cell/>
          <table:table-cell table:style-name="ce20" office:value-type="string" calcext:value-type="string">
            <text:p>Senegal</text:p>
          </table:table-cell>
          <table:table-cell office:value-type="string" calcext:value-type="string">
            <text:p>Dakar </text:p>
          </table:table-cell>
          <table:table-cell office:value-type="string" calcext:value-type="string">
            <text:p>Campus Franco Senegalese</text:p>
          </table:table-cell>
          <table:table-cell office:value-type="string" calcext:value-type="string">
            <text:p>Project manager: Berger Dowevi</text:p>
          </table:table-cell>
          <table:table-cell table:number-columns-repeated="1006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$Sheet1.$F195]&amp;&quot; | &quot;&amp;[$Sheet1.$H195]&amp;&quot; | &quot;&amp;TEXT([$Sheet1.$J195];&quot;ddmmmyy&quot;)&amp;&quot;-&quot;&amp;TEXT([$Sheet1.$K195];&quot;ddmmmyy&quot;)&amp;&quot; | &quot;&amp;[$Sheet1.$M195]&amp;&quot; | &quot;&amp;[$Sheet1.$O195]&amp;&quot; | &quot;&amp;[$Sheet1.$P195]&amp;&quot; | &quot;&amp;[$Sheet1.$Q195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MCB Mentoring</text:p>
          </table:table-cell>
          <table:table-cell office:value-type="string" calcext:value-type="string">
            <text:p>Surgeon Mentoring - Women's Health</text:p>
          </table:table-cell>
          <table:table-cell office:value-type="string" calcext:value-type="string">
            <text:p>Formation par mentorat des chirurgiens - Chirurgie en santé des femmes</text:p>
          </table:table-cell>
          <table:table-cell office:value-type="string" calcext:value-type="string">
            <text:p>Surgeons</text:p>
          </table:table-cell>
          <table:table-cell office:value-type="string" calcext:value-type="string">
            <text:p>Mentoring</text:p>
          </table:table-cell>
          <table:table-cell office:value-type="date" office:date-value="2022-03-22" calcext:value-type="date">
            <text:p>22-Mar-22</text:p>
          </table:table-cell>
          <table:table-cell office:value-type="date" office:date-value="2022-03-25" calcext:value-type="date">
            <text:p>25-Mar-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Africa Mercy</text:p>
          </table:table-cell>
          <table:table-cell table:number-columns-repeated="1007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$Sheet1.$F196]&amp;&quot; | &quot;&amp;[$Sheet1.$H196]&amp;&quot; | &quot;&amp;TEXT([$Sheet1.$J196];&quot;ddmmmyy&quot;)&amp;&quot;-&quot;&amp;TEXT([$Sheet1.$K196];&quot;ddmmmyy&quot;)&amp;&quot; | &quot;&amp;[$Sheet1.$M196]&amp;&quot; | &quot;&amp;[$Sheet1.$O196]&amp;&quot; | &quot;&amp;[$Sheet1.$P196]&amp;&quot; | &quot;&amp;[$Sheet1.$Q196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Ultrasound Courses</text:p>
          </table:table-cell>
          <table:table-cell office:value-type="string" calcext:value-type="string">
            <text:p>Ultrasound Course</text:p>
          </table:table-cell>
          <table:table-cell office:value-type="string" calcext:value-type="string">
            <text:p>Cours d'echographi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3-14" calcext:value-type="date">
            <text:p>14-Mar-22</text:p>
          </table:table-cell>
          <table:table-cell office:value-type="date" office:date-value="2022-03-25" calcext:value-type="date">
            <text:p>25-Mar-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Colonia Hotel</text:p>
          </table:table-cell>
          <table:table-cell table:number-columns-repeated="1007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$Sheet1.$F197]&amp;&quot; | &quot;&amp;[$Sheet1.$H197]&amp;&quot; | &quot;&amp;TEXT([$Sheet1.$J197];&quot;ddmmmyy&quot;)&amp;&quot;-&quot;&amp;TEXT([$Sheet1.$K197];&quot;ddmmmyy&quot;)&amp;&quot; | &quot;&amp;[$Sheet1.$M197]&amp;&quot; | &quot;&amp;[$Sheet1.$O197]&amp;&quot; | &quot;&amp;[$Sheet1.$P197]&amp;&quot; | &quot;&amp;[$Sheet1.$Q197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Surgery</text:p>
          </table:table-cell>
          <table:table-cell office:value-type="string" calcext:value-type="string">
            <text:p>Safe Surgery Course</text:p>
          </table:table-cell>
          <table:table-cell office:value-type="string" calcext:value-type="string">
            <text:p>Chirurgie plus sûr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3-07" calcext:value-type="date">
            <text:p>7-Mar-22</text:p>
          </table:table-cell>
          <table:table-cell office:value-type="date" office:date-value="2022-03-11" calcext:value-type="date">
            <text:p>11-Mar-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enegal</text:p>
          </table:table-cell>
          <table:table-cell office:value-type="string" calcext:value-type="string">
            <text:p>Thies</text:p>
          </table:table-cell>
          <table:table-cell office:value-type="string" calcext:value-type="string">
            <text:p>Hospital Barthimee</text:p>
          </table:table-cell>
          <table:table-cell office:value-type="string" calcext:value-type="string">
            <text:p>New Hospital</text:p>
          </table:table-cell>
          <table:table-cell table:number-columns-repeated="1006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$Sheet1.$F198]&amp;&quot; | &quot;&amp;[$Sheet1.$H198]&amp;&quot; | &quot;&amp;TEXT([$Sheet1.$J198];&quot;ddmmmyy&quot;)&amp;&quot;-&quot;&amp;TEXT([$Sheet1.$K198];&quot;ddmmmyy&quot;)&amp;&quot; | &quot;&amp;[$Sheet1.$M198]&amp;&quot; | &quot;&amp;[$Sheet1.$O198]&amp;&quot; | &quot;&amp;[$Sheet1.$P198]&amp;&quot; | &quot;&amp;[$Sheet1.$Q198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Surgery</text:p>
          </table:table-cell>
          <table:table-cell office:value-type="string" calcext:value-type="string">
            <text:p>Safe Surgery Course</text:p>
          </table:table-cell>
          <table:table-cell office:value-type="string" calcext:value-type="string">
            <text:p>Chirurgie plus sûr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3-21" calcext:value-type="date">
            <text:p>21-Mar-22</text:p>
          </table:table-cell>
          <table:table-cell office:value-type="date" office:date-value="2022-03-25" calcext:value-type="date">
            <text:p>25-Mar-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Albert Royer National Children's Hospital</text:p>
          </table:table-cell>
          <table:table-cell office:value-type="string" calcext:value-type="string">
            <text:p>New Hospital</text:p>
          </table:table-cell>
          <table:table-cell table:number-columns-repeated="1006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$Sheet1.$F199]&amp;&quot; | &quot;&amp;[$Sheet1.$H199]&amp;&quot; | &quot;&amp;TEXT([$Sheet1.$J199];&quot;ddmmmyy&quot;)&amp;&quot;-&quot;&amp;TEXT([$Sheet1.$K199];&quot;ddmmmyy&quot;)&amp;&quot; | &quot;&amp;[$Sheet1.$M199]&amp;&quot; | &quot;&amp;[$Sheet1.$O199]&amp;&quot; | &quot;&amp;[$Sheet1.$P199]&amp;&quot; | &quot;&amp;[$Sheet1.$Q199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Surgery</text:p>
          </table:table-cell>
          <table:table-cell office:value-type="string" calcext:value-type="string">
            <text:p>Safe Surgery Course</text:p>
          </table:table-cell>
          <table:table-cell office:value-type="string" calcext:value-type="string">
            <text:p>Chirurgie plus sûr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3-28" calcext:value-type="date">
            <text:p>28-Mar-22</text:p>
          </table:table-cell>
          <table:table-cell office:value-type="date" office:date-value="2022-04-01" calcext:value-type="date">
            <text:p>1-Apr-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Diamniadio Children's Hospital</text:p>
          </table:table-cell>
          <table:table-cell office:value-type="string" calcext:value-type="string">
            <text:p>New Hospital</text:p>
          </table:table-cell>
          <table:table-cell table:number-columns-repeated="1006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$Sheet1.$F200]&amp;&quot; | &quot;&amp;[$Sheet1.$H200]&amp;&quot; | &quot;&amp;TEXT([$Sheet1.$J200];&quot;ddmmmyy&quot;)&amp;&quot;-&quot;&amp;TEXT([$Sheet1.$K200];&quot;ddmmmyy&quot;)&amp;&quot; | &quot;&amp;[$Sheet1.$M200]&amp;&quot; | &quot;&amp;[$Sheet1.$O200]&amp;&quot; | &quot;&amp;[$Sheet1.$P200]&amp;&quot; | &quot;&amp;[$Sheet1.$Q200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Surgery</text:p>
          </table:table-cell>
          <table:table-cell office:value-type="string" calcext:value-type="string">
            <text:p>Safe Surgery Course</text:p>
          </table:table-cell>
          <table:table-cell office:value-type="string" calcext:value-type="string">
            <text:p>Chirurgie plus sûr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4-05" calcext:value-type="date">
            <text:p>5-Apr-22</text:p>
          </table:table-cell>
          <table:table-cell office:value-type="date" office:date-value="2022-04-08" calcext:value-type="date">
            <text:p>8-Apr-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enegal</text:p>
          </table:table-cell>
          <table:table-cell office:value-type="string" calcext:value-type="string">
            <text:p>Saint Louis</text:p>
          </table:table-cell>
          <table:table-cell office:value-type="string" calcext:value-type="string">
            <text:p>Regional Hospital of Saint Louis</text:p>
          </table:table-cell>
          <table:table-cell office:value-type="string" calcext:value-type="string">
            <text:p>Follow Up</text:p>
          </table:table-cell>
          <table:table-cell table:number-columns-repeated="1006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$Sheet1.$F201]&amp;&quot; | &quot;&amp;[$Sheet1.$H201]&amp;&quot; | &quot;&amp;TEXT([$Sheet1.$J201];&quot;ddmmmyy&quot;)&amp;&quot;-&quot;&amp;TEXT([$Sheet1.$K201];&quot;ddmmmyy&quot;)&amp;&quot; | &quot;&amp;[$Sheet1.$M201]&amp;&quot; | &quot;&amp;[$Sheet1.$O201]&amp;&quot; | &quot;&amp;[$Sheet1.$P201]&amp;&quot; | &quot;&amp;[$Sheet1.$Q201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Surgery</text:p>
          </table:table-cell>
          <table:table-cell office:value-type="string" calcext:value-type="string">
            <text:p>Safe Surgery Course</text:p>
          </table:table-cell>
          <table:table-cell office:value-type="string" calcext:value-type="string">
            <text:p>Chirurgie plus sûr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4-11" calcext:value-type="date">
            <text:p>11-Apr-22</text:p>
          </table:table-cell>
          <table:table-cell office:value-type="date" office:date-value="2022-04-13" calcext:value-type="date">
            <text:p>13-Apr-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enegal</text:p>
          </table:table-cell>
          <table:table-cell office:value-type="string" calcext:value-type="string">
            <text:p>Louga</text:p>
          </table:table-cell>
          <table:table-cell office:value-type="string" calcext:value-type="string">
            <text:p>Regional Hospital of Louga</text:p>
          </table:table-cell>
          <table:table-cell office:value-type="string" calcext:value-type="string">
            <text:p>Follow Up</text:p>
          </table:table-cell>
          <table:table-cell table:number-columns-repeated="1006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$Sheet1.$F202]&amp;&quot; | &quot;&amp;[$Sheet1.$H202]&amp;&quot; | &quot;&amp;TEXT([$Sheet1.$J202];&quot;ddmmmyy&quot;)&amp;&quot;-&quot;&amp;TEXT([$Sheet1.$K202];&quot;ddmmmyy&quot;)&amp;&quot; | &quot;&amp;[$Sheet1.$M202]&amp;&quot; | &quot;&amp;[$Sheet1.$O202]&amp;&quot; | &quot;&amp;[$Sheet1.$P202]&amp;&quot; | &quot;&amp;[$Sheet1.$Q202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Surgery</text:p>
          </table:table-cell>
          <table:table-cell office:value-type="string" calcext:value-type="string">
            <text:p>Safe Surgery Course</text:p>
          </table:table-cell>
          <table:table-cell office:value-type="string" calcext:value-type="string">
            <text:p>Chirurgie plus sûr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4-19" calcext:value-type="date">
            <text:p>19-Apr-22</text:p>
          </table:table-cell>
          <table:table-cell office:value-type="date" office:date-value="2022-04-21" calcext:value-type="date">
            <text:p>21-Apr-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enegal</text:p>
          </table:table-cell>
          <table:table-cell office:value-type="string" calcext:value-type="string">
            <text:p>Fatick</text:p>
          </table:table-cell>
          <table:table-cell office:value-type="string" calcext:value-type="string">
            <text:p>Regional Hospital Center of Fatick</text:p>
          </table:table-cell>
          <table:table-cell office:value-type="string" calcext:value-type="string">
            <text:p>Follow Up</text:p>
          </table:table-cell>
          <table:table-cell table:number-columns-repeated="1006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$Sheet1.$F203]&amp;&quot; | &quot;&amp;[$Sheet1.$H203]&amp;&quot; | &quot;&amp;TEXT([$Sheet1.$J203];&quot;ddmmmyy&quot;)&amp;&quot;-&quot;&amp;TEXT([$Sheet1.$K203];&quot;ddmmmyy&quot;)&amp;&quot; | &quot;&amp;[$Sheet1.$M203]&amp;&quot; | &quot;&amp;[$Sheet1.$O203]&amp;&quot; | &quot;&amp;[$Sheet1.$P203]&amp;&quot; | &quot;&amp;[$Sheet1.$Q203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Surgery</text:p>
          </table:table-cell>
          <table:table-cell office:value-type="string" calcext:value-type="string">
            <text:p>Safe Surgery Course</text:p>
          </table:table-cell>
          <table:table-cell office:value-type="string" calcext:value-type="string">
            <text:p>Chirurgie plus sûr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5-04" calcext:value-type="date">
            <text:p>4-May-22</text:p>
          </table:table-cell>
          <table:table-cell office:value-type="date" office:date-value="2022-05-06" calcext:value-type="date">
            <text:p>6-May-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enegal</text:p>
          </table:table-cell>
          <table:table-cell office:value-type="string" calcext:value-type="string">
            <text:p>Kaffrine</text:p>
          </table:table-cell>
          <table:table-cell office:value-type="string" calcext:value-type="string">
            <text:p>Regional Hospital of Kaffrine</text:p>
          </table:table-cell>
          <table:table-cell office:value-type="string" calcext:value-type="string">
            <text:p>Follow Up</text:p>
          </table:table-cell>
          <table:table-cell table:number-columns-repeated="1006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$Sheet1.$F204]&amp;&quot; | &quot;&amp;[$Sheet1.$H204]&amp;&quot; | &quot;&amp;TEXT([$Sheet1.$J204];&quot;ddmmmyy&quot;)&amp;&quot;-&quot;&amp;TEXT([$Sheet1.$K204];&quot;ddmmmyy&quot;)&amp;&quot; | &quot;&amp;[$Sheet1.$M204]&amp;&quot; | &quot;&amp;[$Sheet1.$O204]&amp;&quot; | &quot;&amp;[$Sheet1.$P204]&amp;&quot; | &quot;&amp;[$Sheet1.$Q204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Surgery</text:p>
          </table:table-cell>
          <table:table-cell office:value-type="string" calcext:value-type="string">
            <text:p>Safe Surgery Course</text:p>
          </table:table-cell>
          <table:table-cell office:value-type="string" calcext:value-type="string">
            <text:p>Chirurgie plus sûr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5-10" calcext:value-type="date">
            <text:p>10-May-22</text:p>
          </table:table-cell>
          <table:table-cell office:value-type="date" office:date-value="2022-05-12" calcext:value-type="date">
            <text:p>12-May-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enegal</text:p>
          </table:table-cell>
          <table:table-cell office:value-type="string" calcext:value-type="string">
            <text:p>Kaolack</text:p>
          </table:table-cell>
          <table:table-cell office:value-type="string" calcext:value-type="string">
            <text:p>Hospital Ed Hadji Ibrahima Niass</text:p>
          </table:table-cell>
          <table:table-cell office:value-type="string" calcext:value-type="string">
            <text:p>Follow Up</text:p>
          </table:table-cell>
          <table:table-cell table:number-columns-repeated="1006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$Sheet1.$F205]&amp;&quot; | &quot;&amp;[$Sheet1.$H205]&amp;&quot; | &quot;&amp;TEXT([$Sheet1.$J205];&quot;ddmmmyy&quot;)&amp;&quot;-&quot;&amp;TEXT([$Sheet1.$K205];&quot;ddmmmyy&quot;)&amp;&quot; | &quot;&amp;[$Sheet1.$M205]&amp;&quot; | &quot;&amp;[$Sheet1.$O205]&amp;&quot; | &quot;&amp;[$Sheet1.$P205]&amp;&quot; | &quot;&amp;[$Sheet1.$Q205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Surgery</text:p>
          </table:table-cell>
          <table:table-cell office:value-type="string" calcext:value-type="string">
            <text:p>Safe Surgery Course</text:p>
          </table:table-cell>
          <table:table-cell office:value-type="string" calcext:value-type="string">
            <text:p>Chirurgie plus sûr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5-17" calcext:value-type="date">
            <text:p>17-May-22</text:p>
          </table:table-cell>
          <table:table-cell office:value-type="date" office:date-value="2022-05-19" calcext:value-type="date">
            <text:p>19-May-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spital Dantec</text:p>
          </table:table-cell>
          <table:table-cell office:value-type="string" calcext:value-type="string">
            <text:p>Follow Up</text:p>
          </table:table-cell>
          <table:table-cell table:number-columns-repeated="1006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$Sheet1.$F206]&amp;&quot; | &quot;&amp;[$Sheet1.$H206]&amp;&quot; | &quot;&amp;TEXT([$Sheet1.$J206];&quot;ddmmmyy&quot;)&amp;&quot;-&quot;&amp;TEXT([$Sheet1.$K206];&quot;ddmmmyy&quot;)&amp;&quot; | &quot;&amp;[$Sheet1.$M206]&amp;&quot; | &quot;&amp;[$Sheet1.$O206]&amp;&quot; | &quot;&amp;[$Sheet1.$P206]&amp;&quot; | &quot;&amp;[$Sheet1.$Q206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Surgery</text:p>
          </table:table-cell>
          <table:table-cell office:value-type="string" calcext:value-type="string">
            <text:p>Safe Surgery Course</text:p>
          </table:table-cell>
          <table:table-cell office:value-type="string" calcext:value-type="string">
            <text:p>Chirurgie plus sûr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6-29" calcext:value-type="date">
            <text:p>29-Jun-22</text:p>
          </table:table-cell>
          <table:table-cell office:value-type="date" office:date-value="2022-07-01" calcext:value-type="date">
            <text:p>1-Jul-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enegal</text:p>
          </table:table-cell>
          <table:table-cell office:value-type="string" calcext:value-type="string">
            <text:p>Matam</text:p>
          </table:table-cell>
          <table:table-cell office:value-type="string" calcext:value-type="string">
            <text:p>Regional Hospital of Matam</text:p>
          </table:table-cell>
          <table:table-cell office:value-type="string" calcext:value-type="string">
            <text:p>Follow Up</text:p>
          </table:table-cell>
          <table:table-cell table:number-columns-repeated="1006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$Sheet1.$F207]&amp;&quot; | &quot;&amp;[$Sheet1.$H207]&amp;&quot; | &quot;&amp;TEXT([$Sheet1.$J207];&quot;ddmmmyy&quot;)&amp;&quot;-&quot;&amp;TEXT([$Sheet1.$K207];&quot;ddmmmyy&quot;)&amp;&quot; | &quot;&amp;[$Sheet1.$M207]&amp;&quot; | &quot;&amp;[$Sheet1.$O207]&amp;&quot; | &quot;&amp;[$Sheet1.$P207]&amp;&quot; | &quot;&amp;[$Sheet1.$Q207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Surgery</text:p>
          </table:table-cell>
          <table:table-cell office:value-type="string" calcext:value-type="string">
            <text:p>Safe Surgery Course</text:p>
          </table:table-cell>
          <table:table-cell office:value-type="string" calcext:value-type="string">
            <text:p>Chirurgie plus sûr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7-04" calcext:value-type="date">
            <text:p>4-Jul-22</text:p>
          </table:table-cell>
          <table:table-cell office:value-type="date" office:date-value="2022-07-06" calcext:value-type="date">
            <text:p>6-Jul-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enegal</text:p>
          </table:table-cell>
          <table:table-cell office:value-type="string" calcext:value-type="string">
            <text:p>Touba</text:p>
          </table:table-cell>
          <table:table-cell office:value-type="string" calcext:value-type="string">
            <text:p>Regional Hospital of Touba</text:p>
          </table:table-cell>
          <table:table-cell office:value-type="string" calcext:value-type="string">
            <text:p>Follow Up</text:p>
          </table:table-cell>
          <table:table-cell table:number-columns-repeated="1006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$Sheet1.$F208]&amp;&quot; | &quot;&amp;[$Sheet1.$H208]&amp;&quot; | &quot;&amp;TEXT([$Sheet1.$J208];&quot;ddmmmyy&quot;)&amp;&quot;-&quot;&amp;TEXT([$Sheet1.$K208];&quot;ddmmmyy&quot;)&amp;&quot; | &quot;&amp;[$Sheet1.$M208]&amp;&quot; | &quot;&amp;[$Sheet1.$O208]&amp;&quot; | &quot;&amp;[$Sheet1.$P208]&amp;&quot; | &quot;&amp;[$Sheet1.$Q208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Essential Surgical Skills Courses</text:p>
          </table:table-cell>
          <table:table-cell office:value-type="string" calcext:value-type="string">
            <text:p>Essential Surgical Skills Course</text:p>
          </table:table-cell>
          <table:table-cell office:value-type="string" calcext:value-type="string">
            <text:p>Cours de techniques chirurgicales essentielles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1-11-22" calcext:value-type="date">
            <text:p>22-Nov-21</text:p>
          </table:table-cell>
          <table:table-cell office:value-type="date" office:date-value="2021-11-26" calcext:value-type="date">
            <text:p>26-Nov-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Benin</text:p>
          </table:table-cell>
          <table:table-cell office:value-type="string" calcext:value-type="string">
            <text:p>Cotonou</text:p>
          </table:table-cell>
          <table:table-cell office:value-type="string" calcext:value-type="string">
            <text:p>Hotel Golden Tulip Le Diplomate</text:p>
          </table:table-cell>
          <table:table-cell table:number-columns-repeated="1007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$Sheet1.$F209]&amp;&quot; | &quot;&amp;[$Sheet1.$H209]&amp;&quot; | &quot;&amp;TEXT([$Sheet1.$J209];&quot;ddmmmyy&quot;)&amp;&quot;-&quot;&amp;TEXT([$Sheet1.$K209];&quot;ddmmmyy&quot;)&amp;&quot; | &quot;&amp;[$Sheet1.$M209]&amp;&quot; | &quot;&amp;[$Sheet1.$O209]&amp;&quot; | &quot;&amp;[$Sheet1.$P209]&amp;&quot; | &quot;&amp;[$Sheet1.$Q209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Essential Surgical Skills Courses</text:p>
          </table:table-cell>
          <table:table-cell office:value-type="string" calcext:value-type="string">
            <text:p>Essential Surgical Skills Course - Training of Trainers</text:p>
          </table:table-cell>
          <table:table-cell office:value-type="string" calcext:value-type="string">
            <text:p>Cours de techniques chirurgicales essentielles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1-11-26" calcext:value-type="date">
            <text:p>26-Nov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Benin</text:p>
          </table:table-cell>
          <table:table-cell office:value-type="string" calcext:value-type="string">
            <text:p>Cotonou</text:p>
          </table:table-cell>
          <table:table-cell office:value-type="string" calcext:value-type="string">
            <text:p>Hotel Golden Tulip Le Diplomate</text:p>
          </table:table-cell>
          <table:table-cell table:number-columns-repeated="1007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$Sheet1.$F210]&amp;&quot; | &quot;&amp;[$Sheet1.$H210]&amp;&quot; | &quot;&amp;TEXT([$Sheet1.$J210];&quot;ddmmmyy&quot;)&amp;&quot;-&quot;&amp;TEXT([$Sheet1.$K210];&quot;ddmmmyy&quot;)&amp;&quot; | &quot;&amp;[$Sheet1.$M210]&amp;&quot; | &quot;&amp;[$Sheet1.$O210]&amp;&quot; | &quot;&amp;[$Sheet1.$P210]&amp;&quot; | &quot;&amp;[$Sheet1.$Q210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Ultrasound Courses</text:p>
          </table:table-cell>
          <table:table-cell office:value-type="string" calcext:value-type="string">
            <text:p>Ultrasound Course - Training of Trainers</text:p>
          </table:table-cell>
          <table:table-cell office:value-type="string" calcext:value-type="string">
            <text:p>Cours d'echographie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2-03-18" calcext:value-type="date">
            <text:p>18-Mar-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Colonia Hotel</text:p>
          </table:table-cell>
          <table:table-cell table:number-columns-repeated="1007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$Sheet1.$F211]&amp;&quot; | &quot;&amp;[$Sheet1.$H211]&amp;&quot; | &quot;&amp;TEXT([$Sheet1.$J211];&quot;ddmmmyy&quot;)&amp;&quot;-&quot;&amp;TEXT([$Sheet1.$K211];&quot;ddmmmyy&quot;)&amp;&quot; | &quot;&amp;[$Sheet1.$M211]&amp;&quot; | &quot;&amp;[$Sheet1.$O211]&amp;&quot; | &quot;&amp;[$Sheet1.$P211]&amp;&quot; | &quot;&amp;[$Sheet1.$Q211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Mental Health</text:p>
          </table:table-cell>
          <table:table-cell office:value-type="string" calcext:value-type="string">
            <text:p>Understanding People Mental Health and Trauma and Baby Finds Grace</text:p>
          </table:table-cell>
          <table:table-cell office:value-type="string" calcext:value-type="string">
            <text:p>Cours de santé ment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1-11-15" calcext:value-type="date">
            <text:p>15-Nov-21</text:p>
          </table:table-cell>
          <table:table-cell office:value-type="date" office:date-value="2021-11-18" calcext:value-type="date">
            <text:p>18-Nov-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outh Africa</text:p>
          </table:table-cell>
          <table:table-cell office:value-type="string" calcext:value-type="string">
            <text:p>East London</text:p>
          </table:table-cell>
          <table:table-cell office:value-type="string" calcext:value-type="string">
            <text:p>Multiple locations</text:p>
          </table:table-cell>
          <table:table-cell office:value-type="string" calcext:value-type="string">
            <text:p>Project manager: Samuel Kpavouvou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HPROG</text:p>
          </table:table-cell>
          <table:table-cell office:value-type="string" calcext:value-type="string">
            <text:p>SA21</text:p>
          </table:table-cell>
          <table:table-cell table:number-columns-repeated="1003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$Sheet1.$F212]&amp;&quot; | &quot;&amp;[$Sheet1.$H212]&amp;&quot; | &quot;&amp;TEXT([$Sheet1.$J212];&quot;ddmmmyy&quot;)&amp;&quot;-&quot;&amp;TEXT([$Sheet1.$K212];&quot;ddmmmyy&quot;)&amp;&quot; | &quot;&amp;[$Sheet1.$M212]&amp;&quot; | &quot;&amp;[$Sheet1.$O212]&amp;&quot; | &quot;&amp;[$Sheet1.$P212]&amp;&quot; | &quot;&amp;[$Sheet1.$Q212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Palliative Care</text:p>
          </table:table-cell>
          <table:table-cell office:value-type="string" calcext:value-type="string">
            <text:p>Introduction to Palliative Care</text:p>
          </table:table-cell>
          <table:table-cell office:value-type="string" calcext:value-type="string">
            <text:p>Cours soins palliatifs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4-25" calcext:value-type="date">
            <text:p>25-Apr-22</text:p>
          </table:table-cell>
          <table:table-cell office:value-type="date" office:date-value="2022-04-29" calcext:value-type="date">
            <text:p>29-Apr-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-shi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Theis</text:p>
          </table:table-cell>
          <table:table-cell office:value-type="string" calcext:value-type="string">
            <text:p>Grand Hotel</text:p>
          </table:table-cell>
          <table:table-cell table:number-columns-repeated="1007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$Sheet1.$F213]&amp;&quot; | &quot;&amp;[$Sheet1.$H213]&amp;&quot; | &quot;&amp;TEXT([$Sheet1.$J213];&quot;ddmmmyy&quot;)&amp;&quot;-&quot;&amp;TEXT([$Sheet1.$K213];&quot;ddmmmyy&quot;)&amp;&quot; | &quot;&amp;[$Sheet1.$M213]&amp;&quot; | &quot;&amp;[$Sheet1.$O213]&amp;&quot; | &quot;&amp;[$Sheet1.$P213]&amp;&quot; | &quot;&amp;[$Sheet1.$Q213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Palliative Care Courses</text:p>
          </table:table-cell>
          <table:table-cell office:value-type="string" calcext:value-type="string">
            <text:p>Palliative Care - Training of Trainers</text:p>
          </table:table-cell>
          <table:table-cell office:value-type="string" calcext:value-type="string">
            <text:p>Cours soins palliatifs - Formation de formateurs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Course</text:p>
          </table:table-cell>
          <table:table-cell office:value-type="date" office:date-value="2022-05-04" calcext:value-type="date">
            <text:p>4-May-22</text:p>
          </table:table-cell>
          <table:table-cell office:value-type="date" office:date-value="2022-05-06" calcext:value-type="date">
            <text:p>6-May-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-shi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Theis</text:p>
          </table:table-cell>
          <table:table-cell office:value-type="string" calcext:value-type="string">
            <text:p>Grand Hotel</text:p>
          </table:table-cell>
          <table:table-cell table:number-columns-repeated="1007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$Sheet1.$F214]&amp;&quot; | &quot;&amp;[$Sheet1.$H214]&amp;&quot; | &quot;&amp;TEXT([$Sheet1.$J214];&quot;ddmmmyy&quot;)&amp;&quot;-&quot;&amp;TEXT([$Sheet1.$K214];&quot;ddmmmyy&quot;)&amp;&quot; | &quot;&amp;[$Sheet1.$M214]&amp;&quot; | &quot;&amp;[$Sheet1.$O214]&amp;&quot; | &quot;&amp;[$Sheet1.$P214]&amp;&quot; | &quot;&amp;[$Sheet1.$Q214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Palliative Care</text:p>
          </table:table-cell>
          <table:table-cell office:value-type="string" calcext:value-type="string">
            <text:p>Sensitisation in Palliative Care for Spiritual Leaders</text:p>
          </table:table-cell>
          <table:table-cell office:value-type="string" calcext:value-type="string">
            <text:p>Cours soins palliatifs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5-09" calcext:value-type="date">
            <text:p>9-May-22</text:p>
          </table:table-cell>
          <table:table-cell office:value-type="date" office:date-value="2022-05-10" calcext:value-type="date">
            <text:p>10-May-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-shi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Theis</text:p>
          </table:table-cell>
          <table:table-cell office:value-type="string" calcext:value-type="string">
            <text:p>Grand Hotel</text:p>
          </table:table-cell>
          <table:table-cell table:number-columns-repeated="1007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$Sheet1.$F215]&amp;&quot; | &quot;&amp;[$Sheet1.$H215]&amp;&quot; | &quot;&amp;TEXT([$Sheet1.$J215];&quot;ddmmmyy&quot;)&amp;&quot;-&quot;&amp;TEXT([$Sheet1.$K215];&quot;ddmmmyy&quot;)&amp;&quot; | &quot;&amp;[$Sheet1.$M215]&amp;&quot; | &quot;&amp;[$Sheet1.$O215]&amp;&quot; | &quot;&amp;[$Sheet1.$P215]&amp;&quot; | &quot;&amp;[$Sheet1.$Q215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Palliative Care</text:p>
          </table:table-cell>
          <table:table-cell office:value-type="string" calcext:value-type="string">
            <text:p>Sensitisation in Palliative Care for Spiritual Leaders</text:p>
          </table:table-cell>
          <table:table-cell office:value-type="string" calcext:value-type="string">
            <text:p>Cours soins palliatifs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5-11" calcext:value-type="date">
            <text:p>11-May-22</text:p>
          </table:table-cell>
          <table:table-cell office:value-type="date" office:date-value="2022-05-12" calcext:value-type="date">
            <text:p>12-May-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-shi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Colonia Hotel</text:p>
          </table:table-cell>
          <table:table-cell table:number-columns-repeated="1007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$Sheet1.$F216]&amp;&quot; | &quot;&amp;[$Sheet1.$H216]&amp;&quot; | &quot;&amp;TEXT([$Sheet1.$J216];&quot;ddmmmyy&quot;)&amp;&quot;-&quot;&amp;TEXT([$Sheet1.$K216];&quot;ddmmmyy&quot;)&amp;&quot; | &quot;&amp;[$Sheet1.$M216]&amp;&quot; | &quot;&amp;[$Sheet1.$O216]&amp;&quot; | &quot;&amp;[$Sheet1.$P216]&amp;&quot; | &quot;&amp;[$Sheet1.$Q216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Palliative Care</text:p>
          </table:table-cell>
          <table:table-cell office:value-type="string" calcext:value-type="string">
            <text:p>Mental Health - Update and networking day</text:p>
          </table:table-cell>
          <table:table-cell office:value-type="string" calcext:value-type="string">
            <text:p>Cours soins palliatifs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2-05-13" calcext:value-type="date">
            <text:p>13-May-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-shi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Colonia Hotel</text:p>
          </table:table-cell>
          <table:table-cell table:number-columns-repeated="1007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$Sheet1.$F217]&amp;&quot; | &quot;&amp;[$Sheet1.$H217]&amp;&quot; | &quot;&amp;TEXT([$Sheet1.$J217];&quot;ddmmmyy&quot;)&amp;&quot;-&quot;&amp;TEXT([$Sheet1.$K217];&quot;ddmmmyy&quot;)&amp;&quot; | &quot;&amp;[$Sheet1.$M217]&amp;&quot; | &quot;&amp;[$Sheet1.$O217]&amp;&quot; | &quot;&amp;[$Sheet1.$P217]&amp;&quot; | &quot;&amp;[$Sheet1.$Q217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table:number-columns-repeated="2" office:value-type="string" calcext:value-type="string">
            <text:p>SAFE Obstetric Anesthesia</text:p>
          </table:table-cell>
          <table:table-cell office:value-type="string" calcext:value-type="string">
            <text:p>Cours 'SAFE' en anesthésie obstétric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5-31" calcext:value-type="date">
            <text:p>31-May-22</text:p>
          </table:table-cell>
          <table:table-cell office:value-type="date" office:date-value="2022-06-02" calcext:value-type="date">
            <text:p>2-Jun-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-shi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Colonia Hotel</text:p>
          </table:table-cell>
          <table:table-cell office:value-type="string" calcext:value-type="string">
            <text:p>Project manager: Marina Schmid</text:p>
          </table:table-cell>
          <table:table-cell table:number-columns-repeated="1006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$Sheet1.$F218]&amp;&quot; | &quot;&amp;[$Sheet1.$H218]&amp;&quot; | &quot;&amp;TEXT([$Sheet1.$J218];&quot;ddmmmyy&quot;)&amp;&quot;-&quot;&amp;TEXT([$Sheet1.$K218];&quot;ddmmmyy&quot;)&amp;&quot; | &quot;&amp;[$Sheet1.$M218]&amp;&quot; | &quot;&amp;[$Sheet1.$O218]&amp;&quot; | &quot;&amp;[$Sheet1.$P218]&amp;&quot; | &quot;&amp;[$Sheet1.$Q218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SAFE Obstetric Anesthesia Courses</text:p>
          </table:table-cell>
          <table:table-cell office:value-type="string" calcext:value-type="string">
            <text:p>SAFE Obstetric Anesthesia - Training of Trainers</text:p>
          </table:table-cell>
          <table:table-cell office:value-type="string" calcext:value-type="string">
            <text:p>Cours 'SAFE' en anesthésie obstétricale - Formation de formateurs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Mentoring</text:p>
          </table:table-cell>
          <table:table-cell table:number-columns-repeated="2" office:value-type="date" office:date-value="2022-06-03" calcext:value-type="date">
            <text:p>3-Jun-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-shi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Colonia Hotel</text:p>
          </table:table-cell>
          <table:table-cell office:value-type="string" calcext:value-type="string">
            <text:p>Project manager: Marina Schmid</text:p>
          </table:table-cell>
          <table:table-cell table:number-columns-repeated="1006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$Sheet1.$F219]&amp;&quot; | &quot;&amp;[$Sheet1.$H219]&amp;&quot; | &quot;&amp;TEXT([$Sheet1.$J219];&quot;ddmmmyy&quot;)&amp;&quot;-&quot;&amp;TEXT([$Sheet1.$K219];&quot;ddmmmyy&quot;)&amp;&quot; | &quot;&amp;[$Sheet1.$M219]&amp;&quot; | &quot;&amp;[$Sheet1.$O219]&amp;&quot; | &quot;&amp;[$Sheet1.$P219]&amp;&quot; | &quot;&amp;[$Sheet1.$Q219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PUMP: Albert Royer Hospital</text:p>
          </table:table-cell>
          <table:table-cell office:value-type="string" calcext:value-type="string">
            <text:p>Nurse Mentoring</text:p>
          </table:table-cell>
          <table:table-cell office:value-type="string" calcext:value-type="string">
            <text:p>Formation par mentorat des infirmièrs</text:p>
          </table:table-cell>
          <table:table-cell office:value-type="string" calcext:value-type="string">
            <text:p>Nurses</text:p>
          </table:table-cell>
          <table:table-cell office:value-type="string" calcext:value-type="string">
            <text:p>Mentoring</text:p>
          </table:table-cell>
          <table:table-cell office:value-type="date" office:date-value="2022-05-10" calcext:value-type="date">
            <text:p>10-May-22</text:p>
          </table:table-cell>
          <table:table-cell office:value-type="date" office:date-value="2022-07-26" calcext:value-type="date">
            <text:p>26-Jul-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Project Manager: April Libby</text:p>
          </table:table-cell>
          <table:table-cell table:number-columns-repeated="1006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$Sheet1.$F220]&amp;&quot; | &quot;&amp;[$Sheet1.$H220]&amp;&quot; | &quot;&amp;TEXT([$Sheet1.$J220];&quot;ddmmmyy&quot;)&amp;&quot;-&quot;&amp;TEXT([$Sheet1.$K220];&quot;ddmmmyy&quot;)&amp;&quot; | &quot;&amp;[$Sheet1.$M220]&amp;&quot; | &quot;&amp;[$Sheet1.$O220]&amp;&quot; | &quot;&amp;[$Sheet1.$P220]&amp;&quot; | &quot;&amp;[$Sheet1.$Q220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PUMP: Albert Royer Hospital</text:p>
          </table:table-cell>
          <table:table-cell office:value-type="string" calcext:value-type="string">
            <text:p>Sterile Processor Mentoring</text:p>
          </table:table-cell>
          <table:table-cell office:value-type="string" calcext:value-type="string">
            <text:p>Formation par mentorat des techniciens en stérilisation</text:p>
          </table:table-cell>
          <table:table-cell office:value-type="string" calcext:value-type="string">
            <text:p>Sterile Processors</text:p>
          </table:table-cell>
          <table:table-cell office:value-type="string" calcext:value-type="string">
            <text:p>Mentoring</text:p>
          </table:table-cell>
          <table:table-cell office:value-type="date" office:date-value="2022-05-17" calcext:value-type="date">
            <text:p>17-May-22</text:p>
          </table:table-cell>
          <table:table-cell office:value-type="date" office:date-value="2022-07-26" calcext:value-type="date">
            <text:p>26-Jul-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Project Manager: April Libby; Mentor - Arthus Kossou</text:p>
          </table:table-cell>
          <table:table-cell table:number-columns-repeated="1006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$Sheet1.$F221]&amp;&quot; | &quot;&amp;[$Sheet1.$H221]&amp;&quot; | &quot;&amp;TEXT([$Sheet1.$J221];&quot;ddmmmyy&quot;)&amp;&quot;-&quot;&amp;TEXT([$Sheet1.$K221];&quot;ddmmmyy&quot;)&amp;&quot; | &quot;&amp;[$Sheet1.$M221]&amp;&quot; | &quot;&amp;[$Sheet1.$O221]&amp;&quot; | &quot;&amp;[$Sheet1.$P221]&amp;&quot; | &quot;&amp;[$Sheet1.$Q221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PUMP: Albert Royer Hospital</text:p>
          </table:table-cell>
          <table:table-cell office:value-type="string" calcext:value-type="string">
            <text:p>Surgeon Mentoring</text:p>
          </table:table-cell>
          <table:table-cell office:value-type="string" calcext:value-type="string">
            <text:p>Formation par mentorat des chirurgiens </text:p>
          </table:table-cell>
          <table:table-cell office:value-type="string" calcext:value-type="string">
            <text:p>Surgeons</text:p>
          </table:table-cell>
          <table:table-cell office:value-type="string" calcext:value-type="string">
            <text:p>Mentoring</text:p>
          </table:table-cell>
          <table:table-cell office:value-type="date" office:date-value="2022-05-10" calcext:value-type="date">
            <text:p>10-May-22</text:p>
          </table:table-cell>
          <table:table-cell office:value-type="date" office:date-value="2022-07-26" calcext:value-type="date">
            <text:p>26-Jul-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Project Manager: April Libby</text:p>
          </table:table-cell>
          <table:table-cell table:number-columns-repeated="1006"/>
        </table:table-row>
        <table:table-row table:style-name="ro5">
          <table:table-cell office:value-type="float" office:value="222" calcext:value-type="float">
            <text:p>222</text:p>
          </table:table-cell>
          <table:table-cell table:formula="of:=[$Sheet1.$F222]&amp;&quot; | &quot;&amp;[$Sheet1.$H222]&amp;&quot; | &quot;&amp;TEXT([$Sheet1.$J222];&quot;ddmmmyy&quot;)&amp;&quot;-&quot;&amp;TEXT([$Sheet1.$K222];&quot;ddmmmyy&quot;)&amp;&quot; | &quot;&amp;[$Sheet1.$M222]&amp;&quot; | &quot;&amp;[$Sheet1.$O222]&amp;&quot; | &quot;&amp;[$Sheet1.$P222]&amp;&quot; | &quot;&amp;[$Sheet1.$Q222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table:number-columns-repeated="2" office:value-type="string" calcext:value-type="string">
            <text:p>MSSI Nurse Training</text:p>
          </table:table-cell>
          <table:table-cell office:value-type="string" calcext:value-type="string">
            <text:p>MSSI cours de soins infirmiers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6-13" calcext:value-type="date">
            <text:p>13-Jun-22</text:p>
          </table:table-cell>
          <table:table-cell office:value-type="date" office:date-value="2022-06-24" calcext:value-type="date">
            <text:p>24-Jun-22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table:style-name="ce27" office:value-type="string" calcext:value-type="string">
            <text:p>Global Mercy</text:p>
          </table:table-cell>
          <table:table-cell office:value-type="string" calcext:value-type="string">
            <text:p>Mirjam Schotanus</text:p>
          </table:table-cell>
          <table:table-cell table:number-columns-repeated="1006"/>
        </table:table-row>
        <table:table-row table:style-name="ro5">
          <table:table-cell office:value-type="float" office:value="223" calcext:value-type="float">
            <text:p>223</text:p>
          </table:table-cell>
          <table:table-cell table:formula="of:=[$Sheet1.$F223]&amp;&quot; | &quot;&amp;[$Sheet1.$H223]&amp;&quot; | &quot;&amp;TEXT([$Sheet1.$J223];&quot;ddmmmyy&quot;)&amp;&quot;-&quot;&amp;TEXT([$Sheet1.$K223];&quot;ddmmmyy&quot;)&amp;&quot; | &quot;&amp;[$Sheet1.$M223]&amp;&quot; | &quot;&amp;[$Sheet1.$O223]&amp;&quot; | &quot;&amp;[$Sheet1.$P223]&amp;&quot; | &quot;&amp;[$Sheet1.$Q223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MSSI Nurse Training Courses</text:p>
          </table:table-cell>
          <table:table-cell office:value-type="string" calcext:value-type="string">
            <text:p>MSSI Nurse Training - Training of Trainers</text:p>
          </table:table-cell>
          <table:table-cell office:value-type="string" calcext:value-type="string">
            <text:p>MSSI cours de soins infirmiers - Formation de formateurs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Course</text:p>
          </table:table-cell>
          <table:table-cell office:value-type="date" office:date-value="2022-06-13" calcext:value-type="date">
            <text:p>13-Jun-22</text:p>
          </table:table-cell>
          <table:table-cell office:value-type="date" office:date-value="2022-06-17" calcext:value-type="date">
            <text:p>17-Jun-22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table:style-name="ce27" office:value-type="string" calcext:value-type="string">
            <text:p>Global Mercy</text:p>
          </table:table-cell>
          <table:table-cell office:value-type="string" calcext:value-type="string">
            <text:p>Mirjam Schotanus</text:p>
          </table:table-cell>
          <table:table-cell table:number-columns-repeated="1006"/>
        </table:table-row>
        <table:table-row table:style-name="ro5">
          <table:table-cell office:value-type="float" office:value="224" calcext:value-type="float">
            <text:p>224</text:p>
          </table:table-cell>
          <table:table-cell table:formula="of:=[$Sheet1.$F224]&amp;&quot; | &quot;&amp;[$Sheet1.$H224]&amp;&quot; | &quot;&amp;TEXT([$Sheet1.$J224];&quot;ddmmmyy&quot;)&amp;&quot;-&quot;&amp;TEXT([$Sheet1.$K224];&quot;ddmmmyy&quot;)&amp;&quot; | &quot;&amp;[$Sheet1.$M224]&amp;&quot; | &quot;&amp;[$Sheet1.$O224]&amp;&quot; | &quot;&amp;[$Sheet1.$P224]&amp;&quot; | &quot;&amp;[$Sheet1.$Q224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table:number-columns-repeated="2" office:value-type="string" calcext:value-type="string">
            <text:p>Sterile Processing</text:p>
          </table:table-cell>
          <table:table-cell office:value-type="string" calcext:value-type="string">
            <text:p>Cours des techniciens en stérilisation</text:p>
          </table:table-cell>
          <table:table-cell office:value-type="string" calcext:value-type="string">
            <text:p>Sterile Processors</text:p>
          </table:table-cell>
          <table:table-cell office:value-type="string" calcext:value-type="string">
            <text:p>Course</text:p>
          </table:table-cell>
          <table:table-cell office:value-type="date" office:date-value="2022-06-21" calcext:value-type="date">
            <text:p>21-Jun-22</text:p>
          </table:table-cell>
          <table:table-cell office:value-type="date" office:date-value="2022-06-24" calcext:value-type="date">
            <text:p>24-Jun-22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table:style-name="ce27" office:value-type="string" calcext:value-type="string">
            <text:p>Global Mercy</text:p>
          </table:table-cell>
          <table:table-cell office:value-type="string" calcext:value-type="string">
            <text:p>Berger Dowevi</text:p>
          </table:table-cell>
          <table:table-cell table:number-columns-repeated="1006"/>
        </table:table-row>
        <table:table-row table:style-name="ro5">
          <table:table-cell office:value-type="float" office:value="225" calcext:value-type="float">
            <text:p>225</text:p>
          </table:table-cell>
          <table:table-cell table:formula="of:=[$Sheet1.$F225]&amp;&quot; | &quot;&amp;[$Sheet1.$H225]&amp;&quot; | &quot;&amp;TEXT([$Sheet1.$J225];&quot;ddmmmyy&quot;)&amp;&quot;-&quot;&amp;TEXT([$Sheet1.$K225];&quot;ddmmmyy&quot;)&amp;&quot; | &quot;&amp;[$Sheet1.$M225]&amp;&quot; | &quot;&amp;[$Sheet1.$O225]&amp;&quot; | &quot;&amp;[$Sheet1.$P225]&amp;&quot; | &quot;&amp;[$Sheet1.$Q225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table:number-columns-repeated="2" office:value-type="string" calcext:value-type="string">
            <text:p>Biomed Anesthesia Training </text:p>
          </table:table-cell>
          <table:table-cell office:value-type="string" calcext:value-type="string">
            <text:p>Cours d'anesthésie biomedicaux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6-07" calcext:value-type="date">
            <text:p>7-Jun-22</text:p>
          </table:table-cell>
          <table:table-cell office:value-type="date" office:date-value="2022-06-14" calcext:value-type="date">
            <text:p>14-Jun-22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table:style-name="ce27" office:value-type="string" calcext:value-type="string">
            <text:p>Global Mercy</text:p>
          </table:table-cell>
          <table:table-cell office:value-type="string" calcext:value-type="string">
            <text:p>Emmanuel Essah</text:p>
          </table:table-cell>
          <table:table-cell table:number-columns-repeated="1006"/>
        </table:table-row>
        <table:table-row table:style-name="ro5">
          <table:table-cell office:value-type="float" office:value="226" calcext:value-type="float">
            <text:p>226</text:p>
          </table:table-cell>
          <table:table-cell table:formula="of:=[$Sheet1.$F226]&amp;&quot; | &quot;&amp;[$Sheet1.$H226]&amp;&quot; | &quot;&amp;TEXT([$Sheet1.$J226];&quot;ddmmmyy&quot;)&amp;&quot;-&quot;&amp;TEXT([$Sheet1.$K226];&quot;ddmmmyy&quot;)&amp;&quot; | &quot;&amp;[$Sheet1.$M226]&amp;&quot; | &quot;&amp;[$Sheet1.$O226]&amp;&quot; | &quot;&amp;[$Sheet1.$P226]&amp;&quot; | &quot;&amp;[$Sheet1.$Q226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Essential Surgical Skills Courses</text:p>
          </table:table-cell>
          <table:table-cell office:value-type="string" calcext:value-type="string">
            <text:p>Essential Surgical Skills Course</text:p>
          </table:table-cell>
          <table:table-cell office:value-type="string" calcext:value-type="string">
            <text:p>Cours de techniques chirurgicales essentielles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5-30" calcext:value-type="date">
            <text:p>30-May-22</text:p>
          </table:table-cell>
          <table:table-cell office:value-type="date" office:date-value="2022-06-10" calcext:value-type="date">
            <text:p>10-Jun-22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table:style-name="ce27" office:value-type="string" calcext:value-type="string">
            <text:p>Global Mercy</text:p>
          </table:table-cell>
          <table:table-cell office:value-type="string" calcext:value-type="string">
            <text:p>Berger Dowevi</text:p>
          </table:table-cell>
          <table:table-cell table:number-columns-repeated="1006"/>
        </table:table-row>
        <table:table-row table:style-name="ro5">
          <table:table-cell office:value-type="float" office:value="227" calcext:value-type="float">
            <text:p>227</text:p>
          </table:table-cell>
          <table:table-cell table:formula="of:=[$Sheet1.$F227]&amp;&quot; | &quot;&amp;[$Sheet1.$H227]&amp;&quot; | &quot;&amp;TEXT([$Sheet1.$J227];&quot;ddmmmyy&quot;)&amp;&quot;-&quot;&amp;TEXT([$Sheet1.$K227];&quot;ddmmmyy&quot;)&amp;&quot; | &quot;&amp;[$Sheet1.$M227]&amp;&quot; | &quot;&amp;[$Sheet1.$O227]&amp;&quot; | &quot;&amp;[$Sheet1.$P227]&amp;&quot; | &quot;&amp;[$Sheet1.$Q227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Essential Surgical Skills Courses</text:p>
          </table:table-cell>
          <table:table-cell office:value-type="string" calcext:value-type="string">
            <text:p>Essential Surgical Skills - Training of Trainers</text:p>
          </table:table-cell>
          <table:table-cell office:value-type="string" calcext:value-type="string">
            <text:p>Cours de techniques chirurgicales essentielles - Formation de formateurs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Course</text:p>
          </table:table-cell>
          <table:table-cell office:value-type="date" office:date-value="2022-05-30" calcext:value-type="date">
            <text:p>30-May-22</text:p>
          </table:table-cell>
          <table:table-cell office:value-type="date" office:date-value="2022-05-31" calcext:value-type="date">
            <text:p>31-May-22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table:style-name="ce27" office:value-type="string" calcext:value-type="string">
            <text:p>Global Mercy</text:p>
          </table:table-cell>
          <table:table-cell office:value-type="string" calcext:value-type="string">
            <text:p>Berger Dowevi</text:p>
          </table:table-cell>
          <table:table-cell table:number-columns-repeated="1006"/>
        </table:table-row>
        <table:table-row table:style-name="ro5">
          <table:table-cell office:value-type="float" office:value="228" calcext:value-type="float">
            <text:p>228</text:p>
          </table:table-cell>
          <table:table-cell table:formula="of:=[$Sheet1.$F228]&amp;&quot; | &quot;&amp;[$Sheet1.$H228]&amp;&quot; | &quot;&amp;TEXT([$Sheet1.$J228];&quot;ddmmmyy&quot;)&amp;&quot;-&quot;&amp;TEXT([$Sheet1.$K228];&quot;ddmmmyy&quot;)&amp;&quot; | &quot;&amp;[$Sheet1.$M228]&amp;&quot; | &quot;&amp;[$Sheet1.$O228]&amp;&quot; | &quot;&amp;[$Sheet1.$P228]&amp;&quot; | &quot;&amp;[$Sheet1.$Q228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table:number-columns-repeated="2" office:value-type="string" calcext:value-type="string">
            <text:p>SAFE Pediatrics Anesthesia</text:p>
          </table:table-cell>
          <table:table-cell office:value-type="string" calcext:value-type="string">
            <text:p>Cours 'SAFE' en anesthésie pédiatriqu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6-07" calcext:value-type="date">
            <text:p>7-Jun-22</text:p>
          </table:table-cell>
          <table:table-cell office:value-type="date" office:date-value="2022-06-10" calcext:value-type="date">
            <text:p>10-Jun-22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table:style-name="ce27" office:value-type="string" calcext:value-type="string">
            <text:p>Global Mercy</text:p>
          </table:table-cell>
          <table:table-cell office:value-type="string" calcext:value-type="string">
            <text:p>Berger Dowevi</text:p>
          </table:table-cell>
          <table:table-cell table:number-columns-repeated="1006"/>
        </table:table-row>
        <table:table-row table:style-name="ro5">
          <table:table-cell office:value-type="float" office:value="229" calcext:value-type="float">
            <text:p>229</text:p>
          </table:table-cell>
          <table:table-cell table:formula="of:=[$Sheet1.$F229]&amp;&quot; | &quot;&amp;[$Sheet1.$H229]&amp;&quot; | &quot;&amp;TEXT([$Sheet1.$J229];&quot;ddmmmyy&quot;)&amp;&quot;-&quot;&amp;TEXT([$Sheet1.$K229];&quot;ddmmmyy&quot;)&amp;&quot; | &quot;&amp;[$Sheet1.$M229]&amp;&quot; | &quot;&amp;[$Sheet1.$O229]&amp;&quot; | &quot;&amp;[$Sheet1.$P229]&amp;&quot; | &quot;&amp;[$Sheet1.$Q229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table:number-columns-repeated="2" office:value-type="string" calcext:value-type="string">
            <text:p>Dental Course</text:p>
          </table:table-cell>
          <table:table-cell office:value-type="string" calcext:value-type="string">
            <text:p>Cours dentair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6-13" calcext:value-type="date">
            <text:p>13-Jun-22</text:p>
          </table:table-cell>
          <table:table-cell office:value-type="date" office:date-value="2022-06-17" calcext:value-type="date">
            <text:p>17-Jun-22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table:style-name="ce27" office:value-type="string" calcext:value-type="string">
            <text:p>Global Mercy</text:p>
          </table:table-cell>
          <table:table-cell office:value-type="string" calcext:value-type="string">
            <text:p>Berger Dowevi</text:p>
          </table:table-cell>
          <table:table-cell table:number-columns-repeated="1006"/>
        </table:table-row>
        <table:table-row table:style-name="ro5">
          <table:table-cell office:value-type="float" office:value="230" calcext:value-type="float">
            <text:p>230</text:p>
          </table:table-cell>
          <table:table-cell table:formula="of:=[$Sheet1.$F230]&amp;&quot; | &quot;&amp;[$Sheet1.$H230]&amp;&quot; | &quot;&amp;TEXT([$Sheet1.$J230];&quot;ddmmmyy&quot;)&amp;&quot;-&quot;&amp;TEXT([$Sheet1.$K230];&quot;ddmmmyy&quot;)&amp;&quot; | &quot;&amp;[$Sheet1.$M230]&amp;&quot; | &quot;&amp;[$Sheet1.$O230]&amp;&quot; | &quot;&amp;[$Sheet1.$P230]&amp;&quot; | &quot;&amp;[$Sheet1.$Q230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Neonatal Resuscitation Courses</text:p>
          </table:table-cell>
          <table:table-cell office:value-type="string" calcext:value-type="string">
            <text:p>Neonatal Resuscitation</text:p>
          </table:table-cell>
          <table:table-cell office:value-type="string" calcext:value-type="string">
            <text:p>Cours de réanimation néonat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6-14" calcext:value-type="date">
            <text:p>14-Jun-22</text:p>
          </table:table-cell>
          <table:table-cell office:value-type="date" office:date-value="2022-06-24" calcext:value-type="date">
            <text:p>24-Jun-22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table:style-name="ce27" office:value-type="string" calcext:value-type="string">
            <text:p>Global Mercy</text:p>
          </table:table-cell>
          <table:table-cell office:value-type="string" calcext:value-type="string">
            <text:p>Estelle Mouadeu Toualeu</text:p>
          </table:table-cell>
          <table:table-cell table:number-columns-repeated="1006"/>
        </table:table-row>
        <table:table-row table:style-name="ro5">
          <table:table-cell office:value-type="float" office:value="231" calcext:value-type="float">
            <text:p>231</text:p>
          </table:table-cell>
          <table:table-cell table:formula="of:=[$Sheet1.$F231]&amp;&quot; | &quot;&amp;[$Sheet1.$H231]&amp;&quot; | &quot;&amp;TEXT([$Sheet1.$J231];&quot;ddmmmyy&quot;)&amp;&quot;-&quot;&amp;TEXT([$Sheet1.$K231];&quot;ddmmmyy&quot;)&amp;&quot; | &quot;&amp;[$Sheet1.$M231]&amp;&quot; | &quot;&amp;[$Sheet1.$O231]&amp;&quot; | &quot;&amp;[$Sheet1.$P231]&amp;&quot; | &quot;&amp;[$Sheet1.$Q231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Neonatal Resuscitation Courses</text:p>
          </table:table-cell>
          <table:table-cell office:value-type="string" calcext:value-type="string">
            <text:p>Neonatal Resuscitation - Training of Trainers</text:p>
          </table:table-cell>
          <table:table-cell office:value-type="string" calcext:value-type="string">
            <text:p>Cours de réanimation néonatale - Formation de formateurs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Course</text:p>
          </table:table-cell>
          <table:table-cell office:value-type="date" office:date-value="2022-06-16" calcext:value-type="date">
            <text:p>16-Jun-22</text:p>
          </table:table-cell>
          <table:table-cell office:value-type="date" office:date-value="2022-06-24" calcext:value-type="date">
            <text:p>24-Jun-22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table:style-name="ce27" office:value-type="string" calcext:value-type="string">
            <text:p>Global Mercy</text:p>
          </table:table-cell>
          <table:table-cell office:value-type="string" calcext:value-type="string">
            <text:p>Estelle Mouadeu Toualeu</text:p>
          </table:table-cell>
          <table:table-cell table:number-columns-repeated="1006"/>
        </table:table-row>
        <table:table-row table:style-name="ro5">
          <table:table-cell office:value-type="float" office:value="232" calcext:value-type="float">
            <text:p>232</text:p>
          </table:table-cell>
          <table:table-cell table:formula="of:=[$Sheet1.$F232]&amp;&quot; | &quot;&amp;[$Sheet1.$H232]&amp;&quot; | &quot;&amp;TEXT([$Sheet1.$J232];&quot;ddmmmyy&quot;)&amp;&quot;-&quot;&amp;TEXT([$Sheet1.$K232];&quot;ddmmmyy&quot;)&amp;&quot; | &quot;&amp;[$Sheet1.$M232]&amp;&quot; | &quot;&amp;[$Sheet1.$O232]&amp;&quot; | &quot;&amp;[$Sheet1.$P232]&amp;&quot; | &quot;&amp;[$Sheet1.$Q232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table:number-columns-repeated="2" office:value-type="string" calcext:value-type="string">
            <text:p>SAFE Obstetric Anesthesia</text:p>
          </table:table-cell>
          <table:table-cell office:value-type="string" calcext:value-type="string">
            <text:p>Cours 'SAFE' en anesthésie obstétric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5-31" calcext:value-type="date">
            <text:p>31-May-22</text:p>
          </table:table-cell>
          <table:table-cell office:value-type="date" office:date-value="2022-06-02" calcext:value-type="date">
            <text:p>2-Jun-22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table:style-name="ce27" office:value-type="string" calcext:value-type="string">
            <text:p>Hotel Colonia</text:p>
          </table:table-cell>
          <table:table-cell office:value-type="string" calcext:value-type="string">
            <text:p>Marina Schmid</text:p>
          </table:table-cell>
          <table:table-cell table:number-columns-repeated="1006"/>
        </table:table-row>
        <table:table-row table:style-name="ro5">
          <table:table-cell office:value-type="float" office:value="233" calcext:value-type="float">
            <text:p>233</text:p>
          </table:table-cell>
          <table:table-cell table:formula="of:=[$Sheet1.$F233]&amp;&quot; | &quot;&amp;[$Sheet1.$H233]&amp;&quot; | &quot;&amp;TEXT([$Sheet1.$J233];&quot;ddmmmyy&quot;)&amp;&quot;-&quot;&amp;TEXT([$Sheet1.$K233];&quot;ddmmmyy&quot;)&amp;&quot; | &quot;&amp;[$Sheet1.$M233]&amp;&quot; | &quot;&amp;[$Sheet1.$O233]&amp;&quot; | &quot;&amp;[$Sheet1.$P233]&amp;&quot; | &quot;&amp;[$Sheet1.$Q233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SAFE Obstetric Anesthesia Courses</text:p>
          </table:table-cell>
          <table:table-cell office:value-type="string" calcext:value-type="string">
            <text:p>SAFE Obstetric Anesthesia - Training of Trainers</text:p>
          </table:table-cell>
          <table:table-cell office:value-type="string" calcext:value-type="string">
            <text:p>Cours 'SAFE' en anesthésie obstétricale - Formation de formateurs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2-06-03" calcext:value-type="date">
            <text:p>3-Jun-22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table:style-name="ce27" office:value-type="string" calcext:value-type="string">
            <text:p>Hotel Colonia</text:p>
          </table:table-cell>
          <table:table-cell office:value-type="string" calcext:value-type="string">
            <text:p>Marina Schmid</text:p>
          </table:table-cell>
          <table:table-cell table:number-columns-repeated="1006"/>
        </table:table-row>
        <table:table-row table:style-name="ro5">
          <table:table-cell office:value-type="float" office:value="234" calcext:value-type="float">
            <text:p>234</text:p>
          </table:table-cell>
          <table:table-cell table:formula="of:=[$Sheet1.$F234]&amp;&quot; | &quot;&amp;[$Sheet1.$H234]&amp;&quot; | &quot;&amp;TEXT([$Sheet1.$J234];&quot;ddmmmyy&quot;)&amp;&quot;-&quot;&amp;TEXT([$Sheet1.$K234];&quot;ddmmmyy&quot;)&amp;&quot; | &quot;&amp;[$Sheet1.$M234]&amp;&quot; | &quot;&amp;[$Sheet1.$O234]&amp;&quot; | &quot;&amp;[$Sheet1.$P234]&amp;&quot; | &quot;&amp;[$Sheet1.$Q234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table:number-columns-repeated="2" office:value-type="string" calcext:value-type="string">
            <text:p>SAFE Pediatrics Anesthesia - Training of Trainers</text:p>
          </table:table-cell>
          <table:table-cell office:value-type="string" calcext:value-type="string">
            <text:p>Cours 'SAFE' en anesthésie pédiatrique - Formation de formateurs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Course</text:p>
          </table:table-cell>
          <table:table-cell office:value-type="date" office:date-value="2022-06-07" calcext:value-type="date">
            <text:p>7-Jun-22</text:p>
          </table:table-cell>
          <table:table-cell office:value-type="date" office:date-value="2022-06-10" calcext:value-type="date">
            <text:p>10-Jun-22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table:style-name="ce27" office:value-type="string" calcext:value-type="string">
            <text:p>Global Mercy</text:p>
          </table:table-cell>
          <table:table-cell office:value-type="string" calcext:value-type="string">
            <text:p>Berger Dowevi</text:p>
          </table:table-cell>
          <table:table-cell table:number-columns-repeated="1006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$Sheet1.$F235]&amp;&quot; | &quot;&amp;[$Sheet1.$H235]&amp;&quot; | &quot;&amp;TEXT([$Sheet1.$J235];&quot;ddmmmyy&quot;)&amp;&quot;-&quot;&amp;TEXT([$Sheet1.$K235];&quot;ddmmmyy&quot;)&amp;&quot; | &quot;&amp;[$Sheet1.$M235]&amp;&quot; | &quot;&amp;[$Sheet1.$O235]&amp;&quot; | &quot;&amp;[$Sheet1.$P235]&amp;&quot; | &quot;&amp;[$Sheet1.$Q235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table:number-columns-repeated="2" office:value-type="string" calcext:value-type="string">
            <text:p>SAFE Obstetric Anesthesia</text:p>
          </table:table-cell>
          <table:table-cell office:value-type="string" calcext:value-type="string">
            <text:p>Cours 'SAFE' en anesthésie obstétric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style-name="ce10" office:value-type="date" office:date-value="2022-02-11" calcext:value-type="date">
            <text:p>11-Feb-22</text:p>
          </table:table-cell>
          <table:table-cell table:style-name="ce10" office:value-type="date" office:date-value="2022-02-13" calcext:value-type="date">
            <text:p>13-Feb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outh Africa</text:p>
          </table:table-cell>
          <table:table-cell office:value-type="string" calcext:value-type="string">
            <text:p>Kimberley</text:p>
          </table:table-cell>
          <table:table-cell office:value-type="string" calcext:value-type="string">
            <text:p>Gyni Clinic, Robert Mangaliso Sobukwe </text:p>
          </table:table-cell>
          <table:table-cell office:value-type="string" calcext:value-type="string">
            <text:p>Project manager: Desiree Daniels</text:p>
          </table:table-cell>
          <table:table-cell table:number-columns-repeated="1006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$Sheet1.$F236]&amp;&quot; | &quot;&amp;[$Sheet1.$H236]&amp;&quot; | &quot;&amp;TEXT([$Sheet1.$J236];&quot;ddmmmyy&quot;)&amp;&quot;-&quot;&amp;TEXT([$Sheet1.$K236];&quot;ddmmmyy&quot;)&amp;&quot; | &quot;&amp;[$Sheet1.$M236]&amp;&quot; | &quot;&amp;[$Sheet1.$O236]&amp;&quot; | &quot;&amp;[$Sheet1.$P236]&amp;&quot; | &quot;&amp;[$Sheet1.$Q236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SAFE Obstetric Anesthesia Courses</text:p>
          </table:table-cell>
          <table:table-cell office:value-type="string" calcext:value-type="string">
            <text:p>SAFE Obstetric Anesthesia - Training of Trainers</text:p>
          </table:table-cell>
          <table:table-cell office:value-type="string" calcext:value-type="string">
            <text:p>Cours 'SAFE' en anesthésie obstétricale - Formation de formateurs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2-02-11" calcext:value-type="date">
            <text:p>11-Feb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outh Africa</text:p>
          </table:table-cell>
          <table:table-cell office:value-type="string" calcext:value-type="string">
            <text:p>Kimberley</text:p>
          </table:table-cell>
          <table:table-cell office:value-type="string" calcext:value-type="string">
            <text:p>Gyni Clinic, Robert Mangaliso Sobukwe </text:p>
          </table:table-cell>
          <table:table-cell office:value-type="string" calcext:value-type="string">
            <text:p>Project manager: Desiree Daniels</text:p>
          </table:table-cell>
          <table:table-cell table:number-columns-repeated="1006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$Sheet1.$F237]&amp;&quot; | &quot;&amp;[$Sheet1.$H237]&amp;&quot; | &quot;&amp;TEXT([$Sheet1.$J237];&quot;ddmmmyy&quot;)&amp;&quot;-&quot;&amp;TEXT([$Sheet1.$K237];&quot;ddmmmyy&quot;)&amp;&quot; | &quot;&amp;[$Sheet1.$M237]&amp;&quot; | &quot;&amp;[$Sheet1.$O237]&amp;&quot; | &quot;&amp;[$Sheet1.$P237]&amp;&quot; | &quot;&amp;[$Sheet1.$Q237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table:number-columns-repeated="2" office:value-type="string" calcext:value-type="string">
            <text:p>SAFE Pediatrics Anesthesia</text:p>
          </table:table-cell>
          <table:table-cell office:value-type="string" calcext:value-type="string">
            <text:p>Cours 'SAFE' en anesthésie pédiatriqu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style-name="ce11" office:value-type="date" office:date-value="2022-05-13" calcext:value-type="date">
            <text:p>13-May-22</text:p>
          </table:table-cell>
          <table:table-cell table:style-name="ce11" office:value-type="date" office:date-value="2022-05-15" calcext:value-type="date">
            <text:p>15-May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outh Africa</text:p>
          </table:table-cell>
          <table:table-cell office:value-type="string" calcext:value-type="string">
            <text:p>Bloemfontein</text:p>
          </table:table-cell>
          <table:table-cell office:value-type="string" calcext:value-type="string">
            <text:p>Simulation Centre, UFS</text:p>
          </table:table-cell>
          <table:table-cell office:value-type="string" calcext:value-type="string">
            <text:p>Project manager: Desiree Daniels</text:p>
          </table:table-cell>
          <table:table-cell table:number-columns-repeated="1006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$Sheet1.$F238]&amp;&quot; | &quot;&amp;[$Sheet1.$H238]&amp;&quot; | &quot;&amp;TEXT([$Sheet1.$J238];&quot;ddmmmyy&quot;)&amp;&quot;-&quot;&amp;TEXT([$Sheet1.$K238];&quot;ddmmmyy&quot;)&amp;&quot; | &quot;&amp;[$Sheet1.$M238]&amp;&quot; | &quot;&amp;[$Sheet1.$O238]&amp;&quot; | &quot;&amp;[$Sheet1.$P238]&amp;&quot; | &quot;&amp;[$Sheet1.$Q238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SAFE Pediatrics Anesthesia Courses</text:p>
          </table:table-cell>
          <table:table-cell office:value-type="string" calcext:value-type="string">
            <text:p>SAFE Pediatrics Anesthesia - Training of Trainers</text:p>
          </table:table-cell>
          <table:table-cell office:value-type="string" calcext:value-type="string">
            <text:p>Cours 'SAFE' en anesthésie pédiatrique - Formation de formateurs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Course</text:p>
          </table:table-cell>
          <table:table-cell table:number-columns-repeated="2" table:style-name="ce11" office:value-type="date" office:date-value="2022-05-13" calcext:value-type="date">
            <text:p>13-May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outh Africa</text:p>
          </table:table-cell>
          <table:table-cell office:value-type="string" calcext:value-type="string">
            <text:p>Bloemfontein</text:p>
          </table:table-cell>
          <table:table-cell office:value-type="string" calcext:value-type="string">
            <text:p>Simulation Centre, UFS</text:p>
          </table:table-cell>
          <table:table-cell office:value-type="string" calcext:value-type="string">
            <text:p>Project manager: Desiree Daniels</text:p>
          </table:table-cell>
          <table:table-cell table:number-columns-repeated="1006"/>
        </table:table-row>
        <table:table-row table:style-name="ro5">
          <table:table-cell office:value-type="float" office:value="239" calcext:value-type="float">
            <text:p>239</text:p>
          </table:table-cell>
          <table:table-cell table:formula="of:=[$Sheet1.$F239]&amp;&quot; | &quot;&amp;[$Sheet1.$H239]&amp;&quot; | &quot;&amp;TEXT([$Sheet1.$J239];&quot;ddmmmyy&quot;)&amp;&quot;-&quot;&amp;TEXT([$Sheet1.$K239];&quot;ddmmmyy&quot;)&amp;&quot; | &quot;&amp;[$Sheet1.$M239]&amp;&quot; | &quot;&amp;[$Sheet1.$O239]&amp;&quot; | &quot;&amp;[$Sheet1.$P239]&amp;&quot; | &quot;&amp;[$Sheet1.$Q239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Mental Health</text:p>
          </table:table-cell>
          <table:table-cell office:value-type="string" calcext:value-type="string">
            <text:p>Understanding People Mental Health and Trauma and mhGAP Intervention Guide</text:p>
          </table:table-cell>
          <table:table-cell office:value-type="string" calcext:value-type="string">
            <text:p>Cours de santé ment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style-name="ce12" office:value-type="date" office:date-value="2022-06-20" calcext:value-type="date">
            <text:p>20-Jun-22</text:p>
          </table:table-cell>
          <table:table-cell office:value-type="date" office:date-value="2022-07-08" calcext:value-type="date">
            <text:p>8-Jul-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ff-shi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tel Colonia</text:p>
          </table:table-cell>
          <table:table-cell office:value-type="string" calcext:value-type="string">
            <text:p>Project manager: Samuel Kpavouvou</text:p>
          </table:table-cell>
          <table:table-cell table:number-columns-repeated="1006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$Sheet1.$F240]&amp;&quot; | &quot;&amp;[$Sheet1.$H240]&amp;&quot; | &quot;&amp;TEXT([$Sheet1.$J240];&quot;ddmmmyy&quot;)&amp;&quot;-&quot;&amp;TEXT([$Sheet1.$K240];&quot;ddmmmyy&quot;)&amp;&quot; | &quot;&amp;[$Sheet1.$M240]&amp;&quot; | &quot;&amp;[$Sheet1.$O240]&amp;&quot; | &quot;&amp;[$Sheet1.$P240]&amp;&quot; | &quot;&amp;[$Sheet1.$Q240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PUMP: Albert Royer Hospital</text:p>
          </table:table-cell>
          <table:table-cell office:value-type="string" calcext:value-type="string">
            <text:p>Nurse Mentoring</text:p>
          </table:table-cell>
          <table:table-cell office:value-type="string" calcext:value-type="string">
            <text:p>Formation par mentorat des infirmièrs</text:p>
          </table:table-cell>
          <table:table-cell office:value-type="string" calcext:value-type="string">
            <text:p>Nurses</text:p>
          </table:table-cell>
          <table:table-cell office:value-type="string" calcext:value-type="string">
            <text:p>Mentoring</text:p>
          </table:table-cell>
          <table:table-cell office:value-type="date" office:date-value="2022-08-16" calcext:value-type="date">
            <text:p>16-Aug-22</text:p>
          </table:table-cell>
          <table:table-cell office:value-type="date" office:date-value="2022-11-18" calcext:value-type="date">
            <text:p>18-Nov-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ff-shi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Albert Royer</text:p>
          </table:table-cell>
          <table:table-cell office:value-type="string" calcext:value-type="string">
            <text:p>Project Manager: April Libby</text:p>
          </table:table-cell>
          <table:table-cell table:number-columns-repeated="1006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$Sheet1.$F241]&amp;&quot; | &quot;&amp;[$Sheet1.$H241]&amp;&quot; | &quot;&amp;TEXT([$Sheet1.$J241];&quot;ddmmmyy&quot;)&amp;&quot;-&quot;&amp;TEXT([$Sheet1.$K241];&quot;ddmmmyy&quot;)&amp;&quot; | &quot;&amp;[$Sheet1.$M241]&amp;&quot; | &quot;&amp;[$Sheet1.$O241]&amp;&quot; | &quot;&amp;[$Sheet1.$P241]&amp;&quot; | &quot;&amp;[$Sheet1.$Q241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Surgery</text:p>
          </table:table-cell>
          <table:table-cell office:value-type="string" calcext:value-type="string">
            <text:p>Safe Surgery Course</text:p>
          </table:table-cell>
          <table:table-cell office:value-type="string" calcext:value-type="string">
            <text:p>Chirurgie plus sûr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7-26" calcext:value-type="date">
            <text:p>26-Jul-22</text:p>
          </table:table-cell>
          <table:table-cell office:value-type="date" office:date-value="2022-07-28" calcext:value-type="date">
            <text:p>28-Jul-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-shi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Thies</text:p>
          </table:table-cell>
          <table:table-cell office:value-type="string" calcext:value-type="string">
            <text:p>Hopital Regional de Thies</text:p>
          </table:table-cell>
          <table:table-cell office:value-type="string" calcext:value-type="string">
            <text:p>Follow Up</text:p>
          </table:table-cell>
          <table:table-cell table:number-columns-repeated="1006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$Sheet1.$F242]&amp;&quot; | &quot;&amp;[$Sheet1.$H242]&amp;&quot; | &quot;&amp;TEXT([$Sheet1.$J242];&quot;ddmmmyy&quot;)&amp;&quot;-&quot;&amp;TEXT([$Sheet1.$K242];&quot;ddmmmyy&quot;)&amp;&quot; | &quot;&amp;[$Sheet1.$M242]&amp;&quot; | &quot;&amp;[$Sheet1.$O242]&amp;&quot; | &quot;&amp;[$Sheet1.$P242]&amp;&quot; | &quot;&amp;[$Sheet1.$Q242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Surgery</text:p>
          </table:table-cell>
          <table:table-cell office:value-type="string" calcext:value-type="string">
            <text:p>Safe Surgery Course</text:p>
          </table:table-cell>
          <table:table-cell office:value-type="string" calcext:value-type="string">
            <text:p>Chirurgie plus sûr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8-03" calcext:value-type="date">
            <text:p>3-Aug-22</text:p>
          </table:table-cell>
          <table:table-cell office:value-type="date" office:date-value="2022-08-05" calcext:value-type="date">
            <text:p>5-Aug-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-shi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pital General Idrissa Pouye</text:p>
          </table:table-cell>
          <table:table-cell office:value-type="string" calcext:value-type="string">
            <text:p>Follow Up</text:p>
          </table:table-cell>
          <table:table-cell table:number-columns-repeated="1006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$Sheet1.$F243]&amp;&quot; | &quot;&amp;[$Sheet1.$H243]&amp;&quot; | &quot;&amp;TEXT([$Sheet1.$J243];&quot;ddmmmyy&quot;)&amp;&quot;-&quot;&amp;TEXT([$Sheet1.$K243];&quot;ddmmmyy&quot;)&amp;&quot; | &quot;&amp;[$Sheet1.$M243]&amp;&quot; | &quot;&amp;[$Sheet1.$O243]&amp;&quot; | &quot;&amp;[$Sheet1.$P243]&amp;&quot; | &quot;&amp;[$Sheet1.$Q243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Surgery</text:p>
          </table:table-cell>
          <table:table-cell office:value-type="string" calcext:value-type="string">
            <text:p>Safe Surgery Course</text:p>
          </table:table-cell>
          <table:table-cell office:value-type="string" calcext:value-type="string">
            <text:p>Chirurgie plus sûr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8-10" calcext:value-type="date">
            <text:p>10-Aug-22</text:p>
          </table:table-cell>
          <table:table-cell office:value-type="date" office:date-value="2022-08-13" calcext:value-type="date">
            <text:p>13-Aug-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-shi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CHNU de Fann</text:p>
          </table:table-cell>
          <table:table-cell office:value-type="string" calcext:value-type="string">
            <text:p>Follow Up</text:p>
          </table:table-cell>
          <table:table-cell table:number-columns-repeated="1006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$Sheet1.$F244]&amp;&quot; | &quot;&amp;[$Sheet1.$H244]&amp;&quot; | &quot;&amp;TEXT([$Sheet1.$J244];&quot;ddmmmyy&quot;)&amp;&quot;-&quot;&amp;TEXT([$Sheet1.$K244];&quot;ddmmmyy&quot;)&amp;&quot; | &quot;&amp;[$Sheet1.$M244]&amp;&quot; | &quot;&amp;[$Sheet1.$O244]&amp;&quot; | &quot;&amp;[$Sheet1.$P244]&amp;&quot; | &quot;&amp;[$Sheet1.$Q244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Surgery</text:p>
          </table:table-cell>
          <table:table-cell office:value-type="string" calcext:value-type="string">
            <text:p>Safe Surgery Course</text:p>
          </table:table-cell>
          <table:table-cell office:value-type="string" calcext:value-type="string">
            <text:p>Chirurgie plus sûr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8-16" calcext:value-type="date">
            <text:p>16-Aug-22</text:p>
          </table:table-cell>
          <table:table-cell office:value-type="date" office:date-value="2022-08-18" calcext:value-type="date">
            <text:p>18-Aug-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-shi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iourbel</text:p>
          </table:table-cell>
          <table:table-cell office:value-type="string" calcext:value-type="string">
            <text:p>Hopital Regional de Diourbel Heinrich Lubke</text:p>
          </table:table-cell>
          <table:table-cell office:value-type="string" calcext:value-type="string">
            <text:p>Follow Up</text:p>
          </table:table-cell>
          <table:table-cell table:number-columns-repeated="1006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$Sheet1.$F245]&amp;&quot; | &quot;&amp;[$Sheet1.$H245]&amp;&quot; | &quot;&amp;TEXT([$Sheet1.$J245];&quot;ddmmmyy&quot;)&amp;&quot;-&quot;&amp;TEXT([$Sheet1.$K245];&quot;ddmmmyy&quot;)&amp;&quot; | &quot;&amp;[$Sheet1.$M245]&amp;&quot; | &quot;&amp;[$Sheet1.$O245]&amp;&quot; | &quot;&amp;[$Sheet1.$P245]&amp;&quot; | &quot;&amp;[$Sheet1.$Q245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Surgery</text:p>
          </table:table-cell>
          <table:table-cell office:value-type="string" calcext:value-type="string">
            <text:p>Safe Surgery Course</text:p>
          </table:table-cell>
          <table:table-cell office:value-type="string" calcext:value-type="string">
            <text:p>Chirurgie plus sûr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8-31" calcext:value-type="date">
            <text:p>31-Aug-22</text:p>
          </table:table-cell>
          <table:table-cell office:value-type="date" office:date-value="2022-09-02" calcext:value-type="date">
            <text:p>2-Sep-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-shi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Tambacounda</text:p>
          </table:table-cell>
          <table:table-cell office:value-type="string" calcext:value-type="string">
            <text:p>Hopital Regional de Tambacounda</text:p>
          </table:table-cell>
          <table:table-cell office:value-type="string" calcext:value-type="string">
            <text:p>Follow Up</text:p>
          </table:table-cell>
          <table:table-cell table:number-columns-repeated="1006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$Sheet1.$F246]&amp;&quot; | &quot;&amp;[$Sheet1.$H246]&amp;&quot; | &quot;&amp;TEXT([$Sheet1.$J246];&quot;ddmmmyy&quot;)&amp;&quot;-&quot;&amp;TEXT([$Sheet1.$K246];&quot;ddmmmyy&quot;)&amp;&quot; | &quot;&amp;[$Sheet1.$M246]&amp;&quot; | &quot;&amp;[$Sheet1.$O246]&amp;&quot; | &quot;&amp;[$Sheet1.$P246]&amp;&quot; | &quot;&amp;[$Sheet1.$Q246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Surgery</text:p>
          </table:table-cell>
          <table:table-cell office:value-type="string" calcext:value-type="string">
            <text:p>Safe Surgery Course</text:p>
          </table:table-cell>
          <table:table-cell office:value-type="string" calcext:value-type="string">
            <text:p>Chirurgie plus sûr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9-05" calcext:value-type="date">
            <text:p>5-Sep-22</text:p>
          </table:table-cell>
          <table:table-cell office:value-type="date" office:date-value="2022-09-07" calcext:value-type="date">
            <text:p>7-Sep-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-shi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Kedougou</text:p>
          </table:table-cell>
          <table:table-cell office:value-type="string" calcext:value-type="string">
            <text:p>Hopital Regional de Kedougou</text:p>
          </table:table-cell>
          <table:table-cell office:value-type="string" calcext:value-type="string">
            <text:p>Follow Up</text:p>
          </table:table-cell>
          <table:table-cell table:number-columns-repeated="1006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$Sheet1.$F247]&amp;&quot; | &quot;&amp;[$Sheet1.$H247]&amp;&quot; | &quot;&amp;TEXT([$Sheet1.$J247];&quot;ddmmmyy&quot;)&amp;&quot;-&quot;&amp;TEXT([$Sheet1.$K247];&quot;ddmmmyy&quot;)&amp;&quot; | &quot;&amp;[$Sheet1.$M247]&amp;&quot; | &quot;&amp;[$Sheet1.$O247]&amp;&quot; | &quot;&amp;[$Sheet1.$P247]&amp;&quot; | &quot;&amp;[$Sheet1.$Q247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Palliative Care</text:p>
          </table:table-cell>
          <table:table-cell office:value-type="string" calcext:value-type="string">
            <text:p>Palliative Care Course</text:p>
          </table:table-cell>
          <table:table-cell office:value-type="string" calcext:value-type="string">
            <text:p>Cours soins palliatifs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2-05-09" calcext:value-type="date">
            <text:p>9-May-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-shi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ASPASEN,Maadji</text:p>
          </table:table-cell>
          <table:table-cell office:value-type="string" calcext:value-type="string">
            <text:p>Project manager: Mariam Ibrahim</text:p>
          </table:table-cell>
          <table:table-cell table:number-columns-repeated="1006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$Sheet1.$F248]&amp;&quot; | &quot;&amp;[$Sheet1.$H248]&amp;&quot; | &quot;&amp;TEXT([$Sheet1.$J248];&quot;ddmmmyy&quot;)&amp;&quot;-&quot;&amp;TEXT([$Sheet1.$K248];&quot;ddmmmyy&quot;)&amp;&quot; | &quot;&amp;[$Sheet1.$M248]&amp;&quot; | &quot;&amp;[$Sheet1.$O248]&amp;&quot; | &quot;&amp;[$Sheet1.$P248]&amp;&quot; | &quot;&amp;[$Sheet1.$Q248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table:number-columns-repeated="2" office:value-type="string" calcext:value-type="string">
            <text:p>Biomedical Technician Mentoring</text:p>
          </table:table-cell>
          <table:table-cell office:value-type="string" calcext:value-type="string">
            <text:p>Formation par mentorat des technicien biomédical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Mentoring</text:p>
          </table:table-cell>
          <table:table-cell office:value-type="date" office:date-value="2022-08-10" calcext:value-type="date">
            <text:p>10-Aug-22</text:p>
          </table:table-cell>
          <table:table-cell office:value-type="date" office:date-value="2022-11-25" calcext:value-type="date">
            <text:p>25-Nov-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ff-shi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/>
          <table:table-cell office:value-type="string" calcext:value-type="string">
            <text:p>Project manager: Emmanuel Essah, Mentoring occurs in multiples cities like Dakar, Fatick, Kaolack &amp; Kaffrine</text:p>
          </table:table-cell>
          <table:table-cell table:number-columns-repeated="1006"/>
        </table:table-row>
        <table:table-row table:style-name="ro5">
          <table:table-cell office:value-type="float" office:value="249" calcext:value-type="float">
            <text:p>249</text:p>
          </table:table-cell>
          <table:table-cell table:formula="of:=[$Sheet1.$F249]&amp;&quot; | &quot;&amp;[$Sheet1.$H249]&amp;&quot; | &quot;&amp;TEXT([$Sheet1.$J249];&quot;ddmmmyy&quot;)&amp;&quot;-&quot;&amp;TEXT([$Sheet1.$K249];&quot;ddmmmyy&quot;)&amp;&quot; | &quot;&amp;[$Sheet1.$M249]&amp;&quot; | &quot;&amp;[$Sheet1.$O249]&amp;&quot; | &quot;&amp;[$Sheet1.$P249]&amp;&quot; | &quot;&amp;[$Sheet1.$Q249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PUMP: Albert Royer Hospital</text:p>
          </table:table-cell>
          <table:table-cell office:value-type="string" calcext:value-type="string">
            <text:p>Anesthesia Mentoring</text:p>
          </table:table-cell>
          <table:table-cell office:value-type="string" calcext:value-type="string">
            <text:p>Formation de mentorat anesthésiste</text:p>
          </table:table-cell>
          <table:table-cell office:value-type="string" calcext:value-type="string">
            <text:p>Anesthesia Providers</text:p>
          </table:table-cell>
          <table:table-cell office:value-type="string" calcext:value-type="string">
            <text:p>Mentoring</text:p>
          </table:table-cell>
          <table:table-cell table:style-name="ce13" office:value-type="date" office:date-value="2022-09-13" calcext:value-type="date">
            <text:p>13-Sep-22</text:p>
          </table:table-cell>
          <table:table-cell table:style-name="ce13" office:value-type="date" office:date-value="2022-09-23" calcext:value-type="date">
            <text:p>23-Sep-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Africa Mercy</text:p>
          </table:table-cell>
          <table:table-cell office:value-type="string" calcext:value-type="string">
            <text:p>Project Manager: April Libby; Mentor - Erik Jan Hoorn</text:p>
          </table:table-cell>
          <table:table-cell table:number-columns-repeated="1006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$Sheet1.$F250]&amp;&quot; | &quot;&amp;[$Sheet1.$H250]&amp;&quot; | &quot;&amp;TEXT([$Sheet1.$J250];&quot;ddmmmyy&quot;)&amp;&quot;-&quot;&amp;TEXT([$Sheet1.$K250];&quot;ddmmmyy&quot;)&amp;&quot; | &quot;&amp;[$Sheet1.$M250]&amp;&quot; | &quot;&amp;[$Sheet1.$O250]&amp;&quot; | &quot;&amp;[$Sheet1.$P250]&amp;&quot; | &quot;&amp;[$Sheet1.$Q250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Regional Anesthesia</text:p>
          </table:table-cell>
          <table:table-cell office:value-type="string" calcext:value-type="string">
            <text:p>Anesthesia Mentoring</text:p>
          </table:table-cell>
          <table:table-cell office:value-type="string" calcext:value-type="string">
            <text:p>Formation de mentorat anesthésiste</text:p>
          </table:table-cell>
          <table:table-cell office:value-type="string" calcext:value-type="string">
            <text:p>Anesthesia Providers</text:p>
          </table:table-cell>
          <table:table-cell office:value-type="string" calcext:value-type="string">
            <text:p>Course</text:p>
          </table:table-cell>
          <table:table-cell office:value-type="date" office:date-value="2022-06-21" calcext:value-type="date">
            <text:p>21-Jun-22</text:p>
          </table:table-cell>
          <table:table-cell office:value-type="date" office:date-value="2022-08-16" calcext:value-type="date">
            <text:p>16-Aug-22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DANTEC, FANN, HOGIP Hospitals</text:p>
          </table:table-cell>
          <table:table-cell office:value-type="string" calcext:value-type="string">
            <text:p>Berger Dowevi; Multiple hospitals</text:p>
          </table:table-cell>
          <table:table-cell table:number-columns-repeated="1006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$Sheet1.$F251]&amp;&quot; | &quot;&amp;[$Sheet1.$H251]&amp;&quot; | &quot;&amp;TEXT([$Sheet1.$J251];&quot;ddmmmyy&quot;)&amp;&quot;-&quot;&amp;TEXT([$Sheet1.$K251];&quot;ddmmmyy&quot;)&amp;&quot; | &quot;&amp;[$Sheet1.$M251]&amp;&quot; | &quot;&amp;[$Sheet1.$O251]&amp;&quot; | &quot;&amp;[$Sheet1.$P251]&amp;&quot; | &quot;&amp;[$Sheet1.$Q251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Palliative Care</text:p>
          </table:table-cell>
          <table:table-cell office:value-type="string" calcext:value-type="string">
            <text:p>Palliative Care Course</text:p>
          </table:table-cell>
          <table:table-cell office:value-type="string" calcext:value-type="string">
            <text:p>Cours soins palliatifs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5-05" calcext:value-type="date">
            <text:p>5-May-22</text:p>
          </table:table-cell>
          <table:table-cell office:value-type="date" office:date-value="2022-11-29" calcext:value-type="date">
            <text:p>29-Nov-22</text:p>
          </table:table-cell>
          <table:table-cell/>
          <table:table-cell office:value-type="string" calcext:value-type="string">
            <text:p>Off-shi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GIP(Hôpital Général Idrissa Pouye), Maadji, Dakar University, Virtually on phone and Global Sante</text:p>
          </table:table-cell>
          <table:table-cell office:value-type="string" calcext:value-type="string">
            <text:p>Project manager: Mariam Ibrahim</text:p>
          </table:table-cell>
          <table:table-cell table:number-columns-repeated="1006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$Sheet1.$F252]&amp;&quot; | &quot;&amp;[$Sheet1.$H252]&amp;&quot; | &quot;&amp;TEXT([$Sheet1.$J252];&quot;ddmmmyy&quot;)&amp;&quot;-&quot;&amp;TEXT([$Sheet1.$K252];&quot;ddmmmyy&quot;)&amp;&quot; | &quot;&amp;[$Sheet1.$M252]&amp;&quot; | &quot;&amp;[$Sheet1.$O252]&amp;&quot; | &quot;&amp;[$Sheet1.$P252]&amp;&quot; | &quot;&amp;[$Sheet1.$Q252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Primary Trauma Care Courses</text:p>
          </table:table-cell>
          <table:table-cell office:value-type="string" calcext:value-type="string">
            <text:p>Primary Trauma Care</text:p>
          </table:table-cell>
          <table:table-cell office:value-type="string" calcext:value-type="string">
            <text:p>Cours de soins primaires en traumatologi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10-17" calcext:value-type="date">
            <text:p>17-Oct-22</text:p>
          </table:table-cell>
          <table:table-cell office:value-type="date" office:date-value="2022-10-25" calcext:value-type="date">
            <text:p>25-Oct-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-shi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Matam</text:p>
          </table:table-cell>
          <table:table-cell office:value-type="string" calcext:value-type="string">
            <text:p>Haayoo Hotel</text:p>
          </table:table-cell>
          <table:table-cell office:value-type="string" calcext:value-type="string">
            <text:p>Berger Dowevi</text:p>
          </table:table-cell>
          <table:table-cell table:number-columns-repeated="1006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$Sheet1.$F253]&amp;&quot; | &quot;&amp;[$Sheet1.$H253]&amp;&quot; | &quot;&amp;TEXT([$Sheet1.$J253];&quot;ddmmmyy&quot;)&amp;&quot;-&quot;&amp;TEXT([$Sheet1.$K253];&quot;ddmmmyy&quot;)&amp;&quot; | &quot;&amp;[$Sheet1.$M253]&amp;&quot; | &quot;&amp;[$Sheet1.$O253]&amp;&quot; | &quot;&amp;[$Sheet1.$P253]&amp;&quot; | &quot;&amp;[$Sheet1.$Q253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Primary Trauma Care Courses</text:p>
          </table:table-cell>
          <table:table-cell office:value-type="string" calcext:value-type="string">
            <text:p>Primary Trauma Care</text:p>
          </table:table-cell>
          <table:table-cell office:value-type="string" calcext:value-type="string">
            <text:p>Cours de soins primaires en traumatologi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10-17" calcext:value-type="date">
            <text:p>17-Oct-22</text:p>
          </table:table-cell>
          <table:table-cell office:value-type="date" office:date-value="2022-10-25" calcext:value-type="date">
            <text:p>25-Oct-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-shi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aint-Louis</text:p>
          </table:table-cell>
          <table:table-cell office:value-type="string" calcext:value-type="string">
            <text:p>SINDONE Hotel</text:p>
          </table:table-cell>
          <table:table-cell office:value-type="string" calcext:value-type="string">
            <text:p>Berger Dowevi</text:p>
          </table:table-cell>
          <table:table-cell table:number-columns-repeated="1006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$Sheet1.$F254]&amp;&quot; | &quot;&amp;[$Sheet1.$H254]&amp;&quot; | &quot;&amp;TEXT([$Sheet1.$J254];&quot;ddmmmyy&quot;)&amp;&quot;-&quot;&amp;TEXT([$Sheet1.$K254];&quot;ddmmmyy&quot;)&amp;&quot; | &quot;&amp;[$Sheet1.$M254]&amp;&quot; | &quot;&amp;[$Sheet1.$O254]&amp;&quot; | &quot;&amp;[$Sheet1.$P254]&amp;&quot; | &quot;&amp;[$Sheet1.$Q254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table:number-columns-repeated="2" office:value-type="string" calcext:value-type="string">
            <text:p>SAFE Obstetric Anesthesia</text:p>
          </table:table-cell>
          <table:table-cell office:value-type="string" calcext:value-type="string">
            <text:p>Cours 'SAFE' en anesthésie obstétric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10-26" calcext:value-type="date">
            <text:p>26-Oct-22</text:p>
          </table:table-cell>
          <table:table-cell office:value-type="date" office:date-value="2022-10-28" calcext:value-type="date">
            <text:p>28-Oct-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-shi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Matam</text:p>
          </table:table-cell>
          <table:table-cell office:value-type="string" calcext:value-type="string">
            <text:p>Haayoo Hotel</text:p>
          </table:table-cell>
          <table:table-cell office:value-type="string" calcext:value-type="string">
            <text:p>Berger Dowevi</text:p>
          </table:table-cell>
          <table:table-cell table:number-columns-repeated="1006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$Sheet1.$F255]&amp;&quot; | &quot;&amp;[$Sheet1.$H255]&amp;&quot; | &quot;&amp;TEXT([$Sheet1.$J255];&quot;ddmmmyy&quot;)&amp;&quot;-&quot;&amp;TEXT([$Sheet1.$K255];&quot;ddmmmyy&quot;)&amp;&quot; | &quot;&amp;[$Sheet1.$M255]&amp;&quot; | &quot;&amp;[$Sheet1.$O255]&amp;&quot; | &quot;&amp;[$Sheet1.$P255]&amp;&quot; | &quot;&amp;[$Sheet1.$Q255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table:number-columns-repeated="2" office:value-type="string" calcext:value-type="string">
            <text:p>SAFE Obstetric Anesthesia</text:p>
          </table:table-cell>
          <table:table-cell office:value-type="string" calcext:value-type="string">
            <text:p>Cours 'SAFE' en anesthésie obstétric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10-26" calcext:value-type="date">
            <text:p>26-Oct-22</text:p>
          </table:table-cell>
          <table:table-cell office:value-type="date" office:date-value="2022-10-28" calcext:value-type="date">
            <text:p>28-Oct-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-shi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aint-Louis</text:p>
          </table:table-cell>
          <table:table-cell office:value-type="string" calcext:value-type="string">
            <text:p>SINDONE Hotel</text:p>
          </table:table-cell>
          <table:table-cell office:value-type="string" calcext:value-type="string">
            <text:p>Berger Dowevi</text:p>
          </table:table-cell>
          <table:table-cell table:number-columns-repeated="1006"/>
        </table:table-row>
        <table:table-row table:style-name="ro5">
          <table:table-cell office:value-type="float" office:value="256" calcext:value-type="float">
            <text:p>256</text:p>
          </table:table-cell>
          <table:table-cell table:formula="of:=[$Sheet1.$F256]&amp;&quot; | &quot;&amp;[$Sheet1.$H256]&amp;&quot; | &quot;&amp;TEXT([$Sheet1.$J256];&quot;ddmmmyy&quot;)&amp;&quot;-&quot;&amp;TEXT([$Sheet1.$K256];&quot;ddmmmyy&quot;)&amp;&quot; | &quot;&amp;[$Sheet1.$M256]&amp;&quot; | &quot;&amp;[$Sheet1.$O256]&amp;&quot; | &quot;&amp;[$Sheet1.$P256]&amp;&quot; | &quot;&amp;[$Sheet1.$Q256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Primary Trauma Care Courses - Training of Trainers</text:p>
          </table:table-cell>
          <table:table-cell office:value-type="string" calcext:value-type="string">
            <text:p>Primary Trauma Care - Training of Trainers</text:p>
          </table:table-cell>
          <table:table-cell office:value-type="string" calcext:value-type="string">
            <text:p>Cours de soins primaires en traumatologie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Course</text:p>
          </table:table-cell>
          <table:table-cell office:value-type="date" office:date-value="2022-10-06" calcext:value-type="date">
            <text:p>6-Oct-22</text:p>
          </table:table-cell>
          <table:table-cell office:value-type="date" office:date-value="2022-10-12" calcext:value-type="date">
            <text:p>12-Oct-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Corina Hotel</text:p>
          </table:table-cell>
          <table:table-cell table:style-name="ce29" office:value-type="string" calcext:value-type="string">
            <text:p>22LI PTC Course - Statistics.xlsx</text:p>
          </table:table-cell>
          <table:table-cell table:number-columns-repeated="1006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$Sheet1.$F257]&amp;&quot; | &quot;&amp;[$Sheet1.$H257]&amp;&quot; | &quot;&amp;TEXT([$Sheet1.$J257];&quot;ddmmmyy&quot;)&amp;&quot;-&quot;&amp;TEXT([$Sheet1.$K257];&quot;ddmmmyy&quot;)&amp;&quot; | &quot;&amp;[$Sheet1.$M257]&amp;&quot; | &quot;&amp;[$Sheet1.$O257]&amp;&quot; | &quot;&amp;[$Sheet1.$P257]&amp;&quot; | &quot;&amp;[$Sheet1.$Q257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Skills Transfer Training</text:p>
          </table:table-cell>
          <table:table-cell office:value-type="string" calcext:value-type="string">
            <text:p>Nutritional Agriculture</text:p>
          </table:table-cell>
          <table:table-cell office:value-type="string" calcext:value-type="string">
            <text:p>Food For Life</text:p>
          </table:table-cell>
          <table:table-cell office:value-type="string" calcext:value-type="string">
            <text:p>Cours d'agriculture nutritionnel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11-01" calcext:value-type="date">
            <text:p>1-Nov-22</text:p>
          </table:table-cell>
          <table:table-cell office:value-type="date" office:date-value="2023-05-30" calcext:value-type="date">
            <text:p>30-May-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enegal</text:p>
          </table:table-cell>
          <table:table-cell office:value-type="string" calcext:value-type="string">
            <text:p>Mbour Sandiara</text:p>
          </table:table-cell>
          <table:table-cell office:value-type="string" calcext:value-type="string">
            <text:p>Beer-Sheba Project</text:p>
          </table:table-cell>
          <table:table-cell office:value-type="string" calcext:value-type="string">
            <text:p>Chargé du Projet: <text:s text:c="2"/>AGUEGUE Gilbert Médard M. Chef Programme</text:p>
          </table:table-cell>
          <table:table-cell table:number-columns-repeated="2"/>
          <table:table-cell office:value-type="string" calcext:value-type="string">
            <text:p>IP23SN10</text:p>
          </table:table-cell>
          <table:table-cell table:number-columns-repeated="1003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$Sheet1.$F258]&amp;&quot; | &quot;&amp;[$Sheet1.$H258]&amp;&quot; | &quot;&amp;TEXT([$Sheet1.$J258];&quot;ddmmmyy&quot;)&amp;&quot;-&quot;&amp;TEXT([$Sheet1.$K258];&quot;ddmmmyy&quot;)&amp;&quot; | &quot;&amp;[$Sheet1.$M258]&amp;&quot; | &quot;&amp;[$Sheet1.$O258]&amp;&quot; | &quot;&amp;[$Sheet1.$P258]&amp;&quot; | &quot;&amp;[$Sheet1.$Q258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Skills Transfer Training</text:p>
          </table:table-cell>
          <table:table-cell office:value-type="string" calcext:value-type="string">
            <text:p>Nutritional Agriculture</text:p>
          </table:table-cell>
          <table:table-cell office:value-type="string" calcext:value-type="string">
            <text:p>Food For Life</text:p>
          </table:table-cell>
          <table:table-cell office:value-type="string" calcext:value-type="string">
            <text:p>Cours d'agriculture nutritionnel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5-01" calcext:value-type="date">
            <text:p>1-May-22</text:p>
          </table:table-cell>
          <table:table-cell office:value-type="date" office:date-value="2022-10-31" calcext:value-type="date">
            <text:p>31-Oct-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Benin</text:p>
          </table:table-cell>
          <table:table-cell office:value-type="string" calcext:value-type="string">
            <text:p>Tori-Cada</text:p>
          </table:table-cell>
          <table:table-cell office:value-type="string" calcext:value-type="string">
            <text:p>Phaz Compassion, Zoume Cafecanme</text:p>
          </table:table-cell>
          <table:table-cell office:value-type="string" calcext:value-type="string">
            <text:p>Chargé du Projet: <text:s text:c="2"/>Eliphaz Essah, Consultant du Programme</text:p>
          </table:table-cell>
          <table:table-cell table:number-columns-repeated="100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$Sheet1.$F259]&amp;&quot; | &quot;&amp;[$Sheet1.$H259]&amp;&quot; | &quot;&amp;TEXT([$Sheet1.$J259];&quot;ddmmmyy&quot;)&amp;&quot;-&quot;&amp;TEXT([$Sheet1.$K259];&quot;ddmmmyy&quot;)&amp;&quot; | &quot;&amp;[$Sheet1.$M259]&amp;&quot; | &quot;&amp;[$Sheet1.$O259]&amp;&quot; | &quot;&amp;[$Sheet1.$P259]&amp;&quot; | &quot;&amp;[$Sheet1.$Q259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Skills Transfer Training</text:p>
          </table:table-cell>
          <table:table-cell office:value-type="string" calcext:value-type="string">
            <text:p>Nutritional Agriculture</text:p>
          </table:table-cell>
          <table:table-cell office:value-type="string" calcext:value-type="string">
            <text:p>Food For Life</text:p>
          </table:table-cell>
          <table:table-cell office:value-type="string" calcext:value-type="string">
            <text:p>Cours d'agriculture nutritionnel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2-28" calcext:value-type="date">
            <text:p>28-Feb-22</text:p>
          </table:table-cell>
          <table:table-cell office:value-type="date" office:date-value="2023-07-30" calcext:value-type="date">
            <text:p>30-Jul-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Suakoko</text:p>
          </table:table-cell>
          <table:table-cell office:value-type="string" calcext:value-type="string">
            <text:p>Central Agricultural Research Institute (CARI)</text:p>
          </table:table-cell>
          <table:table-cell office:value-type="string" calcext:value-type="string">
            <text:p>Chargé du Projet: Eliphaz ESSAH, Program manager</text:p>
          </table:table-cell>
          <table:table-cell table:number-columns-repeated="2"/>
          <table:table-cell office:value-type="string" calcext:value-type="string">
            <text:p>IP22LI03</text:p>
          </table:table-cell>
          <table:table-cell table:number-columns-repeated="1003"/>
        </table:table-row>
        <table:table-row table:style-name="ro5">
          <table:table-cell office:value-type="float" office:value="260" calcext:value-type="float">
            <text:p>260</text:p>
          </table:table-cell>
          <table:table-cell table:formula="of:=[$Sheet1.$F260]&amp;&quot; | &quot;&amp;[$Sheet1.$H260]&amp;&quot; | &quot;&amp;TEXT([$Sheet1.$J260];&quot;ddmmmyy&quot;)&amp;&quot;-&quot;&amp;TEXT([$Sheet1.$K260];&quot;ddmmmyy&quot;)&amp;&quot; | &quot;&amp;[$Sheet1.$M260]&amp;&quot; | &quot;&amp;[$Sheet1.$O260]&amp;&quot; | &quot;&amp;[$Sheet1.$P260]&amp;&quot; | &quot;&amp;[$Sheet1.$Q260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Leadership Development</text:p>
          </table:table-cell>
          <table:table-cell office:value-type="string" calcext:value-type="string">
            <text:p>Leadership Development Training</text:p>
          </table:table-cell>
          <table:table-cell office:value-type="string" calcext:value-type="string">
            <text:p>Formation au développement du leadership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2-01" calcext:value-type="date">
            <text:p>1-Feb-22</text:p>
          </table:table-cell>
          <table:table-cell office:value-type="date" office:date-value="2022-02-28" calcext:value-type="date">
            <text:p>28-Feb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Harper</text:p>
          </table:table-cell>
          <table:table-cell office:value-type="string" calcext:value-type="string">
            <text:p>Methodist Church Hall</text:p>
          </table:table-cell>
          <table:table-cell table:style-name="ce29" office:value-type="string" calcext:value-type="string">
            <text:p>220520 - Leadership development - statistics.xlsx</text:p>
          </table:table-cell>
          <table:table-cell table:number-columns-repeated="1006"/>
        </table:table-row>
        <table:table-row table:style-name="ro5">
          <table:table-cell office:value-type="float" office:value="261" calcext:value-type="float">
            <text:p>261</text:p>
          </table:table-cell>
          <table:table-cell table:formula="of:=[$Sheet1.$F261]&amp;&quot; | &quot;&amp;[$Sheet1.$H261]&amp;&quot; | &quot;&amp;TEXT([$Sheet1.$J261];&quot;ddmmmyy&quot;)&amp;&quot;-&quot;&amp;TEXT([$Sheet1.$K261];&quot;ddmmmyy&quot;)&amp;&quot; | &quot;&amp;[$Sheet1.$M261]&amp;&quot; | &quot;&amp;[$Sheet1.$O261]&amp;&quot; | &quot;&amp;[$Sheet1.$P261]&amp;&quot; | &quot;&amp;[$Sheet1.$Q261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Leadership Development</text:p>
          </table:table-cell>
          <table:table-cell office:value-type="string" calcext:value-type="string">
            <text:p>Leadership Development Training</text:p>
          </table:table-cell>
          <table:table-cell office:value-type="string" calcext:value-type="string">
            <text:p>Formation au développement du leadership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2-01" calcext:value-type="date">
            <text:p>1-Feb-22</text:p>
          </table:table-cell>
          <table:table-cell office:value-type="date" office:date-value="2022-02-28" calcext:value-type="date">
            <text:p>28-Feb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Harper</text:p>
          </table:table-cell>
          <table:table-cell office:value-type="string" calcext:value-type="string">
            <text:p>Church Hall</text:p>
          </table:table-cell>
          <table:table-cell table:style-name="ce29" office:value-type="string" calcext:value-type="string">
            <text:p>220520 - Leadership development - statistics.xlsx</text:p>
          </table:table-cell>
          <table:table-cell table:number-columns-repeated="1006"/>
        </table:table-row>
        <table:table-row table:style-name="ro5">
          <table:table-cell office:value-type="float" office:value="262" calcext:value-type="float">
            <text:p>262</text:p>
          </table:table-cell>
          <table:table-cell table:formula="of:=[$Sheet1.$F262]&amp;&quot; | &quot;&amp;[$Sheet1.$H262]&amp;&quot; | &quot;&amp;TEXT([$Sheet1.$J262];&quot;ddmmmyy&quot;)&amp;&quot;-&quot;&amp;TEXT([$Sheet1.$K262];&quot;ddmmmyy&quot;)&amp;&quot; | &quot;&amp;[$Sheet1.$M262]&amp;&quot; | &quot;&amp;[$Sheet1.$O262]&amp;&quot; | &quot;&amp;[$Sheet1.$P262]&amp;&quot; | &quot;&amp;[$Sheet1.$Q262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Leadership Development</text:p>
          </table:table-cell>
          <table:table-cell office:value-type="string" calcext:value-type="string">
            <text:p>Leadership Development Training</text:p>
          </table:table-cell>
          <table:table-cell office:value-type="string" calcext:value-type="string">
            <text:p>Formation au développement du leadership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2-01" calcext:value-type="date">
            <text:p>1-Feb-22</text:p>
          </table:table-cell>
          <table:table-cell office:value-type="date" office:date-value="2022-02-28" calcext:value-type="date">
            <text:p>28-Feb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Tapeta</text:p>
          </table:table-cell>
          <table:table-cell office:value-type="string" calcext:value-type="string">
            <text:p>Hospital</text:p>
          </table:table-cell>
          <table:table-cell table:style-name="ce29" office:value-type="string" calcext:value-type="string">
            <text:p>220520 - Leadership development - statistics.xlsx</text:p>
          </table:table-cell>
          <table:table-cell table:number-columns-repeated="1006"/>
        </table:table-row>
        <table:table-row table:style-name="ro5">
          <table:table-cell office:value-type="float" office:value="263" calcext:value-type="float">
            <text:p>263</text:p>
          </table:table-cell>
          <table:table-cell table:formula="of:=[$Sheet1.$F263]&amp;&quot; | &quot;&amp;[$Sheet1.$H263]&amp;&quot; | &quot;&amp;TEXT([$Sheet1.$J263];&quot;ddmmmyy&quot;)&amp;&quot;-&quot;&amp;TEXT([$Sheet1.$K263];&quot;ddmmmyy&quot;)&amp;&quot; | &quot;&amp;[$Sheet1.$M263]&amp;&quot; | &quot;&amp;[$Sheet1.$O263]&amp;&quot; | &quot;&amp;[$Sheet1.$P263]&amp;&quot; | &quot;&amp;[$Sheet1.$Q263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Leadership Development</text:p>
          </table:table-cell>
          <table:table-cell office:value-type="string" calcext:value-type="string">
            <text:p>Leadership Development Training</text:p>
          </table:table-cell>
          <table:table-cell office:value-type="string" calcext:value-type="string">
            <text:p>Formation au développement du leadership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2-01" calcext:value-type="date">
            <text:p>1-Feb-22</text:p>
          </table:table-cell>
          <table:table-cell office:value-type="date" office:date-value="2022-02-28" calcext:value-type="date">
            <text:p>28-Feb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Radio station</text:p>
          </table:table-cell>
          <table:table-cell table:style-name="ce29" office:value-type="string" calcext:value-type="string">
            <text:p>220520 - Leadership development - statistics.xlsx</text:p>
          </table:table-cell>
          <table:table-cell table:number-columns-repeated="1006"/>
        </table:table-row>
        <table:table-row table:style-name="ro5">
          <table:table-cell office:value-type="float" office:value="264" calcext:value-type="float">
            <text:p>264</text:p>
          </table:table-cell>
          <table:table-cell table:formula="of:=[$Sheet1.$F264]&amp;&quot; | &quot;&amp;[$Sheet1.$H264]&amp;&quot; | &quot;&amp;TEXT([$Sheet1.$J264];&quot;ddmmmyy&quot;)&amp;&quot;-&quot;&amp;TEXT([$Sheet1.$K264];&quot;ddmmmyy&quot;)&amp;&quot; | &quot;&amp;[$Sheet1.$M264]&amp;&quot; | &quot;&amp;[$Sheet1.$O264]&amp;&quot; | &quot;&amp;[$Sheet1.$P264]&amp;&quot; | &quot;&amp;[$Sheet1.$Q264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table:number-columns-repeated="2" office:value-type="string" calcext:value-type="string">
            <text:p>SAFE Obstetric Anesthesia</text:p>
          </table:table-cell>
          <table:table-cell office:value-type="string" calcext:value-type="string">
            <text:p>Cours 'SAFE' en anesthésie obstétric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9-09" calcext:value-type="date">
            <text:p>9-Sep-22</text:p>
          </table:table-cell>
          <table:table-cell office:value-type="date" office:date-value="2022-09-11" calcext:value-type="date">
            <text:p>11-Sep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outh Africa</text:p>
          </table:table-cell>
          <table:table-cell office:value-type="string" calcext:value-type="string">
            <text:p>Rustenburg</text:p>
          </table:table-cell>
          <table:table-cell office:value-type="string" calcext:value-type="string">
            <text:p>Kaya Inkuni Lodge</text:p>
          </table:table-cell>
          <table:table-cell table:style-name="ce29" office:value-type="string" calcext:value-type="string">
            <text:p>https://mercyshipsorg.sharepoint.com/:x:/r/sites/teams.programs-StatisticsandReporting/Shared%20Documents/Statistics%20and%20Reporting/Project%20Statistics/Not%20yet%20transferred%20to%20main%20spreadsheet/2022%20-%20August/SAFE%20Obs%20Monthly%20stats%20_South%20Africa_Sep%202022.xlsx?d=w4ff6a2d9d96c4bbda9a7d5ee20f8ca23&amp;csf=1&amp;web=1&amp;e=d3kzED</text:p>
          </table:table-cell>
          <table:table-cell table:number-columns-repeated="1006"/>
        </table:table-row>
        <table:table-row table:style-name="ro5">
          <table:table-cell office:value-type="float" office:value="265" calcext:value-type="float">
            <text:p>265</text:p>
          </table:table-cell>
          <table:table-cell table:formula="of:=[$Sheet1.$F265]&amp;&quot; | &quot;&amp;[$Sheet1.$H265]&amp;&quot; | &quot;&amp;TEXT([$Sheet1.$J265];&quot;ddmmmyy&quot;)&amp;&quot;-&quot;&amp;TEXT([$Sheet1.$K265];&quot;ddmmmyy&quot;)&amp;&quot; | &quot;&amp;[$Sheet1.$M265]&amp;&quot; | &quot;&amp;[$Sheet1.$O265]&amp;&quot; | &quot;&amp;[$Sheet1.$P265]&amp;&quot; | &quot;&amp;[$Sheet1.$Q265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table:number-columns-repeated="2" office:value-type="string" calcext:value-type="string">
            <text:p>SAFE Obstetric Anesthesia - Training of Trainers</text:p>
          </table:table-cell>
          <table:table-cell office:value-type="string" calcext:value-type="string">
            <text:p>Cours 'SAFE' en anesthésie obstétricale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Course</text:p>
          </table:table-cell>
          <table:table-cell office:value-type="date" office:date-value="2022-09-09" calcext:value-type="date">
            <text:p>9-Sep-22</text:p>
          </table:table-cell>
          <table:table-cell office:value-type="date" office:date-value="2022-09-11" calcext:value-type="date">
            <text:p>11-Sep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outh Africa</text:p>
          </table:table-cell>
          <table:table-cell office:value-type="string" calcext:value-type="string">
            <text:p>Rustenburg</text:p>
          </table:table-cell>
          <table:table-cell office:value-type="string" calcext:value-type="string">
            <text:p>Kaya Inkuni Lodge</text:p>
          </table:table-cell>
          <table:table-cell table:style-name="ce29" office:value-type="string" calcext:value-type="string">
            <text:p>https://mercyshipsorg.sharepoint.com/:x:/r/sites/teams.programs-StatisticsandReporting/Shared%20Documents/Statistics%20and%20Reporting/Project%20Statistics/Not%20yet%20transferred%20to%20main%20spreadsheet/2022%20-%20August/SAFE%20Obs%20Monthly%20stats%20_South%20Africa_Sep%202022.xlsx?d=w4ff6a2d9d96c4bbda9a7d5ee20f8ca23&amp;csf=1&amp;web=1&amp;e=d3kzED</text:p>
          </table:table-cell>
          <table:table-cell table:number-columns-repeated="1006"/>
        </table:table-row>
        <table:table-row table:style-name="ro5">
          <table:table-cell office:value-type="float" office:value="266" calcext:value-type="float">
            <text:p>266</text:p>
          </table:table-cell>
          <table:table-cell table:formula="of:=[$Sheet1.$F266]&amp;&quot; | &quot;&amp;[$Sheet1.$H266]&amp;&quot; | &quot;&amp;TEXT([$Sheet1.$J266];&quot;ddmmmyy&quot;)&amp;&quot;-&quot;&amp;TEXT([$Sheet1.$K266];&quot;ddmmmyy&quot;)&amp;&quot; | &quot;&amp;[$Sheet1.$M266]&amp;&quot; | &quot;&amp;[$Sheet1.$O266]&amp;&quot; | &quot;&amp;[$Sheet1.$P266]&amp;&quot; | &quot;&amp;[$Sheet1.$Q266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table:number-columns-repeated="2" office:value-type="string" calcext:value-type="string">
            <text:p>MSSI Nurse Training</text:p>
          </table:table-cell>
          <table:table-cell office:value-type="string" calcext:value-type="string">
            <text:p>MSSI cours de soins infirmiers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9-19" calcext:value-type="date">
            <text:p>19-Sep-22</text:p>
          </table:table-cell>
          <table:table-cell office:value-type="date" office:date-value="2022-09-23" calcext:value-type="date">
            <text:p>23-Sep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Corina Hotel</text:p>
          </table:table-cell>
          <table:table-cell table:style-name="ce29" office:value-type="string" calcext:value-type="string">
            <text:p>22LI MSSI Nurse Training - Statistics.xlsx</text:p>
          </table:table-cell>
          <table:table-cell table:number-columns-repeated="1006"/>
        </table:table-row>
        <table:table-row table:style-name="ro5">
          <table:table-cell office:value-type="float" office:value="267" calcext:value-type="float">
            <text:p>267</text:p>
          </table:table-cell>
          <table:table-cell table:formula="of:=[$Sheet1.$F267]&amp;&quot; | &quot;&amp;[$Sheet1.$H267]&amp;&quot; | &quot;&amp;TEXT([$Sheet1.$J267];&quot;ddmmmyy&quot;)&amp;&quot;-&quot;&amp;TEXT([$Sheet1.$K267];&quot;ddmmmyy&quot;)&amp;&quot; | &quot;&amp;[$Sheet1.$M267]&amp;&quot; | &quot;&amp;[$Sheet1.$O267]&amp;&quot; | &quot;&amp;[$Sheet1.$P267]&amp;&quot; | &quot;&amp;[$Sheet1.$Q267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table:number-columns-repeated="2" office:value-type="string" calcext:value-type="string">
            <text:p>MSSI Nurse Training</text:p>
          </table:table-cell>
          <table:table-cell office:value-type="string" calcext:value-type="string">
            <text:p>MSSI cours de soins infirmiers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9-26" calcext:value-type="date">
            <text:p>26-Sep-22</text:p>
          </table:table-cell>
          <table:table-cell office:value-type="date" office:date-value="2022-09-30" calcext:value-type="date">
            <text:p>30-Sep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Corina Hotel</text:p>
          </table:table-cell>
          <table:table-cell table:style-name="ce29" office:value-type="string" calcext:value-type="string">
            <text:p>22LI MSSI Nurse Training - Statistics.xlsx</text:p>
          </table:table-cell>
          <table:table-cell table:number-columns-repeated="1006"/>
        </table:table-row>
        <table:table-row table:style-name="ro5">
          <table:table-cell office:value-type="float" office:value="268" calcext:value-type="float">
            <text:p>268</text:p>
          </table:table-cell>
          <table:table-cell table:formula="of:=[$Sheet1.$F268]&amp;&quot; | &quot;&amp;[$Sheet1.$H268]&amp;&quot; | &quot;&amp;TEXT([$Sheet1.$J268];&quot;ddmmmyy&quot;)&amp;&quot;-&quot;&amp;TEXT([$Sheet1.$K268];&quot;ddmmmyy&quot;)&amp;&quot; | &quot;&amp;[$Sheet1.$M268]&amp;&quot; | &quot;&amp;[$Sheet1.$O268]&amp;&quot; | &quot;&amp;[$Sheet1.$P268]&amp;&quot; | &quot;&amp;[$Sheet1.$Q268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Lifebox</text:p>
          </table:table-cell>
          <table:table-cell office:value-type="string" calcext:value-type="string">
            <text:p>Clean Cut</text:p>
          </table:table-cell>
          <table:table-cell office:value-type="string" calcext:value-type="string">
            <text:p>Cours de Lifebox - Clean Cut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4-21" calcext:value-type="date">
            <text:p>21-Apr-22</text:p>
          </table:table-cell>
          <table:table-cell office:value-type="date" office:date-value="2022-04-22" calcext:value-type="date">
            <text:p>22-Apr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Gbarnga</text:p>
          </table:table-cell>
          <table:table-cell office:value-type="string" calcext:value-type="string">
            <text:p>CBD Hospital</text:p>
          </table:table-cell>
          <table:table-cell table:style-name="ce29" office:value-type="string" calcext:value-type="string">
            <text:p>April22_Clean Cut Statistics for MS_Sent to Denny.xlsx</text:p>
          </table:table-cell>
          <table:table-cell table:number-columns-repeated="1006"/>
        </table:table-row>
        <table:table-row table:style-name="ro5">
          <table:table-cell office:value-type="float" office:value="269" calcext:value-type="float">
            <text:p>269</text:p>
          </table:table-cell>
          <table:table-cell table:formula="of:=[$Sheet1.$F269]&amp;&quot; | &quot;&amp;[$Sheet1.$H269]&amp;&quot; | &quot;&amp;TEXT([$Sheet1.$J269];&quot;ddmmmyy&quot;)&amp;&quot;-&quot;&amp;TEXT([$Sheet1.$K269];&quot;ddmmmyy&quot;)&amp;&quot; | &quot;&amp;[$Sheet1.$M269]&amp;&quot; | &quot;&amp;[$Sheet1.$O269]&amp;&quot; | &quot;&amp;[$Sheet1.$P269]&amp;&quot; | &quot;&amp;[$Sheet1.$Q269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Lifebox</text:p>
          </table:table-cell>
          <table:table-cell office:value-type="string" calcext:value-type="string">
            <text:p>Clean Cut</text:p>
          </table:table-cell>
          <table:table-cell office:value-type="string" calcext:value-type="string">
            <text:p>Cours de Lifebox - Clean Cut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4-21" calcext:value-type="date">
            <text:p>21-Apr-22</text:p>
          </table:table-cell>
          <table:table-cell office:value-type="date" office:date-value="2022-04-22" calcext:value-type="date">
            <text:p>22-Apr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Gbarnga</text:p>
          </table:table-cell>
          <table:table-cell office:value-type="string" calcext:value-type="string">
            <text:p>CBD Hospital</text:p>
          </table:table-cell>
          <table:table-cell table:style-name="ce29" office:value-type="string" calcext:value-type="string">
            <text:p>April22_Clean Cut Statistics for MS_Sent to Denny.xlsx</text:p>
          </table:table-cell>
          <table:table-cell table:number-columns-repeated="1006"/>
        </table:table-row>
        <table:table-row table:style-name="ro5">
          <table:table-cell office:value-type="float" office:value="270" calcext:value-type="float">
            <text:p>270</text:p>
          </table:table-cell>
          <table:table-cell table:formula="of:=[$Sheet1.$F270]&amp;&quot; | &quot;&amp;[$Sheet1.$H270]&amp;&quot; | &quot;&amp;TEXT([$Sheet1.$J270];&quot;ddmmmyy&quot;)&amp;&quot;-&quot;&amp;TEXT([$Sheet1.$K270];&quot;ddmmmyy&quot;)&amp;&quot; | &quot;&amp;[$Sheet1.$M270]&amp;&quot; | &quot;&amp;[$Sheet1.$O270]&amp;&quot; | &quot;&amp;[$Sheet1.$P270]&amp;&quot; | &quot;&amp;[$Sheet1.$Q270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Biomedical Technician Mentoring</text:p>
          </table:table-cell>
          <table:table-cell office:value-type="string" calcext:value-type="string">
            <text:p>Biomedical Mentoring Program</text:p>
          </table:table-cell>
          <table:table-cell office:value-type="string" calcext:value-type="string">
            <text:p>Formation par mentorat des technicien biomédical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Mentoring</text:p>
          </table:table-cell>
          <table:table-cell office:value-type="date" office:date-value="2022-04-01" calcext:value-type="date">
            <text:p>1-Apr-22</text:p>
          </table:table-cell>
          <table:table-cell office:value-type="date" office:date-value="2022-04-28" calcext:value-type="date">
            <text:p>28-Apr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JFK/MoH-HTMU / Montserado Hospital</text:p>
          </table:table-cell>
          <table:table-cell table:style-name="ce29" office:value-type="string" calcext:value-type="string">
            <text:p>Biomed Mentoring Liberia - Participant Tracking - 1 UPDATED (1).xlsx</text:p>
          </table:table-cell>
          <table:table-cell table:number-columns-repeated="1006"/>
        </table:table-row>
        <table:table-row table:style-name="ro5">
          <table:table-cell office:value-type="float" office:value="271" calcext:value-type="float">
            <text:p>271</text:p>
          </table:table-cell>
          <table:table-cell table:formula="of:=[$Sheet1.$F271]&amp;&quot; | &quot;&amp;[$Sheet1.$H271]&amp;&quot; | &quot;&amp;TEXT([$Sheet1.$J271];&quot;ddmmmyy&quot;)&amp;&quot;-&quot;&amp;TEXT([$Sheet1.$K271];&quot;ddmmmyy&quot;)&amp;&quot; | &quot;&amp;[$Sheet1.$M271]&amp;&quot; | &quot;&amp;[$Sheet1.$O271]&amp;&quot; | &quot;&amp;[$Sheet1.$P271]&amp;&quot; | &quot;&amp;[$Sheet1.$Q271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Biomedical Technician Mentoring</text:p>
          </table:table-cell>
          <table:table-cell office:value-type="string" calcext:value-type="string">
            <text:p>Biomedical Mentoring Program</text:p>
          </table:table-cell>
          <table:table-cell office:value-type="string" calcext:value-type="string">
            <text:p>Formation par mentorat des technicien biomédical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Mentoring</text:p>
          </table:table-cell>
          <table:table-cell office:value-type="date" office:date-value="2022-07-01" calcext:value-type="date">
            <text:p>1-Jul-22</text:p>
          </table:table-cell>
          <table:table-cell office:value-type="date" office:date-value="2022-07-28" calcext:value-type="date">
            <text:p>28-Jul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Guinea</text:p>
          </table:table-cell>
          <table:table-cell office:value-type="string" calcext:value-type="string">
            <text:p>Conakry</text:p>
          </table:table-cell>
          <table:table-cell office:value-type="string" calcext:value-type="string">
            <text:p>UGANC</text:p>
          </table:table-cell>
          <table:table-cell table:style-name="ce29" office:value-type="string" calcext:value-type="string">
            <text:p>Daily Register Guinea.xlsx</text:p>
          </table:table-cell>
          <table:table-cell table:number-columns-repeated="1006"/>
        </table:table-row>
        <table:table-row table:style-name="ro5">
          <table:table-cell office:value-type="float" office:value="272" calcext:value-type="float">
            <text:p>272</text:p>
          </table:table-cell>
          <table:table-cell table:formula="of:=[$Sheet1.$F272]&amp;&quot; | &quot;&amp;[$Sheet1.$H272]&amp;&quot; | &quot;&amp;TEXT([$Sheet1.$J272];&quot;ddmmmyy&quot;)&amp;&quot;-&quot;&amp;TEXT([$Sheet1.$K272];&quot;ddmmmyy&quot;)&amp;&quot; | &quot;&amp;[$Sheet1.$M272]&amp;&quot; | &quot;&amp;[$Sheet1.$O272]&amp;&quot; | &quot;&amp;[$Sheet1.$P272]&amp;&quot; | &quot;&amp;[$Sheet1.$Q272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Biomedical Technician Mentoring</text:p>
          </table:table-cell>
          <table:table-cell office:value-type="string" calcext:value-type="string">
            <text:p>Biomedical Mentoring Program</text:p>
          </table:table-cell>
          <table:table-cell office:value-type="string" calcext:value-type="string">
            <text:p>Formation par mentorat des technicien biomédical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Mentoring</text:p>
          </table:table-cell>
          <table:table-cell office:value-type="date" office:date-value="2022-01-01" calcext:value-type="date">
            <text:p>1-Jan-22</text:p>
          </table:table-cell>
          <table:table-cell office:value-type="date" office:date-value="2022-01-31" calcext:value-type="date">
            <text:p>31-Jan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Guinea</text:p>
          </table:table-cell>
          <table:table-cell office:value-type="string" calcext:value-type="string">
            <text:p>Conakry</text:p>
          </table:table-cell>
          <table:table-cell office:value-type="string" calcext:value-type="string">
            <text:p>UGANC</text:p>
          </table:table-cell>
          <table:table-cell table:style-name="ce29" office:value-type="string" calcext:value-type="string">
            <text:p>Final weekly report for Guinea mentoring.docx</text:p>
          </table:table-cell>
          <table:table-cell table:number-columns-repeated="1006"/>
        </table:table-row>
        <table:table-row table:style-name="ro5">
          <table:table-cell office:value-type="float" office:value="273" calcext:value-type="float">
            <text:p>273</text:p>
          </table:table-cell>
          <table:table-cell table:formula="of:=[$Sheet1.$F273]&amp;&quot; | &quot;&amp;[$Sheet1.$H273]&amp;&quot; | &quot;&amp;TEXT([$Sheet1.$J273];&quot;ddmmmyy&quot;)&amp;&quot;-&quot;&amp;TEXT([$Sheet1.$K273];&quot;ddmmmyy&quot;)&amp;&quot; | &quot;&amp;[$Sheet1.$M273]&amp;&quot; | &quot;&amp;[$Sheet1.$O273]&amp;&quot; | &quot;&amp;[$Sheet1.$P273]&amp;&quot; | &quot;&amp;[$Sheet1.$Q273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Leadership Development</text:p>
          </table:table-cell>
          <table:table-cell office:value-type="string" calcext:value-type="string">
            <text:p>Leadership Development Training</text:p>
          </table:table-cell>
          <table:table-cell office:value-type="string" calcext:value-type="string">
            <text:p>Formation au développement du leadership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11-01" calcext:value-type="date">
            <text:p>1-Nov-22</text:p>
          </table:table-cell>
          <table:table-cell office:value-type="date" office:date-value="2022-11-30" calcext:value-type="date">
            <text:p>30-Nov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Tappita</text:p>
          </table:table-cell>
          <table:table-cell office:value-type="string" calcext:value-type="string">
            <text:p>Jackson F. Doe Referral Hospital</text:p>
          </table:table-cell>
          <table:table-cell table:style-name="ce29" office:value-type="string" calcext:value-type="string">
            <text:p>Leadership Development Training Oct Nov Dec 2022 Registers.xlsx</text:p>
          </table:table-cell>
          <table:table-cell table:number-columns-repeated="1006"/>
        </table:table-row>
        <table:table-row table:style-name="ro5">
          <table:table-cell office:value-type="float" office:value="274" calcext:value-type="float">
            <text:p>274</text:p>
          </table:table-cell>
          <table:table-cell table:formula="of:=[$Sheet1.$F274]&amp;&quot; | &quot;&amp;[$Sheet1.$H274]&amp;&quot; | &quot;&amp;TEXT([$Sheet1.$J274];&quot;ddmmmyy&quot;)&amp;&quot;-&quot;&amp;TEXT([$Sheet1.$K274];&quot;ddmmmyy&quot;)&amp;&quot; | &quot;&amp;[$Sheet1.$M274]&amp;&quot; | &quot;&amp;[$Sheet1.$O274]&amp;&quot; | &quot;&amp;[$Sheet1.$P274]&amp;&quot; | &quot;&amp;[$Sheet1.$Q274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Leadership Development</text:p>
          </table:table-cell>
          <table:table-cell office:value-type="string" calcext:value-type="string">
            <text:p>Leadership Development Training</text:p>
          </table:table-cell>
          <table:table-cell office:value-type="string" calcext:value-type="string">
            <text:p>Formation au développement du leadership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11-01" calcext:value-type="date">
            <text:p>1-Nov-22</text:p>
          </table:table-cell>
          <table:table-cell office:value-type="date" office:date-value="2022-11-30" calcext:value-type="date">
            <text:p>30-Nov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Redemption Hospital</text:p>
          </table:table-cell>
          <table:table-cell table:style-name="ce29" office:value-type="string" calcext:value-type="string">
            <text:p>Leadership Development Training Oct Nov Dec 2022 Registers.xlsx</text:p>
          </table:table-cell>
          <table:table-cell table:number-columns-repeated="1006"/>
        </table:table-row>
        <table:table-row table:style-name="ro5">
          <table:table-cell office:value-type="float" office:value="275" calcext:value-type="float">
            <text:p>275</text:p>
          </table:table-cell>
          <table:table-cell table:formula="of:=[$Sheet1.$F275]&amp;&quot; | &quot;&amp;[$Sheet1.$H275]&amp;&quot; | &quot;&amp;TEXT([$Sheet1.$J275];&quot;ddmmmyy&quot;)&amp;&quot;-&quot;&amp;TEXT([$Sheet1.$K275];&quot;ddmmmyy&quot;)&amp;&quot; | &quot;&amp;[$Sheet1.$M275]&amp;&quot; | &quot;&amp;[$Sheet1.$O275]&amp;&quot; | &quot;&amp;[$Sheet1.$P275]&amp;&quot; | &quot;&amp;[$Sheet1.$Q275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Leadership Development</text:p>
          </table:table-cell>
          <table:table-cell office:value-type="string" calcext:value-type="string">
            <text:p>Leadership Development Training</text:p>
          </table:table-cell>
          <table:table-cell office:value-type="string" calcext:value-type="string">
            <text:p>Formation au développement du leadership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12-01" calcext:value-type="date">
            <text:p>1-Dec-22</text:p>
          </table:table-cell>
          <table:table-cell office:value-type="date" office:date-value="2022-12-30" calcext:value-type="date">
            <text:p>30-Dec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Harper</text:p>
          </table:table-cell>
          <table:table-cell office:value-type="string" calcext:value-type="string">
            <text:p>J. J. Dossen Hospital</text:p>
          </table:table-cell>
          <table:table-cell table:style-name="ce29" office:value-type="string" calcext:value-type="string">
            <text:p>Leadership Development Training Oct Nov Dec 2022 Registers.xlsx</text:p>
          </table:table-cell>
          <table:table-cell table:number-columns-repeated="1006"/>
        </table:table-row>
        <table:table-row table:style-name="ro5">
          <table:table-cell office:value-type="float" office:value="276" calcext:value-type="float">
            <text:p>276</text:p>
          </table:table-cell>
          <table:table-cell table:formula="of:=[$Sheet1.$F276]&amp;&quot; | &quot;&amp;[$Sheet1.$H276]&amp;&quot; | &quot;&amp;TEXT([$Sheet1.$J276];&quot;ddmmmyy&quot;)&amp;&quot;-&quot;&amp;TEXT([$Sheet1.$K276];&quot;ddmmmyy&quot;)&amp;&quot; | &quot;&amp;[$Sheet1.$M276]&amp;&quot; | &quot;&amp;[$Sheet1.$O276]&amp;&quot; | &quot;&amp;[$Sheet1.$P276]&amp;&quot; | &quot;&amp;[$Sheet1.$Q276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Lifebox</text:p>
          </table:table-cell>
          <table:table-cell office:value-type="string" calcext:value-type="string">
            <text:p>Clean Cut</text:p>
          </table:table-cell>
          <table:table-cell office:value-type="string" calcext:value-type="string">
            <text:p>Cours de Lifebox - Clean Cut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2-08-16" calcext:value-type="date">
            <text:p>16-Aug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, Zwedru, Harper &amp; Greeville City</text:p>
          </table:table-cell>
          <table:table-cell office:value-type="string" calcext:value-type="string">
            <text:p>St. Joseph Catholic, Martha Tubman, J J Dossen &amp; F J Grante Hospitals</text:p>
          </table:table-cell>
          <table:table-cell table:style-name="ce29" office:value-type="string" calcext:value-type="string">
            <text:p>Aug &amp; Sept22_Clean Cut Statistics for MS_Sent to Denny.xlsx</text:p>
          </table:table-cell>
          <table:table-cell table:number-columns-repeated="1006"/>
        </table:table-row>
        <table:table-row table:style-name="ro5">
          <table:table-cell office:value-type="float" office:value="277" calcext:value-type="float">
            <text:p>277</text:p>
          </table:table-cell>
          <table:table-cell table:formula="of:=[$Sheet1.$F277]&amp;&quot; | &quot;&amp;[$Sheet1.$H277]&amp;&quot; | &quot;&amp;TEXT([$Sheet1.$J277];&quot;ddmmmyy&quot;)&amp;&quot;-&quot;&amp;TEXT([$Sheet1.$K277];&quot;ddmmmyy&quot;)&amp;&quot; | &quot;&amp;[$Sheet1.$M277]&amp;&quot; | &quot;&amp;[$Sheet1.$O277]&amp;&quot; | &quot;&amp;[$Sheet1.$P277]&amp;&quot; | &quot;&amp;[$Sheet1.$Q277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Lifebox</text:p>
          </table:table-cell>
          <table:table-cell office:value-type="string" calcext:value-type="string">
            <text:p>Clean Cut</text:p>
          </table:table-cell>
          <table:table-cell office:value-type="string" calcext:value-type="string">
            <text:p>Cours de Lifebox - Clean Cut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2-08-23" calcext:value-type="date">
            <text:p>23-Aug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, Zwedru, Harper, Greenville City &amp; Tapita</text:p>
          </table:table-cell>
          <table:table-cell office:value-type="string" calcext:value-type="string">
            <text:p>St, Joseph Catholic, Martha Tubman, J J Dossen, JFD, JFK &amp; F J Grante Hospitals</text:p>
          </table:table-cell>
          <table:table-cell table:style-name="ce29" office:value-type="string" calcext:value-type="string">
            <text:p>Aug &amp; Sept22_Clean Cut Statistics for MS_Sent to Denny.xlsx</text:p>
          </table:table-cell>
          <table:table-cell table:number-columns-repeated="1006"/>
        </table:table-row>
        <table:table-row table:style-name="ro5">
          <table:table-cell office:value-type="float" office:value="278" calcext:value-type="float">
            <text:p>278</text:p>
          </table:table-cell>
          <table:table-cell table:formula="of:=[$Sheet1.$F278]&amp;&quot; | &quot;&amp;[$Sheet1.$H278]&amp;&quot; | &quot;&amp;TEXT([$Sheet1.$J278];&quot;ddmmmyy&quot;)&amp;&quot;-&quot;&amp;TEXT([$Sheet1.$K278];&quot;ddmmmyy&quot;)&amp;&quot; | &quot;&amp;[$Sheet1.$M278]&amp;&quot; | &quot;&amp;[$Sheet1.$O278]&amp;&quot; | &quot;&amp;[$Sheet1.$P278]&amp;&quot; | &quot;&amp;[$Sheet1.$Q278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Lifebox</text:p>
          </table:table-cell>
          <table:table-cell office:value-type="string" calcext:value-type="string">
            <text:p>Clean Cut</text:p>
          </table:table-cell>
          <table:table-cell office:value-type="string" calcext:value-type="string">
            <text:p>Cours de Lifebox - Clean Cut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2-09-02" calcext:value-type="date">
            <text:p>2-Sep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, Zwedru, Harper, Greenville City &amp; Tapita</text:p>
          </table:table-cell>
          <table:table-cell office:value-type="string" calcext:value-type="string">
            <text:p>St, Joseph Catholic, Martha Tubman, J J Dossen, JFD, JFK &amp; F J Grante Hospitals</text:p>
          </table:table-cell>
          <table:table-cell table:style-name="ce29" office:value-type="string" calcext:value-type="string">
            <text:p>Aug &amp; Sept22_Clean Cut Statistics for MS_Sent to Denny.xlsx</text:p>
          </table:table-cell>
          <table:table-cell table:number-columns-repeated="1006"/>
        </table:table-row>
        <table:table-row table:style-name="ro5">
          <table:table-cell office:value-type="float" office:value="279" calcext:value-type="float">
            <text:p>279</text:p>
          </table:table-cell>
          <table:table-cell table:formula="of:=[$Sheet1.$F279]&amp;&quot; | &quot;&amp;[$Sheet1.$H279]&amp;&quot; | &quot;&amp;TEXT([$Sheet1.$J279];&quot;ddmmmyy&quot;)&amp;&quot;-&quot;&amp;TEXT([$Sheet1.$K279];&quot;ddmmmyy&quot;)&amp;&quot; | &quot;&amp;[$Sheet1.$M279]&amp;&quot; | &quot;&amp;[$Sheet1.$O279]&amp;&quot; | &quot;&amp;[$Sheet1.$P279]&amp;&quot; | &quot;&amp;[$Sheet1.$Q279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Lifebox</text:p>
          </table:table-cell>
          <table:table-cell office:value-type="string" calcext:value-type="string">
            <text:p>Clean Cut</text:p>
          </table:table-cell>
          <table:table-cell office:value-type="string" calcext:value-type="string">
            <text:p>Cours de Lifebox - Clean Cut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2-09-09" calcext:value-type="date">
            <text:p>9-Sep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, Zwedru, Harper, Greenville City &amp; Tapita</text:p>
          </table:table-cell>
          <table:table-cell office:value-type="string" calcext:value-type="string">
            <text:p>St, Joseph Catholic, Martha Tubman, J J Dossen, JFD, JFK &amp; F J Grante Hospitals</text:p>
          </table:table-cell>
          <table:table-cell table:style-name="ce29" office:value-type="string" calcext:value-type="string">
            <text:p>Aug &amp; Sept22_Clean Cut Statistics for MS_Sent to Denny.xlsx</text:p>
          </table:table-cell>
          <table:table-cell table:number-columns-repeated="1006"/>
        </table:table-row>
        <table:table-row table:style-name="ro5">
          <table:table-cell office:value-type="float" office:value="280" calcext:value-type="float">
            <text:p>280</text:p>
          </table:table-cell>
          <table:table-cell table:formula="of:=[$Sheet1.$F280]&amp;&quot; | &quot;&amp;[$Sheet1.$H280]&amp;&quot; | &quot;&amp;TEXT([$Sheet1.$J280];&quot;ddmmmyy&quot;)&amp;&quot;-&quot;&amp;TEXT([$Sheet1.$K280];&quot;ddmmmyy&quot;)&amp;&quot; | &quot;&amp;[$Sheet1.$M280]&amp;&quot; | &quot;&amp;[$Sheet1.$O280]&amp;&quot; | &quot;&amp;[$Sheet1.$P280]&amp;&quot; | &quot;&amp;[$Sheet1.$Q280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Lifebox</text:p>
          </table:table-cell>
          <table:table-cell office:value-type="string" calcext:value-type="string">
            <text:p>Clean Cut</text:p>
          </table:table-cell>
          <table:table-cell office:value-type="string" calcext:value-type="string">
            <text:p>Cours de Lifebox - Clean Cut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2-09-06" calcext:value-type="date">
            <text:p>6-Sep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Redemption Hospital</text:p>
          </table:table-cell>
          <table:table-cell table:style-name="ce29" office:value-type="string" calcext:value-type="string">
            <text:p>June22_Clean Cut Statistics for MS_Sent to Denny.xlsx</text:p>
          </table:table-cell>
          <table:table-cell table:number-columns-repeated="1006"/>
        </table:table-row>
        <table:table-row table:style-name="ro5">
          <table:table-cell office:value-type="float" office:value="281" calcext:value-type="float">
            <text:p>281</text:p>
          </table:table-cell>
          <table:table-cell table:formula="of:=[$Sheet1.$F281]&amp;&quot; | &quot;&amp;[$Sheet1.$H281]&amp;&quot; | &quot;&amp;TEXT([$Sheet1.$J281];&quot;ddmmmyy&quot;)&amp;&quot;-&quot;&amp;TEXT([$Sheet1.$K281];&quot;ddmmmyy&quot;)&amp;&quot; | &quot;&amp;[$Sheet1.$M281]&amp;&quot; | &quot;&amp;[$Sheet1.$O281]&amp;&quot; | &quot;&amp;[$Sheet1.$P281]&amp;&quot; | &quot;&amp;[$Sheet1.$Q281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Lifebox</text:p>
          </table:table-cell>
          <table:table-cell office:value-type="string" calcext:value-type="string">
            <text:p>Clean Cut</text:p>
          </table:table-cell>
          <table:table-cell office:value-type="string" calcext:value-type="string">
            <text:p>Cours de Lifebox - Clean Cut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2-06-17" calcext:value-type="date">
            <text:p>17-Jun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Redemption Hospital</text:p>
          </table:table-cell>
          <table:table-cell table:style-name="ce29" office:value-type="string" calcext:value-type="string">
            <text:p>June22_Clean Cut Statistics for MS_Sent to Denny.xlsx</text:p>
          </table:table-cell>
          <table:table-cell table:number-columns-repeated="1006"/>
        </table:table-row>
        <table:table-row table:style-name="ro5">
          <table:table-cell office:value-type="float" office:value="282" calcext:value-type="float">
            <text:p>282</text:p>
          </table:table-cell>
          <table:table-cell table:formula="of:=[$Sheet1.$F282]&amp;&quot; | &quot;&amp;[$Sheet1.$H282]&amp;&quot; | &quot;&amp;TEXT([$Sheet1.$J282];&quot;ddmmmyy&quot;)&amp;&quot;-&quot;&amp;TEXT([$Sheet1.$K282];&quot;ddmmmyy&quot;)&amp;&quot; | &quot;&amp;[$Sheet1.$M282]&amp;&quot; | &quot;&amp;[$Sheet1.$O282]&amp;&quot; | &quot;&amp;[$Sheet1.$P282]&amp;&quot; | &quot;&amp;[$Sheet1.$Q282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Lifebox</text:p>
          </table:table-cell>
          <table:table-cell office:value-type="string" calcext:value-type="string">
            <text:p>Clean Cut</text:p>
          </table:table-cell>
          <table:table-cell office:value-type="string" calcext:value-type="string">
            <text:p>Cours de Lifebox - Clean Cut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2-06-21" calcext:value-type="date">
            <text:p>21-Jun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Redemption Hospital</text:p>
          </table:table-cell>
          <table:table-cell table:style-name="ce29" office:value-type="string" calcext:value-type="string">
            <text:p>June22_Clean Cut Statistics for MS_Sent to Denny.xlsx</text:p>
          </table:table-cell>
          <table:table-cell table:number-columns-repeated="1006"/>
        </table:table-row>
        <table:table-row table:style-name="ro5">
          <table:table-cell office:value-type="float" office:value="283" calcext:value-type="float">
            <text:p>283</text:p>
          </table:table-cell>
          <table:table-cell table:formula="of:=[$Sheet1.$F283]&amp;&quot; | &quot;&amp;[$Sheet1.$H283]&amp;&quot; | &quot;&amp;TEXT([$Sheet1.$J283];&quot;ddmmmyy&quot;)&amp;&quot;-&quot;&amp;TEXT([$Sheet1.$K283];&quot;ddmmmyy&quot;)&amp;&quot; | &quot;&amp;[$Sheet1.$M283]&amp;&quot; | &quot;&amp;[$Sheet1.$O283]&amp;&quot; | &quot;&amp;[$Sheet1.$P283]&amp;&quot; | &quot;&amp;[$Sheet1.$Q283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Lifebox</text:p>
          </table:table-cell>
          <table:table-cell office:value-type="string" calcext:value-type="string">
            <text:p>Clean Cut</text:p>
          </table:table-cell>
          <table:table-cell office:value-type="string" calcext:value-type="string">
            <text:p>Cours de Lifebox - Clean Cut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2-07-21" calcext:value-type="date">
            <text:p>21-Jul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Redemption Hospital</text:p>
          </table:table-cell>
          <table:table-cell table:style-name="ce29" office:value-type="string" calcext:value-type="string">
            <text:p>July22_Clean Cut Statistics for MS_Sent to Denny.xlsx</text:p>
          </table:table-cell>
          <table:table-cell table:number-columns-repeated="1006"/>
        </table:table-row>
        <table:table-row table:style-name="ro5">
          <table:table-cell office:value-type="float" office:value="284" calcext:value-type="float">
            <text:p>284</text:p>
          </table:table-cell>
          <table:table-cell table:formula="of:=[$Sheet1.$F284]&amp;&quot; | &quot;&amp;[$Sheet1.$H284]&amp;&quot; | &quot;&amp;TEXT([$Sheet1.$J284];&quot;ddmmmyy&quot;)&amp;&quot;-&quot;&amp;TEXT([$Sheet1.$K284];&quot;ddmmmyy&quot;)&amp;&quot; | &quot;&amp;[$Sheet1.$M284]&amp;&quot; | &quot;&amp;[$Sheet1.$O284]&amp;&quot; | &quot;&amp;[$Sheet1.$P284]&amp;&quot; | &quot;&amp;[$Sheet1.$Q284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Lifebox</text:p>
          </table:table-cell>
          <table:table-cell office:value-type="string" calcext:value-type="string">
            <text:p>Clean Cut</text:p>
          </table:table-cell>
          <table:table-cell office:value-type="string" calcext:value-type="string">
            <text:p>Cours de Lifebox - Clean Cut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2-07-29" calcext:value-type="date">
            <text:p>29-Jul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Redemption Hospital</text:p>
          </table:table-cell>
          <table:table-cell table:style-name="ce29" office:value-type="string" calcext:value-type="string">
            <text:p>July22_Clean Cut Statistics for MS_Sent to Denny.xlsx</text:p>
          </table:table-cell>
          <table:table-cell table:number-columns-repeated="1006"/>
        </table:table-row>
        <table:table-row table:style-name="ro5">
          <table:table-cell office:value-type="float" office:value="285" calcext:value-type="float">
            <text:p>285</text:p>
          </table:table-cell>
          <table:table-cell table:formula="of:=[$Sheet1.$F285]&amp;&quot; | &quot;&amp;[$Sheet1.$H285]&amp;&quot; | &quot;&amp;TEXT([$Sheet1.$J285];&quot;ddmmmyy&quot;)&amp;&quot;-&quot;&amp;TEXT([$Sheet1.$K285];&quot;ddmmmyy&quot;)&amp;&quot; | &quot;&amp;[$Sheet1.$M285]&amp;&quot; | &quot;&amp;[$Sheet1.$O285]&amp;&quot; | &quot;&amp;[$Sheet1.$P285]&amp;&quot; | &quot;&amp;[$Sheet1.$Q285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Lifebox</text:p>
          </table:table-cell>
          <table:table-cell office:value-type="string" calcext:value-type="string">
            <text:p>Clean Cut</text:p>
          </table:table-cell>
          <table:table-cell office:value-type="string" calcext:value-type="string">
            <text:p>Cours de Lifebox - Clean Cut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2-10-25" calcext:value-type="date">
            <text:p>25-Oct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Tubmanburg City</text:p>
          </table:table-cell>
          <table:table-cell office:value-type="string" calcext:value-type="string">
            <text:p>LGH-Bomi Hospital</text:p>
          </table:table-cell>
          <table:table-cell table:style-name="ce29" office:value-type="string" calcext:value-type="string">
            <text:p>Oct &amp; Nov22_Clean Cut Statistics for MS_Sent to Denny.xlsx</text:p>
          </table:table-cell>
          <table:table-cell table:number-columns-repeated="1006"/>
        </table:table-row>
        <table:table-row table:style-name="ro5">
          <table:table-cell office:value-type="float" office:value="286" calcext:value-type="float">
            <text:p>286</text:p>
          </table:table-cell>
          <table:table-cell table:formula="of:=[$Sheet1.$F286]&amp;&quot; | &quot;&amp;[$Sheet1.$H286]&amp;&quot; | &quot;&amp;TEXT([$Sheet1.$J286];&quot;ddmmmyy&quot;)&amp;&quot;-&quot;&amp;TEXT([$Sheet1.$K286];&quot;ddmmmyy&quot;)&amp;&quot; | &quot;&amp;[$Sheet1.$M286]&amp;&quot; | &quot;&amp;[$Sheet1.$O286]&amp;&quot; | &quot;&amp;[$Sheet1.$P286]&amp;&quot; | &quot;&amp;[$Sheet1.$Q286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Lifebox</text:p>
          </table:table-cell>
          <table:table-cell office:value-type="string" calcext:value-type="string">
            <text:p>Clean Cut</text:p>
          </table:table-cell>
          <table:table-cell office:value-type="string" calcext:value-type="string">
            <text:p>Cours de Lifebox - Clean Cut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2-11-16" calcext:value-type="date">
            <text:p>16-Nov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Tubmanburg City</text:p>
          </table:table-cell>
          <table:table-cell office:value-type="string" calcext:value-type="string">
            <text:p>LGH-Bomi Hospital</text:p>
          </table:table-cell>
          <table:table-cell table:style-name="ce29" office:value-type="string" calcext:value-type="string">
            <text:p>Oct &amp; Nov22_Clean Cut Statistics for MS_Sent to Denny.xlsx</text:p>
          </table:table-cell>
          <table:table-cell table:number-columns-repeated="1006"/>
        </table:table-row>
        <table:table-row table:style-name="ro5">
          <table:table-cell office:value-type="float" office:value="287" calcext:value-type="float">
            <text:p>287</text:p>
          </table:table-cell>
          <table:table-cell table:formula="of:=[$Sheet1.$F287]&amp;&quot; | &quot;&amp;[$Sheet1.$H287]&amp;&quot; | &quot;&amp;TEXT([$Sheet1.$J287];&quot;ddmmmyy&quot;)&amp;&quot;-&quot;&amp;TEXT([$Sheet1.$K287];&quot;ddmmmyy&quot;)&amp;&quot; | &quot;&amp;[$Sheet1.$M287]&amp;&quot; | &quot;&amp;[$Sheet1.$O287]&amp;&quot; | &quot;&amp;[$Sheet1.$P287]&amp;&quot; | &quot;&amp;[$Sheet1.$Q287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Lifebox</text:p>
          </table:table-cell>
          <table:table-cell office:value-type="string" calcext:value-type="string">
            <text:p>Clean Cut</text:p>
          </table:table-cell>
          <table:table-cell office:value-type="string" calcext:value-type="string">
            <text:p>Cours de Lifebox - Clean Cut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2-11-18" calcext:value-type="date">
            <text:p>18-Nov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Tubmanburg City</text:p>
          </table:table-cell>
          <table:table-cell office:value-type="string" calcext:value-type="string">
            <text:p>LGH-Bomi Hospital</text:p>
          </table:table-cell>
          <table:table-cell table:style-name="ce29" office:value-type="string" calcext:value-type="string">
            <text:p>Oct &amp; Nov22_Clean Cut Statistics for MS_Sent to Denny.xlsx</text:p>
          </table:table-cell>
          <table:table-cell table:number-columns-repeated="1006"/>
        </table:table-row>
        <table:table-row table:style-name="ro5">
          <table:table-cell office:value-type="float" office:value="288" calcext:value-type="float">
            <text:p>288</text:p>
          </table:table-cell>
          <table:table-cell table:formula="of:=[$Sheet1.$F288]&amp;&quot; | &quot;&amp;[$Sheet1.$H288]&amp;&quot; | &quot;&amp;TEXT([$Sheet1.$J288];&quot;ddmmmyy&quot;)&amp;&quot;-&quot;&amp;TEXT([$Sheet1.$K288];&quot;ddmmmyy&quot;)&amp;&quot; | &quot;&amp;[$Sheet1.$M288]&amp;&quot; | &quot;&amp;[$Sheet1.$O288]&amp;&quot; | &quot;&amp;[$Sheet1.$P288]&amp;&quot; | &quot;&amp;[$Sheet1.$Q288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Lifebox</text:p>
          </table:table-cell>
          <table:table-cell office:value-type="string" calcext:value-type="string">
            <text:p>Clean Cut</text:p>
          </table:table-cell>
          <table:table-cell office:value-type="string" calcext:value-type="string">
            <text:p>Cours de Lifebox - Clean Cut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2-11-23" calcext:value-type="date">
            <text:p>23-Nov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Redemption Hospital</text:p>
          </table:table-cell>
          <table:table-cell table:style-name="ce29" office:value-type="string" calcext:value-type="string">
            <text:p>Oct &amp; Nov22_Clean Cut Statistics for MS_Sent to Denny.xlsx</text:p>
          </table:table-cell>
          <table:table-cell table:number-columns-repeated="1006"/>
        </table:table-row>
        <table:table-row table:style-name="ro5">
          <table:table-cell office:value-type="float" office:value="289" calcext:value-type="float">
            <text:p>289</text:p>
          </table:table-cell>
          <table:table-cell table:formula="of:=[$Sheet1.$F289]&amp;&quot; | &quot;&amp;[$Sheet1.$H289]&amp;&quot; | &quot;&amp;TEXT([$Sheet1.$J289];&quot;ddmmmyy&quot;)&amp;&quot;-&quot;&amp;TEXT([$Sheet1.$K289];&quot;ddmmmyy&quot;)&amp;&quot; | &quot;&amp;[$Sheet1.$M289]&amp;&quot; | &quot;&amp;[$Sheet1.$O289]&amp;&quot; | &quot;&amp;[$Sheet1.$P289]&amp;&quot; | &quot;&amp;[$Sheet1.$Q289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Lifebox</text:p>
          </table:table-cell>
          <table:table-cell office:value-type="string" calcext:value-type="string">
            <text:p>Clean Cut</text:p>
          </table:table-cell>
          <table:table-cell office:value-type="string" calcext:value-type="string">
            <text:p>Cours de Lifebox - Clean Cut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2-09-22" calcext:value-type="date">
            <text:p>22-Sep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 </text:p>
          </table:table-cell>
          <table:table-cell office:value-type="string" calcext:value-type="string">
            <text:p>Gbarnga</text:p>
          </table:table-cell>
          <table:table-cell office:value-type="string" calcext:value-type="string">
            <text:p>C.B Dunbar Hospital </text:p>
          </table:table-cell>
          <table:table-cell table:style-name="ce29" office:value-type="string" calcext:value-type="string">
            <text:p>Sept-Nov21_Clean Cut Statistics for MS Updated.xlsx</text:p>
          </table:table-cell>
          <table:table-cell table:number-columns-repeated="1006"/>
        </table:table-row>
        <table:table-row table:style-name="ro5">
          <table:table-cell office:value-type="float" office:value="290" calcext:value-type="float">
            <text:p>290</text:p>
          </table:table-cell>
          <table:table-cell table:formula="of:=[$Sheet1.$F290]&amp;&quot; | &quot;&amp;[$Sheet1.$H290]&amp;&quot; | &quot;&amp;TEXT([$Sheet1.$J290];&quot;ddmmmyy&quot;)&amp;&quot;-&quot;&amp;TEXT([$Sheet1.$K290];&quot;ddmmmyy&quot;)&amp;&quot; | &quot;&amp;[$Sheet1.$M290]&amp;&quot; | &quot;&amp;[$Sheet1.$O290]&amp;&quot; | &quot;&amp;[$Sheet1.$P290]&amp;&quot; | &quot;&amp;[$Sheet1.$Q290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Lifebox</text:p>
          </table:table-cell>
          <table:table-cell office:value-type="string" calcext:value-type="string">
            <text:p>Clean Cut</text:p>
          </table:table-cell>
          <table:table-cell office:value-type="string" calcext:value-type="string">
            <text:p>Cours de Lifebox - Clean Cut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2-09-22" calcext:value-type="date">
            <text:p>22-Sep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 </text:p>
          </table:table-cell>
          <table:table-cell office:value-type="string" calcext:value-type="string">
            <text:p>Gbarnga</text:p>
          </table:table-cell>
          <table:table-cell office:value-type="string" calcext:value-type="string">
            <text:p>C.B Dunbar Hospital </text:p>
          </table:table-cell>
          <table:table-cell table:style-name="ce29" office:value-type="string" calcext:value-type="string">
            <text:p>Sept-Nov21_Clean Cut Statistics for MS Updated.xlsx</text:p>
          </table:table-cell>
          <table:table-cell table:number-columns-repeated="1006"/>
        </table:table-row>
        <table:table-row table:style-name="ro5">
          <table:table-cell office:value-type="float" office:value="291" calcext:value-type="float">
            <text:p>291</text:p>
          </table:table-cell>
          <table:table-cell table:formula="of:=[$Sheet1.$F291]&amp;&quot; | &quot;&amp;[$Sheet1.$H291]&amp;&quot; | &quot;&amp;TEXT([$Sheet1.$J291];&quot;ddmmmyy&quot;)&amp;&quot;-&quot;&amp;TEXT([$Sheet1.$K291];&quot;ddmmmyy&quot;)&amp;&quot; | &quot;&amp;[$Sheet1.$M291]&amp;&quot; | &quot;&amp;[$Sheet1.$O291]&amp;&quot; | &quot;&amp;[$Sheet1.$P291]&amp;&quot; | &quot;&amp;[$Sheet1.$Q291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Lifebox</text:p>
          </table:table-cell>
          <table:table-cell office:value-type="string" calcext:value-type="string">
            <text:p>Clean Cut</text:p>
          </table:table-cell>
          <table:table-cell office:value-type="string" calcext:value-type="string">
            <text:p>Cours de Lifebox - Clean Cut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2-11-15" calcext:value-type="date">
            <text:p>15-Nov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 </text:p>
          </table:table-cell>
          <table:table-cell office:value-type="string" calcext:value-type="string">
            <text:p>Gbarnga</text:p>
          </table:table-cell>
          <table:table-cell office:value-type="string" calcext:value-type="string">
            <text:p>C.B Dunbar Hospital </text:p>
          </table:table-cell>
          <table:table-cell table:style-name="ce29" office:value-type="string" calcext:value-type="string">
            <text:p>Sept-Nov21_Clean Cut Statistics for MS Updated.xlsx</text:p>
          </table:table-cell>
          <table:table-cell table:number-columns-repeated="1006"/>
        </table:table-row>
        <table:table-row table:style-name="ro5">
          <table:table-cell office:value-type="float" office:value="292" calcext:value-type="float">
            <text:p>292</text:p>
          </table:table-cell>
          <table:table-cell table:formula="of:=[$Sheet1.$F292]&amp;&quot; | &quot;&amp;[$Sheet1.$H292]&amp;&quot; | &quot;&amp;TEXT([$Sheet1.$J292];&quot;ddmmmyy&quot;)&amp;&quot;-&quot;&amp;TEXT([$Sheet1.$K292];&quot;ddmmmyy&quot;)&amp;&quot; | &quot;&amp;[$Sheet1.$M292]&amp;&quot; | &quot;&amp;[$Sheet1.$O292]&amp;&quot; | &quot;&amp;[$Sheet1.$P292]&amp;&quot; | &quot;&amp;[$Sheet1.$Q292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Lifebox</text:p>
          </table:table-cell>
          <table:table-cell office:value-type="string" calcext:value-type="string">
            <text:p>Clean Cut</text:p>
          </table:table-cell>
          <table:table-cell office:value-type="string" calcext:value-type="string">
            <text:p>Cours de Lifebox - Clean Cut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2-11-15" calcext:value-type="date">
            <text:p>15-Nov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 </text:p>
          </table:table-cell>
          <table:table-cell office:value-type="string" calcext:value-type="string">
            <text:p>Paynesville Monrovia</text:p>
          </table:table-cell>
          <table:table-cell office:value-type="string" calcext:value-type="string">
            <text:p>ELWA Hospital Chapel </text:p>
          </table:table-cell>
          <table:table-cell table:style-name="ce29" office:value-type="string" calcext:value-type="string">
            <text:p>Sept-Nov21_Clean Cut Statistics for MS Updated.xlsx</text:p>
          </table:table-cell>
          <table:table-cell table:number-columns-repeated="1006"/>
        </table:table-row>
        <table:table-row table:style-name="ro5">
          <table:table-cell office:value-type="float" office:value="293" calcext:value-type="float">
            <text:p>293</text:p>
          </table:table-cell>
          <table:table-cell table:formula="of:=[$Sheet1.$F293]&amp;&quot; | &quot;&amp;[$Sheet1.$H293]&amp;&quot; | &quot;&amp;TEXT([$Sheet1.$J293];&quot;ddmmmyy&quot;)&amp;&quot;-&quot;&amp;TEXT([$Sheet1.$K293];&quot;ddmmmyy&quot;)&amp;&quot; | &quot;&amp;[$Sheet1.$M293]&amp;&quot; | &quot;&amp;[$Sheet1.$O293]&amp;&quot; | &quot;&amp;[$Sheet1.$P293]&amp;&quot; | &quot;&amp;[$Sheet1.$Q293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Biomedical Technician Mentoring</text:p>
          </table:table-cell>
          <table:table-cell office:value-type="string" calcext:value-type="string">
            <text:p>Biomedical Mentoring Program</text:p>
          </table:table-cell>
          <table:table-cell office:value-type="string" calcext:value-type="string">
            <text:p>Formation par mentorat des technicien biomédical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Mentoring</text:p>
          </table:table-cell>
          <table:table-cell office:value-type="date" office:date-value="2022-10-04" calcext:value-type="date">
            <text:p>4-Oct-22</text:p>
          </table:table-cell>
          <table:table-cell office:value-type="date" office:date-value="2022-10-14" calcext:value-type="date">
            <text:p>14-Oct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Guinea</text:p>
          </table:table-cell>
          <table:table-cell office:value-type="string" calcext:value-type="string">
            <text:p>Conakry</text:p>
          </table:table-cell>
          <table:table-cell office:value-type="string" calcext:value-type="string">
            <text:p>IFMB Center Gamal</text:p>
          </table:table-cell>
          <table:table-cell table:style-name="ce29" office:value-type="string" calcext:value-type="string">
            <text:p>Biomed Mentoring Project - Statistics (1).xlsx</text:p>
          </table:table-cell>
          <table:table-cell table:number-columns-repeated="1006"/>
        </table:table-row>
        <table:table-row table:style-name="ro5">
          <table:table-cell office:value-type="float" office:value="294" calcext:value-type="float">
            <text:p>294</text:p>
          </table:table-cell>
          <table:table-cell table:formula="of:=[$Sheet1.$F294]&amp;&quot; | &quot;&amp;[$Sheet1.$H294]&amp;&quot; | &quot;&amp;TEXT([$Sheet1.$J294];&quot;ddmmmyy&quot;)&amp;&quot;-&quot;&amp;TEXT([$Sheet1.$K294];&quot;ddmmmyy&quot;)&amp;&quot; | &quot;&amp;[$Sheet1.$M294]&amp;&quot; | &quot;&amp;[$Sheet1.$O294]&amp;&quot; | &quot;&amp;[$Sheet1.$P294]&amp;&quot; | &quot;&amp;[$Sheet1.$Q294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Biomedical Technician Mentoring</text:p>
          </table:table-cell>
          <table:table-cell office:value-type="string" calcext:value-type="string">
            <text:p>Biomedical Mentoring Program</text:p>
          </table:table-cell>
          <table:table-cell office:value-type="string" calcext:value-type="string">
            <text:p>Formation par mentorat des technicien biomédical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Mentoring</text:p>
          </table:table-cell>
          <table:table-cell office:value-type="date" office:date-value="2022-11-21" calcext:value-type="date">
            <text:p>21-Nov-22</text:p>
          </table:table-cell>
          <table:table-cell office:value-type="date" office:date-value="2022-12-04" calcext:value-type="date">
            <text:p>4-Dec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Guinea</text:p>
          </table:table-cell>
          <table:table-cell office:value-type="string" calcext:value-type="string">
            <text:p>Conakry</text:p>
          </table:table-cell>
          <table:table-cell office:value-type="string" calcext:value-type="string">
            <text:p>IFMB Center Gamal</text:p>
          </table:table-cell>
          <table:table-cell table:style-name="ce29" office:value-type="string" calcext:value-type="string">
            <text:p>Biomed Mentoring Project - Statistics SESSION II.xlsx</text:p>
          </table:table-cell>
          <table:table-cell table:number-columns-repeated="1006"/>
        </table:table-row>
        <table:table-row table:style-name="ro5">
          <table:table-cell office:value-type="float" office:value="295" calcext:value-type="float">
            <text:p>295</text:p>
          </table:table-cell>
          <table:table-cell table:formula="of:=[$Sheet1.$F295]&amp;&quot; | &quot;&amp;[$Sheet1.$H295]&amp;&quot; | &quot;&amp;TEXT([$Sheet1.$J295];&quot;ddmmmyy&quot;)&amp;&quot;-&quot;&amp;TEXT([$Sheet1.$K295];&quot;ddmmmyy&quot;)&amp;&quot; | &quot;&amp;[$Sheet1.$M295]&amp;&quot; | &quot;&amp;[$Sheet1.$O295]&amp;&quot; | &quot;&amp;[$Sheet1.$P295]&amp;&quot; | &quot;&amp;[$Sheet1.$Q295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Palliative Care</text:p>
          </table:table-cell>
          <table:table-cell office:value-type="string" calcext:value-type="string">
            <text:p>Palliative Care Mentoring</text:p>
          </table:table-cell>
          <table:table-cell office:value-type="string" calcext:value-type="string">
            <text:p>Mentorat en soins palliatifs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Mentoring</text:p>
          </table:table-cell>
          <table:table-cell office:value-type="date" office:date-value="2022-10-09" calcext:value-type="date">
            <text:p>9-Oct-22</text:p>
          </table:table-cell>
          <table:table-cell office:value-type="date" office:date-value="2022-10-25" calcext:value-type="date">
            <text:p>25-Oct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GIP(Hôpital Général Idrissa Pouye), Maadji, ASPASEN and Patients home</text:p>
          </table:table-cell>
          <table:table-cell table:style-name="ce29" office:value-type="string" calcext:value-type="string">
            <text:p>October Palliative care Mentoring - Participant Tracking (AutoRecovered).xlsx</text:p>
          </table:table-cell>
          <table:table-cell table:number-columns-repeated="1006"/>
        </table:table-row>
        <table:table-row table:style-name="ro5">
          <table:table-cell office:value-type="float" office:value="296" calcext:value-type="float">
            <text:p>296</text:p>
          </table:table-cell>
          <table:table-cell table:formula="of:=[$Sheet1.$F296]&amp;&quot; | &quot;&amp;[$Sheet1.$H296]&amp;&quot; | &quot;&amp;TEXT([$Sheet1.$J296];&quot;ddmmmyy&quot;)&amp;&quot;-&quot;&amp;TEXT([$Sheet1.$K296];&quot;ddmmmyy&quot;)&amp;&quot; | &quot;&amp;[$Sheet1.$M296]&amp;&quot; | &quot;&amp;[$Sheet1.$O296]&amp;&quot; | &quot;&amp;[$Sheet1.$P296]&amp;&quot; | &quot;&amp;[$Sheet1.$Q296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Palliative Care</text:p>
          </table:table-cell>
          <table:table-cell office:value-type="string" calcext:value-type="string">
            <text:p>Palliative Care Mentoring</text:p>
          </table:table-cell>
          <table:table-cell office:value-type="string" calcext:value-type="string">
            <text:p>Mentorat en soins palliatifs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Mentoring</text:p>
          </table:table-cell>
          <table:table-cell office:value-type="date" office:date-value="2022-04-22" calcext:value-type="date">
            <text:p>22-Apr-22</text:p>
          </table:table-cell>
          <table:table-cell office:value-type="date" office:date-value="2022-04-30" calcext:value-type="date">
            <text:p>30-Apr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GIP(Hôpital Général Idrissa Pouye), ASPASEN</text:p>
          </table:table-cell>
          <table:table-cell table:style-name="ce29" office:value-type="string" calcext:value-type="string">
            <text:p>May 2022 Palliative care mentoring -Participants tracking v1.xlsx</text:p>
          </table:table-cell>
          <table:table-cell table:number-columns-repeated="1006"/>
        </table:table-row>
        <table:table-row table:style-name="ro5">
          <table:table-cell office:value-type="float" office:value="297" calcext:value-type="float">
            <text:p>297</text:p>
          </table:table-cell>
          <table:table-cell table:formula="of:=[$Sheet1.$F297]&amp;&quot; | &quot;&amp;[$Sheet1.$H297]&amp;&quot; | &quot;&amp;TEXT([$Sheet1.$J297];&quot;ddmmmyy&quot;)&amp;&quot;-&quot;&amp;TEXT([$Sheet1.$K297];&quot;ddmmmyy&quot;)&amp;&quot; | &quot;&amp;[$Sheet1.$M297]&amp;&quot; | &quot;&amp;[$Sheet1.$O297]&amp;&quot; | &quot;&amp;[$Sheet1.$P297]&amp;&quot; | &quot;&amp;[$Sheet1.$Q297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Mental Health</text:p>
          </table:table-cell>
          <table:table-cell office:value-type="string" calcext:value-type="string">
            <text:p>Mental Health Course</text:p>
          </table:table-cell>
          <table:table-cell office:value-type="string" calcext:value-type="string">
            <text:p>Cours de santé ment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3-21" calcext:value-type="date">
            <text:p>21-Mar-22</text:p>
          </table:table-cell>
          <table:table-cell office:value-type="date" office:date-value="2022-03-25" calcext:value-type="date">
            <text:p>25-Mar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Voinjama</text:p>
          </table:table-cell>
          <table:table-cell office:value-type="string" calcext:value-type="string">
            <text:p>NASSCORP Guesthouse</text:p>
          </table:table-cell>
          <table:table-cell table:style-name="ce29" office:value-type="string" calcext:value-type="string">
            <text:p>Mental Health Liberia Stats_2022-March &amp; April.xlsx</text:p>
          </table:table-cell>
          <table:table-cell table:number-columns-repeated="1006"/>
        </table:table-row>
        <table:table-row table:style-name="ro5">
          <table:table-cell office:value-type="float" office:value="298" calcext:value-type="float">
            <text:p>298</text:p>
          </table:table-cell>
          <table:table-cell table:formula="of:=[$Sheet1.$F298]&amp;&quot; | &quot;&amp;[$Sheet1.$H298]&amp;&quot; | &quot;&amp;TEXT([$Sheet1.$J298];&quot;ddmmmyy&quot;)&amp;&quot;-&quot;&amp;TEXT([$Sheet1.$K298];&quot;ddmmmyy&quot;)&amp;&quot; | &quot;&amp;[$Sheet1.$M298]&amp;&quot; | &quot;&amp;[$Sheet1.$O298]&amp;&quot; | &quot;&amp;[$Sheet1.$P298]&amp;&quot; | &quot;&amp;[$Sheet1.$Q298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Mental Health</text:p>
          </table:table-cell>
          <table:table-cell office:value-type="string" calcext:value-type="string">
            <text:p>Mental Health Course</text:p>
          </table:table-cell>
          <table:table-cell office:value-type="string" calcext:value-type="string">
            <text:p>Cours de santé ment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3-21" calcext:value-type="date">
            <text:p>21-Mar-22</text:p>
          </table:table-cell>
          <table:table-cell office:value-type="date" office:date-value="2022-03-25" calcext:value-type="date">
            <text:p>25-Mar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Voinjama</text:p>
          </table:table-cell>
          <table:table-cell office:value-type="string" calcext:value-type="string">
            <text:p>CoNASSCORP Guesthouserina Hotel</text:p>
          </table:table-cell>
          <table:table-cell table:style-name="ce29" office:value-type="string" calcext:value-type="string">
            <text:p>Mental Health Liberia Stats_2022-March &amp; April.xlsx</text:p>
          </table:table-cell>
          <table:table-cell table:number-columns-repeated="1006"/>
        </table:table-row>
        <table:table-row table:style-name="ro5">
          <table:table-cell office:value-type="float" office:value="299" calcext:value-type="float">
            <text:p>299</text:p>
          </table:table-cell>
          <table:table-cell table:formula="of:=[$Sheet1.$F299]&amp;&quot; | &quot;&amp;[$Sheet1.$H299]&amp;&quot; | &quot;&amp;TEXT([$Sheet1.$J299];&quot;ddmmmyy&quot;)&amp;&quot;-&quot;&amp;TEXT([$Sheet1.$K299];&quot;ddmmmyy&quot;)&amp;&quot; | &quot;&amp;[$Sheet1.$M299]&amp;&quot; | &quot;&amp;[$Sheet1.$O299]&amp;&quot; | &quot;&amp;[$Sheet1.$P299]&amp;&quot; | &quot;&amp;[$Sheet1.$Q299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Mental Health</text:p>
          </table:table-cell>
          <table:table-cell office:value-type="string" calcext:value-type="string">
            <text:p>Mental Health Course</text:p>
          </table:table-cell>
          <table:table-cell office:value-type="string" calcext:value-type="string">
            <text:p>Cours de santé ment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3-28" calcext:value-type="date">
            <text:p>28-Mar-22</text:p>
          </table:table-cell>
          <table:table-cell office:value-type="date" office:date-value="2022-04-01" calcext:value-type="date">
            <text:p>1-Apr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Voinjama</text:p>
          </table:table-cell>
          <table:table-cell office:value-type="string" calcext:value-type="string">
            <text:p>NASSCORP Guesthouse</text:p>
          </table:table-cell>
          <table:table-cell table:style-name="ce29" office:value-type="string" calcext:value-type="string">
            <text:p>Mental Health Liberia Stats_2022-March &amp; April.xlsx</text:p>
          </table:table-cell>
          <table:table-cell table:number-columns-repeated="1006"/>
        </table:table-row>
        <table:table-row table:style-name="ro5">
          <table:table-cell office:value-type="float" office:value="300" calcext:value-type="float">
            <text:p>300</text:p>
          </table:table-cell>
          <table:table-cell table:formula="of:=[$Sheet1.$F300]&amp;&quot; | &quot;&amp;[$Sheet1.$H300]&amp;&quot; | &quot;&amp;TEXT([$Sheet1.$J300];&quot;ddmmmyy&quot;)&amp;&quot;-&quot;&amp;TEXT([$Sheet1.$K300];&quot;ddmmmyy&quot;)&amp;&quot; | &quot;&amp;[$Sheet1.$M300]&amp;&quot; | &quot;&amp;[$Sheet1.$O300]&amp;&quot; | &quot;&amp;[$Sheet1.$P300]&amp;&quot; | &quot;&amp;[$Sheet1.$Q300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Mental Health</text:p>
          </table:table-cell>
          <table:table-cell office:value-type="string" calcext:value-type="string">
            <text:p>Mental Health Course</text:p>
          </table:table-cell>
          <table:table-cell office:value-type="string" calcext:value-type="string">
            <text:p>Cours de santé ment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2-04-05" calcext:value-type="date">
            <text:p>5-Apr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Harper</text:p>
          </table:table-cell>
          <table:table-cell office:value-type="string" calcext:value-type="string">
            <text:p>Catholic Multipurpose Hall</text:p>
          </table:table-cell>
          <table:table-cell table:style-name="ce29" office:value-type="string" calcext:value-type="string">
            <text:p>Mental Health Liberia Stats_2022-March &amp; April.xlsx</text:p>
          </table:table-cell>
          <table:table-cell table:number-columns-repeated="1006"/>
        </table:table-row>
        <table:table-row table:style-name="ro5">
          <table:table-cell office:value-type="float" office:value="301" calcext:value-type="float">
            <text:p>301</text:p>
          </table:table-cell>
          <table:table-cell table:formula="of:=[$Sheet1.$F301]&amp;&quot; | &quot;&amp;[$Sheet1.$H301]&amp;&quot; | &quot;&amp;TEXT([$Sheet1.$J301];&quot;ddmmmyy&quot;)&amp;&quot;-&quot;&amp;TEXT([$Sheet1.$K301];&quot;ddmmmyy&quot;)&amp;&quot; | &quot;&amp;[$Sheet1.$M301]&amp;&quot; | &quot;&amp;[$Sheet1.$O301]&amp;&quot; | &quot;&amp;[$Sheet1.$P301]&amp;&quot; | &quot;&amp;[$Sheet1.$Q301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Mental Health</text:p>
          </table:table-cell>
          <table:table-cell office:value-type="string" calcext:value-type="string">
            <text:p>Mental Health Course</text:p>
          </table:table-cell>
          <table:table-cell office:value-type="string" calcext:value-type="string">
            <text:p>Cours de santé ment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2-04-07" calcext:value-type="date">
            <text:p>7-Apr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Corina Hotel</text:p>
          </table:table-cell>
          <table:table-cell table:style-name="ce29" office:value-type="string" calcext:value-type="string">
            <text:p>Mental Health Liberia Stats_2022-March &amp; April.xlsx</text:p>
          </table:table-cell>
          <table:table-cell table:number-columns-repeated="1006"/>
        </table:table-row>
        <table:table-row table:style-name="ro5">
          <table:table-cell office:value-type="float" office:value="302" calcext:value-type="float">
            <text:p>302</text:p>
          </table:table-cell>
          <table:table-cell table:formula="of:=[$Sheet1.$F302]&amp;&quot; | &quot;&amp;[$Sheet1.$H302]&amp;&quot; | &quot;&amp;TEXT([$Sheet1.$J302];&quot;ddmmmyy&quot;)&amp;&quot;-&quot;&amp;TEXT([$Sheet1.$K302];&quot;ddmmmyy&quot;)&amp;&quot; | &quot;&amp;[$Sheet1.$M302]&amp;&quot; | &quot;&amp;[$Sheet1.$O302]&amp;&quot; | &quot;&amp;[$Sheet1.$P302]&amp;&quot; | &quot;&amp;[$Sheet1.$Q302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Mental Health</text:p>
          </table:table-cell>
          <table:table-cell office:value-type="string" calcext:value-type="string">
            <text:p>Mental Health Course</text:p>
          </table:table-cell>
          <table:table-cell office:value-type="string" calcext:value-type="string">
            <text:p>Cours de santé ment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2-04-09" calcext:value-type="date">
            <text:p>9-Apr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Corina Hotel</text:p>
          </table:table-cell>
          <table:table-cell table:style-name="ce29" office:value-type="string" calcext:value-type="string">
            <text:p>Mental Health Liberia Stats_2022-March &amp; April.xlsx</text:p>
          </table:table-cell>
          <table:table-cell table:number-columns-repeated="1006"/>
        </table:table-row>
        <table:table-row table:style-name="ro5">
          <table:table-cell office:value-type="float" office:value="303" calcext:value-type="float">
            <text:p>303</text:p>
          </table:table-cell>
          <table:table-cell table:formula="of:=[$Sheet1.$F303]&amp;&quot; | &quot;&amp;[$Sheet1.$H303]&amp;&quot; | &quot;&amp;TEXT([$Sheet1.$J303];&quot;ddmmmyy&quot;)&amp;&quot;-&quot;&amp;TEXT([$Sheet1.$K303];&quot;ddmmmyy&quot;)&amp;&quot; | &quot;&amp;[$Sheet1.$M303]&amp;&quot; | &quot;&amp;[$Sheet1.$O303]&amp;&quot; | &quot;&amp;[$Sheet1.$P303]&amp;&quot; | &quot;&amp;[$Sheet1.$Q303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Physiotherapy Courses</text:p>
          </table:table-cell>
          <table:table-cell office:value-type="string" calcext:value-type="string">
            <text:p>Mobilizing Perioperative Patients: An eLearning Course for Nurses</text:p>
          </table:table-cell>
          <table:table-cell office:value-type="string" calcext:value-type="string">
            <text:p>Cours de physiothérapi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4-19" calcext:value-type="date">
            <text:p>19-Apr-22</text:p>
          </table:table-cell>
          <table:table-cell office:value-type="date" office:date-value="2022-06-07" calcext:value-type="date">
            <text:p>7-Jun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e-learning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zoom</text:p>
          </table:table-cell>
          <table:table-cell table:style-name="ce29" office:value-type="string" calcext:value-type="string">
            <text:p>Mobilizing Perioperative Patients eLearning for Nurses - Data Report - June 2022.xlsx</text:p>
          </table:table-cell>
          <table:table-cell table:number-columns-repeated="1006"/>
        </table:table-row>
        <table:table-row table:style-name="ro5">
          <table:table-cell office:value-type="float" office:value="304" calcext:value-type="float">
            <text:p>304</text:p>
          </table:table-cell>
          <table:table-cell table:formula="of:=[$Sheet1.$F304]&amp;&quot; | &quot;&amp;[$Sheet1.$H304]&amp;&quot; | &quot;&amp;TEXT([$Sheet1.$J304];&quot;ddmmmyy&quot;)&amp;&quot;-&quot;&amp;TEXT([$Sheet1.$K304];&quot;ddmmmyy&quot;)&amp;&quot; | &quot;&amp;[$Sheet1.$M304]&amp;&quot; | &quot;&amp;[$Sheet1.$O304]&amp;&quot; | &quot;&amp;[$Sheet1.$P304]&amp;&quot; | &quot;&amp;[$Sheet1.$Q304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Physiotherapy Courses</text:p>
          </table:table-cell>
          <table:table-cell office:value-type="string" calcext:value-type="string">
            <text:p>Mobilizing Perioperative Patients: An eLearning Course for Nurses</text:p>
          </table:table-cell>
          <table:table-cell office:value-type="string" calcext:value-type="string">
            <text:p>Cours de physiothérapi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9-13" calcext:value-type="date">
            <text:p>13-Sep-22</text:p>
          </table:table-cell>
          <table:table-cell office:value-type="date" office:date-value="2022-11-01" calcext:value-type="date">
            <text:p>1-Nov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e-learning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zoom</text:p>
          </table:table-cell>
          <table:table-cell table:style-name="ce29" office:value-type="string" calcext:value-type="string">
            <text:p>Physio -periop Nov 22.xlsx</text:p>
          </table:table-cell>
          <table:table-cell table:number-columns-repeated="1006"/>
        </table:table-row>
        <table:table-row table:style-name="ro5">
          <table:table-cell office:value-type="float" office:value="305" calcext:value-type="float">
            <text:p>305</text:p>
          </table:table-cell>
          <table:table-cell table:formula="of:=[$Sheet1.$F305]&amp;&quot; | &quot;&amp;[$Sheet1.$H305]&amp;&quot; | &quot;&amp;TEXT([$Sheet1.$J305];&quot;ddmmmyy&quot;)&amp;&quot;-&quot;&amp;TEXT([$Sheet1.$K305];&quot;ddmmmyy&quot;)&amp;&quot; | &quot;&amp;[$Sheet1.$M305]&amp;&quot; | &quot;&amp;[$Sheet1.$O305]&amp;&quot; | &quot;&amp;[$Sheet1.$P305]&amp;&quot; | &quot;&amp;[$Sheet1.$Q305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table:number-columns-repeated="2" office:value-type="string" calcext:value-type="string">
            <text:p>SAFE Obstetric Anesthesia - Training of Trainers</text:p>
          </table:table-cell>
          <table:table-cell office:value-type="string" calcext:value-type="string">
            <text:p>Cours 'SAFE' en anesthésie obstétric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2-02-11" calcext:value-type="date">
            <text:p>11-Feb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outh Africa</text:p>
          </table:table-cell>
          <table:table-cell office:value-type="string" calcext:value-type="string">
            <text:p>Kimberley</text:p>
          </table:table-cell>
          <table:table-cell office:value-type="string" calcext:value-type="string">
            <text:p>Gyni Clinic, Robert Mangaliso Sobukwe </text:p>
          </table:table-cell>
          <table:table-cell table:style-name="ce29" office:value-type="string" calcext:value-type="string">
            <text:p>SAFE Course stats SA as at August 2022 (2).xlsx</text:p>
          </table:table-cell>
          <table:table-cell table:number-columns-repeated="1006"/>
        </table:table-row>
        <table:table-row table:style-name="ro5">
          <table:table-cell office:value-type="float" office:value="306" calcext:value-type="float">
            <text:p>306</text:p>
          </table:table-cell>
          <table:table-cell table:formula="of:=[$Sheet1.$F306]&amp;&quot; | &quot;&amp;[$Sheet1.$H306]&amp;&quot; | &quot;&amp;TEXT([$Sheet1.$J306];&quot;ddmmmyy&quot;)&amp;&quot;-&quot;&amp;TEXT([$Sheet1.$K306];&quot;ddmmmyy&quot;)&amp;&quot; | &quot;&amp;[$Sheet1.$M306]&amp;&quot; | &quot;&amp;[$Sheet1.$O306]&amp;&quot; | &quot;&amp;[$Sheet1.$P306]&amp;&quot; | &quot;&amp;[$Sheet1.$Q306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table:number-columns-repeated="2" office:value-type="string" calcext:value-type="string">
            <text:p>SAFE Obstetric Anesthesia</text:p>
          </table:table-cell>
          <table:table-cell office:value-type="string" calcext:value-type="string">
            <text:p>Cours 'SAFE' en anesthésie obstétric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2-11" calcext:value-type="date">
            <text:p>11-Feb-22</text:p>
          </table:table-cell>
          <table:table-cell office:value-type="date" office:date-value="2022-02-13" calcext:value-type="date">
            <text:p>13-Feb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outh Africa</text:p>
          </table:table-cell>
          <table:table-cell office:value-type="string" calcext:value-type="string">
            <text:p>Kimberley</text:p>
          </table:table-cell>
          <table:table-cell office:value-type="string" calcext:value-type="string">
            <text:p>Gyni Clinic, Robert Mangaliso Sobukwe </text:p>
          </table:table-cell>
          <table:table-cell table:style-name="ce29" office:value-type="string" calcext:value-type="string">
            <text:p>SAFE Course stats SA as at August 2022 (2).xlsx</text:p>
          </table:table-cell>
          <table:table-cell table:number-columns-repeated="1006"/>
        </table:table-row>
        <table:table-row table:style-name="ro5">
          <table:table-cell office:value-type="float" office:value="307" calcext:value-type="float">
            <text:p>307</text:p>
          </table:table-cell>
          <table:table-cell table:formula="of:=[$Sheet1.$F307]&amp;&quot; | &quot;&amp;[$Sheet1.$H307]&amp;&quot; | &quot;&amp;TEXT([$Sheet1.$J307];&quot;ddmmmyy&quot;)&amp;&quot;-&quot;&amp;TEXT([$Sheet1.$K307];&quot;ddmmmyy&quot;)&amp;&quot; | &quot;&amp;[$Sheet1.$M307]&amp;&quot; | &quot;&amp;[$Sheet1.$O307]&amp;&quot; | &quot;&amp;[$Sheet1.$P307]&amp;&quot; | &quot;&amp;[$Sheet1.$Q307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Pediatric Anesthesia</text:p>
          </table:table-cell>
          <table:table-cell office:value-type="string" calcext:value-type="string">
            <text:p>SAFE Pediatrics Anesthesia</text:p>
          </table:table-cell>
          <table:table-cell office:value-type="string" calcext:value-type="string">
            <text:p>Cours 'SAFE' en anesthésie pédiatriqu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5-13" calcext:value-type="date">
            <text:p>13-May-22</text:p>
          </table:table-cell>
          <table:table-cell office:value-type="date" office:date-value="2022-05-15" calcext:value-type="date">
            <text:p>15-May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outh Africa</text:p>
          </table:table-cell>
          <table:table-cell office:value-type="string" calcext:value-type="string">
            <text:p>Bloemfontein</text:p>
          </table:table-cell>
          <table:table-cell office:value-type="string" calcext:value-type="string">
            <text:p>Simulation Centre, UFS</text:p>
          </table:table-cell>
          <table:table-cell table:style-name="ce29" office:value-type="string" calcext:value-type="string">
            <text:p>SAFE Course stats SA as at August 2022 (2).xlsx</text:p>
          </table:table-cell>
          <table:table-cell table:number-columns-repeated="1006"/>
        </table:table-row>
        <table:table-row table:style-name="ro5">
          <table:table-cell office:value-type="float" office:value="308" calcext:value-type="float">
            <text:p>308</text:p>
          </table:table-cell>
          <table:table-cell table:formula="of:=[$Sheet1.$F308]&amp;&quot; | &quot;&amp;[$Sheet1.$H308]&amp;&quot; | &quot;&amp;TEXT([$Sheet1.$J308];&quot;ddmmmyy&quot;)&amp;&quot;-&quot;&amp;TEXT([$Sheet1.$K308];&quot;ddmmmyy&quot;)&amp;&quot; | &quot;&amp;[$Sheet1.$M308]&amp;&quot; | &quot;&amp;[$Sheet1.$O308]&amp;&quot; | &quot;&amp;[$Sheet1.$P308]&amp;&quot; | &quot;&amp;[$Sheet1.$Q308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Pediatric Anesthesia</text:p>
          </table:table-cell>
          <table:table-cell office:value-type="string" calcext:value-type="string">
            <text:p>SAFE Pediatrics Anesthesia</text:p>
          </table:table-cell>
          <table:table-cell office:value-type="string" calcext:value-type="string">
            <text:p>Cours 'SAFE' en anesthésie pédiatriqu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5-13" calcext:value-type="date">
            <text:p>13-May-22</text:p>
          </table:table-cell>
          <table:table-cell office:value-type="date" office:date-value="2022-05-15" calcext:value-type="date">
            <text:p>15-May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outh Africa</text:p>
          </table:table-cell>
          <table:table-cell office:value-type="string" calcext:value-type="string">
            <text:p>Bloemfontein</text:p>
          </table:table-cell>
          <table:table-cell office:value-type="string" calcext:value-type="string">
            <text:p>Simulation Centre, UFS</text:p>
          </table:table-cell>
          <table:table-cell table:style-name="ce29" office:value-type="string" calcext:value-type="string">
            <text:p>SAFE Course stats SA as at August 2022 (2).xlsx</text:p>
          </table:table-cell>
          <table:table-cell table:number-columns-repeated="1006"/>
        </table:table-row>
        <table:table-row table:style-name="ro5">
          <table:table-cell office:value-type="float" office:value="309" calcext:value-type="float">
            <text:p>309</text:p>
          </table:table-cell>
          <table:table-cell table:formula="of:=[$Sheet1.$F309]&amp;&quot; | &quot;&amp;[$Sheet1.$H309]&amp;&quot; | &quot;&amp;TEXT([$Sheet1.$J309];&quot;ddmmmyy&quot;)&amp;&quot;-&quot;&amp;TEXT([$Sheet1.$K309];&quot;ddmmmyy&quot;)&amp;&quot; | &quot;&amp;[$Sheet1.$M309]&amp;&quot; | &quot;&amp;[$Sheet1.$O309]&amp;&quot; | &quot;&amp;[$Sheet1.$P309]&amp;&quot; | &quot;&amp;[$Sheet1.$Q309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Pediatric Anesthesia - Training of Trainers</text:p>
          </table:table-cell>
          <table:table-cell office:value-type="string" calcext:value-type="string">
            <text:p>SAFE Pediatrics Anesthesia - Training of Trainers</text:p>
          </table:table-cell>
          <table:table-cell office:value-type="string" calcext:value-type="string">
            <text:p>Cours 'SAFE' en anesthésie pédiatriqu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5-13" calcext:value-type="date">
            <text:p>13-May-22</text:p>
          </table:table-cell>
          <table:table-cell office:value-type="date" office:date-value="2022-05-15" calcext:value-type="date">
            <text:p>15-May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outh Africa</text:p>
          </table:table-cell>
          <table:table-cell office:value-type="string" calcext:value-type="string">
            <text:p>Bloemfontein</text:p>
          </table:table-cell>
          <table:table-cell office:value-type="string" calcext:value-type="string">
            <text:p>Simulation Centre, UFS</text:p>
          </table:table-cell>
          <table:table-cell table:style-name="ce29" office:value-type="string" calcext:value-type="string">
            <text:p>SAFE Course stats SA as at August 2022 (2).xlsx</text:p>
          </table:table-cell>
          <table:table-cell table:number-columns-repeated="1006"/>
        </table:table-row>
        <table:table-row table:style-name="ro5">
          <table:table-cell office:value-type="float" office:value="310" calcext:value-type="float">
            <text:p>310</text:p>
          </table:table-cell>
          <table:table-cell table:formula="of:=[$Sheet1.$F310]&amp;&quot; | &quot;&amp;[$Sheet1.$H310]&amp;&quot; | &quot;&amp;TEXT([$Sheet1.$J310];&quot;ddmmmyy&quot;)&amp;&quot;-&quot;&amp;TEXT([$Sheet1.$K310];&quot;ddmmmyy&quot;)&amp;&quot; | &quot;&amp;[$Sheet1.$M310]&amp;&quot; | &quot;&amp;[$Sheet1.$O310]&amp;&quot; | &quot;&amp;[$Sheet1.$P310]&amp;&quot; | &quot;&amp;[$Sheet1.$Q310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table:number-columns-repeated="2" office:value-type="string" calcext:value-type="string">
            <text:p>SAFE Obstetric Anesthesia</text:p>
          </table:table-cell>
          <table:table-cell office:value-type="string" calcext:value-type="string">
            <text:p>Cours 'SAFE' en anesthésie obstétric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2-11" calcext:value-type="date">
            <text:p>11-Feb-22</text:p>
          </table:table-cell>
          <table:table-cell office:value-type="date" office:date-value="2022-02-13" calcext:value-type="date">
            <text:p>13-Feb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outh Africa</text:p>
          </table:table-cell>
          <table:table-cell office:value-type="string" calcext:value-type="string">
            <text:p>Kimberley</text:p>
          </table:table-cell>
          <table:table-cell/>
          <table:table-cell table:style-name="ce29" office:value-type="string" calcext:value-type="string">
            <text:p>SAFE Obs Course Kimberley Feb 2022 Hours plus Register and Marks.xlsx</text:p>
          </table:table-cell>
          <table:table-cell table:number-columns-repeated="1006"/>
        </table:table-row>
        <table:table-row table:style-name="ro5">
          <table:table-cell office:value-type="float" office:value="311" calcext:value-type="float">
            <text:p>311</text:p>
          </table:table-cell>
          <table:table-cell table:formula="of:=[$Sheet1.$F311]&amp;&quot; | &quot;&amp;[$Sheet1.$H311]&amp;&quot; | &quot;&amp;TEXT([$Sheet1.$J311];&quot;ddmmmyy&quot;)&amp;&quot;-&quot;&amp;TEXT([$Sheet1.$K311];&quot;ddmmmyy&quot;)&amp;&quot; | &quot;&amp;[$Sheet1.$M311]&amp;&quot; | &quot;&amp;[$Sheet1.$O311]&amp;&quot; | &quot;&amp;[$Sheet1.$P311]&amp;&quot; | &quot;&amp;[$Sheet1.$Q311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table:number-columns-repeated="2" office:value-type="string" calcext:value-type="string">
            <text:p>SAFE Obstetric Anesthesia</text:p>
          </table:table-cell>
          <table:table-cell office:value-type="string" calcext:value-type="string">
            <text:p>Cours 'SAFE' en anesthésie obstétric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2-04-21" calcext:value-type="date">
            <text:p>21-Apr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 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Corina Hotel</text:p>
          </table:table-cell>
          <table:table-cell table:style-name="ce29" office:value-type="string" calcext:value-type="string">
            <text:p>SAFE Obs Skills - Liberia - Apr May 22 - Statistics.xlsx</text:p>
          </table:table-cell>
          <table:table-cell table:number-columns-repeated="1006"/>
        </table:table-row>
        <table:table-row table:style-name="ro5">
          <table:table-cell office:value-type="float" office:value="312" calcext:value-type="float">
            <text:p>312</text:p>
          </table:table-cell>
          <table:table-cell table:formula="of:=[$Sheet1.$F312]&amp;&quot; | &quot;&amp;[$Sheet1.$H312]&amp;&quot; | &quot;&amp;TEXT([$Sheet1.$J312];&quot;ddmmmyy&quot;)&amp;&quot;-&quot;&amp;TEXT([$Sheet1.$K312];&quot;ddmmmyy&quot;)&amp;&quot; | &quot;&amp;[$Sheet1.$M312]&amp;&quot; | &quot;&amp;[$Sheet1.$O312]&amp;&quot; | &quot;&amp;[$Sheet1.$P312]&amp;&quot; | &quot;&amp;[$Sheet1.$Q312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table:number-columns-repeated="2" office:value-type="string" calcext:value-type="string">
            <text:p>SAFE Obstetric Anesthesia</text:p>
          </table:table-cell>
          <table:table-cell office:value-type="string" calcext:value-type="string">
            <text:p>Cours 'SAFE' en anesthésie obstétric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2-04-22" calcext:value-type="date">
            <text:p>22-Apr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Corina Hotel</text:p>
          </table:table-cell>
          <table:table-cell table:style-name="ce29" office:value-type="string" calcext:value-type="string">
            <text:p>SAFE Obs Skills - Liberia - Apr May 22 - Statistics.xlsx</text:p>
          </table:table-cell>
          <table:table-cell table:number-columns-repeated="1006"/>
        </table:table-row>
        <table:table-row table:style-name="ro5">
          <table:table-cell office:value-type="float" office:value="313" calcext:value-type="float">
            <text:p>313</text:p>
          </table:table-cell>
          <table:table-cell table:formula="of:=[$Sheet1.$F313]&amp;&quot; | &quot;&amp;[$Sheet1.$H313]&amp;&quot; | &quot;&amp;TEXT([$Sheet1.$J313];&quot;ddmmmyy&quot;)&amp;&quot;-&quot;&amp;TEXT([$Sheet1.$K313];&quot;ddmmmyy&quot;)&amp;&quot; | &quot;&amp;[$Sheet1.$M313]&amp;&quot; | &quot;&amp;[$Sheet1.$O313]&amp;&quot; | &quot;&amp;[$Sheet1.$P313]&amp;&quot; | &quot;&amp;[$Sheet1.$Q313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Neonatal Resuscitation Courses</text:p>
          </table:table-cell>
          <table:table-cell office:value-type="string" calcext:value-type="string">
            <text:p>Neonate Resuscitation</text:p>
          </table:table-cell>
          <table:table-cell office:value-type="string" calcext:value-type="string">
            <text:p>Cours de réanimation néonat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2-04-26" calcext:value-type="date">
            <text:p>26-Apr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Harper</text:p>
          </table:table-cell>
          <table:table-cell office:value-type="string" calcext:value-type="string">
            <text:p>Methodist Church MT Scott U.M.C.</text:p>
          </table:table-cell>
          <table:table-cell table:style-name="ce29" office:value-type="string" calcext:value-type="string">
            <text:p>SAFE Obs Skills - Liberia - Apr May 22 - Statistics.xlsx</text:p>
          </table:table-cell>
          <table:table-cell table:number-columns-repeated="1006"/>
        </table:table-row>
        <table:table-row table:style-name="ro5">
          <table:table-cell office:value-type="float" office:value="314" calcext:value-type="float">
            <text:p>314</text:p>
          </table:table-cell>
          <table:table-cell table:formula="of:=[$Sheet1.$F314]&amp;&quot; | &quot;&amp;[$Sheet1.$H314]&amp;&quot; | &quot;&amp;TEXT([$Sheet1.$J314];&quot;ddmmmyy&quot;)&amp;&quot;-&quot;&amp;TEXT([$Sheet1.$K314];&quot;ddmmmyy&quot;)&amp;&quot; | &quot;&amp;[$Sheet1.$M314]&amp;&quot; | &quot;&amp;[$Sheet1.$O314]&amp;&quot; | &quot;&amp;[$Sheet1.$P314]&amp;&quot; | &quot;&amp;[$Sheet1.$Q314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table:number-columns-repeated="2" office:value-type="string" calcext:value-type="string">
            <text:p>SAFE Obstetric Anesthesia</text:p>
          </table:table-cell>
          <table:table-cell office:value-type="string" calcext:value-type="string">
            <text:p>Cours 'SAFE' en anesthésie obstétric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2-04-27" calcext:value-type="date">
            <text:p>27-Apr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Harper</text:p>
          </table:table-cell>
          <table:table-cell office:value-type="string" calcext:value-type="string">
            <text:p>Methodist Church MT Scott U.M.C.</text:p>
          </table:table-cell>
          <table:table-cell table:style-name="ce29" office:value-type="string" calcext:value-type="string">
            <text:p>SAFE Obs Skills - Liberia - Apr May 22 - Statistics.xlsx</text:p>
          </table:table-cell>
          <table:table-cell table:number-columns-repeated="1006"/>
        </table:table-row>
        <table:table-row table:style-name="ro5">
          <table:table-cell office:value-type="float" office:value="315" calcext:value-type="float">
            <text:p>315</text:p>
          </table:table-cell>
          <table:table-cell table:formula="of:=[$Sheet1.$F315]&amp;&quot; | &quot;&amp;[$Sheet1.$H315]&amp;&quot; | &quot;&amp;TEXT([$Sheet1.$J315];&quot;ddmmmyy&quot;)&amp;&quot;-&quot;&amp;TEXT([$Sheet1.$K315];&quot;ddmmmyy&quot;)&amp;&quot; | &quot;&amp;[$Sheet1.$M315]&amp;&quot; | &quot;&amp;[$Sheet1.$O315]&amp;&quot; | &quot;&amp;[$Sheet1.$P315]&amp;&quot; | &quot;&amp;[$Sheet1.$Q315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table:number-columns-repeated="2" office:value-type="string" calcext:value-type="string">
            <text:p>SAFE Obstetric Anesthesia</text:p>
          </table:table-cell>
          <table:table-cell office:value-type="string" calcext:value-type="string">
            <text:p>Cours 'SAFE' en anesthésie obstétric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2-04-28" calcext:value-type="date">
            <text:p>28-Apr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Harper</text:p>
          </table:table-cell>
          <table:table-cell office:value-type="string" calcext:value-type="string">
            <text:p>Methodist Church MT Scott U.M.C.</text:p>
          </table:table-cell>
          <table:table-cell table:style-name="ce29" office:value-type="string" calcext:value-type="string">
            <text:p>SAFE Obs Skills - Liberia - Apr May 22 - Statistics.xlsx</text:p>
          </table:table-cell>
          <table:table-cell table:number-columns-repeated="1006"/>
        </table:table-row>
        <table:table-row table:style-name="ro5">
          <table:table-cell office:value-type="float" office:value="316" calcext:value-type="float">
            <text:p>316</text:p>
          </table:table-cell>
          <table:table-cell table:formula="of:=[$Sheet1.$F316]&amp;&quot; | &quot;&amp;[$Sheet1.$H316]&amp;&quot; | &quot;&amp;TEXT([$Sheet1.$J316];&quot;ddmmmyy&quot;)&amp;&quot;-&quot;&amp;TEXT([$Sheet1.$K316];&quot;ddmmmyy&quot;)&amp;&quot; | &quot;&amp;[$Sheet1.$M316]&amp;&quot; | &quot;&amp;[$Sheet1.$O316]&amp;&quot; | &quot;&amp;[$Sheet1.$P316]&amp;&quot; | &quot;&amp;[$Sheet1.$Q316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Neonatal Resuscitation Courses</text:p>
          </table:table-cell>
          <table:table-cell office:value-type="string" calcext:value-type="string">
            <text:p>Neonate Resuscitation</text:p>
          </table:table-cell>
          <table:table-cell office:value-type="string" calcext:value-type="string">
            <text:p>Cours de réanimation néonat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2-05-10" calcext:value-type="date">
            <text:p>10-May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Tappita</text:p>
          </table:table-cell>
          <table:table-cell office:value-type="string" calcext:value-type="string">
            <text:p>Jackson F. Doe Hospital</text:p>
          </table:table-cell>
          <table:table-cell table:style-name="ce29" office:value-type="string" calcext:value-type="string">
            <text:p>SAFE Obs Skills - Liberia - Apr May 22 - Statistics.xlsx</text:p>
          </table:table-cell>
          <table:table-cell table:number-columns-repeated="1006"/>
        </table:table-row>
        <table:table-row table:style-name="ro5">
          <table:table-cell office:value-type="float" office:value="317" calcext:value-type="float">
            <text:p>317</text:p>
          </table:table-cell>
          <table:table-cell table:formula="of:=[$Sheet1.$F317]&amp;&quot; | &quot;&amp;[$Sheet1.$H317]&amp;&quot; | &quot;&amp;TEXT([$Sheet1.$J317];&quot;ddmmmyy&quot;)&amp;&quot;-&quot;&amp;TEXT([$Sheet1.$K317];&quot;ddmmmyy&quot;)&amp;&quot; | &quot;&amp;[$Sheet1.$M317]&amp;&quot; | &quot;&amp;[$Sheet1.$O317]&amp;&quot; | &quot;&amp;[$Sheet1.$P317]&amp;&quot; | &quot;&amp;[$Sheet1.$Q317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table:number-columns-repeated="2" office:value-type="string" calcext:value-type="string">
            <text:p>SAFE Obstetric Anesthesia</text:p>
          </table:table-cell>
          <table:table-cell office:value-type="string" calcext:value-type="string">
            <text:p>Cours 'SAFE' en anesthésie obstétric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2-05-11" calcext:value-type="date">
            <text:p>11-May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Tappita</text:p>
          </table:table-cell>
          <table:table-cell office:value-type="string" calcext:value-type="string">
            <text:p>Jackson F. Doe Hospital</text:p>
          </table:table-cell>
          <table:table-cell table:style-name="ce29" office:value-type="string" calcext:value-type="string">
            <text:p>SAFE Obs Skills - Liberia - Apr May 22 - Statistics.xlsx</text:p>
          </table:table-cell>
          <table:table-cell table:number-columns-repeated="1006"/>
        </table:table-row>
        <table:table-row table:style-name="ro5">
          <table:table-cell office:value-type="float" office:value="318" calcext:value-type="float">
            <text:p>318</text:p>
          </table:table-cell>
          <table:table-cell table:formula="of:=[$Sheet1.$F318]&amp;&quot; | &quot;&amp;[$Sheet1.$H318]&amp;&quot; | &quot;&amp;TEXT([$Sheet1.$J318];&quot;ddmmmyy&quot;)&amp;&quot;-&quot;&amp;TEXT([$Sheet1.$K318];&quot;ddmmmyy&quot;)&amp;&quot; | &quot;&amp;[$Sheet1.$M318]&amp;&quot; | &quot;&amp;[$Sheet1.$O318]&amp;&quot; | &quot;&amp;[$Sheet1.$P318]&amp;&quot; | &quot;&amp;[$Sheet1.$Q318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table:number-columns-repeated="2" office:value-type="string" calcext:value-type="string">
            <text:p>SAFE Obstetric Anesthesia</text:p>
          </table:table-cell>
          <table:table-cell office:value-type="string" calcext:value-type="string">
            <text:p>Cours 'SAFE' en anesthésie obstétric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2-05-12" calcext:value-type="date">
            <text:p>12-May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Tappita</text:p>
          </table:table-cell>
          <table:table-cell office:value-type="string" calcext:value-type="string">
            <text:p>Jackson F. Doe Hospital</text:p>
          </table:table-cell>
          <table:table-cell table:style-name="ce29" office:value-type="string" calcext:value-type="string">
            <text:p>SAFE Obs Skills - Liberia - Apr May 22 - Statistics.xlsx</text:p>
          </table:table-cell>
          <table:table-cell table:number-columns-repeated="1006"/>
        </table:table-row>
        <table:table-row table:style-name="ro5">
          <table:table-cell office:value-type="float" office:value="319" calcext:value-type="float">
            <text:p>319</text:p>
          </table:table-cell>
          <table:table-cell table:formula="of:=[$Sheet1.$F319]&amp;&quot; | &quot;&amp;[$Sheet1.$H319]&amp;&quot; | &quot;&amp;TEXT([$Sheet1.$J319];&quot;ddmmmyy&quot;)&amp;&quot;-&quot;&amp;TEXT([$Sheet1.$K319];&quot;ddmmmyy&quot;)&amp;&quot; | &quot;&amp;[$Sheet1.$M319]&amp;&quot; | &quot;&amp;[$Sheet1.$O319]&amp;&quot; | &quot;&amp;[$Sheet1.$P319]&amp;&quot; | &quot;&amp;[$Sheet1.$Q319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Neonatal Resuscitation Courses</text:p>
          </table:table-cell>
          <table:table-cell office:value-type="string" calcext:value-type="string">
            <text:p>Neonate Resuscitation</text:p>
          </table:table-cell>
          <table:table-cell office:value-type="string" calcext:value-type="string">
            <text:p>Cours de réanimation néonat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2-05-16" calcext:value-type="date">
            <text:p>16-May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Phebe</text:p>
          </table:table-cell>
          <table:table-cell office:value-type="string" calcext:value-type="string">
            <text:p>Anesthesia Nursing School</text:p>
          </table:table-cell>
          <table:table-cell table:style-name="ce29" office:value-type="string" calcext:value-type="string">
            <text:p>SAFE Obs Skills - Liberia - Apr May 22 - Statistics.xlsx</text:p>
          </table:table-cell>
          <table:table-cell table:number-columns-repeated="1006"/>
        </table:table-row>
        <table:table-row table:style-name="ro5">
          <table:table-cell office:value-type="float" office:value="320" calcext:value-type="float">
            <text:p>320</text:p>
          </table:table-cell>
          <table:table-cell table:formula="of:=[$Sheet1.$F320]&amp;&quot; | &quot;&amp;[$Sheet1.$H320]&amp;&quot; | &quot;&amp;TEXT([$Sheet1.$J320];&quot;ddmmmyy&quot;)&amp;&quot;-&quot;&amp;TEXT([$Sheet1.$K320];&quot;ddmmmyy&quot;)&amp;&quot; | &quot;&amp;[$Sheet1.$M320]&amp;&quot; | &quot;&amp;[$Sheet1.$O320]&amp;&quot; | &quot;&amp;[$Sheet1.$P320]&amp;&quot; | &quot;&amp;[$Sheet1.$Q320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table:number-columns-repeated="2" office:value-type="string" calcext:value-type="string">
            <text:p>SAFE Obstetric Anesthesia</text:p>
          </table:table-cell>
          <table:table-cell office:value-type="string" calcext:value-type="string">
            <text:p>Cours 'SAFE' en anesthésie obstétric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2-05-17" calcext:value-type="date">
            <text:p>17-May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 </text:p>
          </table:table-cell>
          <table:table-cell office:value-type="string" calcext:value-type="string">
            <text:p>Phebe</text:p>
          </table:table-cell>
          <table:table-cell office:value-type="string" calcext:value-type="string">
            <text:p>Anesthesia Nursing School</text:p>
          </table:table-cell>
          <table:table-cell table:style-name="ce29" office:value-type="string" calcext:value-type="string">
            <text:p>SAFE Obs Skills - Liberia - Apr May 22 - Statistics.xlsx</text:p>
          </table:table-cell>
          <table:table-cell table:number-columns-repeated="1006"/>
        </table:table-row>
        <table:table-row table:style-name="ro5">
          <table:table-cell office:value-type="float" office:value="321" calcext:value-type="float">
            <text:p>321</text:p>
          </table:table-cell>
          <table:table-cell table:formula="of:=[$Sheet1.$F321]&amp;&quot; | &quot;&amp;[$Sheet1.$H321]&amp;&quot; | &quot;&amp;TEXT([$Sheet1.$J321];&quot;ddmmmyy&quot;)&amp;&quot;-&quot;&amp;TEXT([$Sheet1.$K321];&quot;ddmmmyy&quot;)&amp;&quot; | &quot;&amp;[$Sheet1.$M321]&amp;&quot; | &quot;&amp;[$Sheet1.$O321]&amp;&quot; | &quot;&amp;[$Sheet1.$P321]&amp;&quot; | &quot;&amp;[$Sheet1.$Q321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table:number-columns-repeated="2" office:value-type="string" calcext:value-type="string">
            <text:p>SAFE Obstetric Anesthesia</text:p>
          </table:table-cell>
          <table:table-cell office:value-type="string" calcext:value-type="string">
            <text:p>Cours 'SAFE' en anesthésie obstétric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2-05-18" calcext:value-type="date">
            <text:p>18-May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 </text:p>
          </table:table-cell>
          <table:table-cell office:value-type="string" calcext:value-type="string">
            <text:p>Phebe</text:p>
          </table:table-cell>
          <table:table-cell office:value-type="string" calcext:value-type="string">
            <text:p>Anesthesia Nursing School</text:p>
          </table:table-cell>
          <table:table-cell table:style-name="ce29" office:value-type="string" calcext:value-type="string">
            <text:p>SAFE Obs Skills - Liberia - Apr May 22 - Statistics.xlsx</text:p>
          </table:table-cell>
          <table:table-cell table:number-columns-repeated="1006"/>
        </table:table-row>
        <table:table-row table:style-name="ro5">
          <table:table-cell office:value-type="float" office:value="322" calcext:value-type="float">
            <text:p>322</text:p>
          </table:table-cell>
          <table:table-cell table:formula="of:=[$Sheet1.$F322]&amp;&quot; | &quot;&amp;[$Sheet1.$H322]&amp;&quot; | &quot;&amp;TEXT([$Sheet1.$J322];&quot;ddmmmyy&quot;)&amp;&quot;-&quot;&amp;TEXT([$Sheet1.$K322];&quot;ddmmmyy&quot;)&amp;&quot; | &quot;&amp;[$Sheet1.$M322]&amp;&quot; | &quot;&amp;[$Sheet1.$O322]&amp;&quot; | &quot;&amp;[$Sheet1.$P322]&amp;&quot; | &quot;&amp;[$Sheet1.$Q322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table:number-columns-repeated="2" office:value-type="string" calcext:value-type="string">
            <text:p>SAFE Obstetric Anesthesia</text:p>
          </table:table-cell>
          <table:table-cell office:value-type="string" calcext:value-type="string">
            <text:p>Cours 'SAFE' en anesthésie obstétric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2-05-19" calcext:value-type="date">
            <text:p>19-May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 </text:p>
          </table:table-cell>
          <table:table-cell office:value-type="string" calcext:value-type="string">
            <text:p>Phebe</text:p>
          </table:table-cell>
          <table:table-cell office:value-type="string" calcext:value-type="string">
            <text:p>Anesthesia Nursing School</text:p>
          </table:table-cell>
          <table:table-cell table:style-name="ce29" office:value-type="string" calcext:value-type="string">
            <text:p>SAFE Obs Skills - Liberia - Apr May 22 - Statistics.xlsx</text:p>
          </table:table-cell>
          <table:table-cell table:number-columns-repeated="1006"/>
        </table:table-row>
        <table:table-row table:style-name="ro5">
          <table:table-cell office:value-type="float" office:value="323" calcext:value-type="float">
            <text:p>323</text:p>
          </table:table-cell>
          <table:table-cell table:formula="of:=[$Sheet1.$F323]&amp;&quot; | &quot;&amp;[$Sheet1.$H323]&amp;&quot; | &quot;&amp;TEXT([$Sheet1.$J323];&quot;ddmmmyy&quot;)&amp;&quot;-&quot;&amp;TEXT([$Sheet1.$K323];&quot;ddmmmyy&quot;)&amp;&quot; | &quot;&amp;[$Sheet1.$M323]&amp;&quot; | &quot;&amp;[$Sheet1.$O323]&amp;&quot; | &quot;&amp;[$Sheet1.$P323]&amp;&quot; | &quot;&amp;[$Sheet1.$Q323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table:number-columns-repeated="2" office:value-type="string" calcext:value-type="string">
            <text:p>SAFE Obstetric Anesthesia</text:p>
          </table:table-cell>
          <table:table-cell office:value-type="string" calcext:value-type="string">
            <text:p>Cours 'SAFE' en anesthésie obstétric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9-09" calcext:value-type="date">
            <text:p>9-Sep-22</text:p>
          </table:table-cell>
          <table:table-cell office:value-type="date" office:date-value="2022-09-11" calcext:value-type="date">
            <text:p>11-Sep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outh Africa</text:p>
          </table:table-cell>
          <table:table-cell office:value-type="string" calcext:value-type="string">
            <text:p>Rustenburg</text:p>
          </table:table-cell>
          <table:table-cell office:value-type="string" calcext:value-type="string">
            <text:p>Kaya Inkuni Lodge</text:p>
          </table:table-cell>
          <table:table-cell table:style-name="ce29" office:value-type="string" calcext:value-type="string">
            <text:p>SAFE Obs Monthly stats _South Africa_Sep 2022.xlsx</text:p>
          </table:table-cell>
          <table:table-cell table:number-columns-repeated="1006"/>
        </table:table-row>
        <table:table-row table:style-name="ro5">
          <table:table-cell office:value-type="float" office:value="324" calcext:value-type="float">
            <text:p>324</text:p>
          </table:table-cell>
          <table:table-cell table:formula="of:=[$Sheet1.$F324]&amp;&quot; | &quot;&amp;[$Sheet1.$H324]&amp;&quot; | &quot;&amp;TEXT([$Sheet1.$J324];&quot;ddmmmyy&quot;)&amp;&quot;-&quot;&amp;TEXT([$Sheet1.$K324];&quot;ddmmmyy&quot;)&amp;&quot; | &quot;&amp;[$Sheet1.$M324]&amp;&quot; | &quot;&amp;[$Sheet1.$O324]&amp;&quot; | &quot;&amp;[$Sheet1.$P324]&amp;&quot; | &quot;&amp;[$Sheet1.$Q324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table:number-columns-repeated="2" office:value-type="string" calcext:value-type="string">
            <text:p>SAFE Obstetric Anesthesia - Training of Trainers</text:p>
          </table:table-cell>
          <table:table-cell office:value-type="string" calcext:value-type="string">
            <text:p>Cours 'SAFE' en anesthésie obstétric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9-09" calcext:value-type="date">
            <text:p>9-Sep-22</text:p>
          </table:table-cell>
          <table:table-cell office:value-type="date" office:date-value="2022-09-11" calcext:value-type="date">
            <text:p>11-Sep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outh Africa</text:p>
          </table:table-cell>
          <table:table-cell office:value-type="string" calcext:value-type="string">
            <text:p>Rustenburg</text:p>
          </table:table-cell>
          <table:table-cell office:value-type="string" calcext:value-type="string">
            <text:p>Kaya Inkuni Lodge</text:p>
          </table:table-cell>
          <table:table-cell table:style-name="ce29" office:value-type="string" calcext:value-type="string">
            <text:p>SAFE Obs Monthly stats _South Africa_Sep 2022.xlsx</text:p>
          </table:table-cell>
          <table:table-cell table:number-columns-repeated="1006"/>
        </table:table-row>
        <table:table-row table:style-name="ro5">
          <table:table-cell office:value-type="float" office:value="325" calcext:value-type="float">
            <text:p>325</text:p>
          </table:table-cell>
          <table:table-cell table:formula="of:=[$Sheet1.$F325]&amp;&quot; | &quot;&amp;[$Sheet1.$H325]&amp;&quot; | &quot;&amp;TEXT([$Sheet1.$J325];&quot;ddmmmyy&quot;)&amp;&quot;-&quot;&amp;TEXT([$Sheet1.$K325];&quot;ddmmmyy&quot;)&amp;&quot; | &quot;&amp;[$Sheet1.$M325]&amp;&quot; | &quot;&amp;[$Sheet1.$O325]&amp;&quot; | &quot;&amp;[$Sheet1.$P325]&amp;&quot; | &quot;&amp;[$Sheet1.$Q325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Primary Trauma Care Courses</text:p>
          </table:table-cell>
          <table:table-cell office:value-type="string" calcext:value-type="string">
            <text:p>Primary Trauma Care</text:p>
          </table:table-cell>
          <table:table-cell office:value-type="string" calcext:value-type="string">
            <text:p>Cours de soins primaires en traumatologi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10-06" calcext:value-type="date">
            <text:p>6-Oct-22</text:p>
          </table:table-cell>
          <table:table-cell office:value-type="date" office:date-value="2022-10-07" calcext:value-type="date">
            <text:p>7-Oct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Corina Hotel</text:p>
          </table:table-cell>
          <table:table-cell table:style-name="ce29" office:value-type="string" calcext:value-type="string">
            <text:p>22LI PTC Course - Statistics.xlsx</text:p>
          </table:table-cell>
          <table:table-cell table:number-columns-repeated="1006"/>
        </table:table-row>
        <table:table-row table:style-name="ro5">
          <table:table-cell office:value-type="float" office:value="326" calcext:value-type="float">
            <text:p>326</text:p>
          </table:table-cell>
          <table:table-cell table:formula="of:=[$Sheet1.$F326]&amp;&quot; | &quot;&amp;[$Sheet1.$H326]&amp;&quot; | &quot;&amp;TEXT([$Sheet1.$J326];&quot;ddmmmyy&quot;)&amp;&quot;-&quot;&amp;TEXT([$Sheet1.$K326];&quot;ddmmmyy&quot;)&amp;&quot; | &quot;&amp;[$Sheet1.$M326]&amp;&quot; | &quot;&amp;[$Sheet1.$O326]&amp;&quot; | &quot;&amp;[$Sheet1.$P326]&amp;&quot; | &quot;&amp;[$Sheet1.$Q326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Primary Trauma Care Courses</text:p>
          </table:table-cell>
          <table:table-cell office:value-type="string" calcext:value-type="string">
            <text:p>Primary Trauma Care</text:p>
          </table:table-cell>
          <table:table-cell office:value-type="string" calcext:value-type="string">
            <text:p>Cours de soins primaires en traumatologi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10-11" calcext:value-type="date">
            <text:p>11-Oct-22</text:p>
          </table:table-cell>
          <table:table-cell office:value-type="date" office:date-value="2022-10-12" calcext:value-type="date">
            <text:p>12-Oct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Corina Hotel</text:p>
          </table:table-cell>
          <table:table-cell table:style-name="ce29" office:value-type="string" calcext:value-type="string">
            <text:p>22LI PTC Course - Statistics.xlsx</text:p>
          </table:table-cell>
          <table:table-cell table:number-columns-repeated="1006"/>
        </table:table-row>
        <table:table-row table:style-name="ro5">
          <table:table-cell office:value-type="float" office:value="327" calcext:value-type="float">
            <text:p>327</text:p>
          </table:table-cell>
          <table:table-cell table:formula="of:=[$Sheet1.$F327]&amp;&quot; | &quot;&amp;[$Sheet1.$H327]&amp;&quot; | &quot;&amp;TEXT([$Sheet1.$J327];&quot;ddmmmyy&quot;)&amp;&quot;-&quot;&amp;TEXT([$Sheet1.$K327];&quot;ddmmmyy&quot;)&amp;&quot; | &quot;&amp;[$Sheet1.$M327]&amp;&quot; | &quot;&amp;[$Sheet1.$O327]&amp;&quot; | &quot;&amp;[$Sheet1.$P327]&amp;&quot; | &quot;&amp;[$Sheet1.$Q327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Biomedical Technician Mentoring</text:p>
          </table:table-cell>
          <table:table-cell office:value-type="string" calcext:value-type="string">
            <text:p>Biomedical Mentoring Program</text:p>
          </table:table-cell>
          <table:table-cell office:value-type="string" calcext:value-type="string">
            <text:p>Formation par mentorat des technicien biomédical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Mentoring</text:p>
          </table:table-cell>
          <table:table-cell office:value-type="date" office:date-value="2022-10-04" calcext:value-type="date">
            <text:p>4-Oct-22</text:p>
          </table:table-cell>
          <table:table-cell office:value-type="date" office:date-value="2022-10-11" calcext:value-type="date">
            <text:p>11-Oct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enegal</text:p>
          </table:table-cell>
          <table:table-cell office:value-type="string" calcext:value-type="string">
            <text:p>Ziguinchor</text:p>
          </table:table-cell>
          <table:table-cell office:value-type="string" calcext:value-type="string">
            <text:p>Hopital de la Paix de Ziguinchor</text:p>
          </table:table-cell>
          <table:table-cell table:style-name="ce29" office:value-type="string" calcext:value-type="string">
            <text:p>Biomed Mentoring Block 2 Team1.xlsx</text:p>
          </table:table-cell>
          <table:table-cell table:number-columns-repeated="1006"/>
        </table:table-row>
        <table:table-row table:style-name="ro5">
          <table:table-cell office:value-type="float" office:value="328" calcext:value-type="float">
            <text:p>328</text:p>
          </table:table-cell>
          <table:table-cell table:formula="of:=[$Sheet1.$F328]&amp;&quot; | &quot;&amp;[$Sheet1.$H328]&amp;&quot; | &quot;&amp;TEXT([$Sheet1.$J328];&quot;ddmmmyy&quot;)&amp;&quot;-&quot;&amp;TEXT([$Sheet1.$K328];&quot;ddmmmyy&quot;)&amp;&quot; | &quot;&amp;[$Sheet1.$M328]&amp;&quot; | &quot;&amp;[$Sheet1.$O328]&amp;&quot; | &quot;&amp;[$Sheet1.$P328]&amp;&quot; | &quot;&amp;[$Sheet1.$Q328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Biomedical Technician Mentoring</text:p>
          </table:table-cell>
          <table:table-cell office:value-type="string" calcext:value-type="string">
            <text:p>Biomedical Mentoring Program</text:p>
          </table:table-cell>
          <table:table-cell office:value-type="string" calcext:value-type="string">
            <text:p>Formation par mentorat des technicien biomédical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Mentoring</text:p>
          </table:table-cell>
          <table:table-cell office:value-type="date" office:date-value="2022-10-12" calcext:value-type="date">
            <text:p>12-Oct-22</text:p>
          </table:table-cell>
          <table:table-cell office:value-type="date" office:date-value="2022-10-14" calcext:value-type="date">
            <text:p>14-Oct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enegal</text:p>
          </table:table-cell>
          <table:table-cell office:value-type="string" calcext:value-type="string">
            <text:p>Sedhiou</text:p>
          </table:table-cell>
          <table:table-cell office:value-type="string" calcext:value-type="string">
            <text:p>C.H.R Amadou Tidiane Ba de Sedhiou</text:p>
          </table:table-cell>
          <table:table-cell table:style-name="ce29" office:value-type="string" calcext:value-type="string">
            <text:p>Biomed Mentoring Block 2 Team1.xlsx</text:p>
          </table:table-cell>
          <table:table-cell table:number-columns-repeated="1006"/>
        </table:table-row>
        <table:table-row table:style-name="ro5">
          <table:table-cell office:value-type="float" office:value="329" calcext:value-type="float">
            <text:p>329</text:p>
          </table:table-cell>
          <table:table-cell table:formula="of:=[$Sheet1.$F329]&amp;&quot; | &quot;&amp;[$Sheet1.$H329]&amp;&quot; | &quot;&amp;TEXT([$Sheet1.$J329];&quot;ddmmmyy&quot;)&amp;&quot;-&quot;&amp;TEXT([$Sheet1.$K329];&quot;ddmmmyy&quot;)&amp;&quot; | &quot;&amp;[$Sheet1.$M329]&amp;&quot; | &quot;&amp;[$Sheet1.$O329]&amp;&quot; | &quot;&amp;[$Sheet1.$P329]&amp;&quot; | &quot;&amp;[$Sheet1.$Q329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Biomedical Technician Mentoring</text:p>
          </table:table-cell>
          <table:table-cell office:value-type="string" calcext:value-type="string">
            <text:p>Biomedical Mentoring Program</text:p>
          </table:table-cell>
          <table:table-cell office:value-type="string" calcext:value-type="string">
            <text:p>Formation par mentorat des technicien biomédical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Mentoring</text:p>
          </table:table-cell>
          <table:table-cell office:value-type="date" office:date-value="2022-10-17" calcext:value-type="date">
            <text:p>17-Oct-22</text:p>
          </table:table-cell>
          <table:table-cell office:value-type="date" office:date-value="2022-10-19" calcext:value-type="date">
            <text:p>19-Oct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enegal</text:p>
          </table:table-cell>
          <table:table-cell office:value-type="string" calcext:value-type="string">
            <text:p>Kedougou</text:p>
          </table:table-cell>
          <table:table-cell office:value-type="string" calcext:value-type="string">
            <text:p>C.H.R Amath Dansoko de Kedougou</text:p>
          </table:table-cell>
          <table:table-cell table:style-name="ce29" office:value-type="string" calcext:value-type="string">
            <text:p>Biomed Mentoring Block 2 Team1.xlsx</text:p>
          </table:table-cell>
          <table:table-cell table:number-columns-repeated="1006"/>
        </table:table-row>
        <table:table-row table:style-name="ro5">
          <table:table-cell office:value-type="float" office:value="330" calcext:value-type="float">
            <text:p>330</text:p>
          </table:table-cell>
          <table:table-cell table:formula="of:=[$Sheet1.$F330]&amp;&quot; | &quot;&amp;[$Sheet1.$H330]&amp;&quot; | &quot;&amp;TEXT([$Sheet1.$J330];&quot;ddmmmyy&quot;)&amp;&quot;-&quot;&amp;TEXT([$Sheet1.$K330];&quot;ddmmmyy&quot;)&amp;&quot; | &quot;&amp;[$Sheet1.$M330]&amp;&quot; | &quot;&amp;[$Sheet1.$O330]&amp;&quot; | &quot;&amp;[$Sheet1.$P330]&amp;&quot; | &quot;&amp;[$Sheet1.$Q330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Biomedical Technician Mentoring</text:p>
          </table:table-cell>
          <table:table-cell office:value-type="string" calcext:value-type="string">
            <text:p>Biomedical Mentoring Program</text:p>
          </table:table-cell>
          <table:table-cell office:value-type="string" calcext:value-type="string">
            <text:p>Formation par mentorat des technicien biomédical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Mentoring</text:p>
          </table:table-cell>
          <table:table-cell office:value-type="date" office:date-value="2022-10-04" calcext:value-type="date">
            <text:p>4-Oct-22</text:p>
          </table:table-cell>
          <table:table-cell office:value-type="date" office:date-value="2022-10-05" calcext:value-type="date">
            <text:p>5-Oct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enegal</text:p>
          </table:table-cell>
          <table:table-cell table:number-columns-repeated="2" office:value-type="string" calcext:value-type="string">
            <text:p>Touba</text:p>
          </table:table-cell>
          <table:table-cell table:style-name="ce29" office:value-type="string" calcext:value-type="string">
            <text:p>Biomed Mentoring Block2Team2.xlsx</text:p>
          </table:table-cell>
          <table:table-cell table:number-columns-repeated="1006"/>
        </table:table-row>
        <table:table-row table:style-name="ro5">
          <table:table-cell office:value-type="float" office:value="331" calcext:value-type="float">
            <text:p>331</text:p>
          </table:table-cell>
          <table:table-cell table:formula="of:=[$Sheet1.$F331]&amp;&quot; | &quot;&amp;[$Sheet1.$H331]&amp;&quot; | &quot;&amp;TEXT([$Sheet1.$J331];&quot;ddmmmyy&quot;)&amp;&quot;-&quot;&amp;TEXT([$Sheet1.$K331];&quot;ddmmmyy&quot;)&amp;&quot; | &quot;&amp;[$Sheet1.$M331]&amp;&quot; | &quot;&amp;[$Sheet1.$O331]&amp;&quot; | &quot;&amp;[$Sheet1.$P331]&amp;&quot; | &quot;&amp;[$Sheet1.$Q331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Biomedical Technician Mentoring</text:p>
          </table:table-cell>
          <table:table-cell office:value-type="string" calcext:value-type="string">
            <text:p>Biomedical Mentoring Program</text:p>
          </table:table-cell>
          <table:table-cell office:value-type="string" calcext:value-type="string">
            <text:p>Formation par mentorat des technicien biomédical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Mentoring</text:p>
          </table:table-cell>
          <table:table-cell office:value-type="date" office:date-value="2022-10-06" calcext:value-type="date">
            <text:p>6-Oct-22</text:p>
          </table:table-cell>
          <table:table-cell office:value-type="date" office:date-value="2022-10-07" calcext:value-type="date">
            <text:p>7-Oct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enegal</text:p>
          </table:table-cell>
          <table:table-cell table:number-columns-repeated="2" office:value-type="string" calcext:value-type="string">
            <text:p>Touba</text:p>
          </table:table-cell>
          <table:table-cell table:style-name="ce29" office:value-type="string" calcext:value-type="string">
            <text:p>Biomed Mentoring Block2Team2.xlsx</text:p>
          </table:table-cell>
          <table:table-cell table:number-columns-repeated="1006"/>
        </table:table-row>
        <table:table-row table:style-name="ro5">
          <table:table-cell office:value-type="float" office:value="332" calcext:value-type="float">
            <text:p>332</text:p>
          </table:table-cell>
          <table:table-cell table:formula="of:=[$Sheet1.$F332]&amp;&quot; | &quot;&amp;[$Sheet1.$H332]&amp;&quot; | &quot;&amp;TEXT([$Sheet1.$J332];&quot;ddmmmyy&quot;)&amp;&quot;-&quot;&amp;TEXT([$Sheet1.$K332];&quot;ddmmmyy&quot;)&amp;&quot; | &quot;&amp;[$Sheet1.$M332]&amp;&quot; | &quot;&amp;[$Sheet1.$O332]&amp;&quot; | &quot;&amp;[$Sheet1.$P332]&amp;&quot; | &quot;&amp;[$Sheet1.$Q332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Biomedical Technician Mentoring</text:p>
          </table:table-cell>
          <table:table-cell office:value-type="string" calcext:value-type="string">
            <text:p>Biomedical Mentoring Program</text:p>
          </table:table-cell>
          <table:table-cell office:value-type="string" calcext:value-type="string">
            <text:p>Formation par mentorat des technicien biomédical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Mentoring</text:p>
          </table:table-cell>
          <table:table-cell office:value-type="date" office:date-value="2022-10-10" calcext:value-type="date">
            <text:p>10-Oct-22</text:p>
          </table:table-cell>
          <table:table-cell office:value-type="date" office:date-value="2022-10-12" calcext:value-type="date">
            <text:p>12-Oct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enegal</text:p>
          </table:table-cell>
          <table:table-cell office:value-type="string" calcext:value-type="string">
            <text:p>Thies</text:p>
          </table:table-cell>
          <table:table-cell office:value-type="string" calcext:value-type="string">
            <text:p>Thies </text:p>
          </table:table-cell>
          <table:table-cell table:style-name="ce29" office:value-type="string" calcext:value-type="string">
            <text:p>Biomed Mentoring Block2Team2.xlsx</text:p>
          </table:table-cell>
          <table:table-cell table:number-columns-repeated="1006"/>
        </table:table-row>
        <table:table-row table:style-name="ro5">
          <table:table-cell office:value-type="float" office:value="333" calcext:value-type="float">
            <text:p>333</text:p>
          </table:table-cell>
          <table:table-cell table:formula="of:=[$Sheet1.$F333]&amp;&quot; | &quot;&amp;[$Sheet1.$H333]&amp;&quot; | &quot;&amp;TEXT([$Sheet1.$J333];&quot;ddmmmyy&quot;)&amp;&quot;-&quot;&amp;TEXT([$Sheet1.$K333];&quot;ddmmmyy&quot;)&amp;&quot; | &quot;&amp;[$Sheet1.$M333]&amp;&quot; | &quot;&amp;[$Sheet1.$O333]&amp;&quot; | &quot;&amp;[$Sheet1.$P333]&amp;&quot; | &quot;&amp;[$Sheet1.$Q333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Biomedical Technician Mentoring</text:p>
          </table:table-cell>
          <table:table-cell office:value-type="string" calcext:value-type="string">
            <text:p>Biomedical Mentoring Program</text:p>
          </table:table-cell>
          <table:table-cell office:value-type="string" calcext:value-type="string">
            <text:p>Formation par mentorat des technicien biomédical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Mentoring</text:p>
          </table:table-cell>
          <table:table-cell office:value-type="date" office:date-value="2022-10-13" calcext:value-type="date">
            <text:p>13-Oct-22</text:p>
          </table:table-cell>
          <table:table-cell office:value-type="date" office:date-value="2022-10-14" calcext:value-type="date">
            <text:p>14-Oct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enegal</text:p>
          </table:table-cell>
          <table:table-cell table:number-columns-repeated="2" office:value-type="string" calcext:value-type="string">
            <text:p>Kaolack</text:p>
          </table:table-cell>
          <table:table-cell table:style-name="ce29" office:value-type="string" calcext:value-type="string">
            <text:p>Biomed Mentoring Block2Team2.xlsx</text:p>
          </table:table-cell>
          <table:table-cell table:number-columns-repeated="1006"/>
        </table:table-row>
        <table:table-row table:style-name="ro5">
          <table:table-cell office:value-type="float" office:value="334" calcext:value-type="float">
            <text:p>334</text:p>
          </table:table-cell>
          <table:table-cell table:formula="of:=[$Sheet1.$F334]&amp;&quot; | &quot;&amp;[$Sheet1.$H334]&amp;&quot; | &quot;&amp;TEXT([$Sheet1.$J334];&quot;ddmmmyy&quot;)&amp;&quot;-&quot;&amp;TEXT([$Sheet1.$K334];&quot;ddmmmyy&quot;)&amp;&quot; | &quot;&amp;[$Sheet1.$M334]&amp;&quot; | &quot;&amp;[$Sheet1.$O334]&amp;&quot; | &quot;&amp;[$Sheet1.$P334]&amp;&quot; | &quot;&amp;[$Sheet1.$Q334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Biomedical Technician Mentoring</text:p>
          </table:table-cell>
          <table:table-cell office:value-type="string" calcext:value-type="string">
            <text:p>Biomedical Mentoring Program</text:p>
          </table:table-cell>
          <table:table-cell office:value-type="string" calcext:value-type="string">
            <text:p>Formation par mentorat des technicien biomédical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Mentoring</text:p>
          </table:table-cell>
          <table:table-cell table:number-columns-repeated="2" office:value-type="date" office:date-value="2022-10-17" calcext:value-type="date">
            <text:p>17-Oct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enegal</text:p>
          </table:table-cell>
          <table:table-cell office:value-type="string" calcext:value-type="string">
            <text:p>Dakar </text:p>
          </table:table-cell>
          <table:table-cell office:value-type="string" calcext:value-type="string">
            <text:p>Dakar</text:p>
          </table:table-cell>
          <table:table-cell table:style-name="ce29" office:value-type="string" calcext:value-type="string">
            <text:p>Biomed Mentoring Block2Team2.xlsx</text:p>
          </table:table-cell>
          <table:table-cell table:number-columns-repeated="1006"/>
        </table:table-row>
        <table:table-row table:style-name="ro5">
          <table:table-cell office:value-type="float" office:value="335" calcext:value-type="float">
            <text:p>335</text:p>
          </table:table-cell>
          <table:table-cell table:formula="of:=[$Sheet1.$F335]&amp;&quot; | &quot;&amp;[$Sheet1.$H335]&amp;&quot; | &quot;&amp;TEXT([$Sheet1.$J335];&quot;ddmmmyy&quot;)&amp;&quot;-&quot;&amp;TEXT([$Sheet1.$K335];&quot;ddmmmyy&quot;)&amp;&quot; | &quot;&amp;[$Sheet1.$M335]&amp;&quot; | &quot;&amp;[$Sheet1.$O335]&amp;&quot; | &quot;&amp;[$Sheet1.$P335]&amp;&quot; | &quot;&amp;[$Sheet1.$Q335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Biomedical Technician Mentoring</text:p>
          </table:table-cell>
          <table:table-cell office:value-type="string" calcext:value-type="string">
            <text:p>Biomedical Mentoring Program</text:p>
          </table:table-cell>
          <table:table-cell office:value-type="string" calcext:value-type="string">
            <text:p>Formation par mentorat des technicien biomédical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Mentoring</text:p>
          </table:table-cell>
          <table:table-cell office:value-type="date" office:date-value="2022-10-18" calcext:value-type="date">
            <text:p>18-Oct-22</text:p>
          </table:table-cell>
          <table:table-cell office:value-type="date" office:date-value="2022-10-19" calcext:value-type="date">
            <text:p>19-Oct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enegal</text:p>
          </table:table-cell>
          <table:table-cell office:value-type="string" calcext:value-type="string">
            <text:p>Thies</text:p>
          </table:table-cell>
          <table:table-cell office:value-type="string" calcext:value-type="string">
            <text:p>Thies </text:p>
          </table:table-cell>
          <table:table-cell table:style-name="ce29" office:value-type="string" calcext:value-type="string">
            <text:p>Biomed Mentoring Block2Team2.xlsx</text:p>
          </table:table-cell>
          <table:table-cell table:number-columns-repeated="1006"/>
        </table:table-row>
        <table:table-row table:style-name="ro5">
          <table:table-cell office:value-type="float" office:value="336" calcext:value-type="float">
            <text:p>336</text:p>
          </table:table-cell>
          <table:table-cell table:formula="of:=[$Sheet1.$F336]&amp;&quot; | &quot;&amp;[$Sheet1.$H336]&amp;&quot; | &quot;&amp;TEXT([$Sheet1.$J336];&quot;ddmmmyy&quot;)&amp;&quot;-&quot;&amp;TEXT([$Sheet1.$K336];&quot;ddmmmyy&quot;)&amp;&quot; | &quot;&amp;[$Sheet1.$M336]&amp;&quot; | &quot;&amp;[$Sheet1.$O336]&amp;&quot; | &quot;&amp;[$Sheet1.$P336]&amp;&quot; | &quot;&amp;[$Sheet1.$Q336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Biomedical Technician Mentoring</text:p>
          </table:table-cell>
          <table:table-cell office:value-type="string" calcext:value-type="string">
            <text:p>Biomedical Mentoring Program</text:p>
          </table:table-cell>
          <table:table-cell office:value-type="string" calcext:value-type="string">
            <text:p>Formation par mentorat des technicien biomédical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Mentoring</text:p>
          </table:table-cell>
          <table:table-cell office:value-type="date" office:date-value="2022-10-20" calcext:value-type="date">
            <text:p>20-Oct-22</text:p>
          </table:table-cell>
          <table:table-cell office:value-type="date" office:date-value="2022-10-21" calcext:value-type="date">
            <text:p>21-Oct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enegal</text:p>
          </table:table-cell>
          <table:table-cell office:value-type="string" calcext:value-type="string">
            <text:p>Thies</text:p>
          </table:table-cell>
          <table:table-cell office:value-type="string" calcext:value-type="string">
            <text:p>Thies </text:p>
          </table:table-cell>
          <table:table-cell table:style-name="ce29" office:value-type="string" calcext:value-type="string">
            <text:p>Biomed Mentoring Block2Team2.xlsx</text:p>
          </table:table-cell>
          <table:table-cell table:number-columns-repeated="1006"/>
        </table:table-row>
        <table:table-row table:style-name="ro5">
          <table:table-cell office:value-type="float" office:value="337" calcext:value-type="float">
            <text:p>337</text:p>
          </table:table-cell>
          <table:table-cell table:formula="of:=[$Sheet1.$F337]&amp;&quot; | &quot;&amp;[$Sheet1.$H337]&amp;&quot; | &quot;&amp;TEXT([$Sheet1.$J337];&quot;ddmmmyy&quot;)&amp;&quot;-&quot;&amp;TEXT([$Sheet1.$K337];&quot;ddmmmyy&quot;)&amp;&quot; | &quot;&amp;[$Sheet1.$M337]&amp;&quot; | &quot;&amp;[$Sheet1.$O337]&amp;&quot; | &quot;&amp;[$Sheet1.$P337]&amp;&quot; | &quot;&amp;[$Sheet1.$Q337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Primary Trauma Care Courses</text:p>
          </table:table-cell>
          <table:table-cell office:value-type="string" calcext:value-type="string">
            <text:p>Primary Trauma Care </text:p>
          </table:table-cell>
          <table:table-cell office:value-type="string" calcext:value-type="string">
            <text:p>Cours de soins primaires en traumatologi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10-17" calcext:value-type="date">
            <text:p>17-Oct-22</text:p>
          </table:table-cell>
          <table:table-cell office:value-type="date" office:date-value="2022-10-18" calcext:value-type="date">
            <text:p>18-Oct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enegal</text:p>
          </table:table-cell>
          <table:table-cell office:value-type="string" calcext:value-type="string">
            <text:p>Matam</text:p>
          </table:table-cell>
          <table:table-cell office:value-type="string" calcext:value-type="string">
            <text:p>Haayoo Hotel</text:p>
          </table:table-cell>
          <table:table-cell table:style-name="ce29" office:value-type="string" calcext:value-type="string">
            <text:p>PTC Participants Tracking Time_SEN_Oct 2022.xlsx</text:p>
          </table:table-cell>
          <table:table-cell table:number-columns-repeated="1006"/>
        </table:table-row>
        <table:table-row table:style-name="ro5">
          <table:table-cell office:value-type="float" office:value="338" calcext:value-type="float">
            <text:p>338</text:p>
          </table:table-cell>
          <table:table-cell table:formula="of:=[$Sheet1.$F338]&amp;&quot; | &quot;&amp;[$Sheet1.$H338]&amp;&quot; | &quot;&amp;TEXT([$Sheet1.$J338];&quot;ddmmmyy&quot;)&amp;&quot;-&quot;&amp;TEXT([$Sheet1.$K338];&quot;ddmmmyy&quot;)&amp;&quot; | &quot;&amp;[$Sheet1.$M338]&amp;&quot; | &quot;&amp;[$Sheet1.$O338]&amp;&quot; | &quot;&amp;[$Sheet1.$P338]&amp;&quot; | &quot;&amp;[$Sheet1.$Q338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table:number-columns-repeated="2" office:value-type="string" calcext:value-type="string">
            <text:p>SAFE Obstetric Anesthesia</text:p>
          </table:table-cell>
          <table:table-cell office:value-type="string" calcext:value-type="string">
            <text:p>Cours 'SAFE' en anesthésie obstétric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10-19" calcext:value-type="date">
            <text:p>19-Oct-22</text:p>
          </table:table-cell>
          <table:table-cell office:value-type="date" office:date-value="2022-10-21" calcext:value-type="date">
            <text:p>21-Oct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enegal</text:p>
          </table:table-cell>
          <table:table-cell office:value-type="string" calcext:value-type="string">
            <text:p>Matam</text:p>
          </table:table-cell>
          <table:table-cell office:value-type="string" calcext:value-type="string">
            <text:p>Haayoo Hotel</text:p>
          </table:table-cell>
          <table:table-cell table:style-name="ce29" office:value-type="string" calcext:value-type="string">
            <text:p>SAFE Obs Participants Tracking Time_SEN_Oct 2022.xlsx</text:p>
          </table:table-cell>
          <table:table-cell table:number-columns-repeated="1006"/>
        </table:table-row>
        <table:table-row table:style-name="ro5">
          <table:table-cell office:value-type="float" office:value="339" calcext:value-type="float">
            <text:p>339</text:p>
          </table:table-cell>
          <table:table-cell table:formula="of:=[$Sheet1.$F339]&amp;&quot; | &quot;&amp;[$Sheet1.$H339]&amp;&quot; | &quot;&amp;TEXT([$Sheet1.$J339];&quot;ddmmmyy&quot;)&amp;&quot;-&quot;&amp;TEXT([$Sheet1.$K339];&quot;ddmmmyy&quot;)&amp;&quot; | &quot;&amp;[$Sheet1.$M339]&amp;&quot; | &quot;&amp;[$Sheet1.$O339]&amp;&quot; | &quot;&amp;[$Sheet1.$P339]&amp;&quot; | &quot;&amp;[$Sheet1.$Q339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table:number-columns-repeated="2" office:value-type="string" calcext:value-type="string">
            <text:p>SAFE Obstetric Anesthesia</text:p>
          </table:table-cell>
          <table:table-cell office:value-type="string" calcext:value-type="string">
            <text:p>Cours 'SAFE' en anesthésie obstétric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10-26" calcext:value-type="date">
            <text:p>26-Oct-22</text:p>
          </table:table-cell>
          <table:table-cell office:value-type="date" office:date-value="2022-10-28" calcext:value-type="date">
            <text:p>28-Oct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enegal</text:p>
          </table:table-cell>
          <table:table-cell office:value-type="string" calcext:value-type="string">
            <text:p>St Louis</text:p>
          </table:table-cell>
          <table:table-cell office:value-type="string" calcext:value-type="string">
            <text:p>SINDONE Hotel</text:p>
          </table:table-cell>
          <table:table-cell table:style-name="ce29" office:value-type="string" calcext:value-type="string">
            <text:p>SAFE Obs Participants Tracking Time_SEN_Oct 2022.xlsx</text:p>
          </table:table-cell>
          <table:table-cell table:number-columns-repeated="1006"/>
        </table:table-row>
        <table:table-row table:style-name="ro5">
          <table:table-cell office:value-type="float" office:value="340" calcext:value-type="float">
            <text:p>340</text:p>
          </table:table-cell>
          <table:table-cell table:formula="of:=[$Sheet1.$F340]&amp;&quot; | &quot;&amp;[$Sheet1.$H340]&amp;&quot; | &quot;&amp;TEXT([$Sheet1.$J340];&quot;ddmmmyy&quot;)&amp;&quot;-&quot;&amp;TEXT([$Sheet1.$K340];&quot;ddmmmyy&quot;)&amp;&quot; | &quot;&amp;[$Sheet1.$M340]&amp;&quot; | &quot;&amp;[$Sheet1.$O340]&amp;&quot; | &quot;&amp;[$Sheet1.$P340]&amp;&quot; | &quot;&amp;[$Sheet1.$Q340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table:number-columns-repeated="2" office:value-type="string" calcext:value-type="string">
            <text:p>SAFE Obstetric Anesthesia</text:p>
          </table:table-cell>
          <table:table-cell office:value-type="string" calcext:value-type="string">
            <text:p>Cours 'SAFE' en anesthésie obstétric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10-27" calcext:value-type="date">
            <text:p>27-Oct-22</text:p>
          </table:table-cell>
          <table:table-cell office:value-type="date" office:date-value="2022-10-29" calcext:value-type="date">
            <text:p>29-Oct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enegal</text:p>
          </table:table-cell>
          <table:table-cell office:value-type="string" calcext:value-type="string">
            <text:p>St Louis</text:p>
          </table:table-cell>
          <table:table-cell office:value-type="string" calcext:value-type="string">
            <text:p>SINDONE Hotel</text:p>
          </table:table-cell>
          <table:table-cell table:style-name="ce29" office:value-type="string" calcext:value-type="string">
            <text:p>SAFE Obs Participants Tracking Time_SEN_Oct 2022.xlsx</text:p>
          </table:table-cell>
          <table:table-cell table:number-columns-repeated="1006"/>
        </table:table-row>
        <table:table-row table:style-name="ro5">
          <table:table-cell office:value-type="float" office:value="341" calcext:value-type="float">
            <text:p>341</text:p>
          </table:table-cell>
          <table:table-cell table:formula="of:=[$Sheet1.$F341]&amp;&quot; | &quot;&amp;[$Sheet1.$H341]&amp;&quot; | &quot;&amp;TEXT([$Sheet1.$J341];&quot;ddmmmyy&quot;)&amp;&quot;-&quot;&amp;TEXT([$Sheet1.$K341];&quot;ddmmmyy&quot;)&amp;&quot; | &quot;&amp;[$Sheet1.$M341]&amp;&quot; | &quot;&amp;[$Sheet1.$O341]&amp;&quot; | &quot;&amp;[$Sheet1.$P341]&amp;&quot; | &quot;&amp;[$Sheet1.$Q341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Biomedical Technician Mentoring</text:p>
          </table:table-cell>
          <table:table-cell office:value-type="string" calcext:value-type="string">
            <text:p>Biomedical Mentoring Program</text:p>
          </table:table-cell>
          <table:table-cell office:value-type="string" calcext:value-type="string">
            <text:p>Formation par mentorat des technicien biomédical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Mentoring</text:p>
          </table:table-cell>
          <table:table-cell office:value-type="date" office:date-value="2022-03-29" calcext:value-type="date">
            <text:p>29-Mar-22</text:p>
          </table:table-cell>
          <table:table-cell office:value-type="date" office:date-value="2022-03-31" calcext:value-type="date">
            <text:p>31-Mar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JFK/MoH-HTMU / Montserado Hospital</text:p>
          </table:table-cell>
          <table:table-cell table:style-name="ce29" office:value-type="string" calcext:value-type="string">
            <text:p>Biomed Mentoring Liberia - Participant Tracking - 1 UPDATED.xlsx</text:p>
          </table:table-cell>
          <table:table-cell table:number-columns-repeated="1006"/>
        </table:table-row>
        <table:table-row table:style-name="ro5">
          <table:table-cell office:value-type="float" office:value="342" calcext:value-type="float">
            <text:p>342</text:p>
          </table:table-cell>
          <table:table-cell table:formula="of:=[$Sheet1.$F342]&amp;&quot; | &quot;&amp;[$Sheet1.$H342]&amp;&quot; | &quot;&amp;TEXT([$Sheet1.$J342];&quot;ddmmmyy&quot;)&amp;&quot;-&quot;&amp;TEXT([$Sheet1.$K342];&quot;ddmmmyy&quot;)&amp;&quot; | &quot;&amp;[$Sheet1.$M342]&amp;&quot; | &quot;&amp;[$Sheet1.$O342]&amp;&quot; | &quot;&amp;[$Sheet1.$P342]&amp;&quot; | &quot;&amp;[$Sheet1.$Q342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Physiotherapy Courses</text:p>
          </table:table-cell>
          <table:table-cell office:value-type="string" calcext:value-type="string">
            <text:p>Mobilizing Perioperative Patients: An eLearning Course for Nurses</text:p>
          </table:table-cell>
          <table:table-cell office:value-type="string" calcext:value-type="string">
            <text:p>Cours de physiothérapi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10-01" calcext:value-type="date">
            <text:p>1-Oct-22</text:p>
          </table:table-cell>
          <table:table-cell office:value-type="date" office:date-value="2022-10-31" calcext:value-type="date">
            <text:p>31-Oct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e-learning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zoom</text:p>
          </table:table-cell>
          <table:table-cell table:style-name="ce29" office:value-type="string" calcext:value-type="string">
            <text:p>Physio -periop Oct 22.xlsx</text:p>
          </table:table-cell>
          <table:table-cell table:number-columns-repeated="1006"/>
        </table:table-row>
        <table:table-row table:style-name="ro5">
          <table:table-cell office:value-type="float" office:value="343" calcext:value-type="float">
            <text:p>343</text:p>
          </table:table-cell>
          <table:table-cell table:formula="of:=[$Sheet1.$F343]&amp;&quot; | &quot;&amp;[$Sheet1.$H343]&amp;&quot; | &quot;&amp;TEXT([$Sheet1.$J343];&quot;ddmmmyy&quot;)&amp;&quot;-&quot;&amp;TEXT([$Sheet1.$K343];&quot;ddmmmyy&quot;)&amp;&quot; | &quot;&amp;[$Sheet1.$M343]&amp;&quot; | &quot;&amp;[$Sheet1.$O343]&amp;&quot; | &quot;&amp;[$Sheet1.$P343]&amp;&quot; | &quot;&amp;[$Sheet1.$Q343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Mental Health</text:p>
          </table:table-cell>
          <table:table-cell office:value-type="string" calcext:value-type="string">
            <text:p>Understanding People, Mental Health and Trauma</text:p>
          </table:table-cell>
          <table:table-cell office:value-type="string" calcext:value-type="string">
            <text:p>Cours de santé ment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11-07" calcext:value-type="date">
            <text:p>7-Nov-22</text:p>
          </table:table-cell>
          <table:table-cell office:value-type="date" office:date-value="2022-11-11" calcext:value-type="date">
            <text:p>11-Nov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Administrative Building</text:p>
          </table:table-cell>
          <table:table-cell table:style-name="ce29" office:value-type="string" calcext:value-type="string">
            <text:p>Mental Health Liberia Stats_2022-November.xlsx</text:p>
          </table:table-cell>
          <table:table-cell table:number-columns-repeated="1006"/>
        </table:table-row>
        <table:table-row table:style-name="ro5">
          <table:table-cell office:value-type="float" office:value="344" calcext:value-type="float">
            <text:p>344</text:p>
          </table:table-cell>
          <table:table-cell table:formula="of:=[$Sheet1.$F344]&amp;&quot; | &quot;&amp;[$Sheet1.$H344]&amp;&quot; | &quot;&amp;TEXT([$Sheet1.$J344];&quot;ddmmmyy&quot;)&amp;&quot;-&quot;&amp;TEXT([$Sheet1.$K344];&quot;ddmmmyy&quot;)&amp;&quot; | &quot;&amp;[$Sheet1.$M344]&amp;&quot; | &quot;&amp;[$Sheet1.$O344]&amp;&quot; | &quot;&amp;[$Sheet1.$P344]&amp;&quot; | &quot;&amp;[$Sheet1.$Q344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Mental Health</text:p>
          </table:table-cell>
          <table:table-cell office:value-type="string" calcext:value-type="string">
            <text:p>Understanding People, Mental Health and Trauma</text:p>
          </table:table-cell>
          <table:table-cell office:value-type="string" calcext:value-type="string">
            <text:p>Cours de santé ment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11-12" calcext:value-type="date">
            <text:p>12-Nov-22</text:p>
          </table:table-cell>
          <table:table-cell office:value-type="date" office:date-value="2022-11-17" calcext:value-type="date">
            <text:p>17-Nov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D. Tweh Guesthouse</text:p>
          </table:table-cell>
          <table:table-cell table:style-name="ce29" office:value-type="string" calcext:value-type="string">
            <text:p>Mental Health Liberia Stats_2022-November.xlsx</text:p>
          </table:table-cell>
          <table:table-cell table:number-columns-repeated="1006"/>
        </table:table-row>
        <table:table-row table:style-name="ro5">
          <table:table-cell office:value-type="float" office:value="345" calcext:value-type="float">
            <text:p>345</text:p>
          </table:table-cell>
          <table:table-cell table:formula="of:=[$Sheet1.$F345]&amp;&quot; | &quot;&amp;[$Sheet1.$H345]&amp;&quot; | &quot;&amp;TEXT([$Sheet1.$J345];&quot;ddmmmyy&quot;)&amp;&quot;-&quot;&amp;TEXT([$Sheet1.$K345];&quot;ddmmmyy&quot;)&amp;&quot; | &quot;&amp;[$Sheet1.$M345]&amp;&quot; | &quot;&amp;[$Sheet1.$O345]&amp;&quot; | &quot;&amp;[$Sheet1.$P345]&amp;&quot; | &quot;&amp;[$Sheet1.$Q345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Mental Health</text:p>
          </table:table-cell>
          <table:table-cell office:value-type="string" calcext:value-type="string">
            <text:p>Understanding People, Mental Health and Trauma</text:p>
          </table:table-cell>
          <table:table-cell office:value-type="string" calcext:value-type="string">
            <text:p>Cours de santé ment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2-11-21" calcext:value-type="date">
            <text:p>21-Nov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Gbarnga</text:p>
          </table:table-cell>
          <table:table-cell office:value-type="string" calcext:value-type="string">
            <text:p>St. Paul's Seminary</text:p>
          </table:table-cell>
          <table:table-cell table:style-name="ce29" office:value-type="string" calcext:value-type="string">
            <text:p>Mental Health Liberia Stats_2022-November.xlsx</text:p>
          </table:table-cell>
          <table:table-cell table:number-columns-repeated="1006"/>
        </table:table-row>
        <table:table-row table:style-name="ro5">
          <table:table-cell office:value-type="float" office:value="346" calcext:value-type="float">
            <text:p>346</text:p>
          </table:table-cell>
          <table:table-cell table:formula="of:=[$Sheet1.$F346]&amp;&quot; | &quot;&amp;[$Sheet1.$H346]&amp;&quot; | &quot;&amp;TEXT([$Sheet1.$J346];&quot;ddmmmyy&quot;)&amp;&quot;-&quot;&amp;TEXT([$Sheet1.$K346];&quot;ddmmmyy&quot;)&amp;&quot; | &quot;&amp;[$Sheet1.$M346]&amp;&quot; | &quot;&amp;[$Sheet1.$O346]&amp;&quot; | &quot;&amp;[$Sheet1.$P346]&amp;&quot; | &quot;&amp;[$Sheet1.$Q346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Mental Health</text:p>
          </table:table-cell>
          <table:table-cell office:value-type="string" calcext:value-type="string">
            <text:p>Understanding People, Mental Health and Trauma</text:p>
          </table:table-cell>
          <table:table-cell office:value-type="string" calcext:value-type="string">
            <text:p>Cours de santé ment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2-11-22" calcext:value-type="date">
            <text:p>22-Nov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Gbarnga</text:p>
          </table:table-cell>
          <table:table-cell office:value-type="string" calcext:value-type="string">
            <text:p>St. Paul's Seminary</text:p>
          </table:table-cell>
          <table:table-cell table:style-name="ce29" office:value-type="string" calcext:value-type="string">
            <text:p>Mental Health Liberia Stats_2022-November.xlsx</text:p>
          </table:table-cell>
          <table:table-cell table:number-columns-repeated="1006"/>
        </table:table-row>
        <table:table-row table:style-name="ro5">
          <table:table-cell office:value-type="float" office:value="347" calcext:value-type="float">
            <text:p>347</text:p>
          </table:table-cell>
          <table:table-cell table:formula="of:=[$Sheet1.$F347]&amp;&quot; | &quot;&amp;[$Sheet1.$H347]&amp;&quot; | &quot;&amp;TEXT([$Sheet1.$J347];&quot;ddmmmyy&quot;)&amp;&quot;-&quot;&amp;TEXT([$Sheet1.$K347];&quot;ddmmmyy&quot;)&amp;&quot; | &quot;&amp;[$Sheet1.$M347]&amp;&quot; | &quot;&amp;[$Sheet1.$O347]&amp;&quot; | &quot;&amp;[$Sheet1.$P347]&amp;&quot; | &quot;&amp;[$Sheet1.$Q347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table:number-columns-repeated="2" office:value-type="string" calcext:value-type="string">
            <text:p>Safe Surgery</text:p>
          </table:table-cell>
          <table:table-cell office:value-type="string" calcext:value-type="string">
            <text:p>Chirurgie plus sûr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11-15" calcext:value-type="date">
            <text:p>15-Nov-22</text:p>
          </table:table-cell>
          <table:table-cell office:value-type="date" office:date-value="2022-11-17" calcext:value-type="date">
            <text:p>17-Nov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Tappita</text:p>
          </table:table-cell>
          <table:table-cell office:value-type="string" calcext:value-type="string">
            <text:p>Jackson F. Doe Hospital</text:p>
          </table:table-cell>
          <table:table-cell table:style-name="ce29" office:value-type="string" calcext:value-type="string">
            <text:p>Safe Surgery - Liberia - Nov 22 - Statistics.xlsx</text:p>
          </table:table-cell>
          <table:table-cell table:number-columns-repeated="1006"/>
        </table:table-row>
        <table:table-row table:style-name="ro5">
          <table:table-cell office:value-type="float" office:value="348" calcext:value-type="float">
            <text:p>348</text:p>
          </table:table-cell>
          <table:table-cell table:formula="of:=[$Sheet1.$F348]&amp;&quot; | &quot;&amp;[$Sheet1.$H348]&amp;&quot; | &quot;&amp;TEXT([$Sheet1.$J348];&quot;ddmmmyy&quot;)&amp;&quot;-&quot;&amp;TEXT([$Sheet1.$K348];&quot;ddmmmyy&quot;)&amp;&quot; | &quot;&amp;[$Sheet1.$M348]&amp;&quot; | &quot;&amp;[$Sheet1.$O348]&amp;&quot; | &quot;&amp;[$Sheet1.$P348]&amp;&quot; | &quot;&amp;[$Sheet1.$Q348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table:number-columns-repeated="2" office:value-type="string" calcext:value-type="string">
            <text:p>Safe Surgery</text:p>
          </table:table-cell>
          <table:table-cell office:value-type="string" calcext:value-type="string">
            <text:p>Chirurgie plus sûr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11-21" calcext:value-type="date">
            <text:p>21-Nov-22</text:p>
          </table:table-cell>
          <table:table-cell office:value-type="date" office:date-value="2022-11-24" calcext:value-type="date">
            <text:p>24-Nov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Harper</text:p>
          </table:table-cell>
          <table:table-cell office:value-type="string" calcext:value-type="string">
            <text:p>J.J. Dossen Hospital</text:p>
          </table:table-cell>
          <table:table-cell table:style-name="ce29" office:value-type="string" calcext:value-type="string">
            <text:p>Safe Surgery - Liberia - Nov 22 - Statistics.xlsx</text:p>
          </table:table-cell>
          <table:table-cell table:number-columns-repeated="1006"/>
        </table:table-row>
        <table:table-row table:style-name="ro5">
          <table:table-cell office:value-type="float" office:value="349" calcext:value-type="float">
            <text:p>349</text:p>
          </table:table-cell>
          <table:table-cell table:formula="of:=[$Sheet1.$F349]&amp;&quot; | &quot;&amp;[$Sheet1.$H349]&amp;&quot; | &quot;&amp;TEXT([$Sheet1.$J349];&quot;ddmmmyy&quot;)&amp;&quot;-&quot;&amp;TEXT([$Sheet1.$K349];&quot;ddmmmyy&quot;)&amp;&quot; | &quot;&amp;[$Sheet1.$M349]&amp;&quot; | &quot;&amp;[$Sheet1.$O349]&amp;&quot; | &quot;&amp;[$Sheet1.$P349]&amp;&quot; | &quot;&amp;[$Sheet1.$Q349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table:number-columns-repeated="2" office:value-type="string" calcext:value-type="string">
            <text:p>SAFE Obstetric Anesthesia</text:p>
          </table:table-cell>
          <table:table-cell office:value-type="string" calcext:value-type="string">
            <text:p>Cours 'SAFE' en anesthésie obstétric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2-11-28" calcext:value-type="date">
            <text:p>28-Nov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outh Africa</text:p>
          </table:table-cell>
          <table:table-cell office:value-type="string" calcext:value-type="string">
            <text:p>East London</text:p>
          </table:table-cell>
          <table:table-cell office:value-type="string" calcext:value-type="string">
            <text:p>Gonubie Hotel</text:p>
          </table:table-cell>
          <table:table-cell table:style-name="ce29" office:value-type="string" calcext:value-type="string">
            <text:p>Copy of SAFE Course stats SA as at Dec 2022.xlsx</text:p>
          </table:table-cell>
          <table:table-cell table:number-columns-repeated="1006"/>
        </table:table-row>
        <table:table-row table:style-name="ro5">
          <table:table-cell office:value-type="float" office:value="350" calcext:value-type="float">
            <text:p>350</text:p>
          </table:table-cell>
          <table:table-cell table:formula="of:=[$Sheet1.$F350]&amp;&quot; | &quot;&amp;[$Sheet1.$H350]&amp;&quot; | &quot;&amp;TEXT([$Sheet1.$J350];&quot;ddmmmyy&quot;)&amp;&quot;-&quot;&amp;TEXT([$Sheet1.$K350];&quot;ddmmmyy&quot;)&amp;&quot; | &quot;&amp;[$Sheet1.$M350]&amp;&quot; | &quot;&amp;[$Sheet1.$O350]&amp;&quot; | &quot;&amp;[$Sheet1.$P350]&amp;&quot; | &quot;&amp;[$Sheet1.$Q350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Leadership Development</text:p>
          </table:table-cell>
          <table:table-cell office:value-type="string" calcext:value-type="string">
            <text:p>Leadership Development Training</text:p>
          </table:table-cell>
          <table:table-cell office:value-type="string" calcext:value-type="string">
            <text:p>Formation au développement du leadership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12-01" calcext:value-type="date">
            <text:p>1-Dec-22</text:p>
          </table:table-cell>
          <table:table-cell office:value-type="date" office:date-value="2022-12-30" calcext:value-type="date">
            <text:p>30-Dec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Harper</text:p>
          </table:table-cell>
          <table:table-cell office:value-type="string" calcext:value-type="string">
            <text:p>J. J. Dossen Hospital</text:p>
          </table:table-cell>
          <table:table-cell table:style-name="ce29" office:value-type="string" calcext:value-type="string">
            <text:p>LiberiaMentoring - December -Dorine and Joshua (1).xlsx</text:p>
          </table:table-cell>
          <table:table-cell table:number-columns-repeated="1006"/>
        </table:table-row>
        <table:table-row table:style-name="ro5">
          <table:table-cell office:value-type="float" office:value="351" calcext:value-type="float">
            <text:p>351</text:p>
          </table:table-cell>
          <table:table-cell table:formula="of:=[$Sheet1.$F351]&amp;&quot; | &quot;&amp;[$Sheet1.$H351]&amp;&quot; | &quot;&amp;TEXT([$Sheet1.$J351];&quot;ddmmmyy&quot;)&amp;&quot;-&quot;&amp;TEXT([$Sheet1.$K351];&quot;ddmmmyy&quot;)&amp;&quot; | &quot;&amp;[$Sheet1.$M351]&amp;&quot; | &quot;&amp;[$Sheet1.$O351]&amp;&quot; | &quot;&amp;[$Sheet1.$P351]&amp;&quot; | &quot;&amp;[$Sheet1.$Q351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Leadership Development</text:p>
          </table:table-cell>
          <table:table-cell office:value-type="string" calcext:value-type="string">
            <text:p>Leadership Development Training</text:p>
          </table:table-cell>
          <table:table-cell office:value-type="string" calcext:value-type="string">
            <text:p>Formation au développement du leadership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12-01" calcext:value-type="date">
            <text:p>1-Dec-22</text:p>
          </table:table-cell>
          <table:table-cell office:value-type="date" office:date-value="2022-12-30" calcext:value-type="date">
            <text:p>30-Dec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Tappita</text:p>
          </table:table-cell>
          <table:table-cell office:value-type="string" calcext:value-type="string">
            <text:p>JFD Referral Hospital</text:p>
          </table:table-cell>
          <table:table-cell table:style-name="ce29" office:value-type="string" calcext:value-type="string">
            <text:p>LiberiaMentoring - December -Dorine and Joshua (1).xlsx</text:p>
          </table:table-cell>
          <table:table-cell table:number-columns-repeated="1006"/>
        </table:table-row>
        <table:table-row table:style-name="ro5">
          <table:table-cell office:value-type="float" office:value="352" calcext:value-type="float">
            <text:p>352</text:p>
          </table:table-cell>
          <table:table-cell table:formula="of:=[$Sheet1.$F352]&amp;&quot; | &quot;&amp;[$Sheet1.$H352]&amp;&quot; | &quot;&amp;TEXT([$Sheet1.$J352];&quot;ddmmmyy&quot;)&amp;&quot;-&quot;&amp;TEXT([$Sheet1.$K352];&quot;ddmmmyy&quot;)&amp;&quot; | &quot;&amp;[$Sheet1.$M352]&amp;&quot; | &quot;&amp;[$Sheet1.$O352]&amp;&quot; | &quot;&amp;[$Sheet1.$P352]&amp;&quot; | &quot;&amp;[$Sheet1.$Q352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Leadership Development</text:p>
          </table:table-cell>
          <table:table-cell office:value-type="string" calcext:value-type="string">
            <text:p>Leadership Development Training</text:p>
          </table:table-cell>
          <table:table-cell office:value-type="string" calcext:value-type="string">
            <text:p>Formation au développement du leadership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11-01" calcext:value-type="date">
            <text:p>1-Nov-22</text:p>
          </table:table-cell>
          <table:table-cell office:value-type="date" office:date-value="2022-11-30" calcext:value-type="date">
            <text:p>30-Nov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Gbarpolu</text:p>
          </table:table-cell>
          <table:table-cell office:value-type="string" calcext:value-type="string">
            <text:p>Emirates Hospital</text:p>
          </table:table-cell>
          <table:table-cell table:style-name="ce29" office:value-type="string" calcext:value-type="string">
            <text:p>Leadership Development Training Oct Nov Dec 2022 Registers (1).xlsx</text:p>
          </table:table-cell>
          <table:table-cell table:number-columns-repeated="1006"/>
        </table:table-row>
        <table:table-row table:style-name="ro5">
          <table:table-cell office:value-type="float" office:value="353" calcext:value-type="float">
            <text:p>353</text:p>
          </table:table-cell>
          <table:table-cell table:formula="of:=[$Sheet1.$F353]&amp;&quot; | &quot;&amp;[$Sheet1.$H353]&amp;&quot; | &quot;&amp;TEXT([$Sheet1.$J353];&quot;ddmmmyy&quot;)&amp;&quot;-&quot;&amp;TEXT([$Sheet1.$K353];&quot;ddmmmyy&quot;)&amp;&quot; | &quot;&amp;[$Sheet1.$M353]&amp;&quot; | &quot;&amp;[$Sheet1.$O353]&amp;&quot; | &quot;&amp;[$Sheet1.$P353]&amp;&quot; | &quot;&amp;[$Sheet1.$Q353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Leadership Development</text:p>
          </table:table-cell>
          <table:table-cell office:value-type="string" calcext:value-type="string">
            <text:p>Leadership Development Training</text:p>
          </table:table-cell>
          <table:table-cell office:value-type="string" calcext:value-type="string">
            <text:p>Formation au développement du leadership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11-01" calcext:value-type="date">
            <text:p>1-Nov-22</text:p>
          </table:table-cell>
          <table:table-cell office:value-type="date" office:date-value="2022-11-30" calcext:value-type="date">
            <text:p>30-Nov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Tappita</text:p>
          </table:table-cell>
          <table:table-cell office:value-type="string" calcext:value-type="string">
            <text:p>JFD Referral Hospital</text:p>
          </table:table-cell>
          <table:table-cell table:style-name="ce29" office:value-type="string" calcext:value-type="string">
            <text:p>Leadership Development Training Oct Nov Dec 2022 Registers (1).xlsx</text:p>
          </table:table-cell>
          <table:table-cell table:number-columns-repeated="1006"/>
        </table:table-row>
        <table:table-row table:style-name="ro5">
          <table:table-cell office:value-type="float" office:value="354" calcext:value-type="float">
            <text:p>354</text:p>
          </table:table-cell>
          <table:table-cell table:formula="of:=[$Sheet1.$F354]&amp;&quot; | &quot;&amp;[$Sheet1.$H354]&amp;&quot; | &quot;&amp;TEXT([$Sheet1.$J354];&quot;ddmmmyy&quot;)&amp;&quot;-&quot;&amp;TEXT([$Sheet1.$K354];&quot;ddmmmyy&quot;)&amp;&quot; | &quot;&amp;[$Sheet1.$M354]&amp;&quot; | &quot;&amp;[$Sheet1.$O354]&amp;&quot; | &quot;&amp;[$Sheet1.$P354]&amp;&quot; | &quot;&amp;[$Sheet1.$Q354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Leadership Development</text:p>
          </table:table-cell>
          <table:table-cell office:value-type="string" calcext:value-type="string">
            <text:p>Leadership Development Training</text:p>
          </table:table-cell>
          <table:table-cell office:value-type="string" calcext:value-type="string">
            <text:p>Formation au développement du leadership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11-01" calcext:value-type="date">
            <text:p>1-Nov-22</text:p>
          </table:table-cell>
          <table:table-cell office:value-type="date" office:date-value="2022-11-30" calcext:value-type="date">
            <text:p>30-Nov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Redemption Hospital</text:p>
          </table:table-cell>
          <table:table-cell table:style-name="ce29" office:value-type="string" calcext:value-type="string">
            <text:p>Leadership Development Training Oct Nov Dec 2022 Registers (1).xlsx</text:p>
          </table:table-cell>
          <table:table-cell table:number-columns-repeated="1006"/>
        </table:table-row>
        <table:table-row table:style-name="ro5">
          <table:table-cell office:value-type="float" office:value="355" calcext:value-type="float">
            <text:p>355</text:p>
          </table:table-cell>
          <table:table-cell table:formula="of:=[$Sheet1.$F355]&amp;&quot; | &quot;&amp;[$Sheet1.$H355]&amp;&quot; | &quot;&amp;TEXT([$Sheet1.$J355];&quot;ddmmmyy&quot;)&amp;&quot;-&quot;&amp;TEXT([$Sheet1.$K355];&quot;ddmmmyy&quot;)&amp;&quot; | &quot;&amp;[$Sheet1.$M355]&amp;&quot; | &quot;&amp;[$Sheet1.$O355]&amp;&quot; | &quot;&amp;[$Sheet1.$P355]&amp;&quot; | &quot;&amp;[$Sheet1.$Q355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table:number-columns-repeated="2" office:value-type="string" calcext:value-type="string">
            <text:p>Safe Surgery</text:p>
          </table:table-cell>
          <table:table-cell office:value-type="string" calcext:value-type="string">
            <text:p>Chirurgie plus sûr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11-06" calcext:value-type="date">
            <text:p>6-Nov-22</text:p>
          </table:table-cell>
          <table:table-cell office:value-type="date" office:date-value="2022-11-08" calcext:value-type="date">
            <text:p>8-Nov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JFK Memorial Medical Center</text:p>
          </table:table-cell>
          <table:table-cell table:style-name="ce29" office:value-type="string" calcext:value-type="string">
            <text:p>Safe Surgery - Liberia - Dec 22 - Statistics.xlsx</text:p>
          </table:table-cell>
          <table:table-cell table:number-columns-repeated="1006"/>
        </table:table-row>
        <table:table-row table:style-name="ro5">
          <table:table-cell office:value-type="float" office:value="356" calcext:value-type="float">
            <text:p>356</text:p>
          </table:table-cell>
          <table:table-cell table:formula="of:=[$Sheet1.$F356]&amp;&quot; | &quot;&amp;[$Sheet1.$H356]&amp;&quot; | &quot;&amp;TEXT([$Sheet1.$J356];&quot;ddmmmyy&quot;)&amp;&quot;-&quot;&amp;TEXT([$Sheet1.$K356];&quot;ddmmmyy&quot;)&amp;&quot; | &quot;&amp;[$Sheet1.$M356]&amp;&quot; | &quot;&amp;[$Sheet1.$O356]&amp;&quot; | &quot;&amp;[$Sheet1.$P356]&amp;&quot; | &quot;&amp;[$Sheet1.$Q356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PUMP: Barthimee Hospital</text:p>
          </table:table-cell>
          <table:table-cell office:value-type="string" calcext:value-type="string">
            <text:p>Mentoring Thies (Triage in Emergency Dept)</text:p>
          </table:table-cell>
          <table:table-cell office:value-type="string" calcext:value-type="string">
            <text:p>Cours d'echographie</text:p>
          </table:table-cell>
          <table:table-cell office:value-type="string" calcext:value-type="string">
            <text:p>Nurses</text:p>
          </table:table-cell>
          <table:table-cell office:value-type="string" calcext:value-type="string">
            <text:p>Mentoring</text:p>
          </table:table-cell>
          <table:table-cell table:number-columns-repeated="2" office:value-type="date" office:date-value="2022-11-02" calcext:value-type="date">
            <text:p>2-Nov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enegal</text:p>
          </table:table-cell>
          <table:table-cell office:value-type="string" calcext:value-type="string">
            <text:p>Thiés </text:p>
          </table:table-cell>
          <table:table-cell office:value-type="string" calcext:value-type="string">
            <text:p>L'hopital Barthimée</text:p>
          </table:table-cell>
          <table:table-cell table:style-name="ce29" office:value-type="string" calcext:value-type="string">
            <text:p>Barthimee Mentoring Statistics.xlsx</text:p>
          </table:table-cell>
          <table:table-cell table:number-columns-repeated="1006"/>
        </table:table-row>
        <table:table-row table:style-name="ro5">
          <table:table-cell office:value-type="float" office:value="357" calcext:value-type="float">
            <text:p>357</text:p>
          </table:table-cell>
          <table:table-cell table:formula="of:=[$Sheet1.$F357]&amp;&quot; | &quot;&amp;[$Sheet1.$H357]&amp;&quot; | &quot;&amp;TEXT([$Sheet1.$J357];&quot;ddmmmyy&quot;)&amp;&quot;-&quot;&amp;TEXT([$Sheet1.$K357];&quot;ddmmmyy&quot;)&amp;&quot; | &quot;&amp;[$Sheet1.$M357]&amp;&quot; | &quot;&amp;[$Sheet1.$O357]&amp;&quot; | &quot;&amp;[$Sheet1.$P357]&amp;&quot; | &quot;&amp;[$Sheet1.$Q357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PUMP: Barthimee Hospital</text:p>
          </table:table-cell>
          <table:table-cell office:value-type="string" calcext:value-type="string">
            <text:p>Mentoring Thies (Early Warning Scores and Observation Charts)</text:p>
          </table:table-cell>
          <table:table-cell office:value-type="string" calcext:value-type="string">
            <text:p>Cours d'echographie</text:p>
          </table:table-cell>
          <table:table-cell office:value-type="string" calcext:value-type="string">
            <text:p>Anesthesia Providers</text:p>
          </table:table-cell>
          <table:table-cell office:value-type="string" calcext:value-type="string">
            <text:p>Mentoring</text:p>
          </table:table-cell>
          <table:table-cell table:number-columns-repeated="2" office:value-type="date" office:date-value="2022-11-04" calcext:value-type="date">
            <text:p>4-Nov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enegal</text:p>
          </table:table-cell>
          <table:table-cell office:value-type="string" calcext:value-type="string">
            <text:p>Thiés </text:p>
          </table:table-cell>
          <table:table-cell office:value-type="string" calcext:value-type="string">
            <text:p>L'hopital Barthimée</text:p>
          </table:table-cell>
          <table:table-cell table:style-name="ce29" office:value-type="string" calcext:value-type="string">
            <text:p>Barthimee Mentoring Statistics.xlsx</text:p>
          </table:table-cell>
          <table:table-cell table:number-columns-repeated="1006"/>
        </table:table-row>
        <table:table-row table:style-name="ro5">
          <table:table-cell office:value-type="float" office:value="358" calcext:value-type="float">
            <text:p>358</text:p>
          </table:table-cell>
          <table:table-cell table:formula="of:=[$Sheet1.$F358]&amp;&quot; | &quot;&amp;[$Sheet1.$H358]&amp;&quot; | &quot;&amp;TEXT([$Sheet1.$J358];&quot;ddmmmyy&quot;)&amp;&quot;-&quot;&amp;TEXT([$Sheet1.$K358];&quot;ddmmmyy&quot;)&amp;&quot; | &quot;&amp;[$Sheet1.$M358]&amp;&quot; | &quot;&amp;[$Sheet1.$O358]&amp;&quot; | &quot;&amp;[$Sheet1.$P358]&amp;&quot; | &quot;&amp;[$Sheet1.$Q358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PUMP: Barthimee Hospital</text:p>
          </table:table-cell>
          <table:table-cell office:value-type="string" calcext:value-type="string">
            <text:p>Mentoring Thies (Early Warning Scores for Midwives)</text:p>
          </table:table-cell>
          <table:table-cell office:value-type="string" calcext:value-type="string">
            <text:p>Cours d'echographie</text:p>
          </table:table-cell>
          <table:table-cell office:value-type="string" calcext:value-type="string">
            <text:p>Midwives</text:p>
          </table:table-cell>
          <table:table-cell office:value-type="string" calcext:value-type="string">
            <text:p>Mentoring</text:p>
          </table:table-cell>
          <table:table-cell table:number-columns-repeated="2" office:value-type="date" office:date-value="2022-11-07" calcext:value-type="date">
            <text:p>7-Nov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enegal</text:p>
          </table:table-cell>
          <table:table-cell office:value-type="string" calcext:value-type="string">
            <text:p>Thiés </text:p>
          </table:table-cell>
          <table:table-cell office:value-type="string" calcext:value-type="string">
            <text:p>L'hopital Barthimée</text:p>
          </table:table-cell>
          <table:table-cell table:style-name="ce29" office:value-type="string" calcext:value-type="string">
            <text:p>Barthimee Mentoring Statistics.xlsx</text:p>
          </table:table-cell>
          <table:table-cell table:number-columns-repeated="1006"/>
        </table:table-row>
        <table:table-row table:style-name="ro5">
          <table:table-cell office:value-type="float" office:value="359" calcext:value-type="float">
            <text:p>359</text:p>
          </table:table-cell>
          <table:table-cell table:formula="of:=[$Sheet1.$F359]&amp;&quot; | &quot;&amp;[$Sheet1.$H359]&amp;&quot; | &quot;&amp;TEXT([$Sheet1.$J359];&quot;ddmmmyy&quot;)&amp;&quot;-&quot;&amp;TEXT([$Sheet1.$K359];&quot;ddmmmyy&quot;)&amp;&quot; | &quot;&amp;[$Sheet1.$M359]&amp;&quot; | &quot;&amp;[$Sheet1.$O359]&amp;&quot; | &quot;&amp;[$Sheet1.$P359]&amp;&quot; | &quot;&amp;[$Sheet1.$Q359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table:number-columns-repeated="2" office:value-type="string" calcext:value-type="string">
            <text:p>MSSI Nurse Training - Training of Trainers</text:p>
          </table:table-cell>
          <table:table-cell office:value-type="string" calcext:value-type="string">
            <text:p>MSSI cours de soins infirmiers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9-19" calcext:value-type="date">
            <text:p>19-Sep-22</text:p>
          </table:table-cell>
          <table:table-cell office:value-type="date" office:date-value="2022-09-23" calcext:value-type="date">
            <text:p>23-Sep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Corina Hotel</text:p>
          </table:table-cell>
          <table:table-cell table:style-name="ce29" office:value-type="string" calcext:value-type="string">
            <text:p>22LI MSSI Nurse Training - Statistics (1).xlsx</text:p>
          </table:table-cell>
          <table:table-cell table:number-columns-repeated="1006"/>
        </table:table-row>
        <table:table-row table:style-name="ro5">
          <table:table-cell office:value-type="float" office:value="360" calcext:value-type="float">
            <text:p>360</text:p>
          </table:table-cell>
          <table:table-cell table:formula="of:=[$Sheet1.$F360]&amp;&quot; | &quot;&amp;[$Sheet1.$H360]&amp;&quot; | &quot;&amp;TEXT([$Sheet1.$J360];&quot;ddmmmyy&quot;)&amp;&quot;-&quot;&amp;TEXT([$Sheet1.$K360];&quot;ddmmmyy&quot;)&amp;&quot; | &quot;&amp;[$Sheet1.$M360]&amp;&quot; | &quot;&amp;[$Sheet1.$O360]&amp;&quot; | &quot;&amp;[$Sheet1.$P360]&amp;&quot; | &quot;&amp;[$Sheet1.$Q360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table:number-columns-repeated="2" office:value-type="string" calcext:value-type="string">
            <text:p>MSSI Nurse Training</text:p>
          </table:table-cell>
          <table:table-cell office:value-type="string" calcext:value-type="string">
            <text:p>MSSI cours de soins infirmiers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9-26" calcext:value-type="date">
            <text:p>26-Sep-22</text:p>
          </table:table-cell>
          <table:table-cell office:value-type="date" office:date-value="2022-09-30" calcext:value-type="date">
            <text:p>30-Sep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Corina Hotel</text:p>
          </table:table-cell>
          <table:table-cell table:style-name="ce29" office:value-type="string" calcext:value-type="string">
            <text:p>22LI MSSI Nurse Training - Statistics (1).xlsx</text:p>
          </table:table-cell>
          <table:table-cell table:number-columns-repeated="1006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$Sheet1.$F361]&amp;&quot; | &quot;&amp;[$Sheet1.$H361]&amp;&quot; | &quot;&amp;TEXT([$Sheet1.$J361];&quot;ddmmmyy&quot;)&amp;&quot;-&quot;&amp;TEXT([$Sheet1.$K361];&quot;ddmmmyy&quot;)&amp;&quot; | &quot;&amp;[$Sheet1.$M361]&amp;&quot; | &quot;&amp;[$Sheet1.$O361]&amp;&quot; | &quot;&amp;[$Sheet1.$P361]&amp;&quot; | &quot;&amp;[$Sheet1.$Q361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Specialized Medical Education Sponsorship</text:p>
          </table:table-cell>
          <table:table-cell office:value-type="string" calcext:value-type="string">
            <text:p>Specialized Dental Education Sponsorship - 2022-2024 Classes - Guinea Students</text:p>
          </table:table-cell>
          <table:table-cell office:value-type="string" calcext:value-type="string">
            <text:p>Parrainage de l'enseignement médical spécialisé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1-01" calcext:value-type="date">
            <text:p>1-Jan-22</text:p>
          </table:table-cell>
          <table:table-cell office:value-type="date" office:date-value="2025-01-01" calcext:value-type="date">
            <text:p>1-Jan-25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Guinea</text:p>
          </table:table-cell>
          <table:table-cell office:value-type="string" calcext:value-type="string">
            <text:p>Conakry</text:p>
          </table:table-cell>
          <table:table-cell/>
          <table:table-cell table:style-name="ce30" office:value-type="string" calcext:value-type="string">
            <text:p><text:a xlink:href="../../../../../../:x:/r/sites/teams.programs-StatisticsandReporting/Shared%20Documents/Statistics%20and%20Reporting/Project%20Statistics/Not%20yet%20transferred%20to%20main%20spreadsheet/Ongoing/Gamal%20University%20Dental%20School%202022-23%20Statistics.xlsx%3Fd=wcc1059aa9cda4f7080a4d7a1a4dcbccb&amp;csf=1&amp;web=1&amp;e=hkddxI" xlink:type="simple">Gamal University Dental School 2022-23 Statistics.xlsx</text:a>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7" office:value-type="string" calcext:value-type="string">
            <text:p>IP22GN08</text:p>
          </table:table-cell>
          <table:table-cell table:number-columns-repeated="1003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$Sheet1.$F362]&amp;&quot; | &quot;&amp;[$Sheet1.$H362]&amp;&quot; | &quot;&amp;TEXT([$Sheet1.$J362];&quot;ddmmmyy&quot;)&amp;&quot;-&quot;&amp;TEXT([$Sheet1.$K362];&quot;ddmmmyy&quot;)&amp;&quot; | &quot;&amp;[$Sheet1.$M362]&amp;&quot; | &quot;&amp;[$Sheet1.$O362]&amp;&quot; | &quot;&amp;[$Sheet1.$P362]&amp;&quot; | &quot;&amp;[$Sheet1.$Q362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Specialized Medical Education Sponsorship</text:p>
          </table:table-cell>
          <table:table-cell office:value-type="string" calcext:value-type="string">
            <text:p>Specialized Anesthesia Education Sponsorship</text:p>
          </table:table-cell>
          <table:table-cell office:value-type="string" calcext:value-type="string">
            <text:p>Parrainage de l'enseignement médical spécialisé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1-01" calcext:value-type="date">
            <text:p>1-Jan-22</text:p>
          </table:table-cell>
          <table:table-cell office:value-type="date" office:date-value="2025-01-01" calcext:value-type="date">
            <text:p>1-Jan-25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Guinea</text:p>
          </table:table-cell>
          <table:table-cell office:value-type="string" calcext:value-type="string">
            <text:p>Conakry</text:p>
          </table:table-cell>
          <table:table-cell/>
          <table:table-cell table:style-name="ce30" office:value-type="string" calcext:value-type="string">
            <text:p><text:a xlink:href="../../../../../../:x:/r/sites/teams.programs-StatisticsandReporting/Shared%20Documents/Statistics%20and%20Reporting/Project%20Statistics/Not%20yet%20transferred%20to%20main%20spreadsheet/Ongoing/Gamal%20University%20Dental%20School%202022-23%20Statistics.xlsx%3Fd=wcc1059aa9cda4f7080a4d7a1a4dcbccb&amp;csf=1&amp;web=1&amp;e=hkddxI" xlink:type="simple">Gamal University Dental School 2022-23 Statistics.xlsx</text:a>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7" office:value-type="string" calcext:value-type="string">
            <text:p>IP22GN08</text:p>
          </table:table-cell>
          <table:table-cell table:number-columns-repeated="1003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$Sheet1.$F363]&amp;&quot; | &quot;&amp;[$Sheet1.$H363]&amp;&quot; | &quot;&amp;TEXT([$Sheet1.$J363];&quot;ddmmmyy&quot;)&amp;&quot;-&quot;&amp;TEXT([$Sheet1.$K363];&quot;ddmmmyy&quot;)&amp;&quot; | &quot;&amp;[$Sheet1.$M363]&amp;&quot; | &quot;&amp;[$Sheet1.$O363]&amp;&quot; | &quot;&amp;[$Sheet1.$P363]&amp;&quot; | &quot;&amp;[$Sheet1.$Q363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Specialized Medical Education Sponsorship</text:p>
          </table:table-cell>
          <table:table-cell office:value-type="string" calcext:value-type="string">
            <text:p>Specialized Maxillofacial Education Sponsorship</text:p>
          </table:table-cell>
          <table:table-cell office:value-type="string" calcext:value-type="string">
            <text:p>Parrainage de l'enseignement médical spécialisé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1-01" calcext:value-type="date">
            <text:p>1-Jan-22</text:p>
          </table:table-cell>
          <table:table-cell office:value-type="date" office:date-value="2025-01-01" calcext:value-type="date">
            <text:p>1-Jan-25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Guinea</text:p>
          </table:table-cell>
          <table:table-cell office:value-type="string" calcext:value-type="string">
            <text:p>Conakry</text:p>
          </table:table-cell>
          <table:table-cell/>
          <table:table-cell table:style-name="ce30" office:value-type="string" calcext:value-type="string">
            <text:p><text:a xlink:href="../../../../../../:x:/r/sites/teams.programs-StatisticsandReporting/Shared%20Documents/Statistics%20and%20Reporting/Project%20Statistics/Not%20yet%20transferred%20to%20main%20spreadsheet/Ongoing/Gamal%20University%20Dental%20School%202022-23%20Statistics.xlsx%3Fd=wcc1059aa9cda4f7080a4d7a1a4dcbccb&amp;csf=1&amp;web=1&amp;e=hkddxI" xlink:type="simple">Gamal University Dental School 2022-23 Statistics.xlsx</text:a>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7" office:value-type="string" calcext:value-type="string">
            <text:p>IP22GN08</text:p>
          </table:table-cell>
          <table:table-cell table:number-columns-repeated="1003"/>
        </table:table-row>
        <table:table-row table:style-name="ro5">
          <table:table-cell office:value-type="float" office:value="364" calcext:value-type="float">
            <text:p>364</text:p>
          </table:table-cell>
          <table:table-cell table:formula="of:=[$Sheet1.$F364]&amp;&quot; | &quot;&amp;[$Sheet1.$H364]&amp;&quot; | &quot;&amp;TEXT([$Sheet1.$J364];&quot;ddmmmyy&quot;)&amp;&quot;-&quot;&amp;TEXT([$Sheet1.$K364];&quot;ddmmmyy&quot;)&amp;&quot; | &quot;&amp;[$Sheet1.$M364]&amp;&quot; | &quot;&amp;[$Sheet1.$O364]&amp;&quot; | &quot;&amp;[$Sheet1.$P364]&amp;&quot; | &quot;&amp;[$Sheet1.$Q364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Maxillofacial Surgery</text:p>
          </table:table-cell>
          <table:table-cell office:value-type="string" calcext:value-type="string">
            <text:p>Chirurgie maxillo-faciale / ORL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Maxillofacial</text:p>
          </table:table-cell>
          <table:table-cell office:value-type="date" office:date-value="2023-02-23" calcext:value-type="date">
            <text:p>23-Feb-23</text:p>
          </table:table-cell>
          <table:table-cell office:value-type="date" office:date-value="2023-07-04" calcext:value-type="date">
            <text:p>4-Jul-23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Global Mercy</text:p>
          </table:table-cell>
          <table:table-cell table:style-name="ce29"/>
          <table:table-cell table:number-columns-repeated="2"/>
          <table:table-cell office:value-type="string" calcext:value-type="string">
            <text:p>IP23SN03</text:p>
          </table:table-cell>
          <table:table-cell table:number-columns-repeated="1003"/>
        </table:table-row>
        <table:table-row table:style-name="ro5">
          <table:table-cell office:value-type="float" office:value="365" calcext:value-type="float">
            <text:p>365</text:p>
          </table:table-cell>
          <table:table-cell table:formula="of:=[$Sheet1.$F365]&amp;&quot; | &quot;&amp;[$Sheet1.$H365]&amp;&quot; | &quot;&amp;TEXT([$Sheet1.$J365];&quot;ddmmmyy&quot;)&amp;&quot;-&quot;&amp;TEXT([$Sheet1.$K365];&quot;ddmmmyy&quot;)&amp;&quot; | &quot;&amp;[$Sheet1.$M365]&amp;&quot; | &quot;&amp;[$Sheet1.$O365]&amp;&quot; | &quot;&amp;[$Sheet1.$P365]&amp;&quot; | &quot;&amp;[$Sheet1.$Q365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Women's Health Surgery</text:p>
          </table:table-cell>
          <table:table-cell office:value-type="string" calcext:value-type="string">
            <text:p>Chirurgie en santé des femmes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Women's Health</text:p>
          </table:table-cell>
          <table:table-cell office:value-type="date" office:date-value="2023-02-23" calcext:value-type="date">
            <text:p>23-Feb-23</text:p>
          </table:table-cell>
          <table:table-cell office:value-type="date" office:date-value="2023-07-04" calcext:value-type="date">
            <text:p>4-Jul-23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Global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366" calcext:value-type="float">
            <text:p>366</text:p>
          </table:table-cell>
          <table:table-cell table:formula="of:=[$Sheet1.$F366]&amp;&quot; | &quot;&amp;[$Sheet1.$H366]&amp;&quot; | &quot;&amp;TEXT([$Sheet1.$J366];&quot;ddmmmyy&quot;)&amp;&quot;-&quot;&amp;TEXT([$Sheet1.$K366];&quot;ddmmmyy&quot;)&amp;&quot; | &quot;&amp;[$Sheet1.$M366]&amp;&quot; | &quot;&amp;[$Sheet1.$O366]&amp;&quot; | &quot;&amp;[$Sheet1.$P366]&amp;&quot; | &quot;&amp;[$Sheet1.$Q366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General Surgery</text:p>
          </table:table-cell>
          <table:table-cell office:value-type="string" calcext:value-type="string">
            <text:p>Chirurgie général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General</text:p>
          </table:table-cell>
          <table:table-cell office:value-type="date" office:date-value="2023-02-23" calcext:value-type="date">
            <text:p>23-Feb-23</text:p>
          </table:table-cell>
          <table:table-cell office:value-type="date" office:date-value="2023-07-04" calcext:value-type="date">
            <text:p>4-Jul-23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Global Mercy</text:p>
          </table:table-cell>
          <table:table-cell table:style-name="ce29"/>
          <table:table-cell table:number-columns-repeated="2"/>
          <table:table-cell office:value-type="string" calcext:value-type="string">
            <text:p>IP23SN01</text:p>
          </table:table-cell>
          <table:table-cell table:number-columns-repeated="1003"/>
        </table:table-row>
        <table:table-row table:style-name="ro5">
          <table:table-cell office:value-type="float" office:value="367" calcext:value-type="float">
            <text:p>367</text:p>
          </table:table-cell>
          <table:table-cell table:formula="of:=[$Sheet1.$F367]&amp;&quot; | &quot;&amp;[$Sheet1.$H367]&amp;&quot; | &quot;&amp;TEXT([$Sheet1.$J367];&quot;ddmmmyy&quot;)&amp;&quot;-&quot;&amp;TEXT([$Sheet1.$K367];&quot;ddmmmyy&quot;)&amp;&quot; | &quot;&amp;[$Sheet1.$M367]&amp;&quot; | &quot;&amp;[$Sheet1.$O367]&amp;&quot; | &quot;&amp;[$Sheet1.$P367]&amp;&quot; | &quot;&amp;[$Sheet1.$Q367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Pediatric Specialized General Surgery</text:p>
          </table:table-cell>
          <table:table-cell office:value-type="string" calcext:value-type="string">
            <text:p>Chirurgie générale pédiatriqu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Pediatric Specialized General</text:p>
          </table:table-cell>
          <table:table-cell office:value-type="date" office:date-value="2023-02-23" calcext:value-type="date">
            <text:p>23-Feb-23</text:p>
          </table:table-cell>
          <table:table-cell office:value-type="date" office:date-value="2023-07-04" calcext:value-type="date">
            <text:p>4-Jul-23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Global Mercy</text:p>
          </table:table-cell>
          <table:table-cell table:style-name="ce29"/>
          <table:table-cell table:number-columns-repeated="2"/>
          <table:table-cell office:value-type="string" calcext:value-type="string">
            <text:p>IP23SN02</text:p>
          </table:table-cell>
          <table:table-cell table:number-columns-repeated="1003"/>
        </table:table-row>
        <table:table-row table:style-name="ro5">
          <table:table-cell office:value-type="float" office:value="368" calcext:value-type="float">
            <text:p>368</text:p>
          </table:table-cell>
          <table:table-cell table:formula="of:=[$Sheet1.$F368]&amp;&quot; | &quot;&amp;[$Sheet1.$H368]&amp;&quot; | &quot;&amp;TEXT([$Sheet1.$J368];&quot;ddmmmyy&quot;)&amp;&quot;-&quot;&amp;TEXT([$Sheet1.$K368];&quot;ddmmmyy&quot;)&amp;&quot; | &quot;&amp;[$Sheet1.$M368]&amp;&quot; | &quot;&amp;[$Sheet1.$O368]&amp;&quot; | &quot;&amp;[$Sheet1.$P368]&amp;&quot; | &quot;&amp;[$Sheet1.$Q368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Orthopedic Surgery</text:p>
          </table:table-cell>
          <table:table-cell office:value-type="string" calcext:value-type="string">
            <text:p>Chirurgie orthopédique pédiatrique 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Orthopedic</text:p>
          </table:table-cell>
          <table:table-cell office:value-type="date" office:date-value="2023-02-23" calcext:value-type="date">
            <text:p>23-Feb-23</text:p>
          </table:table-cell>
          <table:table-cell office:value-type="date" office:date-value="2023-07-04" calcext:value-type="date">
            <text:p>4-Jul-23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Global Mercy</text:p>
          </table:table-cell>
          <table:table-cell table:style-name="ce29"/>
          <table:table-cell table:number-columns-repeated="2"/>
          <table:table-cell office:value-type="string" calcext:value-type="string">
            <text:p>IP23SN04</text:p>
          </table:table-cell>
          <table:table-cell table:number-columns-repeated="1003"/>
        </table:table-row>
        <table:table-row table:style-name="ro5">
          <table:table-cell office:value-type="float" office:value="369" calcext:value-type="float">
            <text:p>369</text:p>
          </table:table-cell>
          <table:table-cell table:formula="of:=[$Sheet1.$F369]&amp;&quot; | &quot;&amp;[$Sheet1.$H369]&amp;&quot; | &quot;&amp;TEXT([$Sheet1.$J369];&quot;ddmmmyy&quot;)&amp;&quot;-&quot;&amp;TEXT([$Sheet1.$K369];&quot;ddmmmyy&quot;)&amp;&quot; | &quot;&amp;[$Sheet1.$M369]&amp;&quot; | &quot;&amp;[$Sheet1.$O369]&amp;&quot; | &quot;&amp;[$Sheet1.$P369]&amp;&quot; | &quot;&amp;[$Sheet1.$Q369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Plastics Surgery</text:p>
          </table:table-cell>
          <table:table-cell office:value-type="string" calcext:value-type="string">
            <text:p>Chirurgie plastique et reconstructiv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Plastics</text:p>
          </table:table-cell>
          <table:table-cell office:value-type="date" office:date-value="2023-02-23" calcext:value-type="date">
            <text:p>23-Feb-23</text:p>
          </table:table-cell>
          <table:table-cell office:value-type="date" office:date-value="2023-07-04" calcext:value-type="date">
            <text:p>4-Jul-23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Global Mercy</text:p>
          </table:table-cell>
          <table:table-cell table:style-name="ce29"/>
          <table:table-cell table:number-columns-repeated="2"/>
          <table:table-cell office:value-type="string" calcext:value-type="string">
            <text:p>IP23SN05</text:p>
          </table:table-cell>
          <table:table-cell table:number-columns-repeated="1003"/>
        </table:table-row>
        <table:table-row table:style-name="ro5">
          <table:table-cell office:value-type="float" office:value="370" calcext:value-type="float">
            <text:p>370</text:p>
          </table:table-cell>
          <table:table-cell table:formula="of:=[$Sheet1.$F370]&amp;&quot; | &quot;&amp;[$Sheet1.$H370]&amp;&quot; | &quot;&amp;TEXT([$Sheet1.$J370];&quot;ddmmmyy&quot;)&amp;&quot;-&quot;&amp;TEXT([$Sheet1.$K370];&quot;ddmmmyy&quot;)&amp;&quot; | &quot;&amp;[$Sheet1.$M370]&amp;&quot; | &quot;&amp;[$Sheet1.$O370]&amp;&quot; | &quot;&amp;[$Sheet1.$P370]&amp;&quot; | &quot;&amp;[$Sheet1.$Q370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Ophthalmic Surgery</text:p>
          </table:table-cell>
          <table:table-cell office:value-type="string" calcext:value-type="string">
            <text:p>Chirurgie ophtalmologique 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Ophthalmic</text:p>
          </table:table-cell>
          <table:table-cell office:value-type="date" office:date-value="2023-02-23" calcext:value-type="date">
            <text:p>23-Feb-23</text:p>
          </table:table-cell>
          <table:table-cell office:value-type="date" office:date-value="2023-07-04" calcext:value-type="date">
            <text:p>4-Jul-23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Global Mercy</text:p>
          </table:table-cell>
          <table:table-cell table:style-name="ce29"/>
          <table:table-cell table:number-columns-repeated="2"/>
          <table:table-cell office:value-type="string" calcext:value-type="string">
            <text:p>IP23SN06</text:p>
          </table:table-cell>
          <table:table-cell table:number-columns-repeated="1003"/>
        </table:table-row>
        <table:table-row table:style-name="ro5">
          <table:table-cell office:value-type="float" office:value="371" calcext:value-type="float">
            <text:p>371</text:p>
          </table:table-cell>
          <table:table-cell table:formula="of:=[$Sheet1.$F371]&amp;&quot; | &quot;&amp;[$Sheet1.$H371]&amp;&quot; | &quot;&amp;TEXT([$Sheet1.$J371];&quot;ddmmmyy&quot;)&amp;&quot;-&quot;&amp;TEXT([$Sheet1.$K371];&quot;ddmmmyy&quot;)&amp;&quot; | &quot;&amp;[$Sheet1.$M371]&amp;&quot; | &quot;&amp;[$Sheet1.$O371]&amp;&quot; | &quot;&amp;[$Sheet1.$P371]&amp;&quot; | &quot;&amp;[$Sheet1.$Q371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Maxillofacial Surgery</text:p>
          </table:table-cell>
          <table:table-cell office:value-type="string" calcext:value-type="string">
            <text:p>Chirurgie maxillo-faciale / ORL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Maxillofacial</text:p>
          </table:table-cell>
          <table:table-cell office:value-type="date" office:date-value="2023-02-23" calcext:value-type="date">
            <text:p>23-Feb-23</text:p>
          </table:table-cell>
          <table:table-cell office:value-type="date" office:date-value="2023-07-04" calcext:value-type="date">
            <text:p>4-Jul-23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Gambia</text:p>
          </table:table-cell>
          <table:table-cell/>
          <table:table-cell office:value-type="string" calcext:value-type="string">
            <text:p>Global Mercy</text:p>
          </table:table-cell>
          <table:table-cell table:style-name="ce29"/>
          <table:table-cell table:number-columns-repeated="2"/>
          <table:table-cell office:value-type="string" calcext:value-type="string">
            <text:p>IP23SN03</text:p>
          </table:table-cell>
          <table:table-cell table:number-columns-repeated="1003"/>
        </table:table-row>
        <table:table-row table:style-name="ro5">
          <table:table-cell office:value-type="float" office:value="372" calcext:value-type="float">
            <text:p>372</text:p>
          </table:table-cell>
          <table:table-cell table:formula="of:=[$Sheet1.$F372]&amp;&quot; | &quot;&amp;[$Sheet1.$H372]&amp;&quot; | &quot;&amp;TEXT([$Sheet1.$J372];&quot;ddmmmyy&quot;)&amp;&quot;-&quot;&amp;TEXT([$Sheet1.$K372];&quot;ddmmmyy&quot;)&amp;&quot; | &quot;&amp;[$Sheet1.$M372]&amp;&quot; | &quot;&amp;[$Sheet1.$O372]&amp;&quot; | &quot;&amp;[$Sheet1.$P372]&amp;&quot; | &quot;&amp;[$Sheet1.$Q372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Women's Health Surgery</text:p>
          </table:table-cell>
          <table:table-cell office:value-type="string" calcext:value-type="string">
            <text:p>Chirurgie en santé des femmes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Women's Health</text:p>
          </table:table-cell>
          <table:table-cell office:value-type="date" office:date-value="2023-02-23" calcext:value-type="date">
            <text:p>23-Feb-23</text:p>
          </table:table-cell>
          <table:table-cell office:value-type="date" office:date-value="2023-07-04" calcext:value-type="date">
            <text:p>4-Jul-23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Gambia</text:p>
          </table:table-cell>
          <table:table-cell/>
          <table:table-cell office:value-type="string" calcext:value-type="string">
            <text:p>Global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373" calcext:value-type="float">
            <text:p>373</text:p>
          </table:table-cell>
          <table:table-cell table:formula="of:=[$Sheet1.$F373]&amp;&quot; | &quot;&amp;[$Sheet1.$H373]&amp;&quot; | &quot;&amp;TEXT([$Sheet1.$J373];&quot;ddmmmyy&quot;)&amp;&quot;-&quot;&amp;TEXT([$Sheet1.$K373];&quot;ddmmmyy&quot;)&amp;&quot; | &quot;&amp;[$Sheet1.$M373]&amp;&quot; | &quot;&amp;[$Sheet1.$O373]&amp;&quot; | &quot;&amp;[$Sheet1.$P373]&amp;&quot; | &quot;&amp;[$Sheet1.$Q373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General Surgery</text:p>
          </table:table-cell>
          <table:table-cell office:value-type="string" calcext:value-type="string">
            <text:p>Chirurgie général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General</text:p>
          </table:table-cell>
          <table:table-cell office:value-type="date" office:date-value="2023-02-23" calcext:value-type="date">
            <text:p>23-Feb-23</text:p>
          </table:table-cell>
          <table:table-cell office:value-type="date" office:date-value="2023-07-04" calcext:value-type="date">
            <text:p>4-Jul-23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Gambia</text:p>
          </table:table-cell>
          <table:table-cell/>
          <table:table-cell office:value-type="string" calcext:value-type="string">
            <text:p>Global Mercy</text:p>
          </table:table-cell>
          <table:table-cell table:style-name="ce29"/>
          <table:table-cell table:number-columns-repeated="2"/>
          <table:table-cell office:value-type="string" calcext:value-type="string">
            <text:p>IP23SN01</text:p>
          </table:table-cell>
          <table:table-cell table:number-columns-repeated="1003"/>
        </table:table-row>
        <table:table-row table:style-name="ro5">
          <table:table-cell office:value-type="float" office:value="374" calcext:value-type="float">
            <text:p>374</text:p>
          </table:table-cell>
          <table:table-cell table:formula="of:=[$Sheet1.$F374]&amp;&quot; | &quot;&amp;[$Sheet1.$H374]&amp;&quot; | &quot;&amp;TEXT([$Sheet1.$J374];&quot;ddmmmyy&quot;)&amp;&quot;-&quot;&amp;TEXT([$Sheet1.$K374];&quot;ddmmmyy&quot;)&amp;&quot; | &quot;&amp;[$Sheet1.$M374]&amp;&quot; | &quot;&amp;[$Sheet1.$O374]&amp;&quot; | &quot;&amp;[$Sheet1.$P374]&amp;&quot; | &quot;&amp;[$Sheet1.$Q374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Pediatric Specialized General Surgery</text:p>
          </table:table-cell>
          <table:table-cell office:value-type="string" calcext:value-type="string">
            <text:p>Chirurgie générale pédiatriqu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Pediatric Specialized General</text:p>
          </table:table-cell>
          <table:table-cell office:value-type="date" office:date-value="2023-02-23" calcext:value-type="date">
            <text:p>23-Feb-23</text:p>
          </table:table-cell>
          <table:table-cell office:value-type="date" office:date-value="2023-07-04" calcext:value-type="date">
            <text:p>4-Jul-23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Gambia</text:p>
          </table:table-cell>
          <table:table-cell/>
          <table:table-cell office:value-type="string" calcext:value-type="string">
            <text:p>Global Mercy</text:p>
          </table:table-cell>
          <table:table-cell table:style-name="ce29"/>
          <table:table-cell table:number-columns-repeated="2"/>
          <table:table-cell office:value-type="string" calcext:value-type="string">
            <text:p>IP23SN02</text:p>
          </table:table-cell>
          <table:table-cell table:number-columns-repeated="1003"/>
        </table:table-row>
        <table:table-row table:style-name="ro5">
          <table:table-cell office:value-type="float" office:value="375" calcext:value-type="float">
            <text:p>375</text:p>
          </table:table-cell>
          <table:table-cell table:formula="of:=[$Sheet1.$F375]&amp;&quot; | &quot;&amp;[$Sheet1.$H375]&amp;&quot; | &quot;&amp;TEXT([$Sheet1.$J375];&quot;ddmmmyy&quot;)&amp;&quot;-&quot;&amp;TEXT([$Sheet1.$K375];&quot;ddmmmyy&quot;)&amp;&quot; | &quot;&amp;[$Sheet1.$M375]&amp;&quot; | &quot;&amp;[$Sheet1.$O375]&amp;&quot; | &quot;&amp;[$Sheet1.$P375]&amp;&quot; | &quot;&amp;[$Sheet1.$Q375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Orthopedic Surgery</text:p>
          </table:table-cell>
          <table:table-cell office:value-type="string" calcext:value-type="string">
            <text:p>Chirurgie orthopédique pédiatrique 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Orthopedic</text:p>
          </table:table-cell>
          <table:table-cell office:value-type="date" office:date-value="2023-02-23" calcext:value-type="date">
            <text:p>23-Feb-23</text:p>
          </table:table-cell>
          <table:table-cell office:value-type="date" office:date-value="2023-07-04" calcext:value-type="date">
            <text:p>4-Jul-23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Gambia</text:p>
          </table:table-cell>
          <table:table-cell/>
          <table:table-cell office:value-type="string" calcext:value-type="string">
            <text:p>Global Mercy</text:p>
          </table:table-cell>
          <table:table-cell table:style-name="ce29"/>
          <table:table-cell table:number-columns-repeated="2"/>
          <table:table-cell office:value-type="string" calcext:value-type="string">
            <text:p>IP23SN04</text:p>
          </table:table-cell>
          <table:table-cell table:number-columns-repeated="1003"/>
        </table:table-row>
        <table:table-row table:style-name="ro5">
          <table:table-cell office:value-type="float" office:value="376" calcext:value-type="float">
            <text:p>376</text:p>
          </table:table-cell>
          <table:table-cell table:formula="of:=[$Sheet1.$F376]&amp;&quot; | &quot;&amp;[$Sheet1.$H376]&amp;&quot; | &quot;&amp;TEXT([$Sheet1.$J376];&quot;ddmmmyy&quot;)&amp;&quot;-&quot;&amp;TEXT([$Sheet1.$K376];&quot;ddmmmyy&quot;)&amp;&quot; | &quot;&amp;[$Sheet1.$M376]&amp;&quot; | &quot;&amp;[$Sheet1.$O376]&amp;&quot; | &quot;&amp;[$Sheet1.$P376]&amp;&quot; | &quot;&amp;[$Sheet1.$Q376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Plastics Surgery</text:p>
          </table:table-cell>
          <table:table-cell office:value-type="string" calcext:value-type="string">
            <text:p>Chirurgie plastique et reconstructiv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Plastics</text:p>
          </table:table-cell>
          <table:table-cell office:value-type="date" office:date-value="2023-02-23" calcext:value-type="date">
            <text:p>23-Feb-23</text:p>
          </table:table-cell>
          <table:table-cell office:value-type="date" office:date-value="2023-07-04" calcext:value-type="date">
            <text:p>4-Jul-23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Gambia</text:p>
          </table:table-cell>
          <table:table-cell/>
          <table:table-cell office:value-type="string" calcext:value-type="string">
            <text:p>Global Mercy</text:p>
          </table:table-cell>
          <table:table-cell table:style-name="ce29"/>
          <table:table-cell table:number-columns-repeated="2"/>
          <table:table-cell office:value-type="string" calcext:value-type="string">
            <text:p>IP23SN05</text:p>
          </table:table-cell>
          <table:table-cell table:number-columns-repeated="1003"/>
        </table:table-row>
        <table:table-row table:style-name="ro5">
          <table:table-cell office:value-type="float" office:value="377" calcext:value-type="float">
            <text:p>377</text:p>
          </table:table-cell>
          <table:table-cell table:formula="of:=[$Sheet1.$F377]&amp;&quot; | &quot;&amp;[$Sheet1.$H377]&amp;&quot; | &quot;&amp;TEXT([$Sheet1.$J377];&quot;ddmmmyy&quot;)&amp;&quot;-&quot;&amp;TEXT([$Sheet1.$K377];&quot;ddmmmyy&quot;)&amp;&quot; | &quot;&amp;[$Sheet1.$M377]&amp;&quot; | &quot;&amp;[$Sheet1.$O377]&amp;&quot; | &quot;&amp;[$Sheet1.$P377]&amp;&quot; | &quot;&amp;[$Sheet1.$Q377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Ophthalmic Surgery</text:p>
          </table:table-cell>
          <table:table-cell office:value-type="string" calcext:value-type="string">
            <text:p>Chirurgie ophtalmologique 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Ophthalmic</text:p>
          </table:table-cell>
          <table:table-cell office:value-type="date" office:date-value="2023-02-23" calcext:value-type="date">
            <text:p>23-Feb-23</text:p>
          </table:table-cell>
          <table:table-cell office:value-type="date" office:date-value="2023-07-04" calcext:value-type="date">
            <text:p>4-Jul-23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Gambia</text:p>
          </table:table-cell>
          <table:table-cell/>
          <table:table-cell office:value-type="string" calcext:value-type="string">
            <text:p>Global Mercy</text:p>
          </table:table-cell>
          <table:table-cell table:style-name="ce29"/>
          <table:table-cell table:number-columns-repeated="2"/>
          <table:table-cell office:value-type="string" calcext:value-type="string">
            <text:p>IP23SN06</text:p>
          </table:table-cell>
          <table:table-cell table:number-columns-repeated="1003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$Sheet1.$F378]&amp;&quot; | &quot;&amp;[$Sheet1.$H378]&amp;&quot; | &quot;&amp;TEXT([$Sheet1.$J378];&quot;ddmmmyy&quot;)&amp;&quot;-&quot;&amp;TEXT([$Sheet1.$K378];&quot;ddmmmyy&quot;)&amp;&quot; | &quot;&amp;[$Sheet1.$M378]&amp;&quot; | &quot;&amp;[$Sheet1.$O378]&amp;&quot; | &quot;&amp;[$Sheet1.$P378]&amp;&quot; | &quot;&amp;[$Sheet1.$Q378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Biomedical Technician Mentoring</text:p>
          </table:table-cell>
          <table:table-cell office:value-type="string" calcext:value-type="string">
            <text:p>Biomedical Mentoring Program</text:p>
          </table:table-cell>
          <table:table-cell office:value-type="string" calcext:value-type="string">
            <text:p>Formation par mentorat des technicien biomédical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Mentoring</text:p>
          </table:table-cell>
          <table:table-cell office:value-type="date" office:date-value="2023-03-06" calcext:value-type="date">
            <text:p>6-Mar-23</text:p>
          </table:table-cell>
          <table:table-cell office:value-type="date" office:date-value="2023-03-30" calcext:value-type="date">
            <text:p>30-Mar-23</text:p>
          </table:table-cell>
          <table:table-cell/>
          <table:table-cell office:value-type="string" calcext:value-type="string">
            <text:p>Off-shi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 </text:p>
          </table:table-cell>
          <table:table-cell office:value-type="string" calcext:value-type="string">
            <text:p>Various hospitals</text:p>
          </table:table-cell>
          <table:table-cell table:style-name="ce30" office:value-type="string" calcext:value-type="string">
            <text:p><text:a xlink:href="../../../../../../:x:/r/sites/teams.programs-StatisticsandReporting/Shared%20Documents/Statistics%20and%20Reporting/Project%20Statistics/Transferred%20to%20main%20spreadsheet/2023/Biomed%20Mentoring%20Block_3%20-%20Senegal%202023.xlsx%3Fd=w1c27906d67b249af947651fd49f239c2&amp;csf=1&amp;web=1&amp;e=ycrwOT" xlink:type="simple">Biomed Mentoring Block_3 - Senegal 2023.xlsx</text:a></text:p>
          </table:table-cell>
          <table:table-cell table:number-columns-repeated="2"/>
          <table:table-cell office:value-type="string" calcext:value-type="string">
            <text:p>IP23SN09</text:p>
          </table:table-cell>
          <table:table-cell table:number-columns-repeated="1003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$Sheet1.$F379]&amp;&quot; | &quot;&amp;[$Sheet1.$H379]&amp;&quot; | &quot;&amp;TEXT([$Sheet1.$J379];&quot;ddmmmyy&quot;)&amp;&quot;-&quot;&amp;TEXT([$Sheet1.$K379];&quot;ddmmmyy&quot;)&amp;&quot; | &quot;&amp;[$Sheet1.$M379]&amp;&quot; | &quot;&amp;[$Sheet1.$O379]&amp;&quot; | &quot;&amp;[$Sheet1.$P379]&amp;&quot; | &quot;&amp;[$Sheet1.$Q379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Mental Health</text:p>
          </table:table-cell>
          <table:table-cell office:value-type="string" calcext:value-type="string">
            <text:p>Follow-up Mental Health Training</text:p>
          </table:table-cell>
          <table:table-cell office:value-type="string" calcext:value-type="string">
            <text:p>Suivi du cours de santé ment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3-03-02" calcext:value-type="date">
            <text:p>2-Mar-23</text:p>
          </table:table-cell>
          <table:table-cell office:value-type="date" office:date-value="2023-03-03" calcext:value-type="date">
            <text:p>3-Mar-23</text:p>
          </table:table-cell>
          <table:table-cell/>
          <table:table-cell office:value-type="string" calcext:value-type="string">
            <text:p>Off-shi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Days Hotel &amp; Suites</text:p>
          </table:table-cell>
          <table:table-cell table:style-name="ce30" office:value-type="string" calcext:value-type="string">
            <text:p><text:a xlink:href="../../../../../../:x:/r/sites/teams.programs-StatisticsandReporting/Shared%20Documents/Statistics%20and%20Reporting/Project%20Statistics/Transferred%20to%20main%20spreadsheet/2023/Statistics-Senegal%202023-BIS.xlsx%3Fd=wd507a217bb2e47748b8e351088fef3b2&amp;csf=1&amp;web=1&amp;e=Wqdwrc" xlink:type="simple">Statistics-Senegal 2023-BIS.xlsx</text:a></text:p>
          </table:table-cell>
          <table:table-cell table:number-columns-repeated="2"/>
          <table:table-cell office:value-type="string" calcext:value-type="string">
            <text:p>IP23SN15</text:p>
          </table:table-cell>
          <table:table-cell table:number-columns-repeated="100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$Sheet1.$F380]&amp;&quot; | &quot;&amp;[$Sheet1.$H380]&amp;&quot; | &quot;&amp;TEXT([$Sheet1.$J380];&quot;ddmmmyy&quot;)&amp;&quot;-&quot;&amp;TEXT([$Sheet1.$K380];&quot;ddmmmyy&quot;)&amp;&quot; | &quot;&amp;[$Sheet1.$M380]&amp;&quot; | &quot;&amp;[$Sheet1.$O380]&amp;&quot; | &quot;&amp;[$Sheet1.$P380]&amp;&quot; | &quot;&amp;[$Sheet1.$Q380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Mental Health</text:p>
          </table:table-cell>
          <table:table-cell office:value-type="string" calcext:value-type="string">
            <text:p>Understanding People, Mental Health and Trauma</text:p>
          </table:table-cell>
          <table:table-cell office:value-type="string" calcext:value-type="string">
            <text:p>Cours de santé ment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3-03-06" calcext:value-type="date">
            <text:p>6-Mar-23</text:p>
          </table:table-cell>
          <table:table-cell office:value-type="date" office:date-value="2023-03-10" calcext:value-type="date">
            <text:p>10-Mar-23</text:p>
          </table:table-cell>
          <table:table-cell/>
          <table:table-cell office:value-type="string" calcext:value-type="string">
            <text:p>Off-shi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Ziguinchor</text:p>
          </table:table-cell>
          <table:table-cell office:value-type="string" calcext:value-type="string">
            <text:p>Hotel Kadiandoumagne</text:p>
          </table:table-cell>
          <table:table-cell table:style-name="ce30" office:value-type="string" calcext:value-type="string">
            <text:p><text:a xlink:href="../../../../../../:x:/r/sites/teams.programs-StatisticsandReporting/Shared%20Documents/Statistics%20and%20Reporting/Project%20Statistics/Transferred%20to%20main%20spreadsheet/2023/Statistics-Senegal%202023-BIS.xlsx%3Fd=wd507a217bb2e47748b8e351088fef3b2&amp;csf=1&amp;web=1&amp;e=Wqdwrc" xlink:type="simple">Statistics-Senegal 2023-BIS.xlsx</text:a></text:p>
          </table:table-cell>
          <table:table-cell table:number-columns-repeated="2"/>
          <table:table-cell office:value-type="string" calcext:value-type="string">
            <text:p>IP23SN15</text:p>
          </table:table-cell>
          <table:table-cell table:number-columns-repeated="1003"/>
        </table:table-row>
        <table:table-row table:style-name="ro5">
          <table:table-cell office:value-type="float" office:value="381" calcext:value-type="float">
            <text:p>381</text:p>
          </table:table-cell>
          <table:table-cell table:formula="of:=[$Sheet1.$F381]&amp;&quot; | &quot;&amp;[$Sheet1.$H381]&amp;&quot; | &quot;&amp;TEXT([$Sheet1.$J381];&quot;ddmmmyy&quot;)&amp;&quot;-&quot;&amp;TEXT([$Sheet1.$K381];&quot;ddmmmyy&quot;)&amp;&quot; | &quot;&amp;[$Sheet1.$M381]&amp;&quot; | &quot;&amp;[$Sheet1.$O381]&amp;&quot; | &quot;&amp;[$Sheet1.$P381]&amp;&quot; | &quot;&amp;[$Sheet1.$Q381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table:number-columns-repeated="2" office:value-type="string" calcext:value-type="string">
            <text:p>Safe Surgery</text:p>
          </table:table-cell>
          <table:table-cell office:value-type="string" calcext:value-type="string">
            <text:p>Chirurgie plus sûr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3-03-06" calcext:value-type="date">
            <text:p>6-Mar-23</text:p>
          </table:table-cell>
          <table:table-cell office:value-type="date" office:date-value="2023-03-10" calcext:value-type="date">
            <text:p>10-Mar-23</text:p>
          </table:table-cell>
          <table:table-cell/>
          <table:table-cell office:value-type="string" calcext:value-type="string">
            <text:p>Off-shi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CHNU de Fann</text:p>
          </table:table-cell>
          <table:table-cell table:style-name="ce29"/>
          <table:table-cell table:number-columns-repeated="2"/>
          <table:table-cell office:value-type="string" calcext:value-type="string">
            <text:p>23SN08</text:p>
          </table:table-cell>
          <table:table-cell table:number-columns-repeated="1003"/>
        </table:table-row>
        <table:table-row table:style-name="ro5">
          <table:table-cell office:value-type="float" office:value="382" calcext:value-type="float">
            <text:p>382</text:p>
          </table:table-cell>
          <table:table-cell table:formula="of:=[$Sheet1.$F382]&amp;&quot; | &quot;&amp;[$Sheet1.$H382]&amp;&quot; | &quot;&amp;TEXT([$Sheet1.$J382];&quot;ddmmmyy&quot;)&amp;&quot;-&quot;&amp;TEXT([$Sheet1.$K382];&quot;ddmmmyy&quot;)&amp;&quot; | &quot;&amp;[$Sheet1.$M382]&amp;&quot; | &quot;&amp;[$Sheet1.$O382]&amp;&quot; | &quot;&amp;[$Sheet1.$P382]&amp;&quot; | &quot;&amp;[$Sheet1.$Q382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table:number-columns-repeated="2" office:value-type="string" calcext:value-type="string">
            <text:p>Safe Surgery</text:p>
          </table:table-cell>
          <table:table-cell office:value-type="string" calcext:value-type="string">
            <text:p>Chirurgie plus sûr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3-03-21" calcext:value-type="date">
            <text:p>21-Mar-23</text:p>
          </table:table-cell>
          <table:table-cell office:value-type="date" office:date-value="2023-03-24" calcext:value-type="date">
            <text:p>24-Mar-23</text:p>
          </table:table-cell>
          <table:table-cell/>
          <table:table-cell office:value-type="string" calcext:value-type="string">
            <text:p>Off-shi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Gambia</text:p>
          </table:table-cell>
          <table:table-cell office:value-type="string" calcext:value-type="string">
            <text:p>Serrakunda</text:p>
          </table:table-cell>
          <table:table-cell office:value-type="string" calcext:value-type="string">
            <text:p>Kanifing General Hospital</text:p>
          </table:table-cell>
          <table:table-cell table:style-name="ce29"/>
          <table:table-cell table:number-columns-repeated="2"/>
          <table:table-cell office:value-type="string" calcext:value-type="string">
            <text:p>23SN08</text:p>
          </table:table-cell>
          <table:table-cell table:number-columns-repeated="1003"/>
        </table:table-row>
        <table:table-row table:style-name="ro5">
          <table:table-cell office:value-type="float" office:value="383" calcext:value-type="float">
            <text:p>383</text:p>
          </table:table-cell>
          <table:table-cell table:formula="of:=[$Sheet1.$F383]&amp;&quot; | &quot;&amp;[$Sheet1.$H383]&amp;&quot; | &quot;&amp;TEXT([$Sheet1.$J383];&quot;ddmmmyy&quot;)&amp;&quot;-&quot;&amp;TEXT([$Sheet1.$K383];&quot;ddmmmyy&quot;)&amp;&quot; | &quot;&amp;[$Sheet1.$M383]&amp;&quot; | &quot;&amp;[$Sheet1.$O383]&amp;&quot; | &quot;&amp;[$Sheet1.$P383]&amp;&quot; | &quot;&amp;[$Sheet1.$Q383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table:number-columns-repeated="2" office:value-type="string" calcext:value-type="string">
            <text:p>Safe Surgery</text:p>
          </table:table-cell>
          <table:table-cell office:value-type="string" calcext:value-type="string">
            <text:p>Chirurgie plus sûr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3-03-27" calcext:value-type="date">
            <text:p>27-Mar-23</text:p>
          </table:table-cell>
          <table:table-cell office:value-type="date" office:date-value="2023-03-30" calcext:value-type="date">
            <text:p>30-Mar-23</text:p>
          </table:table-cell>
          <table:table-cell/>
          <table:table-cell office:value-type="string" calcext:value-type="string">
            <text:p>Off-shi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Gambia</text:p>
          </table:table-cell>
          <table:table-cell office:value-type="string" calcext:value-type="string">
            <text:p>Banjul</text:p>
          </table:table-cell>
          <table:table-cell office:value-type="string" calcext:value-type="string">
            <text:p>Edward Francis Small Teaching Hospital</text:p>
          </table:table-cell>
          <table:table-cell table:style-name="ce29"/>
          <table:table-cell table:number-columns-repeated="2"/>
          <table:table-cell office:value-type="string" calcext:value-type="string">
            <text:p>23SN08</text:p>
          </table:table-cell>
          <table:table-cell table:number-columns-repeated="1003"/>
        </table:table-row>
        <table:table-row table:style-name="ro5">
          <table:table-cell office:value-type="float" office:value="384" calcext:value-type="float">
            <text:p>384</text:p>
          </table:table-cell>
          <table:table-cell table:formula="of:=[$Sheet1.$F384]&amp;&quot; | &quot;&amp;[$Sheet1.$H384]&amp;&quot; | &quot;&amp;TEXT([$Sheet1.$J384];&quot;ddmmmyy&quot;)&amp;&quot;-&quot;&amp;TEXT([$Sheet1.$K384];&quot;ddmmmyy&quot;)&amp;&quot; | &quot;&amp;[$Sheet1.$M384]&amp;&quot; | &quot;&amp;[$Sheet1.$O384]&amp;&quot; | &quot;&amp;[$Sheet1.$P384]&amp;&quot; | &quot;&amp;[$Sheet1.$Q384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Primary Trauma Care Courses</text:p>
          </table:table-cell>
          <table:table-cell office:value-type="string" calcext:value-type="string">
            <text:p>Primary Trauma Care</text:p>
          </table:table-cell>
          <table:table-cell office:value-type="string" calcext:value-type="string">
            <text:p>Cours de soins primaires en traumatologi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3-03-27" calcext:value-type="date">
            <text:p>27-Mar-23</text:p>
          </table:table-cell>
          <table:table-cell office:value-type="date" office:date-value="2023-03-31" calcext:value-type="date">
            <text:p>31-Mar-23</text:p>
          </table:table-cell>
          <table:table-cell/>
          <table:table-cell office:value-type="string" calcext:value-type="string">
            <text:p>Off-shi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tel Colonia</text:p>
          </table:table-cell>
          <table:table-cell table:style-name="ce29"/>
          <table:table-cell table:number-columns-repeated="2"/>
          <table:table-cell office:value-type="string" calcext:value-type="string">
            <text:p>IP23SN18</text:p>
          </table:table-cell>
          <table:table-cell table:number-columns-repeated="1003"/>
        </table:table-row>
        <table:table-row table:style-name="ro5">
          <table:table-cell office:value-type="float" office:value="385" calcext:value-type="float">
            <text:p>385</text:p>
          </table:table-cell>
          <table:table-cell table:formula="of:=[$Sheet1.$F385]&amp;&quot; | &quot;&amp;[$Sheet1.$H385]&amp;&quot; | &quot;&amp;TEXT([$Sheet1.$J385];&quot;ddmmmyy&quot;)&amp;&quot;-&quot;&amp;TEXT([$Sheet1.$K385];&quot;ddmmmyy&quot;)&amp;&quot; | &quot;&amp;[$Sheet1.$M385]&amp;&quot; | &quot;&amp;[$Sheet1.$O385]&amp;&quot; | &quot;&amp;[$Sheet1.$P385]&amp;&quot; | &quot;&amp;[$Sheet1.$Q385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Primary Trauma Care Courses - Training of Trainers</text:p>
          </table:table-cell>
          <table:table-cell office:value-type="string" calcext:value-type="string">
            <text:p>Primary Trauma Care - Training of Trainers</text:p>
          </table:table-cell>
          <table:table-cell office:value-type="string" calcext:value-type="string">
            <text:p>Cours de soins primaires en traumatologie - Formation de formateurs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Course</text:p>
          </table:table-cell>
          <table:table-cell office:value-type="date" office:date-value="2023-03-27" calcext:value-type="date">
            <text:p>27-Mar-23</text:p>
          </table:table-cell>
          <table:table-cell office:value-type="date" office:date-value="2023-03-31" calcext:value-type="date">
            <text:p>31-Mar-23</text:p>
          </table:table-cell>
          <table:table-cell/>
          <table:table-cell office:value-type="string" calcext:value-type="string">
            <text:p>Off-shi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tel Colonia</text:p>
          </table:table-cell>
          <table:table-cell table:style-name="ce29"/>
          <table:table-cell table:number-columns-repeated="2"/>
          <table:table-cell office:value-type="string" calcext:value-type="string">
            <text:p>IP23SN18</text:p>
          </table:table-cell>
          <table:table-cell table:number-columns-repeated="1003"/>
        </table:table-row>
        <table:table-row table:style-name="ro5">
          <table:table-cell office:value-type="float" office:value="386" calcext:value-type="float">
            <text:p>386</text:p>
          </table:table-cell>
          <table:table-cell table:formula="of:=[$Sheet1.$F386]&amp;&quot; | &quot;&amp;[$Sheet1.$H386]&amp;&quot; | &quot;&amp;TEXT([$Sheet1.$J386];&quot;ddmmmyy&quot;)&amp;&quot;-&quot;&amp;TEXT([$Sheet1.$K386];&quot;ddmmmyy&quot;)&amp;&quot; | &quot;&amp;[$Sheet1.$M386]&amp;&quot; | &quot;&amp;[$Sheet1.$O386]&amp;&quot; | &quot;&amp;[$Sheet1.$P386]&amp;&quot; | &quot;&amp;[$Sheet1.$Q386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Vital Anesthesia Simulation Training (VAST) Courses</text:p>
          </table:table-cell>
          <table:table-cell office:value-type="string" calcext:value-type="string">
            <text:p>Vital Anesthesia Simulation Training (VAST) Facilitators Course - Training of Trainers</text:p>
          </table:table-cell>
          <table:table-cell office:value-type="string" calcext:value-type="string">
            <text:p>Formation en simulation d'anesthésie vitale - Formation de formateurs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Course</text:p>
          </table:table-cell>
          <table:table-cell office:value-type="date" office:date-value="2023-02-20" calcext:value-type="date">
            <text:p>20-Feb-23</text:p>
          </table:table-cell>
          <table:table-cell office:value-type="date" office:date-value="2023-02-21" calcext:value-type="date">
            <text:p>21-Feb-23</text:p>
          </table:table-cell>
          <table:table-cell/>
          <table:table-cell office:value-type="string" calcext:value-type="string">
            <text:p>Off-shi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Le Centre de Simulation et Santé de d’Innovation Technologique (CESSIT) at the Cheikh Anta Diop University</text:p>
          </table:table-cell>
          <table:table-cell table:style-name="ce29"/>
          <table:table-cell table:number-columns-repeated="2"/>
          <table:table-cell office:value-type="string" calcext:value-type="string">
            <text:p>IP23SN11</text:p>
          </table:table-cell>
          <table:table-cell table:number-columns-repeated="1003"/>
        </table:table-row>
        <table:table-row table:style-name="ro5">
          <table:table-cell office:value-type="float" office:value="387" calcext:value-type="float">
            <text:p>387</text:p>
          </table:table-cell>
          <table:table-cell table:formula="of:=[$Sheet1.$F387]&amp;&quot; | &quot;&amp;[$Sheet1.$H387]&amp;&quot; | &quot;&amp;TEXT([$Sheet1.$J387];&quot;ddmmmyy&quot;)&amp;&quot;-&quot;&amp;TEXT([$Sheet1.$K387];&quot;ddmmmyy&quot;)&amp;&quot; | &quot;&amp;[$Sheet1.$M387]&amp;&quot; | &quot;&amp;[$Sheet1.$O387]&amp;&quot; | &quot;&amp;[$Sheet1.$P387]&amp;&quot; | &quot;&amp;[$Sheet1.$Q387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Vital Anesthesia Simulation Training (VAST) Courses</text:p>
          </table:table-cell>
          <table:table-cell office:value-type="string" calcext:value-type="string">
            <text:p>Vital Anesthesia Simulation Training (VAST) Course</text:p>
          </table:table-cell>
          <table:table-cell office:value-type="string" calcext:value-type="string">
            <text:p>Formation en simulation d'anesthésie vit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3-02-22" calcext:value-type="date">
            <text:p>22-Feb-23</text:p>
          </table:table-cell>
          <table:table-cell office:value-type="date" office:date-value="2023-02-24" calcext:value-type="date">
            <text:p>24-Feb-23</text:p>
          </table:table-cell>
          <table:table-cell/>
          <table:table-cell office:value-type="string" calcext:value-type="string">
            <text:p>Off-shi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Le Centre de Simulation et Santé de d’Innovation Technologique (CESSIT) at the Cheikh Anta Diop University</text:p>
          </table:table-cell>
          <table:table-cell table:style-name="ce29"/>
          <table:table-cell table:number-columns-repeated="2"/>
          <table:table-cell office:value-type="string" calcext:value-type="string">
            <text:p>IP23SN11</text:p>
          </table:table-cell>
          <table:table-cell table:number-columns-repeated="1003"/>
        </table:table-row>
        <table:table-row table:style-name="ro5">
          <table:table-cell office:value-type="float" office:value="388" calcext:value-type="float">
            <text:p>388</text:p>
          </table:table-cell>
          <table:table-cell table:formula="of:=[$Sheet1.$F388]&amp;&quot; | &quot;&amp;[$Sheet1.$H388]&amp;&quot; | &quot;&amp;TEXT([$Sheet1.$J388];&quot;ddmmmyy&quot;)&amp;&quot;-&quot;&amp;TEXT([$Sheet1.$K388];&quot;ddmmmyy&quot;)&amp;&quot; | &quot;&amp;[$Sheet1.$M388]&amp;&quot; | &quot;&amp;[$Sheet1.$O388]&amp;&quot; | &quot;&amp;[$Sheet1.$P388]&amp;&quot; | &quot;&amp;[$Sheet1.$Q388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Vital Anesthesia Simulation Training (VAST) Courses</text:p>
          </table:table-cell>
          <table:table-cell office:value-type="string" calcext:value-type="string">
            <text:p>Vital Anesthesia Simulation Training (VAST) Wellbeing Course</text:p>
          </table:table-cell>
          <table:table-cell office:value-type="string" calcext:value-type="string">
            <text:p>Formation en simulation d'anesthésie vitale - Cours de bien-êtr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3-02-25" calcext:value-type="date">
            <text:p>25-Feb-23</text:p>
          </table:table-cell>
          <table:table-cell/>
          <table:table-cell office:value-type="string" calcext:value-type="string">
            <text:p>Off-shi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Le Centre de Simulation et Santé de d’Innovation Technologique (CESSIT) at the Cheikh Anta Diop University</text:p>
          </table:table-cell>
          <table:table-cell table:style-name="ce29"/>
          <table:table-cell table:number-columns-repeated="2"/>
          <table:table-cell office:value-type="string" calcext:value-type="string">
            <text:p>IP23SN11</text:p>
          </table:table-cell>
          <table:table-cell table:number-columns-repeated="1003"/>
        </table:table-row>
        <table:table-row table:style-name="ro5">
          <table:table-cell office:value-type="float" office:value="389" calcext:value-type="float">
            <text:p>389</text:p>
          </table:table-cell>
          <table:table-cell table:formula="of:=[$Sheet1.$F389]&amp;&quot; | &quot;&amp;[$Sheet1.$H389]&amp;&quot; | &quot;&amp;TEXT([$Sheet1.$J389];&quot;ddmmmyy&quot;)&amp;&quot;-&quot;&amp;TEXT([$Sheet1.$K389];&quot;ddmmmyy&quot;)&amp;&quot; | &quot;&amp;[$Sheet1.$M389]&amp;&quot; | &quot;&amp;[$Sheet1.$O389]&amp;&quot; | &quot;&amp;[$Sheet1.$P389]&amp;&quot; | &quot;&amp;[$Sheet1.$Q389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PUMP: Albert Royer Hospital</text:p>
          </table:table-cell>
          <table:table-cell table:style-name="ce7" office:value-type="string" calcext:value-type="string">
            <text:p>Surgeon Mentoring</text:p>
          </table:table-cell>
          <table:table-cell table:style-name="ce7" office:value-type="string" calcext:value-type="string">
            <text:p>Formation par mentorat des chirurgiens </text:p>
          </table:table-cell>
          <table:table-cell table:style-name="ce7" office:value-type="string" calcext:value-type="string">
            <text:p>Surgeons</text:p>
          </table:table-cell>
          <table:table-cell table:style-name="ce7" office:value-type="string" calcext:value-type="string">
            <text:p>Mentoring</text:p>
          </table:table-cell>
          <table:table-cell office:value-type="date" office:date-value="2023-03-03" calcext:value-type="date">
            <text:p>3-Mar-23</text:p>
          </table:table-cell>
          <table:table-cell office:value-type="date" office:date-value="2023-06-16" calcext:value-type="date">
            <text:p>16-Jun-23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Global Mercy</text:p>
          </table:table-cell>
          <table:table-cell table:style-name="ce29"/>
          <table:table-cell table:number-columns-repeated="2"/>
          <table:table-cell office:value-type="string" calcext:value-type="string">
            <text:p><text:s/>IP23SN12 </text:p>
          </table:table-cell>
          <table:table-cell table:number-columns-repeated="1003"/>
        </table:table-row>
        <table:table-row table:style-name="ro5">
          <table:table-cell office:value-type="float" office:value="390" calcext:value-type="float">
            <text:p>390</text:p>
          </table:table-cell>
          <table:table-cell table:formula="of:=[$Sheet1.$F390]&amp;&quot; | &quot;&amp;[$Sheet1.$H390]&amp;&quot; | &quot;&amp;TEXT([$Sheet1.$J390];&quot;ddmmmyy&quot;)&amp;&quot;-&quot;&amp;TEXT([$Sheet1.$K390];&quot;ddmmmyy&quot;)&amp;&quot; | &quot;&amp;[$Sheet1.$M390]&amp;&quot; | &quot;&amp;[$Sheet1.$O390]&amp;&quot; | &quot;&amp;[$Sheet1.$P390]&amp;&quot; | &quot;&amp;[$Sheet1.$Q390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PUMP: Albert Royer Hospital</text:p>
          </table:table-cell>
          <table:table-cell office:value-type="string" calcext:value-type="string">
            <text:p>Sterile Processor Mentoring</text:p>
          </table:table-cell>
          <table:table-cell office:value-type="string" calcext:value-type="string">
            <text:p>Formation par mentorat des techniciens en stérilisation</text:p>
          </table:table-cell>
          <table:table-cell office:value-type="string" calcext:value-type="string">
            <text:p>Sterile Processors</text:p>
          </table:table-cell>
          <table:table-cell office:value-type="string" calcext:value-type="string">
            <text:p>Mentoring</text:p>
          </table:table-cell>
          <table:table-cell office:value-type="date" office:date-value="2023-03-28" calcext:value-type="date">
            <text:p>28-Mar-23</text:p>
          </table:table-cell>
          <table:table-cell office:value-type="date" office:date-value="2023-06-16" calcext:value-type="date">
            <text:p>16-Jun-23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Global Mercy</text:p>
          </table:table-cell>
          <table:table-cell table:style-name="ce29"/>
          <table:table-cell table:number-columns-repeated="2"/>
          <table:table-cell office:value-type="string" calcext:value-type="string">
            <text:p><text:s/>IP23SN13 </text:p>
          </table:table-cell>
          <table:table-cell table:number-columns-repeated="1003"/>
        </table:table-row>
        <table:table-row table:style-name="ro5">
          <table:table-cell office:value-type="float" office:value="391" calcext:value-type="float">
            <text:p>391</text:p>
          </table:table-cell>
          <table:table-cell table:formula="of:=[$Sheet1.$F391]&amp;&quot; | &quot;&amp;[$Sheet1.$H391]&amp;&quot; | &quot;&amp;TEXT([$Sheet1.$J391];&quot;ddmmmyy&quot;)&amp;&quot;-&quot;&amp;TEXT([$Sheet1.$K391];&quot;ddmmmyy&quot;)&amp;&quot; | &quot;&amp;[$Sheet1.$M391]&amp;&quot; | &quot;&amp;[$Sheet1.$O391]&amp;&quot; | &quot;&amp;[$Sheet1.$P391]&amp;&quot; | &quot;&amp;[$Sheet1.$Q391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PUMP: Albert Royer Hospital</text:p>
          </table:table-cell>
          <table:table-cell office:value-type="string" calcext:value-type="string">
            <text:p>Nurse Mentoring</text:p>
          </table:table-cell>
          <table:table-cell office:value-type="string" calcext:value-type="string">
            <text:p>Formation par mentorat des infirmièrs</text:p>
          </table:table-cell>
          <table:table-cell office:value-type="string" calcext:value-type="string">
            <text:p>Nurses</text:p>
          </table:table-cell>
          <table:table-cell office:value-type="string" calcext:value-type="string">
            <text:p>Mentoring</text:p>
          </table:table-cell>
          <table:table-cell office:value-type="date" office:date-value="2023-03-10" calcext:value-type="date">
            <text:p>10-Mar-23</text:p>
          </table:table-cell>
          <table:table-cell office:value-type="date" office:date-value="2023-06-15" calcext:value-type="date">
            <text:p>15-Jun-23</text:p>
          </table:table-cell>
          <table:table-cell/>
          <table:table-cell office:value-type="string" calcext:value-type="string">
            <text:p>Off-shi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Albert Royer Hospital</text:p>
          </table:table-cell>
          <table:table-cell table:style-name="ce29"/>
          <table:table-cell table:number-columns-repeated="2"/>
          <table:table-cell office:value-type="string" calcext:value-type="string">
            <text:p>IP23SN19</text:p>
          </table:table-cell>
          <table:table-cell table:number-columns-repeated="1003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$Sheet1.$F392]&amp;&quot; | &quot;&amp;[$Sheet1.$H392]&amp;&quot; | &quot;&amp;TEXT([$Sheet1.$J392];&quot;ddmmmyy&quot;)&amp;&quot;-&quot;&amp;TEXT([$Sheet1.$K392];&quot;ddmmmyy&quot;)&amp;&quot; | &quot;&amp;[$Sheet1.$M392]&amp;&quot; | &quot;&amp;[$Sheet1.$O392]&amp;&quot; | &quot;&amp;[$Sheet1.$P392]&amp;&quot; | &quot;&amp;[$Sheet1.$Q392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Surgical Residency</text:p>
          </table:table-cell>
          <table:table-cell office:value-type="string" calcext:value-type="string">
            <text:p>PAACS Residency</text:p>
          </table:table-cell>
          <table:table-cell office:value-type="string" calcext:value-type="string">
            <text:p>Résidence chirurgicale</text:p>
          </table:table-cell>
          <table:table-cell office:value-type="string" calcext:value-type="string">
            <text:p>Surgeons</text:p>
          </table:table-cell>
          <table:table-cell office:value-type="string" calcext:value-type="string">
            <text:p>Mentoring</text:p>
          </table:table-cell>
          <table:table-cell office:value-type="date" office:date-value="2023-03-20" calcext:value-type="date">
            <text:p>20-Mar-23</text:p>
          </table:table-cell>
          <table:table-cell office:value-type="date" office:date-value="2023-07-16" calcext:value-type="date">
            <text:p>16-Jul-23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Global Mercy</text:p>
          </table:table-cell>
          <table:table-cell table:style-name="ce30" office:value-type="string" calcext:value-type="string">
            <text:p><text:a xlink:href="../../../../../../:x:/r/sites/teams.programs-MedicalCapacityBuildingalllocations/Shared%20Documents/Medical%20Capacity%20Building%20(all%20locations)/Senegal%202023/Statistics/March/PAACS%20resident%20tracking%20-%20Dr.%20Abraham%20Camara.ods%3Fd=w8dc7066347a34219b5daeb351268e01e&amp;csf=1&amp;web=1&amp;e=em8o9p" xlink:type="simple">PAACS resident tracking - Dr. Abraham Camara.ods</text:a></text:p>
          </table:table-cell>
          <table:table-cell table:number-columns-repeated="2"/>
          <table:table-cell office:value-type="string" calcext:value-type="string">
            <text:p><text:s/>IP23SN12 </text:p>
          </table:table-cell>
          <table:table-cell table:number-columns-repeated="1003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$Sheet1.$F393]&amp;&quot; | &quot;&amp;[$Sheet1.$H393]&amp;&quot; | &quot;&amp;TEXT([$Sheet1.$J393];&quot;ddmmmyy&quot;)&amp;&quot;-&quot;&amp;TEXT([$Sheet1.$K393];&quot;ddmmmyy&quot;)&amp;&quot; | &quot;&amp;[$Sheet1.$M393]&amp;&quot; | &quot;&amp;[$Sheet1.$O393]&amp;&quot; | &quot;&amp;[$Sheet1.$P393]&amp;&quot; | &quot;&amp;[$Sheet1.$Q393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table:number-columns-repeated="2" office:value-type="string" calcext:value-type="string">
            <text:p>SAFE Obstetric Anesthesia</text:p>
          </table:table-cell>
          <table:table-cell office:value-type="string" calcext:value-type="string">
            <text:p>Cours 'SAFE' en anesthésie obstétric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3-04-24" calcext:value-type="date">
            <text:p>24-Apr-23</text:p>
          </table:table-cell>
          <table:table-cell office:value-type="date" office:date-value="2023-04-26" calcext:value-type="date">
            <text:p>26-Apr-23</text:p>
          </table:table-cell>
          <table:table-cell/>
          <table:table-cell office:value-type="string" calcext:value-type="string">
            <text:p>Off-shi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Gambia</text:p>
          </table:table-cell>
          <table:table-cell office:value-type="string" calcext:value-type="string">
            <text:p>Banjul</text:p>
          </table:table-cell>
          <table:table-cell office:value-type="string" calcext:value-type="string">
            <text:p>Bundung Maternal and Child Hospital</text:p>
          </table:table-cell>
          <table:table-cell table:style-name="ce30" office:value-type="string" calcext:value-type="string">
            <text:p><text:a xlink:href="../../../../../../:x:/r/sites/teams.programs-MedicalCapacityBuildingalllocations/Shared%20Documents/Medical%20Capacity%20Building%20(all%20locations)/Senegal%202023/Statistics/April/MOBILE%20Gambia%20Tracking%20Time_SN_Statistics.xlsx%3Fd=w758e471792ed48928a4b808105f83727&amp;csf=1&amp;web=1&amp;e=myQ5ck" xlink:type="simple">MOBILE Gambia Tracking Time_SN_Statistics.xlsx</text:a></text:p>
          </table:table-cell>
          <table:table-cell table:number-columns-repeated="2"/>
          <table:table-cell office:value-type="string" calcext:value-type="string">
            <text:p>IP23SN18</text:p>
          </table:table-cell>
          <table:table-cell table:number-columns-repeated="1003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$Sheet1.$F394]&amp;&quot; | &quot;&amp;[$Sheet1.$H394]&amp;&quot; | &quot;&amp;TEXT([$Sheet1.$J394];&quot;ddmmmyy&quot;)&amp;&quot;-&quot;&amp;TEXT([$Sheet1.$K394];&quot;ddmmmyy&quot;)&amp;&quot; | &quot;&amp;[$Sheet1.$M394]&amp;&quot; | &quot;&amp;[$Sheet1.$O394]&amp;&quot; | &quot;&amp;[$Sheet1.$P394]&amp;&quot; | &quot;&amp;[$Sheet1.$Q394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Neonatal Resuscitation Courses</text:p>
          </table:table-cell>
          <table:table-cell office:value-type="string" calcext:value-type="string">
            <text:p>Neonatal Resuscitation</text:p>
          </table:table-cell>
          <table:table-cell office:value-type="string" calcext:value-type="string">
            <text:p>Cours de réanimation néonat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3-04-27" calcext:value-type="date">
            <text:p>27-Apr-23</text:p>
          </table:table-cell>
          <table:table-cell/>
          <table:table-cell office:value-type="string" calcext:value-type="string">
            <text:p>Off-shi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Gambia</text:p>
          </table:table-cell>
          <table:table-cell office:value-type="string" calcext:value-type="string">
            <text:p>Banjul</text:p>
          </table:table-cell>
          <table:table-cell office:value-type="string" calcext:value-type="string">
            <text:p>Bundung Maternal and Child Hospital</text:p>
          </table:table-cell>
          <table:table-cell table:style-name="ce30" office:value-type="string" calcext:value-type="string">
            <text:p><text:a xlink:href="../../../../../../:x:/r/sites/teams.programs-MedicalCapacityBuildingalllocations/Shared%20Documents/Medical%20Capacity%20Building%20(all%20locations)/Senegal%202023/Statistics/April/MOBILE%20Gambia%20Tracking%20Time_SN_Statistics.xlsx%3Fd=w758e471792ed48928a4b808105f83727&amp;csf=1&amp;web=1&amp;e=myQ5ck" xlink:type="simple">MOBILE Gambia Tracking Time_SN_Statistics.xlsx</text:a></text:p>
          </table:table-cell>
          <table:table-cell table:number-columns-repeated="2"/>
          <table:table-cell office:value-type="string" calcext:value-type="string">
            <text:p>IP23SN19</text:p>
          </table:table-cell>
          <table:table-cell table:number-columns-repeated="1003"/>
        </table:table-row>
        <table:table-row table:style-name="ro5">
          <table:table-cell office:value-type="float" office:value="395" calcext:value-type="float">
            <text:p>395</text:p>
          </table:table-cell>
          <table:table-cell table:formula="of:=[$Sheet1.$F395]&amp;&quot; | &quot;&amp;[$Sheet1.$H395]&amp;&quot; | &quot;&amp;TEXT([$Sheet1.$J395];&quot;ddmmmyy&quot;)&amp;&quot;-&quot;&amp;TEXT([$Sheet1.$K395];&quot;ddmmmyy&quot;)&amp;&quot; | &quot;&amp;[$Sheet1.$M395]&amp;&quot; | &quot;&amp;[$Sheet1.$O395]&amp;&quot; | &quot;&amp;[$Sheet1.$P395]&amp;&quot; | &quot;&amp;[$Sheet1.$Q395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Nurse Mentoring</text:p>
          </table:table-cell>
          <table:table-cell office:value-type="string" calcext:value-type="string">
            <text:p>Nurse Mentoring - Global Mercy</text:p>
          </table:table-cell>
          <table:table-cell office:value-type="string" calcext:value-type="string">
            <text:p>Formation par mentorat des infirmièrs - à l'hôpital "Global Mercy"</text:p>
          </table:table-cell>
          <table:table-cell office:value-type="string" calcext:value-type="string">
            <text:p>Nurses</text:p>
          </table:table-cell>
          <table:table-cell office:value-type="string" calcext:value-type="string">
            <text:p>Mentoring</text:p>
          </table:table-cell>
          <table:table-cell office:value-type="date" office:date-value="2023-04-05" calcext:value-type="date">
            <text:p>5-Apr-23</text:p>
          </table:table-cell>
          <table:table-cell office:value-type="date" office:date-value="2023-06-16" calcext:value-type="date">
            <text:p>16-Jun-23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Global Mercy</text:p>
          </table:table-cell>
          <table:table-cell table:style-name="ce29"/>
          <table:table-cell table:number-columns-repeated="2"/>
          <table:table-cell office:value-type="string" calcext:value-type="string">
            <text:p>IP23SN19</text:p>
          </table:table-cell>
          <table:table-cell table:number-columns-repeated="1003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$Sheet1.$F396]&amp;&quot; | &quot;&amp;[$Sheet1.$H396]&amp;&quot; | &quot;&amp;TEXT([$Sheet1.$J396];&quot;ddmmmyy&quot;)&amp;&quot;-&quot;&amp;TEXT([$Sheet1.$K396];&quot;ddmmmyy&quot;)&amp;&quot; | &quot;&amp;[$Sheet1.$M396]&amp;&quot; | &quot;&amp;[$Sheet1.$O396]&amp;&quot; | &quot;&amp;[$Sheet1.$P396]&amp;&quot; | &quot;&amp;[$Sheet1.$Q396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Primary Trauma Care Courses</text:p>
          </table:table-cell>
          <table:table-cell office:value-type="string" calcext:value-type="string">
            <text:p>Primary Trauma Care</text:p>
          </table:table-cell>
          <table:table-cell office:value-type="string" calcext:value-type="string">
            <text:p>Cours de soins primaires en traumatologi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3-04-11" calcext:value-type="date">
            <text:p>11-Apr-23</text:p>
          </table:table-cell>
          <table:table-cell office:value-type="date" office:date-value="2023-04-14" calcext:value-type="date">
            <text:p>14-Apr-23</text:p>
          </table:table-cell>
          <table:table-cell/>
          <table:table-cell office:value-type="string" calcext:value-type="string">
            <text:p>Off-shi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tel Colonia</text:p>
          </table:table-cell>
          <table:table-cell table:style-name="ce30" office:value-type="string" calcext:value-type="string">
            <text:p><text:a xlink:href="../../../../../../:x:/r/sites/teams.programs-MedicalCapacityBuildingalllocations/Shared%20Documents/Medical%20Capacity%20Building%20(all%20locations)/Senegal%202023/Statistics/April/PTC%20Participants%20Tracking%20Time_SEN_Week2.xlsx%3Fd=w828ed43872d849edb6f22661012bd2f5&amp;csf=1&amp;web=1&amp;e=HpmhnH" xlink:type="simple">PTC Participants Tracking Time_SEN_Week2.xlsx</text:a></text:p>
          </table:table-cell>
          <table:table-cell table:number-columns-repeated="2"/>
          <table:table-cell office:value-type="string" calcext:value-type="string">
            <text:p>IP23SN18</text:p>
          </table:table-cell>
          <table:table-cell table:number-columns-repeated="1003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$Sheet1.$F397]&amp;&quot; | &quot;&amp;[$Sheet1.$H397]&amp;&quot; | &quot;&amp;TEXT([$Sheet1.$J397];&quot;ddmmmyy&quot;)&amp;&quot;-&quot;&amp;TEXT([$Sheet1.$K397];&quot;ddmmmyy&quot;)&amp;&quot; | &quot;&amp;[$Sheet1.$M397]&amp;&quot; | &quot;&amp;[$Sheet1.$O397]&amp;&quot; | &quot;&amp;[$Sheet1.$P397]&amp;&quot; | &quot;&amp;[$Sheet1.$Q397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Skills Transfer Training</text:p>
          </table:table-cell>
          <table:table-cell office:value-type="string" calcext:value-type="string">
            <text:p>Nutritional Agriculture</text:p>
          </table:table-cell>
          <table:table-cell office:value-type="string" calcext:value-type="string">
            <text:p>Food For Life</text:p>
          </table:table-cell>
          <table:table-cell office:value-type="string" calcext:value-type="string">
            <text:p>Cours d'agriculture nutritionnel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12-01" calcext:value-type="date">
            <text:p>1-Dec-22</text:p>
          </table:table-cell>
          <table:table-cell office:value-type="date" office:date-value="2023-12-30" calcext:value-type="date">
            <text:p>30-Dec-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Benin</text:p>
          </table:table-cell>
          <table:table-cell office:value-type="string" calcext:value-type="string">
            <text:p>Tori-Cada</text:p>
          </table:table-cell>
          <table:table-cell office:value-type="string" calcext:value-type="string">
            <text:p>Phaz Compassion, Zoume Cafecanme</text:p>
          </table:table-cell>
          <table:table-cell table:style-name="ce30" office:value-type="string" calcext:value-type="string">
            <text:p><text:a xlink:href="../../../../../../:x:/r/sites/teams.programs-StatisticsandReporting/Shared%20Documents/Statistics%20and%20Reporting/Project%20Statistics/Transferred%20to%20main%20spreadsheet/2023/Nutritional%20Agriculture%20Course%20Statistics%20FFL5%20BENIN%204th%20%20December%202022.xlsx%3Fd=wdca01dfb19f849959956813a6c0598d9&amp;csf=1&amp;web=1&amp;e=J5adsY" xlink:type="simple">Nutritional Agriculture Course Statistics FFL5 BENIN 4th December 2022.xlsx</text:a></text:p>
          </table:table-cell>
          <table:table-cell table:number-columns-repeated="2"/>
          <table:table-cell office:value-type="string" calcext:value-type="string">
            <text:p>IP23BN01</text:p>
          </table:table-cell>
          <table:table-cell table:number-columns-repeated="1003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$Sheet1.$F398]&amp;&quot; | &quot;&amp;[$Sheet1.$H398]&amp;&quot; | &quot;&amp;TEXT([$Sheet1.$J398];&quot;ddmmmyy&quot;)&amp;&quot;-&quot;&amp;TEXT([$Sheet1.$K398];&quot;ddmmmyy&quot;)&amp;&quot; | &quot;&amp;[$Sheet1.$M398]&amp;&quot; | &quot;&amp;[$Sheet1.$O398]&amp;&quot; | &quot;&amp;[$Sheet1.$P398]&amp;&quot; | &quot;&amp;[$Sheet1.$Q398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table:number-columns-repeated="2" office:value-type="string" calcext:value-type="string">
            <text:p>SAFE Obstetric Anesthesia</text:p>
          </table:table-cell>
          <table:table-cell office:value-type="string" calcext:value-type="string">
            <text:p>Cours 'SAFE' en anesthésie obstétric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3-05-02" calcext:value-type="date">
            <text:p>2-May-23</text:p>
          </table:table-cell>
          <table:table-cell office:value-type="date" office:date-value="2023-05-04" calcext:value-type="date">
            <text:p>4-May-23</text:p>
          </table:table-cell>
          <table:table-cell/>
          <table:table-cell office:value-type="string" calcext:value-type="string">
            <text:p>Off-shi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Gambia</text:p>
          </table:table-cell>
          <table:table-cell office:value-type="string" calcext:value-type="string">
            <text:p>Bansang</text:p>
          </table:table-cell>
          <table:table-cell office:value-type="string" calcext:value-type="string">
            <text:p>Bansang Hospital</text:p>
          </table:table-cell>
          <table:table-cell table:style-name="ce30" office:value-type="string" calcext:value-type="string">
            <text:p><text:a xlink:href="../../../../../../:x:/r/sites/teams.programs-MedicalCapacityBuildingalllocations/Shared%20Documents/Medical%20Capacity%20Building%20(all%20locations)/Senegal%202023/Statistics/May/MOBILE%20Gambia%20Tracking%20Time_SN_Statistics%20May.xlsx%3Fd=w9fecdc773384404eb481554c0e35114d&amp;csf=1&amp;web=1&amp;e=dGe2RI" xlink:type="simple">MOBILE Gambia Tracking Time_SN_Statistics May.xlsx</text:a></text:p>
          </table:table-cell>
          <table:table-cell table:number-columns-repeated="2"/>
          <table:table-cell office:value-type="string" calcext:value-type="string">
            <text:p>IP23SN18</text:p>
          </table:table-cell>
          <table:table-cell table:number-columns-repeated="1003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$Sheet1.$F399]&amp;&quot; | &quot;&amp;[$Sheet1.$H399]&amp;&quot; | &quot;&amp;TEXT([$Sheet1.$J399];&quot;ddmmmyy&quot;)&amp;&quot;-&quot;&amp;TEXT([$Sheet1.$K399];&quot;ddmmmyy&quot;)&amp;&quot; | &quot;&amp;[$Sheet1.$M399]&amp;&quot; | &quot;&amp;[$Sheet1.$O399]&amp;&quot; | &quot;&amp;[$Sheet1.$P399]&amp;&quot; | &quot;&amp;[$Sheet1.$Q399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Neonatal Resuscitation Courses</text:p>
          </table:table-cell>
          <table:table-cell office:value-type="string" calcext:value-type="string">
            <text:p>Neonatal Resuscitation</text:p>
          </table:table-cell>
          <table:table-cell office:value-type="string" calcext:value-type="string">
            <text:p>Cours de réanimation néonat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3-05-01" calcext:value-type="date">
            <text:p>1-May-23</text:p>
          </table:table-cell>
          <table:table-cell/>
          <table:table-cell office:value-type="string" calcext:value-type="string">
            <text:p>Off-shi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Gambia</text:p>
          </table:table-cell>
          <table:table-cell office:value-type="string" calcext:value-type="string">
            <text:p>Bansang</text:p>
          </table:table-cell>
          <table:table-cell office:value-type="string" calcext:value-type="string">
            <text:p>Bansang Hospital</text:p>
          </table:table-cell>
          <table:table-cell table:style-name="ce30" office:value-type="string" calcext:value-type="string">
            <text:p><text:a xlink:href="../../../../../../:x:/r/sites/teams.programs-MedicalCapacityBuildingalllocations/Shared%20Documents/Medical%20Capacity%20Building%20(all%20locations)/Senegal%202023/Statistics/May/MOBILE%20Gambia%20Tracking%20Time_SN_Statistics%20May.xlsx%3Fd=w9fecdc773384404eb481554c0e35114d&amp;csf=1&amp;web=1&amp;e=dGe2RI" xlink:type="simple">MOBILE Gambia Tracking Time_SN_Statistics May.xlsx</text:a></text:p>
          </table:table-cell>
          <table:table-cell table:number-columns-repeated="2"/>
          <table:table-cell office:value-type="string" calcext:value-type="string">
            <text:p>IP23SN19</text:p>
          </table:table-cell>
          <table:table-cell table:number-columns-repeated="1003"/>
        </table:table-row>
        <table:table-row table:style-name="ro5">
          <table:table-cell office:value-type="float" office:value="400" calcext:value-type="float">
            <text:p>400</text:p>
          </table:table-cell>
          <table:table-cell table:formula="of:=[$Sheet1.$F400]&amp;&quot; | &quot;&amp;[$Sheet1.$H400]&amp;&quot; | &quot;&amp;TEXT([$Sheet1.$J400];&quot;ddmmmyy&quot;)&amp;&quot;-&quot;&amp;TEXT([$Sheet1.$K400];&quot;ddmmmyy&quot;)&amp;&quot; | &quot;&amp;[$Sheet1.$M400]&amp;&quot; | &quot;&amp;[$Sheet1.$O400]&amp;&quot; | &quot;&amp;[$Sheet1.$P400]&amp;&quot; | &quot;&amp;[$Sheet1.$Q400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table:number-columns-repeated="2" office:value-type="string" calcext:value-type="string">
            <text:p>Safe Surgery</text:p>
          </table:table-cell>
          <table:table-cell office:value-type="string" calcext:value-type="string">
            <text:p>Chirurgie plus sûr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3-05-08" calcext:value-type="date">
            <text:p>8-May-23</text:p>
          </table:table-cell>
          <table:table-cell office:value-type="date" office:date-value="2023-05-11" calcext:value-type="date">
            <text:p>11-May-23</text:p>
          </table:table-cell>
          <table:table-cell/>
          <table:table-cell office:value-type="string" calcext:value-type="string">
            <text:p>Off-shi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Kedougou</text:p>
          </table:table-cell>
          <table:table-cell office:value-type="string" calcext:value-type="string">
            <text:p>Hopital Regional Amath Dansokho de Kedougou</text:p>
          </table:table-cell>
          <table:table-cell table:style-name="ce29"/>
          <table:table-cell table:number-columns-repeated="2"/>
          <table:table-cell office:value-type="string" calcext:value-type="string">
            <text:p>IP23SN08</text:p>
          </table:table-cell>
          <table:table-cell table:number-columns-repeated="1003"/>
        </table:table-row>
        <table:table-row table:style-name="ro5">
          <table:table-cell office:value-type="float" office:value="401" calcext:value-type="float">
            <text:p>401</text:p>
          </table:table-cell>
          <table:table-cell table:formula="of:=[$Sheet1.$F401]&amp;&quot; | &quot;&amp;[$Sheet1.$H401]&amp;&quot; | &quot;&amp;TEXT([$Sheet1.$J401];&quot;ddmmmyy&quot;)&amp;&quot;-&quot;&amp;TEXT([$Sheet1.$K401];&quot;ddmmmyy&quot;)&amp;&quot; | &quot;&amp;[$Sheet1.$M401]&amp;&quot; | &quot;&amp;[$Sheet1.$O401]&amp;&quot; | &quot;&amp;[$Sheet1.$P401]&amp;&quot; | &quot;&amp;[$Sheet1.$Q401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table:number-columns-repeated="2" office:value-type="string" calcext:value-type="string">
            <text:p>Safe Surgery</text:p>
          </table:table-cell>
          <table:table-cell office:value-type="string" calcext:value-type="string">
            <text:p>Chirurgie plus sûr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3-05-15" calcext:value-type="date">
            <text:p>15-May-23</text:p>
          </table:table-cell>
          <table:table-cell office:value-type="date" office:date-value="2023-05-17" calcext:value-type="date">
            <text:p>17-May-23</text:p>
          </table:table-cell>
          <table:table-cell/>
          <table:table-cell office:value-type="string" calcext:value-type="string">
            <text:p>Off-shi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Tambacounda</text:p>
          </table:table-cell>
          <table:table-cell office:value-type="string" calcext:value-type="string">
            <text:p>Hopital Regional Tambacounda</text:p>
          </table:table-cell>
          <table:table-cell table:style-name="ce29"/>
          <table:table-cell table:number-columns-repeated="2"/>
          <table:table-cell office:value-type="string" calcext:value-type="string">
            <text:p>IP23SN08</text:p>
          </table:table-cell>
          <table:table-cell table:number-columns-repeated="1003"/>
        </table:table-row>
        <table:table-row table:style-name="ro5">
          <table:table-cell office:value-type="float" office:value="402" calcext:value-type="float">
            <text:p>402</text:p>
          </table:table-cell>
          <table:table-cell table:formula="of:=[$Sheet1.$F402]&amp;&quot; | &quot;&amp;[$Sheet1.$H402]&amp;&quot; | &quot;&amp;TEXT([$Sheet1.$J402];&quot;ddmmmyy&quot;)&amp;&quot;-&quot;&amp;TEXT([$Sheet1.$K402];&quot;ddmmmyy&quot;)&amp;&quot; | &quot;&amp;[$Sheet1.$M402]&amp;&quot; | &quot;&amp;[$Sheet1.$O402]&amp;&quot; | &quot;&amp;[$Sheet1.$P402]&amp;&quot; | &quot;&amp;[$Sheet1.$Q402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Anesthesia Mentoring</text:p>
          </table:table-cell>
          <table:table-cell table:style-name="ce4" office:value-type="string" calcext:value-type="string">
            <text:p>Anesthesia Provider Mentoring</text:p>
          </table:table-cell>
          <table:table-cell table:style-name="ce4" office:value-type="string" calcext:value-type="string">
            <text:p>Formation par mentorat des anesthésistes </text:p>
          </table:table-cell>
          <table:table-cell table:style-name="ce4" office:value-type="string" calcext:value-type="string">
            <text:p>Anesthesia Providers</text:p>
          </table:table-cell>
          <table:table-cell table:style-name="ce4" office:value-type="string" calcext:value-type="string">
            <text:p>Mentoring</text:p>
          </table:table-cell>
          <table:table-cell office:value-type="date" office:date-value="2023-05-09" calcext:value-type="date">
            <text:p>9-May-23</text:p>
          </table:table-cell>
          <table:table-cell office:value-type="date" office:date-value="2023-06-16" calcext:value-type="date">
            <text:p>16-Jun-23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Global Mercy</text:p>
          </table:table-cell>
          <table:table-cell table:style-name="ce29"/>
          <table:table-cell table:number-columns-repeated="2"/>
          <table:table-cell office:value-type="string" calcext:value-type="string">
            <text:p>IP23SN11</text:p>
          </table:table-cell>
          <table:table-cell table:number-columns-repeated="1003"/>
        </table:table-row>
        <table:table-row table:style-name="ro5">
          <table:table-cell office:value-type="float" office:value="403" calcext:value-type="float">
            <text:p>403</text:p>
          </table:table-cell>
          <table:table-cell table:formula="of:=[$Sheet1.$F403]&amp;&quot; | &quot;&amp;[$Sheet1.$H403]&amp;&quot; | &quot;&amp;TEXT([$Sheet1.$J403];&quot;ddmmmyy&quot;)&amp;&quot;-&quot;&amp;TEXT([$Sheet1.$K403];&quot;ddmmmyy&quot;)&amp;&quot; | &quot;&amp;[$Sheet1.$M403]&amp;&quot; | &quot;&amp;[$Sheet1.$O403]&amp;&quot; | &quot;&amp;[$Sheet1.$P403]&amp;&quot; | &quot;&amp;[$Sheet1.$Q403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Vital Anesthesia Simulation Training (VAST) Courses</text:p>
          </table:table-cell>
          <table:table-cell office:value-type="string" calcext:value-type="string">
            <text:p>Vital Anesthesia Simulation Training (VAST) Course</text:p>
          </table:table-cell>
          <table:table-cell office:value-type="string" calcext:value-type="string">
            <text:p>Formation en simulation d'anesthésie vit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3-05-08" calcext:value-type="date">
            <text:p>8-May-23</text:p>
          </table:table-cell>
          <table:table-cell office:value-type="date" office:date-value="2023-05-11" calcext:value-type="date">
            <text:p>11-May-23</text:p>
          </table:table-cell>
          <table:table-cell/>
          <table:table-cell office:value-type="string" calcext:value-type="string">
            <text:p>Off-shi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Thiés </text:p>
          </table:table-cell>
          <table:table-cell office:value-type="string" calcext:value-type="string">
            <text:p>UFR Santé, University of Thiès</text:p>
          </table:table-cell>
          <table:table-cell table:style-name="ce29"/>
          <table:table-cell table:number-columns-repeated="2"/>
          <table:table-cell office:value-type="string" calcext:value-type="string">
            <text:p>IP23SN11</text:p>
          </table:table-cell>
          <table:table-cell table:number-columns-repeated="1003"/>
        </table:table-row>
        <table:table-row table:style-name="ro5">
          <table:table-cell office:value-type="float" office:value="404" calcext:value-type="float">
            <text:p>404</text:p>
          </table:table-cell>
          <table:table-cell table:formula="of:=[$Sheet1.$F404]&amp;&quot; | &quot;&amp;[$Sheet1.$H404]&amp;&quot; | &quot;&amp;TEXT([$Sheet1.$J404];&quot;ddmmmyy&quot;)&amp;&quot;-&quot;&amp;TEXT([$Sheet1.$K404];&quot;ddmmmyy&quot;)&amp;&quot; | &quot;&amp;[$Sheet1.$M404]&amp;&quot; | &quot;&amp;[$Sheet1.$O404]&amp;&quot; | &quot;&amp;[$Sheet1.$P404]&amp;&quot; | &quot;&amp;[$Sheet1.$Q404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Essential Pain Management Courses</text:p>
          </table:table-cell>
          <table:table-cell office:value-type="string" calcext:value-type="string">
            <text:p>Essential Pain Management Course</text:p>
          </table:table-cell>
          <table:table-cell office:value-type="string" calcext:value-type="string">
            <text:p>Cours de gestion de la douleur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3-06-12" calcext:value-type="date">
            <text:p>12-Jun-23</text:p>
          </table:table-cell>
          <table:table-cell office:value-type="date" office:date-value="2023-06-16" calcext:value-type="date">
            <text:p>16-Jun-23</text:p>
          </table:table-cell>
          <table:table-cell/>
          <table:table-cell office:value-type="string" calcext:value-type="string">
            <text:p>Off-shi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tel Colonia</text:p>
          </table:table-cell>
          <table:table-cell table:style-name="ce29"/>
          <table:table-cell table:number-columns-repeated="2"/>
          <table:table-cell office:value-type="string" calcext:value-type="string">
            <text:p><text:s/>IP23SN17 </text:p>
          </table:table-cell>
          <table:table-cell table:number-columns-repeated="1003"/>
        </table:table-row>
        <table:table-row table:style-name="ro5">
          <table:table-cell office:value-type="float" office:value="405" calcext:value-type="float">
            <text:p>405</text:p>
          </table:table-cell>
          <table:table-cell table:formula="of:=[$Sheet1.$F405]&amp;&quot; | &quot;&amp;[$Sheet1.$H405]&amp;&quot; | &quot;&amp;TEXT([$Sheet1.$J405];&quot;ddmmmyy&quot;)&amp;&quot;-&quot;&amp;TEXT([$Sheet1.$K405];&quot;ddmmmyy&quot;)&amp;&quot; | &quot;&amp;[$Sheet1.$M405]&amp;&quot; | &quot;&amp;[$Sheet1.$O405]&amp;&quot; | &quot;&amp;[$Sheet1.$P405]&amp;&quot; | &quot;&amp;[$Sheet1.$Q405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Essential Pain Management Courses</text:p>
          </table:table-cell>
          <table:table-cell office:value-type="string" calcext:value-type="string">
            <text:p>Essential Pain Management Course - Training of Trainers</text:p>
          </table:table-cell>
          <table:table-cell office:value-type="string" calcext:value-type="string">
            <text:p>Cours de gestion de la douleur - Formation de formateurs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Course</text:p>
          </table:table-cell>
          <table:table-cell office:value-type="date" office:date-value="2023-06-12" calcext:value-type="date">
            <text:p>12-Jun-23</text:p>
          </table:table-cell>
          <table:table-cell office:value-type="date" office:date-value="2023-06-16" calcext:value-type="date">
            <text:p>16-Jun-23</text:p>
          </table:table-cell>
          <table:table-cell/>
          <table:table-cell office:value-type="string" calcext:value-type="string">
            <text:p>Off-shi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tel Colonia</text:p>
          </table:table-cell>
          <table:table-cell table:style-name="ce29"/>
          <table:table-cell table:number-columns-repeated="2"/>
          <table:table-cell office:value-type="string" calcext:value-type="string">
            <text:p><text:s/>IP23SN17 </text:p>
          </table:table-cell>
          <table:table-cell table:number-columns-repeated="1003"/>
        </table:table-row>
        <table:table-row table:style-name="ro5">
          <table:table-cell office:value-type="float" office:value="406" calcext:value-type="float">
            <text:p>406</text:p>
          </table:table-cell>
          <table:table-cell table:formula="of:=[$Sheet1.$F406]&amp;&quot; | &quot;&amp;[$Sheet1.$H406]&amp;&quot; | &quot;&amp;TEXT([$Sheet1.$J406];&quot;ddmmmyy&quot;)&amp;&quot;-&quot;&amp;TEXT([$Sheet1.$K406];&quot;ddmmmyy&quot;)&amp;&quot; | &quot;&amp;[$Sheet1.$M406]&amp;&quot; | &quot;&amp;[$Sheet1.$O406]&amp;&quot; | &quot;&amp;[$Sheet1.$P406]&amp;&quot; | &quot;&amp;[$Sheet1.$Q406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table:number-columns-repeated="2" office:value-type="string" calcext:value-type="string">
            <text:p>Safe Surgery</text:p>
          </table:table-cell>
          <table:table-cell office:value-type="string" calcext:value-type="string">
            <text:p>Chirurgie plus sûr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3-06-12" calcext:value-type="date">
            <text:p>12-Jun-23</text:p>
          </table:table-cell>
          <table:table-cell office:value-type="date" office:date-value="2023-06-13" calcext:value-type="date">
            <text:p>13-Jun-23</text:p>
          </table:table-cell>
          <table:table-cell/>
          <table:table-cell office:value-type="string" calcext:value-type="string">
            <text:p>Off-shi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Gambia</text:p>
          </table:table-cell>
          <table:table-cell office:value-type="string" calcext:value-type="string">
            <text:p>Banjul</text:p>
          </table:table-cell>
          <table:table-cell office:value-type="string" calcext:value-type="string">
            <text:p>Edward Francis Small Teaching Hospital</text:p>
          </table:table-cell>
          <table:table-cell table:style-name="ce29"/>
          <table:table-cell table:number-columns-repeated="2"/>
          <table:table-cell office:value-type="string" calcext:value-type="string">
            <text:p>IP23SN08</text:p>
          </table:table-cell>
          <table:table-cell table:number-columns-repeated="1003"/>
        </table:table-row>
        <table:table-row table:style-name="ro5">
          <table:table-cell office:value-type="float" office:value="407" calcext:value-type="float">
            <text:p>407</text:p>
          </table:table-cell>
          <table:table-cell table:formula="of:=[$Sheet1.$F407]&amp;&quot; | &quot;&amp;[$Sheet1.$H407]&amp;&quot; | &quot;&amp;TEXT([$Sheet1.$J407];&quot;ddmmmyy&quot;)&amp;&quot;-&quot;&amp;TEXT([$Sheet1.$K407];&quot;ddmmmyy&quot;)&amp;&quot; | &quot;&amp;[$Sheet1.$M407]&amp;&quot; | &quot;&amp;[$Sheet1.$O407]&amp;&quot; | &quot;&amp;[$Sheet1.$P407]&amp;&quot; | &quot;&amp;[$Sheet1.$Q407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table:number-columns-repeated="2" office:value-type="string" calcext:value-type="string">
            <text:p>Safe Surgery</text:p>
          </table:table-cell>
          <table:table-cell office:value-type="string" calcext:value-type="string">
            <text:p>Chirurgie plus sûr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3-06-14" calcext:value-type="date">
            <text:p>14-Jun-23</text:p>
          </table:table-cell>
          <table:table-cell office:value-type="date" office:date-value="2023-06-20" calcext:value-type="date">
            <text:p>20-Jun-23</text:p>
          </table:table-cell>
          <table:table-cell/>
          <table:table-cell office:value-type="string" calcext:value-type="string">
            <text:p>Off-shi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Gambia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rikama District Hospital</text:p>
          </table:table-cell>
          <table:table-cell table:style-name="ce29"/>
          <table:table-cell table:number-columns-repeated="2"/>
          <table:table-cell office:value-type="string" calcext:value-type="string">
            <text:p>IP23SN08</text:p>
          </table:table-cell>
          <table:table-cell table:number-columns-repeated="1003"/>
        </table:table-row>
        <table:table-row table:style-name="ro5">
          <table:table-cell office:value-type="float" office:value="408" calcext:value-type="float">
            <text:p>408</text:p>
          </table:table-cell>
          <table:table-cell table:formula="of:=[$Sheet1.$F408]&amp;&quot; | &quot;&amp;[$Sheet1.$H408]&amp;&quot; | &quot;&amp;TEXT([$Sheet1.$J408];&quot;ddmmmyy&quot;)&amp;&quot;-&quot;&amp;TEXT([$Sheet1.$K408];&quot;ddmmmyy&quot;)&amp;&quot; | &quot;&amp;[$Sheet1.$M408]&amp;&quot; | &quot;&amp;[$Sheet1.$O408]&amp;&quot; | &quot;&amp;[$Sheet1.$P408]&amp;&quot; | &quot;&amp;[$Sheet1.$Q408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table:number-columns-repeated="2" office:value-type="string" calcext:value-type="string">
            <text:p>Safe Surgery</text:p>
          </table:table-cell>
          <table:table-cell office:value-type="string" calcext:value-type="string">
            <text:p>Chirurgie plus sûr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3-06-15" calcext:value-type="date">
            <text:p>15-Jun-23</text:p>
          </table:table-cell>
          <table:table-cell office:value-type="date" office:date-value="2023-06-20" calcext:value-type="date">
            <text:p>20-Jun-23</text:p>
          </table:table-cell>
          <table:table-cell/>
          <table:table-cell office:value-type="string" calcext:value-type="string">
            <text:p>Off-shi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Gambia</text:p>
          </table:table-cell>
          <table:table-cell office:value-type="string" calcext:value-type="string">
            <text:p>Serrekunda</text:p>
          </table:table-cell>
          <table:table-cell office:value-type="string" calcext:value-type="string">
            <text:p>Kanifing General Hospital</text:p>
          </table:table-cell>
          <table:table-cell table:style-name="ce29"/>
          <table:table-cell table:number-columns-repeated="2"/>
          <table:table-cell office:value-type="string" calcext:value-type="string">
            <text:p>IP23SN08</text:p>
          </table:table-cell>
          <table:table-cell table:number-columns-repeated="1003"/>
        </table:table-row>
        <table:table-row table:style-name="ro5">
          <table:table-cell office:value-type="float" office:value="409" calcext:value-type="float">
            <text:p>409</text:p>
          </table:table-cell>
          <table:table-cell table:formula="of:=[$Sheet1.$F409]&amp;&quot; | &quot;&amp;[$Sheet1.$H409]&amp;&quot; | &quot;&amp;TEXT([$Sheet1.$J409];&quot;ddmmmyy&quot;)&amp;&quot;-&quot;&amp;TEXT([$Sheet1.$K409];&quot;ddmmmyy&quot;)&amp;&quot; | &quot;&amp;[$Sheet1.$M409]&amp;&quot; | &quot;&amp;[$Sheet1.$O409]&amp;&quot; | &quot;&amp;[$Sheet1.$P409]&amp;&quot; | &quot;&amp;[$Sheet1.$Q409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Neonatal Resuscitation Courses</text:p>
          </table:table-cell>
          <table:table-cell office:value-type="string" calcext:value-type="string">
            <text:p>Neonatal Resuscitation</text:p>
          </table:table-cell>
          <table:table-cell office:value-type="string" calcext:value-type="string">
            <text:p>Cours de réanimation néonat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3-05-30" calcext:value-type="date">
            <text:p>30-May-23</text:p>
          </table:table-cell>
          <table:table-cell office:value-type="date" office:date-value="2023-06-01" calcext:value-type="date">
            <text:p>1-Jun-23</text:p>
          </table:table-cell>
          <table:table-cell/>
          <table:table-cell office:value-type="string" calcext:value-type="string">
            <text:p>Off-shi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Hotel Colonia</text:p>
          </table:table-cell>
          <table:table-cell table:style-name="ce29"/>
          <table:table-cell table:number-columns-repeated="2"/>
          <table:table-cell office:value-type="string" calcext:value-type="string">
            <text:p>IP23SN19</text:p>
          </table:table-cell>
          <table:table-cell table:number-columns-repeated="1003"/>
        </table:table-row>
        <table:table-row table:style-name="ro5">
          <table:table-cell office:value-type="float" office:value="410" calcext:value-type="float">
            <text:p>410</text:p>
          </table:table-cell>
          <table:table-cell table:formula="of:=[$Sheet1.$F410]&amp;&quot; | &quot;&amp;[$Sheet1.$H410]&amp;&quot; | &quot;&amp;TEXT([$Sheet1.$J410];&quot;ddmmmyy&quot;)&amp;&quot;-&quot;&amp;TEXT([$Sheet1.$K410];&quot;ddmmmyy&quot;)&amp;&quot; | &quot;&amp;[$Sheet1.$M410]&amp;&quot; | &quot;&amp;[$Sheet1.$O410]&amp;&quot; | &quot;&amp;[$Sheet1.$P410]&amp;&quot; | &quot;&amp;[$Sheet1.$Q410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terile Processing Courses </text:p>
          </table:table-cell>
          <table:table-cell office:value-type="string" calcext:value-type="string">
            <text:p>Senegalese Faciliated Sterile Processing Course</text:p>
          </table:table-cell>
          <table:table-cell office:value-type="string" calcext:value-type="string">
            <text:p>Cours des techniciens en stérilisation - Dirigé par des sénégalais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3-06-13" calcext:value-type="date">
            <text:p>13-Jun-23</text:p>
          </table:table-cell>
          <table:table-cell office:value-type="date" office:date-value="2023-06-14" calcext:value-type="date">
            <text:p>14-Jun-23</text:p>
          </table:table-cell>
          <table:table-cell/>
          <table:table-cell office:value-type="string" calcext:value-type="string">
            <text:p>Off-shi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Yeumbeul</text:p>
          </table:table-cell>
          <table:table-cell office:value-type="string" calcext:value-type="string">
            <text:p>Hopital Communal De Yeumbeul Nord</text:p>
          </table:table-cell>
          <table:table-cell table:style-name="ce29"/>
          <table:table-cell table:number-columns-repeated="2"/>
          <table:table-cell office:value-type="string" calcext:value-type="string">
            <text:p>IP23SN11</text:p>
          </table:table-cell>
          <table:table-cell table:number-columns-repeated="1003"/>
        </table:table-row>
        <table:table-row table:style-name="ro5">
          <table:table-cell office:value-type="float" office:value="411" calcext:value-type="float">
            <text:p>411</text:p>
          </table:table-cell>
          <table:table-cell table:formula="of:=[$Sheet1.$F411]&amp;&quot; | &quot;&amp;[$Sheet1.$H411]&amp;&quot; | &quot;&amp;TEXT([$Sheet1.$J411];&quot;ddmmmyy&quot;)&amp;&quot;-&quot;&amp;TEXT([$Sheet1.$K411];&quot;ddmmmyy&quot;)&amp;&quot; | &quot;&amp;[$Sheet1.$M411]&amp;&quot; | &quot;&amp;[$Sheet1.$O411]&amp;&quot; | &quot;&amp;[$Sheet1.$P411]&amp;&quot; | &quot;&amp;[$Sheet1.$Q411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Vital Anesthesia Simulation Training (VAST) Courses</text:p>
          </table:table-cell>
          <table:table-cell office:value-type="string" calcext:value-type="string">
            <text:p>Vital Anesthesia Simulation Training (VAST) Wellbeing Course</text:p>
          </table:table-cell>
          <table:table-cell office:value-type="string" calcext:value-type="string">
            <text:p>Formation en simulation d'anesthésie vitale - Cours de bien-êtr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3-05-11" calcext:value-type="date">
            <text:p>11-May-23</text:p>
          </table:table-cell>
          <table:table-cell/>
          <table:table-cell office:value-type="string" calcext:value-type="string">
            <text:p>Off-shi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Thiés </text:p>
          </table:table-cell>
          <table:table-cell office:value-type="string" calcext:value-type="string">
            <text:p>UFR Santé, University of Thiès</text:p>
          </table:table-cell>
          <table:table-cell table:style-name="ce29"/>
          <table:table-cell table:number-columns-repeated="2"/>
          <table:table-cell office:value-type="string" calcext:value-type="string">
            <text:p>IP23SN11</text:p>
          </table:table-cell>
          <table:table-cell table:number-columns-repeated="1003"/>
        </table:table-row>
        <table:table-row table:style-name="ro5">
          <table:table-cell office:value-type="float" office:value="412" calcext:value-type="float">
            <text:p>412</text:p>
          </table:table-cell>
          <table:table-cell table:formula="of:=[$Sheet1.$F412]&amp;&quot; | &quot;&amp;[$Sheet1.$H412]&amp;&quot; | &quot;&amp;TEXT([$Sheet1.$J412];&quot;ddmmmyy&quot;)&amp;&quot;-&quot;&amp;TEXT([$Sheet1.$K412];&quot;ddmmmyy&quot;)&amp;&quot; | &quot;&amp;[$Sheet1.$M412]&amp;&quot; | &quot;&amp;[$Sheet1.$O412]&amp;&quot; | &quot;&amp;[$Sheet1.$P412]&amp;&quot; | &quot;&amp;[$Sheet1.$Q412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Maxillofacial Surgery</text:p>
          </table:table-cell>
          <table:table-cell office:value-type="string" calcext:value-type="string">
            <text:p>Chirurgie maxillo-faciale / ORL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Maxillofacial</text:p>
          </table:table-cell>
          <table:table-cell office:value-type="date" office:date-value="2023-08-27" calcext:value-type="date">
            <text:p>27-Aug-23</text:p>
          </table:table-cell>
          <table:table-cell office:value-type="date" office:date-value="2024-06-02" calcext:value-type="date">
            <text:p>2-Jun-24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Global Mercy</text:p>
          </table:table-cell>
          <table:table-cell table:style-name="ce29"/>
          <table:table-cell table:number-columns-repeated="2"/>
          <table:table-cell office:value-type="string" calcext:value-type="string">
            <text:p>IP23SL03</text:p>
          </table:table-cell>
          <table:table-cell table:number-columns-repeated="1003"/>
        </table:table-row>
        <table:table-row table:style-name="ro5">
          <table:table-cell office:value-type="float" office:value="413" calcext:value-type="float">
            <text:p>413</text:p>
          </table:table-cell>
          <table:table-cell table:formula="of:=[$Sheet1.$F413]&amp;&quot; | &quot;&amp;[$Sheet1.$H413]&amp;&quot; | &quot;&amp;TEXT([$Sheet1.$J413];&quot;ddmmmyy&quot;)&amp;&quot;-&quot;&amp;TEXT([$Sheet1.$K413];&quot;ddmmmyy&quot;)&amp;&quot; | &quot;&amp;[$Sheet1.$M413]&amp;&quot; | &quot;&amp;[$Sheet1.$O413]&amp;&quot; | &quot;&amp;[$Sheet1.$P413]&amp;&quot; | &quot;&amp;[$Sheet1.$Q413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Women's Health Surgery</text:p>
          </table:table-cell>
          <table:table-cell office:value-type="string" calcext:value-type="string">
            <text:p>Chirurgie en santé des femmes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Women's Health</text:p>
          </table:table-cell>
          <table:table-cell office:value-type="date" office:date-value="2023-08-27" calcext:value-type="date">
            <text:p>27-Aug-23</text:p>
          </table:table-cell>
          <table:table-cell office:value-type="date" office:date-value="2024-06-02" calcext:value-type="date">
            <text:p>2-Jun-24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Global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414" calcext:value-type="float">
            <text:p>414</text:p>
          </table:table-cell>
          <table:table-cell table:formula="of:=[$Sheet1.$F414]&amp;&quot; | &quot;&amp;[$Sheet1.$H414]&amp;&quot; | &quot;&amp;TEXT([$Sheet1.$J414];&quot;ddmmmyy&quot;)&amp;&quot;-&quot;&amp;TEXT([$Sheet1.$K414];&quot;ddmmmyy&quot;)&amp;&quot; | &quot;&amp;[$Sheet1.$M414]&amp;&quot; | &quot;&amp;[$Sheet1.$O414]&amp;&quot; | &quot;&amp;[$Sheet1.$P414]&amp;&quot; | &quot;&amp;[$Sheet1.$Q414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General Surgery</text:p>
          </table:table-cell>
          <table:table-cell office:value-type="string" calcext:value-type="string">
            <text:p>Chirurgie général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General</text:p>
          </table:table-cell>
          <table:table-cell office:value-type="date" office:date-value="2023-08-27" calcext:value-type="date">
            <text:p>27-Aug-23</text:p>
          </table:table-cell>
          <table:table-cell office:value-type="date" office:date-value="2024-06-02" calcext:value-type="date">
            <text:p>2-Jun-24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Global Mercy</text:p>
          </table:table-cell>
          <table:table-cell table:style-name="ce29"/>
          <table:table-cell table:number-columns-repeated="2"/>
          <table:table-cell office:value-type="string" calcext:value-type="string">
            <text:p>IP23SL01</text:p>
          </table:table-cell>
          <table:table-cell table:number-columns-repeated="1003"/>
        </table:table-row>
        <table:table-row table:style-name="ro5">
          <table:table-cell office:value-type="float" office:value="415" calcext:value-type="float">
            <text:p>415</text:p>
          </table:table-cell>
          <table:table-cell table:formula="of:=[$Sheet1.$F415]&amp;&quot; | &quot;&amp;[$Sheet1.$H415]&amp;&quot; | &quot;&amp;TEXT([$Sheet1.$J415];&quot;ddmmmyy&quot;)&amp;&quot;-&quot;&amp;TEXT([$Sheet1.$K415];&quot;ddmmmyy&quot;)&amp;&quot; | &quot;&amp;[$Sheet1.$M415]&amp;&quot; | &quot;&amp;[$Sheet1.$O415]&amp;&quot; | &quot;&amp;[$Sheet1.$P415]&amp;&quot; | &quot;&amp;[$Sheet1.$Q415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Pediatric Specialized General Surgery</text:p>
          </table:table-cell>
          <table:table-cell office:value-type="string" calcext:value-type="string">
            <text:p>Chirurgie générale pédiatriqu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Pediatric Specialized General</text:p>
          </table:table-cell>
          <table:table-cell office:value-type="date" office:date-value="2023-08-27" calcext:value-type="date">
            <text:p>27-Aug-23</text:p>
          </table:table-cell>
          <table:table-cell office:value-type="date" office:date-value="2024-06-02" calcext:value-type="date">
            <text:p>2-Jun-24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Global Mercy</text:p>
          </table:table-cell>
          <table:table-cell table:style-name="ce29"/>
          <table:table-cell table:number-columns-repeated="2"/>
          <table:table-cell office:value-type="string" calcext:value-type="string">
            <text:p>IP23SL02</text:p>
          </table:table-cell>
          <table:table-cell table:number-columns-repeated="1003"/>
        </table:table-row>
        <table:table-row table:style-name="ro5">
          <table:table-cell office:value-type="float" office:value="416" calcext:value-type="float">
            <text:p>416</text:p>
          </table:table-cell>
          <table:table-cell table:formula="of:=[$Sheet1.$F416]&amp;&quot; | &quot;&amp;[$Sheet1.$H416]&amp;&quot; | &quot;&amp;TEXT([$Sheet1.$J416];&quot;ddmmmyy&quot;)&amp;&quot;-&quot;&amp;TEXT([$Sheet1.$K416];&quot;ddmmmyy&quot;)&amp;&quot; | &quot;&amp;[$Sheet1.$M416]&amp;&quot; | &quot;&amp;[$Sheet1.$O416]&amp;&quot; | &quot;&amp;[$Sheet1.$P416]&amp;&quot; | &quot;&amp;[$Sheet1.$Q416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Orthopedic Surgery</text:p>
          </table:table-cell>
          <table:table-cell office:value-type="string" calcext:value-type="string">
            <text:p>Chirurgie orthopédique pédiatrique 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Orthopedic</text:p>
          </table:table-cell>
          <table:table-cell office:value-type="date" office:date-value="2023-08-27" calcext:value-type="date">
            <text:p>27-Aug-23</text:p>
          </table:table-cell>
          <table:table-cell office:value-type="date" office:date-value="2024-06-02" calcext:value-type="date">
            <text:p>2-Jun-24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Global Mercy</text:p>
          </table:table-cell>
          <table:table-cell table:style-name="ce29"/>
          <table:table-cell table:number-columns-repeated="2"/>
          <table:table-cell table:style-name="ce37" office:value-type="string" calcext:value-type="string">
            <text:p>IP23SL04</text:p>
          </table:table-cell>
          <table:table-cell table:number-columns-repeated="1003"/>
        </table:table-row>
        <table:table-row table:style-name="ro5">
          <table:table-cell office:value-type="float" office:value="417" calcext:value-type="float">
            <text:p>417</text:p>
          </table:table-cell>
          <table:table-cell table:formula="of:=[$Sheet1.$F417]&amp;&quot; | &quot;&amp;[$Sheet1.$H417]&amp;&quot; | &quot;&amp;TEXT([$Sheet1.$J417];&quot;ddmmmyy&quot;)&amp;&quot;-&quot;&amp;TEXT([$Sheet1.$K417];&quot;ddmmmyy&quot;)&amp;&quot; | &quot;&amp;[$Sheet1.$M417]&amp;&quot; | &quot;&amp;[$Sheet1.$O417]&amp;&quot; | &quot;&amp;[$Sheet1.$P417]&amp;&quot; | &quot;&amp;[$Sheet1.$Q417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Plastics Surgery</text:p>
          </table:table-cell>
          <table:table-cell office:value-type="string" calcext:value-type="string">
            <text:p>Chirurgie plastique et reconstructiv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Plastics</text:p>
          </table:table-cell>
          <table:table-cell office:value-type="date" office:date-value="2023-08-27" calcext:value-type="date">
            <text:p>27-Aug-23</text:p>
          </table:table-cell>
          <table:table-cell office:value-type="date" office:date-value="2024-06-02" calcext:value-type="date">
            <text:p>2-Jun-24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Global Mercy</text:p>
          </table:table-cell>
          <table:table-cell table:style-name="ce29"/>
          <table:table-cell table:number-columns-repeated="2"/>
          <table:table-cell office:value-type="string" calcext:value-type="string">
            <text:p>IP23SL05</text:p>
          </table:table-cell>
          <table:table-cell table:number-columns-repeated="1003"/>
        </table:table-row>
        <table:table-row table:style-name="ro5">
          <table:table-cell office:value-type="float" office:value="418" calcext:value-type="float">
            <text:p>418</text:p>
          </table:table-cell>
          <table:table-cell table:formula="of:=[$Sheet1.$F418]&amp;&quot; | &quot;&amp;[$Sheet1.$H418]&amp;&quot; | &quot;&amp;TEXT([$Sheet1.$J418];&quot;ddmmmyy&quot;)&amp;&quot;-&quot;&amp;TEXT([$Sheet1.$K418];&quot;ddmmmyy&quot;)&amp;&quot; | &quot;&amp;[$Sheet1.$M418]&amp;&quot; | &quot;&amp;[$Sheet1.$O418]&amp;&quot; | &quot;&amp;[$Sheet1.$P418]&amp;&quot; | &quot;&amp;[$Sheet1.$Q418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Ophthalmic Surgery</text:p>
          </table:table-cell>
          <table:table-cell office:value-type="string" calcext:value-type="string">
            <text:p>Chirurgie ophtalmologique 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Ophthalmic</text:p>
          </table:table-cell>
          <table:table-cell office:value-type="date" office:date-value="2023-08-27" calcext:value-type="date">
            <text:p>27-Aug-23</text:p>
          </table:table-cell>
          <table:table-cell office:value-type="date" office:date-value="2024-06-02" calcext:value-type="date">
            <text:p>2-Jun-24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Global Mercy</text:p>
          </table:table-cell>
          <table:table-cell table:style-name="ce29"/>
          <table:table-cell table:number-columns-repeated="2"/>
          <table:table-cell table:style-name="ce37" office:value-type="string" calcext:value-type="string">
            <text:p>IP23SL06</text:p>
          </table:table-cell>
          <table:table-cell table:number-columns-repeated="1003"/>
        </table:table-row>
        <table:table-row table:style-name="ro5">
          <table:table-cell office:value-type="float" office:value="419" calcext:value-type="float">
            <text:p>419</text:p>
          </table:table-cell>
          <table:table-cell table:formula="of:=[$Sheet1.$F419]&amp;&quot; | &quot;&amp;[$Sheet1.$H419]&amp;&quot; | &quot;&amp;TEXT([$Sheet1.$J419];&quot;ddmmmyy&quot;)&amp;&quot;-&quot;&amp;TEXT([$Sheet1.$K419];&quot;ddmmmyy&quot;)&amp;&quot; | &quot;&amp;[$Sheet1.$M419]&amp;&quot; | &quot;&amp;[$Sheet1.$O419]&amp;&quot; | &quot;&amp;[$Sheet1.$P419]&amp;&quot; | &quot;&amp;[$Sheet1.$Q419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Residency Training - On-ship Global Mercy</text:p>
          </table:table-cell>
          <table:table-cell office:value-type="string" calcext:value-type="string">
            <text:p>PAACS Residency</text:p>
          </table:table-cell>
          <table:table-cell office:value-type="string" calcext:value-type="string">
            <text:p>Résidence chirurgicale</text:p>
          </table:table-cell>
          <table:table-cell office:value-type="string" calcext:value-type="string">
            <text:p>Surgeons</text:p>
          </table:table-cell>
          <table:table-cell office:value-type="string" calcext:value-type="string">
            <text:p>Mentoring</text:p>
          </table:table-cell>
          <table:table-cell office:value-type="date" office:date-value="2023-09-11" calcext:value-type="date">
            <text:p>11-Sep-23</text:p>
          </table:table-cell>
          <table:table-cell office:value-type="date" office:date-value="2025-06-13" calcext:value-type="date">
            <text:p>13-Jun-25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Global Mercy</text:p>
          </table:table-cell>
          <table:table-cell table:style-name="ce29"/>
          <table:table-cell/>
          <table:table-cell office:value-type="string" calcext:value-type="string">
            <text:p>RESIDENT</text:p>
          </table:table-cell>
          <table:table-cell table:style-name="ce38" office:value-type="string" calcext:value-type="string">
            <text:p>IP24SL14</text:p>
          </table:table-cell>
          <table:table-cell table:number-columns-repeated="1003"/>
        </table:table-row>
        <table:table-row table:style-name="ro5">
          <table:table-cell office:value-type="float" office:value="420" calcext:value-type="float">
            <text:p>420</text:p>
          </table:table-cell>
          <table:table-cell table:formula="of:=[$Sheet1.$F420]&amp;&quot; | &quot;&amp;[$Sheet1.$H420]&amp;&quot; | &quot;&amp;TEXT([$Sheet1.$J420];&quot;ddmmmyy&quot;)&amp;&quot;-&quot;&amp;TEXT([$Sheet1.$K420];&quot;ddmmmyy&quot;)&amp;&quot; | &quot;&amp;[$Sheet1.$M420]&amp;&quot; | &quot;&amp;[$Sheet1.$O420]&amp;&quot; | &quot;&amp;[$Sheet1.$P420]&amp;&quot; | &quot;&amp;[$Sheet1.$Q420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Residency Training</text:p>
          </table:table-cell>
          <table:table-cell office:value-type="string" calcext:value-type="string">
            <text:p>Surgical Residency Mentoring</text:p>
          </table:table-cell>
          <table:table-cell/>
          <table:table-cell office:value-type="string" calcext:value-type="string">
            <text:p>Surgeons</text:p>
          </table:table-cell>
          <table:table-cell office:value-type="string" calcext:value-type="string">
            <text:p>Mentoring</text:p>
          </table:table-cell>
          <table:table-cell office:value-type="date" office:date-value="2023-09-25" calcext:value-type="date">
            <text:p>25-Sep-23</text:p>
          </table:table-cell>
          <table:table-cell office:value-type="date" office:date-value="2024-05-25" calcext:value-type="date">
            <text:p>25-May-24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Global Mercy</text:p>
          </table:table-cell>
          <table:table-cell table:style-name="ce29"/>
          <table:table-cell table:number-columns-repeated="2"/>
          <table:table-cell office:value-type="string" calcext:value-type="string">
            <text:p>IP23SL15</text:p>
          </table:table-cell>
          <table:table-cell table:number-columns-repeated="1003"/>
        </table:table-row>
        <table:table-row table:style-name="ro5">
          <table:table-cell office:value-type="float" office:value="421" calcext:value-type="float">
            <text:p>421</text:p>
          </table:table-cell>
          <table:table-cell table:formula="of:=[$Sheet1.$F421]&amp;&quot; | &quot;&amp;[$Sheet1.$H421]&amp;&quot; | &quot;&amp;TEXT([$Sheet1.$J421];&quot;ddmmmyy&quot;)&amp;&quot;-&quot;&amp;TEXT([$Sheet1.$K421];&quot;ddmmmyy&quot;)&amp;&quot; | &quot;&amp;[$Sheet1.$M421]&amp;&quot; | &quot;&amp;[$Sheet1.$O421]&amp;&quot; | &quot;&amp;[$Sheet1.$P421]&amp;&quot; | &quot;&amp;[$Sheet1.$Q421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Residency Training - On-ship Global Mercy</text:p>
          </table:table-cell>
          <table:table-cell office:value-type="string" calcext:value-type="string">
            <text:p>Anesthesia Resident Mentoring</text:p>
          </table:table-cell>
          <table:table-cell/>
          <table:table-cell office:value-type="string" calcext:value-type="string">
            <text:p>Anesthesia Providers</text:p>
          </table:table-cell>
          <table:table-cell office:value-type="string" calcext:value-type="string">
            <text:p>Mentoring</text:p>
          </table:table-cell>
          <table:table-cell office:value-type="date" office:date-value="2023-10-23" calcext:value-type="date">
            <text:p>23-Oct-23</text:p>
          </table:table-cell>
          <table:table-cell office:value-type="date" office:date-value="2024-08-13" calcext:value-type="date">
            <text:p>13-Aug-24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Global Mercy</text:p>
          </table:table-cell>
          <table:table-cell table:style-name="ce29"/>
          <table:table-cell/>
          <table:table-cell office:value-type="string" calcext:value-type="string">
            <text:p>RESIDENT</text:p>
          </table:table-cell>
          <table:table-cell office:value-type="string" calcext:value-type="string">
            <text:p>IP23SL18</text:p>
          </table:table-cell>
          <table:table-cell table:number-columns-repeated="1003"/>
        </table:table-row>
        <table:table-row table:style-name="ro5">
          <table:table-cell office:value-type="float" office:value="422" calcext:value-type="float">
            <text:p>422</text:p>
          </table:table-cell>
          <table:table-cell table:formula="of:=[$Sheet1.$F422]&amp;&quot; | &quot;&amp;[$Sheet1.$H422]&amp;&quot; | &quot;&amp;TEXT([$Sheet1.$J422];&quot;ddmmmyy&quot;)&amp;&quot;-&quot;&amp;TEXT([$Sheet1.$K422];&quot;ddmmmyy&quot;)&amp;&quot; | &quot;&amp;[$Sheet1.$M422]&amp;&quot; | &quot;&amp;[$Sheet1.$O422]&amp;&quot; | &quot;&amp;[$Sheet1.$P422]&amp;&quot; | &quot;&amp;[$Sheet1.$Q422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Education and Training On-ship Global Mercy</text:p>
          </table:table-cell>
          <table:table-cell office:value-type="string" calcext:value-type="string">
            <text:p>OR/Ward Nurse Mentoring</text:p>
          </table:table-cell>
          <table:table-cell/>
          <table:table-cell office:value-type="string" calcext:value-type="string">
            <text:p>Nurses</text:p>
          </table:table-cell>
          <table:table-cell office:value-type="string" calcext:value-type="string">
            <text:p>Mentoring</text:p>
          </table:table-cell>
          <table:table-cell office:value-type="date" office:date-value="2023-09-25" calcext:value-type="date">
            <text:p>25-Sep-23</text:p>
          </table:table-cell>
          <table:table-cell office:value-type="date" office:date-value="2024-08-13" calcext:value-type="date">
            <text:p>13-Aug-24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Global Mercy</text:p>
          </table:table-cell>
          <table:table-cell table:style-name="ce29"/>
          <table:table-cell/>
          <table:table-cell office:value-type="string" calcext:value-type="string">
            <text:p>NURSING</text:p>
          </table:table-cell>
          <table:table-cell office:value-type="string" calcext:value-type="string">
            <text:p>IP23SL19</text:p>
          </table:table-cell>
          <table:table-cell table:number-columns-repeated="1003"/>
        </table:table-row>
        <table:table-row table:style-name="ro5">
          <table:table-cell office:value-type="float" office:value="423" calcext:value-type="float">
            <text:p>423</text:p>
          </table:table-cell>
          <table:table-cell table:formula="of:=[$Sheet1.$F423]&amp;&quot; | &quot;&amp;[$Sheet1.$H423]&amp;&quot; | &quot;&amp;TEXT([$Sheet1.$J423];&quot;ddmmmyy&quot;)&amp;&quot;-&quot;&amp;TEXT([$Sheet1.$K423];&quot;ddmmmyy&quot;)&amp;&quot; | &quot;&amp;[$Sheet1.$M423]&amp;&quot; | &quot;&amp;[$Sheet1.$O423]&amp;&quot; | &quot;&amp;[$Sheet1.$P423]&amp;&quot; | &quot;&amp;[$Sheet1.$Q423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Education and Training On-ship Global Mercy</text:p>
          </table:table-cell>
          <table:table-cell office:value-type="string" calcext:value-type="string">
            <text:p>Nurse Anesthetist Mentoring</text:p>
          </table:table-cell>
          <table:table-cell/>
          <table:table-cell office:value-type="string" calcext:value-type="string">
            <text:p>Nurse Anesthetists</text:p>
          </table:table-cell>
          <table:table-cell office:value-type="string" calcext:value-type="string">
            <text:p>Mentoring</text:p>
          </table:table-cell>
          <table:table-cell office:value-type="date" office:date-value="2023-09-25" calcext:value-type="date">
            <text:p>25-Sep-23</text:p>
          </table:table-cell>
          <table:table-cell office:value-type="date" office:date-value="2024-08-13" calcext:value-type="date">
            <text:p>13-Aug-24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Global Mercy</text:p>
          </table:table-cell>
          <table:table-cell table:style-name="ce29"/>
          <table:table-cell/>
          <table:table-cell office:value-type="string" calcext:value-type="string">
            <text:p>ANESTH</text:p>
          </table:table-cell>
          <table:table-cell office:value-type="string" calcext:value-type="string">
            <text:p>IP23SL18</text:p>
          </table:table-cell>
          <table:table-cell table:number-columns-repeated="1003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$Sheet1.$F424]&amp;&quot; | &quot;&amp;[$Sheet1.$H424]&amp;&quot; | &quot;&amp;TEXT([$Sheet1.$J424];&quot;ddmmmyy&quot;)&amp;&quot;-&quot;&amp;TEXT([$Sheet1.$K424];&quot;ddmmmyy&quot;)&amp;&quot; | &quot;&amp;[$Sheet1.$M424]&amp;&quot; | &quot;&amp;[$Sheet1.$O424]&amp;&quot; | &quot;&amp;[$Sheet1.$P424]&amp;&quot; | &quot;&amp;[$Sheet1.$Q424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Specialized Medical Education Sponsorship</text:p>
          </table:table-cell>
          <table:table-cell office:value-type="string" calcext:value-type="string">
            <text:p>Specialized Dental Education Sponsorship - 2023 Class - Sierra Leone Students at UGANC in Guinea</text:p>
          </table:table-cell>
          <table:table-cell office:value-type="string" calcext:value-type="string">
            <text:p>Parrainage de l'enseignement médical spécialisé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3-09-01" calcext:value-type="date">
            <text:p>1-Sep-23</text:p>
          </table:table-cell>
          <table:table-cell office:value-type="date" office:date-value="2027-01-01" calcext:value-type="date">
            <text:p>1-Jan-27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/>
          <table:table-cell table:style-name="ce30" office:value-type="string" calcext:value-type="string">
            <text:p><text:a xlink:href="../../../../../../:x:/r/sites/teams.programs-StatisticsandReporting/Shared%20Documents/Statistics%20and%20Reporting/Project%20Statistics/Not%20yet%20transferred%20to%20main%20spreadsheet/Ongoing/Gamal%20University%20Dental%20School%202022-23%20Statistics.xlsx%3Fd=wcc1059aa9cda4f7080a4d7a1a4dcbccb&amp;csf=1&amp;web=1&amp;e=hkddxI" xlink:type="simple">Gamal University Dental School 2022-23 Statistics.xlsx</text:a>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IP23SL12</text:p>
          </table:table-cell>
          <table:table-cell table:number-columns-repeated="1003"/>
        </table:table-row>
        <table:table-row table:style-name="ro5">
          <table:table-cell office:value-type="float" office:value="425" calcext:value-type="float">
            <text:p>425</text:p>
          </table:table-cell>
          <table:table-cell table:formula="of:=[$Sheet1.$F425]&amp;&quot; | &quot;&amp;[$Sheet1.$H425]&amp;&quot; | &quot;&amp;TEXT([$Sheet1.$J425];&quot;ddmmmyy&quot;)&amp;&quot;-&quot;&amp;TEXT([$Sheet1.$K425];&quot;ddmmmyy&quot;)&amp;&quot; | &quot;&amp;[$Sheet1.$M425]&amp;&quot; | &quot;&amp;[$Sheet1.$O425]&amp;&quot; | &quot;&amp;[$Sheet1.$P425]&amp;&quot; | &quot;&amp;[$Sheet1.$Q425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Specialized Medical Education Sponsorship</text:p>
          </table:table-cell>
          <table:table-cell office:value-type="string" calcext:value-type="string">
            <text:p>Specialized Biomedical Technician Education Sponsorship</text:p>
          </table:table-cell>
          <table:table-cell office:value-type="string" calcext:value-type="string">
            <text:p>Parrainage de l'enseignement médical spécialisé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3-10-01" calcext:value-type="date">
            <text:p>1-Oct-23</text:p>
          </table:table-cell>
          <table:table-cell office:value-type="date" office:date-value="2025-01-01" calcext:value-type="date">
            <text:p>1-Jan-25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Guinea</text:p>
          </table:table-cell>
          <table:table-cell office:value-type="string" calcext:value-type="string">
            <text:p>Conakry</text:p>
          </table:table-cell>
          <table:table-cell/>
          <table:table-cell table:style-name="ce29" office:value-type="string" calcext:value-type="string">
            <text:p>Gamal University Dental School 2022-23 Statistics.xlsx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7" office:value-type="string" calcext:value-type="string">
            <text:p>IP22GN08</text:p>
          </table:table-cell>
          <table:table-cell table:number-columns-repeated="1003"/>
        </table:table-row>
        <table:table-row table:style-name="ro5">
          <table:table-cell office:value-type="float" office:value="426" calcext:value-type="float">
            <text:p>426</text:p>
          </table:table-cell>
          <table:table-cell table:formula="of:=[$Sheet1.$F426]&amp;&quot; | &quot;&amp;[$Sheet1.$H426]&amp;&quot; | &quot;&amp;TEXT([$Sheet1.$J426];&quot;ddmmmyy&quot;)&amp;&quot;-&quot;&amp;TEXT([$Sheet1.$K426];&quot;ddmmmyy&quot;)&amp;&quot; | &quot;&amp;[$Sheet1.$M426]&amp;&quot; | &quot;&amp;[$Sheet1.$O426]&amp;&quot; | &quot;&amp;[$Sheet1.$P426]&amp;&quot; | &quot;&amp;[$Sheet1.$Q426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Biomedical Technician Mentoring</text:p>
          </table:table-cell>
          <table:table-cell office:value-type="string" calcext:value-type="string">
            <text:p>Biomedical Mentoring Program</text:p>
          </table:table-cell>
          <table:table-cell office:value-type="string" calcext:value-type="string">
            <text:p>Formation par mentorat des technicien biomédical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Mentoring</text:p>
          </table:table-cell>
          <table:table-cell office:value-type="date" office:date-value="2023-01-01" calcext:value-type="date">
            <text:p>1-Jan-23</text:p>
          </table:table-cell>
          <table:table-cell office:value-type="date" office:date-value="2024-12-31" calcext:value-type="date">
            <text:p>31-Dec-24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Guinea</text:p>
          </table:table-cell>
          <table:table-cell office:value-type="string" calcext:value-type="string">
            <text:p>Conakry</text:p>
          </table:table-cell>
          <table:table-cell office:value-type="string" calcext:value-type="string">
            <text:p>UGANC</text:p>
          </table:table-cell>
          <table:table-cell table:style-name="ce29"/>
          <table:table-cell office:value-type="float" office:value="60" calcext:value-type="float">
            <text:p>60</text:p>
          </table:table-cell>
          <table:table-cell/>
          <table:table-cell table:style-name="ce37" office:value-type="string" calcext:value-type="string">
            <text:p>IP24GN01</text:p>
          </table:table-cell>
          <table:table-cell table:number-columns-repeated="1003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$Sheet1.$F427]&amp;&quot; | &quot;&amp;[$Sheet1.$H427]&amp;&quot; | &quot;&amp;TEXT([$Sheet1.$J427];&quot;ddmmmyy&quot;)&amp;&quot;-&quot;&amp;TEXT([$Sheet1.$K427];&quot;ddmmmyy&quot;)&amp;&quot; | &quot;&amp;[$Sheet1.$M427]&amp;&quot; | &quot;&amp;[$Sheet1.$O427]&amp;&quot; | &quot;&amp;[$Sheet1.$P427]&amp;&quot; | &quot;&amp;[$Sheet1.$Q427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office:value-type="string" calcext:value-type="string">
            <text:p>Dental Care</text:p>
          </table:table-cell>
          <table:table-cell office:value-type="string" calcext:value-type="string">
            <text:p>Global Mercy - Dental Program</text:p>
          </table:table-cell>
          <table:table-cell office:value-type="string" calcext:value-type="string">
            <text:p>GLM - Soins dentaires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Dental</text:p>
          </table:table-cell>
          <table:table-cell office:value-type="date" office:date-value="2023-02-01" calcext:value-type="date">
            <text:p>1-Feb-23</text:p>
          </table:table-cell>
          <table:table-cell office:value-type="date" office:date-value="2023-06-14" calcext:value-type="date">
            <text:p>14-Jun-23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Global Mercy</text:p>
          </table:table-cell>
          <table:table-cell table:style-name="ce30" office:value-type="string" calcext:value-type="string">
            <text:p><text:a xlink:href="../../../../../../:x:/r/sites/teams.programs-StatisticsandReporting/Shared%20Documents/Statistics%20and%20Reporting/Project%20Statistics/Transferred%20to%20main%20spreadsheet/Archive/2023/Report%20Dental%20Clinic%20Senegal%20Fieldservice%20SND%20GLM%202023.xlsx%3Fd=w28d97d91202c472bafce5b369ec5fd96&amp;csf=1&amp;web=1&amp;e=PbdBeb" xlink:type="simple">Report Dental Clinic Senegal Fieldservice SND GLM 2023.xlsx</text:a></text:p>
          </table:table-cell>
          <table:table-cell table:number-columns-repeated="2"/>
          <table:table-cell office:value-type="string" calcext:value-type="string">
            <text:p>IP23SN20</text:p>
          </table:table-cell>
          <table:table-cell table:number-columns-repeated="1003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$Sheet1.$F428]&amp;&quot; | &quot;&amp;[$Sheet1.$H428]&amp;&quot; | &quot;&amp;TEXT([$Sheet1.$J428];&quot;ddmmmyy&quot;)&amp;&quot;-&quot;&amp;TEXT([$Sheet1.$K428];&quot;ddmmmyy&quot;)&amp;&quot; | &quot;&amp;[$Sheet1.$M428]&amp;&quot; | &quot;&amp;[$Sheet1.$O428]&amp;&quot; | &quot;&amp;[$Sheet1.$P428]&amp;&quot; | &quot;&amp;[$Sheet1.$Q428]" office:value-type="string" office:string-value="" calcext:value-type="error">
            <text:p>#NAME?</text:p>
          </table:table-cell>
          <table:table-cell office:value-type="string" calcext:value-type="string">
            <text:p>Health Care Infrastructure Development</text:p>
          </table:table-cell>
          <table:table-cell table:number-columns-repeated="2" office:value-type="string" calcext:value-type="string">
            <text:p>Equipment Donation</text:p>
          </table:table-cell>
          <table:table-cell office:value-type="string" calcext:value-type="string">
            <text:p>Anesthesia Equipment</text:p>
          </table:table-cell>
          <table:table-cell/>
          <table:table-cell office:value-type="string" calcext:value-type="string">
            <text:p>Equipment</text:p>
          </table:table-cell>
          <table:table-cell office:value-type="string" calcext:value-type="string">
            <text:p>Infrastructure</text:p>
          </table:table-cell>
          <table:table-cell office:value-type="date" office:date-value="2023-02-01" calcext:value-type="date">
            <text:p>1-Feb-23</text:p>
          </table:table-cell>
          <table:table-cell office:value-type="date" office:date-value="2023-06-01" calcext:value-type="date">
            <text:p>1-Jun-23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Multiple locations</text:p>
          </table:table-cell>
          <table:table-cell table:style-name="ce30" office:value-type="string" calcext:value-type="string">
            <text:p><text:a xlink:href="../../../../../../:b:/r/sites/teams.programs-StatisticsandReporting/Shared%20Documents/Statistics%20and%20Reporting/Project%20Statistics/Transferred%20to%20main%20spreadsheet/Archive/2023/Mercy%20Ships%20Liberia%20Statistics%20Report%202023%20Calendar%20Year%2014Jul2023%20Final.pdf%3Fcsf=1&amp;web=1&amp;e=efLkuA" xlink:type="simple">Mercy Ships Liberia Statistics Report 2023 Calendar Year 14Jul2023 Final.pdf</text:a></text:p>
          </table:table-cell>
          <table:table-cell table:number-columns-repeated="2"/>
          <table:table-cell office:value-type="string" calcext:value-type="string">
            <text:p>IP22LI10</text:p>
          </table:table-cell>
          <table:table-cell table:number-columns-repeated="1003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$Sheet1.$F429]&amp;&quot; | &quot;&amp;[$Sheet1.$H429]&amp;&quot; | &quot;&amp;TEXT([$Sheet1.$J429];&quot;ddmmmyy&quot;)&amp;&quot;-&quot;&amp;TEXT([$Sheet1.$K429];&quot;ddmmmyy&quot;)&amp;&quot; | &quot;&amp;[$Sheet1.$M429]&amp;&quot; | &quot;&amp;[$Sheet1.$O429]&amp;&quot; | &quot;&amp;[$Sheet1.$P429]&amp;&quot; | &quot;&amp;[$Sheet1.$Q429]" office:value-type="string" office:string-value="" calcext:value-type="error">
            <text:p>#NAME?</text:p>
          </table:table-cell>
          <table:table-cell office:value-type="string" calcext:value-type="string">
            <text:p>Health Care Infrastructure Development</text:p>
          </table:table-cell>
          <table:table-cell table:number-columns-repeated="2" office:value-type="string" calcext:value-type="string">
            <text:p>Equipment Donation</text:p>
          </table:table-cell>
          <table:table-cell office:value-type="string" calcext:value-type="string">
            <text:p>Biomedical Training Equipment</text:p>
          </table:table-cell>
          <table:table-cell/>
          <table:table-cell office:value-type="string" calcext:value-type="string">
            <text:p>Equipment</text:p>
          </table:table-cell>
          <table:table-cell office:value-type="string" calcext:value-type="string">
            <text:p>Infrastructure</text:p>
          </table:table-cell>
          <table:table-cell table:number-columns-repeated="2" office:value-type="date" office:date-value="2023-04-01" calcext:value-type="date">
            <text:p>1-Apr-23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JJ Dossen &amp; CB Dunbar hospitals</text:p>
          </table:table-cell>
          <table:table-cell table:style-name="ce30" office:value-type="string" calcext:value-type="string">
            <text:p><text:a xlink:href="../../../../../../:b:/r/sites/teams.programs-StatisticsandReporting/Shared%20Documents/Statistics%20and%20Reporting/Project%20Statistics/Transferred%20to%20main%20spreadsheet/Archive/2023/Mercy%20Ships%20Liberia%20Statistics%20Report%202023%20Calendar%20Year%2014Jul2023%20Final.pdf%3Fcsf=1&amp;web=1&amp;e=efLkuA" xlink:type="simple">Mercy Ships Liberia Statistics Report 2023 Calendar Year 14Jul2023 Final.pdf</text:a></text:p>
          </table:table-cell>
          <table:table-cell table:number-columns-repeated="2"/>
          <table:table-cell office:value-type="string" calcext:value-type="string">
            <text:p>IP22LI10</text:p>
          </table:table-cell>
          <table:table-cell table:number-columns-repeated="1003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$Sheet1.$F430]&amp;&quot; | &quot;&amp;[$Sheet1.$H430]&amp;&quot; | &quot;&amp;TEXT([$Sheet1.$J430];&quot;ddmmmyy&quot;)&amp;&quot;-&quot;&amp;TEXT([$Sheet1.$K430];&quot;ddmmmyy&quot;)&amp;&quot; | &quot;&amp;[$Sheet1.$M430]&amp;&quot; | &quot;&amp;[$Sheet1.$O430]&amp;&quot; | &quot;&amp;[$Sheet1.$P430]&amp;&quot; | &quot;&amp;[$Sheet1.$Q430]" office:value-type="string" office:string-value="" calcext:value-type="error">
            <text:p>#NAME?</text:p>
          </table:table-cell>
          <table:table-cell office:value-type="string" calcext:value-type="string">
            <text:p>Health Care Infrastructure Development</text:p>
          </table:table-cell>
          <table:table-cell table:number-columns-repeated="2" office:value-type="string" calcext:value-type="string">
            <text:p>Equipment Donation</text:p>
          </table:table-cell>
          <table:table-cell office:value-type="string" calcext:value-type="string">
            <text:p>Notebook Computers &amp; Accessories for Biomedical Technicians</text:p>
          </table:table-cell>
          <table:table-cell/>
          <table:table-cell office:value-type="string" calcext:value-type="string">
            <text:p>Equipment</text:p>
          </table:table-cell>
          <table:table-cell office:value-type="string" calcext:value-type="string">
            <text:p>Infrastructure</text:p>
          </table:table-cell>
          <table:table-cell table:number-columns-repeated="2" office:value-type="date" office:date-value="2023-05-01" calcext:value-type="date">
            <text:p>1-May-23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Jackson F Doe and Redemption hospitals</text:p>
          </table:table-cell>
          <table:table-cell table:style-name="ce30" office:value-type="string" calcext:value-type="string">
            <text:p><text:a xlink:href="../../../../../../:b:/r/sites/teams.programs-StatisticsandReporting/Shared%20Documents/Statistics%20and%20Reporting/Project%20Statistics/Transferred%20to%20main%20spreadsheet/Archive/2023/Mercy%20Ships%20Liberia%20Statistics%20Report%202023%20Calendar%20Year%2014Jul2023%20Final.pdf%3Fcsf=1&amp;web=1&amp;e=efLkuA" xlink:type="simple">Mercy Ships Liberia Statistics Report 2023 Calendar Year 14Jul2023 Final.pdf</text:a></text:p>
          </table:table-cell>
          <table:table-cell table:number-columns-repeated="2"/>
          <table:table-cell office:value-type="string" calcext:value-type="string">
            <text:p>IP22LI10</text:p>
          </table:table-cell>
          <table:table-cell table:number-columns-repeated="1003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$Sheet1.$F431]&amp;&quot; | &quot;&amp;[$Sheet1.$H431]&amp;&quot; | &quot;&amp;TEXT([$Sheet1.$J431];&quot;ddmmmyy&quot;)&amp;&quot;-&quot;&amp;TEXT([$Sheet1.$K431];&quot;ddmmmyy&quot;)&amp;&quot; | &quot;&amp;[$Sheet1.$M431]&amp;&quot; | &quot;&amp;[$Sheet1.$O431]&amp;&quot; | &quot;&amp;[$Sheet1.$P431]&amp;&quot; | &quot;&amp;[$Sheet1.$Q431]" office:value-type="string" office:string-value="" calcext:value-type="error">
            <text:p>#NAME?</text:p>
          </table:table-cell>
          <table:table-cell office:value-type="string" calcext:value-type="string">
            <text:p>Health Care Infrastructure Development</text:p>
          </table:table-cell>
          <table:table-cell table:number-columns-repeated="2" office:value-type="string" calcext:value-type="string">
            <text:p>Equipment Donation</text:p>
          </table:table-cell>
          <table:table-cell office:value-type="string" calcext:value-type="string">
            <text:p>Stryker Emergency Relief Beds</text:p>
          </table:table-cell>
          <table:table-cell/>
          <table:table-cell office:value-type="string" calcext:value-type="string">
            <text:p>Equipment</text:p>
          </table:table-cell>
          <table:table-cell office:value-type="string" calcext:value-type="string">
            <text:p>Infrastructure</text:p>
          </table:table-cell>
          <table:table-cell table:number-columns-repeated="2" office:value-type="date" office:date-value="2023-04-01" calcext:value-type="date">
            <text:p>1-Apr-23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Multiple locations</text:p>
          </table:table-cell>
          <table:table-cell table:style-name="ce30" office:value-type="string" calcext:value-type="string">
            <text:p><text:a xlink:href="../../../../../../:b:/r/sites/teams.programs-StatisticsandReporting/Shared%20Documents/Statistics%20and%20Reporting/Project%20Statistics/Transferred%20to%20main%20spreadsheet/Archive/2023/Mercy%20Ships%20Liberia%20Statistics%20Report%202023%20Calendar%20Year%2014Jul2023%20Final.pdf%3Fcsf=1&amp;web=1&amp;e=efLkuA" xlink:type="simple">Mercy Ships Liberia Statistics Report 2023 Calendar Year 14Jul2023 Final.pdf</text:a></text:p>
          </table:table-cell>
          <table:table-cell table:number-columns-repeated="2"/>
          <table:table-cell office:value-type="string" calcext:value-type="string">
            <text:p>IP22LI10</text:p>
          </table:table-cell>
          <table:table-cell table:number-columns-repeated="1003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$Sheet1.$F432]&amp;&quot; | &quot;&amp;[$Sheet1.$H432]&amp;&quot; | &quot;&amp;TEXT([$Sheet1.$J432];&quot;ddmmmyy&quot;)&amp;&quot;-&quot;&amp;TEXT([$Sheet1.$K432];&quot;ddmmmyy&quot;)&amp;&quot; | &quot;&amp;[$Sheet1.$M432]&amp;&quot; | &quot;&amp;[$Sheet1.$O432]&amp;&quot; | &quot;&amp;[$Sheet1.$P432]&amp;&quot; | &quot;&amp;[$Sheet1.$Q432]" office:value-type="string" office:string-value="" calcext:value-type="error">
            <text:p>#NAME?</text:p>
          </table:table-cell>
          <table:table-cell office:value-type="string" calcext:value-type="string">
            <text:p>Health Care Infrastructure Development</text:p>
          </table:table-cell>
          <table:table-cell table:number-columns-repeated="2" office:value-type="string" calcext:value-type="string">
            <text:p>Equipment Donation</text:p>
          </table:table-cell>
          <table:table-cell office:value-type="string" calcext:value-type="string">
            <text:p>Nurses Assessment Kits</text:p>
          </table:table-cell>
          <table:table-cell/>
          <table:table-cell office:value-type="string" calcext:value-type="string">
            <text:p>Equipment</text:p>
          </table:table-cell>
          <table:table-cell office:value-type="string" calcext:value-type="string">
            <text:p>Infrastructure</text:p>
          </table:table-cell>
          <table:table-cell office:value-type="date" office:date-value="2023-05-01" calcext:value-type="date">
            <text:p>1-May-23</text:p>
          </table:table-cell>
          <table:table-cell office:value-type="date" office:date-value="2023-06-01" calcext:value-type="date">
            <text:p>1-Jun-23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Multiple locations</text:p>
          </table:table-cell>
          <table:table-cell table:style-name="ce30" office:value-type="string" calcext:value-type="string">
            <text:p><text:a xlink:href="../../../../../../:b:/r/sites/teams.programs-StatisticsandReporting/Shared%20Documents/Statistics%20and%20Reporting/Project%20Statistics/Transferred%20to%20main%20spreadsheet/Archive/2023/Mercy%20Ships%20Liberia%20Statistics%20Report%202023%20Calendar%20Year%2014Jul2023%20Final.pdf%3Fcsf=1&amp;web=1&amp;e=efLkuA" xlink:type="simple">Mercy Ships Liberia Statistics Report 2023 Calendar Year 14Jul2023 Final.pdf</text:a></text:p>
          </table:table-cell>
          <table:table-cell table:number-columns-repeated="2"/>
          <table:table-cell office:value-type="string" calcext:value-type="string">
            <text:p>IP22LI07</text:p>
          </table:table-cell>
          <table:table-cell table:number-columns-repeated="1003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$Sheet1.$F433]&amp;&quot; | &quot;&amp;[$Sheet1.$H433]&amp;&quot; | &quot;&amp;TEXT([$Sheet1.$J433];&quot;ddmmmyy&quot;)&amp;&quot;-&quot;&amp;TEXT([$Sheet1.$K433];&quot;ddmmmyy&quot;)&amp;&quot; | &quot;&amp;[$Sheet1.$M433]&amp;&quot; | &quot;&amp;[$Sheet1.$O433]&amp;&quot; | &quot;&amp;[$Sheet1.$P433]&amp;&quot; | &quot;&amp;[$Sheet1.$Q433]" office:value-type="string" office:string-value="" calcext:value-type="error">
            <text:p>#NAME?</text:p>
          </table:table-cell>
          <table:table-cell office:value-type="string" calcext:value-type="string">
            <text:p>Health Care Infrastructure Development</text:p>
          </table:table-cell>
          <table:table-cell table:number-columns-repeated="2" office:value-type="string" calcext:value-type="string">
            <text:p>Equipment Donation</text:p>
          </table:table-cell>
          <table:table-cell office:value-type="string" calcext:value-type="string">
            <text:p>Nursing Drug Handbooks</text:p>
          </table:table-cell>
          <table:table-cell/>
          <table:table-cell office:value-type="string" calcext:value-type="string">
            <text:p>Equipment</text:p>
          </table:table-cell>
          <table:table-cell office:value-type="string" calcext:value-type="string">
            <text:p>Infrastructure</text:p>
          </table:table-cell>
          <table:table-cell table:number-columns-repeated="2" office:value-type="date" office:date-value="2023-06-01" calcext:value-type="date">
            <text:p>1-Jun-23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primarily hospitals in the interior</text:p>
          </table:table-cell>
          <table:table-cell table:style-name="ce30" office:value-type="string" calcext:value-type="string">
            <text:p><text:a xlink:href="../../../../../../:b:/r/sites/teams.programs-StatisticsandReporting/Shared%20Documents/Statistics%20and%20Reporting/Project%20Statistics/Transferred%20to%20main%20spreadsheet/Archive/2023/Mercy%20Ships%20Liberia%20Statistics%20Report%202023%20Calendar%20Year%2014Jul2023%20Final.pdf%3Fcsf=1&amp;web=1&amp;e=efLkuA" xlink:type="simple">Mercy Ships Liberia Statistics Report 2023 Calendar Year 14Jul2023 Final.pdf</text:a></text:p>
          </table:table-cell>
          <table:table-cell table:number-columns-repeated="2"/>
          <table:table-cell office:value-type="string" calcext:value-type="string">
            <text:p>IP22LI07</text:p>
          </table:table-cell>
          <table:table-cell table:number-columns-repeated="1003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$Sheet1.$F434]&amp;&quot; | &quot;&amp;[$Sheet1.$H434]&amp;&quot; | &quot;&amp;TEXT([$Sheet1.$J434];&quot;ddmmmyy&quot;)&amp;&quot;-&quot;&amp;TEXT([$Sheet1.$K434];&quot;ddmmmyy&quot;)&amp;&quot; | &quot;&amp;[$Sheet1.$M434]&amp;&quot; | &quot;&amp;[$Sheet1.$O434]&amp;&quot; | &quot;&amp;[$Sheet1.$P434]&amp;&quot; | &quot;&amp;[$Sheet1.$Q434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Biomed Anesthesia Training </text:p>
          </table:table-cell>
          <table:table-cell office:value-type="string" calcext:value-type="string">
            <text:p>User Training on Anesthesia Systems</text:p>
          </table:table-cell>
          <table:table-cell office:value-type="string" calcext:value-type="string">
            <text:p>Cours d'anesthésie biomedicaux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3-02-01" calcext:value-type="date">
            <text:p>1-Feb-23</text:p>
          </table:table-cell>
          <table:table-cell office:value-type="date" office:date-value="2023-07-01" calcext:value-type="date">
            <text:p>1-Jul-23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Multiple locations</text:p>
          </table:table-cell>
          <table:table-cell table:style-name="ce30" office:value-type="string" calcext:value-type="string">
            <text:p><text:a xlink:href="../../../../../../:b:/r/sites/teams.programs-StatisticsandReporting/Shared%20Documents/Statistics%20and%20Reporting/Project%20Statistics/Transferred%20to%20main%20spreadsheet/Archive/2023/Mercy%20Ships%20Liberia%20Statistics%20Report%202023%20Calendar%20Year%2014Jul2023%20Final.pdf%3Fcsf=1&amp;web=1&amp;e=efLkuA" xlink:type="simple">Mercy Ships Liberia Statistics Report 2023 Calendar Year 14Jul2023 Final.pdf</text:a></text:p>
          </table:table-cell>
          <table:table-cell table:number-columns-repeated="2"/>
          <table:table-cell office:value-type="string" calcext:value-type="string">
            <text:p>IP22LI10</text:p>
          </table:table-cell>
          <table:table-cell table:number-columns-repeated="1003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$Sheet1.$F435]&amp;&quot; | &quot;&amp;[$Sheet1.$H435]&amp;&quot; | &quot;&amp;TEXT([$Sheet1.$J435];&quot;ddmmmyy&quot;)&amp;&quot;-&quot;&amp;TEXT([$Sheet1.$K435];&quot;ddmmmyy&quot;)&amp;&quot; | &quot;&amp;[$Sheet1.$M435]&amp;&quot; | &quot;&amp;[$Sheet1.$O435]&amp;&quot; | &quot;&amp;[$Sheet1.$P435]&amp;&quot; | &quot;&amp;[$Sheet1.$Q435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Primary Trauma Care Courses</text:p>
          </table:table-cell>
          <table:table-cell office:value-type="string" calcext:value-type="string">
            <text:p>Primary Trauma Care</text:p>
          </table:table-cell>
          <table:table-cell office:value-type="string" calcext:value-type="string">
            <text:p>Cours de soins primaires en traumatologi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3-05-01" calcext:value-type="date">
            <text:p>1-May-23</text:p>
          </table:table-cell>
          <table:table-cell office:value-type="date" office:date-value="2023-05-05" calcext:value-type="date">
            <text:p>5-May-23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Multiple locations</text:p>
          </table:table-cell>
          <table:table-cell table:style-name="ce30" office:value-type="string" calcext:value-type="string">
            <text:p><text:a xlink:href="../../../../../../:b:/r/sites/teams.programs-StatisticsandReporting/Shared%20Documents/Statistics%20and%20Reporting/Project%20Statistics/Transferred%20to%20main%20spreadsheet/Archive/2023/Mercy%20Ships%20Liberia%20Statistics%20Report%202023%20Calendar%20Year%2014Jul2023%20Final.pdf%3Fcsf=1&amp;web=1&amp;e=efLkuA" xlink:type="simple">Mercy Ships Liberia Statistics Report 2023 Calendar Year 14Jul2023 Final.pdf</text:a></text:p>
          </table:table-cell>
          <table:table-cell table:number-columns-repeated="1006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$Sheet1.$F436]&amp;&quot; | &quot;&amp;[$Sheet1.$H436]&amp;&quot; | &quot;&amp;TEXT([$Sheet1.$J436];&quot;ddmmmyy&quot;)&amp;&quot;-&quot;&amp;TEXT([$Sheet1.$K436];&quot;ddmmmyy&quot;)&amp;&quot; | &quot;&amp;[$Sheet1.$M436]&amp;&quot; | &quot;&amp;[$Sheet1.$O436]&amp;&quot; | &quot;&amp;[$Sheet1.$P436]&amp;&quot; | &quot;&amp;[$Sheet1.$Q436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table:number-columns-repeated="2" office:value-type="string" calcext:value-type="string">
            <text:p>Nurse Training</text:p>
          </table:table-cell>
          <table:table-cell office:value-type="string" calcext:value-type="string">
            <text:p>Cours de soins infirmiers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3-04-01" calcext:value-type="date">
            <text:p>1-Apr-23</text:p>
          </table:table-cell>
          <table:table-cell office:value-type="date" office:date-value="2023-04-18" calcext:value-type="date">
            <text:p>18-Apr-23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Multiple locations</text:p>
          </table:table-cell>
          <table:table-cell table:style-name="ce30" office:value-type="string" calcext:value-type="string">
            <text:p><text:a xlink:href="../../../../../../:b:/r/sites/teams.programs-StatisticsandReporting/Shared%20Documents/Statistics%20and%20Reporting/Project%20Statistics/Transferred%20to%20main%20spreadsheet/Archive/2023/Mercy%20Ships%20Liberia%20Statistics%20Report%202023%20Calendar%20Year%2014Jul2023%20Final.pdf%3Fcsf=1&amp;web=1&amp;e=efLkuA" xlink:type="simple">Mercy Ships Liberia Statistics Report 2023 Calendar Year 14Jul2023 Final.pdf</text:a></text:p>
          </table:table-cell>
          <table:table-cell table:number-columns-repeated="2"/>
          <table:table-cell office:value-type="string" calcext:value-type="string">
            <text:p>IP22LI13</text:p>
          </table:table-cell>
          <table:table-cell table:number-columns-repeated="1003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$Sheet1.$F437]&amp;&quot; | &quot;&amp;[$Sheet1.$H437]&amp;&quot; | &quot;&amp;TEXT([$Sheet1.$J437];&quot;ddmmmyy&quot;)&amp;&quot;-&quot;&amp;TEXT([$Sheet1.$K437];&quot;ddmmmyy&quot;)&amp;&quot; | &quot;&amp;[$Sheet1.$M437]&amp;&quot; | &quot;&amp;[$Sheet1.$O437]&amp;&quot; | &quot;&amp;[$Sheet1.$P437]&amp;&quot; | &quot;&amp;[$Sheet1.$Q437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Mental Health</text:p>
          </table:table-cell>
          <table:table-cell office:value-type="string" calcext:value-type="string">
            <text:p>Follow-up Mental Health Training</text:p>
          </table:table-cell>
          <table:table-cell office:value-type="string" calcext:value-type="string">
            <text:p>Suivi du cours de santé ment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3-03-28" calcext:value-type="date">
            <text:p>28-Mar-23</text:p>
          </table:table-cell>
          <table:table-cell office:value-type="date" office:date-value="2023-04-06" calcext:value-type="date">
            <text:p>6-Apr-23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Multiple locations</text:p>
          </table:table-cell>
          <table:table-cell table:style-name="ce30" office:value-type="string" calcext:value-type="string">
            <text:p><text:a xlink:href="../../../../../../:b:/r/sites/teams.programs-StatisticsandReporting/Shared%20Documents/Statistics%20and%20Reporting/Project%20Statistics/Transferred%20to%20main%20spreadsheet/Archive/2023/Mercy%20Ships%20Liberia%20Statistics%20Report%202023%20Calendar%20Year%2014Jul2023%20Final.pdf%3Fcsf=1&amp;web=1&amp;e=efLkuA" xlink:type="simple">Mercy Ships Liberia Statistics Report 2023 Calendar Year 14Jul2023 Final.pdf</text:a></text:p>
          </table:table-cell>
          <table:table-cell table:number-columns-repeated="2"/>
          <table:table-cell office:value-type="string" calcext:value-type="string">
            <text:p>IP22LI06</text:p>
          </table:table-cell>
          <table:table-cell table:number-columns-repeated="1003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$Sheet1.$F438]&amp;&quot; | &quot;&amp;[$Sheet1.$H438]&amp;&quot; | &quot;&amp;TEXT([$Sheet1.$J438];&quot;ddmmmyy&quot;)&amp;&quot;-&quot;&amp;TEXT([$Sheet1.$K438];&quot;ddmmmyy&quot;)&amp;&quot; | &quot;&amp;[$Sheet1.$M438]&amp;&quot; | &quot;&amp;[$Sheet1.$O438]&amp;&quot; | &quot;&amp;[$Sheet1.$P438]&amp;&quot; | &quot;&amp;[$Sheet1.$Q438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Leadership Development</text:p>
          </table:table-cell>
          <table:table-cell office:value-type="string" calcext:value-type="string">
            <text:p>Leadership Development Training</text:p>
          </table:table-cell>
          <table:table-cell office:value-type="string" calcext:value-type="string">
            <text:p>Formation au développement du leadership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3-02-01" calcext:value-type="date">
            <text:p>1-Feb-23</text:p>
          </table:table-cell>
          <table:table-cell office:value-type="date" office:date-value="2023-10-01" calcext:value-type="date">
            <text:p>1-Oct-23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Multiple locations</text:p>
          </table:table-cell>
          <table:table-cell table:style-name="ce30" office:value-type="string" calcext:value-type="string">
            <text:p><text:a xlink:href="../../../../../../:b:/r/sites/teams.programs-StatisticsandReporting/Shared%20Documents/Statistics%20and%20Reporting/Project%20Statistics/Transferred%20to%20main%20spreadsheet/Archive/2023/Mercy%20Ships%20Liberia%20Statistics%20Report%202023%20Calendar%20Year%2014Jul2023%20Final.pdf%3Fcsf=1&amp;web=1&amp;e=efLkuA" xlink:type="simple">Mercy Ships Liberia Statistics Report 2023 Calendar Year 14Jul2023 Final.pdf</text:a></text:p>
          </table:table-cell>
          <table:table-cell table:number-columns-repeated="2"/>
          <table:table-cell table:style-name="ce37" office:value-type="string" calcext:value-type="string">
            <text:p>LI22</text:p>
          </table:table-cell>
          <table:table-cell table:number-columns-repeated="1003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$Sheet1.$F439]&amp;&quot; | &quot;&amp;[$Sheet1.$H439]&amp;&quot; | &quot;&amp;TEXT([$Sheet1.$J439];&quot;ddmmmyy&quot;)&amp;&quot;-&quot;&amp;TEXT([$Sheet1.$K439];&quot;ddmmmyy&quot;)&amp;&quot; | &quot;&amp;[$Sheet1.$M439]&amp;&quot; | &quot;&amp;[$Sheet1.$O439]&amp;&quot; | &quot;&amp;[$Sheet1.$P439]&amp;&quot; | &quot;&amp;[$Sheet1.$Q439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Essential Pain Management Courses</text:p>
          </table:table-cell>
          <table:table-cell office:value-type="string" calcext:value-type="string">
            <text:p>Essential Pain Management Course</text:p>
          </table:table-cell>
          <table:table-cell office:value-type="string" calcext:value-type="string">
            <text:p>Cours de gestion de la douleur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3-12-11" calcext:value-type="date">
            <text:p>11-Dec-23</text:p>
          </table:table-cell>
          <table:table-cell office:value-type="date" office:date-value="2023-12-20" calcext:value-type="date">
            <text:p>20-Dec-23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Benin</text:p>
          </table:table-cell>
          <table:table-cell office:value-type="string" calcext:value-type="string">
            <text:p>Cotonou</text:p>
          </table:table-cell>
          <table:table-cell office:value-type="string" calcext:value-type="string">
            <text:p>BIS Hotel</text:p>
          </table:table-cell>
          <table:table-cell table:style-name="ce30" office:value-type="string" calcext:value-type="string">
            <text:p><text:a xlink:href="../../../../../../:x:/r/sites/teams.programs-StatisticsandReporting/Shared%20Documents/Statistics%20and%20Reporting/Project%20Statistics/Transferred%20to%20main%20spreadsheet/Archive/2023/EPM%20Benin%20-%2011%20Dec%202023%20-%20Statistics.xlsx%3Fd=wf3f73b5ea76f48a2a620996f200323b2&amp;csf=1&amp;web=1&amp;e=AVzcU3" xlink:type="simple">EPM Benin - 11 Dec 2023 - Statistics.xlsx</text:a></text:p>
          </table:table-cell>
          <table:table-cell table:number-columns-repeated="2"/>
          <table:table-cell office:value-type="string" calcext:value-type="string">
            <text:p>IP23BN03</text:p>
          </table:table-cell>
          <table:table-cell table:number-columns-repeated="1003"/>
        </table:table-row>
        <table:table-row table:style-name="ro5">
          <table:table-cell office:value-type="float" office:value="440" calcext:value-type="float">
            <text:p>440</text:p>
          </table:table-cell>
          <table:table-cell table:formula="of:=[$Sheet1.$F440]&amp;&quot; | &quot;&amp;[$Sheet1.$H440]&amp;&quot; | &quot;&amp;TEXT([$Sheet1.$J440];&quot;ddmmmyy&quot;)&amp;&quot;-&quot;&amp;TEXT([$Sheet1.$K440];&quot;ddmmmyy&quot;)&amp;&quot; | &quot;&amp;[$Sheet1.$M440]&amp;&quot; | &quot;&amp;[$Sheet1.$O440]&amp;&quot; | &quot;&amp;[$Sheet1.$P440]&amp;&quot; | &quot;&amp;[$Sheet1.$Q440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Pediatric Anesthesia Courses</text:p>
          </table:table-cell>
          <table:table-cell office:value-type="string" calcext:value-type="string">
            <text:p>SAFE Pediatric Anesthesia</text:p>
          </table:table-cell>
          <table:table-cell office:value-type="string" calcext:value-type="string">
            <text:p>Cours 'SAFE' en anesthésie pédiatriqu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3-02-17" calcext:value-type="date">
            <text:p>17-Feb-23</text:p>
          </table:table-cell>
          <table:table-cell office:value-type="date" office:date-value="2023-12-03" calcext:value-type="date">
            <text:p>3-Dec-23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outh Africa</text:p>
          </table:table-cell>
          <table:table-cell office:value-type="string" calcext:value-type="string">
            <text:p>East London</text:p>
          </table:table-cell>
          <table:table-cell office:value-type="string" calcext:value-type="string">
            <text:p>Multiple locations</text:p>
          </table:table-cell>
          <table:table-cell table:style-name="ce29"/>
          <table:table-cell table:number-columns-repeated="2"/>
          <table:table-cell office:value-type="string" calcext:value-type="string">
            <text:p>IP23SA01</text:p>
          </table:table-cell>
          <table:table-cell table:number-columns-repeated="1003"/>
        </table:table-row>
        <table:table-row table:style-name="ro5">
          <table:table-cell office:value-type="float" office:value="441" calcext:value-type="float">
            <text:p>441</text:p>
          </table:table-cell>
          <table:table-cell table:formula="of:=[$Sheet1.$F441]&amp;&quot; | &quot;&amp;[$Sheet1.$H441]&amp;&quot; | &quot;&amp;TEXT([$Sheet1.$J441];&quot;ddmmmyy&quot;)&amp;&quot;-&quot;&amp;TEXT([$Sheet1.$K441];&quot;ddmmmyy&quot;)&amp;&quot; | &quot;&amp;[$Sheet1.$M441]&amp;&quot; | &quot;&amp;[$Sheet1.$O441]&amp;&quot; | &quot;&amp;[$Sheet1.$P441]&amp;&quot; | &quot;&amp;[$Sheet1.$Q441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Obstetric Anesthesia Courses</text:p>
          </table:table-cell>
          <table:table-cell office:value-type="string" calcext:value-type="string">
            <text:p>SAFE Obstetric Anesthesia</text:p>
          </table:table-cell>
          <table:table-cell office:value-type="string" calcext:value-type="string">
            <text:p>Cours 'SAFE' en anesthésie obstétric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3-02-27" calcext:value-type="date">
            <text:p>27-Feb-23</text:p>
          </table:table-cell>
          <table:table-cell office:value-type="date" office:date-value="2023-12-06" calcext:value-type="date">
            <text:p>6-Dec-23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outh Africa</text:p>
          </table:table-cell>
          <table:table-cell office:value-type="string" calcext:value-type="string">
            <text:p>East London</text:p>
          </table:table-cell>
          <table:table-cell office:value-type="string" calcext:value-type="string">
            <text:p>Multiple locations</text:p>
          </table:table-cell>
          <table:table-cell table:style-name="ce29"/>
          <table:table-cell table:number-columns-repeated="2"/>
          <table:table-cell office:value-type="string" calcext:value-type="string">
            <text:p>IP23SA01</text:p>
          </table:table-cell>
          <table:table-cell table:number-columns-repeated="1003"/>
        </table:table-row>
        <table:table-row table:style-name="ro5">
          <table:table-cell office:value-type="float" office:value="442" calcext:value-type="float">
            <text:p>442</text:p>
          </table:table-cell>
          <table:table-cell table:formula="of:=[$Sheet1.$F442]&amp;&quot; | &quot;&amp;[$Sheet1.$H442]&amp;&quot; | &quot;&amp;TEXT([$Sheet1.$J442];&quot;ddmmmyy&quot;)&amp;&quot;-&quot;&amp;TEXT([$Sheet1.$K442];&quot;ddmmmyy&quot;)&amp;&quot; | &quot;&amp;[$Sheet1.$M442]&amp;&quot; | &quot;&amp;[$Sheet1.$O442]&amp;&quot; | &quot;&amp;[$Sheet1.$P442]&amp;&quot; | &quot;&amp;[$Sheet1.$Q442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Essential Surgical Skills Courses</text:p>
          </table:table-cell>
          <table:table-cell office:value-type="string" calcext:value-type="string">
            <text:p>Essential Surgical Skills Course</text:p>
          </table:table-cell>
          <table:table-cell/>
          <table:table-cell office:value-type="string" calcext:value-type="string">
            <text:p>Surgeons</text:p>
          </table:table-cell>
          <table:table-cell office:value-type="string" calcext:value-type="string">
            <text:p>Course</text:p>
          </table:table-cell>
          <table:table-cell table:style-name="ce14" office:value-type="date" office:date-value="2023-12-07" calcext:value-type="date">
            <text:p>7-Dec-23</text:p>
          </table:table-cell>
          <table:table-cell table:style-name="ce14" office:value-type="date" office:date-value="2023-12-08" calcext:value-type="date">
            <text:p>8-Dec-23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Global Mercy</text:p>
          </table:table-cell>
          <table:table-cell table:style-name="ce29"/>
          <table:table-cell table:number-columns-repeated="2"/>
          <table:table-cell office:value-type="string" calcext:value-type="string">
            <text:p>IP23SL15</text:p>
          </table:table-cell>
          <table:table-cell table:number-columns-repeated="1003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$Sheet1.$F443]&amp;&quot; | &quot;&amp;[$Sheet1.$H443]&amp;&quot; | &quot;&amp;TEXT([$Sheet1.$J443];&quot;ddmmmyy&quot;)&amp;&quot;-&quot;&amp;TEXT([$Sheet1.$K443];&quot;ddmmmyy&quot;)&amp;&quot; | &quot;&amp;[$Sheet1.$M443]&amp;&quot; | &quot;&amp;[$Sheet1.$O443]&amp;&quot; | &quot;&amp;[$Sheet1.$P443]&amp;&quot; | &quot;&amp;[$Sheet1.$Q443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Essential Pain Management Courses</text:p>
          </table:table-cell>
          <table:table-cell office:value-type="string" calcext:value-type="string">
            <text:p>Essential Pain Management Course - Training of Trainers</text:p>
          </table:table-cell>
          <table:table-cell office:value-type="string" calcext:value-type="string">
            <text:p>Cours de gestion de la douleur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Course</text:p>
          </table:table-cell>
          <table:table-cell office:value-type="date" office:date-value="2023-12-11" calcext:value-type="date">
            <text:p>11-Dec-23</text:p>
          </table:table-cell>
          <table:table-cell office:value-type="date" office:date-value="2023-12-20" calcext:value-type="date">
            <text:p>20-Dec-23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Benin</text:p>
          </table:table-cell>
          <table:table-cell office:value-type="string" calcext:value-type="string">
            <text:p>Cotonou</text:p>
          </table:table-cell>
          <table:table-cell office:value-type="string" calcext:value-type="string">
            <text:p>Multiple locations</text:p>
          </table:table-cell>
          <table:table-cell table:style-name="ce30" office:value-type="string" calcext:value-type="string">
            <text:p><text:a xlink:href="../../../../../../:x:/r/sites/teams.programs-StatisticsandReporting/Shared%20Documents/Statistics%20and%20Reporting/Project%20Statistics/Transferred%20to%20main%20spreadsheet/Archive/2023/EPM%20Benin%20-%20Dec%202023%20-%20Statistics%20-%20DGA%20Edit.xlsx%3Fd=wf01595f99ea5402a926215c6529a6784&amp;csf=1&amp;web=1&amp;e=n1QyxW" xlink:type="simple">EPM Benin - Dec 2023 - Statistics - DGA Edit.xlsx</text:a></text:p>
          </table:table-cell>
          <table:table-cell table:number-columns-repeated="2"/>
          <table:table-cell office:value-type="string" calcext:value-type="string">
            <text:p>IP23BN03</text:p>
          </table:table-cell>
          <table:table-cell table:number-columns-repeated="1003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$Sheet1.$F444]&amp;&quot; | &quot;&amp;[$Sheet1.$H444]&amp;&quot; | &quot;&amp;TEXT([$Sheet1.$J444];&quot;ddmmmyy&quot;)&amp;&quot;-&quot;&amp;TEXT([$Sheet1.$K444];&quot;ddmmmyy&quot;)&amp;&quot; | &quot;&amp;[$Sheet1.$M444]&amp;&quot; | &quot;&amp;[$Sheet1.$O444]&amp;&quot; | &quot;&amp;[$Sheet1.$P444]&amp;&quot; | &quot;&amp;[$Sheet1.$Q444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Lifebox</text:p>
          </table:table-cell>
          <table:table-cell office:value-type="string" calcext:value-type="string">
            <text:p>Clean Cut</text:p>
          </table:table-cell>
          <table:table-cell office:value-type="string" calcext:value-type="string">
            <text:p>Cours de Lifebox - Clean Cut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3-01-01" calcext:value-type="date">
            <text:p>1-Jan-23</text:p>
          </table:table-cell>
          <table:table-cell office:value-type="date" office:date-value="2023-12-21" calcext:value-type="date">
            <text:p>21-Dec-23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Multiple locations</text:p>
          </table:table-cell>
          <table:table-cell table:style-name="ce30" office:value-type="string" calcext:value-type="string">
            <text:p><text:a xlink:href="../../../../../../:x:/r/sites/teams.programs-StatisticsandReporting/Shared%20Documents/Statistics%20and%20Reporting/Project%20Statistics/Transferred%20to%20main%20spreadsheet/Archive/2023/March-December23_Clean%20Cut%20Statistics.xlsx%3Fd=wefbb145888a643ae8403907c74d289dc&amp;csf=1&amp;web=1&amp;e=Dtaydn" xlink:type="simple">March-December23_Clean Cut Statistics.xlsx</text:a></text:p>
          </table:table-cell>
          <table:table-cell table:number-columns-repeated="2"/>
          <table:table-cell table:style-name="ce37" office:value-type="string" calcext:value-type="string">
            <text:p>IP22LI02</text:p>
          </table:table-cell>
          <table:table-cell table:number-columns-repeated="1003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$Sheet1.$F445]&amp;&quot; | &quot;&amp;[$Sheet1.$H445]&amp;&quot; | &quot;&amp;TEXT([$Sheet1.$J445];&quot;ddmmmyy&quot;)&amp;&quot;-&quot;&amp;TEXT([$Sheet1.$K445];&quot;ddmmmyy&quot;)&amp;&quot; | &quot;&amp;[$Sheet1.$M445]&amp;&quot; | &quot;&amp;[$Sheet1.$O445]&amp;&quot; | &quot;&amp;[$Sheet1.$P445]&amp;&quot; | &quot;&amp;[$Sheet1.$Q445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Vital Anesthesia Simulation Training (VAST) Courses</text:p>
          </table:table-cell>
          <table:table-cell office:value-type="string" calcext:value-type="string">
            <text:p>Vital Anesthesia Simulation Training (VAST) Course</text:p>
          </table:table-cell>
          <table:table-cell office:value-type="string" calcext:value-type="string">
            <text:p>Formation en simulation d'anesthésie vit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3-11-13" calcext:value-type="date">
            <text:p>13-Nov-23</text:p>
          </table:table-cell>
          <table:table-cell office:value-type="date" office:date-value="2023-11-17" calcext:value-type="date">
            <text:p>17-Nov-23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Guinea</text:p>
          </table:table-cell>
          <table:table-cell office:value-type="string" calcext:value-type="string">
            <text:p>Conakry</text:p>
          </table:table-cell>
          <table:table-cell office:value-type="string" calcext:value-type="string">
            <text:p>UGANC - Gamal</text:p>
          </table:table-cell>
          <table:table-cell table:style-name="ce30" office:value-type="string" calcext:value-type="string">
            <text:p><text:a xlink:href="../../../../../../:w:/r/sites/teams.programs-StatisticsandReporting/Shared%20Documents/Statistics%20and%20Reporting/Project%20Statistics/Transferred%20to%20main%20spreadsheet/Archive/2023/VAST%20Guinea%202023%20participants.docx%3Fd=w374a59f36fd34403b8679a40875c7882&amp;csf=1&amp;web=1&amp;e=izTqaM" xlink:type="simple">VAST Guinea 2023 participants.docx</text:a>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8" office:value-type="string" calcext:value-type="string">
            <text:p>IP23GN03</text:p>
          </table:table-cell>
          <table:table-cell table:number-columns-repeated="1003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$Sheet1.$F446]&amp;&quot; | &quot;&amp;[$Sheet1.$H446]&amp;&quot; | &quot;&amp;TEXT([$Sheet1.$J446];&quot;ddmmmyy&quot;)&amp;&quot;-&quot;&amp;TEXT([$Sheet1.$K446];&quot;ddmmmyy&quot;)&amp;&quot; | &quot;&amp;[$Sheet1.$M446]&amp;&quot; | &quot;&amp;[$Sheet1.$O446]&amp;&quot; | &quot;&amp;[$Sheet1.$P446]&amp;&quot; | &quot;&amp;[$Sheet1.$Q446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Vital Anesthesia Simulation Training (VAST) Courses</text:p>
          </table:table-cell>
          <table:table-cell office:value-type="string" calcext:value-type="string">
            <text:p>Vital Anesthesia Simulation Training (VAST) Facilitators Course - Training of Trainers</text:p>
          </table:table-cell>
          <table:table-cell office:value-type="string" calcext:value-type="string">
            <text:p>Formation en simulation d'anesthésie vitale - Formation de formateurs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Course</text:p>
          </table:table-cell>
          <table:table-cell office:value-type="date" office:date-value="2023-11-13" calcext:value-type="date">
            <text:p>13-Nov-23</text:p>
          </table:table-cell>
          <table:table-cell office:value-type="date" office:date-value="2023-11-17" calcext:value-type="date">
            <text:p>17-Nov-23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Guinea</text:p>
          </table:table-cell>
          <table:table-cell office:value-type="string" calcext:value-type="string">
            <text:p>Conakry</text:p>
          </table:table-cell>
          <table:table-cell office:value-type="string" calcext:value-type="string">
            <text:p>UGANC - Gamal</text:p>
          </table:table-cell>
          <table:table-cell table:style-name="ce30" office:value-type="string" calcext:value-type="string">
            <text:p><text:a xlink:href="../../../../../../:w:/r/sites/teams.programs-StatisticsandReporting/Shared%20Documents/Statistics%20and%20Reporting/Project%20Statistics/Transferred%20to%20main%20spreadsheet/Archive/2023/VAST%20Guinea%202023%20participants.docx%3Fd=w374a59f36fd34403b8679a40875c7882&amp;csf=1&amp;web=1&amp;e=izTqaM" xlink:type="simple">VAST Guinea 2023 participants.docx</text:a>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8" office:value-type="string" calcext:value-type="string">
            <text:p>IP23GN03</text:p>
          </table:table-cell>
          <table:table-cell table:number-columns-repeated="1003"/>
        </table:table-row>
        <table:table-row table:style-name="ro5">
          <table:table-cell office:value-type="float" office:value="447" calcext:value-type="float">
            <text:p>447</text:p>
          </table:table-cell>
          <table:table-cell table:formula="of:=[$Sheet1.$F447]&amp;&quot; | &quot;&amp;[$Sheet1.$H447]&amp;&quot; | &quot;&amp;TEXT([$Sheet1.$J447];&quot;ddmmmyy&quot;)&amp;&quot;-&quot;&amp;TEXT([$Sheet1.$K447];&quot;ddmmmyy&quot;)&amp;&quot; | &quot;&amp;[$Sheet1.$M447]&amp;&quot; | &quot;&amp;[$Sheet1.$O447]&amp;&quot; | &quot;&amp;[$Sheet1.$P447]&amp;&quot; | &quot;&amp;[$Sheet1.$Q447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SAFE Obstetric Anesthesia Courses</text:p>
          </table:table-cell>
          <table:table-cell office:value-type="string" calcext:value-type="string">
            <text:p>SAFE Obstetric Anesthesia - Training of Trainers</text:p>
          </table:table-cell>
          <table:table-cell office:value-type="string" calcext:value-type="string">
            <text:p>Cours 'SAFE' en anesthésie obstétricale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Course</text:p>
          </table:table-cell>
          <table:table-cell office:value-type="date" office:date-value="2023-02-27" calcext:value-type="date">
            <text:p>27-Feb-23</text:p>
          </table:table-cell>
          <table:table-cell office:value-type="date" office:date-value="2023-12-06" calcext:value-type="date">
            <text:p>6-Dec-23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outh Africa</text:p>
          </table:table-cell>
          <table:table-cell office:value-type="string" calcext:value-type="string">
            <text:p>East London</text:p>
          </table:table-cell>
          <table:table-cell office:value-type="string" calcext:value-type="string">
            <text:p>Multiple locations</text:p>
          </table:table-cell>
          <table:table-cell table:style-name="ce29"/>
          <table:table-cell table:number-columns-repeated="2"/>
          <table:table-cell office:value-type="string" calcext:value-type="string">
            <text:p>IP23SA01</text:p>
          </table:table-cell>
          <table:table-cell table:number-columns-repeated="1003"/>
        </table:table-row>
        <table:table-row table:style-name="ro5">
          <table:table-cell office:value-type="float" office:value="448" calcext:value-type="float">
            <text:p>448</text:p>
          </table:table-cell>
          <table:table-cell table:formula="of:=[$Sheet1.$F448]&amp;&quot; | &quot;&amp;[$Sheet1.$H448]&amp;&quot; | &quot;&amp;TEXT([$Sheet1.$J448];&quot;ddmmmyy&quot;)&amp;&quot;-&quot;&amp;TEXT([$Sheet1.$K448];&quot;ddmmmyy&quot;)&amp;&quot; | &quot;&amp;[$Sheet1.$M448]&amp;&quot; | &quot;&amp;[$Sheet1.$O448]&amp;&quot; | &quot;&amp;[$Sheet1.$P448]&amp;&quot; | &quot;&amp;[$Sheet1.$Q448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Education and Training - On-ship Global Mercy</text:p>
          </table:table-cell>
          <table:table-cell office:value-type="string" calcext:value-type="string">
            <text:p>Surgeon Professional Placement</text:p>
          </table:table-cell>
          <table:table-cell/>
          <table:table-cell office:value-type="string" calcext:value-type="string">
            <text:p>Surgeons</text:p>
          </table:table-cell>
          <table:table-cell office:value-type="string" calcext:value-type="string">
            <text:p>Mentoring</text:p>
          </table:table-cell>
          <table:table-cell office:value-type="date" office:date-value="2023-09-25" calcext:value-type="date">
            <text:p>25-Sep-23</text:p>
          </table:table-cell>
          <table:table-cell office:value-type="date" office:date-value="2024-07-13" calcext:value-type="date">
            <text:p>13-Jul-24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Global Mercy</text:p>
          </table:table-cell>
          <table:table-cell table:style-name="ce29"/>
          <table:table-cell/>
          <table:table-cell office:value-type="string" calcext:value-type="string">
            <text:p>SMV</text:p>
          </table:table-cell>
          <table:table-cell table:style-name="ce37" office:value-type="string" calcext:value-type="string">
            <text:p>IP23SL15</text:p>
          </table:table-cell>
          <table:table-cell table:number-columns-repeated="1003"/>
        </table:table-row>
        <table:table-row table:style-name="ro5">
          <table:table-cell office:value-type="float" office:value="449" calcext:value-type="float">
            <text:p>449</text:p>
          </table:table-cell>
          <table:table-cell table:formula="of:=[$Sheet1.$F449]&amp;&quot; | &quot;&amp;[$Sheet1.$H449]&amp;&quot; | &quot;&amp;TEXT([$Sheet1.$J449];&quot;ddmmmyy&quot;)&amp;&quot;-&quot;&amp;TEXT([$Sheet1.$K449];&quot;ddmmmyy&quot;)&amp;&quot; | &quot;&amp;[$Sheet1.$M449]&amp;&quot; | &quot;&amp;[$Sheet1.$O449]&amp;&quot; | &quot;&amp;[$Sheet1.$P449]&amp;&quot; | &quot;&amp;[$Sheet1.$Q449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office:value-type="string" calcext:value-type="string">
            <text:p>Dental Care</text:p>
          </table:table-cell>
          <table:table-cell office:value-type="string" calcext:value-type="string">
            <text:p>Global Mercy - Dental Program</text:p>
          </table:table-cell>
          <table:table-cell office:value-type="string" calcext:value-type="string">
            <text:p>GLM - Soins dentaires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Dental</text:p>
          </table:table-cell>
          <table:table-cell office:value-type="date" office:date-value="2023-09-01" calcext:value-type="date">
            <text:p>1-Sep-23</text:p>
          </table:table-cell>
          <table:table-cell office:value-type="date" office:date-value="2024-07-14" calcext:value-type="date">
            <text:p>14-Jul-24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Global Mercy</text:p>
          </table:table-cell>
          <table:table-cell table:style-name="ce29"/>
          <table:table-cell table:number-columns-repeated="2"/>
          <table:table-cell office:value-type="string" calcext:value-type="string">
            <text:p>IP23SL23</text:p>
          </table:table-cell>
          <table:table-cell table:number-columns-repeated="1003"/>
        </table:table-row>
        <table:table-row table:style-name="ro5">
          <table:table-cell office:value-type="float" office:value="450" calcext:value-type="float">
            <text:p>450</text:p>
          </table:table-cell>
          <table:table-cell table:formula="of:=[$Sheet1.$F450]&amp;&quot; | &quot;&amp;[$Sheet1.$H450]&amp;&quot; | &quot;&amp;TEXT([$Sheet1.$J450];&quot;ddmmmyy&quot;)&amp;&quot;-&quot;&amp;TEXT([$Sheet1.$K450];&quot;ddmmmyy&quot;)&amp;&quot; | &quot;&amp;[$Sheet1.$M450]&amp;&quot; | &quot;&amp;[$Sheet1.$O450]&amp;&quot; | &quot;&amp;[$Sheet1.$P450]&amp;&quot; | &quot;&amp;[$Sheet1.$Q450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Education and Training On-ship Global Mercy</text:p>
          </table:table-cell>
          <table:table-cell office:value-type="string" calcext:value-type="string">
            <text:p>Physiotherapist Mentoring</text:p>
          </table:table-cell>
          <table:table-cell/>
          <table:table-cell office:value-type="string" calcext:value-type="string">
            <text:p>Physiotherapists</text:p>
          </table:table-cell>
          <table:table-cell office:value-type="string" calcext:value-type="string">
            <text:p>Mentoring</text:p>
          </table:table-cell>
          <table:table-cell office:value-type="date" office:date-value="2024-03-01" calcext:value-type="date">
            <text:p>1-Mar-24</text:p>
          </table:table-cell>
          <table:table-cell office:value-type="date" office:date-value="2024-06-13" calcext:value-type="date">
            <text:p>13-Jun-24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Global Mercy</text:p>
          </table:table-cell>
          <table:table-cell table:style-name="ce29"/>
          <table:table-cell/>
          <table:table-cell office:value-type="string" calcext:value-type="string">
            <text:p>PTETA</text:p>
          </table:table-cell>
          <table:table-cell office:value-type="string" calcext:value-type="string">
            <text:p><text:s/>IP23SL25</text:p>
          </table:table-cell>
          <table:table-cell table:number-columns-repeated="1003"/>
        </table:table-row>
        <table:table-row table:style-name="ro5">
          <table:table-cell office:value-type="float" office:value="451" calcext:value-type="float">
            <text:p>451</text:p>
          </table:table-cell>
          <table:table-cell table:formula="of:=[$Sheet1.$F451]&amp;&quot; | &quot;&amp;[$Sheet1.$H451]&amp;&quot; | &quot;&amp;TEXT([$Sheet1.$J451];&quot;ddmmmyy&quot;)&amp;&quot;-&quot;&amp;TEXT([$Sheet1.$K451];&quot;ddmmmyy&quot;)&amp;&quot; | &quot;&amp;[$Sheet1.$M451]&amp;&quot; | &quot;&amp;[$Sheet1.$O451]&amp;&quot; | &quot;&amp;[$Sheet1.$P451]&amp;&quot; | &quot;&amp;[$Sheet1.$Q451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On-ship Education and Training</text:p>
          </table:table-cell>
          <table:table-cell office:value-type="string" calcext:value-type="string">
            <text:p>Phacoemulsifcation / Ophthalmology Training</text:p>
          </table:table-cell>
          <table:table-cell/>
          <table:table-cell office:value-type="string" calcext:value-type="string">
            <text:p>Participants</text:p>
          </table:table-cell>
          <table:table-cell office:value-type="string" calcext:value-type="string">
            <text:p>Mentoring</text:p>
          </table:table-cell>
          <table:table-cell office:value-type="date" office:date-value="2024-03-01" calcext:value-type="date">
            <text:p>1-Mar-24</text:p>
          </table:table-cell>
          <table:table-cell office:value-type="date" office:date-value="2024-05-25" calcext:value-type="date">
            <text:p>25-May-24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Global Mercy</text:p>
          </table:table-cell>
          <table:table-cell table:style-name="ce29"/>
          <table:table-cell table:number-columns-repeated="2"/>
          <table:table-cell office:value-type="string" calcext:value-type="string">
            <text:p>IP23SL17</text:p>
          </table:table-cell>
          <table:table-cell table:number-columns-repeated="1003"/>
        </table:table-row>
        <table:table-row table:style-name="ro5">
          <table:table-cell office:value-type="float" office:value="452" calcext:value-type="float">
            <text:p>452</text:p>
          </table:table-cell>
          <table:table-cell table:formula="of:=[$Sheet1.$F452]&amp;&quot; | &quot;&amp;[$Sheet1.$H452]&amp;&quot; | &quot;&amp;TEXT([$Sheet1.$J452];&quot;ddmmmyy&quot;)&amp;&quot;-&quot;&amp;TEXT([$Sheet1.$K452];&quot;ddmmmyy&quot;)&amp;&quot; | &quot;&amp;[$Sheet1.$M452]&amp;&quot; | &quot;&amp;[$Sheet1.$O452]&amp;&quot; | &quot;&amp;[$Sheet1.$P452]&amp;&quot; | &quot;&amp;[$Sheet1.$Q452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Nurse Anesthesia Diploma </text:p>
          </table:table-cell>
          <table:table-cell office:value-type="string" calcext:value-type="string">
            <text:p>Nurse Anesthesia Training</text:p>
          </table:table-cell>
          <table:table-cell/>
          <table:table-cell office:value-type="string" calcext:value-type="string">
            <text:p>Nurses</text:p>
          </table:table-cell>
          <table:table-cell office:value-type="string" calcext:value-type="string">
            <text:p>Course</text:p>
          </table:table-cell>
          <table:table-cell office:value-type="date" office:date-value="2024-04-09" calcext:value-type="date">
            <text:p>9-Apr-24</text:p>
          </table:table-cell>
          <table:table-cell office:value-type="date" office:date-value="2027-04-08" calcext:value-type="date">
            <text:p>8-Apr-27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University of Sierra Leone</text:p>
          </table:table-cell>
          <table:table-cell table:style-name="ce29"/>
          <table:table-cell/>
          <table:table-cell office:value-type="string" calcext:value-type="string">
            <text:p>DEGREE</text:p>
          </table:table-cell>
          <table:table-cell table:style-name="ce37" office:value-type="string" calcext:value-type="string">
            <text:p>IP23SL16</text:p>
          </table:table-cell>
          <table:table-cell table:number-columns-repeated="1003"/>
        </table:table-row>
        <table:table-row table:style-name="ro5">
          <table:table-cell office:value-type="float" office:value="453" calcext:value-type="float">
            <text:p>453</text:p>
          </table:table-cell>
          <table:table-cell table:formula="of:=[$Sheet1.$F453]&amp;&quot; | &quot;&amp;[$Sheet1.$H453]&amp;&quot; | &quot;&amp;TEXT([$Sheet1.$J453];&quot;ddmmmyy&quot;)&amp;&quot;-&quot;&amp;TEXT([$Sheet1.$K453];&quot;ddmmmyy&quot;)&amp;&quot; | &quot;&amp;[$Sheet1.$M453]&amp;&quot; | &quot;&amp;[$Sheet1.$O453]&amp;&quot; | &quot;&amp;[$Sheet1.$P453]&amp;&quot; | &quot;&amp;[$Sheet1.$Q453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On-ship Education and Training</text:p>
          </table:table-cell>
          <table:table-cell office:value-type="string" calcext:value-type="string">
            <text:p>Laboratory Scientist Student Mentoring</text:p>
          </table:table-cell>
          <table:table-cell/>
          <table:table-cell office:value-type="string" calcext:value-type="string">
            <text:p>Participants</text:p>
          </table:table-cell>
          <table:table-cell office:value-type="string" calcext:value-type="string">
            <text:p>Mentoring</text:p>
          </table:table-cell>
          <table:table-cell office:value-type="date" office:date-value="2024-03-01" calcext:value-type="date">
            <text:p>1-Mar-24</text:p>
          </table:table-cell>
          <table:table-cell office:value-type="date" office:date-value="2024-05-25" calcext:value-type="date">
            <text:p>25-May-24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Global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454" calcext:value-type="float">
            <text:p>454</text:p>
          </table:table-cell>
          <table:table-cell table:formula="of:=[$Sheet1.$F454]&amp;&quot; | &quot;&amp;[$Sheet1.$H454]&amp;&quot; | &quot;&amp;TEXT([$Sheet1.$J454];&quot;ddmmmyy&quot;)&amp;&quot;-&quot;&amp;TEXT([$Sheet1.$K454];&quot;ddmmmyy&quot;)&amp;&quot; | &quot;&amp;[$Sheet1.$M454]&amp;&quot; | &quot;&amp;[$Sheet1.$O454]&amp;&quot; | &quot;&amp;[$Sheet1.$P454]&amp;&quot; | &quot;&amp;[$Sheet1.$Q454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Specialized Medical Education Sponsorship</text:p>
          </table:table-cell>
          <table:table-cell office:value-type="string" calcext:value-type="string">
            <text:p>Specialized Urology Education Sponsorship</text:p>
          </table:table-cell>
          <table:table-cell office:value-type="string" calcext:value-type="string">
            <text:p>Parrainage de l'enseignement médical spécialisé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4-01-01" calcext:value-type="date">
            <text:p>1-Jan-24</text:p>
          </table:table-cell>
          <table:table-cell office:value-type="date" office:date-value="2029-01-01" calcext:value-type="date">
            <text:p>1-Jan-29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Guinea</text:p>
          </table:table-cell>
          <table:table-cell office:value-type="string" calcext:value-type="string">
            <text:p>Conakry</text:p>
          </table:table-cell>
          <table:table-cell office:value-type="string" calcext:value-type="string">
            <text:p>Tunisia</text:p>
          </table:table-cell>
          <table:table-cell table:style-name="ce29" office:value-type="string" calcext:value-type="string">
            <text:p>Gamal University Dental School 2022-23 Statistics.xlsx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7" office:value-type="string" calcext:value-type="string">
            <text:p>IP22GN08</text:p>
          </table:table-cell>
          <table:table-cell table:number-columns-repeated="1003"/>
        </table:table-row>
        <table:table-row table:style-name="ro5">
          <table:table-cell office:value-type="float" office:value="455" calcext:value-type="float">
            <text:p>455</text:p>
          </table:table-cell>
          <table:table-cell table:formula="of:=[$Sheet1.$F455]&amp;&quot; | &quot;&amp;[$Sheet1.$H455]&amp;&quot; | &quot;&amp;TEXT([$Sheet1.$J455];&quot;ddmmmyy&quot;)&amp;&quot;-&quot;&amp;TEXT([$Sheet1.$K455];&quot;ddmmmyy&quot;)&amp;&quot; | &quot;&amp;[$Sheet1.$M455]&amp;&quot; | &quot;&amp;[$Sheet1.$O455]&amp;&quot; | &quot;&amp;[$Sheet1.$P455]&amp;&quot; | &quot;&amp;[$Sheet1.$Q455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Medical Simulation Training</text:p>
          </table:table-cell>
          <table:table-cell office:value-type="string" calcext:value-type="string">
            <text:p>Anatomy Simulation Laboratory</text:p>
          </table:table-cell>
          <table:table-cell/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4-01-01" calcext:value-type="date">
            <text:p>1-Jan-24</text:p>
          </table:table-cell>
          <table:table-cell office:value-type="date" office:date-value="2025-01-01" calcext:value-type="date">
            <text:p>1-Jan-25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Guinea</text:p>
          </table:table-cell>
          <table:table-cell office:value-type="string" calcext:value-type="string">
            <text:p>Conakry</text:p>
          </table:table-cell>
          <table:table-cell/>
          <table:table-cell table:style-name="ce29" office:value-type="string" calcext:value-type="string">
            <text:p>Gamal University Dental School 2022-23 Statistics.xlsx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7" office:value-type="string" calcext:value-type="string">
            <text:p>IP24GN04</text:p>
          </table:table-cell>
          <table:table-cell table:number-columns-repeated="1003"/>
        </table:table-row>
        <table:table-row table:style-name="ro5">
          <table:table-cell office:value-type="float" office:value="456" calcext:value-type="float">
            <text:p>456</text:p>
          </table:table-cell>
          <table:table-cell table:formula="of:=[$Sheet1.$F456]&amp;&quot; | &quot;&amp;[$Sheet1.$H456]&amp;&quot; | &quot;&amp;TEXT([$Sheet1.$J456];&quot;ddmmmyy&quot;)&amp;&quot;-&quot;&amp;TEXT([$Sheet1.$K456];&quot;ddmmmyy&quot;)&amp;&quot; | &quot;&amp;[$Sheet1.$M456]&amp;&quot; | &quot;&amp;[$Sheet1.$O456]&amp;&quot; | &quot;&amp;[$Sheet1.$P456]&amp;&quot; | &quot;&amp;[$Sheet1.$Q456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Maxillofacial Surgery</text:p>
          </table:table-cell>
          <table:table-cell office:value-type="string" calcext:value-type="string">
            <text:p>Chirurgie maxillo-faciale / ORL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Maxillofacial</text:p>
          </table:table-cell>
          <table:table-cell office:value-type="date" office:date-value="2024-09-01" calcext:value-type="date">
            <text:p>1-Sep-24</text:p>
          </table:table-cell>
          <table:table-cell office:value-type="date" office:date-value="2025-06-01" calcext:value-type="date">
            <text:p>1-Jun-25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Global Mercy</text:p>
          </table:table-cell>
          <table:table-cell table:style-name="ce29"/>
          <table:table-cell table:number-columns-repeated="2"/>
          <table:table-cell table:style-name="ce38" office:value-type="string" calcext:value-type="string">
            <text:p>IP24SL03</text:p>
          </table:table-cell>
          <table:table-cell table:number-columns-repeated="1003"/>
        </table:table-row>
        <table:table-row table:style-name="ro5">
          <table:table-cell office:value-type="float" office:value="457" calcext:value-type="float">
            <text:p>457</text:p>
          </table:table-cell>
          <table:table-cell table:formula="of:=[$Sheet1.$F457]&amp;&quot; | &quot;&amp;[$Sheet1.$H457]&amp;&quot; | &quot;&amp;TEXT([$Sheet1.$J457];&quot;ddmmmyy&quot;)&amp;&quot;-&quot;&amp;TEXT([$Sheet1.$K457];&quot;ddmmmyy&quot;)&amp;&quot; | &quot;&amp;[$Sheet1.$M457]&amp;&quot; | &quot;&amp;[$Sheet1.$O457]&amp;&quot; | &quot;&amp;[$Sheet1.$P457]&amp;&quot; | &quot;&amp;[$Sheet1.$Q457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Women's Health Surgery</text:p>
          </table:table-cell>
          <table:table-cell office:value-type="string" calcext:value-type="string">
            <text:p>Chirurgie en santé des femmes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Women's Health</text:p>
          </table:table-cell>
          <table:table-cell office:value-type="date" office:date-value="2024-09-01" calcext:value-type="date">
            <text:p>1-Sep-24</text:p>
          </table:table-cell>
          <table:table-cell office:value-type="date" office:date-value="2025-06-01" calcext:value-type="date">
            <text:p>1-Jun-25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Global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458" calcext:value-type="float">
            <text:p>458</text:p>
          </table:table-cell>
          <table:table-cell table:formula="of:=[$Sheet1.$F458]&amp;&quot; | &quot;&amp;[$Sheet1.$H458]&amp;&quot; | &quot;&amp;TEXT([$Sheet1.$J458];&quot;ddmmmyy&quot;)&amp;&quot;-&quot;&amp;TEXT([$Sheet1.$K458];&quot;ddmmmyy&quot;)&amp;&quot; | &quot;&amp;[$Sheet1.$M458]&amp;&quot; | &quot;&amp;[$Sheet1.$O458]&amp;&quot; | &quot;&amp;[$Sheet1.$P458]&amp;&quot; | &quot;&amp;[$Sheet1.$Q458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General Surgery</text:p>
          </table:table-cell>
          <table:table-cell office:value-type="string" calcext:value-type="string">
            <text:p>Chirurgie général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General</text:p>
          </table:table-cell>
          <table:table-cell office:value-type="date" office:date-value="2024-09-01" calcext:value-type="date">
            <text:p>1-Sep-24</text:p>
          </table:table-cell>
          <table:table-cell office:value-type="date" office:date-value="2025-06-01" calcext:value-type="date">
            <text:p>1-Jun-25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Global Mercy</text:p>
          </table:table-cell>
          <table:table-cell table:style-name="ce29"/>
          <table:table-cell table:number-columns-repeated="2"/>
          <table:table-cell office:value-type="string" calcext:value-type="string">
            <text:p>IP24SL01</text:p>
          </table:table-cell>
          <table:table-cell table:number-columns-repeated="1003"/>
        </table:table-row>
        <table:table-row table:style-name="ro5">
          <table:table-cell office:value-type="float" office:value="459" calcext:value-type="float">
            <text:p>459</text:p>
          </table:table-cell>
          <table:table-cell table:formula="of:=[$Sheet1.$F459]&amp;&quot; | &quot;&amp;[$Sheet1.$H459]&amp;&quot; | &quot;&amp;TEXT([$Sheet1.$J459];&quot;ddmmmyy&quot;)&amp;&quot;-&quot;&amp;TEXT([$Sheet1.$K459];&quot;ddmmmyy&quot;)&amp;&quot; | &quot;&amp;[$Sheet1.$M459]&amp;&quot; | &quot;&amp;[$Sheet1.$O459]&amp;&quot; | &quot;&amp;[$Sheet1.$P459]&amp;&quot; | &quot;&amp;[$Sheet1.$Q459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Pediatric Specialized General Surgery</text:p>
          </table:table-cell>
          <table:table-cell office:value-type="string" calcext:value-type="string">
            <text:p>Chirurgie générale pédiatriqu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Pediatric Specialized General</text:p>
          </table:table-cell>
          <table:table-cell office:value-type="date" office:date-value="2024-09-01" calcext:value-type="date">
            <text:p>1-Sep-24</text:p>
          </table:table-cell>
          <table:table-cell office:value-type="date" office:date-value="2025-06-01" calcext:value-type="date">
            <text:p>1-Jun-25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Global Mercy</text:p>
          </table:table-cell>
          <table:table-cell table:style-name="ce29"/>
          <table:table-cell table:number-columns-repeated="2"/>
          <table:table-cell table:style-name="ce38" office:value-type="string" calcext:value-type="string">
            <text:p>IP24SL02</text:p>
          </table:table-cell>
          <table:table-cell table:number-columns-repeated="1003"/>
        </table:table-row>
        <table:table-row table:style-name="ro5">
          <table:table-cell office:value-type="float" office:value="460" calcext:value-type="float">
            <text:p>460</text:p>
          </table:table-cell>
          <table:table-cell table:formula="of:=[$Sheet1.$F460]&amp;&quot; | &quot;&amp;[$Sheet1.$H460]&amp;&quot; | &quot;&amp;TEXT([$Sheet1.$J460];&quot;ddmmmyy&quot;)&amp;&quot;-&quot;&amp;TEXT([$Sheet1.$K460];&quot;ddmmmyy&quot;)&amp;&quot; | &quot;&amp;[$Sheet1.$M460]&amp;&quot; | &quot;&amp;[$Sheet1.$O460]&amp;&quot; | &quot;&amp;[$Sheet1.$P460]&amp;&quot; | &quot;&amp;[$Sheet1.$Q460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Orthopedic Surgery</text:p>
          </table:table-cell>
          <table:table-cell office:value-type="string" calcext:value-type="string">
            <text:p>Chirurgie orthopédique pédiatrique 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Orthopedic</text:p>
          </table:table-cell>
          <table:table-cell office:value-type="date" office:date-value="2024-09-01" calcext:value-type="date">
            <text:p>1-Sep-24</text:p>
          </table:table-cell>
          <table:table-cell office:value-type="date" office:date-value="2025-06-01" calcext:value-type="date">
            <text:p>1-Jun-25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Global Mercy</text:p>
          </table:table-cell>
          <table:table-cell table:style-name="ce29"/>
          <table:table-cell table:number-columns-repeated="2"/>
          <table:table-cell table:style-name="ce38" office:value-type="string" calcext:value-type="string">
            <text:p>IP24SL04</text:p>
          </table:table-cell>
          <table:table-cell table:number-columns-repeated="1003"/>
        </table:table-row>
        <table:table-row table:style-name="ro5">
          <table:table-cell office:value-type="float" office:value="461" calcext:value-type="float">
            <text:p>461</text:p>
          </table:table-cell>
          <table:table-cell table:formula="of:=[$Sheet1.$F461]&amp;&quot; | &quot;&amp;[$Sheet1.$H461]&amp;&quot; | &quot;&amp;TEXT([$Sheet1.$J461];&quot;ddmmmyy&quot;)&amp;&quot;-&quot;&amp;TEXT([$Sheet1.$K461];&quot;ddmmmyy&quot;)&amp;&quot; | &quot;&amp;[$Sheet1.$M461]&amp;&quot; | &quot;&amp;[$Sheet1.$O461]&amp;&quot; | &quot;&amp;[$Sheet1.$P461]&amp;&quot; | &quot;&amp;[$Sheet1.$Q461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Plastics Surgery</text:p>
          </table:table-cell>
          <table:table-cell office:value-type="string" calcext:value-type="string">
            <text:p>Chirurgie plastique et reconstructiv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Plastics</text:p>
          </table:table-cell>
          <table:table-cell office:value-type="date" office:date-value="2024-09-01" calcext:value-type="date">
            <text:p>1-Sep-24</text:p>
          </table:table-cell>
          <table:table-cell office:value-type="date" office:date-value="2025-06-01" calcext:value-type="date">
            <text:p>1-Jun-25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Global Mercy</text:p>
          </table:table-cell>
          <table:table-cell table:style-name="ce29"/>
          <table:table-cell table:number-columns-repeated="2"/>
          <table:table-cell table:style-name="ce38" office:value-type="string" calcext:value-type="string">
            <text:p>IP24SL05</text:p>
          </table:table-cell>
          <table:table-cell table:number-columns-repeated="1003"/>
        </table:table-row>
        <table:table-row table:style-name="ro5">
          <table:table-cell office:value-type="float" office:value="462" calcext:value-type="float">
            <text:p>462</text:p>
          </table:table-cell>
          <table:table-cell table:formula="of:=[$Sheet1.$F462]&amp;&quot; | &quot;&amp;[$Sheet1.$H462]&amp;&quot; | &quot;&amp;TEXT([$Sheet1.$J462];&quot;ddmmmyy&quot;)&amp;&quot;-&quot;&amp;TEXT([$Sheet1.$K462];&quot;ddmmmyy&quot;)&amp;&quot; | &quot;&amp;[$Sheet1.$M462]&amp;&quot; | &quot;&amp;[$Sheet1.$O462]&amp;&quot; | &quot;&amp;[$Sheet1.$P462]&amp;&quot; | &quot;&amp;[$Sheet1.$Q462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Ophthalmic Surgery</text:p>
          </table:table-cell>
          <table:table-cell office:value-type="string" calcext:value-type="string">
            <text:p>Chirurgie ophtalmologique 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Ophthalmic</text:p>
          </table:table-cell>
          <table:table-cell office:value-type="date" office:date-value="2024-09-01" calcext:value-type="date">
            <text:p>1-Sep-24</text:p>
          </table:table-cell>
          <table:table-cell office:value-type="date" office:date-value="2025-06-01" calcext:value-type="date">
            <text:p>1-Jun-25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Global Mercy</text:p>
          </table:table-cell>
          <table:table-cell table:style-name="ce29"/>
          <table:table-cell table:number-columns-repeated="2"/>
          <table:table-cell table:style-name="ce38" office:value-type="string" calcext:value-type="string">
            <text:p>IP24SL06</text:p>
          </table:table-cell>
          <table:table-cell table:number-columns-repeated="1003"/>
        </table:table-row>
        <table:table-row table:style-name="ro5">
          <table:table-cell office:value-type="float" office:value="463" calcext:value-type="float">
            <text:p>463</text:p>
          </table:table-cell>
          <table:table-cell table:formula="of:=[$Sheet1.$F463]&amp;&quot; | &quot;&amp;[$Sheet1.$H463]&amp;&quot; | &quot;&amp;TEXT([$Sheet1.$J463];&quot;ddmmmyy&quot;)&amp;&quot;-&quot;&amp;TEXT([$Sheet1.$K463];&quot;ddmmmyy&quot;)&amp;&quot; | &quot;&amp;[$Sheet1.$M463]&amp;&quot; | &quot;&amp;[$Sheet1.$O463]&amp;&quot; | &quot;&amp;[$Sheet1.$P463]&amp;&quot; | &quot;&amp;[$Sheet1.$Q463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Maxillofacial Surgery</text:p>
          </table:table-cell>
          <table:table-cell office:value-type="string" calcext:value-type="string">
            <text:p>Chirurgie maxillo-faciale / ORL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Maxillofacial</text:p>
          </table:table-cell>
          <table:table-cell office:value-type="date" office:date-value="2024-05-26" calcext:value-type="date">
            <text:p>26-May-24</text:p>
          </table:table-cell>
          <table:table-cell office:value-type="date" office:date-value="2024-12-01" calcext:value-type="date">
            <text:p>1-Dec-24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Toamasina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2"/>
          <table:table-cell table:style-name="ce37" office:value-type="string" calcext:value-type="string">
            <text:p>IP24MG03</text:p>
          </table:table-cell>
          <table:table-cell table:number-columns-repeated="1003"/>
        </table:table-row>
        <table:table-row table:style-name="ro5">
          <table:table-cell office:value-type="float" office:value="464" calcext:value-type="float">
            <text:p>464</text:p>
          </table:table-cell>
          <table:table-cell table:formula="of:=[$Sheet1.$F464]&amp;&quot; | &quot;&amp;[$Sheet1.$H464]&amp;&quot; | &quot;&amp;TEXT([$Sheet1.$J464];&quot;ddmmmyy&quot;)&amp;&quot;-&quot;&amp;TEXT([$Sheet1.$K464];&quot;ddmmmyy&quot;)&amp;&quot; | &quot;&amp;[$Sheet1.$M464]&amp;&quot; | &quot;&amp;[$Sheet1.$O464]&amp;&quot; | &quot;&amp;[$Sheet1.$P464]&amp;&quot; | &quot;&amp;[$Sheet1.$Q464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Women's Health Surgery</text:p>
          </table:table-cell>
          <table:table-cell office:value-type="string" calcext:value-type="string">
            <text:p>Chirurgie en santé des femmes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Women's Health</text:p>
          </table:table-cell>
          <table:table-cell office:value-type="date" office:date-value="2024-05-26" calcext:value-type="date">
            <text:p>26-May-24</text:p>
          </table:table-cell>
          <table:table-cell office:value-type="date" office:date-value="2024-12-01" calcext:value-type="date">
            <text:p>1-Dec-24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Toamasina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465" calcext:value-type="float">
            <text:p>465</text:p>
          </table:table-cell>
          <table:table-cell table:formula="of:=[$Sheet1.$F465]&amp;&quot; | &quot;&amp;[$Sheet1.$H465]&amp;&quot; | &quot;&amp;TEXT([$Sheet1.$J465];&quot;ddmmmyy&quot;)&amp;&quot;-&quot;&amp;TEXT([$Sheet1.$K465];&quot;ddmmmyy&quot;)&amp;&quot; | &quot;&amp;[$Sheet1.$M465]&amp;&quot; | &quot;&amp;[$Sheet1.$O465]&amp;&quot; | &quot;&amp;[$Sheet1.$P465]&amp;&quot; | &quot;&amp;[$Sheet1.$Q465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General Surgery</text:p>
          </table:table-cell>
          <table:table-cell office:value-type="string" calcext:value-type="string">
            <text:p>Chirurgie général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General</text:p>
          </table:table-cell>
          <table:table-cell office:value-type="date" office:date-value="2024-05-26" calcext:value-type="date">
            <text:p>26-May-24</text:p>
          </table:table-cell>
          <table:table-cell office:value-type="date" office:date-value="2024-12-01" calcext:value-type="date">
            <text:p>1-Dec-24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Toamasina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2"/>
          <table:table-cell office:value-type="string" calcext:value-type="string">
            <text:p>IP24MG01</text:p>
          </table:table-cell>
          <table:table-cell table:number-columns-repeated="1003"/>
        </table:table-row>
        <table:table-row table:style-name="ro5">
          <table:table-cell office:value-type="float" office:value="466" calcext:value-type="float">
            <text:p>466</text:p>
          </table:table-cell>
          <table:table-cell table:formula="of:=[$Sheet1.$F466]&amp;&quot; | &quot;&amp;[$Sheet1.$H466]&amp;&quot; | &quot;&amp;TEXT([$Sheet1.$J466];&quot;ddmmmyy&quot;)&amp;&quot;-&quot;&amp;TEXT([$Sheet1.$K466];&quot;ddmmmyy&quot;)&amp;&quot; | &quot;&amp;[$Sheet1.$M466]&amp;&quot; | &quot;&amp;[$Sheet1.$O466]&amp;&quot; | &quot;&amp;[$Sheet1.$P466]&amp;&quot; | &quot;&amp;[$Sheet1.$Q466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Pediatric Specialized General Surgery</text:p>
          </table:table-cell>
          <table:table-cell office:value-type="string" calcext:value-type="string">
            <text:p>Chirurgie générale pédiatriqu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Pediatric Specialized General</text:p>
          </table:table-cell>
          <table:table-cell office:value-type="date" office:date-value="2024-05-26" calcext:value-type="date">
            <text:p>26-May-24</text:p>
          </table:table-cell>
          <table:table-cell office:value-type="date" office:date-value="2024-12-01" calcext:value-type="date">
            <text:p>1-Dec-24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Toamasina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2"/>
          <table:table-cell office:value-type="string" calcext:value-type="string">
            <text:p>IP24MG02</text:p>
          </table:table-cell>
          <table:table-cell table:number-columns-repeated="1003"/>
        </table:table-row>
        <table:table-row table:style-name="ro5">
          <table:table-cell office:value-type="float" office:value="467" calcext:value-type="float">
            <text:p>467</text:p>
          </table:table-cell>
          <table:table-cell table:formula="of:=[$Sheet1.$F467]&amp;&quot; | &quot;&amp;[$Sheet1.$H467]&amp;&quot; | &quot;&amp;TEXT([$Sheet1.$J467];&quot;ddmmmyy&quot;)&amp;&quot;-&quot;&amp;TEXT([$Sheet1.$K467];&quot;ddmmmyy&quot;)&amp;&quot; | &quot;&amp;[$Sheet1.$M467]&amp;&quot; | &quot;&amp;[$Sheet1.$O467]&amp;&quot; | &quot;&amp;[$Sheet1.$P467]&amp;&quot; | &quot;&amp;[$Sheet1.$Q467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Orthopedic Surgery</text:p>
          </table:table-cell>
          <table:table-cell office:value-type="string" calcext:value-type="string">
            <text:p>Chirurgie orthopédique pédiatrique 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Orthopedic</text:p>
          </table:table-cell>
          <table:table-cell office:value-type="date" office:date-value="2024-05-26" calcext:value-type="date">
            <text:p>26-May-24</text:p>
          </table:table-cell>
          <table:table-cell office:value-type="date" office:date-value="2024-12-01" calcext:value-type="date">
            <text:p>1-Dec-24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Toamasina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2"/>
          <table:table-cell table:style-name="ce37" office:value-type="string" calcext:value-type="string">
            <text:p>IP24MG04</text:p>
          </table:table-cell>
          <table:table-cell table:number-columns-repeated="1003"/>
        </table:table-row>
        <table:table-row table:style-name="ro5">
          <table:table-cell office:value-type="float" office:value="468" calcext:value-type="float">
            <text:p>468</text:p>
          </table:table-cell>
          <table:table-cell table:formula="of:=[$Sheet1.$F468]&amp;&quot; | &quot;&amp;[$Sheet1.$H468]&amp;&quot; | &quot;&amp;TEXT([$Sheet1.$J468];&quot;ddmmmyy&quot;)&amp;&quot;-&quot;&amp;TEXT([$Sheet1.$K468];&quot;ddmmmyy&quot;)&amp;&quot; | &quot;&amp;[$Sheet1.$M468]&amp;&quot; | &quot;&amp;[$Sheet1.$O468]&amp;&quot; | &quot;&amp;[$Sheet1.$P468]&amp;&quot; | &quot;&amp;[$Sheet1.$Q468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Plastics Surgery</text:p>
          </table:table-cell>
          <table:table-cell office:value-type="string" calcext:value-type="string">
            <text:p>Chirurgie plastique et reconstructiv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Plastics</text:p>
          </table:table-cell>
          <table:table-cell office:value-type="date" office:date-value="2024-05-26" calcext:value-type="date">
            <text:p>26-May-24</text:p>
          </table:table-cell>
          <table:table-cell office:value-type="date" office:date-value="2024-12-01" calcext:value-type="date">
            <text:p>1-Dec-24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Toamasina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2"/>
          <table:table-cell table:style-name="ce37" office:value-type="string" calcext:value-type="string">
            <text:p>IP24MG05</text:p>
          </table:table-cell>
          <table:table-cell table:number-columns-repeated="1003"/>
        </table:table-row>
        <table:table-row table:style-name="ro5">
          <table:table-cell office:value-type="float" office:value="469" calcext:value-type="float">
            <text:p>469</text:p>
          </table:table-cell>
          <table:table-cell table:formula="of:=[$Sheet1.$F469]&amp;&quot; | &quot;&amp;[$Sheet1.$H469]&amp;&quot; | &quot;&amp;TEXT([$Sheet1.$J469];&quot;ddmmmyy&quot;)&amp;&quot;-&quot;&amp;TEXT([$Sheet1.$K469];&quot;ddmmmyy&quot;)&amp;&quot; | &quot;&amp;[$Sheet1.$M469]&amp;&quot; | &quot;&amp;[$Sheet1.$O469]&amp;&quot; | &quot;&amp;[$Sheet1.$P469]&amp;&quot; | &quot;&amp;[$Sheet1.$Q469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Ophthalmic Surgery</text:p>
          </table:table-cell>
          <table:table-cell office:value-type="string" calcext:value-type="string">
            <text:p>Chirurgie ophtalmologique 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Ophthalmic</text:p>
          </table:table-cell>
          <table:table-cell office:value-type="date" office:date-value="2024-05-26" calcext:value-type="date">
            <text:p>26-May-24</text:p>
          </table:table-cell>
          <table:table-cell office:value-type="date" office:date-value="2024-12-01" calcext:value-type="date">
            <text:p>1-Dec-24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Toamasina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2"/>
          <table:table-cell table:style-name="ce37" office:value-type="string" calcext:value-type="string">
            <text:p>IP24MG06</text:p>
          </table:table-cell>
          <table:table-cell table:number-columns-repeated="1003"/>
        </table:table-row>
        <table:table-row table:style-name="ro5">
          <table:table-cell office:value-type="float" office:value="470" calcext:value-type="float">
            <text:p>470</text:p>
          </table:table-cell>
          <table:table-cell table:formula="of:=[$Sheet1.$F470]&amp;&quot; | &quot;&amp;[$Sheet1.$H470]&amp;&quot; | &quot;&amp;TEXT([$Sheet1.$J470];&quot;ddmmmyy&quot;)&amp;&quot;-&quot;&amp;TEXT([$Sheet1.$K470];&quot;ddmmmyy&quot;)&amp;&quot; | &quot;&amp;[$Sheet1.$M470]&amp;&quot; | &quot;&amp;[$Sheet1.$O470]&amp;&quot; | &quot;&amp;[$Sheet1.$P470]&amp;&quot; | &quot;&amp;[$Sheet1.$Q470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Maxillofacial Surgery</text:p>
          </table:table-cell>
          <table:table-cell office:value-type="string" calcext:value-type="string">
            <text:p>Chirurgie maxillo-faciale / ORL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Maxillofacial</text:p>
          </table:table-cell>
          <table:table-cell office:value-type="date" office:date-value="2019-08-14" calcext:value-type="date">
            <text:p>14-Aug-19</text:p>
          </table:table-cell>
          <table:table-cell office:value-type="date" office:date-value="2020-03-27" calcext:value-type="date">
            <text:p>27-Mar-20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471" calcext:value-type="float">
            <text:p>471</text:p>
          </table:table-cell>
          <table:table-cell table:formula="of:=[$Sheet1.$F471]&amp;&quot; | &quot;&amp;[$Sheet1.$H471]&amp;&quot; | &quot;&amp;TEXT([$Sheet1.$J471];&quot;ddmmmyy&quot;)&amp;&quot;-&quot;&amp;TEXT([$Sheet1.$K471];&quot;ddmmmyy&quot;)&amp;&quot; | &quot;&amp;[$Sheet1.$M471]&amp;&quot; | &quot;&amp;[$Sheet1.$O471]&amp;&quot; | &quot;&amp;[$Sheet1.$P471]&amp;&quot; | &quot;&amp;[$Sheet1.$Q471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Women's Health Surgery</text:p>
          </table:table-cell>
          <table:table-cell office:value-type="string" calcext:value-type="string">
            <text:p>Chirurgie en santé des femmes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Women's Health</text:p>
          </table:table-cell>
          <table:table-cell office:value-type="date" office:date-value="2019-08-14" calcext:value-type="date">
            <text:p>14-Aug-19</text:p>
          </table:table-cell>
          <table:table-cell office:value-type="date" office:date-value="2020-03-27" calcext:value-type="date">
            <text:p>27-Mar-20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472" calcext:value-type="float">
            <text:p>472</text:p>
          </table:table-cell>
          <table:table-cell table:formula="of:=[$Sheet1.$F472]&amp;&quot; | &quot;&amp;[$Sheet1.$H472]&amp;&quot; | &quot;&amp;TEXT([$Sheet1.$J472];&quot;ddmmmyy&quot;)&amp;&quot;-&quot;&amp;TEXT([$Sheet1.$K472];&quot;ddmmmyy&quot;)&amp;&quot; | &quot;&amp;[$Sheet1.$M472]&amp;&quot; | &quot;&amp;[$Sheet1.$O472]&amp;&quot; | &quot;&amp;[$Sheet1.$P472]&amp;&quot; | &quot;&amp;[$Sheet1.$Q472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General Surgery</text:p>
          </table:table-cell>
          <table:table-cell office:value-type="string" calcext:value-type="string">
            <text:p>Chirurgie général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General</text:p>
          </table:table-cell>
          <table:table-cell office:value-type="date" office:date-value="2019-08-14" calcext:value-type="date">
            <text:p>14-Aug-19</text:p>
          </table:table-cell>
          <table:table-cell office:value-type="date" office:date-value="2020-03-27" calcext:value-type="date">
            <text:p>27-Mar-20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473" calcext:value-type="float">
            <text:p>473</text:p>
          </table:table-cell>
          <table:table-cell table:formula="of:=[$Sheet1.$F473]&amp;&quot; | &quot;&amp;[$Sheet1.$H473]&amp;&quot; | &quot;&amp;TEXT([$Sheet1.$J473];&quot;ddmmmyy&quot;)&amp;&quot;-&quot;&amp;TEXT([$Sheet1.$K473];&quot;ddmmmyy&quot;)&amp;&quot; | &quot;&amp;[$Sheet1.$M473]&amp;&quot; | &quot;&amp;[$Sheet1.$O473]&amp;&quot; | &quot;&amp;[$Sheet1.$P473]&amp;&quot; | &quot;&amp;[$Sheet1.$Q473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Orthopedic Surgery</text:p>
          </table:table-cell>
          <table:table-cell office:value-type="string" calcext:value-type="string">
            <text:p>Chirurgie orthopédique pédiatrique 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Orthopedic</text:p>
          </table:table-cell>
          <table:table-cell office:value-type="date" office:date-value="2019-08-14" calcext:value-type="date">
            <text:p>14-Aug-19</text:p>
          </table:table-cell>
          <table:table-cell office:value-type="date" office:date-value="2020-03-27" calcext:value-type="date">
            <text:p>27-Mar-20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474" calcext:value-type="float">
            <text:p>474</text:p>
          </table:table-cell>
          <table:table-cell table:formula="of:=[$Sheet1.$F474]&amp;&quot; | &quot;&amp;[$Sheet1.$H474]&amp;&quot; | &quot;&amp;TEXT([$Sheet1.$J474];&quot;ddmmmyy&quot;)&amp;&quot;-&quot;&amp;TEXT([$Sheet1.$K474];&quot;ddmmmyy&quot;)&amp;&quot; | &quot;&amp;[$Sheet1.$M474]&amp;&quot; | &quot;&amp;[$Sheet1.$O474]&amp;&quot; | &quot;&amp;[$Sheet1.$P474]&amp;&quot; | &quot;&amp;[$Sheet1.$Q474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Plastics Surgery</text:p>
          </table:table-cell>
          <table:table-cell office:value-type="string" calcext:value-type="string">
            <text:p>Chirurgie plastique et reconstructiv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Plastics</text:p>
          </table:table-cell>
          <table:table-cell office:value-type="date" office:date-value="2019-08-14" calcext:value-type="date">
            <text:p>14-Aug-19</text:p>
          </table:table-cell>
          <table:table-cell office:value-type="date" office:date-value="2020-03-27" calcext:value-type="date">
            <text:p>27-Mar-20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475" calcext:value-type="float">
            <text:p>475</text:p>
          </table:table-cell>
          <table:table-cell table:formula="of:=[$Sheet1.$F475]&amp;&quot; | &quot;&amp;[$Sheet1.$H475]&amp;&quot; | &quot;&amp;TEXT([$Sheet1.$J475];&quot;ddmmmyy&quot;)&amp;&quot;-&quot;&amp;TEXT([$Sheet1.$K475];&quot;ddmmmyy&quot;)&amp;&quot; | &quot;&amp;[$Sheet1.$M475]&amp;&quot; | &quot;&amp;[$Sheet1.$O475]&amp;&quot; | &quot;&amp;[$Sheet1.$P475]&amp;&quot; | &quot;&amp;[$Sheet1.$Q475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Ophthalmic Surgery</text:p>
          </table:table-cell>
          <table:table-cell office:value-type="string" calcext:value-type="string">
            <text:p>Chirurgie ophtalmologique 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Ophthalmic</text:p>
          </table:table-cell>
          <table:table-cell office:value-type="date" office:date-value="2019-08-14" calcext:value-type="date">
            <text:p>14-Aug-19</text:p>
          </table:table-cell>
          <table:table-cell office:value-type="date" office:date-value="2020-03-27" calcext:value-type="date">
            <text:p>27-Mar-20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476" calcext:value-type="float">
            <text:p>476</text:p>
          </table:table-cell>
          <table:table-cell table:formula="of:=[$Sheet1.$F476]&amp;&quot; | &quot;&amp;[$Sheet1.$H476]&amp;&quot; | &quot;&amp;TEXT([$Sheet1.$J476];&quot;ddmmmyy&quot;)&amp;&quot;-&quot;&amp;TEXT([$Sheet1.$K476];&quot;ddmmmyy&quot;)&amp;&quot; | &quot;&amp;[$Sheet1.$M476]&amp;&quot; | &quot;&amp;[$Sheet1.$O476]&amp;&quot; | &quot;&amp;[$Sheet1.$P476]&amp;&quot; | &quot;&amp;[$Sheet1.$Q476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Maxillofacial Surgery</text:p>
          </table:table-cell>
          <table:table-cell office:value-type="string" calcext:value-type="string">
            <text:p>Chirurgie maxillo-faciale / ORL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Maxillofacial</text:p>
          </table:table-cell>
          <table:table-cell office:value-type="date" office:date-value="2018-08-11" calcext:value-type="date">
            <text:p>11-Aug-18</text:p>
          </table:table-cell>
          <table:table-cell office:value-type="date" office:date-value="2019-06-11" calcext:value-type="date">
            <text:p>11-Jun-19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Conakry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477" calcext:value-type="float">
            <text:p>477</text:p>
          </table:table-cell>
          <table:table-cell table:formula="of:=[$Sheet1.$F477]&amp;&quot; | &quot;&amp;[$Sheet1.$H477]&amp;&quot; | &quot;&amp;TEXT([$Sheet1.$J477];&quot;ddmmmyy&quot;)&amp;&quot;-&quot;&amp;TEXT([$Sheet1.$K477];&quot;ddmmmyy&quot;)&amp;&quot; | &quot;&amp;[$Sheet1.$M477]&amp;&quot; | &quot;&amp;[$Sheet1.$O477]&amp;&quot; | &quot;&amp;[$Sheet1.$P477]&amp;&quot; | &quot;&amp;[$Sheet1.$Q477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Women's Health Surgery</text:p>
          </table:table-cell>
          <table:table-cell office:value-type="string" calcext:value-type="string">
            <text:p>Chirurgie en santé des femmes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Women's Health</text:p>
          </table:table-cell>
          <table:table-cell office:value-type="date" office:date-value="2018-08-11" calcext:value-type="date">
            <text:p>11-Aug-18</text:p>
          </table:table-cell>
          <table:table-cell office:value-type="date" office:date-value="2019-06-11" calcext:value-type="date">
            <text:p>11-Jun-19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Conakry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478" calcext:value-type="float">
            <text:p>478</text:p>
          </table:table-cell>
          <table:table-cell table:formula="of:=[$Sheet1.$F478]&amp;&quot; | &quot;&amp;[$Sheet1.$H478]&amp;&quot; | &quot;&amp;TEXT([$Sheet1.$J478];&quot;ddmmmyy&quot;)&amp;&quot;-&quot;&amp;TEXT([$Sheet1.$K478];&quot;ddmmmyy&quot;)&amp;&quot; | &quot;&amp;[$Sheet1.$M478]&amp;&quot; | &quot;&amp;[$Sheet1.$O478]&amp;&quot; | &quot;&amp;[$Sheet1.$P478]&amp;&quot; | &quot;&amp;[$Sheet1.$Q478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General Surgery</text:p>
          </table:table-cell>
          <table:table-cell office:value-type="string" calcext:value-type="string">
            <text:p>Chirurgie général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General</text:p>
          </table:table-cell>
          <table:table-cell office:value-type="date" office:date-value="2018-08-11" calcext:value-type="date">
            <text:p>11-Aug-18</text:p>
          </table:table-cell>
          <table:table-cell office:value-type="date" office:date-value="2019-06-11" calcext:value-type="date">
            <text:p>11-Jun-19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Conakry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479" calcext:value-type="float">
            <text:p>479</text:p>
          </table:table-cell>
          <table:table-cell table:formula="of:=[$Sheet1.$F479]&amp;&quot; | &quot;&amp;[$Sheet1.$H479]&amp;&quot; | &quot;&amp;TEXT([$Sheet1.$J479];&quot;ddmmmyy&quot;)&amp;&quot;-&quot;&amp;TEXT([$Sheet1.$K479];&quot;ddmmmyy&quot;)&amp;&quot; | &quot;&amp;[$Sheet1.$M479]&amp;&quot; | &quot;&amp;[$Sheet1.$O479]&amp;&quot; | &quot;&amp;[$Sheet1.$P479]&amp;&quot; | &quot;&amp;[$Sheet1.$Q479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Pediatric Specialized General Surgery</text:p>
          </table:table-cell>
          <table:table-cell office:value-type="string" calcext:value-type="string">
            <text:p>Chirurgie générale pédiatriqu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Pediatric Specialized General</text:p>
          </table:table-cell>
          <table:table-cell office:value-type="date" office:date-value="2018-08-11" calcext:value-type="date">
            <text:p>11-Aug-18</text:p>
          </table:table-cell>
          <table:table-cell office:value-type="date" office:date-value="2019-06-11" calcext:value-type="date">
            <text:p>11-Jun-19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Conakry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480" calcext:value-type="float">
            <text:p>480</text:p>
          </table:table-cell>
          <table:table-cell table:formula="of:=[$Sheet1.$F480]&amp;&quot; | &quot;&amp;[$Sheet1.$H480]&amp;&quot; | &quot;&amp;TEXT([$Sheet1.$J480];&quot;ddmmmyy&quot;)&amp;&quot;-&quot;&amp;TEXT([$Sheet1.$K480];&quot;ddmmmyy&quot;)&amp;&quot; | &quot;&amp;[$Sheet1.$M480]&amp;&quot; | &quot;&amp;[$Sheet1.$O480]&amp;&quot; | &quot;&amp;[$Sheet1.$P480]&amp;&quot; | &quot;&amp;[$Sheet1.$Q480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Orthopedic Surgery</text:p>
          </table:table-cell>
          <table:table-cell office:value-type="string" calcext:value-type="string">
            <text:p>Chirurgie orthopédique pédiatrique 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Orthopedic</text:p>
          </table:table-cell>
          <table:table-cell office:value-type="date" office:date-value="2018-08-11" calcext:value-type="date">
            <text:p>11-Aug-18</text:p>
          </table:table-cell>
          <table:table-cell office:value-type="date" office:date-value="2019-06-11" calcext:value-type="date">
            <text:p>11-Jun-19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Conakry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481" calcext:value-type="float">
            <text:p>481</text:p>
          </table:table-cell>
          <table:table-cell table:formula="of:=[$Sheet1.$F481]&amp;&quot; | &quot;&amp;[$Sheet1.$H481]&amp;&quot; | &quot;&amp;TEXT([$Sheet1.$J481];&quot;ddmmmyy&quot;)&amp;&quot;-&quot;&amp;TEXT([$Sheet1.$K481];&quot;ddmmmyy&quot;)&amp;&quot; | &quot;&amp;[$Sheet1.$M481]&amp;&quot; | &quot;&amp;[$Sheet1.$O481]&amp;&quot; | &quot;&amp;[$Sheet1.$P481]&amp;&quot; | &quot;&amp;[$Sheet1.$Q481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Plastics Surgery</text:p>
          </table:table-cell>
          <table:table-cell office:value-type="string" calcext:value-type="string">
            <text:p>Chirurgie plastique et reconstructiv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Plastics</text:p>
          </table:table-cell>
          <table:table-cell office:value-type="date" office:date-value="2018-08-11" calcext:value-type="date">
            <text:p>11-Aug-18</text:p>
          </table:table-cell>
          <table:table-cell office:value-type="date" office:date-value="2019-06-11" calcext:value-type="date">
            <text:p>11-Jun-19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Conakry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482" calcext:value-type="float">
            <text:p>482</text:p>
          </table:table-cell>
          <table:table-cell table:formula="of:=[$Sheet1.$F482]&amp;&quot; | &quot;&amp;[$Sheet1.$H482]&amp;&quot; | &quot;&amp;TEXT([$Sheet1.$J482];&quot;ddmmmyy&quot;)&amp;&quot;-&quot;&amp;TEXT([$Sheet1.$K482];&quot;ddmmmyy&quot;)&amp;&quot; | &quot;&amp;[$Sheet1.$M482]&amp;&quot; | &quot;&amp;[$Sheet1.$O482]&amp;&quot; | &quot;&amp;[$Sheet1.$P482]&amp;&quot; | &quot;&amp;[$Sheet1.$Q482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Ophthalmic Surgery</text:p>
          </table:table-cell>
          <table:table-cell office:value-type="string" calcext:value-type="string">
            <text:p>Chirurgie ophtalmologique 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Ophthalmic</text:p>
          </table:table-cell>
          <table:table-cell office:value-type="date" office:date-value="2018-08-11" calcext:value-type="date">
            <text:p>11-Aug-18</text:p>
          </table:table-cell>
          <table:table-cell office:value-type="date" office:date-value="2019-06-11" calcext:value-type="date">
            <text:p>11-Jun-19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Conakry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483" calcext:value-type="float">
            <text:p>483</text:p>
          </table:table-cell>
          <table:table-cell table:formula="of:=[$Sheet1.$F483]&amp;&quot; | &quot;&amp;[$Sheet1.$H483]&amp;&quot; | &quot;&amp;TEXT([$Sheet1.$J483];&quot;ddmmmyy&quot;)&amp;&quot;-&quot;&amp;TEXT([$Sheet1.$K483];&quot;ddmmmyy&quot;)&amp;&quot; | &quot;&amp;[$Sheet1.$M483]&amp;&quot; | &quot;&amp;[$Sheet1.$O483]&amp;&quot; | &quot;&amp;[$Sheet1.$P483]&amp;&quot; | &quot;&amp;[$Sheet1.$Q483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Maxillofacial Surgery</text:p>
          </table:table-cell>
          <table:table-cell office:value-type="string" calcext:value-type="string">
            <text:p>Chirurgie maxillo-faciale / ORL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Maxillofacial</text:p>
          </table:table-cell>
          <table:table-cell office:value-type="date" office:date-value="2022-01-30" calcext:value-type="date">
            <text:p>30-Jan-22</text:p>
          </table:table-cell>
          <table:table-cell office:value-type="date" office:date-value="2022-11-24" calcext:value-type="date">
            <text:p>24-Nov-22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Global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484" calcext:value-type="float">
            <text:p>484</text:p>
          </table:table-cell>
          <table:table-cell table:formula="of:=[$Sheet1.$F484]&amp;&quot; | &quot;&amp;[$Sheet1.$H484]&amp;&quot; | &quot;&amp;TEXT([$Sheet1.$J484];&quot;ddmmmyy&quot;)&amp;&quot;-&quot;&amp;TEXT([$Sheet1.$K484];&quot;ddmmmyy&quot;)&amp;&quot; | &quot;&amp;[$Sheet1.$M484]&amp;&quot; | &quot;&amp;[$Sheet1.$O484]&amp;&quot; | &quot;&amp;[$Sheet1.$P484]&amp;&quot; | &quot;&amp;[$Sheet1.$Q484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Women's Health Surgery</text:p>
          </table:table-cell>
          <table:table-cell office:value-type="string" calcext:value-type="string">
            <text:p>Chirurgie en santé des femmes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Women's Health</text:p>
          </table:table-cell>
          <table:table-cell office:value-type="date" office:date-value="2022-01-30" calcext:value-type="date">
            <text:p>30-Jan-22</text:p>
          </table:table-cell>
          <table:table-cell office:value-type="date" office:date-value="2022-11-24" calcext:value-type="date">
            <text:p>24-Nov-22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Global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485" calcext:value-type="float">
            <text:p>485</text:p>
          </table:table-cell>
          <table:table-cell table:formula="of:=[$Sheet1.$F485]&amp;&quot; | &quot;&amp;[$Sheet1.$H485]&amp;&quot; | &quot;&amp;TEXT([$Sheet1.$J485];&quot;ddmmmyy&quot;)&amp;&quot;-&quot;&amp;TEXT([$Sheet1.$K485];&quot;ddmmmyy&quot;)&amp;&quot; | &quot;&amp;[$Sheet1.$M485]&amp;&quot; | &quot;&amp;[$Sheet1.$O485]&amp;&quot; | &quot;&amp;[$Sheet1.$P485]&amp;&quot; | &quot;&amp;[$Sheet1.$Q485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General Surgery</text:p>
          </table:table-cell>
          <table:table-cell office:value-type="string" calcext:value-type="string">
            <text:p>Chirurgie général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General</text:p>
          </table:table-cell>
          <table:table-cell office:value-type="date" office:date-value="2022-01-30" calcext:value-type="date">
            <text:p>30-Jan-22</text:p>
          </table:table-cell>
          <table:table-cell office:value-type="date" office:date-value="2022-11-24" calcext:value-type="date">
            <text:p>24-Nov-22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Global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486" calcext:value-type="float">
            <text:p>486</text:p>
          </table:table-cell>
          <table:table-cell table:formula="of:=[$Sheet1.$F486]&amp;&quot; | &quot;&amp;[$Sheet1.$H486]&amp;&quot; | &quot;&amp;TEXT([$Sheet1.$J486];&quot;ddmmmyy&quot;)&amp;&quot;-&quot;&amp;TEXT([$Sheet1.$K486];&quot;ddmmmyy&quot;)&amp;&quot; | &quot;&amp;[$Sheet1.$M486]&amp;&quot; | &quot;&amp;[$Sheet1.$O486]&amp;&quot; | &quot;&amp;[$Sheet1.$P486]&amp;&quot; | &quot;&amp;[$Sheet1.$Q486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Orthopedic Surgery</text:p>
          </table:table-cell>
          <table:table-cell office:value-type="string" calcext:value-type="string">
            <text:p>Chirurgie orthopédique pédiatrique 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Orthopedic</text:p>
          </table:table-cell>
          <table:table-cell office:value-type="date" office:date-value="2022-01-30" calcext:value-type="date">
            <text:p>30-Jan-22</text:p>
          </table:table-cell>
          <table:table-cell office:value-type="date" office:date-value="2022-11-24" calcext:value-type="date">
            <text:p>24-Nov-22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Global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487" calcext:value-type="float">
            <text:p>487</text:p>
          </table:table-cell>
          <table:table-cell table:formula="of:=[$Sheet1.$F487]&amp;&quot; | &quot;&amp;[$Sheet1.$H487]&amp;&quot; | &quot;&amp;TEXT([$Sheet1.$J487];&quot;ddmmmyy&quot;)&amp;&quot;-&quot;&amp;TEXT([$Sheet1.$K487];&quot;ddmmmyy&quot;)&amp;&quot; | &quot;&amp;[$Sheet1.$M487]&amp;&quot; | &quot;&amp;[$Sheet1.$O487]&amp;&quot; | &quot;&amp;[$Sheet1.$P487]&amp;&quot; | &quot;&amp;[$Sheet1.$Q487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Plastics Surgery</text:p>
          </table:table-cell>
          <table:table-cell office:value-type="string" calcext:value-type="string">
            <text:p>Chirurgie plastique et reconstructiv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Plastics</text:p>
          </table:table-cell>
          <table:table-cell office:value-type="date" office:date-value="2022-01-30" calcext:value-type="date">
            <text:p>30-Jan-22</text:p>
          </table:table-cell>
          <table:table-cell office:value-type="date" office:date-value="2022-11-24" calcext:value-type="date">
            <text:p>24-Nov-22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Global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488" calcext:value-type="float">
            <text:p>488</text:p>
          </table:table-cell>
          <table:table-cell table:formula="of:=[$Sheet1.$F488]&amp;&quot; | &quot;&amp;[$Sheet1.$H488]&amp;&quot; | &quot;&amp;TEXT([$Sheet1.$J488];&quot;ddmmmyy&quot;)&amp;&quot;-&quot;&amp;TEXT([$Sheet1.$K488];&quot;ddmmmyy&quot;)&amp;&quot; | &quot;&amp;[$Sheet1.$M488]&amp;&quot; | &quot;&amp;[$Sheet1.$O488]&amp;&quot; | &quot;&amp;[$Sheet1.$P488]&amp;&quot; | &quot;&amp;[$Sheet1.$Q488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Pediatric Specialized General Surgery</text:p>
          </table:table-cell>
          <table:table-cell office:value-type="string" calcext:value-type="string">
            <text:p>Chirurgie générale pédiatriqu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Pediatric Specialized General</text:p>
          </table:table-cell>
          <table:table-cell office:value-type="date" office:date-value="2022-01-30" calcext:value-type="date">
            <text:p>30-Jan-22</text:p>
          </table:table-cell>
          <table:table-cell office:value-type="date" office:date-value="2022-11-24" calcext:value-type="date">
            <text:p>24-Nov-22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Global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489" calcext:value-type="float">
            <text:p>489</text:p>
          </table:table-cell>
          <table:table-cell table:formula="of:=[$Sheet1.$F489]&amp;&quot; | &quot;&amp;[$Sheet1.$H489]&amp;&quot; | &quot;&amp;TEXT([$Sheet1.$J489];&quot;ddmmmyy&quot;)&amp;&quot;-&quot;&amp;TEXT([$Sheet1.$K489];&quot;ddmmmyy&quot;)&amp;&quot; | &quot;&amp;[$Sheet1.$M489]&amp;&quot; | &quot;&amp;[$Sheet1.$O489]&amp;&quot; | &quot;&amp;[$Sheet1.$P489]&amp;&quot; | &quot;&amp;[$Sheet1.$Q489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office:value-type="string" calcext:value-type="string">
            <text:p>Dental Care</text:p>
          </table:table-cell>
          <table:table-cell office:value-type="string" calcext:value-type="string">
            <text:p>Africa Mercy - Dental Program</text:p>
          </table:table-cell>
          <table:table-cell office:value-type="string" calcext:value-type="string">
            <text:p>AFM - Soins dentaires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Dental</text:p>
          </table:table-cell>
          <table:table-cell office:value-type="date" office:date-value="2024-05-26" calcext:value-type="date">
            <text:p>26-May-24</text:p>
          </table:table-cell>
          <table:table-cell office:value-type="date" office:date-value="2024-12-01" calcext:value-type="date">
            <text:p>1-Dec-24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Toamasina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2"/>
          <table:table-cell office:value-type="string" calcext:value-type="string">
            <text:p>IP24MG10</text:p>
          </table:table-cell>
          <table:table-cell table:number-columns-repeated="1003"/>
        </table:table-row>
        <table:table-row table:style-name="ro5">
          <table:table-cell office:value-type="float" office:value="490" calcext:value-type="float">
            <text:p>490</text:p>
          </table:table-cell>
          <table:table-cell table:formula="of:=[$Sheet1.$F490]&amp;&quot; | &quot;&amp;[$Sheet1.$H490]&amp;&quot; | &quot;&amp;TEXT([$Sheet1.$J490];&quot;ddmmmyy&quot;)&amp;&quot;-&quot;&amp;TEXT([$Sheet1.$K490];&quot;ddmmmyy&quot;)&amp;&quot; | &quot;&amp;[$Sheet1.$M490]&amp;&quot; | &quot;&amp;[$Sheet1.$O490]&amp;&quot; | &quot;&amp;[$Sheet1.$P490]&amp;&quot; | &quot;&amp;[$Sheet1.$Q490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Palliative Care</text:p>
          </table:table-cell>
          <table:table-cell/>
          <table:table-cell office:value-type="string" calcext:value-type="string">
            <text:p>Patients</text:p>
          </table:table-cell>
          <table:table-cell office:value-type="string" calcext:value-type="string">
            <text:p>Palliative Care</text:p>
          </table:table-cell>
          <table:table-cell office:value-type="date" office:date-value="2024-05-26" calcext:value-type="date">
            <text:p>26-May-24</text:p>
          </table:table-cell>
          <table:table-cell office:value-type="date" office:date-value="2024-12-01" calcext:value-type="date">
            <text:p>1-Dec-24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Toamasina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2"/>
          <table:table-cell table:style-name="ce37" office:value-type="string" calcext:value-type="string">
            <text:p>IP24MG07</text:p>
          </table:table-cell>
          <table:table-cell table:number-columns-repeated="1003"/>
        </table:table-row>
        <table:table-row table:style-name="ro5">
          <table:table-cell office:value-type="float" office:value="491" calcext:value-type="float">
            <text:p>491</text:p>
          </table:table-cell>
          <table:table-cell table:formula="of:=[$Sheet1.$F491]&amp;&quot; | &quot;&amp;[$Sheet1.$H491]&amp;&quot; | &quot;&amp;TEXT([$Sheet1.$J491];&quot;ddmmmyy&quot;)&amp;&quot;-&quot;&amp;TEXT([$Sheet1.$K491];&quot;ddmmmyy&quot;)&amp;&quot; | &quot;&amp;[$Sheet1.$M491]&amp;&quot; | &quot;&amp;[$Sheet1.$O491]&amp;&quot; | &quot;&amp;[$Sheet1.$P491]&amp;&quot; | &quot;&amp;[$Sheet1.$Q491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Palliative Care</text:p>
          </table:table-cell>
          <table:table-cell/>
          <table:table-cell office:value-type="string" calcext:value-type="string">
            <text:p>Patients</text:p>
          </table:table-cell>
          <table:table-cell office:value-type="string" calcext:value-type="string">
            <text:p>Palliative Care</text:p>
          </table:table-cell>
          <table:table-cell office:value-type="date" office:date-value="2024-09-01" calcext:value-type="date">
            <text:p>1-Sep-24</text:p>
          </table:table-cell>
          <table:table-cell office:value-type="date" office:date-value="2025-06-01" calcext:value-type="date">
            <text:p>1-Jun-25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Global Mercy</text:p>
          </table:table-cell>
          <table:table-cell table:style-name="ce29"/>
          <table:table-cell table:number-columns-repeated="2"/>
          <table:table-cell office:value-type="string" calcext:value-type="string">
            <text:p>IP24SL07</text:p>
          </table:table-cell>
          <table:table-cell table:number-columns-repeated="1003"/>
        </table:table-row>
        <table:table-row table:style-name="ro5">
          <table:table-cell office:value-type="float" office:value="492" calcext:value-type="float">
            <text:p>492</text:p>
          </table:table-cell>
          <table:table-cell table:formula="of:=[$Sheet1.$F492]&amp;&quot; | &quot;&amp;[$Sheet1.$H492]&amp;&quot; | &quot;&amp;TEXT([$Sheet1.$J492];&quot;ddmmmyy&quot;)&amp;&quot;-&quot;&amp;TEXT([$Sheet1.$K492];&quot;ddmmmyy&quot;)&amp;&quot; | &quot;&amp;[$Sheet1.$M492]&amp;&quot; | &quot;&amp;[$Sheet1.$O492]&amp;&quot; | &quot;&amp;[$Sheet1.$P492]&amp;&quot; | &quot;&amp;[$Sheet1.$Q492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Palliative Care</text:p>
          </table:table-cell>
          <table:table-cell/>
          <table:table-cell office:value-type="string" calcext:value-type="string">
            <text:p>Patients</text:p>
          </table:table-cell>
          <table:table-cell office:value-type="string" calcext:value-type="string">
            <text:p>Palliative Care</text:p>
          </table:table-cell>
          <table:table-cell office:value-type="date" office:date-value="2023-08-27" calcext:value-type="date">
            <text:p>27-Aug-23</text:p>
          </table:table-cell>
          <table:table-cell office:value-type="date" office:date-value="2024-06-02" calcext:value-type="date">
            <text:p>2-Jun-24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Global Mercy</text:p>
          </table:table-cell>
          <table:table-cell table:style-name="ce29"/>
          <table:table-cell table:number-columns-repeated="2"/>
          <table:table-cell office:value-type="string" calcext:value-type="string">
            <text:p>IP23SL07</text:p>
          </table:table-cell>
          <table:table-cell table:number-columns-repeated="1003"/>
        </table:table-row>
        <table:table-row table:style-name="ro5">
          <table:table-cell office:value-type="float" office:value="493" calcext:value-type="float">
            <text:p>493</text:p>
          </table:table-cell>
          <table:table-cell table:formula="of:=[$Sheet1.$F493]&amp;&quot; | &quot;&amp;[$Sheet1.$H493]&amp;&quot; | &quot;&amp;TEXT([$Sheet1.$J493];&quot;ddmmmyy&quot;)&amp;&quot;-&quot;&amp;TEXT([$Sheet1.$K493];&quot;ddmmmyy&quot;)&amp;&quot; | &quot;&amp;[$Sheet1.$M493]&amp;&quot; | &quot;&amp;[$Sheet1.$O493]&amp;&quot; | &quot;&amp;[$Sheet1.$P493]&amp;&quot; | &quot;&amp;[$Sheet1.$Q493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office:value-type="string" calcext:value-type="string">
            <text:p>Dental Care</text:p>
          </table:table-cell>
          <table:table-cell office:value-type="string" calcext:value-type="string">
            <text:p>Global Mercy - Dental Program</text:p>
          </table:table-cell>
          <table:table-cell office:value-type="string" calcext:value-type="string">
            <text:p>GLM - Soins dentaires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Dental</text:p>
          </table:table-cell>
          <table:table-cell office:value-type="date" office:date-value="2024-09-01" calcext:value-type="date">
            <text:p>1-Sep-24</text:p>
          </table:table-cell>
          <table:table-cell office:value-type="date" office:date-value="2025-06-01" calcext:value-type="date">
            <text:p>1-Jun-25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Global Mercy</text:p>
          </table:table-cell>
          <table:table-cell table:style-name="ce29"/>
          <table:table-cell table:number-columns-repeated="2"/>
          <table:table-cell table:style-name="ce38" office:value-type="string" calcext:value-type="string">
            <text:p>IP24SL23</text:p>
          </table:table-cell>
          <table:table-cell table:number-columns-repeated="1003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$Sheet1.$F494]&amp;&quot; | &quot;&amp;[$Sheet1.$H494]&amp;&quot; | &quot;&amp;TEXT([$Sheet1.$J494];&quot;ddmmmyy&quot;)&amp;&quot;-&quot;&amp;TEXT([$Sheet1.$K494];&quot;ddmmmyy&quot;)&amp;&quot; | &quot;&amp;[$Sheet1.$M494]&amp;&quot; | &quot;&amp;[$Sheet1.$O494]&amp;&quot; | &quot;&amp;[$Sheet1.$P494]&amp;&quot; | &quot;&amp;[$Sheet1.$Q494]" office:value-type="string" office:string-value="" calcext:value-type="error">
            <text:p>#NAME?</text:p>
          </table:table-cell>
          <table:table-cell office:value-type="string" calcext:value-type="string">
            <text:p>Health Care Infrastructure Development</text:p>
          </table:table-cell>
          <table:table-cell office:value-type="string" calcext:value-type="string">
            <text:p>Health Care Infrastructure</text:p>
          </table:table-cell>
          <table:table-cell office:value-type="string" calcext:value-type="string">
            <text:p>Health Care Infrastructure Development</text:p>
          </table:table-cell>
          <table:table-cell office:value-type="string" calcext:value-type="string">
            <text:p>Gamal Dental School Expansion</text:p>
          </table:table-cell>
          <table:table-cell table:number-columns-repeated="2"/>
          <table:table-cell office:value-type="string" calcext:value-type="string">
            <text:p>Infrastructure</text:p>
          </table:table-cell>
          <table:table-cell office:value-type="date" office:date-value="2022-01-01" calcext:value-type="date">
            <text:p>1-Jan-22</text:p>
          </table:table-cell>
          <table:table-cell office:value-type="date" office:date-value="2025-12-01" calcext:value-type="date">
            <text:p>1-Dec-25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Guinea</text:p>
          </table:table-cell>
          <table:table-cell table:number-columns-repeated="2"/>
          <table:table-cell table:style-name="ce30" office:value-type="string" calcext:value-type="string">
            <text:p><text:a xlink:href="../../../../../../:x:/r/sites/Finance/Fund%20Management/1%20-%20FM%20Team/Funding%20Allocation/Funding%20Allocation%202019-2023.xlsx%3Fd=wac118bc75d33424198e4fde9f9dec836&amp;csf=1&amp;web=1&amp;e=uQdJXm" xlink:type="simple">Funding Allocation 2019-2023.xlsx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NFRAS</text:p>
          </table:table-cell>
          <table:table-cell office:value-type="string" calcext:value-type="string">
            <text:p>IP22GN07</text:p>
          </table:table-cell>
          <table:table-cell table:number-columns-repeated="1003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$Sheet1.$F495]&amp;&quot; | &quot;&amp;[$Sheet1.$H495]&amp;&quot; | &quot;&amp;TEXT([$Sheet1.$J495];&quot;ddmmmyy&quot;)&amp;&quot;-&quot;&amp;TEXT([$Sheet1.$K495];&quot;ddmmmyy&quot;)&amp;&quot; | &quot;&amp;[$Sheet1.$M495]&amp;&quot; | &quot;&amp;[$Sheet1.$O495]&amp;&quot; | &quot;&amp;[$Sheet1.$P495]&amp;&quot; | &quot;&amp;[$Sheet1.$Q495]" office:value-type="string" office:string-value="" calcext:value-type="error">
            <text:p>#NAME?</text:p>
          </table:table-cell>
          <table:table-cell office:value-type="string" calcext:value-type="string">
            <text:p>Health Care Infrastructure Development</text:p>
          </table:table-cell>
          <table:table-cell office:value-type="string" calcext:value-type="string">
            <text:p>Health Care Infrastructure</text:p>
          </table:table-cell>
          <table:table-cell office:value-type="string" calcext:value-type="string">
            <text:p>Health Care Infrastructure Development</text:p>
          </table:table-cell>
          <table:table-cell office:value-type="string" calcext:value-type="string">
            <text:p>Hope Ignited Pediatric Center</text:p>
          </table:table-cell>
          <table:table-cell table:number-columns-repeated="2"/>
          <table:table-cell office:value-type="string" calcext:value-type="string">
            <text:p>Infrastructure</text:p>
          </table:table-cell>
          <table:table-cell office:value-type="date" office:date-value="2022-01-01" calcext:value-type="date">
            <text:p>1-Jan-22</text:p>
          </table:table-cell>
          <table:table-cell office:value-type="date" office:date-value="2022-12-01" calcext:value-type="date">
            <text:p>1-Dec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Guinea</text:p>
          </table:table-cell>
          <table:table-cell table:number-columns-repeated="2"/>
          <table:table-cell table:style-name="ce30" office:value-type="string" calcext:value-type="string">
            <text:p><text:a xlink:href="../../../../../../:x:/r/sites/Finance/Fund%20Management/1%20-%20FM%20Team/Funding%20Allocation/Funding%20Allocation%202019-2023.xlsx%3Fd=wac118bc75d33424198e4fde9f9dec836&amp;csf=1&amp;web=1&amp;e=uQdJXm" xlink:type="simple">Funding Allocation 2019-2023.xlsx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NFRAS</text:p>
          </table:table-cell>
          <table:table-cell office:value-type="string" calcext:value-type="string">
            <text:p>HOPEIG</text:p>
          </table:table-cell>
          <table:table-cell table:number-columns-repeated="1003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$Sheet1.$F496]&amp;&quot; | &quot;&amp;[$Sheet1.$H496]&amp;&quot; | &quot;&amp;TEXT([$Sheet1.$J496];&quot;ddmmmyy&quot;)&amp;&quot;-&quot;&amp;TEXT([$Sheet1.$K496];&quot;ddmmmyy&quot;)&amp;&quot; | &quot;&amp;[$Sheet1.$M496]&amp;&quot; | &quot;&amp;[$Sheet1.$O496]&amp;&quot; | &quot;&amp;[$Sheet1.$P496]&amp;&quot; | &quot;&amp;[$Sheet1.$Q496]" office:value-type="string" office:string-value="" calcext:value-type="error">
            <text:p>#NAME?</text:p>
          </table:table-cell>
          <table:table-cell office:value-type="string" calcext:value-type="string">
            <text:p>Health Care Infrastructure Development</text:p>
          </table:table-cell>
          <table:table-cell office:value-type="string" calcext:value-type="string">
            <text:p>Health Care Infrastructure</text:p>
          </table:table-cell>
          <table:table-cell office:value-type="string" calcext:value-type="string">
            <text:p>Health Care Infrastructure Development</text:p>
          </table:table-cell>
          <table:table-cell office:value-type="string" calcext:value-type="string">
            <text:p>Hope Medical Center</text:p>
          </table:table-cell>
          <table:table-cell table:number-columns-repeated="2"/>
          <table:table-cell office:value-type="string" calcext:value-type="string">
            <text:p>Infrastructure</text:p>
          </table:table-cell>
          <table:table-cell office:value-type="date" office:date-value="2022-01-01" calcext:value-type="date">
            <text:p>1-Jan-22</text:p>
          </table:table-cell>
          <table:table-cell office:value-type="date" office:date-value="2025-12-01" calcext:value-type="date">
            <text:p>1-Dec-25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Guinea</text:p>
          </table:table-cell>
          <table:table-cell table:number-columns-repeated="2"/>
          <table:table-cell table:style-name="ce30" office:value-type="string" calcext:value-type="string">
            <text:p><text:a xlink:href="../../../../../../:x:/r/sites/Finance/Fund%20Management/1%20-%20FM%20Team/Funding%20Allocation/Funding%20Allocation%202019-2023.xlsx%3Fd=wac118bc75d33424198e4fde9f9dec836&amp;csf=1&amp;web=1&amp;e=uQdJXm" xlink:type="simple">Funding Allocation 2019-2023.xlsx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NFRAS</text:p>
          </table:table-cell>
          <table:table-cell office:value-type="string" calcext:value-type="string">
            <text:p>IP21GN02</text:p>
          </table:table-cell>
          <table:table-cell table:number-columns-repeated="1003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$Sheet1.$F497]&amp;&quot; | &quot;&amp;[$Sheet1.$H497]&amp;&quot; | &quot;&amp;TEXT([$Sheet1.$J497];&quot;ddmmmyy&quot;)&amp;&quot;-&quot;&amp;TEXT([$Sheet1.$K497];&quot;ddmmmyy&quot;)&amp;&quot; | &quot;&amp;[$Sheet1.$M497]&amp;&quot; | &quot;&amp;[$Sheet1.$O497]&amp;&quot; | &quot;&amp;[$Sheet1.$P497]&amp;&quot; | &quot;&amp;[$Sheet1.$Q497]" office:value-type="string" office:string-value="" calcext:value-type="error">
            <text:p>#NAME?</text:p>
          </table:table-cell>
          <table:table-cell office:value-type="string" calcext:value-type="string">
            <text:p>Health Care Infrastructure Development</text:p>
          </table:table-cell>
          <table:table-cell office:value-type="string" calcext:value-type="string">
            <text:p>Health Care Infrastructure</text:p>
          </table:table-cell>
          <table:table-cell office:value-type="string" calcext:value-type="string">
            <text:p>Health Care Infrastructure Development</text:p>
          </table:table-cell>
          <table:table-cell office:value-type="string" calcext:value-type="string">
            <text:p>Nurse Anesthesia School</text:p>
          </table:table-cell>
          <table:table-cell table:number-columns-repeated="2"/>
          <table:table-cell office:value-type="string" calcext:value-type="string">
            <text:p>Infrastructure</text:p>
          </table:table-cell>
          <table:table-cell office:value-type="date" office:date-value="2022-01-01" calcext:value-type="date">
            <text:p>1-Jan-22</text:p>
          </table:table-cell>
          <table:table-cell office:value-type="date" office:date-value="2025-12-01" calcext:value-type="date">
            <text:p>1-Dec-25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Guinea</text:p>
          </table:table-cell>
          <table:table-cell table:number-columns-repeated="2"/>
          <table:table-cell table:style-name="ce30" office:value-type="string" calcext:value-type="string">
            <text:p><text:a xlink:href="../../../../../../:x:/r/sites/Finance/Fund%20Management/1%20-%20FM%20Team/Funding%20Allocation/Funding%20Allocation%202019-2023.xlsx%3Fd=wac118bc75d33424198e4fde9f9dec836&amp;csf=1&amp;web=1&amp;e=uQdJXm" xlink:type="simple">Funding Allocation 2019-2023.xlsx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NFRAS</text:p>
          </table:table-cell>
          <table:table-cell office:value-type="string" calcext:value-type="string">
            <text:p>IP21GN01</text:p>
          </table:table-cell>
          <table:table-cell table:number-columns-repeated="1003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$Sheet1.$F498]&amp;&quot; | &quot;&amp;[$Sheet1.$H498]&amp;&quot; | &quot;&amp;TEXT([$Sheet1.$J498];&quot;ddmmmyy&quot;)&amp;&quot;-&quot;&amp;TEXT([$Sheet1.$K498];&quot;ddmmmyy&quot;)&amp;&quot; | &quot;&amp;[$Sheet1.$M498]&amp;&quot; | &quot;&amp;[$Sheet1.$O498]&amp;&quot; | &quot;&amp;[$Sheet1.$P498]&amp;&quot; | &quot;&amp;[$Sheet1.$Q498]" office:value-type="string" office:string-value="" calcext:value-type="error">
            <text:p>#NAME?</text:p>
          </table:table-cell>
          <table:table-cell office:value-type="string" calcext:value-type="string">
            <text:p>Health Care Infrastructure Development</text:p>
          </table:table-cell>
          <table:table-cell table:number-columns-repeated="2" office:value-type="string" calcext:value-type="string">
            <text:p>Equipment Donation</text:p>
          </table:table-cell>
          <table:table-cell office:value-type="string" calcext:value-type="string">
            <text:p>Medical Waste Converters</text:p>
          </table:table-cell>
          <table:table-cell table:number-columns-repeated="2"/>
          <table:table-cell office:value-type="string" calcext:value-type="string">
            <text:p>Infrastructure</text:p>
          </table:table-cell>
          <table:table-cell office:value-type="date" office:date-value="2022-01-01" calcext:value-type="date">
            <text:p>1-Jan-22</text:p>
          </table:table-cell>
          <table:table-cell office:value-type="date" office:date-value="2025-12-01" calcext:value-type="date">
            <text:p>1-Dec-25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enegal</text:p>
          </table:table-cell>
          <table:table-cell table:number-columns-repeated="2"/>
          <table:table-cell table:style-name="ce30" office:value-type="string" calcext:value-type="string">
            <text:p><text:a xlink:href="../../../../../../:x:/r/sites/Finance/Fund%20Management/1%20-%20FM%20Team/Funding%20Allocation/Funding%20Allocation%202019-2023.xlsx%3Fd=wac118bc75d33424198e4fde9f9dec836&amp;csf=1&amp;web=1&amp;e=uQdJXm" xlink:type="simple">Funding Allocation 2019-2023.xlsx</text:a>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FRAS</text:p>
          </table:table-cell>
          <table:table-cell office:value-type="string" calcext:value-type="string">
            <text:p>INC21</text:p>
          </table:table-cell>
          <table:table-cell table:number-columns-repeated="1003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$Sheet1.$F499]&amp;&quot; | &quot;&amp;[$Sheet1.$H499]&amp;&quot; | &quot;&amp;TEXT([$Sheet1.$J499];&quot;ddmmmyy&quot;)&amp;&quot;-&quot;&amp;TEXT([$Sheet1.$K499];&quot;ddmmmyy&quot;)&amp;&quot; | &quot;&amp;[$Sheet1.$M499]&amp;&quot; | &quot;&amp;[$Sheet1.$O499]&amp;&quot; | &quot;&amp;[$Sheet1.$P499]&amp;&quot; | &quot;&amp;[$Sheet1.$Q499]" office:value-type="string" office:string-value="" calcext:value-type="error">
            <text:p>#NAME?</text:p>
          </table:table-cell>
          <table:table-cell office:value-type="string" calcext:value-type="string">
            <text:p>Health Care Infrastructure Development</text:p>
          </table:table-cell>
          <table:table-cell table:number-columns-repeated="2" office:value-type="string" calcext:value-type="string">
            <text:p>Equipment Donation</text:p>
          </table:table-cell>
          <table:table-cell office:value-type="string" calcext:value-type="string">
            <text:p>Anesthesia Equipment Donation and Training</text:p>
          </table:table-cell>
          <table:table-cell table:number-columns-repeated="2"/>
          <table:table-cell office:value-type="string" calcext:value-type="string">
            <text:p>Infrastructure</text:p>
          </table:table-cell>
          <table:table-cell office:value-type="date" office:date-value="2022-01-01" calcext:value-type="date">
            <text:p>1-Jan-22</text:p>
          </table:table-cell>
          <table:table-cell office:value-type="date" office:date-value="2024-12-01" calcext:value-type="date">
            <text:p>1-Dec-24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table:number-columns-repeated="2"/>
          <table:table-cell table:style-name="ce30" office:value-type="string" calcext:value-type="string">
            <text:p><text:a xlink:href="../../../../../../:x:/r/sites/Finance/Fund%20Management/1%20-%20FM%20Team/Funding%20Allocation/Funding%20Allocation%202019-2023.xlsx%3Fd=wac118bc75d33424198e4fde9f9dec836&amp;csf=1&amp;web=1&amp;e=uQdJXm" xlink:type="simple">Funding Allocation 2019-2023.xlsx</text:a>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NFRAS</text:p>
          </table:table-cell>
          <table:table-cell office:value-type="string" calcext:value-type="string">
            <text:p>IP22LI10</text:p>
          </table:table-cell>
          <table:table-cell table:number-columns-repeated="1003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$Sheet1.$F500]&amp;&quot; | &quot;&amp;[$Sheet1.$H500]&amp;&quot; | &quot;&amp;TEXT([$Sheet1.$J500];&quot;ddmmmyy&quot;)&amp;&quot;-&quot;&amp;TEXT([$Sheet1.$K500];&quot;ddmmmyy&quot;)&amp;&quot; | &quot;&amp;[$Sheet1.$M500]&amp;&quot; | &quot;&amp;[$Sheet1.$O500]&amp;&quot; | &quot;&amp;[$Sheet1.$P500]&amp;&quot; | &quot;&amp;[$Sheet1.$Q500]" office:value-type="string" office:string-value="" calcext:value-type="error">
            <text:p>#NAME?</text:p>
          </table:table-cell>
          <table:table-cell office:value-type="string" calcext:value-type="string">
            <text:p>Health Care Infrastructure Development</text:p>
          </table:table-cell>
          <table:table-cell office:value-type="string" calcext:value-type="string">
            <text:p>Health Care Infrastructure</text:p>
          </table:table-cell>
          <table:table-cell office:value-type="string" calcext:value-type="string">
            <text:p>Health Care Infrastructure Development</text:p>
          </table:table-cell>
          <table:table-cell office:value-type="string" calcext:value-type="string">
            <text:p>ELWA Hospital Assessment</text:p>
          </table:table-cell>
          <table:table-cell table:number-columns-repeated="2"/>
          <table:table-cell office:value-type="string" calcext:value-type="string">
            <text:p>Infrastructure</text:p>
          </table:table-cell>
          <table:table-cell office:value-type="date" office:date-value="2022-01-01" calcext:value-type="date">
            <text:p>1-Jan-22</text:p>
          </table:table-cell>
          <table:table-cell office:value-type="date" office:date-value="2022-12-01" calcext:value-type="date">
            <text:p>1-Dec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Liberia</text:p>
          </table:table-cell>
          <table:table-cell table:number-columns-repeated="2"/>
          <table:table-cell table:style-name="ce30" office:value-type="string" calcext:value-type="string">
            <text:p><text:a xlink:href="../../../../../../:x:/r/sites/Finance/Fund%20Management/1%20-%20FM%20Team/Funding%20Allocation/Funding%20Allocation%202019-2023.xlsx%3Fd=wac118bc75d33424198e4fde9f9dec836&amp;csf=1&amp;web=1&amp;e=uQdJXm" xlink:type="simple">Funding Allocation 2019-2023.xlsx</text:a>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LWA21</text:p>
          </table:table-cell>
          <table:table-cell table:number-columns-repeated="1003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$Sheet1.$F501]&amp;&quot; | &quot;&amp;[$Sheet1.$H501]&amp;&quot; | &quot;&amp;TEXT([$Sheet1.$J501];&quot;ddmmmyy&quot;)&amp;&quot;-&quot;&amp;TEXT([$Sheet1.$K501];&quot;ddmmmyy&quot;)&amp;&quot; | &quot;&amp;[$Sheet1.$M501]&amp;&quot; | &quot;&amp;[$Sheet1.$O501]&amp;&quot; | &quot;&amp;[$Sheet1.$P501]&amp;&quot; | &quot;&amp;[$Sheet1.$Q501]" office:value-type="string" office:string-value="" calcext:value-type="error">
            <text:p>#NAME?</text:p>
          </table:table-cell>
          <table:table-cell office:value-type="string" calcext:value-type="string">
            <text:p>Health Care Infrastructure Development</text:p>
          </table:table-cell>
          <table:table-cell office:value-type="string" calcext:value-type="string">
            <text:p>Health Care Infrastructure</text:p>
          </table:table-cell>
          <table:table-cell office:value-type="string" calcext:value-type="string">
            <text:p>Health Care Infrastructure Development</text:p>
          </table:table-cell>
          <table:table-cell office:value-type="string" calcext:value-type="string">
            <text:p>Hope Center Renovations</text:p>
          </table:table-cell>
          <table:table-cell table:number-columns-repeated="2"/>
          <table:table-cell office:value-type="string" calcext:value-type="string">
            <text:p>Infrastructure</text:p>
          </table:table-cell>
          <table:table-cell office:value-type="date" office:date-value="2022-01-01" calcext:value-type="date">
            <text:p>1-Jan-22</text:p>
          </table:table-cell>
          <table:table-cell office:value-type="date" office:date-value="2022-12-01" calcext:value-type="date">
            <text:p>1-Dec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enegal</text:p>
          </table:table-cell>
          <table:table-cell table:number-columns-repeated="2"/>
          <table:table-cell table:style-name="ce30" office:value-type="string" calcext:value-type="string">
            <text:p><text:a xlink:href="../../../../../../:x:/r/sites/Finance/Fund%20Management/1%20-%20FM%20Team/Funding%20Allocation/Funding%20Allocation%202019-2023.xlsx%3Fd=wac118bc75d33424198e4fde9f9dec836&amp;csf=1&amp;web=1&amp;e=uQdJXm" xlink:type="simple">Funding Allocation 2019-2023.xlsx</text:a>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HC</text:p>
          </table:table-cell>
          <table:table-cell office:value-type="string" calcext:value-type="string">
            <text:p>SN22</text:p>
          </table:table-cell>
          <table:table-cell table:number-columns-repeated="1003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$Sheet1.$F502]&amp;&quot; | &quot;&amp;[$Sheet1.$H502]&amp;&quot; | &quot;&amp;TEXT([$Sheet1.$J502];&quot;ddmmmyy&quot;)&amp;&quot;-&quot;&amp;TEXT([$Sheet1.$K502];&quot;ddmmmyy&quot;)&amp;&quot; | &quot;&amp;[$Sheet1.$M502]&amp;&quot; | &quot;&amp;[$Sheet1.$O502]&amp;&quot; | &quot;&amp;[$Sheet1.$P502]&amp;&quot; | &quot;&amp;[$Sheet1.$Q502]" office:value-type="string" office:string-value="" calcext:value-type="error">
            <text:p>#NAME?</text:p>
          </table:table-cell>
          <table:table-cell office:value-type="string" calcext:value-type="string">
            <text:p>Health Care Infrastructure Development</text:p>
          </table:table-cell>
          <table:table-cell table:number-columns-repeated="2" office:value-type="string" calcext:value-type="string">
            <text:p>Equipment Donation</text:p>
          </table:table-cell>
          <table:table-cell office:value-type="string" calcext:value-type="string">
            <text:p>Medical Donation for Explosion - Freedom from Fistula Partnership</text:p>
          </table:table-cell>
          <table:table-cell table:number-columns-repeated="2"/>
          <table:table-cell office:value-type="string" calcext:value-type="string">
            <text:p>Infrastructure</text:p>
          </table:table-cell>
          <table:table-cell office:value-type="date" office:date-value="2022-01-01" calcext:value-type="date">
            <text:p>1-Jan-22</text:p>
          </table:table-cell>
          <table:table-cell office:value-type="date" office:date-value="2022-12-01" calcext:value-type="date">
            <text:p>1-Dec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ierra Leone</text:p>
          </table:table-cell>
          <table:table-cell table:number-columns-repeated="2"/>
          <table:table-cell table:style-name="ce30" office:value-type="string" calcext:value-type="string">
            <text:p><text:a xlink:href="../../../../../../:x:/r/sites/Finance/Fund%20Management/1%20-%20FM%20Team/Funding%20Allocation/Funding%20Allocation%202019-2023.xlsx%3Fd=wac118bc75d33424198e4fde9f9dec836&amp;csf=1&amp;web=1&amp;e=uQdJXm" xlink:type="simple">Funding Allocation 2019-2023.xlsx</text:a>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NFRAS</text:p>
          </table:table-cell>
          <table:table-cell office:value-type="string" calcext:value-type="string">
            <text:p>FFF21</text:p>
          </table:table-cell>
          <table:table-cell table:number-columns-repeated="1003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$Sheet1.$F503]&amp;&quot; | &quot;&amp;[$Sheet1.$H503]&amp;&quot; | &quot;&amp;TEXT([$Sheet1.$J503];&quot;ddmmmyy&quot;)&amp;&quot;-&quot;&amp;TEXT([$Sheet1.$K503];&quot;ddmmmyy&quot;)&amp;&quot; | &quot;&amp;[$Sheet1.$M503]&amp;&quot; | &quot;&amp;[$Sheet1.$O503]&amp;&quot; | &quot;&amp;[$Sheet1.$P503]&amp;&quot; | &quot;&amp;[$Sheet1.$Q503]" office:value-type="string" office:string-value="" calcext:value-type="error">
            <text:p>#NAME?</text:p>
          </table:table-cell>
          <table:table-cell office:value-type="string" calcext:value-type="string">
            <text:p>Health Care Infrastructure Development</text:p>
          </table:table-cell>
          <table:table-cell table:number-columns-repeated="2" office:value-type="string" calcext:value-type="string">
            <text:p>Equipment Donation</text:p>
          </table:table-cell>
          <table:table-cell office:value-type="string" calcext:value-type="string">
            <text:p>CNHU Benin Equipment Donation</text:p>
          </table:table-cell>
          <table:table-cell table:number-columns-repeated="2"/>
          <table:table-cell office:value-type="string" calcext:value-type="string">
            <text:p>Infrastructure</text:p>
          </table:table-cell>
          <table:table-cell office:value-type="date" office:date-value="2022-01-01" calcext:value-type="date">
            <text:p>1-Jan-22</text:p>
          </table:table-cell>
          <table:table-cell office:value-type="date" office:date-value="2022-12-01" calcext:value-type="date">
            <text:p>1-Dec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Benin</text:p>
          </table:table-cell>
          <table:table-cell table:number-columns-repeated="2"/>
          <table:table-cell table:style-name="ce30" office:value-type="string" calcext:value-type="string">
            <text:p><text:a xlink:href="../../../../../../:x:/r/sites/Finance/Fund%20Management/1%20-%20FM%20Team/Funding%20Allocation/Funding%20Allocation%202019-2023.xlsx%3Fd=wac118bc75d33424198e4fde9f9dec836&amp;csf=1&amp;web=1&amp;e=uQdJXm" xlink:type="simple">Funding Allocation 2019-2023.xlsx</text:a>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INFRAS</text:p>
          </table:table-cell>
          <table:table-cell office:value-type="string" calcext:value-type="string">
            <text:p>IP22BN02</text:p>
          </table:table-cell>
          <table:table-cell table:number-columns-repeated="1003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$Sheet1.$F504]&amp;&quot; | &quot;&amp;[$Sheet1.$H504]&amp;&quot; | &quot;&amp;TEXT([$Sheet1.$J504];&quot;ddmmmyy&quot;)&amp;&quot;-&quot;&amp;TEXT([$Sheet1.$K504];&quot;ddmmmyy&quot;)&amp;&quot; | &quot;&amp;[$Sheet1.$M504]&amp;&quot; | &quot;&amp;[$Sheet1.$O504]&amp;&quot; | &quot;&amp;[$Sheet1.$P504]&amp;&quot; | &quot;&amp;[$Sheet1.$Q504]" office:value-type="string" office:string-value="" calcext:value-type="error">
            <text:p>#NAME?</text:p>
          </table:table-cell>
          <table:table-cell office:value-type="string" calcext:value-type="string">
            <text:p>Health Care Infrastructure Development</text:p>
          </table:table-cell>
          <table:table-cell office:value-type="string" calcext:value-type="string">
            <text:p>Health Care Infrastructure</text:p>
          </table:table-cell>
          <table:table-cell office:value-type="string" calcext:value-type="string">
            <text:p>Health Care Infrastructure Development</text:p>
          </table:table-cell>
          <table:table-cell office:value-type="string" calcext:value-type="string">
            <text:p>Food For Life Infrastructure Project</text:p>
          </table:table-cell>
          <table:table-cell table:number-columns-repeated="2"/>
          <table:table-cell office:value-type="string" calcext:value-type="string">
            <text:p>Infrastructure</text:p>
          </table:table-cell>
          <table:table-cell office:value-type="date" office:date-value="2022-01-01" calcext:value-type="date">
            <text:p>1-Jan-22</text:p>
          </table:table-cell>
          <table:table-cell office:value-type="date" office:date-value="2022-12-01" calcext:value-type="date">
            <text:p>1-Dec-22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Benin</text:p>
          </table:table-cell>
          <table:table-cell table:number-columns-repeated="2"/>
          <table:table-cell table:style-name="ce30" office:value-type="string" calcext:value-type="string">
            <text:p><text:a xlink:href="../../../../../../:x:/r/sites/Finance/Fund%20Management/1%20-%20FM%20Team/Funding%20Allocation/Funding%20Allocation%202019-2023.xlsx%3Fd=wac118bc75d33424198e4fde9f9dec836&amp;csf=1&amp;web=1&amp;e=uQdJXm" xlink:type="simple">Funding Allocation 2019-2023.xlsx</text:a>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FLINFRAS</text:p>
          </table:table-cell>
          <table:table-cell office:value-type="string" calcext:value-type="string">
            <text:p>BN21p2</text:p>
          </table:table-cell>
          <table:table-cell table:number-columns-repeated="1003"/>
        </table:table-row>
        <table:table-row table:style-name="ro5">
          <table:table-cell office:value-type="float" office:value="507" calcext:value-type="float">
            <text:p>507</text:p>
          </table:table-cell>
          <table:table-cell table:formula="of:=[$Sheet1.$F505]&amp;&quot; | &quot;&amp;[$Sheet1.$H505]&amp;&quot; | &quot;&amp;TEXT([$Sheet1.$J505];&quot;ddmmmyy&quot;)&amp;&quot;-&quot;&amp;TEXT([$Sheet1.$K505];&quot;ddmmmyy&quot;)&amp;&quot; | &quot;&amp;[$Sheet1.$M505]&amp;&quot; | &quot;&amp;[$Sheet1.$O505]&amp;&quot; | &quot;&amp;[$Sheet1.$P505]&amp;&quot; | &quot;&amp;[$Sheet1.$Q505]" office:value-type="string" office:string-value="" calcext:value-type="error">
            <text:p>#NAME?</text:p>
          </table:table-cell>
          <table:table-cell office:value-type="string" calcext:value-type="string">
            <text:p>Health Care Infrastructure Development</text:p>
          </table:table-cell>
          <table:table-cell table:number-columns-repeated="2" office:value-type="string" calcext:value-type="string">
            <text:p>Equipment Donation</text:p>
          </table:table-cell>
          <table:table-cell office:value-type="string" calcext:value-type="string">
            <text:p>Dental Student Equipment Kit</text:p>
          </table:table-cell>
          <table:table-cell table:number-columns-repeated="2"/>
          <table:table-cell office:value-type="string" calcext:value-type="string">
            <text:p>Infrastructure</text:p>
          </table:table-cell>
          <table:table-cell office:value-type="date" office:date-value="2023-01-01" calcext:value-type="date">
            <text:p>1-Jan-23</text:p>
          </table:table-cell>
          <table:table-cell office:value-type="date" office:date-value="2023-12-01" calcext:value-type="date">
            <text:p>1-Dec-23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Guinea</text:p>
          </table:table-cell>
          <table:table-cell table:number-columns-repeated="2"/>
          <table:table-cell table:style-name="ce29"/>
          <table:table-cell office:value-type="float" office:value="60" calcext:value-type="float">
            <text:p>60</text:p>
          </table:table-cell>
          <table:table-cell office:value-type="string" calcext:value-type="string">
            <text:p>INFRAS</text:p>
          </table:table-cell>
          <table:table-cell office:value-type="string" calcext:value-type="string">
            <text:p>IP22GN10</text:p>
          </table:table-cell>
          <table:table-cell table:number-columns-repeated="1003"/>
        </table:table-row>
        <table:table-row table:style-name="ro5">
          <table:table-cell office:value-type="float" office:value="509" calcext:value-type="float">
            <text:p>509</text:p>
          </table:table-cell>
          <table:table-cell table:formula="of:=[$Sheet1.$F506]&amp;&quot; | &quot;&amp;[$Sheet1.$H506]&amp;&quot; | &quot;&amp;TEXT([$Sheet1.$J506];&quot;ddmmmyy&quot;)&amp;&quot;-&quot;&amp;TEXT([$Sheet1.$K506];&quot;ddmmmyy&quot;)&amp;&quot; | &quot;&amp;[$Sheet1.$M506]&amp;&quot; | &quot;&amp;[$Sheet1.$O506]&amp;&quot; | &quot;&amp;[$Sheet1.$P506]&amp;&quot; | &quot;&amp;[$Sheet1.$Q506]" office:value-type="string" office:string-value="" calcext:value-type="error">
            <text:p>#NAME?</text:p>
          </table:table-cell>
          <table:table-cell office:value-type="string" calcext:value-type="string">
            <text:p>Health Care Infrastructure Development</text:p>
          </table:table-cell>
          <table:table-cell table:number-columns-repeated="2" office:value-type="string" calcext:value-type="string">
            <text:p>Equipment Donation</text:p>
          </table:table-cell>
          <table:table-cell office:value-type="string" calcext:value-type="string">
            <text:p>Medical Simulation Equipment for Gamal</text:p>
          </table:table-cell>
          <table:table-cell table:number-columns-repeated="2"/>
          <table:table-cell office:value-type="string" calcext:value-type="string">
            <text:p>Infrastructure</text:p>
          </table:table-cell>
          <table:table-cell office:value-type="date" office:date-value="2023-01-01" calcext:value-type="date">
            <text:p>1-Jan-23</text:p>
          </table:table-cell>
          <table:table-cell office:value-type="date" office:date-value="2023-12-01" calcext:value-type="date">
            <text:p>1-Dec-23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Guinea</text:p>
          </table:table-cell>
          <table:table-cell table:number-columns-repeated="2"/>
          <table:table-cell table:style-name="ce29"/>
          <table:table-cell office:value-type="float" office:value="60" calcext:value-type="float">
            <text:p>60</text:p>
          </table:table-cell>
          <table:table-cell office:value-type="string" calcext:value-type="string">
            <text:p>INFRAS</text:p>
          </table:table-cell>
          <table:table-cell office:value-type="string" calcext:value-type="string">
            <text:p>IP22GN09</text:p>
          </table:table-cell>
          <table:table-cell table:number-columns-repeated="1003"/>
        </table:table-row>
        <table:table-row table:style-name="ro5">
          <table:table-cell office:value-type="float" office:value="510" calcext:value-type="float">
            <text:p>510</text:p>
          </table:table-cell>
          <table:table-cell table:formula="of:=[$Sheet1.$F507]&amp;&quot; | &quot;&amp;[$Sheet1.$H507]&amp;&quot; | &quot;&amp;TEXT([$Sheet1.$J507];&quot;ddmmmyy&quot;)&amp;&quot;-&quot;&amp;TEXT([$Sheet1.$K507];&quot;ddmmmyy&quot;)&amp;&quot; | &quot;&amp;[$Sheet1.$M507]&amp;&quot; | &quot;&amp;[$Sheet1.$O507]&amp;&quot; | &quot;&amp;[$Sheet1.$P507]&amp;&quot; | &quot;&amp;[$Sheet1.$Q507]" office:value-type="string" office:string-value="" calcext:value-type="error">
            <text:p>#NAME?</text:p>
          </table:table-cell>
          <table:table-cell office:value-type="string" calcext:value-type="string">
            <text:p>Health Care Infrastructure Development</text:p>
          </table:table-cell>
          <table:table-cell table:number-columns-repeated="2" office:value-type="string" calcext:value-type="string">
            <text:p>Equipment Donation</text:p>
          </table:table-cell>
          <table:table-cell office:value-type="string" calcext:value-type="string">
            <text:p>Hope Ignited Dental Equipping</text:p>
          </table:table-cell>
          <table:table-cell table:number-columns-repeated="2"/>
          <table:table-cell office:value-type="string" calcext:value-type="string">
            <text:p>Infrastructure</text:p>
          </table:table-cell>
          <table:table-cell office:value-type="date" office:date-value="2023-01-01" calcext:value-type="date">
            <text:p>1-Jan-23</text:p>
          </table:table-cell>
          <table:table-cell office:value-type="date" office:date-value="2023-12-01" calcext:value-type="date">
            <text:p>1-Dec-23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Guinea</text:p>
          </table:table-cell>
          <table:table-cell table:number-columns-repeated="2"/>
          <table:table-cell table:style-name="ce29"/>
          <table:table-cell office:value-type="float" office:value="60" calcext:value-type="float">
            <text:p>60</text:p>
          </table:table-cell>
          <table:table-cell office:value-type="string" calcext:value-type="string">
            <text:p>INFRAS</text:p>
          </table:table-cell>
          <table:table-cell office:value-type="string" calcext:value-type="string">
            <text:p>IP22GN11</text:p>
          </table:table-cell>
          <table:table-cell table:number-columns-repeated="1003"/>
        </table:table-row>
        <table:table-row table:style-name="ro5">
          <table:table-cell office:value-type="float" office:value="511" calcext:value-type="float">
            <text:p>511</text:p>
          </table:table-cell>
          <table:table-cell table:formula="of:=[$Sheet1.$F508]&amp;&quot; | &quot;&amp;[$Sheet1.$H508]&amp;&quot; | &quot;&amp;TEXT([$Sheet1.$J508];&quot;ddmmmyy&quot;)&amp;&quot;-&quot;&amp;TEXT([$Sheet1.$K508];&quot;ddmmmyy&quot;)&amp;&quot; | &quot;&amp;[$Sheet1.$M508]&amp;&quot; | &quot;&amp;[$Sheet1.$O508]&amp;&quot; | &quot;&amp;[$Sheet1.$P508]&amp;&quot; | &quot;&amp;[$Sheet1.$Q508]" office:value-type="string" office:string-value="" calcext:value-type="error">
            <text:p>#NAME?</text:p>
          </table:table-cell>
          <table:table-cell office:value-type="string" calcext:value-type="string">
            <text:p>Health Care Infrastructure Development</text:p>
          </table:table-cell>
          <table:table-cell table:number-columns-repeated="2" office:value-type="string" calcext:value-type="string">
            <text:p>Equipment Donation</text:p>
          </table:table-cell>
          <table:table-cell office:value-type="string" calcext:value-type="string">
            <text:p>Gamal ENT Equipping</text:p>
          </table:table-cell>
          <table:table-cell table:number-columns-repeated="2"/>
          <table:table-cell office:value-type="string" calcext:value-type="string">
            <text:p>Infrastructure</text:p>
          </table:table-cell>
          <table:table-cell office:value-type="date" office:date-value="2023-01-01" calcext:value-type="date">
            <text:p>1-Jan-23</text:p>
          </table:table-cell>
          <table:table-cell office:value-type="date" office:date-value="2023-12-01" calcext:value-type="date">
            <text:p>1-Dec-23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Guinea</text:p>
          </table:table-cell>
          <table:table-cell table:number-columns-repeated="2"/>
          <table:table-cell table:style-name="ce29"/>
          <table:table-cell office:value-type="float" office:value="60" calcext:value-type="float">
            <text:p>60</text:p>
          </table:table-cell>
          <table:table-cell office:value-type="string" calcext:value-type="string">
            <text:p>INFRAS</text:p>
          </table:table-cell>
          <table:table-cell office:value-type="string" calcext:value-type="string">
            <text:p>IP23GN02</text:p>
          </table:table-cell>
          <table:table-cell table:number-columns-repeated="1003"/>
        </table:table-row>
        <table:table-row table:style-name="ro5">
          <table:table-cell office:value-type="float" office:value="512" calcext:value-type="float">
            <text:p>512</text:p>
          </table:table-cell>
          <table:table-cell table:formula="of:=[$Sheet1.$F509]&amp;&quot; | &quot;&amp;[$Sheet1.$H509]&amp;&quot; | &quot;&amp;TEXT([$Sheet1.$J509];&quot;ddmmmyy&quot;)&amp;&quot;-&quot;&amp;TEXT([$Sheet1.$K509];&quot;ddmmmyy&quot;)&amp;&quot; | &quot;&amp;[$Sheet1.$M509]&amp;&quot; | &quot;&amp;[$Sheet1.$O509]&amp;&quot; | &quot;&amp;[$Sheet1.$P509]&amp;&quot; | &quot;&amp;[$Sheet1.$Q509]" office:value-type="string" office:string-value="" calcext:value-type="error">
            <text:p>#NAME?</text:p>
          </table:table-cell>
          <table:table-cell office:value-type="string" calcext:value-type="string">
            <text:p>Health Care Infrastructure Development</text:p>
          </table:table-cell>
          <table:table-cell office:value-type="string" calcext:value-type="string">
            <text:p>Health Care Infrastructure</text:p>
          </table:table-cell>
          <table:table-cell office:value-type="string" calcext:value-type="string">
            <text:p>Health Care Infrastructure Development</text:p>
          </table:table-cell>
          <table:table-cell office:value-type="string" calcext:value-type="string">
            <text:p>Gamal Med Simulation Renovation</text:p>
          </table:table-cell>
          <table:table-cell table:number-columns-repeated="2"/>
          <table:table-cell office:value-type="string" calcext:value-type="string">
            <text:p>Infrastructure</text:p>
          </table:table-cell>
          <table:table-cell office:value-type="date" office:date-value="2023-01-01" calcext:value-type="date">
            <text:p>1-Jan-23</text:p>
          </table:table-cell>
          <table:table-cell office:value-type="date" office:date-value="2023-12-01" calcext:value-type="date">
            <text:p>1-Dec-23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Guinea</text:p>
          </table:table-cell>
          <table:table-cell table:number-columns-repeated="2"/>
          <table:table-cell table:style-name="ce29"/>
          <table:table-cell office:value-type="float" office:value="60" calcext:value-type="float">
            <text:p>60</text:p>
          </table:table-cell>
          <table:table-cell office:value-type="string" calcext:value-type="string">
            <text:p>INFRAS</text:p>
          </table:table-cell>
          <table:table-cell office:value-type="string" calcext:value-type="string">
            <text:p>IP23GN04</text:p>
          </table:table-cell>
          <table:table-cell table:number-columns-repeated="1003"/>
        </table:table-row>
        <table:table-row table:style-name="ro5">
          <table:table-cell office:value-type="float" office:value="515" calcext:value-type="float">
            <text:p>515</text:p>
          </table:table-cell>
          <table:table-cell table:formula="of:=[$Sheet1.$F510]&amp;&quot; | &quot;&amp;[$Sheet1.$H510]&amp;&quot; | &quot;&amp;TEXT([$Sheet1.$J510];&quot;ddmmmyy&quot;)&amp;&quot;-&quot;&amp;TEXT([$Sheet1.$K510];&quot;ddmmmyy&quot;)&amp;&quot; | &quot;&amp;[$Sheet1.$M510]&amp;&quot; | &quot;&amp;[$Sheet1.$O510]&amp;&quot; | &quot;&amp;[$Sheet1.$P510]&amp;&quot; | &quot;&amp;[$Sheet1.$Q510]" office:value-type="string" office:string-value="" calcext:value-type="error">
            <text:p>#NAME?</text:p>
          </table:table-cell>
          <table:table-cell office:value-type="string" calcext:value-type="string">
            <text:p>Health Care Infrastructure Development</text:p>
          </table:table-cell>
          <table:table-cell office:value-type="string" calcext:value-type="string">
            <text:p>Health Care Infrastructure</text:p>
          </table:table-cell>
          <table:table-cell office:value-type="string" calcext:value-type="string">
            <text:p>Health Care Infrastructure Development</text:p>
          </table:table-cell>
          <table:table-cell office:value-type="string" calcext:value-type="string">
            <text:p>Hope Center Renovations</text:p>
          </table:table-cell>
          <table:table-cell table:number-columns-repeated="2"/>
          <table:table-cell office:value-type="string" calcext:value-type="string">
            <text:p>Infrastructure</text:p>
          </table:table-cell>
          <table:table-cell office:value-type="date" office:date-value="2023-01-01" calcext:value-type="date">
            <text:p>1-Jan-23</text:p>
          </table:table-cell>
          <table:table-cell office:value-type="date" office:date-value="2023-12-01" calcext:value-type="date">
            <text:p>1-Dec-23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ierra Leone</text:p>
          </table:table-cell>
          <table:table-cell table:number-columns-repeated="2"/>
          <table:table-cell table:style-name="ce29"/>
          <table:table-cell office:value-type="float" office:value="64" calcext:value-type="float">
            <text:p>64</text:p>
          </table:table-cell>
          <table:table-cell office:value-type="string" calcext:value-type="string">
            <text:p>INFRAS</text:p>
          </table:table-cell>
          <table:table-cell office:value-type="string" calcext:value-type="string">
            <text:p>IP23SL11</text:p>
          </table:table-cell>
          <table:table-cell table:number-columns-repeated="1003"/>
        </table:table-row>
        <table:table-row table:style-name="ro5">
          <table:table-cell office:value-type="float" office:value="516" calcext:value-type="float">
            <text:p>516</text:p>
          </table:table-cell>
          <table:table-cell table:formula="of:=[$Sheet1.$F511]&amp;&quot; | &quot;&amp;[$Sheet1.$H511]&amp;&quot; | &quot;&amp;TEXT([$Sheet1.$J511];&quot;ddmmmyy&quot;)&amp;&quot;-&quot;&amp;TEXT([$Sheet1.$K511];&quot;ddmmmyy&quot;)&amp;&quot; | &quot;&amp;[$Sheet1.$M511]&amp;&quot; | &quot;&amp;[$Sheet1.$O511]&amp;&quot; | &quot;&amp;[$Sheet1.$P511]&amp;&quot; | &quot;&amp;[$Sheet1.$Q511]" office:value-type="string" office:string-value="" calcext:value-type="error">
            <text:p>#NAME?</text:p>
          </table:table-cell>
          <table:table-cell office:value-type="string" calcext:value-type="string">
            <text:p>Health Care Infrastructure Development</text:p>
          </table:table-cell>
          <table:table-cell office:value-type="string" calcext:value-type="string">
            <text:p>Health Care Infrastructure</text:p>
          </table:table-cell>
          <table:table-cell office:value-type="string" calcext:value-type="string">
            <text:p>Health Care Infrastructure Development</text:p>
          </table:table-cell>
          <table:table-cell office:value-type="string" calcext:value-type="string">
            <text:p>Freedom from Fistula Infrastructure Project</text:p>
          </table:table-cell>
          <table:table-cell table:number-columns-repeated="2"/>
          <table:table-cell office:value-type="string" calcext:value-type="string">
            <text:p>Infrastructure</text:p>
          </table:table-cell>
          <table:table-cell office:value-type="date" office:date-value="2023-01-01" calcext:value-type="date">
            <text:p>1-Jan-23</text:p>
          </table:table-cell>
          <table:table-cell office:value-type="date" office:date-value="2023-12-01" calcext:value-type="date">
            <text:p>1-Dec-23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Madagascar</text:p>
          </table:table-cell>
          <table:table-cell table:number-columns-repeated="2"/>
          <table:table-cell table:style-name="ce29"/>
          <table:table-cell office:value-type="float" office:value="65" calcext:value-type="float">
            <text:p>65</text:p>
          </table:table-cell>
          <table:table-cell office:value-type="string" calcext:value-type="string">
            <text:p>INFRAS</text:p>
          </table:table-cell>
          <table:table-cell office:value-type="string" calcext:value-type="string">
            <text:p>FFF21</text:p>
          </table:table-cell>
          <table:table-cell table:number-columns-repeated="1003"/>
        </table:table-row>
        <table:table-row table:style-name="ro5">
          <table:table-cell office:value-type="float" office:value="517" calcext:value-type="float">
            <text:p>517</text:p>
          </table:table-cell>
          <table:table-cell table:formula="of:=[$Sheet1.$F512]&amp;&quot; | &quot;&amp;[$Sheet1.$H512]&amp;&quot; | &quot;&amp;TEXT([$Sheet1.$J512];&quot;ddmmmyy&quot;)&amp;&quot;-&quot;&amp;TEXT([$Sheet1.$K512];&quot;ddmmmyy&quot;)&amp;&quot; | &quot;&amp;[$Sheet1.$M512]&amp;&quot; | &quot;&amp;[$Sheet1.$O512]&amp;&quot; | &quot;&amp;[$Sheet1.$P512]&amp;&quot; | &quot;&amp;[$Sheet1.$Q512]" office:value-type="string" office:string-value="" calcext:value-type="error">
            <text:p>#NAME?</text:p>
          </table:table-cell>
          <table:table-cell office:value-type="string" calcext:value-type="string">
            <text:p>Health Care Infrastructure Development</text:p>
          </table:table-cell>
          <table:table-cell office:value-type="string" calcext:value-type="string">
            <text:p>Health Care Infrastructure</text:p>
          </table:table-cell>
          <table:table-cell office:value-type="string" calcext:value-type="string">
            <text:p>Health Care Infrastructure Development</text:p>
          </table:table-cell>
          <table:table-cell office:value-type="string" calcext:value-type="string">
            <text:p>Hope Center Renovations</text:p>
          </table:table-cell>
          <table:table-cell table:number-columns-repeated="2"/>
          <table:table-cell office:value-type="string" calcext:value-type="string">
            <text:p>Infrastructure</text:p>
          </table:table-cell>
          <table:table-cell office:value-type="date" office:date-value="2023-01-01" calcext:value-type="date">
            <text:p>1-Jan-23</text:p>
          </table:table-cell>
          <table:table-cell office:value-type="date" office:date-value="2023-12-01" calcext:value-type="date">
            <text:p>1-Dec-23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Madagascar</text:p>
          </table:table-cell>
          <table:table-cell table:number-columns-repeated="2"/>
          <table:table-cell table:style-name="ce29"/>
          <table:table-cell office:value-type="float" office:value="65" calcext:value-type="float">
            <text:p>65</text:p>
          </table:table-cell>
          <table:table-cell office:value-type="string" calcext:value-type="string">
            <text:p>INFRAS</text:p>
          </table:table-cell>
          <table:table-cell office:value-type="string" calcext:value-type="string">
            <text:p>IP23MG02</text:p>
          </table:table-cell>
          <table:table-cell table:number-columns-repeated="1003"/>
        </table:table-row>
        <table:table-row table:style-name="ro5">
          <table:table-cell office:value-type="float" office:value="518" calcext:value-type="float">
            <text:p>518</text:p>
          </table:table-cell>
          <table:table-cell table:formula="of:=[$Sheet1.$F513]&amp;&quot; | &quot;&amp;[$Sheet1.$H513]&amp;&quot; | &quot;&amp;TEXT([$Sheet1.$J513];&quot;ddmmmyy&quot;)&amp;&quot;-&quot;&amp;TEXT([$Sheet1.$K513];&quot;ddmmmyy&quot;)&amp;&quot; | &quot;&amp;[$Sheet1.$M513]&amp;&quot; | &quot;&amp;[$Sheet1.$O513]&amp;&quot; | &quot;&amp;[$Sheet1.$P513]&amp;&quot; | &quot;&amp;[$Sheet1.$Q513]" office:value-type="string" office:string-value="" calcext:value-type="error">
            <text:p>#NAME?</text:p>
          </table:table-cell>
          <table:table-cell office:value-type="string" calcext:value-type="string">
            <text:p>Health Care Infrastructure Development</text:p>
          </table:table-cell>
          <table:table-cell office:value-type="string" calcext:value-type="string">
            <text:p>Health Care Infrastructure</text:p>
          </table:table-cell>
          <table:table-cell office:value-type="string" calcext:value-type="string">
            <text:p>Health Care Infrastructure Development</text:p>
          </table:table-cell>
          <table:table-cell office:value-type="string" calcext:value-type="string">
            <text:p>Gamal Nurse Anesthesia Accreditation</text:p>
          </table:table-cell>
          <table:table-cell table:number-columns-repeated="2"/>
          <table:table-cell office:value-type="string" calcext:value-type="string">
            <text:p>Infrastructure</text:p>
          </table:table-cell>
          <table:table-cell office:value-type="date" office:date-value="2024-01-01" calcext:value-type="date">
            <text:p>1-Jan-24</text:p>
          </table:table-cell>
          <table:table-cell office:value-type="date" office:date-value="2024-12-01" calcext:value-type="date">
            <text:p>1-Dec-24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Guinea</text:p>
          </table:table-cell>
          <table:table-cell table:number-columns-repeated="2"/>
          <table:table-cell table:style-name="ce29"/>
          <table:table-cell office:value-type="float" office:value="60" calcext:value-type="float">
            <text:p>60</text:p>
          </table:table-cell>
          <table:table-cell office:value-type="string" calcext:value-type="string">
            <text:p>INFRAS</text:p>
          </table:table-cell>
          <table:table-cell office:value-type="string" calcext:value-type="string">
            <text:p>IP23GN05</text:p>
          </table:table-cell>
          <table:table-cell table:number-columns-repeated="1003"/>
        </table:table-row>
        <table:table-row table:style-name="ro5">
          <table:table-cell office:value-type="float" office:value="519" calcext:value-type="float">
            <text:p>519</text:p>
          </table:table-cell>
          <table:table-cell table:formula="of:=[$Sheet1.$F514]&amp;&quot; | &quot;&amp;[$Sheet1.$H514]&amp;&quot; | &quot;&amp;TEXT([$Sheet1.$J514];&quot;ddmmmyy&quot;)&amp;&quot;-&quot;&amp;TEXT([$Sheet1.$K514];&quot;ddmmmyy&quot;)&amp;&quot; | &quot;&amp;[$Sheet1.$M514]&amp;&quot; | &quot;&amp;[$Sheet1.$O514]&amp;&quot; | &quot;&amp;[$Sheet1.$P514]&amp;&quot; | &quot;&amp;[$Sheet1.$Q514]" office:value-type="string" office:string-value="" calcext:value-type="error">
            <text:p>#NAME?</text:p>
          </table:table-cell>
          <table:table-cell office:value-type="string" calcext:value-type="string">
            <text:p>Health Care Infrastructure Development</text:p>
          </table:table-cell>
          <table:table-cell office:value-type="string" calcext:value-type="string">
            <text:p>Health Care Infrastructure</text:p>
          </table:table-cell>
          <table:table-cell office:value-type="string" calcext:value-type="string">
            <text:p>Health Care Infrastructure Development</text:p>
          </table:table-cell>
          <table:table-cell office:value-type="string" calcext:value-type="string">
            <text:p>Hope Center Renovations</text:p>
          </table:table-cell>
          <table:table-cell table:number-columns-repeated="2"/>
          <table:table-cell office:value-type="string" calcext:value-type="string">
            <text:p>Infrastructure</text:p>
          </table:table-cell>
          <table:table-cell office:value-type="date" office:date-value="2024-01-01" calcext:value-type="date">
            <text:p>1-Jan-24</text:p>
          </table:table-cell>
          <table:table-cell office:value-type="date" office:date-value="2024-12-01" calcext:value-type="date">
            <text:p>1-Dec-24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Ghana</text:p>
          </table:table-cell>
          <table:table-cell table:number-columns-repeated="2"/>
          <table:table-cell table:style-name="ce29"/>
          <table:table-cell office:value-type="float" office:value="61" calcext:value-type="float">
            <text:p>61</text:p>
          </table:table-cell>
          <table:table-cell office:value-type="string" calcext:value-type="string">
            <text:p>INFRAS</text:p>
          </table:table-cell>
          <table:table-cell office:value-type="string" calcext:value-type="string">
            <text:p>IP25GH11</text:p>
          </table:table-cell>
          <table:table-cell table:number-columns-repeated="1003"/>
        </table:table-row>
        <table:table-row table:style-name="ro5">
          <table:table-cell office:value-type="float" office:value="520" calcext:value-type="float">
            <text:p>520</text:p>
          </table:table-cell>
          <table:table-cell table:formula="of:=[$Sheet1.$F515]&amp;&quot; | &quot;&amp;[$Sheet1.$H515]&amp;&quot; | &quot;&amp;TEXT([$Sheet1.$J515];&quot;ddmmmyy&quot;)&amp;&quot;-&quot;&amp;TEXT([$Sheet1.$K515];&quot;ddmmmyy&quot;)&amp;&quot; | &quot;&amp;[$Sheet1.$M515]&amp;&quot; | &quot;&amp;[$Sheet1.$O515]&amp;&quot; | &quot;&amp;[$Sheet1.$P515]&amp;&quot; | &quot;&amp;[$Sheet1.$Q515]" office:value-type="string" office:string-value="" calcext:value-type="error">
            <text:p>#NAME?</text:p>
          </table:table-cell>
          <table:table-cell office:value-type="string" calcext:value-type="string">
            <text:p>Health Care Infrastructure Development</text:p>
          </table:table-cell>
          <table:table-cell office:value-type="string" calcext:value-type="string">
            <text:p>Health Care Infrastructure</text:p>
          </table:table-cell>
          <table:table-cell office:value-type="string" calcext:value-type="string">
            <text:p>Health Care Infrastructure Development</text:p>
          </table:table-cell>
          <table:table-cell office:value-type="string" calcext:value-type="string">
            <text:p>Connaught Biomed Workshop Infrastructure</text:p>
          </table:table-cell>
          <table:table-cell table:number-columns-repeated="2"/>
          <table:table-cell office:value-type="string" calcext:value-type="string">
            <text:p>Infrastructure</text:p>
          </table:table-cell>
          <table:table-cell office:value-type="date" office:date-value="2024-01-01" calcext:value-type="date">
            <text:p>1-Jan-24</text:p>
          </table:table-cell>
          <table:table-cell office:value-type="date" office:date-value="2024-12-01" calcext:value-type="date">
            <text:p>1-Dec-24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ierra Leone</text:p>
          </table:table-cell>
          <table:table-cell table:number-columns-repeated="2"/>
          <table:table-cell table:style-name="ce29"/>
          <table:table-cell office:value-type="float" office:value="64" calcext:value-type="float">
            <text:p>64</text:p>
          </table:table-cell>
          <table:table-cell office:value-type="string" calcext:value-type="string">
            <text:p>INFRAS</text:p>
          </table:table-cell>
          <table:table-cell office:value-type="string" calcext:value-type="string">
            <text:p>IP23SL21</text:p>
          </table:table-cell>
          <table:table-cell table:number-columns-repeated="1003"/>
        </table:table-row>
        <table:table-row table:style-name="ro5">
          <table:table-cell office:value-type="float" office:value="521" calcext:value-type="float">
            <text:p>521</text:p>
          </table:table-cell>
          <table:table-cell table:formula="of:=[$Sheet1.$F516]&amp;&quot; | &quot;&amp;[$Sheet1.$H516]&amp;&quot; | &quot;&amp;TEXT([$Sheet1.$J516];&quot;ddmmmyy&quot;)&amp;&quot;-&quot;&amp;TEXT([$Sheet1.$K516];&quot;ddmmmyy&quot;)&amp;&quot; | &quot;&amp;[$Sheet1.$M516]&amp;&quot; | &quot;&amp;[$Sheet1.$O516]&amp;&quot; | &quot;&amp;[$Sheet1.$P516]&amp;&quot; | &quot;&amp;[$Sheet1.$Q516]" office:value-type="string" office:string-value="" calcext:value-type="error">
            <text:p>#NAME?</text:p>
          </table:table-cell>
          <table:table-cell office:value-type="string" calcext:value-type="string">
            <text:p>Health Care Infrastructure Development</text:p>
          </table:table-cell>
          <table:table-cell office:value-type="string" calcext:value-type="string">
            <text:p>Health Care Infrastructure</text:p>
          </table:table-cell>
          <table:table-cell office:value-type="string" calcext:value-type="string">
            <text:p>Health Care Infrastructure Development</text:p>
          </table:table-cell>
          <table:table-cell office:value-type="string" calcext:value-type="string">
            <text:p>Connaught Sterile Processing Infrastructure</text:p>
          </table:table-cell>
          <table:table-cell table:number-columns-repeated="2"/>
          <table:table-cell office:value-type="string" calcext:value-type="string">
            <text:p>Infrastructure</text:p>
          </table:table-cell>
          <table:table-cell office:value-type="date" office:date-value="2024-01-01" calcext:value-type="date">
            <text:p>1-Jan-24</text:p>
          </table:table-cell>
          <table:table-cell office:value-type="date" office:date-value="2024-12-01" calcext:value-type="date">
            <text:p>1-Dec-24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ierra Leone</text:p>
          </table:table-cell>
          <table:table-cell table:number-columns-repeated="2"/>
          <table:table-cell table:style-name="ce29"/>
          <table:table-cell office:value-type="float" office:value="64" calcext:value-type="float">
            <text:p>64</text:p>
          </table:table-cell>
          <table:table-cell office:value-type="string" calcext:value-type="string">
            <text:p>INFRAS</text:p>
          </table:table-cell>
          <table:table-cell office:value-type="string" calcext:value-type="string">
            <text:p>IP23SL22</text:p>
          </table:table-cell>
          <table:table-cell table:number-columns-repeated="1003"/>
        </table:table-row>
        <table:table-row table:style-name="ro5">
          <table:table-cell office:value-type="float" office:value="522" calcext:value-type="float">
            <text:p>522</text:p>
          </table:table-cell>
          <table:table-cell table:formula="of:=[$Sheet1.$F517]&amp;&quot; | &quot;&amp;[$Sheet1.$H517]&amp;&quot; | &quot;&amp;TEXT([$Sheet1.$J517];&quot;ddmmmyy&quot;)&amp;&quot;-&quot;&amp;TEXT([$Sheet1.$K517];&quot;ddmmmyy&quot;)&amp;&quot; | &quot;&amp;[$Sheet1.$M517]&amp;&quot; | &quot;&amp;[$Sheet1.$O517]&amp;&quot; | &quot;&amp;[$Sheet1.$P517]&amp;&quot; | &quot;&amp;[$Sheet1.$Q517]" office:value-type="string" office:string-value="" calcext:value-type="error">
            <text:p>#NAME?</text:p>
          </table:table-cell>
          <table:table-cell office:value-type="string" calcext:value-type="string">
            <text:p>Health Care Infrastructure Development</text:p>
          </table:table-cell>
          <table:table-cell office:value-type="string" calcext:value-type="string">
            <text:p>Health Care Infrastructure</text:p>
          </table:table-cell>
          <table:table-cell office:value-type="string" calcext:value-type="string">
            <text:p>Health Care Infrastructure Development</text:p>
          </table:table-cell>
          <table:table-cell office:value-type="string" calcext:value-type="string">
            <text:p>Connaught OR Renovations</text:p>
          </table:table-cell>
          <table:table-cell table:number-columns-repeated="2"/>
          <table:table-cell office:value-type="string" calcext:value-type="string">
            <text:p>Infrastructure</text:p>
          </table:table-cell>
          <table:table-cell office:value-type="date" office:date-value="2024-01-01" calcext:value-type="date">
            <text:p>1-Jan-24</text:p>
          </table:table-cell>
          <table:table-cell office:value-type="date" office:date-value="2024-12-01" calcext:value-type="date">
            <text:p>1-Dec-24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ierra Leone</text:p>
          </table:table-cell>
          <table:table-cell table:number-columns-repeated="2"/>
          <table:table-cell table:style-name="ce29"/>
          <table:table-cell office:value-type="float" office:value="64" calcext:value-type="float">
            <text:p>64</text:p>
          </table:table-cell>
          <table:table-cell office:value-type="string" calcext:value-type="string">
            <text:p>INFRAS</text:p>
          </table:table-cell>
          <table:table-cell office:value-type="string" calcext:value-type="string">
            <text:p>IP24SL10</text:p>
          </table:table-cell>
          <table:table-cell table:number-columns-repeated="1003"/>
        </table:table-row>
        <table:table-row table:style-name="ro5">
          <table:table-cell office:value-type="float" office:value="523" calcext:value-type="float">
            <text:p>523</text:p>
          </table:table-cell>
          <table:table-cell table:formula="of:=[$Sheet1.$F518]&amp;&quot; | &quot;&amp;[$Sheet1.$H518]&amp;&quot; | &quot;&amp;TEXT([$Sheet1.$J518];&quot;ddmmmyy&quot;)&amp;&quot;-&quot;&amp;TEXT([$Sheet1.$K518];&quot;ddmmmyy&quot;)&amp;&quot; | &quot;&amp;[$Sheet1.$M518]&amp;&quot; | &quot;&amp;[$Sheet1.$O518]&amp;&quot; | &quot;&amp;[$Sheet1.$P518]&amp;&quot; | &quot;&amp;[$Sheet1.$Q518]" office:value-type="string" office:string-value="" calcext:value-type="error">
            <text:p>#NAME?</text:p>
          </table:table-cell>
          <table:table-cell office:value-type="string" calcext:value-type="string">
            <text:p>Health Care Infrastructure Development</text:p>
          </table:table-cell>
          <table:table-cell table:number-columns-repeated="2" office:value-type="string" calcext:value-type="string">
            <text:p>Equipment Donation</text:p>
          </table:table-cell>
          <table:table-cell office:value-type="string" calcext:value-type="string">
            <text:p>Macauley St Gov Hospital OR Equipment</text:p>
          </table:table-cell>
          <table:table-cell table:number-columns-repeated="2"/>
          <table:table-cell office:value-type="string" calcext:value-type="string">
            <text:p>Infrastructure</text:p>
          </table:table-cell>
          <table:table-cell office:value-type="date" office:date-value="2024-01-01" calcext:value-type="date">
            <text:p>1-Jan-24</text:p>
          </table:table-cell>
          <table:table-cell office:value-type="date" office:date-value="2024-12-01" calcext:value-type="date">
            <text:p>1-Dec-24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ierra Leone</text:p>
          </table:table-cell>
          <table:table-cell table:number-columns-repeated="2"/>
          <table:table-cell table:style-name="ce29"/>
          <table:table-cell office:value-type="float" office:value="64" calcext:value-type="float">
            <text:p>64</text:p>
          </table:table-cell>
          <table:table-cell office:value-type="string" calcext:value-type="string">
            <text:p>INFRAS</text:p>
          </table:table-cell>
          <table:table-cell office:value-type="string" calcext:value-type="string">
            <text:p>IP24SL11</text:p>
          </table:table-cell>
          <table:table-cell table:number-columns-repeated="1003"/>
        </table:table-row>
        <table:table-row table:style-name="ro5">
          <table:table-cell office:value-type="float" office:value="524" calcext:value-type="float">
            <text:p>524</text:p>
          </table:table-cell>
          <table:table-cell table:formula="of:=[$Sheet1.$F519]&amp;&quot; | &quot;&amp;[$Sheet1.$H519]&amp;&quot; | &quot;&amp;TEXT([$Sheet1.$J519];&quot;ddmmmyy&quot;)&amp;&quot;-&quot;&amp;TEXT([$Sheet1.$K519];&quot;ddmmmyy&quot;)&amp;&quot; | &quot;&amp;[$Sheet1.$M519]&amp;&quot; | &quot;&amp;[$Sheet1.$O519]&amp;&quot; | &quot;&amp;[$Sheet1.$P519]&amp;&quot; | &quot;&amp;[$Sheet1.$Q519]" office:value-type="string" office:string-value="" calcext:value-type="error">
            <text:p>#NAME?</text:p>
          </table:table-cell>
          <table:table-cell office:value-type="string" calcext:value-type="string">
            <text:p>Health Care Advocacy</text:p>
          </table:table-cell>
          <table:table-cell office:value-type="string" calcext:value-type="string">
            <text:p>Advocacy</text:p>
          </table:table-cell>
          <table:table-cell office:value-type="string" calcext:value-type="string">
            <text:p>Health Care Advocacy</text:p>
          </table:table-cell>
          <table:table-cell office:value-type="string" calcext:value-type="string">
            <text:p>Advocacy &amp; Dakar Declaration</text:p>
          </table:table-cell>
          <table:table-cell table:number-columns-repeated="2"/>
          <table:table-cell office:value-type="string" calcext:value-type="string">
            <text:p>Advocacy</text:p>
          </table:table-cell>
          <table:table-cell office:value-type="date" office:date-value="2024-01-01" calcext:value-type="date">
            <text:p>1-Jan-24</text:p>
          </table:table-cell>
          <table:table-cell office:value-type="date" office:date-value="2026-12-01" calcext:value-type="date">
            <text:p>1-Dec-26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Africa</text:p>
          </table:table-cell>
          <table:table-cell table:number-columns-repeated="2"/>
          <table:table-cell table:style-name="ce29"/>
          <table:table-cell office:value-type="float" office:value="70" calcext:value-type="float">
            <text:p>70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Advocacy</text:p>
          </table:table-cell>
          <table:table-cell table:number-columns-repeated="1003"/>
        </table:table-row>
        <table:table-row table:style-name="ro5">
          <table:table-cell office:value-type="float" office:value="525" calcext:value-type="float">
            <text:p>525</text:p>
          </table:table-cell>
          <table:table-cell table:formula="of:=[$Sheet1.$F520]&amp;&quot; | &quot;&amp;[$Sheet1.$H520]&amp;&quot; | &quot;&amp;TEXT([$Sheet1.$J520];&quot;ddmmmyy&quot;)&amp;&quot;-&quot;&amp;TEXT([$Sheet1.$K520];&quot;ddmmmyy&quot;)&amp;&quot; | &quot;&amp;[$Sheet1.$M520]&amp;&quot; | &quot;&amp;[$Sheet1.$O520]&amp;&quot; | &quot;&amp;[$Sheet1.$P520]&amp;&quot; | &quot;&amp;[$Sheet1.$Q520]" office:value-type="string" office:string-value="" calcext:value-type="error">
            <text:p>#NAME?</text:p>
          </table:table-cell>
          <table:table-cell office:value-type="string" calcext:value-type="string">
            <text:p>Health Care Advocacy</text:p>
          </table:table-cell>
          <table:table-cell office:value-type="string" calcext:value-type="string">
            <text:p>Advocacy</text:p>
          </table:table-cell>
          <table:table-cell office:value-type="string" calcext:value-type="string">
            <text:p>Health Care Advocacy</text:p>
          </table:table-cell>
          <table:table-cell office:value-type="string" calcext:value-type="string">
            <text:p>WACS Advocacy Africa 2023-2026</text:p>
          </table:table-cell>
          <table:table-cell table:number-columns-repeated="2"/>
          <table:table-cell office:value-type="string" calcext:value-type="string">
            <text:p>Advocacy</text:p>
          </table:table-cell>
          <table:table-cell office:value-type="date" office:date-value="2024-01-01" calcext:value-type="date">
            <text:p>1-Jan-24</text:p>
          </table:table-cell>
          <table:table-cell office:value-type="date" office:date-value="2026-12-01" calcext:value-type="date">
            <text:p>1-Dec-26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Africa</text:p>
          </table:table-cell>
          <table:table-cell table:number-columns-repeated="2"/>
          <table:table-cell table:style-name="ce29"/>
          <table:table-cell office:value-type="float" office:value="70" calcext:value-type="float">
            <text:p>70</text:p>
          </table:table-cell>
          <table:table-cell office:value-type="string" calcext:value-type="string">
            <text:p>RESIDENT</text:p>
          </table:table-cell>
          <table:table-cell office:value-type="string" calcext:value-type="string">
            <text:p>IP23AF01</text:p>
          </table:table-cell>
          <table:table-cell table:number-columns-repeated="1003"/>
        </table:table-row>
        <table:table-row table:style-name="ro5">
          <table:table-cell office:value-type="float" office:value="526" calcext:value-type="float">
            <text:p>526</text:p>
          </table:table-cell>
          <table:table-cell table:formula="of:=[$Sheet1.$F521]&amp;&quot; | &quot;&amp;[$Sheet1.$H521]&amp;&quot; | &quot;&amp;TEXT([$Sheet1.$J521];&quot;ddmmmyy&quot;)&amp;&quot;-&quot;&amp;TEXT([$Sheet1.$K521];&quot;ddmmmyy&quot;)&amp;&quot; | &quot;&amp;[$Sheet1.$M521]&amp;&quot; | &quot;&amp;[$Sheet1.$O521]&amp;&quot; | &quot;&amp;[$Sheet1.$P521]&amp;&quot; | &quot;&amp;[$Sheet1.$Q521]" office:value-type="string" office:string-value="" calcext:value-type="error">
            <text:p>#NAME?</text:p>
          </table:table-cell>
          <table:table-cell office:value-type="string" calcext:value-type="string">
            <text:p>Health Care Advocacy</text:p>
          </table:table-cell>
          <table:table-cell office:value-type="string" calcext:value-type="string">
            <text:p>Advocacy</text:p>
          </table:table-cell>
          <table:table-cell office:value-type="string" calcext:value-type="string">
            <text:p>Health Care Advocacy</text:p>
          </table:table-cell>
          <table:table-cell office:value-type="string" calcext:value-type="string">
            <text:p>PASHeF Advocacy Project 2024-2025</text:p>
          </table:table-cell>
          <table:table-cell table:number-columns-repeated="2"/>
          <table:table-cell office:value-type="string" calcext:value-type="string">
            <text:p>Advocacy</text:p>
          </table:table-cell>
          <table:table-cell office:value-type="date" office:date-value="2024-01-01" calcext:value-type="date">
            <text:p>1-Jan-24</text:p>
          </table:table-cell>
          <table:table-cell office:value-type="date" office:date-value="2026-12-01" calcext:value-type="date">
            <text:p>1-Dec-26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Africa</text:p>
          </table:table-cell>
          <table:table-cell table:number-columns-repeated="2"/>
          <table:table-cell table:style-name="ce29"/>
          <table:table-cell office:value-type="float" office:value="70" calcext:value-type="float">
            <text:p>70</text:p>
          </table:table-cell>
          <table:table-cell office:value-type="string" calcext:value-type="string">
            <text:p>ADVOC</text:p>
          </table:table-cell>
          <table:table-cell office:value-type="string" calcext:value-type="string">
            <text:p>IP24AF01</text:p>
          </table:table-cell>
          <table:table-cell table:number-columns-repeated="1003"/>
        </table:table-row>
        <table:table-row table:style-name="ro5">
          <table:table-cell office:value-type="float" office:value="527" calcext:value-type="float">
            <text:p>527</text:p>
          </table:table-cell>
          <table:table-cell table:formula="of:=[$Sheet1.$F522]&amp;&quot; | &quot;&amp;[$Sheet1.$H522]&amp;&quot; | &quot;&amp;TEXT([$Sheet1.$J522];&quot;ddmmmyy&quot;)&amp;&quot;-&quot;&amp;TEXT([$Sheet1.$K522];&quot;ddmmmyy&quot;)&amp;&quot; | &quot;&amp;[$Sheet1.$M522]&amp;&quot; | &quot;&amp;[$Sheet1.$O522]&amp;&quot; | &quot;&amp;[$Sheet1.$P522]&amp;&quot; | &quot;&amp;[$Sheet1.$Q522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On-ship Education and Training</text:p>
          </table:table-cell>
          <table:table-cell office:value-type="string" calcext:value-type="string">
            <text:p>Mentoring for Residents</text:p>
          </table:table-cell>
          <table:table-cell/>
          <table:table-cell office:value-type="string" calcext:value-type="string">
            <text:p>Participants</text:p>
          </table:table-cell>
          <table:table-cell office:value-type="string" calcext:value-type="string">
            <text:p>Mentoring</text:p>
          </table:table-cell>
          <table:table-cell office:value-type="date" office:date-value="2024-07-01" calcext:value-type="date">
            <text:p>1-Jul-24</text:p>
          </table:table-cell>
          <table:table-cell office:value-type="date" office:date-value="2025-12-31" calcext:value-type="date">
            <text:p>31-Dec-25</text:p>
          </table:table-cell>
          <table:table-cell/>
          <table:table-cell office:value-type="string" calcext:value-type="string">
            <text:p>Africa Mercy</text:p>
          </table:table-cell>
          <table:table-cell/>
          <table:table-cell office:value-type="string" calcext:value-type="string">
            <text:p>Madagascar</text:p>
          </table:table-cell>
          <table:table-cell office:value-type="string" calcext:value-type="string">
            <text:p>Toamasina</text:p>
          </table:table-cell>
          <table:table-cell office:value-type="string" calcext:value-type="string">
            <text:p>Africa Mercy</text:p>
          </table:table-cell>
          <table:table-cell table:style-name="ce29"/>
          <table:table-cell office:value-type="float" office:value="3" calcext:value-type="float">
            <text:p>3</text:p>
          </table:table-cell>
          <table:table-cell office:value-type="string" calcext:value-type="string">
            <text:p>RESIDENT</text:p>
          </table:table-cell>
          <table:table-cell office:value-type="string" calcext:value-type="string">
            <text:p>IP24MG15</text:p>
          </table:table-cell>
          <table:table-cell table:number-columns-repeated="1003"/>
        </table:table-row>
        <table:table-row table:style-name="ro5">
          <table:table-cell office:value-type="float" office:value="528" calcext:value-type="float">
            <text:p>528</text:p>
          </table:table-cell>
          <table:table-cell table:formula="of:=[$Sheet1.$F523]&amp;&quot; | &quot;&amp;[$Sheet1.$H523]&amp;&quot; | &quot;&amp;TEXT([$Sheet1.$J523];&quot;ddmmmyy&quot;)&amp;&quot;-&quot;&amp;TEXT([$Sheet1.$K523];&quot;ddmmmyy&quot;)&amp;&quot; | &quot;&amp;[$Sheet1.$M523]&amp;&quot; | &quot;&amp;[$Sheet1.$O523]&amp;&quot; | &quot;&amp;[$Sheet1.$P523]&amp;&quot; | &quot;&amp;[$Sheet1.$Q523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On-ship Education and Training</text:p>
          </table:table-cell>
          <table:table-cell office:value-type="string" calcext:value-type="string">
            <text:p>Anesthesia Mentoring</text:p>
          </table:table-cell>
          <table:table-cell/>
          <table:table-cell office:value-type="string" calcext:value-type="string">
            <text:p>Participants</text:p>
          </table:table-cell>
          <table:table-cell office:value-type="string" calcext:value-type="string">
            <text:p>Mentoring</text:p>
          </table:table-cell>
          <table:table-cell office:value-type="date" office:date-value="2024-07-01" calcext:value-type="date">
            <text:p>1-Jul-24</text:p>
          </table:table-cell>
          <table:table-cell office:value-type="date" office:date-value="2025-12-31" calcext:value-type="date">
            <text:p>31-Dec-25</text:p>
          </table:table-cell>
          <table:table-cell/>
          <table:table-cell office:value-type="string" calcext:value-type="string">
            <text:p>Africa Mercy</text:p>
          </table:table-cell>
          <table:table-cell/>
          <table:table-cell office:value-type="string" calcext:value-type="string">
            <text:p>Madagascar</text:p>
          </table:table-cell>
          <table:table-cell office:value-type="string" calcext:value-type="string">
            <text:p>Toamasina</text:p>
          </table:table-cell>
          <table:table-cell office:value-type="string" calcext:value-type="string">
            <text:p>Africa Mercy</text:p>
          </table:table-cell>
          <table:table-cell table:style-name="ce29"/>
          <table:table-cell office:value-type="float" office:value="3" calcext:value-type="float">
            <text:p>3</text:p>
          </table:table-cell>
          <table:table-cell office:value-type="string" calcext:value-type="string">
            <text:p>ANESTH</text:p>
          </table:table-cell>
          <table:table-cell office:value-type="string" calcext:value-type="string">
            <text:p>IP24MG18</text:p>
          </table:table-cell>
          <table:table-cell table:number-columns-repeated="1003"/>
        </table:table-row>
        <table:table-row table:style-name="ro5">
          <table:table-cell office:value-type="float" office:value="529" calcext:value-type="float">
            <text:p>529</text:p>
          </table:table-cell>
          <table:table-cell table:formula="of:=[$Sheet1.$F524]&amp;&quot; | &quot;&amp;[$Sheet1.$H524]&amp;&quot; | &quot;&amp;TEXT([$Sheet1.$J524];&quot;ddmmmyy&quot;)&amp;&quot;-&quot;&amp;TEXT([$Sheet1.$K524];&quot;ddmmmyy&quot;)&amp;&quot; | &quot;&amp;[$Sheet1.$M524]&amp;&quot; | &quot;&amp;[$Sheet1.$O524]&amp;&quot; | &quot;&amp;[$Sheet1.$P524]&amp;&quot; | &quot;&amp;[$Sheet1.$Q524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On-ship Education and Training</text:p>
          </table:table-cell>
          <table:table-cell office:value-type="string" calcext:value-type="string">
            <text:p>Nurse Mentoring</text:p>
          </table:table-cell>
          <table:table-cell/>
          <table:table-cell office:value-type="string" calcext:value-type="string">
            <text:p>Participants</text:p>
          </table:table-cell>
          <table:table-cell office:value-type="string" calcext:value-type="string">
            <text:p>Mentoring</text:p>
          </table:table-cell>
          <table:table-cell office:value-type="date" office:date-value="2024-07-01" calcext:value-type="date">
            <text:p>1-Jul-24</text:p>
          </table:table-cell>
          <table:table-cell office:value-type="date" office:date-value="2025-12-31" calcext:value-type="date">
            <text:p>31-Dec-25</text:p>
          </table:table-cell>
          <table:table-cell/>
          <table:table-cell office:value-type="string" calcext:value-type="string">
            <text:p>Africa Mercy</text:p>
          </table:table-cell>
          <table:table-cell/>
          <table:table-cell office:value-type="string" calcext:value-type="string">
            <text:p>Madagascar</text:p>
          </table:table-cell>
          <table:table-cell office:value-type="string" calcext:value-type="string">
            <text:p>Toamasina</text:p>
          </table:table-cell>
          <table:table-cell office:value-type="string" calcext:value-type="string">
            <text:p>Africa Mercy</text:p>
          </table:table-cell>
          <table:table-cell table:style-name="ce29"/>
          <table:table-cell office:value-type="float" office:value="3" calcext:value-type="float">
            <text:p>3</text:p>
          </table:table-cell>
          <table:table-cell office:value-type="string" calcext:value-type="string">
            <text:p>NURSING</text:p>
          </table:table-cell>
          <table:table-cell office:value-type="string" calcext:value-type="string">
            <text:p>IP24MG19</text:p>
          </table:table-cell>
          <table:table-cell table:number-columns-repeated="1003"/>
        </table:table-row>
        <table:table-row table:style-name="ro5">
          <table:table-cell office:value-type="float" office:value="530" calcext:value-type="float">
            <text:p>530</text:p>
          </table:table-cell>
          <table:table-cell table:formula="of:=[$Sheet1.$F525]&amp;&quot; | &quot;&amp;[$Sheet1.$H525]&amp;&quot; | &quot;&amp;TEXT([$Sheet1.$J525];&quot;ddmmmyy&quot;)&amp;&quot;-&quot;&amp;TEXT([$Sheet1.$K525];&quot;ddmmmyy&quot;)&amp;&quot; | &quot;&amp;[$Sheet1.$M525]&amp;&quot; | &quot;&amp;[$Sheet1.$O525]&amp;&quot; | &quot;&amp;[$Sheet1.$P525]&amp;&quot; | &quot;&amp;[$Sheet1.$Q525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Specialized Medical Education Sponsorship</text:p>
          </table:table-cell>
          <table:table-cell office:value-type="string" calcext:value-type="string">
            <text:p>Surgical Education Sponsorship (DES)</text:p>
          </table:table-cell>
          <table:table-cell office:value-type="string" calcext:value-type="string">
            <text:p>Parrainage de l'enseignement médical spécialisé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2-01-01" calcext:value-type="date">
            <text:p>1-Jan-22</text:p>
          </table:table-cell>
          <table:table-cell office:value-type="date" office:date-value="2026-01-01" calcext:value-type="date">
            <text:p>1-Jan-26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Guinea</text:p>
          </table:table-cell>
          <table:table-cell office:value-type="string" calcext:value-type="string">
            <text:p>Conakry</text:p>
          </table:table-cell>
          <table:table-cell/>
          <table:table-cell table:style-name="ce29" office:value-type="string" calcext:value-type="string">
            <text:p>Gamal University Dental School 2022-23 Statistics.xls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SSUR</text:p>
          </table:table-cell>
          <table:table-cell office:value-type="string" calcext:value-type="string">
            <text:p>IP24GN04</text:p>
          </table:table-cell>
          <table:table-cell table:number-columns-repeated="1003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$Sheet1.$F526]&amp;&quot; | &quot;&amp;[$Sheet1.$H526]&amp;&quot; | &quot;&amp;TEXT([$Sheet1.$J526];&quot;ddmmmyy&quot;)&amp;&quot;-&quot;&amp;TEXT([$Sheet1.$K526];&quot;ddmmmyy&quot;)&amp;&quot; | &quot;&amp;[$Sheet1.$M526]&amp;&quot; | &quot;&amp;[$Sheet1.$O526]&amp;&quot; | &quot;&amp;[$Sheet1.$P526]&amp;&quot; | &quot;&amp;[$Sheet1.$Q526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SAFE Obstetric Anesthesia Courses</text:p>
          </table:table-cell>
          <table:table-cell office:value-type="string" calcext:value-type="string">
            <text:p>SAFE Obstetric Anesthesia - Training of Trainers</text:p>
          </table:table-cell>
          <table:table-cell office:value-type="string" calcext:value-type="string">
            <text:p>Cours 'SAFE' en anesthésie obstétricale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Course</text:p>
          </table:table-cell>
          <table:table-cell table:number-columns-repeated="2" office:value-type="date" office:date-value="2024-07-19" calcext:value-type="date">
            <text:p>19-Jul-24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outh Africa</text:p>
          </table:table-cell>
          <table:table-cell office:value-type="string" calcext:value-type="string">
            <text:p>Klerksdorp</text:p>
          </table:table-cell>
          <table:table-cell office:value-type="string" calcext:value-type="string">
            <text:p>Thaba Tshwene Lodge</text:p>
          </table:table-cell>
          <table:table-cell table:style-name="ce30" office:value-type="string" calcext:value-type="string">
            <text:p><text:a xlink:href="../../../../../../:x:/r/sites/teams.programs-StatisticsandReporting/Shared%20Documents/Statistics%20and%20Reporting/Project%20Statistics/Transferred%20to%20main%20spreadsheet/Archive/2024/Short-term%20Project%20-%20Statistics%20for%20SA%20as%20at%2024%20July%202024.xlsx%3Fd=w8a73a4f3a67348348a990ee03df19e20&amp;csf=1&amp;web=1&amp;e=vT8cKd" xlink:type="simple">Short-term Project - Statistics for SA as at 24 July 2024.xlsx</text:a></text:p>
          </table:table-cell>
          <table:table-cell table:number-columns-repeated="2"/>
          <table:table-cell office:value-type="string" calcext:value-type="string">
            <text:p>IP24SA01</text:p>
          </table:table-cell>
          <table:table-cell table:number-columns-repeated="1003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$Sheet1.$F527]&amp;&quot; | &quot;&amp;[$Sheet1.$H527]&amp;&quot; | &quot;&amp;TEXT([$Sheet1.$J527];&quot;ddmmmyy&quot;)&amp;&quot;-&quot;&amp;TEXT([$Sheet1.$K527];&quot;ddmmmyy&quot;)&amp;&quot; | &quot;&amp;[$Sheet1.$M527]&amp;&quot; | &quot;&amp;[$Sheet1.$O527]&amp;&quot; | &quot;&amp;[$Sheet1.$P527]&amp;&quot; | &quot;&amp;[$Sheet1.$Q527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Obstetric Anesthesia Courses</text:p>
          </table:table-cell>
          <table:table-cell office:value-type="string" calcext:value-type="string">
            <text:p>SAFE Obstetric Anesthesia</text:p>
          </table:table-cell>
          <table:table-cell office:value-type="string" calcext:value-type="string">
            <text:p>Cours 'SAFE' en anesthésie obstétric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4-07-19" calcext:value-type="date">
            <text:p>19-Jul-24</text:p>
          </table:table-cell>
          <table:table-cell office:value-type="date" office:date-value="2024-07-21" calcext:value-type="date">
            <text:p>21-Jul-24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outh Africa</text:p>
          </table:table-cell>
          <table:table-cell office:value-type="string" calcext:value-type="string">
            <text:p>Klerksdorp</text:p>
          </table:table-cell>
          <table:table-cell office:value-type="string" calcext:value-type="string">
            <text:p>Thaba Tshwene Lodge</text:p>
          </table:table-cell>
          <table:table-cell table:style-name="ce30" office:value-type="string" calcext:value-type="string">
            <text:p><text:a xlink:href="../../../../../../:x:/r/sites/teams.programs-StatisticsandReporting/Shared%20Documents/Statistics%20and%20Reporting/Project%20Statistics/Transferred%20to%20main%20spreadsheet/Archive/2024/Short-term%20Project%20-%20Statistics%20for%20SA%20as%20at%2024%20July%202024.xlsx%3Fd=w8a73a4f3a67348348a990ee03df19e20&amp;csf=1&amp;web=1&amp;e=vT8cKd" xlink:type="simple">Short-term Project - Statistics for SA as at 24 July 2024.xlsx</text:a></text:p>
          </table:table-cell>
          <table:table-cell table:number-columns-repeated="2"/>
          <table:table-cell office:value-type="string" calcext:value-type="string">
            <text:p>IP24SA01</text:p>
          </table:table-cell>
          <table:table-cell table:number-columns-repeated="1003"/>
        </table:table-row>
        <table:table-row table:style-name="ro5">
          <table:table-cell table:style-name="ce1" office:value-type="float" office:value="533" calcext:value-type="float">
            <text:p>533</text:p>
          </table:table-cell>
          <table:table-cell table:formula="of:=[$Sheet1.$F528]&amp;&quot; | &quot;&amp;[$Sheet1.$H528]&amp;&quot; | &quot;&amp;TEXT([$Sheet1.$J528];&quot;ddmmmyy&quot;)&amp;&quot;-&quot;&amp;TEXT([$Sheet1.$K528];&quot;ddmmmyy&quot;)&amp;&quot; | &quot;&amp;[$Sheet1.$M528]&amp;&quot; | &quot;&amp;[$Sheet1.$O528]&amp;&quot; | &quot;&amp;[$Sheet1.$P528]&amp;&quot; | &quot;&amp;[$Sheet1.$Q528]" office:value-type="string" office:string-value="" calcext:value-type="error">
            <text:p>#NAME?</text:p>
          </table:table-cell>
          <table:table-cell table:style-name="ce3" office:value-type="string" calcext:value-type="string">
            <text:p>Educational and Spiritual Assistance</text:p>
          </table:table-cell>
          <table:table-cell table:style-name="ce3" office:value-type="string" calcext:value-type="string">
            <text:p>Training of Trainers</text:p>
          </table:table-cell>
          <table:table-cell table:style-name="ce3" office:value-type="string" calcext:value-type="string">
            <text:p>SAFE Pediatric Anesthesia Courses</text:p>
          </table:table-cell>
          <table:table-cell table:style-name="ce3" office:value-type="string" calcext:value-type="string">
            <text:p>SAFE Pediatric Anesthesia - Training of Trainers</text:p>
          </table:table-cell>
          <table:table-cell table:style-name="ce3"/>
          <table:table-cell table:style-name="ce3" office:value-type="string" calcext:value-type="string">
            <text:p>Training of Trainers</text:p>
          </table:table-cell>
          <table:table-cell table:style-name="ce3" office:value-type="string" calcext:value-type="string">
            <text:p>Course</text:p>
          </table:table-cell>
          <table:table-cell table:style-name="ce15" office:value-type="date" office:date-value="2024-08-16" calcext:value-type="date">
            <text:p>16-Aug-24</text:p>
          </table:table-cell>
          <table:table-cell table:style-name="ce15" office:value-type="date" office:date-value="2024-08-18" calcext:value-type="date">
            <text:p>18-Aug-24</text:p>
          </table:table-cell>
          <table:table-cell table:style-name="ce21"/>
          <table:table-cell table:style-name="ce21" office:value-type="string" calcext:value-type="string">
            <text:p>Off-ship</text:p>
          </table:table-cell>
          <table:table-cell table:style-name="ce3"/>
          <table:table-cell table:style-name="ce3" office:value-type="string" calcext:value-type="string">
            <text:p>South Africa</text:p>
          </table:table-cell>
          <table:table-cell table:style-name="ce3" office:value-type="string" calcext:value-type="string">
            <text:p>Johannesburg</text:p>
          </table:table-cell>
          <table:table-cell table:style-name="ce3" office:value-type="string" calcext:value-type="string">
            <text:p>Nelson Mandela Children's Hospital</text:p>
          </table:table-cell>
          <table:table-cell table:style-name="ce31" office:value-type="string" calcext:value-type="string">
            <text:p><text:a xlink:href="../../../../../../:x:/r/sites/teams.programs-StatisticsandReporting/Shared%20Documents/Statistics%20and%20Reporting/Project%20Statistics/Transferred%20to%20main%20spreadsheet/Archive/2024/Copy%20of%20Short-term%20Project%20-%20Statistics%20for%20SA%20as%20at%2018%20August%202024.xlsx%3Fd=w3766ac2e926f4fb4867a3f81112ddb82&amp;csf=1&amp;web=1&amp;e=vmolDw" xlink:type="simple">Copy of Short-term Project - Statistics for SA as at 18 August 2024.xlsx</text:a></text:p>
          </table:table-cell>
          <table:table-cell table:style-name="ce34"/>
          <table:table-cell table:style-name="ce3"/>
          <table:table-cell table:style-name="ce39" office:value-type="string" calcext:value-type="string">
            <text:p>IP24SA01</text:p>
          </table:table-cell>
          <table:table-cell table:number-columns-repeated="1003"/>
        </table:table-row>
        <table:table-row table:style-name="ro5">
          <table:table-cell table:style-name="ce2" office:value-type="float" office:value="534" calcext:value-type="float">
            <text:p>534</text:p>
          </table:table-cell>
          <table:table-cell table:formula="of:=[$Sheet1.$F529]&amp;&quot; | &quot;&amp;[$Sheet1.$H529]&amp;&quot; | &quot;&amp;TEXT([$Sheet1.$J529];&quot;ddmmmyy&quot;)&amp;&quot;-&quot;&amp;TEXT([$Sheet1.$K529];&quot;ddmmmyy&quot;)&amp;&quot; | &quot;&amp;[$Sheet1.$M529]&amp;&quot; | &quot;&amp;[$Sheet1.$O529]&amp;&quot; | &quot;&amp;[$Sheet1.$P529]&amp;&quot; | &quot;&amp;[$Sheet1.$Q529]" office:value-type="string" office:string-value="" calcext:value-type="error">
            <text:p>#NAME?</text:p>
          </table:table-cell>
          <table:table-cell table:style-name="ce4" office:value-type="string" calcext:value-type="string">
            <text:p>Educational and Spiritual Assistance</text:p>
          </table:table-cell>
          <table:table-cell table:style-name="ce4" office:value-type="string" calcext:value-type="string">
            <text:p>Medical Courses</text:p>
          </table:table-cell>
          <table:table-cell table:style-name="ce4" office:value-type="string" calcext:value-type="string">
            <text:p>SAFE Pediatric Anesthesia Courses</text:p>
          </table:table-cell>
          <table:table-cell table:style-name="ce4" office:value-type="string" calcext:value-type="string">
            <text:p>SAFE Pediatric Anesthesia</text:p>
          </table:table-cell>
          <table:table-cell table:style-name="ce4"/>
          <table:table-cell table:style-name="ce4" office:value-type="string" calcext:value-type="string">
            <text:p>Participants</text:p>
          </table:table-cell>
          <table:table-cell table:style-name="ce4" office:value-type="string" calcext:value-type="string">
            <text:p>Course</text:p>
          </table:table-cell>
          <table:table-cell table:style-name="ce16" office:value-type="date" office:date-value="2024-08-16" calcext:value-type="date">
            <text:p>16-Aug-24</text:p>
          </table:table-cell>
          <table:table-cell table:style-name="ce16" office:value-type="date" office:date-value="2024-08-18" calcext:value-type="date">
            <text:p>18-Aug-24</text:p>
          </table:table-cell>
          <table:table-cell table:style-name="ce22"/>
          <table:table-cell table:style-name="ce22" office:value-type="string" calcext:value-type="string">
            <text:p>Off-ship</text:p>
          </table:table-cell>
          <table:table-cell table:style-name="ce4"/>
          <table:table-cell table:style-name="ce4" office:value-type="string" calcext:value-type="string">
            <text:p>South Africa</text:p>
          </table:table-cell>
          <table:table-cell table:style-name="ce4" office:value-type="string" calcext:value-type="string">
            <text:p>Johannesburg</text:p>
          </table:table-cell>
          <table:table-cell table:style-name="ce4" office:value-type="string" calcext:value-type="string">
            <text:p>Nelson Mandela Children's Hospital</text:p>
          </table:table-cell>
          <table:table-cell table:style-name="ce32" office:value-type="string" calcext:value-type="string">
            <text:p><text:a xlink:href="../../../../../../:x:/r/sites/teams.programs-StatisticsandReporting/Shared%20Documents/Statistics%20and%20Reporting/Project%20Statistics/Transferred%20to%20main%20spreadsheet/Archive/2024/Copy%20of%20Short-term%20Project%20-%20Statistics%20for%20SA%20as%20at%2018%20August%202024.xlsx%3Fd=w3766ac2e926f4fb4867a3f81112ddb82&amp;csf=1&amp;web=1&amp;e=vmolDw" xlink:type="simple">Copy of Short-term Project - Statistics for SA as at 18 August 2024.xlsx</text:a></text:p>
          </table:table-cell>
          <table:table-cell table:style-name="ce35"/>
          <table:table-cell table:style-name="ce4"/>
          <table:table-cell table:style-name="ce40" office:value-type="string" calcext:value-type="string">
            <text:p>IP24SA01</text:p>
          </table:table-cell>
          <table:table-cell table:number-columns-repeated="1003"/>
        </table:table-row>
        <table:table-row table:style-name="ro5">
          <table:table-cell table:style-name="ce1" office:value-type="float" office:value="535" calcext:value-type="float">
            <text:p>535</text:p>
          </table:table-cell>
          <table:table-cell table:formula="of:=[$Sheet1.$F530]&amp;&quot; | &quot;&amp;[$Sheet1.$H530]&amp;&quot; | &quot;&amp;TEXT([$Sheet1.$J530];&quot;ddmmmyy&quot;)&amp;&quot;-&quot;&amp;TEXT([$Sheet1.$K530];&quot;ddmmmyy&quot;)&amp;&quot; | &quot;&amp;[$Sheet1.$M530]&amp;&quot; | &quot;&amp;[$Sheet1.$O530]&amp;&quot; | &quot;&amp;[$Sheet1.$P530]&amp;&quot; | &quot;&amp;[$Sheet1.$Q530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Safer Surgery at Connaught Hospital</text:p>
          </table:table-cell>
          <table:table-cell office:value-type="string" calcext:value-type="string">
            <text:p>Clean Cut Project (Lifebox)</text:p>
          </table:table-cell>
          <table:table-cell/>
          <table:table-cell table:style-name="ce4" office:value-type="string" calcext:value-type="string">
            <text:p>Participants</text:p>
          </table:table-cell>
          <table:table-cell table:style-name="ce4" office:value-type="string" calcext:value-type="string">
            <text:p>Course</text:p>
          </table:table-cell>
          <table:table-cell table:style-name="ce17" office:value-type="date" office:date-value="2024-06-25" calcext:value-type="date">
            <text:p>25-Jun-24</text:p>
          </table:table-cell>
          <table:table-cell table:style-name="ce16" office:value-type="date" office:date-value="2027-08-18" calcext:value-type="date">
            <text:p>18-Aug-27</text:p>
          </table:table-cell>
          <table:table-cell/>
          <table:table-cell table:style-name="ce22" office:value-type="string" calcext:value-type="string">
            <text:p>Off-ship</text:p>
          </table:table-cell>
          <table:table-cell/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Connaught Hospital</text:p>
          </table:table-cell>
          <table:table-cell table:style-name="ce29"/>
          <table:table-cell/>
          <table:table-cell table:style-name="ce36" office:value-type="string" calcext:value-type="string">
            <text:p>LIFEBOX</text:p>
          </table:table-cell>
          <table:table-cell office:value-type="string" calcext:value-type="string">
            <text:p>IP23SL24</text:p>
          </table:table-cell>
          <table:table-cell table:number-columns-repeated="1003"/>
        </table:table-row>
        <table:table-row table:style-name="ro5">
          <table:table-cell table:style-name="ce2" office:value-type="float" office:value="536" calcext:value-type="float">
            <text:p>536</text:p>
          </table:table-cell>
          <table:table-cell table:formula="of:=[$Sheet1.$F531]&amp;&quot; | &quot;&amp;[$Sheet1.$H531]&amp;&quot; | &quot;&amp;TEXT([$Sheet1.$J531];&quot;ddmmmyy&quot;)&amp;&quot;-&quot;&amp;TEXT([$Sheet1.$K531];&quot;ddmmmyy&quot;)&amp;&quot; | &quot;&amp;[$Sheet1.$M531]&amp;&quot; | &quot;&amp;[$Sheet1.$O531]&amp;&quot; | &quot;&amp;[$Sheet1.$P531]&amp;&quot; | &quot;&amp;[$Sheet1.$Q531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Safer Surgery at Connaught Hospital</text:p>
          </table:table-cell>
          <table:table-cell office:value-type="string" calcext:value-type="string">
            <text:p>SPECT - Sterile Processing Specialist Training and Mentoring</text:p>
          </table:table-cell>
          <table:table-cell/>
          <table:table-cell table:style-name="ce4" office:value-type="string" calcext:value-type="string">
            <text:p>Participants</text:p>
          </table:table-cell>
          <table:table-cell table:style-name="ce4" office:value-type="string" calcext:value-type="string">
            <text:p>Course</text:p>
          </table:table-cell>
          <table:table-cell table:style-name="ce16" office:value-type="date" office:date-value="2024-08-17" calcext:value-type="date">
            <text:p>17-Aug-24</text:p>
          </table:table-cell>
          <table:table-cell table:style-name="ce16" office:value-type="date" office:date-value="2027-08-18" calcext:value-type="date">
            <text:p>18-Aug-27</text:p>
          </table:table-cell>
          <table:table-cell/>
          <table:table-cell table:style-name="ce22" office:value-type="string" calcext:value-type="string">
            <text:p>Off-ship</text:p>
          </table:table-cell>
          <table:table-cell/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Connaught Hospital</text:p>
          </table:table-cell>
          <table:table-cell table:style-name="ce29"/>
          <table:table-cell table:number-columns-repeated="2"/>
          <table:table-cell office:value-type="string" calcext:value-type="string">
            <text:p>IP23SL13</text:p>
          </table:table-cell>
          <table:table-cell table:number-columns-repeated="1003"/>
        </table:table-row>
        <table:table-row table:style-name="ro5">
          <table:table-cell table:style-name="ce1" office:value-type="float" office:value="537" calcext:value-type="float">
            <text:p>537</text:p>
          </table:table-cell>
          <table:table-cell table:formula="of:=[$Sheet1.$F532]&amp;&quot; | &quot;&amp;[$Sheet1.$H532]&amp;&quot; | &quot;&amp;TEXT([$Sheet1.$J532];&quot;ddmmmyy&quot;)&amp;&quot;-&quot;&amp;TEXT([$Sheet1.$K532];&quot;ddmmmyy&quot;)&amp;&quot; | &quot;&amp;[$Sheet1.$M532]&amp;&quot; | &quot;&amp;[$Sheet1.$O532]&amp;&quot; | &quot;&amp;[$Sheet1.$P532]&amp;&quot; | &quot;&amp;[$Sheet1.$Q532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Safer Surgery at Connaught Hospital</text:p>
          </table:table-cell>
          <table:table-cell table:style-name="ce8" office:value-type="string" calcext:value-type="string">
            <text:p>Peri-operative Nurse Training (MSSI)</text:p>
          </table:table-cell>
          <table:table-cell/>
          <table:table-cell table:style-name="ce4" office:value-type="string" calcext:value-type="string">
            <text:p>Participants</text:p>
          </table:table-cell>
          <table:table-cell table:style-name="ce4" office:value-type="string" calcext:value-type="string">
            <text:p>Course</text:p>
          </table:table-cell>
          <table:table-cell table:style-name="ce17" office:value-type="date" office:date-value="2024-06-25" calcext:value-type="date">
            <text:p>25-Jun-24</text:p>
          </table:table-cell>
          <table:table-cell table:style-name="ce16" office:value-type="date" office:date-value="2024-09-30" calcext:value-type="date">
            <text:p>30-Sep-24</text:p>
          </table:table-cell>
          <table:table-cell/>
          <table:table-cell table:style-name="ce22" office:value-type="string" calcext:value-type="string">
            <text:p>Off-ship</text:p>
          </table:table-cell>
          <table:table-cell/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Connaught Hospital</text:p>
          </table:table-cell>
          <table:table-cell table:style-name="ce29"/>
          <table:table-cell/>
          <table:table-cell office:value-type="string" calcext:value-type="string">
            <text:p>NURSING</text:p>
          </table:table-cell>
          <table:table-cell office:value-type="string" calcext:value-type="string">
            <text:p>IP24SL12</text:p>
          </table:table-cell>
          <table:table-cell table:number-columns-repeated="1003"/>
        </table:table-row>
        <table:table-row table:style-name="ro5">
          <table:table-cell table:style-name="ce2" office:value-type="float" office:value="538" calcext:value-type="float">
            <text:p>538</text:p>
          </table:table-cell>
          <table:table-cell table:formula="of:=[$Sheet1.$F533]&amp;&quot; | &quot;&amp;[$Sheet1.$H533]&amp;&quot; | &quot;&amp;TEXT([$Sheet1.$J533];&quot;ddmmmyy&quot;)&amp;&quot;-&quot;&amp;TEXT([$Sheet1.$K533];&quot;ddmmmyy&quot;)&amp;&quot; | &quot;&amp;[$Sheet1.$M533]&amp;&quot; | &quot;&amp;[$Sheet1.$O533]&amp;&quot; | &quot;&amp;[$Sheet1.$P533]&amp;&quot; | &quot;&amp;[$Sheet1.$Q533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Safer Surgery at Connaught Hospital</text:p>
          </table:table-cell>
          <table:table-cell office:value-type="string" calcext:value-type="string">
            <text:p>Ward Nurse Mentoring at Connaught (Mercy Ships)</text:p>
          </table:table-cell>
          <table:table-cell/>
          <table:table-cell table:style-name="ce4" office:value-type="string" calcext:value-type="string">
            <text:p>Participants</text:p>
          </table:table-cell>
          <table:table-cell table:style-name="ce4" office:value-type="string" calcext:value-type="string">
            <text:p>Mentoring</text:p>
          </table:table-cell>
          <table:table-cell table:style-name="ce16" office:value-type="date" office:date-value="2024-08-12" calcext:value-type="date">
            <text:p>12-Aug-24</text:p>
          </table:table-cell>
          <table:table-cell table:style-name="ce16" office:value-type="date" office:date-value="2027-06-30" calcext:value-type="date">
            <text:p>30-Jun-27</text:p>
          </table:table-cell>
          <table:table-cell/>
          <table:table-cell table:style-name="ce22" office:value-type="string" calcext:value-type="string">
            <text:p>Off-ship</text:p>
          </table:table-cell>
          <table:table-cell/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Connaught Hospital</text:p>
          </table:table-cell>
          <table:table-cell table:style-name="ce29"/>
          <table:table-cell/>
          <table:table-cell office:value-type="string" calcext:value-type="string">
            <text:p>NURSING</text:p>
          </table:table-cell>
          <table:table-cell office:value-type="string" calcext:value-type="string">
            <text:p>IP24SL12</text:p>
          </table:table-cell>
          <table:table-cell table:number-columns-repeated="1003"/>
        </table:table-row>
        <table:table-row table:style-name="ro5">
          <table:table-cell office:value-type="float" office:value="539" calcext:value-type="float">
            <text:p>539</text:p>
          </table:table-cell>
          <table:table-cell table:formula="of:=[$Sheet1.$F534]&amp;&quot; | &quot;&amp;[$Sheet1.$H534]&amp;&quot; | &quot;&amp;TEXT([$Sheet1.$J534];&quot;ddmmmyy&quot;)&amp;&quot;-&quot;&amp;TEXT([$Sheet1.$K534];&quot;ddmmmyy&quot;)&amp;&quot; | &quot;&amp;[$Sheet1.$M534]&amp;&quot; | &quot;&amp;[$Sheet1.$O534]&amp;&quot; | &quot;&amp;[$Sheet1.$P534]&amp;&quot; | &quot;&amp;[$Sheet1.$Q534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Specialized Medical Education Sponsorship</text:p>
          </table:table-cell>
          <table:table-cell office:value-type="string" calcext:value-type="string">
            <text:p>Specialized Dental Education Sponsorship - 2024 Class - Sierra Leone Students at UGANC in Guinea</text:p>
          </table:table-cell>
          <table:table-cell office:value-type="string" calcext:value-type="string">
            <text:p>Parrainage de l'enseignement médical spécialisé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4-09-01" calcext:value-type="date">
            <text:p>1-Sep-24</text:p>
          </table:table-cell>
          <table:table-cell office:value-type="date" office:date-value="2028-01-01" calcext:value-type="date">
            <text:p>1-Jan-28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/>
          <table:table-cell table:style-name="ce29" office:value-type="string" calcext:value-type="string">
            <text:p>Gamal University Dental School 2022-23 Statistics.xlsx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IP23SL12</text:p>
          </table:table-cell>
          <table:table-cell table:number-columns-repeated="1003"/>
        </table:table-row>
        <table:table-row table:style-name="ro5">
          <table:table-cell table:style-name="ce2" office:value-type="float" office:value="540" calcext:value-type="float">
            <text:p>540</text:p>
          </table:table-cell>
          <table:table-cell table:formula="of:=[$Sheet1.$F535]&amp;&quot; | &quot;&amp;[$Sheet1.$H535]&amp;&quot; | &quot;&amp;TEXT([$Sheet1.$J535];&quot;ddmmmyy&quot;)&amp;&quot;-&quot;&amp;TEXT([$Sheet1.$K535];&quot;ddmmmyy&quot;)&amp;&quot; | &quot;&amp;[$Sheet1.$M535]&amp;&quot; | &quot;&amp;[$Sheet1.$O535]&amp;&quot; | &quot;&amp;[$Sheet1.$P535]&amp;&quot; | &quot;&amp;[$Sheet1.$Q535]" office:value-type="string" office:string-value="" calcext:value-type="error">
            <text:p>#NAME?</text:p>
          </table:table-cell>
          <table:table-cell table:style-name="ce4" office:value-type="string" calcext:value-type="string">
            <text:p>Educational and Spiritual Assistance</text:p>
          </table:table-cell>
          <table:table-cell table:style-name="ce4" office:value-type="string" calcext:value-type="string">
            <text:p>Medical Courses</text:p>
          </table:table-cell>
          <table:table-cell table:style-name="ce4" office:value-type="string" calcext:value-type="string">
            <text:p>SAFE Pediatric Anesthesia Courses</text:p>
          </table:table-cell>
          <table:table-cell table:style-name="ce4" office:value-type="string" calcext:value-type="string">
            <text:p>SAFE Pediatric Anesthesia</text:p>
          </table:table-cell>
          <table:table-cell table:style-name="ce4"/>
          <table:table-cell table:style-name="ce4" office:value-type="string" calcext:value-type="string">
            <text:p>Participants</text:p>
          </table:table-cell>
          <table:table-cell table:style-name="ce4" office:value-type="string" calcext:value-type="string">
            <text:p>Course</text:p>
          </table:table-cell>
          <table:table-cell table:style-name="ce16" office:value-type="date" office:date-value="2024-10-11" calcext:value-type="date">
            <text:p>11-Oct-24</text:p>
          </table:table-cell>
          <table:table-cell table:style-name="ce16" office:value-type="date" office:date-value="2024-10-13" calcext:value-type="date">
            <text:p>13-Oct-24</text:p>
          </table:table-cell>
          <table:table-cell table:style-name="ce22"/>
          <table:table-cell table:style-name="ce22" office:value-type="string" calcext:value-type="string">
            <text:p>Off-ship</text:p>
          </table:table-cell>
          <table:table-cell table:style-name="ce4"/>
          <table:table-cell table:style-name="ce4" office:value-type="string" calcext:value-type="string">
            <text:p>South Africa</text:p>
          </table:table-cell>
          <table:table-cell table:style-name="ce4" office:value-type="string" calcext:value-type="string">
            <text:p>Pietermaritzburg</text:p>
          </table:table-cell>
          <table:table-cell table:style-name="ce4" office:value-type="string" calcext:value-type="string">
            <text:p>Northdale Hospital</text:p>
          </table:table-cell>
          <table:table-cell table:style-name="ce30" office:value-type="string" calcext:value-type="string">
            <text:p><text:a xlink:href="../../../../../../:x:/r/sites/teams.programs-StatisticsandReporting/Shared%20Documents/Statistics%20and%20Reporting/Project%20Statistics/Transferred%20to%20main%20spreadsheet/Archive/2024/Short-term%20Project%20-%20Statistics%20for%20SA%20as%20at%2014%20October%202024.xlsx%3Fd=wdd88df36df34468fb7c1de4c42c5cf65&amp;csf=1&amp;web=1&amp;e=ZNXoIy" xlink:type="simple">Short-term Project - Statistics for SA as at 14 October 2024.xlsx</text:a></text:p>
          </table:table-cell>
          <table:table-cell table:style-name="ce35"/>
          <table:table-cell table:style-name="ce4"/>
          <table:table-cell table:style-name="ce40" office:value-type="string" calcext:value-type="string">
            <text:p>IP24SA01</text:p>
          </table:table-cell>
          <table:table-cell table:number-columns-repeated="1003"/>
        </table:table-row>
        <table:table-row table:style-name="ro5">
          <table:table-cell office:value-type="float" office:value="541" calcext:value-type="float">
            <text:p>541</text:p>
          </table:table-cell>
          <table:table-cell table:formula="of:=[$Sheet1.$F536]&amp;&quot; | &quot;&amp;[$Sheet1.$H536]&amp;&quot; | &quot;&amp;TEXT([$Sheet1.$J536];&quot;ddmmmyy&quot;)&amp;&quot;-&quot;&amp;TEXT([$Sheet1.$K536];&quot;ddmmmyy&quot;)&amp;&quot; | &quot;&amp;[$Sheet1.$M536]&amp;&quot; | &quot;&amp;[$Sheet1.$O536]&amp;&quot; | &quot;&amp;[$Sheet1.$P536]&amp;&quot; | &quot;&amp;[$Sheet1.$Q536]" office:value-type="string" office:string-value="" calcext:value-type="error">
            <text:p>#NAME?</text:p>
          </table:table-cell>
          <table:table-cell table:style-name="ce5" office:value-type="string" calcext:value-type="string">
            <text:p>Educational and Spiritual Assistance</text:p>
          </table:table-cell>
          <table:table-cell table:style-name="ce5" office:value-type="string" calcext:value-type="string">
            <text:p>Training of Trainers</text:p>
          </table:table-cell>
          <table:table-cell table:style-name="ce5" office:value-type="string" calcext:value-type="string">
            <text:p>SAFE Pediatric Anesthesia Courses</text:p>
          </table:table-cell>
          <table:table-cell table:style-name="ce5" office:value-type="string" calcext:value-type="string">
            <text:p>SAFE Pediatric Anesthesia - Training of Trainers</text:p>
          </table:table-cell>
          <table:table-cell table:style-name="ce5"/>
          <table:table-cell table:style-name="ce5" office:value-type="string" calcext:value-type="string">
            <text:p>Training of Trainers</text:p>
          </table:table-cell>
          <table:table-cell table:style-name="ce5" office:value-type="string" calcext:value-type="string">
            <text:p>Course</text:p>
          </table:table-cell>
          <table:table-cell table:style-name="ce18" office:value-type="date" office:date-value="2024-10-11" calcext:value-type="date">
            <text:p>11-Oct-24</text:p>
          </table:table-cell>
          <table:table-cell table:style-name="ce18" office:value-type="date" office:date-value="2024-10-13" calcext:value-type="date">
            <text:p>13-Oct-24</text:p>
          </table:table-cell>
          <table:table-cell table:style-name="ce23"/>
          <table:table-cell table:style-name="ce23" office:value-type="string" calcext:value-type="string">
            <text:p>Off-ship</text:p>
          </table:table-cell>
          <table:table-cell table:style-name="ce5"/>
          <table:table-cell table:style-name="ce5" office:value-type="string" calcext:value-type="string">
            <text:p>South Africa</text:p>
          </table:table-cell>
          <table:table-cell table:style-name="ce4" office:value-type="string" calcext:value-type="string">
            <text:p>Pietermaritzburg</text:p>
          </table:table-cell>
          <table:table-cell table:style-name="ce4" office:value-type="string" calcext:value-type="string">
            <text:p>Northdale Hospital</text:p>
          </table:table-cell>
          <table:table-cell table:style-name="ce30" office:value-type="string" calcext:value-type="string">
            <text:p><text:a xlink:href="../../../../../../:x:/r/sites/teams.programs-StatisticsandReporting/Shared%20Documents/Statistics%20and%20Reporting/Project%20Statistics/Transferred%20to%20main%20spreadsheet/Archive/2024/Short-term%20Project%20-%20Statistics%20for%20SA%20as%20at%2014%20October%202024.xlsx%3Fd=wdd88df36df34468fb7c1de4c42c5cf65&amp;csf=1&amp;web=1&amp;e=ZNXoIy" xlink:type="simple">Short-term Project - Statistics for SA as at 14 October 2024.xlsx</text:a></text:p>
          </table:table-cell>
          <table:table-cell table:style-name="ce34"/>
          <table:table-cell table:style-name="ce5"/>
          <table:table-cell table:style-name="ce41" office:value-type="string" calcext:value-type="string">
            <text:p>IP24SA01</text:p>
          </table:table-cell>
          <table:table-cell table:number-columns-repeated="1003"/>
        </table:table-row>
        <table:table-row table:style-name="ro5">
          <table:table-cell table:style-name="ce2" office:value-type="float" office:value="542" calcext:value-type="float">
            <text:p>542</text:p>
          </table:table-cell>
          <table:table-cell table:formula="of:=[$Sheet1.$F537]&amp;&quot; | &quot;&amp;[$Sheet1.$H537]&amp;&quot; | &quot;&amp;TEXT([$Sheet1.$J537];&quot;ddmmmyy&quot;)&amp;&quot;-&quot;&amp;TEXT([$Sheet1.$K537];&quot;ddmmmyy&quot;)&amp;&quot; | &quot;&amp;[$Sheet1.$M537]&amp;&quot; | &quot;&amp;[$Sheet1.$O537]&amp;&quot; | &quot;&amp;[$Sheet1.$P537]&amp;&quot; | &quot;&amp;[$Sheet1.$Q537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Specialized Medical Education Sponsorship</text:p>
          </table:table-cell>
          <table:table-cell office:value-type="string" calcext:value-type="string">
            <text:p>Specialized Dental Education Sponsorship - 2024 Class - Guinea-Bissau Students at UGANC in Guinea</text:p>
          </table:table-cell>
          <table:table-cell office:value-type="string" calcext:value-type="string">
            <text:p>Parrainage de l'enseignement médical spécialisé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4-09-01" calcext:value-type="date">
            <text:p>1-Sep-24</text:p>
          </table:table-cell>
          <table:table-cell office:value-type="date" office:date-value="2028-01-01" calcext:value-type="date">
            <text:p>1-Jan-28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Guinea-Bissau</text:p>
          </table:table-cell>
          <table:table-cell office:value-type="string" calcext:value-type="string">
            <text:p>Bissau</text:p>
          </table:table-cell>
          <table:table-cell/>
          <table:table-cell table:style-name="ce29" office:value-type="string" calcext:value-type="string">
            <text:p>Gamal University Dental School 2022-23 Statistics.xlsx</text:p>
          </table:table-cell>
          <table:table-cell table:number-columns-repeated="1006"/>
        </table:table-row>
        <table:table-row table:style-name="ro5">
          <table:table-cell office:value-type="float" office:value="543" calcext:value-type="float">
            <text:p>543</text:p>
          </table:table-cell>
          <table:table-cell table:formula="of:=[$Sheet1.$F538]&amp;&quot; | &quot;&amp;[$Sheet1.$H538]&amp;&quot; | &quot;&amp;TEXT([$Sheet1.$J538];&quot;ddmmmyy&quot;)&amp;&quot;-&quot;&amp;TEXT([$Sheet1.$K538];&quot;ddmmmyy&quot;)&amp;&quot; | &quot;&amp;[$Sheet1.$M538]&amp;&quot; | &quot;&amp;[$Sheet1.$O538]&amp;&quot; | &quot;&amp;[$Sheet1.$P538]&amp;&quot; | &quot;&amp;[$Sheet1.$Q538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Specialized Medical Education Sponsorship</text:p>
          </table:table-cell>
          <table:table-cell office:value-type="string" calcext:value-type="string">
            <text:p>Specialized Dental Education Sponsorship - 2024 Class - Benin Students at UGANC in Guinea</text:p>
          </table:table-cell>
          <table:table-cell office:value-type="string" calcext:value-type="string">
            <text:p>Parrainage de l'enseignement médical spécialisé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4-09-01" calcext:value-type="date">
            <text:p>1-Sep-24</text:p>
          </table:table-cell>
          <table:table-cell office:value-type="date" office:date-value="2028-01-01" calcext:value-type="date">
            <text:p>1-Jan-28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Benin</text:p>
          </table:table-cell>
          <table:table-cell office:value-type="string" calcext:value-type="string">
            <text:p>Cotonou</text:p>
          </table:table-cell>
          <table:table-cell/>
          <table:table-cell table:style-name="ce29" office:value-type="string" calcext:value-type="string">
            <text:p>Gamal University Dental School 2022-23 Statistics.xlsx</text:p>
          </table:table-cell>
          <table:table-cell table:number-columns-repeated="1006"/>
        </table:table-row>
        <table:table-row table:style-name="ro5">
          <table:table-cell table:style-name="ce2" office:value-type="float" office:value="544" calcext:value-type="float">
            <text:p>544</text:p>
          </table:table-cell>
          <table:table-cell table:formula="of:=[$Sheet1.$F539]&amp;&quot; | &quot;&amp;[$Sheet1.$H539]&amp;&quot; | &quot;&amp;TEXT([$Sheet1.$J539];&quot;ddmmmyy&quot;)&amp;&quot;-&quot;&amp;TEXT([$Sheet1.$K539];&quot;ddmmmyy&quot;)&amp;&quot; | &quot;&amp;[$Sheet1.$M539]&amp;&quot; | &quot;&amp;[$Sheet1.$O539]&amp;&quot; | &quot;&amp;[$Sheet1.$P539]&amp;&quot; | &quot;&amp;[$Sheet1.$Q539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Specialized Medical Education Sponsorship</text:p>
          </table:table-cell>
          <table:table-cell office:value-type="string" calcext:value-type="string">
            <text:p>Specialized Dental Education Sponsorship - 2024 Class - Madagascar Students at UGANC in Guinea</text:p>
          </table:table-cell>
          <table:table-cell office:value-type="string" calcext:value-type="string">
            <text:p>Parrainage de l'enseignement médical spécialisé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4-09-01" calcext:value-type="date">
            <text:p>1-Sep-24</text:p>
          </table:table-cell>
          <table:table-cell office:value-type="date" office:date-value="2028-01-01" calcext:value-type="date">
            <text:p>1-Jan-28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Madagascar</text:p>
          </table:table-cell>
          <table:table-cell office:value-type="string" calcext:value-type="string">
            <text:p>Antananarivo</text:p>
          </table:table-cell>
          <table:table-cell/>
          <table:table-cell table:style-name="ce29" office:value-type="string" calcext:value-type="string">
            <text:p>Gamal University Dental School 2022-23 Statistics.xlsx</text:p>
          </table:table-cell>
          <table:table-cell table:number-columns-repeated="1006"/>
        </table:table-row>
        <table:table-row table:style-name="ro5">
          <table:table-cell office:value-type="float" office:value="545" calcext:value-type="float">
            <text:p>545</text:p>
          </table:table-cell>
          <table:table-cell table:formula="of:=[$Sheet1.$F540]&amp;&quot; | &quot;&amp;[$Sheet1.$H540]&amp;&quot; | &quot;&amp;TEXT([$Sheet1.$J540];&quot;ddmmmyy&quot;)&amp;&quot;-&quot;&amp;TEXT([$Sheet1.$K540];&quot;ddmmmyy&quot;)&amp;&quot; | &quot;&amp;[$Sheet1.$M540]&amp;&quot; | &quot;&amp;[$Sheet1.$O540]&amp;&quot; | &quot;&amp;[$Sheet1.$P540]&amp;&quot; | &quot;&amp;[$Sheet1.$Q540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Specialized Medical Education Sponsorship</text:p>
          </table:table-cell>
          <table:table-cell office:value-type="string" calcext:value-type="string">
            <text:p>Specialized Biomedical Education Sponsorship - 2024 Class - Madagascar Students at UM6SS in Morocco</text:p>
          </table:table-cell>
          <table:table-cell office:value-type="string" calcext:value-type="string">
            <text:p>Parrainage de l'enseignement médical spécialisé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4-09-01" calcext:value-type="date">
            <text:p>1-Sep-24</text:p>
          </table:table-cell>
          <table:table-cell office:value-type="date" office:date-value="2028-01-01" calcext:value-type="date">
            <text:p>1-Jan-28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Madagascar</text:p>
          </table:table-cell>
          <table:table-cell office:value-type="string" calcext:value-type="string">
            <text:p>Antananarivo</text:p>
          </table:table-cell>
          <table:table-cell/>
          <table:table-cell table:style-name="ce29" office:value-type="string" calcext:value-type="string">
            <text:p>Gamal University Dental School 2022-23 Statistics.xlsx</text:p>
          </table:table-cell>
          <table:table-cell table:number-columns-repeated="1006"/>
        </table:table-row>
        <table:table-row table:style-name="ro5">
          <table:table-cell office:value-type="float" office:value="546" calcext:value-type="float">
            <text:p>546</text:p>
          </table:table-cell>
          <table:table-cell table:formula="of:=[$Sheet1.$F541]&amp;&quot; | &quot;&amp;[$Sheet1.$H541]&amp;&quot; | &quot;&amp;TEXT([$Sheet1.$J541];&quot;ddmmmyy&quot;)&amp;&quot;-&quot;&amp;TEXT([$Sheet1.$K541];&quot;ddmmmyy&quot;)&amp;&quot; | &quot;&amp;[$Sheet1.$M541]&amp;&quot; | &quot;&amp;[$Sheet1.$O541]&amp;&quot; | &quot;&amp;[$Sheet1.$P541]&amp;&quot; | &quot;&amp;[$Sheet1.$Q541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Maxillofacial Surgery</text:p>
          </table:table-cell>
          <table:table-cell office:value-type="string" calcext:value-type="string">
            <text:p>Chirurgie maxillo-faciale / ORL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Maxillofacial Surgery</text:p>
          </table:table-cell>
          <table:table-cell office:value-type="date" office:date-value="2017-08-16" calcext:value-type="date">
            <text:p>16-Aug-17</text:p>
          </table:table-cell>
          <table:table-cell office:value-type="date" office:date-value="2018-06-03" calcext:value-type="date">
            <text:p>3-Jun-18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Douala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547" calcext:value-type="float">
            <text:p>547</text:p>
          </table:table-cell>
          <table:table-cell table:formula="of:=[$Sheet1.$F542]&amp;&quot; | &quot;&amp;[$Sheet1.$H542]&amp;&quot; | &quot;&amp;TEXT([$Sheet1.$J542];&quot;ddmmmyy&quot;)&amp;&quot;-&quot;&amp;TEXT([$Sheet1.$K542];&quot;ddmmmyy&quot;)&amp;&quot; | &quot;&amp;[$Sheet1.$M542]&amp;&quot; | &quot;&amp;[$Sheet1.$O542]&amp;&quot; | &quot;&amp;[$Sheet1.$P542]&amp;&quot; | &quot;&amp;[$Sheet1.$Q542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Plastics Surgery</text:p>
          </table:table-cell>
          <table:table-cell office:value-type="string" calcext:value-type="string">
            <text:p>Chirurgie plastique et reconstructiv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Plastics Surgery</text:p>
          </table:table-cell>
          <table:table-cell office:value-type="date" office:date-value="2017-08-16" calcext:value-type="date">
            <text:p>16-Aug-17</text:p>
          </table:table-cell>
          <table:table-cell office:value-type="date" office:date-value="2018-06-03" calcext:value-type="date">
            <text:p>3-Jun-18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Douala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548" calcext:value-type="float">
            <text:p>548</text:p>
          </table:table-cell>
          <table:table-cell table:formula="of:=[$Sheet1.$F543]&amp;&quot; | &quot;&amp;[$Sheet1.$H543]&amp;&quot; | &quot;&amp;TEXT([$Sheet1.$J543];&quot;ddmmmyy&quot;)&amp;&quot;-&quot;&amp;TEXT([$Sheet1.$K543];&quot;ddmmmyy&quot;)&amp;&quot; | &quot;&amp;[$Sheet1.$M543]&amp;&quot; | &quot;&amp;[$Sheet1.$O543]&amp;&quot; | &quot;&amp;[$Sheet1.$P543]&amp;&quot; | &quot;&amp;[$Sheet1.$Q543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General Surgery</text:p>
          </table:table-cell>
          <table:table-cell office:value-type="string" calcext:value-type="string">
            <text:p>Chirurgie général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General Surgery</text:p>
          </table:table-cell>
          <table:table-cell office:value-type="date" office:date-value="2017-08-16" calcext:value-type="date">
            <text:p>16-Aug-17</text:p>
          </table:table-cell>
          <table:table-cell office:value-type="date" office:date-value="2018-06-03" calcext:value-type="date">
            <text:p>3-Jun-18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Douala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549" calcext:value-type="float">
            <text:p>549</text:p>
          </table:table-cell>
          <table:table-cell table:formula="of:=[$Sheet1.$F544]&amp;&quot; | &quot;&amp;[$Sheet1.$H544]&amp;&quot; | &quot;&amp;TEXT([$Sheet1.$J544];&quot;ddmmmyy&quot;)&amp;&quot;-&quot;&amp;TEXT([$Sheet1.$K544];&quot;ddmmmyy&quot;)&amp;&quot; | &quot;&amp;[$Sheet1.$M544]&amp;&quot; | &quot;&amp;[$Sheet1.$O544]&amp;&quot; | &quot;&amp;[$Sheet1.$P544]&amp;&quot; | &quot;&amp;[$Sheet1.$Q544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Women's Health Surgery</text:p>
          </table:table-cell>
          <table:table-cell office:value-type="string" calcext:value-type="string">
            <text:p>Chirurgie en santé des femmes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Women's Health Surgery</text:p>
          </table:table-cell>
          <table:table-cell office:value-type="date" office:date-value="2017-08-16" calcext:value-type="date">
            <text:p>16-Aug-17</text:p>
          </table:table-cell>
          <table:table-cell office:value-type="date" office:date-value="2018-06-03" calcext:value-type="date">
            <text:p>3-Jun-18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Douala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550" calcext:value-type="float">
            <text:p>550</text:p>
          </table:table-cell>
          <table:table-cell table:formula="of:=[$Sheet1.$F545]&amp;&quot; | &quot;&amp;[$Sheet1.$H545]&amp;&quot; | &quot;&amp;TEXT([$Sheet1.$J545];&quot;ddmmmyy&quot;)&amp;&quot;-&quot;&amp;TEXT([$Sheet1.$K545];&quot;ddmmmyy&quot;)&amp;&quot; | &quot;&amp;[$Sheet1.$M545]&amp;&quot; | &quot;&amp;[$Sheet1.$O545]&amp;&quot; | &quot;&amp;[$Sheet1.$P545]&amp;&quot; | &quot;&amp;[$Sheet1.$Q545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Orthopedic Surgery</text:p>
          </table:table-cell>
          <table:table-cell office:value-type="string" calcext:value-type="string">
            <text:p>Chirurgie orthopédique pédiatrique 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Orthopedic Surgery</text:p>
          </table:table-cell>
          <table:table-cell office:value-type="date" office:date-value="2017-08-16" calcext:value-type="date">
            <text:p>16-Aug-17</text:p>
          </table:table-cell>
          <table:table-cell office:value-type="date" office:date-value="2018-06-03" calcext:value-type="date">
            <text:p>3-Jun-18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Douala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551" calcext:value-type="float">
            <text:p>551</text:p>
          </table:table-cell>
          <table:table-cell table:formula="of:=[$Sheet1.$F546]&amp;&quot; | &quot;&amp;[$Sheet1.$H546]&amp;&quot; | &quot;&amp;TEXT([$Sheet1.$J546];&quot;ddmmmyy&quot;)&amp;&quot;-&quot;&amp;TEXT([$Sheet1.$K546];&quot;ddmmmyy&quot;)&amp;&quot; | &quot;&amp;[$Sheet1.$M546]&amp;&quot; | &quot;&amp;[$Sheet1.$O546]&amp;&quot; | &quot;&amp;[$Sheet1.$P546]&amp;&quot; | &quot;&amp;[$Sheet1.$Q546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Ophthalmic Surgery</text:p>
          </table:table-cell>
          <table:table-cell office:value-type="string" calcext:value-type="string">
            <text:p>Chirurgie ophtalmologique 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Ophthalmic Surgery</text:p>
          </table:table-cell>
          <table:table-cell office:value-type="date" office:date-value="2017-08-16" calcext:value-type="date">
            <text:p>16-Aug-17</text:p>
          </table:table-cell>
          <table:table-cell office:value-type="date" office:date-value="2018-06-03" calcext:value-type="date">
            <text:p>3-Jun-18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Douala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552" calcext:value-type="float">
            <text:p>552</text:p>
          </table:table-cell>
          <table:table-cell table:formula="of:=[$Sheet1.$F547]&amp;&quot; | &quot;&amp;[$Sheet1.$H547]&amp;&quot; | &quot;&amp;TEXT([$Sheet1.$J547];&quot;ddmmmyy&quot;)&amp;&quot;-&quot;&amp;TEXT([$Sheet1.$K547];&quot;ddmmmyy&quot;)&amp;&quot; | &quot;&amp;[$Sheet1.$M547]&amp;&quot; | &quot;&amp;[$Sheet1.$O547]&amp;&quot; | &quot;&amp;[$Sheet1.$P547]&amp;&quot; | &quot;&amp;[$Sheet1.$Q547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Ambulatory Surgery</text:p>
          </table:table-cell>
          <table:table-cell office:value-type="string" calcext:value-type="string">
            <text:p>Chirurgie ambulatoir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Ambulatory Surgery</text:p>
          </table:table-cell>
          <table:table-cell office:value-type="date" office:date-value="2016-08-18" calcext:value-type="date">
            <text:p>18-Aug-16</text:p>
          </table:table-cell>
          <table:table-cell office:value-type="date" office:date-value="2017-06-03" calcext:value-type="date">
            <text:p>3-Jun-17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Cotonou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553" calcext:value-type="float">
            <text:p>553</text:p>
          </table:table-cell>
          <table:table-cell table:formula="of:=[$Sheet1.$F548]&amp;&quot; | &quot;&amp;[$Sheet1.$H548]&amp;&quot; | &quot;&amp;TEXT([$Sheet1.$J548];&quot;ddmmmyy&quot;)&amp;&quot;-&quot;&amp;TEXT([$Sheet1.$K548];&quot;ddmmmyy&quot;)&amp;&quot; | &quot;&amp;[$Sheet1.$M548]&amp;&quot; | &quot;&amp;[$Sheet1.$O548]&amp;&quot; | &quot;&amp;[$Sheet1.$P548]&amp;&quot; | &quot;&amp;[$Sheet1.$Q548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Maxillofacial Surgery</text:p>
          </table:table-cell>
          <table:table-cell office:value-type="string" calcext:value-type="string">
            <text:p>Chirurgie maxillo-faciale / ORL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Maxillofacial Surgery</text:p>
          </table:table-cell>
          <table:table-cell office:value-type="date" office:date-value="2016-08-18" calcext:value-type="date">
            <text:p>18-Aug-16</text:p>
          </table:table-cell>
          <table:table-cell office:value-type="date" office:date-value="2017-06-03" calcext:value-type="date">
            <text:p>3-Jun-17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Cotonou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554" calcext:value-type="float">
            <text:p>554</text:p>
          </table:table-cell>
          <table:table-cell table:formula="of:=[$Sheet1.$F549]&amp;&quot; | &quot;&amp;[$Sheet1.$H549]&amp;&quot; | &quot;&amp;TEXT([$Sheet1.$J549];&quot;ddmmmyy&quot;)&amp;&quot;-&quot;&amp;TEXT([$Sheet1.$K549];&quot;ddmmmyy&quot;)&amp;&quot; | &quot;&amp;[$Sheet1.$M549]&amp;&quot; | &quot;&amp;[$Sheet1.$O549]&amp;&quot; | &quot;&amp;[$Sheet1.$P549]&amp;&quot; | &quot;&amp;[$Sheet1.$Q549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Plastics Surgery</text:p>
          </table:table-cell>
          <table:table-cell office:value-type="string" calcext:value-type="string">
            <text:p>Chirurgie plastique et reconstructiv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Plastics Surgery</text:p>
          </table:table-cell>
          <table:table-cell office:value-type="date" office:date-value="2016-08-18" calcext:value-type="date">
            <text:p>18-Aug-16</text:p>
          </table:table-cell>
          <table:table-cell office:value-type="date" office:date-value="2017-06-03" calcext:value-type="date">
            <text:p>3-Jun-17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Cotonou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555" calcext:value-type="float">
            <text:p>555</text:p>
          </table:table-cell>
          <table:table-cell table:formula="of:=[$Sheet1.$F550]&amp;&quot; | &quot;&amp;[$Sheet1.$H550]&amp;&quot; | &quot;&amp;TEXT([$Sheet1.$J550];&quot;ddmmmyy&quot;)&amp;&quot;-&quot;&amp;TEXT([$Sheet1.$K550];&quot;ddmmmyy&quot;)&amp;&quot; | &quot;&amp;[$Sheet1.$M550]&amp;&quot; | &quot;&amp;[$Sheet1.$O550]&amp;&quot; | &quot;&amp;[$Sheet1.$P550]&amp;&quot; | &quot;&amp;[$Sheet1.$Q550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General Surgery</text:p>
          </table:table-cell>
          <table:table-cell office:value-type="string" calcext:value-type="string">
            <text:p>Chirurgie général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General Surgery</text:p>
          </table:table-cell>
          <table:table-cell office:value-type="date" office:date-value="2016-08-18" calcext:value-type="date">
            <text:p>18-Aug-16</text:p>
          </table:table-cell>
          <table:table-cell office:value-type="date" office:date-value="2017-06-03" calcext:value-type="date">
            <text:p>3-Jun-17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Cotonou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556" calcext:value-type="float">
            <text:p>556</text:p>
          </table:table-cell>
          <table:table-cell table:formula="of:=[$Sheet1.$F551]&amp;&quot; | &quot;&amp;[$Sheet1.$H551]&amp;&quot; | &quot;&amp;TEXT([$Sheet1.$J551];&quot;ddmmmyy&quot;)&amp;&quot;-&quot;&amp;TEXT([$Sheet1.$K551];&quot;ddmmmyy&quot;)&amp;&quot; | &quot;&amp;[$Sheet1.$M551]&amp;&quot; | &quot;&amp;[$Sheet1.$O551]&amp;&quot; | &quot;&amp;[$Sheet1.$P551]&amp;&quot; | &quot;&amp;[$Sheet1.$Q551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Women's Health Surgery</text:p>
          </table:table-cell>
          <table:table-cell office:value-type="string" calcext:value-type="string">
            <text:p>Chirurgie en santé des femmes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Women's Health Surgery</text:p>
          </table:table-cell>
          <table:table-cell office:value-type="date" office:date-value="2016-08-18" calcext:value-type="date">
            <text:p>18-Aug-16</text:p>
          </table:table-cell>
          <table:table-cell office:value-type="date" office:date-value="2017-06-03" calcext:value-type="date">
            <text:p>3-Jun-17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Cotonou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557" calcext:value-type="float">
            <text:p>557</text:p>
          </table:table-cell>
          <table:table-cell table:formula="of:=[$Sheet1.$F552]&amp;&quot; | &quot;&amp;[$Sheet1.$H552]&amp;&quot; | &quot;&amp;TEXT([$Sheet1.$J552];&quot;ddmmmyy&quot;)&amp;&quot;-&quot;&amp;TEXT([$Sheet1.$K552];&quot;ddmmmyy&quot;)&amp;&quot; | &quot;&amp;[$Sheet1.$M552]&amp;&quot; | &quot;&amp;[$Sheet1.$O552]&amp;&quot; | &quot;&amp;[$Sheet1.$P552]&amp;&quot; | &quot;&amp;[$Sheet1.$Q552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Orthopedic Surgery</text:p>
          </table:table-cell>
          <table:table-cell office:value-type="string" calcext:value-type="string">
            <text:p>Chirurgie orthopédique pédiatrique 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Orthopedic Surgery</text:p>
          </table:table-cell>
          <table:table-cell office:value-type="date" office:date-value="2016-08-18" calcext:value-type="date">
            <text:p>18-Aug-16</text:p>
          </table:table-cell>
          <table:table-cell office:value-type="date" office:date-value="2017-06-03" calcext:value-type="date">
            <text:p>3-Jun-17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Cotonou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558" calcext:value-type="float">
            <text:p>558</text:p>
          </table:table-cell>
          <table:table-cell table:formula="of:=[$Sheet1.$F553]&amp;&quot; | &quot;&amp;[$Sheet1.$H553]&amp;&quot; | &quot;&amp;TEXT([$Sheet1.$J553];&quot;ddmmmyy&quot;)&amp;&quot;-&quot;&amp;TEXT([$Sheet1.$K553];&quot;ddmmmyy&quot;)&amp;&quot; | &quot;&amp;[$Sheet1.$M553]&amp;&quot; | &quot;&amp;[$Sheet1.$O553]&amp;&quot; | &quot;&amp;[$Sheet1.$P553]&amp;&quot; | &quot;&amp;[$Sheet1.$Q553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Ophthalmic Surgery</text:p>
          </table:table-cell>
          <table:table-cell office:value-type="string" calcext:value-type="string">
            <text:p>Chirurgie ophtalmologique 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Ophthalmic Surgery</text:p>
          </table:table-cell>
          <table:table-cell office:value-type="date" office:date-value="2016-08-18" calcext:value-type="date">
            <text:p>18-Aug-16</text:p>
          </table:table-cell>
          <table:table-cell office:value-type="date" office:date-value="2017-06-03" calcext:value-type="date">
            <text:p>3-Jun-17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Cotonou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559" calcext:value-type="float">
            <text:p>559</text:p>
          </table:table-cell>
          <table:table-cell table:formula="of:=[$Sheet1.$F554]&amp;&quot; | &quot;&amp;[$Sheet1.$H554]&amp;&quot; | &quot;&amp;TEXT([$Sheet1.$J554];&quot;ddmmmyy&quot;)&amp;&quot;-&quot;&amp;TEXT([$Sheet1.$K554];&quot;ddmmmyy&quot;)&amp;&quot; | &quot;&amp;[$Sheet1.$M554]&amp;&quot; | &quot;&amp;[$Sheet1.$O554]&amp;&quot; | &quot;&amp;[$Sheet1.$P554]&amp;&quot; | &quot;&amp;[$Sheet1.$Q554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Maxillofacial Surgery</text:p>
          </table:table-cell>
          <table:table-cell office:value-type="string" calcext:value-type="string">
            <text:p>Chirurgie maxillo-faciale / ORL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Maxillofacial Surgery</text:p>
          </table:table-cell>
          <table:table-cell office:value-type="date" office:date-value="2015-07-19" calcext:value-type="date">
            <text:p>19-Jul-15</text:p>
          </table:table-cell>
          <table:table-cell office:value-type="date" office:date-value="2016-06-07" calcext:value-type="date">
            <text:p>7-Jun-16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Toamasina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560" calcext:value-type="float">
            <text:p>560</text:p>
          </table:table-cell>
          <table:table-cell table:formula="of:=[$Sheet1.$F555]&amp;&quot; | &quot;&amp;[$Sheet1.$H555]&amp;&quot; | &quot;&amp;TEXT([$Sheet1.$J555];&quot;ddmmmyy&quot;)&amp;&quot;-&quot;&amp;TEXT([$Sheet1.$K555];&quot;ddmmmyy&quot;)&amp;&quot; | &quot;&amp;[$Sheet1.$M555]&amp;&quot; | &quot;&amp;[$Sheet1.$O555]&amp;&quot; | &quot;&amp;[$Sheet1.$P555]&amp;&quot; | &quot;&amp;[$Sheet1.$Q555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Plastics Surgery</text:p>
          </table:table-cell>
          <table:table-cell office:value-type="string" calcext:value-type="string">
            <text:p>Chirurgie plastique et reconstructiv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Plastics Surgery</text:p>
          </table:table-cell>
          <table:table-cell office:value-type="date" office:date-value="2015-07-19" calcext:value-type="date">
            <text:p>19-Jul-15</text:p>
          </table:table-cell>
          <table:table-cell office:value-type="date" office:date-value="2016-06-07" calcext:value-type="date">
            <text:p>7-Jun-16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Toamasina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561" calcext:value-type="float">
            <text:p>561</text:p>
          </table:table-cell>
          <table:table-cell table:formula="of:=[$Sheet1.$F556]&amp;&quot; | &quot;&amp;[$Sheet1.$H556]&amp;&quot; | &quot;&amp;TEXT([$Sheet1.$J556];&quot;ddmmmyy&quot;)&amp;&quot;-&quot;&amp;TEXT([$Sheet1.$K556];&quot;ddmmmyy&quot;)&amp;&quot; | &quot;&amp;[$Sheet1.$M556]&amp;&quot; | &quot;&amp;[$Sheet1.$O556]&amp;&quot; | &quot;&amp;[$Sheet1.$P556]&amp;&quot; | &quot;&amp;[$Sheet1.$Q556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General Surgery</text:p>
          </table:table-cell>
          <table:table-cell office:value-type="string" calcext:value-type="string">
            <text:p>Chirurgie général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General Surgery</text:p>
          </table:table-cell>
          <table:table-cell office:value-type="date" office:date-value="2015-07-19" calcext:value-type="date">
            <text:p>19-Jul-15</text:p>
          </table:table-cell>
          <table:table-cell office:value-type="date" office:date-value="2016-06-07" calcext:value-type="date">
            <text:p>7-Jun-16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Toamasina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562" calcext:value-type="float">
            <text:p>562</text:p>
          </table:table-cell>
          <table:table-cell table:formula="of:=[$Sheet1.$F557]&amp;&quot; | &quot;&amp;[$Sheet1.$H557]&amp;&quot; | &quot;&amp;TEXT([$Sheet1.$J557];&quot;ddmmmyy&quot;)&amp;&quot;-&quot;&amp;TEXT([$Sheet1.$K557];&quot;ddmmmyy&quot;)&amp;&quot; | &quot;&amp;[$Sheet1.$M557]&amp;&quot; | &quot;&amp;[$Sheet1.$O557]&amp;&quot; | &quot;&amp;[$Sheet1.$P557]&amp;&quot; | &quot;&amp;[$Sheet1.$Q557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Women's Health Surgery</text:p>
          </table:table-cell>
          <table:table-cell office:value-type="string" calcext:value-type="string">
            <text:p>Chirurgie en santé des femmes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Women's Health Surgery</text:p>
          </table:table-cell>
          <table:table-cell office:value-type="date" office:date-value="2015-07-19" calcext:value-type="date">
            <text:p>19-Jul-15</text:p>
          </table:table-cell>
          <table:table-cell office:value-type="date" office:date-value="2016-06-07" calcext:value-type="date">
            <text:p>7-Jun-16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Toamasina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563" calcext:value-type="float">
            <text:p>563</text:p>
          </table:table-cell>
          <table:table-cell table:formula="of:=[$Sheet1.$F558]&amp;&quot; | &quot;&amp;[$Sheet1.$H558]&amp;&quot; | &quot;&amp;TEXT([$Sheet1.$J558];&quot;ddmmmyy&quot;)&amp;&quot;-&quot;&amp;TEXT([$Sheet1.$K558];&quot;ddmmmyy&quot;)&amp;&quot; | &quot;&amp;[$Sheet1.$M558]&amp;&quot; | &quot;&amp;[$Sheet1.$O558]&amp;&quot; | &quot;&amp;[$Sheet1.$P558]&amp;&quot; | &quot;&amp;[$Sheet1.$Q558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Orthopedic Surgery</text:p>
          </table:table-cell>
          <table:table-cell office:value-type="string" calcext:value-type="string">
            <text:p>Chirurgie orthopédique pédiatrique 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Orthopedic Surgery</text:p>
          </table:table-cell>
          <table:table-cell office:value-type="date" office:date-value="2015-07-19" calcext:value-type="date">
            <text:p>19-Jul-15</text:p>
          </table:table-cell>
          <table:table-cell office:value-type="date" office:date-value="2016-06-07" calcext:value-type="date">
            <text:p>7-Jun-16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Toamasina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564" calcext:value-type="float">
            <text:p>564</text:p>
          </table:table-cell>
          <table:table-cell table:formula="of:=[$Sheet1.$F559]&amp;&quot; | &quot;&amp;[$Sheet1.$H559]&amp;&quot; | &quot;&amp;TEXT([$Sheet1.$J559];&quot;ddmmmyy&quot;)&amp;&quot;-&quot;&amp;TEXT([$Sheet1.$K559];&quot;ddmmmyy&quot;)&amp;&quot; | &quot;&amp;[$Sheet1.$M559]&amp;&quot; | &quot;&amp;[$Sheet1.$O559]&amp;&quot; | &quot;&amp;[$Sheet1.$P559]&amp;&quot; | &quot;&amp;[$Sheet1.$Q559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Ambulatory Surgery</text:p>
          </table:table-cell>
          <table:table-cell office:value-type="string" calcext:value-type="string">
            <text:p>Chirurgie ambulatoir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Ambulatory Surgery</text:p>
          </table:table-cell>
          <table:table-cell office:value-type="date" office:date-value="2015-07-19" calcext:value-type="date">
            <text:p>19-Jul-15</text:p>
          </table:table-cell>
          <table:table-cell office:value-type="date" office:date-value="2016-06-07" calcext:value-type="date">
            <text:p>7-Jun-16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Toamasina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565" calcext:value-type="float">
            <text:p>565</text:p>
          </table:table-cell>
          <table:table-cell table:formula="of:=[$Sheet1.$F560]&amp;&quot; | &quot;&amp;[$Sheet1.$H560]&amp;&quot; | &quot;&amp;TEXT([$Sheet1.$J560];&quot;ddmmmyy&quot;)&amp;&quot;-&quot;&amp;TEXT([$Sheet1.$K560];&quot;ddmmmyy&quot;)&amp;&quot; | &quot;&amp;[$Sheet1.$M560]&amp;&quot; | &quot;&amp;[$Sheet1.$O560]&amp;&quot; | &quot;&amp;[$Sheet1.$P560]&amp;&quot; | &quot;&amp;[$Sheet1.$Q560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Maxillofacial Surgery</text:p>
          </table:table-cell>
          <table:table-cell office:value-type="string" calcext:value-type="string">
            <text:p>Chirurgie maxillo-faciale / ORL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Maxillofacial Surgery</text:p>
          </table:table-cell>
          <table:table-cell office:value-type="date" office:date-value="2014-10-25" calcext:value-type="date">
            <text:p>25-Oct-14</text:p>
          </table:table-cell>
          <table:table-cell office:value-type="date" office:date-value="2015-06-10" calcext:value-type="date">
            <text:p>10-Jun-15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Toamasina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566" calcext:value-type="float">
            <text:p>566</text:p>
          </table:table-cell>
          <table:table-cell table:formula="of:=[$Sheet1.$F561]&amp;&quot; | &quot;&amp;[$Sheet1.$H561]&amp;&quot; | &quot;&amp;TEXT([$Sheet1.$J561];&quot;ddmmmyy&quot;)&amp;&quot;-&quot;&amp;TEXT([$Sheet1.$K561];&quot;ddmmmyy&quot;)&amp;&quot; | &quot;&amp;[$Sheet1.$M561]&amp;&quot; | &quot;&amp;[$Sheet1.$O561]&amp;&quot; | &quot;&amp;[$Sheet1.$P561]&amp;&quot; | &quot;&amp;[$Sheet1.$Q561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Plastics Surgery</text:p>
          </table:table-cell>
          <table:table-cell office:value-type="string" calcext:value-type="string">
            <text:p>Chirurgie plastique et reconstructiv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Plastics Surgery</text:p>
          </table:table-cell>
          <table:table-cell office:value-type="date" office:date-value="2014-10-25" calcext:value-type="date">
            <text:p>25-Oct-14</text:p>
          </table:table-cell>
          <table:table-cell office:value-type="date" office:date-value="2015-06-10" calcext:value-type="date">
            <text:p>10-Jun-15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Toamasina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567" calcext:value-type="float">
            <text:p>567</text:p>
          </table:table-cell>
          <table:table-cell table:formula="of:=[$Sheet1.$F562]&amp;&quot; | &quot;&amp;[$Sheet1.$H562]&amp;&quot; | &quot;&amp;TEXT([$Sheet1.$J562];&quot;ddmmmyy&quot;)&amp;&quot;-&quot;&amp;TEXT([$Sheet1.$K562];&quot;ddmmmyy&quot;)&amp;&quot; | &quot;&amp;[$Sheet1.$M562]&amp;&quot; | &quot;&amp;[$Sheet1.$O562]&amp;&quot; | &quot;&amp;[$Sheet1.$P562]&amp;&quot; | &quot;&amp;[$Sheet1.$Q562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General Surgery</text:p>
          </table:table-cell>
          <table:table-cell office:value-type="string" calcext:value-type="string">
            <text:p>Chirurgie général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General Surgery</text:p>
          </table:table-cell>
          <table:table-cell office:value-type="date" office:date-value="2014-10-25" calcext:value-type="date">
            <text:p>25-Oct-14</text:p>
          </table:table-cell>
          <table:table-cell office:value-type="date" office:date-value="2015-06-10" calcext:value-type="date">
            <text:p>10-Jun-15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Toamasina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568" calcext:value-type="float">
            <text:p>568</text:p>
          </table:table-cell>
          <table:table-cell table:formula="of:=[$Sheet1.$F563]&amp;&quot; | &quot;&amp;[$Sheet1.$H563]&amp;&quot; | &quot;&amp;TEXT([$Sheet1.$J563];&quot;ddmmmyy&quot;)&amp;&quot;-&quot;&amp;TEXT([$Sheet1.$K563];&quot;ddmmmyy&quot;)&amp;&quot; | &quot;&amp;[$Sheet1.$M563]&amp;&quot; | &quot;&amp;[$Sheet1.$O563]&amp;&quot; | &quot;&amp;[$Sheet1.$P563]&amp;&quot; | &quot;&amp;[$Sheet1.$Q563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Women's Health Surgery</text:p>
          </table:table-cell>
          <table:table-cell office:value-type="string" calcext:value-type="string">
            <text:p>Chirurgie en santé des femmes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Women's Health Surgery</text:p>
          </table:table-cell>
          <table:table-cell office:value-type="date" office:date-value="2014-10-25" calcext:value-type="date">
            <text:p>25-Oct-14</text:p>
          </table:table-cell>
          <table:table-cell office:value-type="date" office:date-value="2015-06-10" calcext:value-type="date">
            <text:p>10-Jun-15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Toamasina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569" calcext:value-type="float">
            <text:p>569</text:p>
          </table:table-cell>
          <table:table-cell table:formula="of:=[$Sheet1.$F564]&amp;&quot; | &quot;&amp;[$Sheet1.$H564]&amp;&quot; | &quot;&amp;TEXT([$Sheet1.$J564];&quot;ddmmmyy&quot;)&amp;&quot;-&quot;&amp;TEXT([$Sheet1.$K564];&quot;ddmmmyy&quot;)&amp;&quot; | &quot;&amp;[$Sheet1.$M564]&amp;&quot; | &quot;&amp;[$Sheet1.$O564]&amp;&quot; | &quot;&amp;[$Sheet1.$P564]&amp;&quot; | &quot;&amp;[$Sheet1.$Q564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Orthopedic Surgery</text:p>
          </table:table-cell>
          <table:table-cell office:value-type="string" calcext:value-type="string">
            <text:p>Chirurgie orthopédique pédiatrique 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Orthopedic Surgery</text:p>
          </table:table-cell>
          <table:table-cell office:value-type="date" office:date-value="2014-10-25" calcext:value-type="date">
            <text:p>25-Oct-14</text:p>
          </table:table-cell>
          <table:table-cell office:value-type="date" office:date-value="2015-06-10" calcext:value-type="date">
            <text:p>10-Jun-15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Toamasina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570" calcext:value-type="float">
            <text:p>570</text:p>
          </table:table-cell>
          <table:table-cell table:formula="of:=[$Sheet1.$F565]&amp;&quot; | &quot;&amp;[$Sheet1.$H565]&amp;&quot; | &quot;&amp;TEXT([$Sheet1.$J565];&quot;ddmmmyy&quot;)&amp;&quot;-&quot;&amp;TEXT([$Sheet1.$K565];&quot;ddmmmyy&quot;)&amp;&quot; | &quot;&amp;[$Sheet1.$M565]&amp;&quot; | &quot;&amp;[$Sheet1.$O565]&amp;&quot; | &quot;&amp;[$Sheet1.$P565]&amp;&quot; | &quot;&amp;[$Sheet1.$Q565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Ophthalmic Surgery</text:p>
          </table:table-cell>
          <table:table-cell office:value-type="string" calcext:value-type="string">
            <text:p>Chirurgie ophtalmologique 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Ophthalmic Surgery</text:p>
          </table:table-cell>
          <table:table-cell office:value-type="date" office:date-value="2014-10-25" calcext:value-type="date">
            <text:p>25-Oct-14</text:p>
          </table:table-cell>
          <table:table-cell office:value-type="date" office:date-value="2015-06-10" calcext:value-type="date">
            <text:p>10-Jun-15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Toamasina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571" calcext:value-type="float">
            <text:p>571</text:p>
          </table:table-cell>
          <table:table-cell table:formula="of:=[$Sheet1.$F566]&amp;&quot; | &quot;&amp;[$Sheet1.$H566]&amp;&quot; | &quot;&amp;TEXT([$Sheet1.$J566];&quot;ddmmmyy&quot;)&amp;&quot;-&quot;&amp;TEXT([$Sheet1.$K566];&quot;ddmmmyy&quot;)&amp;&quot; | &quot;&amp;[$Sheet1.$M566]&amp;&quot; | &quot;&amp;[$Sheet1.$O566]&amp;&quot; | &quot;&amp;[$Sheet1.$P566]&amp;&quot; | &quot;&amp;[$Sheet1.$Q566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Maxillofacial Surgery</text:p>
          </table:table-cell>
          <table:table-cell office:value-type="string" calcext:value-type="string">
            <text:p>Chirurgie maxillo-faciale / ORL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Maxillofacial Surgery</text:p>
          </table:table-cell>
          <table:table-cell office:value-type="date" office:date-value="2013-08-09" calcext:value-type="date">
            <text:p>9-Aug-13</text:p>
          </table:table-cell>
          <table:table-cell office:value-type="date" office:date-value="2014-06-01" calcext:value-type="date">
            <text:p>1-Jun-14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Republic of Congo</text:p>
          </table:table-cell>
          <table:table-cell office:value-type="string" calcext:value-type="string">
            <text:p>Pointe-Noire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572" calcext:value-type="float">
            <text:p>572</text:p>
          </table:table-cell>
          <table:table-cell table:formula="of:=[$Sheet1.$F567]&amp;&quot; | &quot;&amp;[$Sheet1.$H567]&amp;&quot; | &quot;&amp;TEXT([$Sheet1.$J567];&quot;ddmmmyy&quot;)&amp;&quot;-&quot;&amp;TEXT([$Sheet1.$K567];&quot;ddmmmyy&quot;)&amp;&quot; | &quot;&amp;[$Sheet1.$M567]&amp;&quot; | &quot;&amp;[$Sheet1.$O567]&amp;&quot; | &quot;&amp;[$Sheet1.$P567]&amp;&quot; | &quot;&amp;[$Sheet1.$Q567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Plastics Surgery</text:p>
          </table:table-cell>
          <table:table-cell office:value-type="string" calcext:value-type="string">
            <text:p>Chirurgie plastique et reconstructiv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Plastics Surgery</text:p>
          </table:table-cell>
          <table:table-cell office:value-type="date" office:date-value="2013-08-09" calcext:value-type="date">
            <text:p>9-Aug-13</text:p>
          </table:table-cell>
          <table:table-cell office:value-type="date" office:date-value="2014-06-01" calcext:value-type="date">
            <text:p>1-Jun-14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Republic of Congo</text:p>
          </table:table-cell>
          <table:table-cell office:value-type="string" calcext:value-type="string">
            <text:p>Pointe-Noire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573" calcext:value-type="float">
            <text:p>573</text:p>
          </table:table-cell>
          <table:table-cell table:formula="of:=[$Sheet1.$F568]&amp;&quot; | &quot;&amp;[$Sheet1.$H568]&amp;&quot; | &quot;&amp;TEXT([$Sheet1.$J568];&quot;ddmmmyy&quot;)&amp;&quot;-&quot;&amp;TEXT([$Sheet1.$K568];&quot;ddmmmyy&quot;)&amp;&quot; | &quot;&amp;[$Sheet1.$M568]&amp;&quot; | &quot;&amp;[$Sheet1.$O568]&amp;&quot; | &quot;&amp;[$Sheet1.$P568]&amp;&quot; | &quot;&amp;[$Sheet1.$Q568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General Surgery</text:p>
          </table:table-cell>
          <table:table-cell office:value-type="string" calcext:value-type="string">
            <text:p>Chirurgie général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General Surgery</text:p>
          </table:table-cell>
          <table:table-cell office:value-type="date" office:date-value="2013-08-09" calcext:value-type="date">
            <text:p>9-Aug-13</text:p>
          </table:table-cell>
          <table:table-cell office:value-type="date" office:date-value="2014-06-01" calcext:value-type="date">
            <text:p>1-Jun-14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Republic of Congo</text:p>
          </table:table-cell>
          <table:table-cell office:value-type="string" calcext:value-type="string">
            <text:p>Pointe-Noire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574" calcext:value-type="float">
            <text:p>574</text:p>
          </table:table-cell>
          <table:table-cell table:formula="of:=[$Sheet1.$F569]&amp;&quot; | &quot;&amp;[$Sheet1.$H569]&amp;&quot; | &quot;&amp;TEXT([$Sheet1.$J569];&quot;ddmmmyy&quot;)&amp;&quot;-&quot;&amp;TEXT([$Sheet1.$K569];&quot;ddmmmyy&quot;)&amp;&quot; | &quot;&amp;[$Sheet1.$M569]&amp;&quot; | &quot;&amp;[$Sheet1.$O569]&amp;&quot; | &quot;&amp;[$Sheet1.$P569]&amp;&quot; | &quot;&amp;[$Sheet1.$Q569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Women's Health Surgery</text:p>
          </table:table-cell>
          <table:table-cell office:value-type="string" calcext:value-type="string">
            <text:p>Chirurgie en santé des femmes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Women's Health Surgery</text:p>
          </table:table-cell>
          <table:table-cell office:value-type="date" office:date-value="2013-08-09" calcext:value-type="date">
            <text:p>9-Aug-13</text:p>
          </table:table-cell>
          <table:table-cell office:value-type="date" office:date-value="2014-06-01" calcext:value-type="date">
            <text:p>1-Jun-14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Republic of Congo</text:p>
          </table:table-cell>
          <table:table-cell office:value-type="string" calcext:value-type="string">
            <text:p>Pointe-Noire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575" calcext:value-type="float">
            <text:p>575</text:p>
          </table:table-cell>
          <table:table-cell table:formula="of:=[$Sheet1.$F570]&amp;&quot; | &quot;&amp;[$Sheet1.$H570]&amp;&quot; | &quot;&amp;TEXT([$Sheet1.$J570];&quot;ddmmmyy&quot;)&amp;&quot;-&quot;&amp;TEXT([$Sheet1.$K570];&quot;ddmmmyy&quot;)&amp;&quot; | &quot;&amp;[$Sheet1.$M570]&amp;&quot; | &quot;&amp;[$Sheet1.$O570]&amp;&quot; | &quot;&amp;[$Sheet1.$P570]&amp;&quot; | &quot;&amp;[$Sheet1.$Q570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Orthopedic Surgery</text:p>
          </table:table-cell>
          <table:table-cell office:value-type="string" calcext:value-type="string">
            <text:p>Chirurgie orthopédique pédiatrique 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Orthopedic Surgery</text:p>
          </table:table-cell>
          <table:table-cell office:value-type="date" office:date-value="2013-08-09" calcext:value-type="date">
            <text:p>9-Aug-13</text:p>
          </table:table-cell>
          <table:table-cell office:value-type="date" office:date-value="2014-06-01" calcext:value-type="date">
            <text:p>1-Jun-14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Republic of Congo</text:p>
          </table:table-cell>
          <table:table-cell office:value-type="string" calcext:value-type="string">
            <text:p>Pointe-Noire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576" calcext:value-type="float">
            <text:p>576</text:p>
          </table:table-cell>
          <table:table-cell table:formula="of:=[$Sheet1.$F571]&amp;&quot; | &quot;&amp;[$Sheet1.$H571]&amp;&quot; | &quot;&amp;TEXT([$Sheet1.$J571];&quot;ddmmmyy&quot;)&amp;&quot;-&quot;&amp;TEXT([$Sheet1.$K571];&quot;ddmmmyy&quot;)&amp;&quot; | &quot;&amp;[$Sheet1.$M571]&amp;&quot; | &quot;&amp;[$Sheet1.$O571]&amp;&quot; | &quot;&amp;[$Sheet1.$P571]&amp;&quot; | &quot;&amp;[$Sheet1.$Q571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Ophthalmic Surgery</text:p>
          </table:table-cell>
          <table:table-cell office:value-type="string" calcext:value-type="string">
            <text:p>Chirurgie ophtalmologique 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Ophthalmic Surgery</text:p>
          </table:table-cell>
          <table:table-cell office:value-type="date" office:date-value="2013-08-09" calcext:value-type="date">
            <text:p>9-Aug-13</text:p>
          </table:table-cell>
          <table:table-cell office:value-type="date" office:date-value="2014-06-01" calcext:value-type="date">
            <text:p>1-Jun-14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Republic of Congo</text:p>
          </table:table-cell>
          <table:table-cell office:value-type="string" calcext:value-type="string">
            <text:p>Pointe-Noire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577" calcext:value-type="float">
            <text:p>577</text:p>
          </table:table-cell>
          <table:table-cell table:formula="of:=[$Sheet1.$F572]&amp;&quot; | &quot;&amp;[$Sheet1.$H572]&amp;&quot; | &quot;&amp;TEXT([$Sheet1.$J572];&quot;ddmmmyy&quot;)&amp;&quot;-&quot;&amp;TEXT([$Sheet1.$K572];&quot;ddmmmyy&quot;)&amp;&quot; | &quot;&amp;[$Sheet1.$M572]&amp;&quot; | &quot;&amp;[$Sheet1.$O572]&amp;&quot; | &quot;&amp;[$Sheet1.$P572]&amp;&quot; | &quot;&amp;[$Sheet1.$Q572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Maxillofacial Surgery</text:p>
          </table:table-cell>
          <table:table-cell office:value-type="string" calcext:value-type="string">
            <text:p>Chirurgie maxillo-faciale / ORL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Maxillofacial Surgery</text:p>
          </table:table-cell>
          <table:table-cell office:value-type="date" office:date-value="2012-08-22" calcext:value-type="date">
            <text:p>22-Aug-12</text:p>
          </table:table-cell>
          <table:table-cell office:value-type="date" office:date-value="2013-06-01" calcext:value-type="date">
            <text:p>1-Jun-13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Conakry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578" calcext:value-type="float">
            <text:p>578</text:p>
          </table:table-cell>
          <table:table-cell table:formula="of:=[$Sheet1.$F573]&amp;&quot; | &quot;&amp;[$Sheet1.$H573]&amp;&quot; | &quot;&amp;TEXT([$Sheet1.$J573];&quot;ddmmmyy&quot;)&amp;&quot;-&quot;&amp;TEXT([$Sheet1.$K573];&quot;ddmmmyy&quot;)&amp;&quot; | &quot;&amp;[$Sheet1.$M573]&amp;&quot; | &quot;&amp;[$Sheet1.$O573]&amp;&quot; | &quot;&amp;[$Sheet1.$P573]&amp;&quot; | &quot;&amp;[$Sheet1.$Q573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Plastics Surgery</text:p>
          </table:table-cell>
          <table:table-cell office:value-type="string" calcext:value-type="string">
            <text:p>Chirurgie plastique et reconstructiv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Plastics Surgery</text:p>
          </table:table-cell>
          <table:table-cell office:value-type="date" office:date-value="2012-08-22" calcext:value-type="date">
            <text:p>22-Aug-12</text:p>
          </table:table-cell>
          <table:table-cell office:value-type="date" office:date-value="2013-06-01" calcext:value-type="date">
            <text:p>1-Jun-13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Conakry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579" calcext:value-type="float">
            <text:p>579</text:p>
          </table:table-cell>
          <table:table-cell table:formula="of:=[$Sheet1.$F574]&amp;&quot; | &quot;&amp;[$Sheet1.$H574]&amp;&quot; | &quot;&amp;TEXT([$Sheet1.$J574];&quot;ddmmmyy&quot;)&amp;&quot;-&quot;&amp;TEXT([$Sheet1.$K574];&quot;ddmmmyy&quot;)&amp;&quot; | &quot;&amp;[$Sheet1.$M574]&amp;&quot; | &quot;&amp;[$Sheet1.$O574]&amp;&quot; | &quot;&amp;[$Sheet1.$P574]&amp;&quot; | &quot;&amp;[$Sheet1.$Q574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General Surgery</text:p>
          </table:table-cell>
          <table:table-cell office:value-type="string" calcext:value-type="string">
            <text:p>Chirurgie général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General Surgery</text:p>
          </table:table-cell>
          <table:table-cell office:value-type="date" office:date-value="2012-08-22" calcext:value-type="date">
            <text:p>22-Aug-12</text:p>
          </table:table-cell>
          <table:table-cell office:value-type="date" office:date-value="2013-06-01" calcext:value-type="date">
            <text:p>1-Jun-13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Conakry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580" calcext:value-type="float">
            <text:p>580</text:p>
          </table:table-cell>
          <table:table-cell table:formula="of:=[$Sheet1.$F575]&amp;&quot; | &quot;&amp;[$Sheet1.$H575]&amp;&quot; | &quot;&amp;TEXT([$Sheet1.$J575];&quot;ddmmmyy&quot;)&amp;&quot;-&quot;&amp;TEXT([$Sheet1.$K575];&quot;ddmmmyy&quot;)&amp;&quot; | &quot;&amp;[$Sheet1.$M575]&amp;&quot; | &quot;&amp;[$Sheet1.$O575]&amp;&quot; | &quot;&amp;[$Sheet1.$P575]&amp;&quot; | &quot;&amp;[$Sheet1.$Q575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Women's Health Surgery</text:p>
          </table:table-cell>
          <table:table-cell office:value-type="string" calcext:value-type="string">
            <text:p>Chirurgie en santé des femmes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Women's Health Surgery</text:p>
          </table:table-cell>
          <table:table-cell office:value-type="date" office:date-value="2012-08-22" calcext:value-type="date">
            <text:p>22-Aug-12</text:p>
          </table:table-cell>
          <table:table-cell office:value-type="date" office:date-value="2013-06-01" calcext:value-type="date">
            <text:p>1-Jun-13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Conakry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581" calcext:value-type="float">
            <text:p>581</text:p>
          </table:table-cell>
          <table:table-cell table:formula="of:=[$Sheet1.$F576]&amp;&quot; | &quot;&amp;[$Sheet1.$H576]&amp;&quot; | &quot;&amp;TEXT([$Sheet1.$J576];&quot;ddmmmyy&quot;)&amp;&quot;-&quot;&amp;TEXT([$Sheet1.$K576];&quot;ddmmmyy&quot;)&amp;&quot; | &quot;&amp;[$Sheet1.$M576]&amp;&quot; | &quot;&amp;[$Sheet1.$O576]&amp;&quot; | &quot;&amp;[$Sheet1.$P576]&amp;&quot; | &quot;&amp;[$Sheet1.$Q576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Orthopedic Surgery</text:p>
          </table:table-cell>
          <table:table-cell office:value-type="string" calcext:value-type="string">
            <text:p>Chirurgie orthopédique pédiatrique 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Orthopedic Surgery</text:p>
          </table:table-cell>
          <table:table-cell office:value-type="date" office:date-value="2012-08-22" calcext:value-type="date">
            <text:p>22-Aug-12</text:p>
          </table:table-cell>
          <table:table-cell office:value-type="date" office:date-value="2013-06-01" calcext:value-type="date">
            <text:p>1-Jun-13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Conakry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582" calcext:value-type="float">
            <text:p>582</text:p>
          </table:table-cell>
          <table:table-cell table:formula="of:=[$Sheet1.$F577]&amp;&quot; | &quot;&amp;[$Sheet1.$H577]&amp;&quot; | &quot;&amp;TEXT([$Sheet1.$J577];&quot;ddmmmyy&quot;)&amp;&quot;-&quot;&amp;TEXT([$Sheet1.$K577];&quot;ddmmmyy&quot;)&amp;&quot; | &quot;&amp;[$Sheet1.$M577]&amp;&quot; | &quot;&amp;[$Sheet1.$O577]&amp;&quot; | &quot;&amp;[$Sheet1.$P577]&amp;&quot; | &quot;&amp;[$Sheet1.$Q577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Ophthalmic Surgery</text:p>
          </table:table-cell>
          <table:table-cell office:value-type="string" calcext:value-type="string">
            <text:p>Chirurgie ophtalmologique 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Ophthalmic Surgery</text:p>
          </table:table-cell>
          <table:table-cell office:value-type="date" office:date-value="2012-08-22" calcext:value-type="date">
            <text:p>22-Aug-12</text:p>
          </table:table-cell>
          <table:table-cell office:value-type="date" office:date-value="2013-06-01" calcext:value-type="date">
            <text:p>1-Jun-13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Conakry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583" calcext:value-type="float">
            <text:p>583</text:p>
          </table:table-cell>
          <table:table-cell table:formula="of:=[$Sheet1.$F578]&amp;&quot; | &quot;&amp;[$Sheet1.$H578]&amp;&quot; | &quot;&amp;TEXT([$Sheet1.$J578];&quot;ddmmmyy&quot;)&amp;&quot;-&quot;&amp;TEXT([$Sheet1.$K578];&quot;ddmmmyy&quot;)&amp;&quot; | &quot;&amp;[$Sheet1.$M578]&amp;&quot; | &quot;&amp;[$Sheet1.$O578]&amp;&quot; | &quot;&amp;[$Sheet1.$P578]&amp;&quot; | &quot;&amp;[$Sheet1.$Q578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Maxillofacial Surgery</text:p>
          </table:table-cell>
          <table:table-cell office:value-type="string" calcext:value-type="string">
            <text:p>Chirurgie maxillo-faciale / ORL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Maxillofacial Surgery</text:p>
          </table:table-cell>
          <table:table-cell office:value-type="date" office:date-value="2012-01-05" calcext:value-type="date">
            <text:p>5-Jan-12</text:p>
          </table:table-cell>
          <table:table-cell office:value-type="date" office:date-value="2012-06-15" calcext:value-type="date">
            <text:p>15-Jun-12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Lome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584" calcext:value-type="float">
            <text:p>584</text:p>
          </table:table-cell>
          <table:table-cell table:formula="of:=[$Sheet1.$F579]&amp;&quot; | &quot;&amp;[$Sheet1.$H579]&amp;&quot; | &quot;&amp;TEXT([$Sheet1.$J579];&quot;ddmmmyy&quot;)&amp;&quot;-&quot;&amp;TEXT([$Sheet1.$K579];&quot;ddmmmyy&quot;)&amp;&quot; | &quot;&amp;[$Sheet1.$M579]&amp;&quot; | &quot;&amp;[$Sheet1.$O579]&amp;&quot; | &quot;&amp;[$Sheet1.$P579]&amp;&quot; | &quot;&amp;[$Sheet1.$Q579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Plastics Surgery</text:p>
          </table:table-cell>
          <table:table-cell office:value-type="string" calcext:value-type="string">
            <text:p>Chirurgie plastique et reconstructiv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Plastics Surgery</text:p>
          </table:table-cell>
          <table:table-cell office:value-type="date" office:date-value="2012-01-05" calcext:value-type="date">
            <text:p>5-Jan-12</text:p>
          </table:table-cell>
          <table:table-cell office:value-type="date" office:date-value="2012-06-15" calcext:value-type="date">
            <text:p>15-Jun-12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Lome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585" calcext:value-type="float">
            <text:p>585</text:p>
          </table:table-cell>
          <table:table-cell table:formula="of:=[$Sheet1.$F580]&amp;&quot; | &quot;&amp;[$Sheet1.$H580]&amp;&quot; | &quot;&amp;TEXT([$Sheet1.$J580];&quot;ddmmmyy&quot;)&amp;&quot;-&quot;&amp;TEXT([$Sheet1.$K580];&quot;ddmmmyy&quot;)&amp;&quot; | &quot;&amp;[$Sheet1.$M580]&amp;&quot; | &quot;&amp;[$Sheet1.$O580]&amp;&quot; | &quot;&amp;[$Sheet1.$P580]&amp;&quot; | &quot;&amp;[$Sheet1.$Q580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General Surgery</text:p>
          </table:table-cell>
          <table:table-cell office:value-type="string" calcext:value-type="string">
            <text:p>Chirurgie général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General Surgery</text:p>
          </table:table-cell>
          <table:table-cell office:value-type="date" office:date-value="2012-01-05" calcext:value-type="date">
            <text:p>5-Jan-12</text:p>
          </table:table-cell>
          <table:table-cell office:value-type="date" office:date-value="2012-06-15" calcext:value-type="date">
            <text:p>15-Jun-12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Lome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586" calcext:value-type="float">
            <text:p>586</text:p>
          </table:table-cell>
          <table:table-cell table:formula="of:=[$Sheet1.$F581]&amp;&quot; | &quot;&amp;[$Sheet1.$H581]&amp;&quot; | &quot;&amp;TEXT([$Sheet1.$J581];&quot;ddmmmyy&quot;)&amp;&quot;-&quot;&amp;TEXT([$Sheet1.$K581];&quot;ddmmmyy&quot;)&amp;&quot; | &quot;&amp;[$Sheet1.$M581]&amp;&quot; | &quot;&amp;[$Sheet1.$O581]&amp;&quot; | &quot;&amp;[$Sheet1.$P581]&amp;&quot; | &quot;&amp;[$Sheet1.$Q581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Women's Health Surgery</text:p>
          </table:table-cell>
          <table:table-cell office:value-type="string" calcext:value-type="string">
            <text:p>Chirurgie en santé des femmes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Women's Health Surgery</text:p>
          </table:table-cell>
          <table:table-cell office:value-type="date" office:date-value="2012-01-05" calcext:value-type="date">
            <text:p>5-Jan-12</text:p>
          </table:table-cell>
          <table:table-cell office:value-type="date" office:date-value="2012-06-15" calcext:value-type="date">
            <text:p>15-Jun-12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Lome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587" calcext:value-type="float">
            <text:p>587</text:p>
          </table:table-cell>
          <table:table-cell table:formula="of:=[$Sheet1.$F582]&amp;&quot; | &quot;&amp;[$Sheet1.$H582]&amp;&quot; | &quot;&amp;TEXT([$Sheet1.$J582];&quot;ddmmmyy&quot;)&amp;&quot;-&quot;&amp;TEXT([$Sheet1.$K582];&quot;ddmmmyy&quot;)&amp;&quot; | &quot;&amp;[$Sheet1.$M582]&amp;&quot; | &quot;&amp;[$Sheet1.$O582]&amp;&quot; | &quot;&amp;[$Sheet1.$P582]&amp;&quot; | &quot;&amp;[$Sheet1.$Q582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Orthopedic Surgery</text:p>
          </table:table-cell>
          <table:table-cell office:value-type="string" calcext:value-type="string">
            <text:p>Chirurgie orthopédique pédiatrique 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Orthopedic Surgery</text:p>
          </table:table-cell>
          <table:table-cell office:value-type="date" office:date-value="2012-01-05" calcext:value-type="date">
            <text:p>5-Jan-12</text:p>
          </table:table-cell>
          <table:table-cell office:value-type="date" office:date-value="2012-06-15" calcext:value-type="date">
            <text:p>15-Jun-12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Lome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588" calcext:value-type="float">
            <text:p>588</text:p>
          </table:table-cell>
          <table:table-cell table:formula="of:=[$Sheet1.$F583]&amp;&quot; | &quot;&amp;[$Sheet1.$H583]&amp;&quot; | &quot;&amp;TEXT([$Sheet1.$J583];&quot;ddmmmyy&quot;)&amp;&quot;-&quot;&amp;TEXT([$Sheet1.$K583];&quot;ddmmmyy&quot;)&amp;&quot; | &quot;&amp;[$Sheet1.$M583]&amp;&quot; | &quot;&amp;[$Sheet1.$O583]&amp;&quot; | &quot;&amp;[$Sheet1.$P583]&amp;&quot; | &quot;&amp;[$Sheet1.$Q583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Ophthalmic Surgery</text:p>
          </table:table-cell>
          <table:table-cell office:value-type="string" calcext:value-type="string">
            <text:p>Chirurgie ophtalmologique 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Ophthalmic Surgery</text:p>
          </table:table-cell>
          <table:table-cell office:value-type="date" office:date-value="2012-01-05" calcext:value-type="date">
            <text:p>5-Jan-12</text:p>
          </table:table-cell>
          <table:table-cell office:value-type="date" office:date-value="2012-06-15" calcext:value-type="date">
            <text:p>15-Jun-12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Lome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589" calcext:value-type="float">
            <text:p>589</text:p>
          </table:table-cell>
          <table:table-cell table:formula="of:=[$Sheet1.$F584]&amp;&quot; | &quot;&amp;[$Sheet1.$H584]&amp;&quot; | &quot;&amp;TEXT([$Sheet1.$J584];&quot;ddmmmyy&quot;)&amp;&quot;-&quot;&amp;TEXT([$Sheet1.$K584];&quot;ddmmmyy&quot;)&amp;&quot; | &quot;&amp;[$Sheet1.$M584]&amp;&quot; | &quot;&amp;[$Sheet1.$O584]&amp;&quot; | &quot;&amp;[$Sheet1.$P584]&amp;&quot; | &quot;&amp;[$Sheet1.$Q584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Maxillofacial Surgery</text:p>
          </table:table-cell>
          <table:table-cell office:value-type="string" calcext:value-type="string">
            <text:p>Chirurgie maxillo-faciale / ORL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Maxillofacial Surgery</text:p>
          </table:table-cell>
          <table:table-cell office:value-type="date" office:date-value="2011-02-27" calcext:value-type="date">
            <text:p>27-Feb-11</text:p>
          </table:table-cell>
          <table:table-cell office:value-type="date" office:date-value="2011-12-10" calcext:value-type="date">
            <text:p>10-Dec-11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590" calcext:value-type="float">
            <text:p>590</text:p>
          </table:table-cell>
          <table:table-cell table:formula="of:=[$Sheet1.$F585]&amp;&quot; | &quot;&amp;[$Sheet1.$H585]&amp;&quot; | &quot;&amp;TEXT([$Sheet1.$J585];&quot;ddmmmyy&quot;)&amp;&quot;-&quot;&amp;TEXT([$Sheet1.$K585];&quot;ddmmmyy&quot;)&amp;&quot; | &quot;&amp;[$Sheet1.$M585]&amp;&quot; | &quot;&amp;[$Sheet1.$O585]&amp;&quot; | &quot;&amp;[$Sheet1.$P585]&amp;&quot; | &quot;&amp;[$Sheet1.$Q585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Plastics Surgery</text:p>
          </table:table-cell>
          <table:table-cell office:value-type="string" calcext:value-type="string">
            <text:p>Chirurgie plastique et reconstructiv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Plastics Surgery</text:p>
          </table:table-cell>
          <table:table-cell office:value-type="date" office:date-value="2011-02-27" calcext:value-type="date">
            <text:p>27-Feb-11</text:p>
          </table:table-cell>
          <table:table-cell office:value-type="date" office:date-value="2011-12-10" calcext:value-type="date">
            <text:p>10-Dec-11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591" calcext:value-type="float">
            <text:p>591</text:p>
          </table:table-cell>
          <table:table-cell table:formula="of:=[$Sheet1.$F586]&amp;&quot; | &quot;&amp;[$Sheet1.$H586]&amp;&quot; | &quot;&amp;TEXT([$Sheet1.$J586];&quot;ddmmmyy&quot;)&amp;&quot;-&quot;&amp;TEXT([$Sheet1.$K586];&quot;ddmmmyy&quot;)&amp;&quot; | &quot;&amp;[$Sheet1.$M586]&amp;&quot; | &quot;&amp;[$Sheet1.$O586]&amp;&quot; | &quot;&amp;[$Sheet1.$P586]&amp;&quot; | &quot;&amp;[$Sheet1.$Q586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General Surgery</text:p>
          </table:table-cell>
          <table:table-cell office:value-type="string" calcext:value-type="string">
            <text:p>Chirurgie général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General Surgery</text:p>
          </table:table-cell>
          <table:table-cell office:value-type="date" office:date-value="2011-02-27" calcext:value-type="date">
            <text:p>27-Feb-11</text:p>
          </table:table-cell>
          <table:table-cell office:value-type="date" office:date-value="2011-12-10" calcext:value-type="date">
            <text:p>10-Dec-11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592" calcext:value-type="float">
            <text:p>592</text:p>
          </table:table-cell>
          <table:table-cell table:formula="of:=[$Sheet1.$F587]&amp;&quot; | &quot;&amp;[$Sheet1.$H587]&amp;&quot; | &quot;&amp;TEXT([$Sheet1.$J587];&quot;ddmmmyy&quot;)&amp;&quot;-&quot;&amp;TEXT([$Sheet1.$K587];&quot;ddmmmyy&quot;)&amp;&quot; | &quot;&amp;[$Sheet1.$M587]&amp;&quot; | &quot;&amp;[$Sheet1.$O587]&amp;&quot; | &quot;&amp;[$Sheet1.$P587]&amp;&quot; | &quot;&amp;[$Sheet1.$Q587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Orthopedic Surgery</text:p>
          </table:table-cell>
          <table:table-cell office:value-type="string" calcext:value-type="string">
            <text:p>Chirurgie orthopédique pédiatrique 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Orthopedic Surgery</text:p>
          </table:table-cell>
          <table:table-cell office:value-type="date" office:date-value="2011-02-27" calcext:value-type="date">
            <text:p>27-Feb-11</text:p>
          </table:table-cell>
          <table:table-cell office:value-type="date" office:date-value="2011-12-10" calcext:value-type="date">
            <text:p>10-Dec-11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593" calcext:value-type="float">
            <text:p>593</text:p>
          </table:table-cell>
          <table:table-cell table:formula="of:=[$Sheet1.$F588]&amp;&quot; | &quot;&amp;[$Sheet1.$H588]&amp;&quot; | &quot;&amp;TEXT([$Sheet1.$J588];&quot;ddmmmyy&quot;)&amp;&quot;-&quot;&amp;TEXT([$Sheet1.$K588];&quot;ddmmmyy&quot;)&amp;&quot; | &quot;&amp;[$Sheet1.$M588]&amp;&quot; | &quot;&amp;[$Sheet1.$O588]&amp;&quot; | &quot;&amp;[$Sheet1.$P588]&amp;&quot; | &quot;&amp;[$Sheet1.$Q588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Ophthalmic Surgery</text:p>
          </table:table-cell>
          <table:table-cell office:value-type="string" calcext:value-type="string">
            <text:p>Chirurgie ophtalmologique 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Ophthalmic Surgery</text:p>
          </table:table-cell>
          <table:table-cell office:value-type="date" office:date-value="2011-02-27" calcext:value-type="date">
            <text:p>27-Feb-11</text:p>
          </table:table-cell>
          <table:table-cell office:value-type="date" office:date-value="2011-12-10" calcext:value-type="date">
            <text:p>10-Dec-11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594" calcext:value-type="float">
            <text:p>594</text:p>
          </table:table-cell>
          <table:table-cell table:formula="of:=[$Sheet1.$F589]&amp;&quot; | &quot;&amp;[$Sheet1.$H589]&amp;&quot; | &quot;&amp;TEXT([$Sheet1.$J589];&quot;ddmmmyy&quot;)&amp;&quot;-&quot;&amp;TEXT([$Sheet1.$K589];&quot;ddmmmyy&quot;)&amp;&quot; | &quot;&amp;[$Sheet1.$M589]&amp;&quot; | &quot;&amp;[$Sheet1.$O589]&amp;&quot; | &quot;&amp;[$Sheet1.$P589]&amp;&quot; | &quot;&amp;[$Sheet1.$Q589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Maxillofacial Surgery</text:p>
          </table:table-cell>
          <table:table-cell office:value-type="string" calcext:value-type="string">
            <text:p>Chirurgie maxillo-faciale / ORL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Maxillofacial Surgery</text:p>
          </table:table-cell>
          <table:table-cell office:value-type="date" office:date-value="2010-02-10" calcext:value-type="date">
            <text:p>10-Feb-10</text:p>
          </table:table-cell>
          <table:table-cell office:value-type="date" office:date-value="2010-08-15" calcext:value-type="date">
            <text:p>15-Aug-10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Lome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595" calcext:value-type="float">
            <text:p>595</text:p>
          </table:table-cell>
          <table:table-cell table:formula="of:=[$Sheet1.$F590]&amp;&quot; | &quot;&amp;[$Sheet1.$H590]&amp;&quot; | &quot;&amp;TEXT([$Sheet1.$J590];&quot;ddmmmyy&quot;)&amp;&quot;-&quot;&amp;TEXT([$Sheet1.$K590];&quot;ddmmmyy&quot;)&amp;&quot; | &quot;&amp;[$Sheet1.$M590]&amp;&quot; | &quot;&amp;[$Sheet1.$O590]&amp;&quot; | &quot;&amp;[$Sheet1.$P590]&amp;&quot; | &quot;&amp;[$Sheet1.$Q590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Plastics Surgery</text:p>
          </table:table-cell>
          <table:table-cell office:value-type="string" calcext:value-type="string">
            <text:p>Chirurgie plastique et reconstructiv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Plastics Surgery</text:p>
          </table:table-cell>
          <table:table-cell office:value-type="date" office:date-value="2010-02-10" calcext:value-type="date">
            <text:p>10-Feb-10</text:p>
          </table:table-cell>
          <table:table-cell office:value-type="date" office:date-value="2010-08-15" calcext:value-type="date">
            <text:p>15-Aug-10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Lome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596" calcext:value-type="float">
            <text:p>596</text:p>
          </table:table-cell>
          <table:table-cell table:formula="of:=[$Sheet1.$F591]&amp;&quot; | &quot;&amp;[$Sheet1.$H591]&amp;&quot; | &quot;&amp;TEXT([$Sheet1.$J591];&quot;ddmmmyy&quot;)&amp;&quot;-&quot;&amp;TEXT([$Sheet1.$K591];&quot;ddmmmyy&quot;)&amp;&quot; | &quot;&amp;[$Sheet1.$M591]&amp;&quot; | &quot;&amp;[$Sheet1.$O591]&amp;&quot; | &quot;&amp;[$Sheet1.$P591]&amp;&quot; | &quot;&amp;[$Sheet1.$Q591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General Surgery</text:p>
          </table:table-cell>
          <table:table-cell office:value-type="string" calcext:value-type="string">
            <text:p>Chirurgie général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General Surgery</text:p>
          </table:table-cell>
          <table:table-cell office:value-type="date" office:date-value="2010-02-10" calcext:value-type="date">
            <text:p>10-Feb-10</text:p>
          </table:table-cell>
          <table:table-cell office:value-type="date" office:date-value="2010-08-15" calcext:value-type="date">
            <text:p>15-Aug-10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Lome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597" calcext:value-type="float">
            <text:p>597</text:p>
          </table:table-cell>
          <table:table-cell table:formula="of:=[$Sheet1.$F592]&amp;&quot; | &quot;&amp;[$Sheet1.$H592]&amp;&quot; | &quot;&amp;TEXT([$Sheet1.$J592];&quot;ddmmmyy&quot;)&amp;&quot;-&quot;&amp;TEXT([$Sheet1.$K592];&quot;ddmmmyy&quot;)&amp;&quot; | &quot;&amp;[$Sheet1.$M592]&amp;&quot; | &quot;&amp;[$Sheet1.$O592]&amp;&quot; | &quot;&amp;[$Sheet1.$P592]&amp;&quot; | &quot;&amp;[$Sheet1.$Q592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Women's Health Surgery</text:p>
          </table:table-cell>
          <table:table-cell office:value-type="string" calcext:value-type="string">
            <text:p>Chirurgie en santé des femmes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Women's Health Surgery</text:p>
          </table:table-cell>
          <table:table-cell office:value-type="date" office:date-value="2010-02-10" calcext:value-type="date">
            <text:p>10-Feb-10</text:p>
          </table:table-cell>
          <table:table-cell office:value-type="date" office:date-value="2010-08-15" calcext:value-type="date">
            <text:p>15-Aug-10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Lome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598" calcext:value-type="float">
            <text:p>598</text:p>
          </table:table-cell>
          <table:table-cell table:formula="of:=[$Sheet1.$F593]&amp;&quot; | &quot;&amp;[$Sheet1.$H593]&amp;&quot; | &quot;&amp;TEXT([$Sheet1.$J593];&quot;ddmmmyy&quot;)&amp;&quot;-&quot;&amp;TEXT([$Sheet1.$K593];&quot;ddmmmyy&quot;)&amp;&quot; | &quot;&amp;[$Sheet1.$M593]&amp;&quot; | &quot;&amp;[$Sheet1.$O593]&amp;&quot; | &quot;&amp;[$Sheet1.$P593]&amp;&quot; | &quot;&amp;[$Sheet1.$Q593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Orthopedic Surgery</text:p>
          </table:table-cell>
          <table:table-cell office:value-type="string" calcext:value-type="string">
            <text:p>Chirurgie orthopédique pédiatrique 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Orthopedic Surgery</text:p>
          </table:table-cell>
          <table:table-cell office:value-type="date" office:date-value="2010-02-10" calcext:value-type="date">
            <text:p>10-Feb-10</text:p>
          </table:table-cell>
          <table:table-cell office:value-type="date" office:date-value="2010-08-15" calcext:value-type="date">
            <text:p>15-Aug-10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Lome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599" calcext:value-type="float">
            <text:p>599</text:p>
          </table:table-cell>
          <table:table-cell table:formula="of:=[$Sheet1.$F594]&amp;&quot; | &quot;&amp;[$Sheet1.$H594]&amp;&quot; | &quot;&amp;TEXT([$Sheet1.$J594];&quot;ddmmmyy&quot;)&amp;&quot;-&quot;&amp;TEXT([$Sheet1.$K594];&quot;ddmmmyy&quot;)&amp;&quot; | &quot;&amp;[$Sheet1.$M594]&amp;&quot; | &quot;&amp;[$Sheet1.$O594]&amp;&quot; | &quot;&amp;[$Sheet1.$P594]&amp;&quot; | &quot;&amp;[$Sheet1.$Q594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Ophthalmic Surgery</text:p>
          </table:table-cell>
          <table:table-cell office:value-type="string" calcext:value-type="string">
            <text:p>Chirurgie ophtalmologique 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Ophthalmic Surgery</text:p>
          </table:table-cell>
          <table:table-cell office:value-type="date" office:date-value="2010-02-10" calcext:value-type="date">
            <text:p>10-Feb-10</text:p>
          </table:table-cell>
          <table:table-cell office:value-type="date" office:date-value="2010-08-15" calcext:value-type="date">
            <text:p>15-Aug-10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Lome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600" calcext:value-type="float">
            <text:p>600</text:p>
          </table:table-cell>
          <table:table-cell table:formula="of:=[$Sheet1.$F595]&amp;&quot; | &quot;&amp;[$Sheet1.$H595]&amp;&quot; | &quot;&amp;TEXT([$Sheet1.$J595];&quot;ddmmmyy&quot;)&amp;&quot;-&quot;&amp;TEXT([$Sheet1.$K595];&quot;ddmmmyy&quot;)&amp;&quot; | &quot;&amp;[$Sheet1.$M595]&amp;&quot; | &quot;&amp;[$Sheet1.$O595]&amp;&quot; | &quot;&amp;[$Sheet1.$P595]&amp;&quot; | &quot;&amp;[$Sheet1.$Q595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Maxillofacial Surgery</text:p>
          </table:table-cell>
          <table:table-cell office:value-type="string" calcext:value-type="string">
            <text:p>Chirurgie maxillo-faciale / ORL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Maxillofacial Surgery</text:p>
          </table:table-cell>
          <table:table-cell office:value-type="date" office:date-value="2009-02-10" calcext:value-type="date">
            <text:p>10-Feb-09</text:p>
          </table:table-cell>
          <table:table-cell office:value-type="date" office:date-value="2009-12-08" calcext:value-type="date">
            <text:p>8-Dec-09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Cotonou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601" calcext:value-type="float">
            <text:p>601</text:p>
          </table:table-cell>
          <table:table-cell table:formula="of:=[$Sheet1.$F596]&amp;&quot; | &quot;&amp;[$Sheet1.$H596]&amp;&quot; | &quot;&amp;TEXT([$Sheet1.$J596];&quot;ddmmmyy&quot;)&amp;&quot;-&quot;&amp;TEXT([$Sheet1.$K596];&quot;ddmmmyy&quot;)&amp;&quot; | &quot;&amp;[$Sheet1.$M596]&amp;&quot; | &quot;&amp;[$Sheet1.$O596]&amp;&quot; | &quot;&amp;[$Sheet1.$P596]&amp;&quot; | &quot;&amp;[$Sheet1.$Q596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General Surgery</text:p>
          </table:table-cell>
          <table:table-cell office:value-type="string" calcext:value-type="string">
            <text:p>Chirurgie général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General Surgery</text:p>
          </table:table-cell>
          <table:table-cell office:value-type="date" office:date-value="2009-02-10" calcext:value-type="date">
            <text:p>10-Feb-09</text:p>
          </table:table-cell>
          <table:table-cell office:value-type="date" office:date-value="2009-12-08" calcext:value-type="date">
            <text:p>8-Dec-09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Cotonou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602" calcext:value-type="float">
            <text:p>602</text:p>
          </table:table-cell>
          <table:table-cell table:formula="of:=[$Sheet1.$F597]&amp;&quot; | &quot;&amp;[$Sheet1.$H597]&amp;&quot; | &quot;&amp;TEXT([$Sheet1.$J597];&quot;ddmmmyy&quot;)&amp;&quot;-&quot;&amp;TEXT([$Sheet1.$K597];&quot;ddmmmyy&quot;)&amp;&quot; | &quot;&amp;[$Sheet1.$M597]&amp;&quot; | &quot;&amp;[$Sheet1.$O597]&amp;&quot; | &quot;&amp;[$Sheet1.$P597]&amp;&quot; | &quot;&amp;[$Sheet1.$Q597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Women's Health Surgery</text:p>
          </table:table-cell>
          <table:table-cell office:value-type="string" calcext:value-type="string">
            <text:p>Chirurgie en santé des femmes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Women's Health Surgery</text:p>
          </table:table-cell>
          <table:table-cell office:value-type="date" office:date-value="2009-02-10" calcext:value-type="date">
            <text:p>10-Feb-09</text:p>
          </table:table-cell>
          <table:table-cell office:value-type="date" office:date-value="2009-12-08" calcext:value-type="date">
            <text:p>8-Dec-09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Cotonou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603" calcext:value-type="float">
            <text:p>603</text:p>
          </table:table-cell>
          <table:table-cell table:formula="of:=[$Sheet1.$F598]&amp;&quot; | &quot;&amp;[$Sheet1.$H598]&amp;&quot; | &quot;&amp;TEXT([$Sheet1.$J598];&quot;ddmmmyy&quot;)&amp;&quot;-&quot;&amp;TEXT([$Sheet1.$K598];&quot;ddmmmyy&quot;)&amp;&quot; | &quot;&amp;[$Sheet1.$M598]&amp;&quot; | &quot;&amp;[$Sheet1.$O598]&amp;&quot; | &quot;&amp;[$Sheet1.$P598]&amp;&quot; | &quot;&amp;[$Sheet1.$Q598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Orthopedic Surgery</text:p>
          </table:table-cell>
          <table:table-cell office:value-type="string" calcext:value-type="string">
            <text:p>Chirurgie orthopédique pédiatrique 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Orthopedic Surgery</text:p>
          </table:table-cell>
          <table:table-cell office:value-type="date" office:date-value="2009-02-10" calcext:value-type="date">
            <text:p>10-Feb-09</text:p>
          </table:table-cell>
          <table:table-cell office:value-type="date" office:date-value="2009-12-08" calcext:value-type="date">
            <text:p>8-Dec-09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Cotonou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604" calcext:value-type="float">
            <text:p>604</text:p>
          </table:table-cell>
          <table:table-cell table:formula="of:=[$Sheet1.$F599]&amp;&quot; | &quot;&amp;[$Sheet1.$H599]&amp;&quot; | &quot;&amp;TEXT([$Sheet1.$J599];&quot;ddmmmyy&quot;)&amp;&quot;-&quot;&amp;TEXT([$Sheet1.$K599];&quot;ddmmmyy&quot;)&amp;&quot; | &quot;&amp;[$Sheet1.$M599]&amp;&quot; | &quot;&amp;[$Sheet1.$O599]&amp;&quot; | &quot;&amp;[$Sheet1.$P599]&amp;&quot; | &quot;&amp;[$Sheet1.$Q599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Ophthalmic Surgery</text:p>
          </table:table-cell>
          <table:table-cell office:value-type="string" calcext:value-type="string">
            <text:p>Chirurgie ophtalmologique 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Ophthalmic Surgery</text:p>
          </table:table-cell>
          <table:table-cell office:value-type="date" office:date-value="2009-02-10" calcext:value-type="date">
            <text:p>10-Feb-09</text:p>
          </table:table-cell>
          <table:table-cell office:value-type="date" office:date-value="2009-12-08" calcext:value-type="date">
            <text:p>8-Dec-09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Cotonou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605" calcext:value-type="float">
            <text:p>605</text:p>
          </table:table-cell>
          <table:table-cell table:formula="of:=[$Sheet1.$F600]&amp;&quot; | &quot;&amp;[$Sheet1.$H600]&amp;&quot; | &quot;&amp;TEXT([$Sheet1.$J600];&quot;ddmmmyy&quot;)&amp;&quot;-&quot;&amp;TEXT([$Sheet1.$K600];&quot;ddmmmyy&quot;)&amp;&quot; | &quot;&amp;[$Sheet1.$M600]&amp;&quot; | &quot;&amp;[$Sheet1.$O600]&amp;&quot; | &quot;&amp;[$Sheet1.$P600]&amp;&quot; | &quot;&amp;[$Sheet1.$Q600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Maxillofacial Surgery</text:p>
          </table:table-cell>
          <table:table-cell office:value-type="string" calcext:value-type="string">
            <text:p>Chirurgie maxillo-faciale / ORL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Maxillofacial Surgery</text:p>
          </table:table-cell>
          <table:table-cell office:value-type="date" office:date-value="2008-02-06" calcext:value-type="date">
            <text:p>6-Feb-08</text:p>
          </table:table-cell>
          <table:table-cell office:value-type="date" office:date-value="2008-12-13" calcext:value-type="date">
            <text:p>13-Dec-08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606" calcext:value-type="float">
            <text:p>606</text:p>
          </table:table-cell>
          <table:table-cell table:formula="of:=[$Sheet1.$F601]&amp;&quot; | &quot;&amp;[$Sheet1.$H601]&amp;&quot; | &quot;&amp;TEXT([$Sheet1.$J601];&quot;ddmmmyy&quot;)&amp;&quot;-&quot;&amp;TEXT([$Sheet1.$K601];&quot;ddmmmyy&quot;)&amp;&quot; | &quot;&amp;[$Sheet1.$M601]&amp;&quot; | &quot;&amp;[$Sheet1.$O601]&amp;&quot; | &quot;&amp;[$Sheet1.$P601]&amp;&quot; | &quot;&amp;[$Sheet1.$Q601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General Surgery</text:p>
          </table:table-cell>
          <table:table-cell office:value-type="string" calcext:value-type="string">
            <text:p>Chirurgie générale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General Surgery</text:p>
          </table:table-cell>
          <table:table-cell office:value-type="date" office:date-value="2008-02-06" calcext:value-type="date">
            <text:p>6-Feb-08</text:p>
          </table:table-cell>
          <table:table-cell office:value-type="date" office:date-value="2008-12-13" calcext:value-type="date">
            <text:p>13-Dec-08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607" calcext:value-type="float">
            <text:p>607</text:p>
          </table:table-cell>
          <table:table-cell table:formula="of:=[$Sheet1.$F602]&amp;&quot; | &quot;&amp;[$Sheet1.$H602]&amp;&quot; | &quot;&amp;TEXT([$Sheet1.$J602];&quot;ddmmmyy&quot;)&amp;&quot;-&quot;&amp;TEXT([$Sheet1.$K602];&quot;ddmmmyy&quot;)&amp;&quot; | &quot;&amp;[$Sheet1.$M602]&amp;&quot; | &quot;&amp;[$Sheet1.$O602]&amp;&quot; | &quot;&amp;[$Sheet1.$P602]&amp;&quot; | &quot;&amp;[$Sheet1.$Q602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Women's Health Surgery</text:p>
          </table:table-cell>
          <table:table-cell office:value-type="string" calcext:value-type="string">
            <text:p>Chirurgie en santé des femmes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Women's Health Surgery</text:p>
          </table:table-cell>
          <table:table-cell office:value-type="date" office:date-value="2008-02-06" calcext:value-type="date">
            <text:p>6-Feb-08</text:p>
          </table:table-cell>
          <table:table-cell office:value-type="date" office:date-value="2008-12-13" calcext:value-type="date">
            <text:p>13-Dec-08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608" calcext:value-type="float">
            <text:p>608</text:p>
          </table:table-cell>
          <table:table-cell table:formula="of:=[$Sheet1.$F603]&amp;&quot; | &quot;&amp;[$Sheet1.$H603]&amp;&quot; | &quot;&amp;TEXT([$Sheet1.$J603];&quot;ddmmmyy&quot;)&amp;&quot;-&quot;&amp;TEXT([$Sheet1.$K603];&quot;ddmmmyy&quot;)&amp;&quot; | &quot;&amp;[$Sheet1.$M603]&amp;&quot; | &quot;&amp;[$Sheet1.$O603]&amp;&quot; | &quot;&amp;[$Sheet1.$P603]&amp;&quot; | &quot;&amp;[$Sheet1.$Q603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Orthopedic Surgery</text:p>
          </table:table-cell>
          <table:table-cell office:value-type="string" calcext:value-type="string">
            <text:p>Chirurgie orthopédique pédiatrique 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Orthopedic Surgery</text:p>
          </table:table-cell>
          <table:table-cell office:value-type="date" office:date-value="2008-02-06" calcext:value-type="date">
            <text:p>6-Feb-08</text:p>
          </table:table-cell>
          <table:table-cell office:value-type="date" office:date-value="2008-12-13" calcext:value-type="date">
            <text:p>13-Dec-08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609" calcext:value-type="float">
            <text:p>609</text:p>
          </table:table-cell>
          <table:table-cell table:formula="of:=[$Sheet1.$F604]&amp;&quot; | &quot;&amp;[$Sheet1.$H604]&amp;&quot; | &quot;&amp;TEXT([$Sheet1.$J604];&quot;ddmmmyy&quot;)&amp;&quot;-&quot;&amp;TEXT([$Sheet1.$K604];&quot;ddmmmyy&quot;)&amp;&quot; | &quot;&amp;[$Sheet1.$M604]&amp;&quot; | &quot;&amp;[$Sheet1.$O604]&amp;&quot; | &quot;&amp;[$Sheet1.$P604]&amp;&quot; | &quot;&amp;[$Sheet1.$Q604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table:number-columns-repeated="2" office:value-type="string" calcext:value-type="string">
            <text:p>Ophthalmic Surgery</text:p>
          </table:table-cell>
          <table:table-cell office:value-type="string" calcext:value-type="string">
            <text:p>Chirurgie ophtalmologique 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Ophthalmic Surgery</text:p>
          </table:table-cell>
          <table:table-cell office:value-type="date" office:date-value="2008-02-06" calcext:value-type="date">
            <text:p>6-Feb-08</text:p>
          </table:table-cell>
          <table:table-cell office:value-type="date" office:date-value="2008-12-13" calcext:value-type="date">
            <text:p>13-Dec-08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610" calcext:value-type="float">
            <text:p>610</text:p>
          </table:table-cell>
          <table:table-cell table:formula="of:=[$Sheet1.$F605]&amp;&quot; | &quot;&amp;[$Sheet1.$H605]&amp;&quot; | &quot;&amp;TEXT([$Sheet1.$J605];&quot;ddmmmyy&quot;)&amp;&quot;-&quot;&amp;TEXT([$Sheet1.$K605];&quot;ddmmmyy&quot;)&amp;&quot; | &quot;&amp;[$Sheet1.$M605]&amp;&quot; | &quot;&amp;[$Sheet1.$O605]&amp;&quot; | &quot;&amp;[$Sheet1.$P605]&amp;&quot; | &quot;&amp;[$Sheet1.$Q605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On-ship Education and Training</text:p>
          </table:table-cell>
          <table:table-cell office:value-type="string" calcext:value-type="string">
            <text:p>Cleft Training</text:p>
          </table:table-cell>
          <table:table-cell/>
          <table:table-cell office:value-type="string" calcext:value-type="string">
            <text:p>Participants</text:p>
          </table:table-cell>
          <table:table-cell office:value-type="string" calcext:value-type="string">
            <text:p>Mentoring</text:p>
          </table:table-cell>
          <table:table-cell office:value-type="date" office:date-value="2024-09-30" calcext:value-type="date">
            <text:p>30-Sep-24</text:p>
          </table:table-cell>
          <table:table-cell office:value-type="date" office:date-value="2025-12-31" calcext:value-type="date">
            <text:p>31-Dec-25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Toamasina</text:p>
          </table:table-cell>
          <table:table-cell office:value-type="string" calcext:value-type="string">
            <text:p>Africa Mercy</text:p>
          </table:table-cell>
          <table:table-cell table:style-name="ce29"/>
          <table:table-cell office:value-type="float" office:value="3" calcext:value-type="float">
            <text:p>3</text:p>
          </table:table-cell>
          <table:table-cell office:value-type="string" calcext:value-type="string">
            <text:p>CLEFTETA</text:p>
          </table:table-cell>
          <table:table-cell office:value-type="string" calcext:value-type="string">
            <text:p>IP24MG12</text:p>
          </table:table-cell>
          <table:table-cell table:number-columns-repeated="1003"/>
        </table:table-row>
        <table:table-row table:style-name="ro5">
          <table:table-cell office:value-type="float" office:value="611" calcext:value-type="float">
            <text:p>611</text:p>
          </table:table-cell>
          <table:table-cell table:formula="of:=[$Sheet1.$F606]&amp;&quot; | &quot;&amp;[$Sheet1.$H606]&amp;&quot; | &quot;&amp;TEXT([$Sheet1.$J606];&quot;ddmmmyy&quot;)&amp;&quot;-&quot;&amp;TEXT([$Sheet1.$K606];&quot;ddmmmyy&quot;)&amp;&quot; | &quot;&amp;[$Sheet1.$M606]&amp;&quot; | &quot;&amp;[$Sheet1.$O606]&amp;&quot; | &quot;&amp;[$Sheet1.$P606]&amp;&quot; | &quot;&amp;[$Sheet1.$Q606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On-ship Education and Training</text:p>
          </table:table-cell>
          <table:table-cell office:value-type="string" calcext:value-type="string">
            <text:p>Surgeon professional placement </text:p>
          </table:table-cell>
          <table:table-cell/>
          <table:table-cell office:value-type="string" calcext:value-type="string">
            <text:p>Participants</text:p>
          </table:table-cell>
          <table:table-cell office:value-type="string" calcext:value-type="string">
            <text:p>Mentoring</text:p>
          </table:table-cell>
          <table:table-cell office:value-type="date" office:date-value="2024-09-30" calcext:value-type="date">
            <text:p>30-Sep-24</text:p>
          </table:table-cell>
          <table:table-cell office:value-type="date" office:date-value="2025-12-31" calcext:value-type="date">
            <text:p>31-Dec-25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Toamasina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612" calcext:value-type="float">
            <text:p>612</text:p>
          </table:table-cell>
          <table:table-cell table:formula="of:=[$Sheet1.$F607]&amp;&quot; | &quot;&amp;[$Sheet1.$H607]&amp;&quot; | &quot;&amp;TEXT([$Sheet1.$J607];&quot;ddmmmyy&quot;)&amp;&quot;-&quot;&amp;TEXT([$Sheet1.$K607];&quot;ddmmmyy&quot;)&amp;&quot; | &quot;&amp;[$Sheet1.$M607]&amp;&quot; | &quot;&amp;[$Sheet1.$O607]&amp;&quot; | &quot;&amp;[$Sheet1.$P607]&amp;&quot; | &quot;&amp;[$Sheet1.$Q607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office:value-type="string" calcext:value-type="string">
            <text:p>Dental Care</text:p>
          </table:table-cell>
          <table:table-cell office:value-type="string" calcext:value-type="string">
            <text:p>Africa Mercy - Dental Program</text:p>
          </table:table-cell>
          <table:table-cell office:value-type="string" calcext:value-type="string">
            <text:p>AFM - Soins dentaires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Dental</text:p>
          </table:table-cell>
          <table:table-cell office:value-type="date" office:date-value="2024-04-01" calcext:value-type="date">
            <text:p>1-Apr-24</text:p>
          </table:table-cell>
          <table:table-cell office:value-type="date" office:date-value="2024-12-08" calcext:value-type="date">
            <text:p>8-Dec-24</text:p>
          </table:table-cell>
          <table:table-cell/>
          <table:table-cell office:value-type="string" calcext:value-type="string">
            <text:p>Africa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Toamasina</text:p>
          </table:table-cell>
          <table:table-cell office:value-type="string" calcext:value-type="string">
            <text:p>Africa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613" calcext:value-type="float">
            <text:p>613</text:p>
          </table:table-cell>
          <table:table-cell table:formula="of:=[$Sheet1.$F608]&amp;&quot; | &quot;&amp;[$Sheet1.$H608]&amp;&quot; | &quot;&amp;TEXT([$Sheet1.$J608];&quot;ddmmmyy&quot;)&amp;&quot;-&quot;&amp;TEXT([$Sheet1.$K608];&quot;ddmmmyy&quot;)&amp;&quot; | &quot;&amp;[$Sheet1.$M608]&amp;&quot; | &quot;&amp;[$Sheet1.$O608]&amp;&quot; | &quot;&amp;[$Sheet1.$P608]&amp;&quot; | &quot;&amp;[$Sheet1.$Q608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Safer Surgery at Connaught Hospital</text:p>
          </table:table-cell>
          <table:table-cell office:value-type="string" calcext:value-type="string">
            <text:p>Sterile Processing Training (SPECT)</text:p>
          </table:table-cell>
          <table:table-cell/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4-10-22" calcext:value-type="date">
            <text:p>22-Oct-24</text:p>
          </table:table-cell>
          <table:table-cell office:value-type="date" office:date-value="2027-06-30" calcext:value-type="date">
            <text:p>30-Jun-27</text:p>
          </table:table-cell>
          <table:table-cell/>
          <table:table-cell office:value-type="string" calcext:value-type="string">
            <text:p>Off-shi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D'Bim D'Bam Hall</text:p>
          </table:table-cell>
          <table:table-cell table:style-name="ce29"/>
          <table:table-cell/>
          <table:table-cell office:value-type="string" calcext:value-type="string">
            <text:p>STP</text:p>
          </table:table-cell>
          <table:table-cell office:value-type="string" calcext:value-type="string">
            <text:p>IP23SL13</text:p>
          </table:table-cell>
          <table:table-cell table:number-columns-repeated="1003"/>
        </table:table-row>
        <table:table-row table:style-name="ro5">
          <table:table-cell office:value-type="float" office:value="614" calcext:value-type="float">
            <text:p>614</text:p>
          </table:table-cell>
          <table:table-cell table:formula="of:=[$Sheet1.$F609]&amp;&quot; | &quot;&amp;[$Sheet1.$H609]&amp;&quot; | &quot;&amp;TEXT([$Sheet1.$J609];&quot;ddmmmyy&quot;)&amp;&quot;-&quot;&amp;TEXT([$Sheet1.$K609];&quot;ddmmmyy&quot;)&amp;&quot; | &quot;&amp;[$Sheet1.$M609]&amp;&quot; | &quot;&amp;[$Sheet1.$O609]&amp;&quot; | &quot;&amp;[$Sheet1.$P609]&amp;&quot; | &quot;&amp;[$Sheet1.$Q609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Safer Surgery at Connaught Hospital</text:p>
          </table:table-cell>
          <table:table-cell office:value-type="string" calcext:value-type="string">
            <text:p>Ward Nurse Mentoring On-ship Global Mercy</text:p>
          </table:table-cell>
          <table:table-cell/>
          <table:table-cell office:value-type="string" calcext:value-type="string">
            <text:p>Participants</text:p>
          </table:table-cell>
          <table:table-cell office:value-type="string" calcext:value-type="string">
            <text:p>Mentoring</text:p>
          </table:table-cell>
          <table:table-cell office:value-type="date" office:date-value="2024-10-01" calcext:value-type="date">
            <text:p>1-Oct-24</text:p>
          </table:table-cell>
          <table:table-cell office:value-type="date" office:date-value="2025-06-13" calcext:value-type="date">
            <text:p>13-Jun-25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Global Mercy</text:p>
          </table:table-cell>
          <table:table-cell table:style-name="ce29"/>
          <table:table-cell/>
          <table:table-cell office:value-type="string" calcext:value-type="string">
            <text:p>NURSING</text:p>
          </table:table-cell>
          <table:table-cell office:value-type="string" calcext:value-type="string">
            <text:p>IP24SL12</text:p>
          </table:table-cell>
          <table:table-cell table:number-columns-repeated="1003"/>
        </table:table-row>
        <table:table-row table:style-name="ro5">
          <table:table-cell office:value-type="float" office:value="615" calcext:value-type="float">
            <text:p>615</text:p>
          </table:table-cell>
          <table:table-cell table:formula="of:=[$Sheet1.$F610]&amp;&quot; | &quot;&amp;[$Sheet1.$H610]&amp;&quot; | &quot;&amp;TEXT([$Sheet1.$J610];&quot;ddmmmyy&quot;)&amp;&quot;-&quot;&amp;TEXT([$Sheet1.$K610];&quot;ddmmmyy&quot;)&amp;&quot; | &quot;&amp;[$Sheet1.$M610]&amp;&quot; | &quot;&amp;[$Sheet1.$O610]&amp;&quot; | &quot;&amp;[$Sheet1.$P610]&amp;&quot; | &quot;&amp;[$Sheet1.$Q610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Specialized Medical Education Sponsorship</text:p>
          </table:table-cell>
          <table:table-cell office:value-type="string" calcext:value-type="string">
            <text:p>Specialized Lab Technician Education Sponsorship - 2024 Class - Guinea Students at UM6SS in Morocco</text:p>
          </table:table-cell>
          <table:table-cell office:value-type="string" calcext:value-type="string">
            <text:p>Parrainage de l'enseignement médical spécialisé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4-09-01" calcext:value-type="date">
            <text:p>1-Sep-24</text:p>
          </table:table-cell>
          <table:table-cell office:value-type="date" office:date-value="2028-01-01" calcext:value-type="date">
            <text:p>1-Jan-28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Guinea</text:p>
          </table:table-cell>
          <table:table-cell office:value-type="string" calcext:value-type="string">
            <text:p>Conakry</text:p>
          </table:table-cell>
          <table:table-cell/>
          <table:table-cell table:style-name="ce29" office:value-type="string" calcext:value-type="string">
            <text:p>Gamal University Dental School 2022-23 Statistics.xlsx</text:p>
          </table:table-cell>
          <table:table-cell table:number-columns-repeated="1006"/>
        </table:table-row>
        <table:table-row table:style-name="ro5">
          <table:table-cell office:value-type="float" office:value="616" calcext:value-type="float">
            <text:p>616</text:p>
          </table:table-cell>
          <table:table-cell table:formula="of:=[$Sheet1.$F611]&amp;&quot; | &quot;&amp;[$Sheet1.$H611]&amp;&quot; | &quot;&amp;TEXT([$Sheet1.$J611];&quot;ddmmmyy&quot;)&amp;&quot;-&quot;&amp;TEXT([$Sheet1.$K611];&quot;ddmmmyy&quot;)&amp;&quot; | &quot;&amp;[$Sheet1.$M611]&amp;&quot; | &quot;&amp;[$Sheet1.$O611]&amp;&quot; | &quot;&amp;[$Sheet1.$P611]&amp;&quot; | &quot;&amp;[$Sheet1.$Q611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Specialized Medical Education Sponsorship</text:p>
          </table:table-cell>
          <table:table-cell office:value-type="string" calcext:value-type="string">
            <text:p>Specialized Lab Technician Education Sponsorship - 2024 Class - Madagascar Students at UM6SS in Morocco</text:p>
          </table:table-cell>
          <table:table-cell office:value-type="string" calcext:value-type="string">
            <text:p>Parrainage de l'enseignement médical spécialisé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4-09-01" calcext:value-type="date">
            <text:p>1-Sep-24</text:p>
          </table:table-cell>
          <table:table-cell office:value-type="date" office:date-value="2028-01-01" calcext:value-type="date">
            <text:p>1-Jan-28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Madagascar</text:p>
          </table:table-cell>
          <table:table-cell office:value-type="string" calcext:value-type="string">
            <text:p>Antananarivo</text:p>
          </table:table-cell>
          <table:table-cell/>
          <table:table-cell table:style-name="ce29" office:value-type="string" calcext:value-type="string">
            <text:p>Gamal University Dental School 2022-23 Statistics.xlsx</text:p>
          </table:table-cell>
          <table:table-cell table:number-columns-repeated="1006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$Sheet1.$F612]&amp;&quot; | &quot;&amp;[$Sheet1.$H612]&amp;&quot; | &quot;&amp;TEXT([$Sheet1.$J612];&quot;ddmmmyy&quot;)&amp;&quot;-&quot;&amp;TEXT([$Sheet1.$K612];&quot;ddmmmyy&quot;)&amp;&quot; | &quot;&amp;[$Sheet1.$M612]&amp;&quot; | &quot;&amp;[$Sheet1.$O612]&amp;&quot; | &quot;&amp;[$Sheet1.$P612]&amp;&quot; | &quot;&amp;[$Sheet1.$Q612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Pediatric Anesthesia Courses</text:p>
          </table:table-cell>
          <table:table-cell office:value-type="string" calcext:value-type="string">
            <text:p>SAFE Pediatric Anesthesia</text:p>
          </table:table-cell>
          <table:table-cell/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4-10-18" calcext:value-type="date">
            <text:p>18-Oct-24</text:p>
          </table:table-cell>
          <table:table-cell office:value-type="date" office:date-value="2024-10-20" calcext:value-type="date">
            <text:p>20-Oct-24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outh Africa</text:p>
          </table:table-cell>
          <table:table-cell/>
          <table:table-cell office:value-type="string" calcext:value-type="string">
            <text:p>Rustenburg</text:p>
          </table:table-cell>
          <table:table-cell table:style-name="ce29" office:value-type="string" calcext:value-type="string">
            <text:p><text:a xlink:href="../../../../../../:x:/r/sites/teams.programs-StatisticsandReporting/Shared%20Documents/Statistics%20and%20Reporting/Project%20Statistics/Transferred%20to%20main%20spreadsheet/Archive/2024/Copy%20of%20Short-term%20Project%20-%20Statistics%20for%20SA%20as%20at%2026%20October%202024.xlsx%3Fd=we19652fc9dc34ff7b92e5c8ce648c967&amp;csf=1&amp;web=1&amp;e=cT03BM" xlink:type="simple">Copy of Short-term Project - Statistics for SA as at 26 October 2024.xlsx</text:a></text:p>
          </table:table-cell>
          <table:table-cell table:number-columns-repeated="1006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$Sheet1.$F613]&amp;&quot; | &quot;&amp;[$Sheet1.$H613]&amp;&quot; | &quot;&amp;TEXT([$Sheet1.$J613];&quot;ddmmmyy&quot;)&amp;&quot;-&quot;&amp;TEXT([$Sheet1.$K613];&quot;ddmmmyy&quot;)&amp;&quot; | &quot;&amp;[$Sheet1.$M613]&amp;&quot; | &quot;&amp;[$Sheet1.$O613]&amp;&quot; | &quot;&amp;[$Sheet1.$P613]&amp;&quot; | &quot;&amp;[$Sheet1.$Q613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SAFE Pediatric Anesthesia Courses</text:p>
          </table:table-cell>
          <table:table-cell office:value-type="string" calcext:value-type="string">
            <text:p>SAFE Pediatric Anesthesia - Training of Trainers</text:p>
          </table:table-cell>
          <table:table-cell/>
          <table:table-cell office:value-type="string" calcext:value-type="string">
            <text:p>Training of Trainers</text:p>
          </table:table-cell>
          <table:table-cell office:value-type="string" calcext:value-type="string">
            <text:p>Course</text:p>
          </table:table-cell>
          <table:table-cell office:value-type="date" office:date-value="2024-10-18" calcext:value-type="date">
            <text:p>18-Oct-24</text:p>
          </table:table-cell>
          <table:table-cell office:value-type="date" office:date-value="2024-10-20" calcext:value-type="date">
            <text:p>20-Oct-24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outh Africa</text:p>
          </table:table-cell>
          <table:table-cell/>
          <table:table-cell office:value-type="string" calcext:value-type="string">
            <text:p>Rustenburg</text:p>
          </table:table-cell>
          <table:table-cell table:style-name="ce29" office:value-type="string" calcext:value-type="string">
            <text:p><text:a xlink:href="../../../../../../:x:/r/sites/teams.programs-StatisticsandReporting/Shared%20Documents/Statistics%20and%20Reporting/Project%20Statistics/Transferred%20to%20main%20spreadsheet/Archive/2024/Copy%20of%20Short-term%20Project%20-%20Statistics%20for%20SA%20as%20at%2026%20October%202024.xlsx%3Fd=we19652fc9dc34ff7b92e5c8ce648c967&amp;csf=1&amp;web=1&amp;e=cT03BM" xlink:type="simple">Copy of Short-term Project - Statistics for SA as at 26 October 2024.xlsx</text:a></text:p>
          </table:table-cell>
          <table:table-cell table:number-columns-repeated="1006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$Sheet1.$F614]&amp;&quot; | &quot;&amp;[$Sheet1.$H614]&amp;&quot; | &quot;&amp;TEXT([$Sheet1.$J614];&quot;ddmmmyy&quot;)&amp;&quot;-&quot;&amp;TEXT([$Sheet1.$K614];&quot;ddmmmyy&quot;)&amp;&quot; | &quot;&amp;[$Sheet1.$M614]&amp;&quot; | &quot;&amp;[$Sheet1.$O614]&amp;&quot; | &quot;&amp;[$Sheet1.$P614]&amp;&quot; | &quot;&amp;[$Sheet1.$Q614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Pediatric Anesthesia Courses</text:p>
          </table:table-cell>
          <table:table-cell office:value-type="string" calcext:value-type="string">
            <text:p>SAFE Pediatric Anesthesia</text:p>
          </table:table-cell>
          <table:table-cell/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4-10-25" calcext:value-type="date">
            <text:p>25-Oct-24</text:p>
          </table:table-cell>
          <table:table-cell office:value-type="date" office:date-value="2024-10-27" calcext:value-type="date">
            <text:p>27-Oct-24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outh Africa</text:p>
          </table:table-cell>
          <table:table-cell/>
          <table:table-cell office:value-type="string" calcext:value-type="string">
            <text:p>George</text:p>
          </table:table-cell>
          <table:table-cell table:style-name="ce29" office:value-type="string" calcext:value-type="string">
            <text:p><text:a xlink:href="../../../../../../:x:/r/sites/teams.programs-StatisticsandReporting/Shared%20Documents/Statistics%20and%20Reporting/Project%20Statistics/Transferred%20to%20main%20spreadsheet/Archive/2024/Copy%20of%20Short-term%20Project%20-%20Statistics%20for%20SA%20as%20at%2026%20October%202024.xlsx%3Fd=we19652fc9dc34ff7b92e5c8ce648c967&amp;csf=1&amp;web=1&amp;e=cT03BM" xlink:type="simple">Copy of Short-term Project - Statistics for SA as at 26 October 2024.xlsx</text:a></text:p>
          </table:table-cell>
          <table:table-cell table:number-columns-repeated="1006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$Sheet1.$F615]&amp;&quot; | &quot;&amp;[$Sheet1.$H615]&amp;&quot; | &quot;&amp;TEXT([$Sheet1.$J615];&quot;ddmmmyy&quot;)&amp;&quot;-&quot;&amp;TEXT([$Sheet1.$K615];&quot;ddmmmyy&quot;)&amp;&quot; | &quot;&amp;[$Sheet1.$M615]&amp;&quot; | &quot;&amp;[$Sheet1.$O615]&amp;&quot; | &quot;&amp;[$Sheet1.$P615]&amp;&quot; | &quot;&amp;[$Sheet1.$Q615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Training of Trainers</text:p>
          </table:table-cell>
          <table:table-cell office:value-type="string" calcext:value-type="string">
            <text:p>SAFE Pediatric Anesthesia Courses</text:p>
          </table:table-cell>
          <table:table-cell office:value-type="string" calcext:value-type="string">
            <text:p>SAFE Pediatric Anesthesia - Training of Trainers</text:p>
          </table:table-cell>
          <table:table-cell/>
          <table:table-cell office:value-type="string" calcext:value-type="string">
            <text:p>Training of Trainers</text:p>
          </table:table-cell>
          <table:table-cell office:value-type="string" calcext:value-type="string">
            <text:p>Course</text:p>
          </table:table-cell>
          <table:table-cell office:value-type="date" office:date-value="2024-10-25" calcext:value-type="date">
            <text:p>25-Oct-24</text:p>
          </table:table-cell>
          <table:table-cell office:value-type="date" office:date-value="2024-10-27" calcext:value-type="date">
            <text:p>27-Oct-24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outh Africa</text:p>
          </table:table-cell>
          <table:table-cell/>
          <table:table-cell office:value-type="string" calcext:value-type="string">
            <text:p>George</text:p>
          </table:table-cell>
          <table:table-cell table:style-name="ce29" office:value-type="string" calcext:value-type="string">
            <text:p><text:a xlink:href="../../../../../../:x:/r/sites/teams.programs-StatisticsandReporting/Shared%20Documents/Statistics%20and%20Reporting/Project%20Statistics/Transferred%20to%20main%20spreadsheet/Archive/2024/Copy%20of%20Short-term%20Project%20-%20Statistics%20for%20SA%20as%20at%2026%20October%202024.xlsx%3Fd=we19652fc9dc34ff7b92e5c8ce648c967&amp;csf=1&amp;web=1&amp;e=cT03BM" xlink:type="simple">Copy of Short-term Project - Statistics for SA as at 26 October 2024.xlsx</text:a></text:p>
          </table:table-cell>
          <table:table-cell table:number-columns-repeated="1006"/>
        </table:table-row>
        <table:table-row table:style-name="ro5">
          <table:table-cell office:value-type="float" office:value="621" calcext:value-type="float">
            <text:p>621</text:p>
          </table:table-cell>
          <table:table-cell table:formula="of:=[$Sheet1.$F616]&amp;&quot; | &quot;&amp;[$Sheet1.$H616]&amp;&quot; | &quot;&amp;TEXT([$Sheet1.$J616];&quot;ddmmmyy&quot;)&amp;&quot;-&quot;&amp;TEXT([$Sheet1.$K616];&quot;ddmmmyy&quot;)&amp;&quot; | &quot;&amp;[$Sheet1.$M616]&amp;&quot; | &quot;&amp;[$Sheet1.$O616]&amp;&quot; | &quot;&amp;[$Sheet1.$P616]&amp;&quot; | &quot;&amp;[$Sheet1.$Q616]" office:value-type="string" office:string-value="" calcext:value-type="error">
            <text:p>#NAME?</text:p>
          </table:table-cell>
          <table:table-cell office:value-type="string" calcext:value-type="string">
            <text:p>Medical Intervention</text:p>
          </table:table-cell>
          <table:table-cell office:value-type="string" calcext:value-type="string">
            <text:p>Health Care Services</text:p>
          </table:table-cell>
          <table:table-cell office:value-type="string" calcext:value-type="string">
            <text:p>Dental Care</text:p>
          </table:table-cell>
          <table:table-cell office:value-type="string" calcext:value-type="string">
            <text:p>Global Mercy - Dental Program</text:p>
          </table:table-cell>
          <table:table-cell office:value-type="string" calcext:value-type="string">
            <text:p>GLM - Soins dentaires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Dental</text:p>
          </table:table-cell>
          <table:table-cell office:value-type="date" office:date-value="2024-09-01" calcext:value-type="date">
            <text:p>1-Sep-24</text:p>
          </table:table-cell>
          <table:table-cell office:value-type="date" office:date-value="2025-07-14" calcext:value-type="date">
            <text:p>14-Jul-25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Global Mercy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622" calcext:value-type="float">
            <text:p>622</text:p>
          </table:table-cell>
          <table:table-cell table:formula="of:=[$Sheet1.$F617]&amp;&quot; | &quot;&amp;[$Sheet1.$H617]&amp;&quot; | &quot;&amp;TEXT([$Sheet1.$J617];&quot;ddmmmyy&quot;)&amp;&quot;-&quot;&amp;TEXT([$Sheet1.$K617];&quot;ddmmmyy&quot;)&amp;&quot; | &quot;&amp;[$Sheet1.$M617]&amp;&quot; | &quot;&amp;[$Sheet1.$O617]&amp;&quot; | &quot;&amp;[$Sheet1.$P617]&amp;&quot; | &quot;&amp;[$Sheet1.$Q617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Medical Courses</text:p>
          </table:table-cell>
          <table:table-cell office:value-type="string" calcext:value-type="string">
            <text:p>SAFE Obstetric Anesthesia Courses</text:p>
          </table:table-cell>
          <table:table-cell office:value-type="string" calcext:value-type="string">
            <text:p>SAFE Obstetric Anesthesia</text:p>
          </table:table-cell>
          <table:table-cell office:value-type="string" calcext:value-type="string">
            <text:p>Cours 'SAFE' en anesthésie obstétrica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4-12-07" calcext:value-type="date">
            <text:p>7-Dec-24</text:p>
          </table:table-cell>
          <table:table-cell office:value-type="date" office:date-value="2024-12-08" calcext:value-type="date">
            <text:p>8-Dec-24</text:p>
          </table:table-cell>
          <table:table-cell/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South Africa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Dihlabeng Hospital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623" calcext:value-type="float">
            <text:p>623</text:p>
          </table:table-cell>
          <table:table-cell table:formula="of:=[$Sheet1.$F618]&amp;&quot; | &quot;&amp;[$Sheet1.$H618]&amp;&quot; | &quot;&amp;TEXT([$Sheet1.$J618];&quot;ddmmmyy&quot;)&amp;&quot;-&quot;&amp;TEXT([$Sheet1.$K618];&quot;ddmmmyy&quot;)&amp;&quot; | &quot;&amp;[$Sheet1.$M618]&amp;&quot; | &quot;&amp;[$Sheet1.$O618]&amp;&quot; | &quot;&amp;[$Sheet1.$P618]&amp;&quot; | &quot;&amp;[$Sheet1.$Q618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Skills Transfer Training</text:p>
          </table:table-cell>
          <table:table-cell office:value-type="string" calcext:value-type="string">
            <text:p>Nutritional Agriculture</text:p>
          </table:table-cell>
          <table:table-cell office:value-type="string" calcext:value-type="string">
            <text:p>Food For Life</text:p>
          </table:table-cell>
          <table:table-cell office:value-type="string" calcext:value-type="string">
            <text:p>Cours d'agriculture nutritionnelle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Course</text:p>
          </table:table-cell>
          <table:table-cell office:value-type="date" office:date-value="2024-02-19" calcext:value-type="date">
            <text:p>19-Feb-24</text:p>
          </table:table-cell>
          <table:table-cell office:value-type="date" office:date-value="2025-01-18" calcext:value-type="date">
            <text:p>18-Jan-2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Off-ship</text:p>
          </table:table-cell>
          <table:table-cell/>
          <table:table-cell office:value-type="string" calcext:value-type="string">
            <text:p>Benin</text:p>
          </table:table-cell>
          <table:table-cell/>
          <table:table-cell office:value-type="string" calcext:value-type="string">
            <text:p>ONG Phaz Compassion BENIN</text:p>
          </table:table-cell>
          <table:table-cell table:style-name="ce29"/>
          <table:table-cell table:number-columns-repeated="1006"/>
        </table:table-row>
        <table:table-row table:style-name="ro5">
          <table:table-cell office:value-type="float" office:value="624" calcext:value-type="float">
            <text:p>624</text:p>
          </table:table-cell>
          <table:table-cell table:formula="of:=[$Sheet1.$F619]&amp;&quot; | &quot;&amp;[$Sheet1.$H619]&amp;&quot; | &quot;&amp;TEXT([$Sheet1.$J619];&quot;ddmmmyy&quot;)&amp;&quot;-&quot;&amp;TEXT([$Sheet1.$K619];&quot;ddmmmyy&quot;)&amp;&quot; | &quot;&amp;[$Sheet1.$M619]&amp;&quot; | &quot;&amp;[$Sheet1.$O619]&amp;&quot; | &quot;&amp;[$Sheet1.$P619]&amp;&quot; | &quot;&amp;[$Sheet1.$Q619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Education and Training - On-ship Global Mercy</text:p>
          </table:table-cell>
          <table:table-cell office:value-type="string" calcext:value-type="string">
            <text:p>Surgeon Professional Placement</text:p>
          </table:table-cell>
          <table:table-cell/>
          <table:table-cell office:value-type="string" calcext:value-type="string">
            <text:p>Surgeons</text:p>
          </table:table-cell>
          <table:table-cell office:value-type="string" calcext:value-type="string">
            <text:p>Mentoring</text:p>
          </table:table-cell>
          <table:table-cell office:value-type="date" office:date-value="2024-09-01" calcext:value-type="date">
            <text:p>1-Sep-24</text:p>
          </table:table-cell>
          <table:table-cell office:value-type="date" office:date-value="2025-06-13" calcext:value-type="date">
            <text:p>13-Jun-25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Global Mercy</text:p>
          </table:table-cell>
          <table:table-cell table:style-name="ce29"/>
          <table:table-cell/>
          <table:table-cell office:value-type="string" calcext:value-type="string">
            <text:p>SMV</text:p>
          </table:table-cell>
          <table:table-cell office:value-type="string" calcext:value-type="string">
            <text:p>IP24SL20</text:p>
          </table:table-cell>
          <table:table-cell table:number-columns-repeated="1003"/>
        </table:table-row>
        <table:table-row table:style-name="ro5">
          <table:table-cell office:value-type="float" office:value="625" calcext:value-type="float">
            <text:p>625</text:p>
          </table:table-cell>
          <table:table-cell table:formula="of:=[$Sheet1.$F620]&amp;&quot; | &quot;&amp;[$Sheet1.$H620]&amp;&quot; | &quot;&amp;TEXT([$Sheet1.$J620];&quot;ddmmmyy&quot;)&amp;&quot;-&quot;&amp;TEXT([$Sheet1.$K620];&quot;ddmmmyy&quot;)&amp;&quot; | &quot;&amp;[$Sheet1.$M620]&amp;&quot; | &quot;&amp;[$Sheet1.$O620]&amp;&quot; | &quot;&amp;[$Sheet1.$P620]&amp;&quot; | &quot;&amp;[$Sheet1.$Q620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Residency Training - On-ship Global Mercy</text:p>
          </table:table-cell>
          <table:table-cell office:value-type="string" calcext:value-type="string">
            <text:p>Anesthesia Resident Mentoring</text:p>
          </table:table-cell>
          <table:table-cell/>
          <table:table-cell office:value-type="string" calcext:value-type="string">
            <text:p>Anesthesia Providers</text:p>
          </table:table-cell>
          <table:table-cell office:value-type="string" calcext:value-type="string">
            <text:p>Mentoring</text:p>
          </table:table-cell>
          <table:table-cell office:value-type="date" office:date-value="2024-08-23" calcext:value-type="date">
            <text:p>23-Aug-24</text:p>
          </table:table-cell>
          <table:table-cell office:value-type="date" office:date-value="2025-06-13" calcext:value-type="date">
            <text:p>13-Jun-25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Global Mercy</text:p>
          </table:table-cell>
          <table:table-cell table:style-name="ce29"/>
          <table:table-cell/>
          <table:table-cell office:value-type="string" calcext:value-type="string">
            <text:p>RESIDENT</text:p>
          </table:table-cell>
          <table:table-cell office:value-type="string" calcext:value-type="string">
            <text:p>IP24SL15</text:p>
          </table:table-cell>
          <table:table-cell table:number-columns-repeated="1003"/>
        </table:table-row>
        <table:table-row table:style-name="ro5">
          <table:table-cell office:value-type="float" office:value="626" calcext:value-type="float">
            <text:p>626</text:p>
          </table:table-cell>
          <table:table-cell table:formula="of:=[$Sheet1.$F621]&amp;&quot; | &quot;&amp;[$Sheet1.$H621]&amp;&quot; | &quot;&amp;TEXT([$Sheet1.$J621];&quot;ddmmmyy&quot;)&amp;&quot;-&quot;&amp;TEXT([$Sheet1.$K621];&quot;ddmmmyy&quot;)&amp;&quot; | &quot;&amp;[$Sheet1.$M621]&amp;&quot; | &quot;&amp;[$Sheet1.$O621]&amp;&quot; | &quot;&amp;[$Sheet1.$P621]&amp;&quot; | &quot;&amp;[$Sheet1.$Q621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Education and Training On-ship Global Mercy</text:p>
          </table:table-cell>
          <table:table-cell office:value-type="string" calcext:value-type="string">
            <text:p>OR/Ward Nurse Mentoring</text:p>
          </table:table-cell>
          <table:table-cell/>
          <table:table-cell office:value-type="string" calcext:value-type="string">
            <text:p>Nurses</text:p>
          </table:table-cell>
          <table:table-cell office:value-type="string" calcext:value-type="string">
            <text:p>Mentoring</text:p>
          </table:table-cell>
          <table:table-cell office:value-type="date" office:date-value="2024-08-23" calcext:value-type="date">
            <text:p>23-Aug-24</text:p>
          </table:table-cell>
          <table:table-cell office:value-type="date" office:date-value="2025-06-13" calcext:value-type="date">
            <text:p>13-Jun-25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Global Mercy</text:p>
          </table:table-cell>
          <table:table-cell table:style-name="ce29"/>
          <table:table-cell/>
          <table:table-cell office:value-type="string" calcext:value-type="string">
            <text:p>NURSING</text:p>
          </table:table-cell>
          <table:table-cell office:value-type="string" calcext:value-type="string">
            <text:p>IP24SL19</text:p>
          </table:table-cell>
          <table:table-cell table:number-columns-repeated="1003"/>
        </table:table-row>
        <table:table-row table:style-name="ro5">
          <table:table-cell office:value-type="float" office:value="627" calcext:value-type="float">
            <text:p>627</text:p>
          </table:table-cell>
          <table:table-cell table:formula="of:=[$Sheet1.$F622]&amp;&quot; | &quot;&amp;[$Sheet1.$H622]&amp;&quot; | &quot;&amp;TEXT([$Sheet1.$J622];&quot;ddmmmyy&quot;)&amp;&quot;-&quot;&amp;TEXT([$Sheet1.$K622];&quot;ddmmmyy&quot;)&amp;&quot; | &quot;&amp;[$Sheet1.$M622]&amp;&quot; | &quot;&amp;[$Sheet1.$O622]&amp;&quot; | &quot;&amp;[$Sheet1.$P622]&amp;&quot; | &quot;&amp;[$Sheet1.$Q622]" office:value-type="string" office:string-value="" calcext:value-type="error">
            <text:p>#NAME?</text:p>
          </table:table-cell>
          <table:table-cell office:value-type="string" calcext:value-type="string">
            <text:p>Educational and Spiritual Assistance</text:p>
          </table:table-cell>
          <table:table-cell office:value-type="string" calcext:value-type="string">
            <text:p>Professional/Vocational Training</text:p>
          </table:table-cell>
          <table:table-cell office:value-type="string" calcext:value-type="string">
            <text:p>Education and Training On-ship Global Mercy</text:p>
          </table:table-cell>
          <table:table-cell office:value-type="string" calcext:value-type="string">
            <text:p>Nurse Anesthetist Mentoring</text:p>
          </table:table-cell>
          <table:table-cell/>
          <table:table-cell office:value-type="string" calcext:value-type="string">
            <text:p>Nurse Anesthetists</text:p>
          </table:table-cell>
          <table:table-cell office:value-type="string" calcext:value-type="string">
            <text:p>Mentoring</text:p>
          </table:table-cell>
          <table:table-cell office:value-type="date" office:date-value="2024-08-23" calcext:value-type="date">
            <text:p>23-Aug-24</text:p>
          </table:table-cell>
          <table:table-cell office:value-type="date" office:date-value="2025-06-13" calcext:value-type="date">
            <text:p>13-Jun-25</text:p>
          </table:table-cell>
          <table:table-cell/>
          <table:table-cell office:value-type="string" calcext:value-type="string">
            <text:p>Global Merc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Global Mercy</text:p>
          </table:table-cell>
          <table:table-cell table:style-name="ce29"/>
          <table:table-cell/>
          <table:table-cell office:value-type="string" calcext:value-type="string">
            <text:p>ANESTH</text:p>
          </table:table-cell>
          <table:table-cell office:value-type="string" calcext:value-type="string">
            <text:p>IP24SL18</text:p>
          </table:table-cell>
          <table:table-cell table:number-columns-repeated="1003"/>
        </table:table-row>
        <table:table-row table:style-name="ro5">
          <table:table-cell office:value-type="float" office:value="628" calcext:value-type="float">
            <text:p>628</text:p>
          </table:table-cell>
          <table:table-cell table:formula="of:=[$Sheet1.$F623]&amp;&quot; | &quot;&amp;[$Sheet1.$H623]&amp;&quot; | &quot;&amp;TEXT([$Sheet1.$J623];&quot;ddmmmyy&quot;)&amp;&quot;-&quot;&amp;TEXT([$Sheet1.$K623];&quot;ddmmmyy&quot;)&amp;&quot; | &quot;&amp;[$Sheet1.$M623]&amp;&quot; | &quot;&amp;[$Sheet1.$O623]&amp;&quot; | &quot;&amp;[$Sheet1.$P623]&amp;&quot; | &quot;&amp;[$Sheet1.$Q623]" office:value-type="string" office:string-value="" calcext:value-type="error">
            <text:p>#NAME?</text:p>
          </table:table-cell>
          <table:table-cell table:style-name="ce6" office:value-type="string" calcext:value-type="string">
            <text:p>Educational and Spiritual Assistance</text:p>
          </table:table-cell>
          <table:table-cell table:style-name="ce6" office:value-type="string" calcext:value-type="string">
            <text:p>Professional/Vocational Training</text:p>
          </table:table-cell>
          <table:table-cell table:style-name="ce6" office:value-type="string" calcext:value-type="string">
            <text:p>Education and Training On-ship Global Mercy</text:p>
          </table:table-cell>
          <table:table-cell table:style-name="ce6" office:value-type="string" calcext:value-type="string">
            <text:p>Physiotherapist Mentoring</text:p>
          </table:table-cell>
          <table:table-cell table:style-name="ce6"/>
          <table:table-cell table:style-name="ce6" office:value-type="string" calcext:value-type="string">
            <text:p>Physiotherapists</text:p>
          </table:table-cell>
          <table:table-cell table:style-name="ce6" office:value-type="string" calcext:value-type="string">
            <text:p>Mentoring</text:p>
          </table:table-cell>
          <table:table-cell table:style-name="ce19" office:value-type="date" office:date-value="2024-06-01" calcext:value-type="date">
            <text:p>1-Jun-24</text:p>
          </table:table-cell>
          <table:table-cell table:style-name="ce19" office:value-type="date" office:date-value="2025-06-13" calcext:value-type="date">
            <text:p>13-Jun-25</text:p>
          </table:table-cell>
          <table:table-cell table:style-name="ce24"/>
          <table:table-cell table:style-name="ce24" office:value-type="string" calcext:value-type="string">
            <text:p>Global Mercy</text:p>
          </table:table-cell>
          <table:table-cell table:style-name="ce6" office:value-type="string" calcext:value-type="string">
            <text:p>Ship</text:p>
          </table:table-cell>
          <table:table-cell table:style-name="ce6" office:value-type="string" calcext:value-type="string">
            <text:p>Sierra Leone</text:p>
          </table:table-cell>
          <table:table-cell table:style-name="ce6" office:value-type="string" calcext:value-type="string">
            <text:p>Freetown</text:p>
          </table:table-cell>
          <table:table-cell table:style-name="ce6" office:value-type="string" calcext:value-type="string">
            <text:p>Global Mercy</text:p>
          </table:table-cell>
          <table:table-cell table:style-name="ce29"/>
          <table:table-cell table:style-name="ce6"/>
          <table:table-cell table:style-name="ce6" office:value-type="string" calcext:value-type="string">
            <text:p>PTETA</text:p>
          </table:table-cell>
          <table:table-cell table:style-name="ce6" office:value-type="string" calcext:value-type="string">
            <text:p>IP24SL25</text:p>
          </table:table-cell>
          <table:table-cell table:number-columns-repeated="1003"/>
        </table:table-row>
        <table:table-row table:style-name="ro1" table:number-rows-repeated="10479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ptos Narrow" svg:font-family="'Aptos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1" number:min-decimal-places="1" number:min-integer-digits="1"/>
    </number:number-style>
    <number:number-style style:name="N145">
      <number:number number:decimal-places="0" number:min-decimal-places="0" number:min-integer-digits="0"/>
    </number:number-style>
    <number:date-style style:name="N1012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21" number:language="en" number:country="US">
      <number:text-content/>
      <style:map style:condition="value()&lt;=1.7976931348623157E+308" style:apply-style-name="N10121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06T11:48:49.289000000</meta:creation-date>
    <dc:date>2025-02-06T12:00:11.802000000</dc:date>
    <meta:editing-duration>PT11M22S</meta:editing-duration>
    <meta:editing-cycles>1</meta:editing-cycles>
    <meta:document-statistic meta:table-count="1" meta:cell-count="10671" meta:object-count="0"/>
    <meta:generator>LibreOffice/7.3.3.2$Windows_X86_64 LibreOffice_project/d1d0ea68f081ee2800a922cac8f79445e4603348</meta:generator>
  </office:meta>
</office:document-meta>
</file>